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3.3244in" svg:height="8.2929in" svg:x="7.5059in" svg:y="0.0835in">
            <draw:object draw:notify-on-update-of-ranges="data.A1:data.A700 data.B1:data.B700 data.A1:data.A700 data.C1:data.C700 data.A1:data.A700 data.F1:data.F700 data.A1:data.A700 data.G1:data.G7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.134223463001035" calcext:value-type="float">
            <text:p>0.134223463001035</text:p>
          </table:table-cell>
          <table:table-cell office:value-type="float" office:value="50976" calcext:value-type="float">
            <text:p>50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D1]*100000" office:value-type="float" office:value="0" calcext:value-type="float">
            <text:p>0</text:p>
          </table:table-cell>
          <table:table-cell table:formula="of:=[.$E1]*4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3789873999631" calcext:value-type="float">
            <text:p>0.353789873999631</text:p>
          </table:table-cell>
          <table:table-cell office:value-type="float" office:value="52558" calcext:value-type="float">
            <text:p>525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D2]*100000" office:value-type="float" office:value="0" calcext:value-type="float">
            <text:p>0</text:p>
          </table:table-cell>
          <table:table-cell table:formula="of:=[.$E2]*4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315442999578" calcext:value-type="float">
            <text:p>0.464315442999578</text:p>
          </table:table-cell>
          <table:table-cell office:value-type="float" office:value="53340" calcext:value-type="float">
            <text:p>533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D3]*100000" office:value-type="float" office:value="0" calcext:value-type="float">
            <text:p>0</text:p>
          </table:table-cell>
          <table:table-cell table:formula="of:=[.$E3]*4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8177239999568" calcext:value-type="float">
            <text:p>0.618177239999568</text:p>
          </table:table-cell>
          <table:table-cell office:value-type="float" office:value="54405" calcext:value-type="float">
            <text:p>544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D4]*100000" office:value-type="float" office:value="0" calcext:value-type="float">
            <text:p>0</text:p>
          </table:table-cell>
          <table:table-cell table:formula="of:=[.$E4]*400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1132847001136" calcext:value-type="float">
            <text:p>0.761132847001136</text:p>
          </table:table-cell>
          <table:table-cell office:value-type="float" office:value="55363" calcext:value-type="float">
            <text:p>55363</text:p>
          </table:table-cell>
          <table:table-cell office:value-type="float" office:value="48446" calcext:value-type="float">
            <text:p>48446</text:p>
          </table:table-cell>
          <table:table-cell office:value-type="float" office:value="0" calcext:value-type="float">
            <text:p>0</text:p>
          </table:table-cell>
          <table:table-cell office:value-type="float" office:value="0.294526175999636" calcext:value-type="float">
            <text:p>0.294526175999636</text:p>
          </table:table-cell>
          <table:table-cell table:formula="of:=[.$D5]*100000" office:value-type="float" office:value="0" calcext:value-type="float">
            <text:p>0</text:p>
          </table:table-cell>
          <table:table-cell table:formula="of:=[.$E5]*400000" office:value-type="float" office:value="117810.470399854" calcext:value-type="float">
            <text:p>117810.470399854</text:p>
          </table:table-cell>
        </table:table-row>
        <table:table-row table:style-name="ro1">
          <table:table-cell office:value-type="float" office:value="0.904442548000588" calcext:value-type="float">
            <text:p>0.904442548000588</text:p>
          </table:table-cell>
          <table:table-cell office:value-type="float" office:value="56286" calcext:value-type="float">
            <text:p>56286</text:p>
          </table:table-cell>
          <table:table-cell office:value-type="float" office:value="65610" calcext:value-type="float">
            <text:p>65610</text:p>
          </table:table-cell>
          <table:table-cell office:value-type="float" office:value="0" calcext:value-type="float">
            <text:p>0</text:p>
          </table:table-cell>
          <table:table-cell office:value-type="float" office:value="0.2115524059991" calcext:value-type="float">
            <text:p>0.2115524059991</text:p>
          </table:table-cell>
          <table:table-cell table:formula="of:=[.$D6]*100000" office:value-type="float" office:value="0" calcext:value-type="float">
            <text:p>0</text:p>
          </table:table-cell>
          <table:table-cell table:formula="of:=[.$E6]*400000" office:value-type="float" office:value="84620.9623996401" calcext:value-type="float">
            <text:p>84620.9623996401</text:p>
          </table:table-cell>
        </table:table-row>
        <table:table-row table:style-name="ro1">
          <table:table-cell office:value-type="float" office:value="1.05148183299934" calcext:value-type="float">
            <text:p>1.05148183299934</text:p>
          </table:table-cell>
          <table:table-cell office:value-type="float" office:value="57187" calcext:value-type="float">
            <text:p>57187</text:p>
          </table:table-cell>
          <table:table-cell office:value-type="float" office:value="69116" calcext:value-type="float">
            <text:p>69116</text:p>
          </table:table-cell>
          <table:table-cell office:value-type="float" office:value="0.2" calcext:value-type="float">
            <text:p>0.2</text:p>
          </table:table-cell>
          <table:table-cell office:value-type="float" office:value="0.282228428999588" calcext:value-type="float">
            <text:p>0.282228428999588</text:p>
          </table:table-cell>
          <table:table-cell office:value-type="string" calcext:value-type="string">
            <text:p>v</text:p>
          </table:table-cell>
          <table:table-cell table:formula="of:=[.$E7]*400000" office:value-type="float" office:value="112891.371599835" calcext:value-type="float">
            <text:p>112891.371599835</text:p>
          </table:table-cell>
        </table:table-row>
        <table:table-row table:style-name="ro1">
          <table:table-cell office:value-type="float" office:value="1.15236017800089" calcext:value-type="float">
            <text:p>1.15236017800089</text:p>
          </table:table-cell>
          <table:table-cell office:value-type="float" office:value="57776" calcext:value-type="float">
            <text:p>57776</text:p>
          </table:table-cell>
          <table:table-cell office:value-type="float" office:value="19200" calcext:value-type="float">
            <text:p>19200</text:p>
          </table:table-cell>
          <table:table-cell office:value-type="float" office:value="0.341818181818182" calcext:value-type="float">
            <text:p>0.341818181818182</text:p>
          </table:table-cell>
          <table:table-cell office:value-type="float" office:value="0.388412006999715" calcext:value-type="float">
            <text:p>0.388412006999715</text:p>
          </table:table-cell>
          <table:table-cell table:formula="of:=[.$D8]*100000" office:value-type="float" office:value="34181.8181818182" calcext:value-type="float">
            <text:p>34181.8181818182</text:p>
          </table:table-cell>
          <table:table-cell table:formula="of:=[.$E8]*400000" office:value-type="float" office:value="155364.802799886" calcext:value-type="float">
            <text:p>155364.802799886</text:p>
          </table:table-cell>
        </table:table-row>
        <table:table-row table:style-name="ro1">
          <table:table-cell office:value-type="float" office:value="1.30935271199996" calcext:value-type="float">
            <text:p>1.30935271199996</text:p>
          </table:table-cell>
          <table:table-cell office:value-type="float" office:value="58639" calcext:value-type="float">
            <text:p>58639</text:p>
          </table:table-cell>
          <table:table-cell office:value-type="float" office:value="93372" calcext:value-type="float">
            <text:p>93372</text:p>
          </table:table-cell>
          <table:table-cell office:value-type="float" office:value="0.606787878787879" calcext:value-type="float">
            <text:p>0.606787878787879</text:p>
          </table:table-cell>
          <table:table-cell office:value-type="float" office:value="0.263831469001161" calcext:value-type="float">
            <text:p>0.263831469001161</text:p>
          </table:table-cell>
          <table:table-cell table:formula="of:=[.$D9]*100000" office:value-type="float" office:value="60678.7878787879" calcext:value-type="float">
            <text:p>60678.7878787879</text:p>
          </table:table-cell>
          <table:table-cell table:formula="of:=[.$E9]*400000" office:value-type="float" office:value="105532.587600464" calcext:value-type="float">
            <text:p>105532.587600464</text:p>
          </table:table-cell>
        </table:table-row>
        <table:table-row table:style-name="ro1">
          <table:table-cell office:value-type="float" office:value="1.45282938499986" calcext:value-type="float">
            <text:p>1.45282938499986</text:p>
          </table:table-cell>
          <table:table-cell office:value-type="float" office:value="59365" calcext:value-type="float">
            <text:p>59365</text:p>
          </table:table-cell>
          <table:table-cell office:value-type="float" office:value="58180" calcext:value-type="float">
            <text:p>58180</text:p>
          </table:table-cell>
          <table:table-cell office:value-type="float" office:value="0.771144588744589" calcext:value-type="float">
            <text:p>0.771144588744589</text:p>
          </table:table-cell>
          <table:table-cell office:value-type="float" office:value="0.297340289998829" calcext:value-type="float">
            <text:p>0.297340289998829</text:p>
          </table:table-cell>
          <table:table-cell table:formula="of:=[.$D10]*100000" office:value-type="float" office:value="77114.4588744589" calcext:value-type="float">
            <text:p>77114.4588744589</text:p>
          </table:table-cell>
          <table:table-cell table:formula="of:=[.$E10]*400000" office:value-type="float" office:value="118936.115999531" calcext:value-type="float">
            <text:p>118936.115999531</text:p>
          </table:table-cell>
        </table:table-row>
        <table:table-row table:style-name="ro1">
          <table:table-cell office:value-type="float" office:value="1.61993640999935" calcext:value-type="float">
            <text:p>1.61993640999935</text:p>
          </table:table-cell>
          <table:table-cell office:value-type="float" office:value="60129" calcext:value-type="float">
            <text:p>60129</text:p>
          </table:table-cell>
          <table:table-cell office:value-type="float" office:value="65700" calcext:value-type="float">
            <text:p>65700</text:p>
          </table:table-cell>
          <table:table-cell office:value-type="float" office:value="0.883582337662338" calcext:value-type="float">
            <text:p>0.883582337662338</text:p>
          </table:table-cell>
          <table:table-cell office:value-type="float" office:value="0.235955227000886" calcext:value-type="float">
            <text:p>0.235955227000886</text:p>
          </table:table-cell>
          <table:table-cell table:formula="of:=[.$D11]*100000" office:value-type="float" office:value="88358.2337662338" calcext:value-type="float">
            <text:p>88358.2337662338</text:p>
          </table:table-cell>
          <table:table-cell table:formula="of:=[.$E11]*400000" office:value-type="float" office:value="94382.0908003545" calcext:value-type="float">
            <text:p>94382.0908003545</text:p>
          </table:table-cell>
        </table:table-row>
        <table:table-row table:style-name="ro1">
          <table:table-cell office:value-type="float" office:value="1.77189127400015" calcext:value-type="float">
            <text:p>1.77189127400015</text:p>
          </table:table-cell>
          <table:table-cell office:value-type="float" office:value="60743" calcext:value-type="float">
            <text:p>60743</text:p>
          </table:table-cell>
          <table:table-cell office:value-type="float" office:value="96002" calcext:value-type="float">
            <text:p>96002</text:p>
          </table:table-cell>
          <table:table-cell office:value-type="float" office:value="1.05980704660046" calcext:value-type="float">
            <text:p>1.05980704660046</text:p>
          </table:table-cell>
          <table:table-cell office:value-type="float" office:value="0.232056231001479" calcext:value-type="float">
            <text:p>0.232056231001479</text:p>
          </table:table-cell>
          <table:table-cell table:formula="of:=[.$D12]*100000" office:value-type="float" office:value="105980.704660046" calcext:value-type="float">
            <text:p>105980.704660046</text:p>
          </table:table-cell>
          <table:table-cell table:formula="of:=[.$E12]*400000" office:value-type="float" office:value="92822.4924005917" calcext:value-type="float">
            <text:p>92822.4924005917</text:p>
          </table:table-cell>
        </table:table-row>
        <table:table-row table:style-name="ro1">
          <table:table-cell office:value-type="float" office:value="1.89989753200098" calcext:value-type="float">
            <text:p>1.89989753200098</text:p>
          </table:table-cell>
          <table:table-cell office:value-type="float" office:value="61197" calcext:value-type="float">
            <text:p>61197</text:p>
          </table:table-cell>
          <table:table-cell office:value-type="float" office:value="17928" calcext:value-type="float">
            <text:p>17928</text:p>
          </table:table-cell>
          <table:table-cell office:value-type="float" office:value="1.1811789706137" calcext:value-type="float">
            <text:p>1.1811789706137</text:p>
          </table:table-cell>
          <table:table-cell office:value-type="float" office:value="0.279695709001317" calcext:value-type="float">
            <text:p>0.279695709001317</text:p>
          </table:table-cell>
          <table:table-cell table:formula="of:=[.$D13]*100000" office:value-type="float" office:value="118117.89706137" calcext:value-type="float">
            <text:p>118117.89706137</text:p>
          </table:table-cell>
          <table:table-cell table:formula="of:=[.$E13]*400000" office:value-type="float" office:value="111878.283600527" calcext:value-type="float">
            <text:p>111878.283600527</text:p>
          </table:table-cell>
        </table:table-row>
        <table:table-row table:style-name="ro1">
          <table:table-cell office:value-type="float" office:value="2.03997795500072" calcext:value-type="float">
            <text:p>2.03997795500072</text:p>
          </table:table-cell>
          <table:table-cell office:value-type="float" office:value="61625" calcext:value-type="float">
            <text:p>61625</text:p>
          </table:table-cell>
          <table:table-cell office:value-type="float" office:value="102330" calcext:value-type="float">
            <text:p>102330</text:p>
          </table:table-cell>
          <table:table-cell office:value-type="float" office:value="1.04494317649096" calcext:value-type="float">
            <text:p>1.04494317649096</text:p>
          </table:table-cell>
          <table:table-cell office:value-type="float" office:value="0.267883387999973" calcext:value-type="float">
            <text:p>0.267883387999973</text:p>
          </table:table-cell>
          <table:table-cell table:formula="of:=[.$D14]*100000" office:value-type="float" office:value="104494.317649096" calcext:value-type="float">
            <text:p>104494.317649096</text:p>
          </table:table-cell>
          <table:table-cell table:formula="of:=[.$E14]*400000" office:value-type="float" office:value="107153.355199989" calcext:value-type="float">
            <text:p>107153.355199989</text:p>
          </table:table-cell>
        </table:table-row>
        <table:table-row table:style-name="ro1">
          <table:table-cell office:value-type="float" office:value="2.20729600199957" calcext:value-type="float">
            <text:p>2.20729600199957</text:p>
          </table:table-cell>
          <table:table-cell office:value-type="float" office:value="62038" calcext:value-type="float">
            <text:p>62038</text:p>
          </table:table-cell>
          <table:table-cell office:value-type="float" office:value="28792" calcext:value-type="float">
            <text:p>28792</text:p>
          </table:table-cell>
          <table:table-cell office:value-type="float" office:value="0.931192636430864" calcext:value-type="float">
            <text:p>0.931192636430864</text:p>
          </table:table-cell>
          <table:table-cell office:value-type="float" office:value="0.238988163000613" calcext:value-type="float">
            <text:p>0.238988163000613</text:p>
          </table:table-cell>
          <table:table-cell table:formula="of:=[.$D15]*100000" office:value-type="float" office:value="93119.2636430864" calcext:value-type="float">
            <text:p>93119.2636430864</text:p>
          </table:table-cell>
          <table:table-cell table:formula="of:=[.$E15]*400000" office:value-type="float" office:value="95595.2652002452" calcext:value-type="float">
            <text:p>95595.2652002452</text:p>
          </table:table-cell>
        </table:table-row>
        <table:table-row table:style-name="ro1">
          <table:table-cell office:value-type="float" office:value="2.35792172100082" calcext:value-type="float">
            <text:p>2.35792172100082</text:p>
          </table:table-cell>
          <table:table-cell office:value-type="float" office:value="62318" calcext:value-type="float">
            <text:p>62318</text:p>
          </table:table-cell>
          <table:table-cell office:value-type="float" office:value="113614" calcext:value-type="float">
            <text:p>113614</text:p>
          </table:table-cell>
          <table:table-cell office:value-type="float" office:value="0.831910630883821" calcext:value-type="float">
            <text:p>0.831910630883821</text:p>
          </table:table-cell>
          <table:table-cell office:value-type="float" office:value="0.235832845999539" calcext:value-type="float">
            <text:p>0.235832845999539</text:p>
          </table:table-cell>
          <table:table-cell table:formula="of:=[.$D16]*100000" office:value-type="float" office:value="83191.0630883821" calcext:value-type="float">
            <text:p>83191.0630883821</text:p>
          </table:table-cell>
          <table:table-cell table:formula="of:=[.$E16]*400000" office:value-type="float" office:value="94333.1383998157" calcext:value-type="float">
            <text:p>94333.1383998157</text:p>
          </table:table-cell>
        </table:table-row>
        <table:table-row table:style-name="ro1">
          <table:table-cell office:value-type="float" office:value="2.51143688299999" calcext:value-type="float">
            <text:p>2.51143688299999</text:p>
          </table:table-cell>
          <table:table-cell office:value-type="float" office:value="62511" calcext:value-type="float">
            <text:p>62511</text:p>
          </table:table-cell>
          <table:table-cell office:value-type="float" office:value="54840" calcext:value-type="float">
            <text:p>54840</text:p>
          </table:table-cell>
          <table:table-cell office:value-type="float" office:value="0.748861838040391" calcext:value-type="float">
            <text:p>0.748861838040391</text:p>
          </table:table-cell>
          <table:table-cell office:value-type="float" office:value="0.300485216999732" calcext:value-type="float">
            <text:p>0.300485216999732</text:p>
          </table:table-cell>
          <table:table-cell table:formula="of:=[.$D17]*100000" office:value-type="float" office:value="74886.1838040391" calcext:value-type="float">
            <text:p>74886.1838040391</text:p>
          </table:table-cell>
          <table:table-cell table:formula="of:=[.$E17]*400000" office:value-type="float" office:value="120194.086799893" calcext:value-type="float">
            <text:p>120194.086799893</text:p>
          </table:table-cell>
        </table:table-row>
        <table:table-row table:style-name="ro1">
          <table:table-cell office:value-type="float" office:value="2.67076483500023" calcext:value-type="float">
            <text:p>2.67076483500023</text:p>
          </table:table-cell>
          <table:table-cell office:value-type="float" office:value="62613" calcext:value-type="float">
            <text:p>62613</text:p>
          </table:table-cell>
          <table:table-cell office:value-type="float" office:value="79432" calcext:value-type="float">
            <text:p>79432</text:p>
          </table:table-cell>
          <table:table-cell office:value-type="float" office:value="0.676012547355389" calcext:value-type="float">
            <text:p>0.676012547355389</text:p>
          </table:table-cell>
          <table:table-cell office:value-type="float" office:value="0.234978014999797" calcext:value-type="float">
            <text:p>0.234978014999797</text:p>
          </table:table-cell>
          <table:table-cell table:formula="of:=[.$D18]*100000" office:value-type="float" office:value="67601.2547355389" calcext:value-type="float">
            <text:p>67601.2547355389</text:p>
          </table:table-cell>
          <table:table-cell table:formula="of:=[.$E18]*400000" office:value-type="float" office:value="93991.2059999188" calcext:value-type="float">
            <text:p>93991.2059999188</text:p>
          </table:table-cell>
        </table:table-row>
        <table:table-row table:style-name="ro1">
          <table:table-cell office:value-type="float" office:value="2.81295482300084" calcext:value-type="float">
            <text:p>2.81295482300084</text:p>
          </table:table-cell>
          <table:table-cell office:value-type="float" office:value="62620" calcext:value-type="float">
            <text:p>62620</text:p>
          </table:table-cell>
          <table:table-cell office:value-type="float" office:value="93590" calcext:value-type="float">
            <text:p>93590</text:p>
          </table:table-cell>
          <table:table-cell office:value-type="float" office:value="0.614884111958386" calcext:value-type="float">
            <text:p>0.614884111958386</text:p>
          </table:table-cell>
          <table:table-cell office:value-type="float" office:value="0.297825905001446" calcext:value-type="float">
            <text:p>0.297825905001446</text:p>
          </table:table-cell>
          <table:table-cell table:formula="of:=[.$D19]*100000" office:value-type="float" office:value="61488.4111958386" calcext:value-type="float">
            <text:p>61488.4111958386</text:p>
          </table:table-cell>
          <table:table-cell table:formula="of:=[.$E19]*400000" office:value-type="float" office:value="119130.362000578" calcext:value-type="float">
            <text:p>119130.362000578</text:p>
          </table:table-cell>
        </table:table-row>
        <table:table-row table:style-name="ro1">
          <table:table-cell office:value-type="float" office:value="2.95911887799957" calcext:value-type="float">
            <text:p>2.95911887799957</text:p>
          </table:table-cell>
          <table:table-cell office:value-type="float" office:value="62545" calcext:value-type="float">
            <text:p>62545</text:p>
          </table:table-cell>
          <table:table-cell office:value-type="float" office:value="57640" calcext:value-type="float">
            <text:p>57640</text:p>
          </table:table-cell>
          <table:table-cell office:value-type="float" office:value="1.04363142749774" calcext:value-type="float">
            <text:p>1.04363142749774</text:p>
          </table:table-cell>
          <table:table-cell office:value-type="float" office:value="0.284387104999041" calcext:value-type="float">
            <text:p>0.284387104999041</text:p>
          </table:table-cell>
          <table:table-cell table:formula="of:=[.$D20]*100000" office:value-type="float" office:value="104363.142749774" calcext:value-type="float">
            <text:p>104363.142749774</text:p>
          </table:table-cell>
          <table:table-cell table:formula="of:=[.$E20]*400000" office:value-type="float" office:value="113754.841999616" calcext:value-type="float">
            <text:p>113754.841999616</text:p>
          </table:table-cell>
        </table:table-row>
        <table:table-row table:style-name="ro1">
          <table:table-cell office:value-type="float" office:value="3.11233372700008" calcext:value-type="float">
            <text:p>3.11233372700008</text:p>
          </table:table-cell>
          <table:table-cell office:value-type="float" office:value="62381" calcext:value-type="float">
            <text:p>62381</text:p>
          </table:table-cell>
          <table:table-cell office:value-type="float" office:value="96632" calcext:value-type="float">
            <text:p>96632</text:p>
          </table:table-cell>
          <table:table-cell office:value-type="float" office:value="0.834905141998194" calcext:value-type="float">
            <text:p>0.834905141998194</text:p>
          </table:table-cell>
          <table:table-cell office:value-type="float" office:value="0.22508214699883" calcext:value-type="float">
            <text:p>0.22508214699883</text:p>
          </table:table-cell>
          <table:table-cell table:formula="of:=[.$D21]*100000" office:value-type="float" office:value="83490.5141998194" calcext:value-type="float">
            <text:p>83490.5141998194</text:p>
          </table:table-cell>
          <table:table-cell table:formula="of:=[.$E21]*400000" office:value-type="float" office:value="90032.8587995318" calcext:value-type="float">
            <text:p>90032.8587995318</text:p>
          </table:table-cell>
        </table:table-row>
        <table:table-row table:style-name="ro1">
          <table:table-cell office:value-type="float" office:value="3.27593574999992" calcext:value-type="float">
            <text:p>3.27593574999992</text:p>
          </table:table-cell>
          <table:table-cell office:value-type="float" office:value="62110" calcext:value-type="float">
            <text:p>62110</text:p>
          </table:table-cell>
          <table:table-cell office:value-type="float" office:value="40458" calcext:value-type="float">
            <text:p>40458</text:p>
          </table:table-cell>
          <table:table-cell office:value-type="float" office:value="1.23042411359856" calcext:value-type="float">
            <text:p>1.23042411359856</text:p>
          </table:table-cell>
          <table:table-cell office:value-type="float" office:value="0.31541249500151" calcext:value-type="float">
            <text:p>0.31541249500151</text:p>
          </table:table-cell>
          <table:table-cell table:formula="of:=[.$D22]*100000" office:value-type="float" office:value="123042.411359856" calcext:value-type="float">
            <text:p>123042.411359856</text:p>
          </table:table-cell>
          <table:table-cell table:formula="of:=[.$E22]*400000" office:value-type="float" office:value="126164.998000604" calcext:value-type="float">
            <text:p>126164.998000604</text:p>
          </table:table-cell>
        </table:table-row>
        <table:table-row table:style-name="ro1">
          <table:table-cell office:value-type="float" office:value="3.42917787999977" calcext:value-type="float">
            <text:p>3.42917787999977</text:p>
          </table:table-cell>
          <table:table-cell office:value-type="float" office:value="61772" calcext:value-type="float">
            <text:p>61772</text:p>
          </table:table-cell>
          <table:table-cell office:value-type="float" office:value="112526" calcext:value-type="float">
            <text:p>112526</text:p>
          </table:table-cell>
          <table:table-cell office:value-type="float" office:value="0.984339290878845" calcext:value-type="float">
            <text:p>0.984339290878845</text:p>
          </table:table-cell>
          <table:table-cell office:value-type="float" office:value="0.236758797000221" calcext:value-type="float">
            <text:p>0.236758797000221</text:p>
          </table:table-cell>
          <table:table-cell table:formula="of:=[.$D23]*100000" office:value-type="float" office:value="98433.9290878845" calcext:value-type="float">
            <text:p>98433.9290878845</text:p>
          </table:table-cell>
          <table:table-cell table:formula="of:=[.$E23]*400000" office:value-type="float" office:value="94703.5188000882" calcext:value-type="float">
            <text:p>94703.5188000882</text:p>
          </table:table-cell>
        </table:table-row>
        <table:table-row table:style-name="ro1">
          <table:table-cell office:value-type="float" office:value="3.57730250799978" calcext:value-type="float">
            <text:p>3.57730250799978</text:p>
          </table:table-cell>
          <table:table-cell office:value-type="float" office:value="61372" calcext:value-type="float">
            <text:p>61372</text:p>
          </table:table-cell>
          <table:table-cell office:value-type="float" office:value="57294" calcext:value-type="float">
            <text:p>57294</text:p>
          </table:table-cell>
          <table:table-cell office:value-type="float" office:value="1.35890000413165" calcext:value-type="float">
            <text:p>1.35890000413165</text:p>
          </table:table-cell>
          <table:table-cell office:value-type="float" office:value="0.29770450399883" calcext:value-type="float">
            <text:p>0.29770450399883</text:p>
          </table:table-cell>
          <table:table-cell table:formula="of:=[.$D24]*100000" office:value-type="float" office:value="135890.000413165" calcext:value-type="float">
            <text:p>135890.000413165</text:p>
          </table:table-cell>
          <table:table-cell table:formula="of:=[.$E24]*400000" office:value-type="float" office:value="119081.801599532" calcext:value-type="float">
            <text:p>119081.801599532</text:p>
          </table:table-cell>
        </table:table-row>
        <table:table-row table:style-name="ro1">
          <table:table-cell office:value-type="float" office:value="3.73058083800061" calcext:value-type="float">
            <text:p>3.73058083800061</text:p>
          </table:table-cell>
          <table:table-cell office:value-type="float" office:value="60887" calcext:value-type="float">
            <text:p>60887</text:p>
          </table:table-cell>
          <table:table-cell office:value-type="float" office:value="75700" calcext:value-type="float">
            <text:p>75700</text:p>
          </table:table-cell>
          <table:table-cell office:value-type="float" office:value="1.64267555886087" calcext:value-type="float">
            <text:p>1.64267555886087</text:p>
          </table:table-cell>
          <table:table-cell office:value-type="float" office:value="0.222635797999828" calcext:value-type="float">
            <text:p>0.222635797999828</text:p>
          </table:table-cell>
          <table:table-cell table:formula="of:=[.$D25]*100000" office:value-type="float" office:value="164267.555886087" calcext:value-type="float">
            <text:p>164267.555886087</text:p>
          </table:table-cell>
          <table:table-cell table:formula="of:=[.$E25]*400000" office:value-type="float" office:value="89054.3191999313" calcext:value-type="float">
            <text:p>89054.3191999313</text:p>
          </table:table-cell>
        </table:table-row>
        <table:table-row table:style-name="ro1">
          <table:table-cell office:value-type="float" office:value="3.88330032200065" calcext:value-type="float">
            <text:p>3.88330032200065</text:p>
          </table:table-cell>
          <table:table-cell office:value-type="float" office:value="60338" calcext:value-type="float">
            <text:p>60338</text:p>
          </table:table-cell>
          <table:table-cell office:value-type="float" office:value="89894" calcext:value-type="float">
            <text:p>89894</text:p>
          </table:table-cell>
          <table:table-cell office:value-type="float" office:value="1.89308781550975" calcext:value-type="float">
            <text:p>1.89308781550975</text:p>
          </table:table-cell>
          <table:table-cell office:value-type="float" office:value="0.30236898899966" calcext:value-type="float">
            <text:p>0.30236898899966</text:p>
          </table:table-cell>
          <table:table-cell table:formula="of:=[.$D26]*100000" office:value-type="float" office:value="189308.781550975" calcext:value-type="float">
            <text:p>189308.781550975</text:p>
          </table:table-cell>
          <table:table-cell table:formula="of:=[.$E26]*400000" office:value-type="float" office:value="120947.595599864" calcext:value-type="float">
            <text:p>120947.595599864</text:p>
          </table:table-cell>
        </table:table-row>
        <table:table-row table:style-name="ro1">
          <table:table-cell office:value-type="float" office:value="4.08633707599984" calcext:value-type="float">
            <text:p>4.08633707599984</text:p>
          </table:table-cell>
          <table:table-cell office:value-type="float" office:value="59516" calcext:value-type="float">
            <text:p>59516</text:p>
          </table:table-cell>
          <table:table-cell office:value-type="float" office:value="62924" calcext:value-type="float">
            <text:p>62924</text:p>
          </table:table-cell>
          <table:table-cell office:value-type="float" office:value="2.0644702524078" calcext:value-type="float">
            <text:p>2.0644702524078</text:p>
          </table:table-cell>
          <table:table-cell office:value-type="float" office:value="0.278882459999295" calcext:value-type="float">
            <text:p>0.278882459999295</text:p>
          </table:table-cell>
          <table:table-cell table:formula="of:=[.$D27]*100000" office:value-type="float" office:value="206447.02524078" calcext:value-type="float">
            <text:p>206447.02524078</text:p>
          </table:table-cell>
          <table:table-cell table:formula="of:=[.$E27]*400000" office:value-type="float" office:value="111552.983999718" calcext:value-type="float">
            <text:p>111552.983999718</text:p>
          </table:table-cell>
        </table:table-row>
        <table:table-row table:style-name="ro1">
          <table:table-cell office:value-type="float" office:value="4.23450774500088" calcext:value-type="float">
            <text:p>4.23450774500088</text:p>
          </table:table-cell>
          <table:table-cell office:value-type="float" office:value="58860" calcext:value-type="float">
            <text:p>58860</text:p>
          </table:table-cell>
          <table:table-cell office:value-type="float" office:value="82432" calcext:value-type="float">
            <text:p>82432</text:p>
          </table:table-cell>
          <table:table-cell office:value-type="float" office:value="2.22300477335481" calcext:value-type="float">
            <text:p>2.22300477335481</text:p>
          </table:table-cell>
          <table:table-cell office:value-type="float" office:value="0.266699073999916" calcext:value-type="float">
            <text:p>0.266699073999916</text:p>
          </table:table-cell>
          <table:table-cell table:formula="of:=[.$D28]*100000" office:value-type="float" office:value="222300.477335481" calcext:value-type="float">
            <text:p>222300.477335481</text:p>
          </table:table-cell>
          <table:table-cell table:formula="of:=[.$E28]*400000" office:value-type="float" office:value="106679.629599967" calcext:value-type="float">
            <text:p>106679.629599967</text:p>
          </table:table-cell>
        </table:table-row>
        <table:table-row table:style-name="ro1">
          <table:table-cell office:value-type="float" office:value="4.38619615599964" calcext:value-type="float">
            <text:p>4.38619615599964</text:p>
          </table:table-cell>
          <table:table-cell office:value-type="float" office:value="58147" calcext:value-type="float">
            <text:p>58147</text:p>
          </table:table-cell>
          <table:table-cell office:value-type="float" office:value="76600" calcext:value-type="float">
            <text:p>76600</text:p>
          </table:table-cell>
          <table:table-cell office:value-type="float" office:value="2.33654335356757" calcext:value-type="float">
            <text:p>2.33654335356757</text:p>
          </table:table-cell>
          <table:table-cell office:value-type="float" office:value="0.295616258999871" calcext:value-type="float">
            <text:p>0.295616258999871</text:p>
          </table:table-cell>
          <table:table-cell table:formula="of:=[.$D29]*100000" office:value-type="float" office:value="233654.335356757" calcext:value-type="float">
            <text:p>233654.335356757</text:p>
          </table:table-cell>
          <table:table-cell table:formula="of:=[.$E29]*400000" office:value-type="float" office:value="118246.503599948" calcext:value-type="float">
            <text:p>118246.503599948</text:p>
          </table:table-cell>
        </table:table-row>
        <table:table-row table:style-name="ro1">
          <table:table-cell office:value-type="float" office:value="4.54118003599979" calcext:value-type="float">
            <text:p>4.54118003599979</text:p>
          </table:table-cell>
          <table:table-cell office:value-type="float" office:value="57384" calcext:value-type="float">
            <text:p>57384</text:p>
          </table:table-cell>
          <table:table-cell office:value-type="float" office:value="54978" calcext:value-type="float">
            <text:p>54978</text:p>
          </table:table-cell>
          <table:table-cell office:value-type="float" office:value="1.86923468285406" calcext:value-type="float">
            <text:p>1.86923468285406</text:p>
          </table:table-cell>
          <table:table-cell office:value-type="float" office:value="0.226386782998816" calcext:value-type="float">
            <text:p>0.226386782998816</text:p>
          </table:table-cell>
          <table:table-cell table:formula="of:=[.$D30]*100000" office:value-type="float" office:value="186923.468285406" calcext:value-type="float">
            <text:p>186923.468285406</text:p>
          </table:table-cell>
          <table:table-cell table:formula="of:=[.$E30]*400000" office:value-type="float" office:value="90554.7131995263" calcext:value-type="float">
            <text:p>90554.7131995263</text:p>
          </table:table-cell>
        </table:table-row>
        <table:table-row table:style-name="ro1">
          <table:table-cell office:value-type="float" office:value="4.69718199800082" calcext:value-type="float">
            <text:p>4.69718199800082</text:p>
          </table:table-cell>
          <table:table-cell office:value-type="float" office:value="56588" calcext:value-type="float">
            <text:p>56588</text:p>
          </table:table-cell>
          <table:table-cell office:value-type="float" office:value="98948" calcext:value-type="float">
            <text:p>98948</text:p>
          </table:table-cell>
          <table:table-cell office:value-type="float" office:value="2.06060513758759" calcext:value-type="float">
            <text:p>2.06060513758759</text:p>
          </table:table-cell>
          <table:table-cell office:value-type="float" office:value="0.23565481300102" calcext:value-type="float">
            <text:p>0.23565481300102</text:p>
          </table:table-cell>
          <table:table-cell table:formula="of:=[.$D31]*100000" office:value-type="float" office:value="206060.513758759" calcext:value-type="float">
            <text:p>206060.513758759</text:p>
          </table:table-cell>
          <table:table-cell table:formula="of:=[.$E31]*400000" office:value-type="float" office:value="94261.9252004079" calcext:value-type="float">
            <text:p>94261.9252004079</text:p>
          </table:table-cell>
        </table:table-row>
        <table:table-row table:style-name="ro1">
          <table:table-cell office:value-type="float" office:value="4.84887531899949" calcext:value-type="float">
            <text:p>4.84887531899949</text:p>
          </table:table-cell>
          <table:table-cell office:value-type="float" office:value="55796" calcext:value-type="float">
            <text:p>55796</text:p>
          </table:table-cell>
          <table:table-cell office:value-type="float" office:value="52962" calcext:value-type="float">
            <text:p>52962</text:p>
          </table:table-cell>
          <table:table-cell office:value-type="float" office:value="1.64848411007008" calcext:value-type="float">
            <text:p>1.64848411007008</text:p>
          </table:table-cell>
          <table:table-cell office:value-type="float" office:value="0.232231812999089" calcext:value-type="float">
            <text:p>0.232231812999089</text:p>
          </table:table-cell>
          <table:table-cell table:formula="of:=[.$D32]*100000" office:value-type="float" office:value="164848.411007008" calcext:value-type="float">
            <text:p>164848.411007008</text:p>
          </table:table-cell>
          <table:table-cell table:formula="of:=[.$E32]*400000" office:value-type="float" office:value="92892.7251996356" calcext:value-type="float">
            <text:p>92892.7251996356</text:p>
          </table:table-cell>
        </table:table-row>
        <table:table-row table:style-name="ro1">
          <table:table-cell office:value-type="float" office:value="4.99930604499969" calcext:value-type="float">
            <text:p>4.99930604499969</text:p>
          </table:table-cell>
          <table:table-cell office:value-type="float" office:value="55003" calcext:value-type="float">
            <text:p>55003</text:p>
          </table:table-cell>
          <table:table-cell office:value-type="float" office:value="75160" calcext:value-type="float">
            <text:p>75160</text:p>
          </table:table-cell>
          <table:table-cell office:value-type="float" office:value="1.31878728805606" calcext:value-type="float">
            <text:p>1.31878728805606</text:p>
          </table:table-cell>
          <table:table-cell office:value-type="float" office:value="0.222733968999819" calcext:value-type="float">
            <text:p>0.222733968999819</text:p>
          </table:table-cell>
          <table:table-cell table:formula="of:=[.$D33]*100000" office:value-type="float" office:value="131878.728805606" calcext:value-type="float">
            <text:p>131878.728805606</text:p>
          </table:table-cell>
          <table:table-cell table:formula="of:=[.$E33]*400000" office:value-type="float" office:value="89093.5875999276" calcext:value-type="float">
            <text:p>89093.5875999276</text:p>
          </table:table-cell>
        </table:table-row>
        <table:table-row table:style-name="ro1">
          <table:table-cell office:value-type="float" office:value="5.13893295200069" calcext:value-type="float">
            <text:p>5.13893295200069</text:p>
          </table:table-cell>
          <table:table-cell office:value-type="float" office:value="54267" calcext:value-type="float">
            <text:p>54267</text:p>
          </table:table-cell>
          <table:table-cell office:value-type="float" office:value="75006" calcext:value-type="float">
            <text:p>75006</text:p>
          </table:table-cell>
          <table:table-cell office:value-type="float" office:value="1.05502983044485" calcext:value-type="float">
            <text:p>1.05502983044485</text:p>
          </table:table-cell>
          <table:table-cell office:value-type="float" office:value="0.286341908000395" calcext:value-type="float">
            <text:p>0.286341908000395</text:p>
          </table:table-cell>
          <table:table-cell table:formula="of:=[.$D34]*100000" office:value-type="float" office:value="105502.983044485" calcext:value-type="float">
            <text:p>105502.983044485</text:p>
          </table:table-cell>
          <table:table-cell table:formula="of:=[.$E34]*400000" office:value-type="float" office:value="114536.763200158" calcext:value-type="float">
            <text:p>114536.763200158</text:p>
          </table:table-cell>
        </table:table-row>
        <table:table-row table:style-name="ro1">
          <table:table-cell office:value-type="float" office:value="5.28716382200037" calcext:value-type="float">
            <text:p>5.28716382200037</text:p>
          </table:table-cell>
          <table:table-cell office:value-type="float" office:value="53492" calcext:value-type="float">
            <text:p>53492</text:p>
          </table:table-cell>
          <table:table-cell office:value-type="float" office:value="58616" calcext:value-type="float">
            <text:p>58616</text:p>
          </table:table-cell>
          <table:table-cell office:value-type="float" office:value="0.844023864355878" calcext:value-type="float">
            <text:p>0.844023864355878</text:p>
          </table:table-cell>
          <table:table-cell office:value-type="float" office:value="0.283646586000032" calcext:value-type="float">
            <text:p>0.283646586000032</text:p>
          </table:table-cell>
          <table:table-cell table:formula="of:=[.$D35]*100000" office:value-type="float" office:value="84402.3864355878" calcext:value-type="float">
            <text:p>84402.3864355878</text:p>
          </table:table-cell>
          <table:table-cell table:formula="of:=[.$E35]*400000" office:value-type="float" office:value="113458.634400013" calcext:value-type="float">
            <text:p>113458.634400013</text:p>
          </table:table-cell>
        </table:table-row>
        <table:table-row table:style-name="ro1">
          <table:table-cell office:value-type="float" office:value="5.42964051300078" calcext:value-type="float">
            <text:p>5.42964051300078</text:p>
          </table:table-cell>
          <table:table-cell office:value-type="float" office:value="52762" calcext:value-type="float">
            <text:p>52762</text:p>
          </table:table-cell>
          <table:table-cell office:value-type="float" office:value="80104" calcext:value-type="float">
            <text:p>80104</text:p>
          </table:table-cell>
          <table:table-cell office:value-type="float" office:value="0.675219091484703" calcext:value-type="float">
            <text:p>0.675219091484703</text:p>
          </table:table-cell>
          <table:table-cell office:value-type="float" office:value="0.21651998499874" calcext:value-type="float">
            <text:p>0.21651998499874</text:p>
          </table:table-cell>
          <table:table-cell table:formula="of:=[.$D36]*100000" office:value-type="float" office:value="67521.9091484703" calcext:value-type="float">
            <text:p>67521.9091484703</text:p>
          </table:table-cell>
          <table:table-cell table:formula="of:=[.$E36]*400000" office:value-type="float" office:value="86607.9939994961" calcext:value-type="float">
            <text:p>86607.9939994961</text:p>
          </table:table-cell>
        </table:table-row>
        <table:table-row table:style-name="ro1">
          <table:table-cell office:value-type="float" office:value="5.579244939001" calcext:value-type="float">
            <text:p>5.579244939001</text:p>
          </table:table-cell>
          <table:table-cell office:value-type="float" office:value="52019" calcext:value-type="float">
            <text:p>52019</text:p>
          </table:table-cell>
          <table:table-cell office:value-type="float" office:value="32480" calcext:value-type="float">
            <text:p>32480</text:p>
          </table:table-cell>
          <table:table-cell office:value-type="float" office:value="0.540175273187762" calcext:value-type="float">
            <text:p>0.540175273187762</text:p>
          </table:table-cell>
          <table:table-cell office:value-type="float" office:value="0.218188785000166" calcext:value-type="float">
            <text:p>0.218188785000166</text:p>
          </table:table-cell>
          <table:table-cell table:formula="of:=[.$D37]*100000" office:value-type="float" office:value="54017.5273187762" calcext:value-type="float">
            <text:p>54017.5273187762</text:p>
          </table:table-cell>
          <table:table-cell table:formula="of:=[.$E37]*400000" office:value-type="float" office:value="87275.5140000663" calcext:value-type="float">
            <text:p>87275.5140000663</text:p>
          </table:table-cell>
        </table:table-row>
        <table:table-row table:style-name="ro1">
          <table:table-cell office:value-type="float" office:value="5.7201331010001" calcext:value-type="float">
            <text:p>5.7201331010001</text:p>
          </table:table-cell>
          <table:table-cell office:value-type="float" office:value="51348" calcext:value-type="float">
            <text:p>51348</text:p>
          </table:table-cell>
          <table:table-cell office:value-type="float" office:value="97508" calcext:value-type="float">
            <text:p>97508</text:p>
          </table:table-cell>
          <table:table-cell office:value-type="float" office:value="0.43214021855021" calcext:value-type="float">
            <text:p>0.43214021855021</text:p>
          </table:table-cell>
          <table:table-cell office:value-type="float" office:value="0.215566483000657" calcext:value-type="float">
            <text:p>0.215566483000657</text:p>
          </table:table-cell>
          <table:table-cell table:formula="of:=[.$D38]*100000" office:value-type="float" office:value="43214.021855021" calcext:value-type="float">
            <text:p>43214.021855021</text:p>
          </table:table-cell>
          <table:table-cell table:formula="of:=[.$E38]*400000" office:value-type="float" office:value="86226.5932002629" calcext:value-type="float">
            <text:p>86226.5932002629</text:p>
          </table:table-cell>
        </table:table-row>
        <table:table-row table:style-name="ro1">
          <table:table-cell office:value-type="float" office:value="5.86360886399962" calcext:value-type="float">
            <text:p>5.86360886399962</text:p>
          </table:table-cell>
          <table:table-cell office:value-type="float" office:value="50699" calcext:value-type="float">
            <text:p>50699</text:p>
          </table:table-cell>
          <table:table-cell office:value-type="float" office:value="35330" calcext:value-type="float">
            <text:p>35330</text:p>
          </table:table-cell>
          <table:table-cell office:value-type="float" office:value="0.345712174840168" calcext:value-type="float">
            <text:p>0.345712174840168</text:p>
          </table:table-cell>
          <table:table-cell office:value-type="float" office:value="0.274795100000119" calcext:value-type="float">
            <text:p>0.274795100000119</text:p>
          </table:table-cell>
          <table:table-cell table:formula="of:=[.$D39]*100000" office:value-type="float" office:value="34571.2174840168" calcext:value-type="float">
            <text:p>34571.2174840168</text:p>
          </table:table-cell>
          <table:table-cell table:formula="of:=[.$E39]*400000" office:value-type="float" office:value="109918.040000048" calcext:value-type="float">
            <text:p>109918.040000048</text:p>
          </table:table-cell>
        </table:table-row>
        <table:table-row table:style-name="ro1">
          <table:table-cell office:value-type="float" office:value="6.00875476700094" calcext:value-type="float">
            <text:p>6.00875476700094</text:p>
          </table:table-cell>
          <table:table-cell office:value-type="float" office:value="50086" calcext:value-type="float">
            <text:p>50086</text:p>
          </table:table-cell>
          <table:table-cell office:value-type="float" office:value="73080" calcext:value-type="float">
            <text:p>73080</text:p>
          </table:table-cell>
          <table:table-cell office:value-type="float" office:value="0.276569739872134" calcext:value-type="float">
            <text:p>0.276569739872134</text:p>
          </table:table-cell>
          <table:table-cell office:value-type="float" office:value="0.213566329999594" calcext:value-type="float">
            <text:p>0.213566329999594</text:p>
          </table:table-cell>
          <table:table-cell table:formula="of:=[.$D40]*100000" office:value-type="float" office:value="27656.9739872134" calcext:value-type="float">
            <text:p>27656.9739872134</text:p>
          </table:table-cell>
          <table:table-cell table:formula="of:=[.$E40]*400000" office:value-type="float" office:value="85426.5319998376" calcext:value-type="float">
            <text:p>85426.5319998376</text:p>
          </table:table-cell>
        </table:table-row>
        <table:table-row table:style-name="ro1">
          <table:table-cell office:value-type="float" office:value="6.15521490500032" calcext:value-type="float">
            <text:p>6.15521490500032</text:p>
          </table:table-cell>
          <table:table-cell office:value-type="float" office:value="49517" calcext:value-type="float">
            <text:p>49517</text:p>
          </table:table-cell>
          <table:table-cell office:value-type="float" office:value="54718" calcext:value-type="float">
            <text:p>54718</text:p>
          </table:table-cell>
          <table:table-cell office:value-type="float" office:value="0.221255791897707" calcext:value-type="float">
            <text:p>0.221255791897707</text:p>
          </table:table-cell>
          <table:table-cell office:value-type="float" office:value="0.220336260999829" calcext:value-type="float">
            <text:p>0.220336260999829</text:p>
          </table:table-cell>
          <table:table-cell table:formula="of:=[.$D41]*100000" office:value-type="float" office:value="22125.5791897707" calcext:value-type="float">
            <text:p>22125.5791897707</text:p>
          </table:table-cell>
          <table:table-cell table:formula="of:=[.$E41]*400000" office:value-type="float" office:value="88134.5043999318" calcext:value-type="float">
            <text:p>88134.5043999318</text:p>
          </table:table-cell>
        </table:table-row>
        <table:table-row table:style-name="ro1">
          <table:table-cell office:value-type="float" office:value="6.30345054499958" calcext:value-type="float">
            <text:p>6.30345054499958</text:p>
          </table:table-cell>
          <table:table-cell office:value-type="float" office:value="48998" calcext:value-type="float">
            <text:p>48998</text:p>
          </table:table-cell>
          <table:table-cell office:value-type="float" office:value="67870" calcext:value-type="float">
            <text:p>67870</text:p>
          </table:table-cell>
          <table:table-cell office:value-type="float" office:value="0.177004633518166" calcext:value-type="float">
            <text:p>0.177004633518166</text:p>
          </table:table-cell>
          <table:table-cell office:value-type="float" office:value="0.220088706999377" calcext:value-type="float">
            <text:p>0.220088706999377</text:p>
          </table:table-cell>
          <table:table-cell table:formula="of:=[.$D42]*100000" office:value-type="float" office:value="17700.4633518166" calcext:value-type="float">
            <text:p>17700.4633518166</text:p>
          </table:table-cell>
          <table:table-cell table:formula="of:=[.$E42]*400000" office:value-type="float" office:value="88035.4827997508" calcext:value-type="float">
            <text:p>88035.4827997508</text:p>
          </table:table-cell>
        </table:table-row>
        <table:table-row table:style-name="ro1">
          <table:table-cell office:value-type="float" office:value="6.45393886199963" calcext:value-type="float">
            <text:p>6.45393886199963</text:p>
          </table:table-cell>
          <table:table-cell office:value-type="float" office:value="48537" calcext:value-type="float">
            <text:p>48537</text:p>
          </table:table-cell>
          <table:table-cell office:value-type="float" office:value="59866" calcext:value-type="float">
            <text:p>59866</text:p>
          </table:table-cell>
          <table:table-cell office:value-type="float" office:value="0.141603706814533" calcext:value-type="float">
            <text:p>0.141603706814533</text:p>
          </table:table-cell>
          <table:table-cell office:value-type="float" office:value="0.224085266001566" calcext:value-type="float">
            <text:p>0.224085266001566</text:p>
          </table:table-cell>
          <table:table-cell table:formula="of:=[.$D43]*100000" office:value-type="float" office:value="14160.3706814533" calcext:value-type="float">
            <text:p>14160.3706814533</text:p>
          </table:table-cell>
          <table:table-cell table:formula="of:=[.$E43]*400000" office:value-type="float" office:value="89634.1064006265" calcext:value-type="float">
            <text:p>89634.1064006265</text:p>
          </table:table-cell>
        </table:table-row>
        <table:table-row table:style-name="ro1">
          <table:table-cell office:value-type="float" office:value="6.64657580200037" calcext:value-type="float">
            <text:p>6.64657580200037</text:p>
          </table:table-cell>
          <table:table-cell office:value-type="float" office:value="48050" calcext:value-type="float">
            <text:p>48050</text:p>
          </table:table-cell>
          <table:table-cell office:value-type="float" office:value="46432" calcext:value-type="float">
            <text:p>46432</text:p>
          </table:table-cell>
          <table:table-cell office:value-type="float" office:value="0.113282965451626" calcext:value-type="float">
            <text:p>0.113282965451626</text:p>
          </table:table-cell>
          <table:table-cell office:value-type="float" office:value="0.262532933998955" calcext:value-type="float">
            <text:p>0.262532933998955</text:p>
          </table:table-cell>
          <table:table-cell table:formula="of:=[.$D44]*100000" office:value-type="float" office:value="11328.2965451626" calcext:value-type="float">
            <text:p>11328.2965451626</text:p>
          </table:table-cell>
          <table:table-cell table:formula="of:=[.$E44]*400000" office:value-type="float" office:value="105013.173599582" calcext:value-type="float">
            <text:p>105013.173599582</text:p>
          </table:table-cell>
        </table:table-row>
        <table:table-row table:style-name="ro1">
          <table:table-cell office:value-type="float" office:value="6.79467194999961" calcext:value-type="float">
            <text:p>6.79467194999961</text:p>
          </table:table-cell>
          <table:table-cell office:value-type="float" office:value="47760" calcext:value-type="float">
            <text:p>47760</text:p>
          </table:table-cell>
          <table:table-cell office:value-type="float" office:value="87410" calcext:value-type="float">
            <text:p>87410</text:p>
          </table:table-cell>
          <table:table-cell office:value-type="float" office:value="0.090626372361301" calcext:value-type="float">
            <text:p>0.090626372361301</text:p>
          </table:table-cell>
          <table:table-cell office:value-type="float" office:value="0.261049327000364" calcext:value-type="float">
            <text:p>0.261049327000364</text:p>
          </table:table-cell>
          <table:table-cell table:formula="of:=[.$D45]*100000" office:value-type="float" office:value="9062.6372361301" calcext:value-type="float">
            <text:p>9062.6372361301</text:p>
          </table:table-cell>
          <table:table-cell table:formula="of:=[.$E45]*400000" office:value-type="float" office:value="104419.730800146" calcext:value-type="float">
            <text:p>104419.730800146</text:p>
          </table:table-cell>
        </table:table-row>
        <table:table-row table:style-name="ro1">
          <table:table-cell office:value-type="float" office:value="6.94148596200103" calcext:value-type="float">
            <text:p>6.94148596200103</text:p>
          </table:table-cell>
          <table:table-cell office:value-type="float" office:value="47550" calcext:value-type="float">
            <text:p>47550</text:p>
          </table:table-cell>
          <table:table-cell office:value-type="float" office:value="45866" calcext:value-type="float">
            <text:p>45866</text:p>
          </table:table-cell>
          <table:table-cell office:value-type="float" office:value="0.0725010978890408" calcext:value-type="float">
            <text:p>0.0725010978890408</text:p>
          </table:table-cell>
          <table:table-cell office:value-type="float" office:value="0.289376254999297" calcext:value-type="float">
            <text:p>0.289376254999297</text:p>
          </table:table-cell>
          <table:table-cell table:formula="of:=[.$D46]*100000" office:value-type="float" office:value="7250.10978890408" calcext:value-type="float">
            <text:p>7250.10978890408</text:p>
          </table:table-cell>
          <table:table-cell table:formula="of:=[.$E46]*400000" office:value-type="float" office:value="115750.501999719" calcext:value-type="float">
            <text:p>115750.501999719</text:p>
          </table:table-cell>
        </table:table-row>
        <table:table-row table:style-name="ro1">
          <table:table-cell office:value-type="float" office:value="7.08429847800107" calcext:value-type="float">
            <text:p>7.08429847800107</text:p>
          </table:table-cell>
          <table:table-cell office:value-type="float" office:value="47423" calcext:value-type="float">
            <text:p>47423</text:p>
          </table:table-cell>
          <table:table-cell office:value-type="float" office:value="58356" calcext:value-type="float">
            <text:p>58356</text:p>
          </table:table-cell>
          <table:table-cell office:value-type="float" office:value="0.0580008783112326" calcext:value-type="float">
            <text:p>0.0580008783112326</text:p>
          </table:table-cell>
          <table:table-cell office:value-type="float" office:value="0.214987286999531" calcext:value-type="float">
            <text:p>0.214987286999531</text:p>
          </table:table-cell>
          <table:table-cell table:formula="of:=[.$D47]*100000" office:value-type="float" office:value="5800.08783112326" calcext:value-type="float">
            <text:p>5800.08783112326</text:p>
          </table:table-cell>
          <table:table-cell table:formula="of:=[.$E47]*400000" office:value-type="float" office:value="85994.9147998123" calcext:value-type="float">
            <text:p>85994.9147998123</text:p>
          </table:table-cell>
        </table:table-row>
        <table:table-row table:style-name="ro1">
          <table:table-cell office:value-type="float" office:value="7.22693070999958" calcext:value-type="float">
            <text:p>7.22693070999958</text:p>
          </table:table-cell>
          <table:table-cell office:value-type="float" office:value="47373" calcext:value-type="float">
            <text:p>47373</text:p>
          </table:table-cell>
          <table:table-cell office:value-type="float" office:value="59822" calcext:value-type="float">
            <text:p>59822</text:p>
          </table:table-cell>
          <table:table-cell office:value-type="float" office:value="0.0464007026489861" calcext:value-type="float">
            <text:p>0.0464007026489861</text:p>
          </table:table-cell>
          <table:table-cell office:value-type="float" office:value="0.282833686000231" calcext:value-type="float">
            <text:p>0.282833686000231</text:p>
          </table:table-cell>
          <table:table-cell table:formula="of:=[.$D48]*100000" office:value-type="float" office:value="4640.07026489861" calcext:value-type="float">
            <text:p>4640.07026489861</text:p>
          </table:table-cell>
          <table:table-cell table:formula="of:=[.$E48]*400000" office:value-type="float" office:value="113133.474400092" calcext:value-type="float">
            <text:p>113133.474400092</text:p>
          </table:table-cell>
        </table:table-row>
        <table:table-row table:style-name="ro1">
          <table:table-cell office:value-type="float" office:value="7.3850777280004" calcext:value-type="float">
            <text:p>7.3850777280004</text:p>
          </table:table-cell>
          <table:table-cell office:value-type="float" office:value="47411" calcext:value-type="float">
            <text:p>47411</text:p>
          </table:table-cell>
          <table:table-cell office:value-type="float" office:value="57886" calcext:value-type="float">
            <text:p>57886</text:p>
          </table:table-cell>
          <table:table-cell office:value-type="float" office:value="0.0371205621191889" calcext:value-type="float">
            <text:p>0.0371205621191889</text:p>
          </table:table-cell>
          <table:table-cell office:value-type="float" office:value="0.229550901000039" calcext:value-type="float">
            <text:p>0.229550901000039</text:p>
          </table:table-cell>
          <table:table-cell table:formula="of:=[.$D49]*100000" office:value-type="float" office:value="3712.05621191889" calcext:value-type="float">
            <text:p>3712.05621191889</text:p>
          </table:table-cell>
          <table:table-cell table:formula="of:=[.$E49]*400000" office:value-type="float" office:value="91820.3604000155" calcext:value-type="float">
            <text:p>91820.3604000155</text:p>
          </table:table-cell>
        </table:table-row>
        <table:table-row table:style-name="ro1">
          <table:table-cell office:value-type="float" office:value="7.52849982100088" calcext:value-type="float">
            <text:p>7.52849982100088</text:p>
          </table:table-cell>
          <table:table-cell office:value-type="float" office:value="47530" calcext:value-type="float">
            <text:p>47530</text:p>
          </table:table-cell>
          <table:table-cell office:value-type="float" office:value="72138" calcext:value-type="float">
            <text:p>72138</text:p>
          </table:table-cell>
          <table:table-cell office:value-type="float" office:value="0.0296964496953511" calcext:value-type="float">
            <text:p>0.0296964496953511</text:p>
          </table:table-cell>
          <table:table-cell office:value-type="float" office:value="0.225967047999802" calcext:value-type="float">
            <text:p>0.225967047999802</text:p>
          </table:table-cell>
          <table:table-cell table:formula="of:=[.$D50]*100000" office:value-type="float" office:value="2969.64496953511" calcext:value-type="float">
            <text:p>2969.64496953511</text:p>
          </table:table-cell>
          <table:table-cell table:formula="of:=[.$E50]*400000" office:value-type="float" office:value="90386.8191999209" calcext:value-type="float">
            <text:p>90386.8191999209</text:p>
          </table:table-cell>
        </table:table-row>
        <table:table-row table:style-name="ro1">
          <table:table-cell office:value-type="float" office:value="7.67854348199944" calcext:value-type="float">
            <text:p>7.67854348199944</text:p>
          </table:table-cell>
          <table:table-cell office:value-type="float" office:value="47741" calcext:value-type="float">
            <text:p>47741</text:p>
          </table:table-cell>
          <table:table-cell office:value-type="float" office:value="59644" calcext:value-type="float">
            <text:p>59644</text:p>
          </table:table-cell>
          <table:table-cell office:value-type="float" office:value="0.0237571597562809" calcext:value-type="float">
            <text:p>0.0237571597562809</text:p>
          </table:table-cell>
          <table:table-cell office:value-type="float" office:value="0.221294011998907" calcext:value-type="float">
            <text:p>0.221294011998907</text:p>
          </table:table-cell>
          <table:table-cell table:formula="of:=[.$D51]*100000" office:value-type="float" office:value="2375.71597562809" calcext:value-type="float">
            <text:p>2375.71597562809</text:p>
          </table:table-cell>
          <table:table-cell table:formula="of:=[.$E51]*400000" office:value-type="float" office:value="88517.6047995628" calcext:value-type="float">
            <text:p>88517.6047995628</text:p>
          </table:table-cell>
        </table:table-row>
        <table:table-row table:style-name="ro1">
          <table:table-cell office:value-type="float" office:value="7.84553598599996" calcext:value-type="float">
            <text:p>7.84553598599996</text:p>
          </table:table-cell>
          <table:table-cell office:value-type="float" office:value="48080" calcext:value-type="float">
            <text:p>48080</text:p>
          </table:table-cell>
          <table:table-cell office:value-type="float" office:value="50824" calcext:value-type="float">
            <text:p>50824</text:p>
          </table:table-cell>
          <table:table-cell office:value-type="float" office:value="0.0190057278050247" calcext:value-type="float">
            <text:p>0.0190057278050247</text:p>
          </table:table-cell>
          <table:table-cell office:value-type="float" office:value="0.239049604000684" calcext:value-type="float">
            <text:p>0.239049604000684</text:p>
          </table:table-cell>
          <table:table-cell table:formula="of:=[.$D52]*100000" office:value-type="float" office:value="1900.57278050247" calcext:value-type="float">
            <text:p>1900.57278050247</text:p>
          </table:table-cell>
          <table:table-cell table:formula="of:=[.$E52]*400000" office:value-type="float" office:value="95619.8416002735" calcext:value-type="float">
            <text:p>95619.8416002735</text:p>
          </table:table-cell>
        </table:table-row>
        <table:table-row table:style-name="ro1">
          <table:table-cell office:value-type="float" office:value="8.00173529099993" calcext:value-type="float">
            <text:p>8.00173529099993</text:p>
          </table:table-cell>
          <table:table-cell office:value-type="float" office:value="48494" calcext:value-type="float">
            <text:p>48494</text:p>
          </table:table-cell>
          <table:table-cell office:value-type="float" office:value="66926" calcext:value-type="float">
            <text:p>66926</text:p>
          </table:table-cell>
          <table:table-cell office:value-type="float" office:value="0.0152045822440198" calcext:value-type="float">
            <text:p>0.0152045822440198</text:p>
          </table:table-cell>
          <table:table-cell office:value-type="float" office:value="0.233563909001532" calcext:value-type="float">
            <text:p>0.233563909001532</text:p>
          </table:table-cell>
          <table:table-cell table:formula="of:=[.$D53]*100000" office:value-type="float" office:value="1520.45822440198" calcext:value-type="float">
            <text:p>1520.45822440198</text:p>
          </table:table-cell>
          <table:table-cell table:formula="of:=[.$E53]*400000" office:value-type="float" office:value="93425.5636006128" calcext:value-type="float">
            <text:p>93425.5636006128</text:p>
          </table:table-cell>
        </table:table-row>
        <table:table-row table:style-name="ro1">
          <table:table-cell office:value-type="float" office:value="8.16046734600059" calcext:value-type="float">
            <text:p>8.16046734600059</text:p>
          </table:table-cell>
          <table:table-cell office:value-type="float" office:value="49009" calcext:value-type="float">
            <text:p>49009</text:p>
          </table:table-cell>
          <table:table-cell office:value-type="float" office:value="64450" calcext:value-type="float">
            <text:p>64450</text:p>
          </table:table-cell>
          <table:table-cell office:value-type="float" office:value="0.0121636657952158" calcext:value-type="float">
            <text:p>0.0121636657952158</text:p>
          </table:table-cell>
          <table:table-cell office:value-type="float" office:value="0.237021639999512" calcext:value-type="float">
            <text:p>0.237021639999512</text:p>
          </table:table-cell>
          <table:table-cell table:formula="of:=[.$D54]*100000" office:value-type="float" office:value="1216.36657952158" calcext:value-type="float">
            <text:p>1216.36657952158</text:p>
          </table:table-cell>
          <table:table-cell table:formula="of:=[.$E54]*400000" office:value-type="float" office:value="94808.6559998046" calcext:value-type="float">
            <text:p>94808.6559998046</text:p>
          </table:table-cell>
        </table:table-row>
        <table:table-row table:style-name="ro1">
          <table:table-cell office:value-type="float" office:value="8.31929618200047" calcext:value-type="float">
            <text:p>8.31929618200047</text:p>
          </table:table-cell>
          <table:table-cell office:value-type="float" office:value="49615" calcext:value-type="float">
            <text:p>49615</text:p>
          </table:table-cell>
          <table:table-cell office:value-type="float" office:value="54474" calcext:value-type="float">
            <text:p>54474</text:p>
          </table:table-cell>
          <table:table-cell office:value-type="float" office:value="0.00973093263617265" calcext:value-type="float">
            <text:p>0.00973093263617265</text:p>
          </table:table-cell>
          <table:table-cell office:value-type="float" office:value="0.23609401900103" calcext:value-type="float">
            <text:p>0.23609401900103</text:p>
          </table:table-cell>
          <table:table-cell table:formula="of:=[.$D55]*100000" office:value-type="float" office:value="973.093263617265" calcext:value-type="float">
            <text:p>973.093263617265</text:p>
          </table:table-cell>
          <table:table-cell table:formula="of:=[.$E55]*400000" office:value-type="float" office:value="94437.6076004119" calcext:value-type="float">
            <text:p>94437.6076004119</text:p>
          </table:table-cell>
        </table:table-row>
        <table:table-row table:style-name="ro1">
          <table:table-cell office:value-type="float" office:value="8.47469515699959" calcext:value-type="float">
            <text:p>8.47469515699959</text:p>
          </table:table-cell>
          <table:table-cell office:value-type="float" office:value="50292" calcext:value-type="float">
            <text:p>50292</text:p>
          </table:table-cell>
          <table:table-cell office:value-type="float" office:value="72854" calcext:value-type="float">
            <text:p>72854</text:p>
          </table:table-cell>
          <table:table-cell office:value-type="float" office:value="0.0315942699184619" calcext:value-type="float">
            <text:p>0.0315942699184619</text:p>
          </table:table-cell>
          <table:table-cell office:value-type="float" office:value="0.236137839001458" calcext:value-type="float">
            <text:p>0.236137839001458</text:p>
          </table:table-cell>
          <table:table-cell table:formula="of:=[.$D56]*100000" office:value-type="float" office:value="3159.42699184619" calcext:value-type="float">
            <text:p>3159.42699184619</text:p>
          </table:table-cell>
          <table:table-cell table:formula="of:=[.$E56]*400000" office:value-type="float" office:value="94455.1356005832" calcext:value-type="float">
            <text:p>94455.1356005832</text:p>
          </table:table-cell>
        </table:table-row>
        <table:table-row table:style-name="ro1">
          <table:table-cell office:value-type="float" office:value="8.63572947000102" calcext:value-type="float">
            <text:p>8.63572947000102</text:p>
          </table:table-cell>
          <table:table-cell office:value-type="float" office:value="51075" calcext:value-type="float">
            <text:p>51075</text:p>
          </table:table-cell>
          <table:table-cell office:value-type="float" office:value="36644" calcext:value-type="float">
            <text:p>36644</text:p>
          </table:table-cell>
          <table:table-cell office:value-type="float" office:value="0.0252754159347696" calcext:value-type="float">
            <text:p>0.0252754159347696</text:p>
          </table:table-cell>
          <table:table-cell office:value-type="float" office:value="0.234588930999962" calcext:value-type="float">
            <text:p>0.234588930999962</text:p>
          </table:table-cell>
          <table:table-cell table:formula="of:=[.$D57]*100000" office:value-type="float" office:value="2527.54159347696" calcext:value-type="float">
            <text:p>2527.54159347696</text:p>
          </table:table-cell>
          <table:table-cell table:formula="of:=[.$E57]*400000" office:value-type="float" office:value="93835.5723999848" calcext:value-type="float">
            <text:p>93835.5723999848</text:p>
          </table:table-cell>
        </table:table-row>
        <table:table-row table:style-name="ro1">
          <table:table-cell office:value-type="float" office:value="8.79437139400034" calcext:value-type="float">
            <text:p>8.79437139400034</text:p>
          </table:table-cell>
          <table:table-cell office:value-type="float" office:value="51923" calcext:value-type="float">
            <text:p>51923</text:p>
          </table:table-cell>
          <table:table-cell office:value-type="float" office:value="87284" calcext:value-type="float">
            <text:p>87284</text:p>
          </table:table-cell>
          <table:table-cell office:value-type="float" office:value="0.0432088384949421" calcext:value-type="float">
            <text:p>0.0432088384949421</text:p>
          </table:table-cell>
          <table:table-cell office:value-type="float" office:value="0.241611553999974" calcext:value-type="float">
            <text:p>0.241611553999974</text:p>
          </table:table-cell>
          <table:table-cell table:formula="of:=[.$D58]*100000" office:value-type="float" office:value="4320.88384949421" calcext:value-type="float">
            <text:p>4320.88384949421</text:p>
          </table:table-cell>
          <table:table-cell table:formula="of:=[.$E58]*400000" office:value-type="float" office:value="96644.6215999895" calcext:value-type="float">
            <text:p>96644.6215999895</text:p>
          </table:table-cell>
        </table:table-row>
        <table:table-row table:style-name="ro1">
          <table:table-cell office:value-type="float" office:value="8.94682884400027" calcext:value-type="float">
            <text:p>8.94682884400027</text:p>
          </table:table-cell>
          <table:table-cell office:value-type="float" office:value="52802" calcext:value-type="float">
            <text:p>52802</text:p>
          </table:table-cell>
          <table:table-cell office:value-type="float" office:value="60602" calcext:value-type="float">
            <text:p>60602</text:p>
          </table:table-cell>
          <table:table-cell office:value-type="float" office:value="0.0570389809083132" calcext:value-type="float">
            <text:p>0.0570389809083132</text:p>
          </table:table-cell>
          <table:table-cell office:value-type="float" office:value="0.233621719000439" calcext:value-type="float">
            <text:p>0.233621719000439</text:p>
          </table:table-cell>
          <table:table-cell table:formula="of:=[.$D59]*100000" office:value-type="float" office:value="5703.89809083132" calcext:value-type="float">
            <text:p>5703.89809083132</text:p>
          </table:table-cell>
          <table:table-cell table:formula="of:=[.$E59]*400000" office:value-type="float" office:value="93448.6876001756" calcext:value-type="float">
            <text:p>93448.6876001756</text:p>
          </table:table-cell>
        </table:table-row>
        <table:table-row table:style-name="ro1">
          <table:table-cell office:value-type="float" office:value="9.10453403700012" calcext:value-type="float">
            <text:p>9.10453403700012</text:p>
          </table:table-cell>
          <table:table-cell office:value-type="float" office:value="53770" calcext:value-type="float">
            <text:p>53770</text:p>
          </table:table-cell>
          <table:table-cell office:value-type="float" office:value="54724" calcext:value-type="float">
            <text:p>54724</text:p>
          </table:table-cell>
          <table:table-cell office:value-type="float" office:value="0.0678534069488728" calcext:value-type="float">
            <text:p>0.0678534069488728</text:p>
          </table:table-cell>
          <table:table-cell office:value-type="float" office:value="0.229352727999867" calcext:value-type="float">
            <text:p>0.229352727999867</text:p>
          </table:table-cell>
          <table:table-cell table:formula="of:=[.$D60]*100000" office:value-type="float" office:value="6785.34069488728" calcext:value-type="float">
            <text:p>6785.34069488728</text:p>
          </table:table-cell>
          <table:table-cell table:formula="of:=[.$E60]*400000" office:value-type="float" office:value="91741.0911999468" calcext:value-type="float">
            <text:p>91741.0911999468</text:p>
          </table:table-cell>
        </table:table-row>
        <table:table-row table:style-name="ro1">
          <table:table-cell office:value-type="float" office:value="9.25582020299953" calcext:value-type="float">
            <text:p>9.25582020299953</text:p>
          </table:table-cell>
          <table:table-cell office:value-type="float" office:value="54748" calcext:value-type="float">
            <text:p>54748</text:p>
          </table:table-cell>
          <table:table-cell office:value-type="float" office:value="90028" calcext:value-type="float">
            <text:p>90028</text:p>
          </table:table-cell>
          <table:table-cell office:value-type="float" office:value="0.0760218559938808" calcext:value-type="float">
            <text:p>0.0760218559938808</text:p>
          </table:table-cell>
          <table:table-cell office:value-type="float" office:value="0.233550857999944" calcext:value-type="float">
            <text:p>0.233550857999944</text:p>
          </table:table-cell>
          <table:table-cell table:formula="of:=[.$D61]*100000" office:value-type="float" office:value="7602.18559938808" calcext:value-type="float">
            <text:p>7602.18559938808</text:p>
          </table:table-cell>
          <table:table-cell table:formula="of:=[.$E61]*400000" office:value-type="float" office:value="93420.3431999777" calcext:value-type="float">
            <text:p>93420.3431999777</text:p>
          </table:table-cell>
        </table:table-row>
        <table:table-row table:style-name="ro1">
          <table:table-cell office:value-type="float" office:value="9.45163066100031" calcext:value-type="float">
            <text:p>9.45163066100031</text:p>
          </table:table-cell>
          <table:table-cell office:value-type="float" office:value="56073" calcext:value-type="float">
            <text:p>56073</text:p>
          </table:table-cell>
          <table:table-cell office:value-type="float" office:value="21478" calcext:value-type="float">
            <text:p>21478</text:p>
          </table:table-cell>
          <table:table-cell office:value-type="float" office:value="0.0820940805397855" calcext:value-type="float">
            <text:p>0.0820940805397855</text:p>
          </table:table-cell>
          <table:table-cell office:value-type="float" office:value="0.260589752000669" calcext:value-type="float">
            <text:p>0.260589752000669</text:p>
          </table:table-cell>
          <table:table-cell table:formula="of:=[.$D62]*100000" office:value-type="float" office:value="8209.40805397855" calcext:value-type="float">
            <text:p>8209.40805397855</text:p>
          </table:table-cell>
          <table:table-cell table:formula="of:=[.$E62]*400000" office:value-type="float" office:value="104235.900800268" calcext:value-type="float">
            <text:p>104235.900800268</text:p>
          </table:table-cell>
        </table:table-row>
        <table:table-row table:style-name="ro1">
          <table:table-cell office:value-type="float" office:value="9.60151148000114" calcext:value-type="float">
            <text:p>9.60151148000114</text:p>
          </table:table-cell>
          <table:table-cell office:value-type="float" office:value="57123" calcext:value-type="float">
            <text:p>57123</text:p>
          </table:table-cell>
          <table:table-cell office:value-type="float" office:value="101194" calcext:value-type="float">
            <text:p>101194</text:p>
          </table:table-cell>
          <table:table-cell office:value-type="float" office:value="0.0867278960107758" calcext:value-type="float">
            <text:p>0.0867278960107758</text:p>
          </table:table-cell>
          <table:table-cell office:value-type="float" office:value="0.254393907000122" calcext:value-type="float">
            <text:p>0.254393907000122</text:p>
          </table:table-cell>
          <table:table-cell table:formula="of:=[.$D63]*100000" office:value-type="float" office:value="8672.78960107758" calcext:value-type="float">
            <text:p>8672.78960107758</text:p>
          </table:table-cell>
          <table:table-cell table:formula="of:=[.$E63]*400000" office:value-type="float" office:value="101757.562800049" calcext:value-type="float">
            <text:p>101757.562800049</text:p>
          </table:table-cell>
        </table:table-row>
        <table:table-row table:style-name="ro1">
          <table:table-cell office:value-type="float" office:value="9.75151064100101" calcext:value-type="float">
            <text:p>9.75151064100101</text:p>
          </table:table-cell>
          <table:table-cell office:value-type="float" office:value="58196" calcext:value-type="float">
            <text:p>58196</text:p>
          </table:table-cell>
          <table:table-cell office:value-type="float" office:value="51308" calcext:value-type="float">
            <text:p>51308</text:p>
          </table:table-cell>
          <table:table-cell office:value-type="float" office:value="0.0900008735096516" calcext:value-type="float">
            <text:p>0.0900008735096516</text:p>
          </table:table-cell>
          <table:table-cell office:value-type="float" office:value="0.296172676000424" calcext:value-type="float">
            <text:p>0.296172676000424</text:p>
          </table:table-cell>
          <table:table-cell table:formula="of:=[.$D64]*100000" office:value-type="float" office:value="9000.08735096516" calcext:value-type="float">
            <text:p>9000.08735096516</text:p>
          </table:table-cell>
          <table:table-cell table:formula="of:=[.$E64]*400000" office:value-type="float" office:value="118469.07040017" calcext:value-type="float">
            <text:p>118469.07040017</text:p>
          </table:table-cell>
        </table:table-row>
        <table:table-row table:style-name="ro1">
          <table:table-cell office:value-type="float" office:value="9.91289510699971" calcext:value-type="float">
            <text:p>9.91289510699971</text:p>
          </table:table-cell>
          <table:table-cell office:value-type="float" office:value="59365" calcext:value-type="float">
            <text:p>59365</text:p>
          </table:table-cell>
          <table:table-cell office:value-type="float" office:value="71240" calcext:value-type="float">
            <text:p>71240</text:p>
          </table:table-cell>
          <table:table-cell office:value-type="float" office:value="0.0924088620730274" calcext:value-type="float">
            <text:p>0.0924088620730274</text:p>
          </table:table-cell>
          <table:table-cell office:value-type="float" office:value="0.232908051000777" calcext:value-type="float">
            <text:p>0.232908051000777</text:p>
          </table:table-cell>
          <table:table-cell table:formula="of:=[.$D65]*100000" office:value-type="float" office:value="9240.88620730274" calcext:value-type="float">
            <text:p>9240.88620730274</text:p>
          </table:table-cell>
          <table:table-cell table:formula="of:=[.$E65]*400000" office:value-type="float" office:value="93163.2204003108" calcext:value-type="float">
            <text:p>93163.2204003108</text:p>
          </table:table-cell>
        </table:table-row>
        <table:table-row table:style-name="ro1">
          <table:table-cell office:value-type="float" office:value="10.0731567910007" calcext:value-type="float">
            <text:p>10.0731567910007</text:p>
          </table:table-cell>
          <table:table-cell office:value-type="float" office:value="60532" calcext:value-type="float">
            <text:p>60532</text:p>
          </table:table-cell>
          <table:table-cell office:value-type="float" office:value="95552" calcext:value-type="float">
            <text:p>95552</text:p>
          </table:table-cell>
          <table:table-cell office:value-type="float" office:value="0.0939270896584219" calcext:value-type="float">
            <text:p>0.0939270896584219</text:p>
          </table:table-cell>
          <table:table-cell office:value-type="float" office:value="0.316811583001254" calcext:value-type="float">
            <text:p>0.316811583001254</text:p>
          </table:table-cell>
          <table:table-cell table:formula="of:=[.$D66]*100000" office:value-type="float" office:value="9392.70896584219" calcext:value-type="float">
            <text:p>9392.70896584219</text:p>
          </table:table-cell>
          <table:table-cell table:formula="of:=[.$E66]*400000" office:value-type="float" office:value="126724.633200502" calcext:value-type="float">
            <text:p>126724.633200502</text:p>
          </table:table-cell>
        </table:table-row>
        <table:table-row table:style-name="ro1">
          <table:table-cell office:value-type="float" office:value="10.2386781370005" calcext:value-type="float">
            <text:p>10.2386781370005</text:p>
          </table:table-cell>
          <table:table-cell office:value-type="float" office:value="61732" calcext:value-type="float">
            <text:p>61732</text:p>
          </table:table-cell>
          <table:table-cell office:value-type="float" office:value="63784" calcext:value-type="float">
            <text:p>63784</text:p>
          </table:table-cell>
          <table:table-cell office:value-type="float" office:value="0.0947495148639924" calcext:value-type="float">
            <text:p>0.0947495148639924</text:p>
          </table:table-cell>
          <table:table-cell office:value-type="float" office:value="0.248057691000213" calcext:value-type="float">
            <text:p>0.248057691000213</text:p>
          </table:table-cell>
          <table:table-cell table:formula="of:=[.$D67]*100000" office:value-type="float" office:value="9474.95148639924" calcext:value-type="float">
            <text:p>9474.95148639924</text:p>
          </table:table-cell>
          <table:table-cell table:formula="of:=[.$E67]*400000" office:value-type="float" office:value="99223.0764000851" calcext:value-type="float">
            <text:p>99223.0764000851</text:p>
          </table:table-cell>
        </table:table-row>
        <table:table-row table:style-name="ro1">
          <table:table-cell office:value-type="float" office:value="10.4030560089996" calcext:value-type="float">
            <text:p>10.4030560089996</text:p>
          </table:table-cell>
          <table:table-cell office:value-type="float" office:value="62908" calcext:value-type="float">
            <text:p>62908</text:p>
          </table:table-cell>
          <table:table-cell office:value-type="float" office:value="75720" calcext:value-type="float">
            <text:p>75720</text:p>
          </table:table-cell>
          <table:table-cell office:value-type="float" office:value="0.0952170876193493" calcext:value-type="float">
            <text:p>0.0952170876193493</text:p>
          </table:table-cell>
          <table:table-cell office:value-type="float" office:value="0.242317213000206" calcext:value-type="float">
            <text:p>0.242317213000206</text:p>
          </table:table-cell>
          <table:table-cell table:formula="of:=[.$D68]*100000" office:value-type="float" office:value="9521.70876193493" calcext:value-type="float">
            <text:p>9521.70876193493</text:p>
          </table:table-cell>
          <table:table-cell table:formula="of:=[.$E68]*400000" office:value-type="float" office:value="96926.8852000823" calcext:value-type="float">
            <text:p>96926.8852000823</text:p>
          </table:table-cell>
        </table:table-row>
        <table:table-row table:style-name="ro1">
          <table:table-cell office:value-type="float" office:value="10.563889250001" calcext:value-type="float">
            <text:p>10.563889250001</text:p>
          </table:table-cell>
          <table:table-cell office:value-type="float" office:value="64033" calcext:value-type="float">
            <text:p>64033</text:p>
          </table:table-cell>
          <table:table-cell office:value-type="float" office:value="97890" calcext:value-type="float">
            <text:p>97890</text:p>
          </table:table-cell>
          <table:table-cell office:value-type="float" office:value="0.0952212891430985" calcext:value-type="float">
            <text:p>0.0952212891430985</text:p>
          </table:table-cell>
          <table:table-cell office:value-type="float" office:value="0.244625151000946" calcext:value-type="float">
            <text:p>0.244625151000946</text:p>
          </table:table-cell>
          <table:table-cell table:formula="of:=[.$D69]*100000" office:value-type="float" office:value="9522.12891430985" calcext:value-type="float">
            <text:p>9522.12891430985</text:p>
          </table:table-cell>
          <table:table-cell table:formula="of:=[.$E69]*400000" office:value-type="float" office:value="97850.0604003784" calcext:value-type="float">
            <text:p>97850.0604003784</text:p>
          </table:table-cell>
        </table:table-row>
        <table:table-row table:style-name="ro1">
          <table:table-cell office:value-type="float" office:value="10.7276832850002" calcext:value-type="float">
            <text:p>10.7276832850002</text:p>
          </table:table-cell>
          <table:table-cell office:value-type="float" office:value="65142" calcext:value-type="float">
            <text:p>65142</text:p>
          </table:table-cell>
          <table:table-cell office:value-type="float" office:value="37270" calcext:value-type="float">
            <text:p>37270</text:p>
          </table:table-cell>
          <table:table-cell office:value-type="float" office:value="0.0950449558427807" calcext:value-type="float">
            <text:p>0.0950449558427807</text:p>
          </table:table-cell>
          <table:table-cell office:value-type="float" office:value="0.239488480001455" calcext:value-type="float">
            <text:p>0.239488480001455</text:p>
          </table:table-cell>
          <table:table-cell table:formula="of:=[.$D70]*100000" office:value-type="float" office:value="9504.49558427807" calcext:value-type="float">
            <text:p>9504.49558427807</text:p>
          </table:table-cell>
          <table:table-cell table:formula="of:=[.$E70]*400000" office:value-type="float" office:value="95795.3920005821" calcext:value-type="float">
            <text:p>95795.3920005821</text:p>
          </table:table-cell>
        </table:table-row>
        <table:table-row table:style-name="ro1">
          <table:table-cell office:value-type="float" office:value="10.8888358490003" calcext:value-type="float">
            <text:p>10.8888358490003</text:p>
          </table:table-cell>
          <table:table-cell office:value-type="float" office:value="66187" calcext:value-type="float">
            <text:p>66187</text:p>
          </table:table-cell>
          <table:table-cell office:value-type="float" office:value="111870" calcext:value-type="float">
            <text:p>111870</text:p>
          </table:table-cell>
          <table:table-cell office:value-type="float" office:value="0.0945544831927431" calcext:value-type="float">
            <text:p>0.0945544831927431</text:p>
          </table:table-cell>
          <table:table-cell office:value-type="float" office:value="0.243478997001148" calcext:value-type="float">
            <text:p>0.243478997001148</text:p>
          </table:table-cell>
          <table:table-cell table:formula="of:=[.$D71]*100000" office:value-type="float" office:value="9455.44831927431" calcext:value-type="float">
            <text:p>9455.44831927431</text:p>
          </table:table-cell>
          <table:table-cell table:formula="of:=[.$E71]*400000" office:value-type="float" office:value="97391.5988004592" calcext:value-type="float">
            <text:p>97391.5988004592</text:p>
          </table:table-cell>
        </table:table-row>
        <table:table-row table:style-name="ro1">
          <table:table-cell office:value-type="float" office:value="11.0496663190006" calcext:value-type="float">
            <text:p>11.0496663190006</text:p>
          </table:table-cell>
          <table:table-cell office:value-type="float" office:value="67177" calcext:value-type="float">
            <text:p>67177</text:p>
          </table:table-cell>
          <table:table-cell office:value-type="float" office:value="71260" calcext:value-type="float">
            <text:p>71260</text:p>
          </table:table-cell>
          <table:table-cell office:value-type="float" office:value="0.0938254047360126" calcext:value-type="float">
            <text:p>0.0938254047360126</text:p>
          </table:table-cell>
          <table:table-cell office:value-type="float" office:value="0.243882531998679" calcext:value-type="float">
            <text:p>0.243882531998679</text:p>
          </table:table-cell>
          <table:table-cell table:formula="of:=[.$D72]*100000" office:value-type="float" office:value="9382.54047360126" calcext:value-type="float">
            <text:p>9382.54047360126</text:p>
          </table:table-cell>
          <table:table-cell table:formula="of:=[.$E72]*400000" office:value-type="float" office:value="97553.0127994716" calcext:value-type="float">
            <text:p>97553.0127994716</text:p>
          </table:table-cell>
        </table:table-row>
        <table:table-row table:style-name="ro1">
          <table:table-cell office:value-type="float" office:value="11.2189428500005" calcext:value-type="float">
            <text:p>11.2189428500005</text:p>
          </table:table-cell>
          <table:table-cell office:value-type="float" office:value="68150" calcext:value-type="float">
            <text:p>68150</text:p>
          </table:table-cell>
          <table:table-cell office:value-type="float" office:value="70410" calcext:value-type="float">
            <text:p>70410</text:p>
          </table:table-cell>
          <table:table-cell office:value-type="float" office:value="0.0930783418068281" calcext:value-type="float">
            <text:p>0.0930783418068281</text:p>
          </table:table-cell>
          <table:table-cell office:value-type="float" office:value="0.24732761300038" calcext:value-type="float">
            <text:p>0.24732761300038</text:p>
          </table:table-cell>
          <table:table-cell table:formula="of:=[.$D73]*100000" office:value-type="float" office:value="9307.83418068281" calcext:value-type="float">
            <text:p>9307.83418068281</text:p>
          </table:table-cell>
          <table:table-cell table:formula="of:=[.$E73]*400000" office:value-type="float" office:value="98931.0452001519" calcext:value-type="float">
            <text:p>98931.0452001519</text:p>
          </table:table-cell>
        </table:table-row>
        <table:table-row table:style-name="ro1">
          <table:table-cell office:value-type="float" office:value="11.37473976" calcext:value-type="float">
            <text:p>11.37473976</text:p>
          </table:table-cell>
          <table:table-cell office:value-type="float" office:value="68977" calcext:value-type="float">
            <text:p>68977</text:p>
          </table:table-cell>
          <table:table-cell office:value-type="float" office:value="120568" calcext:value-type="float">
            <text:p>120568</text:p>
          </table:table-cell>
          <table:table-cell office:value-type="float" office:value="0.0921617884897103" calcext:value-type="float">
            <text:p>0.0921617884897103</text:p>
          </table:table-cell>
          <table:table-cell office:value-type="float" office:value="0.240036105999025" calcext:value-type="float">
            <text:p>0.240036105999025</text:p>
          </table:table-cell>
          <table:table-cell table:formula="of:=[.$D74]*100000" office:value-type="float" office:value="9216.17884897103" calcext:value-type="float">
            <text:p>9216.17884897103</text:p>
          </table:table-cell>
          <table:table-cell table:formula="of:=[.$E74]*400000" office:value-type="float" office:value="96014.4423996098" calcext:value-type="float">
            <text:p>96014.4423996098</text:p>
          </table:table-cell>
        </table:table-row>
        <table:table-row table:style-name="ro1">
          <table:table-cell office:value-type="float" office:value="11.5483639829999" calcext:value-type="float">
            <text:p>11.5483639829999</text:p>
          </table:table-cell>
          <table:table-cell office:value-type="float" office:value="69813" calcext:value-type="float">
            <text:p>69813</text:p>
          </table:table-cell>
          <table:table-cell office:value-type="float" office:value="20350" calcext:value-type="float">
            <text:p>20350</text:p>
          </table:table-cell>
          <table:table-cell office:value-type="float" office:value="0.0911207351395943" calcext:value-type="float">
            <text:p>0.0911207351395943</text:p>
          </table:table-cell>
          <table:table-cell office:value-type="float" office:value="0.255788964001113" calcext:value-type="float">
            <text:p>0.255788964001113</text:p>
          </table:table-cell>
          <table:table-cell table:formula="of:=[.$D75]*100000" office:value-type="float" office:value="9112.07351395943" calcext:value-type="float">
            <text:p>9112.07351395943</text:p>
          </table:table-cell>
          <table:table-cell table:formula="of:=[.$E75]*400000" office:value-type="float" office:value="102315.585600445" calcext:value-type="float">
            <text:p>102315.585600445</text:p>
          </table:table-cell>
        </table:table-row>
        <table:table-row table:style-name="ro1">
          <table:table-cell office:value-type="float" office:value="11.6980515499999" calcext:value-type="float">
            <text:p>11.6980515499999</text:p>
          </table:table-cell>
          <table:table-cell office:value-type="float" office:value="70455" calcext:value-type="float">
            <text:p>70455</text:p>
          </table:table-cell>
          <table:table-cell office:value-type="float" office:value="131390" calcext:value-type="float">
            <text:p>131390</text:p>
          </table:table-cell>
          <table:table-cell office:value-type="float" office:value="0.0901379674220203" calcext:value-type="float">
            <text:p>0.0901379674220203</text:p>
          </table:table-cell>
          <table:table-cell office:value-type="float" office:value="0.235979157001566" calcext:value-type="float">
            <text:p>0.235979157001566</text:p>
          </table:table-cell>
          <table:table-cell table:formula="of:=[.$D76]*100000" office:value-type="float" office:value="9013.79674220203" calcext:value-type="float">
            <text:p>9013.79674220203</text:p>
          </table:table-cell>
          <table:table-cell table:formula="of:=[.$E76]*400000" office:value-type="float" office:value="94391.6628006264" calcext:value-type="float">
            <text:p>94391.6628006264</text:p>
          </table:table-cell>
        </table:table-row>
        <table:table-row table:style-name="ro1">
          <table:table-cell office:value-type="float" office:value="11.8563326399999" calcext:value-type="float">
            <text:p>11.8563326399999</text:p>
          </table:table-cell>
          <table:table-cell office:value-type="float" office:value="71049" calcext:value-type="float">
            <text:p>71049</text:p>
          </table:table-cell>
          <table:table-cell office:value-type="float" office:value="55982" calcext:value-type="float">
            <text:p>55982</text:p>
          </table:table-cell>
          <table:table-cell office:value-type="float" office:value="0.0890595264799891" calcext:value-type="float">
            <text:p>0.0890595264799891</text:p>
          </table:table-cell>
          <table:table-cell office:value-type="float" office:value="0.302798724998866" calcext:value-type="float">
            <text:p>0.302798724998866</text:p>
          </table:table-cell>
          <table:table-cell table:formula="of:=[.$D77]*100000" office:value-type="float" office:value="8905.95264799891" calcext:value-type="float">
            <text:p>8905.95264799891</text:p>
          </table:table-cell>
          <table:table-cell table:formula="of:=[.$E77]*400000" office:value-type="float" office:value="121119.489999546" calcext:value-type="float">
            <text:p>121119.489999546</text:p>
          </table:table-cell>
        </table:table-row>
        <table:table-row table:style-name="ro1">
          <table:table-cell office:value-type="float" office:value="11.9648776459999" calcext:value-type="float">
            <text:p>11.9648776459999</text:p>
          </table:table-cell>
          <table:table-cell office:value-type="float" office:value="71404" calcext:value-type="float">
            <text:p>71404</text:p>
          </table:table-cell>
          <table:table-cell office:value-type="float" office:value="78844" calcext:value-type="float">
            <text:p>78844</text:p>
          </table:table-cell>
          <table:table-cell office:value-type="float" office:value="0.0880543438730669" calcext:value-type="float">
            <text:p>0.0880543438730669</text:p>
          </table:table-cell>
          <table:table-cell office:value-type="float" office:value="0.266581142999712" calcext:value-type="float">
            <text:p>0.266581142999712</text:p>
          </table:table-cell>
          <table:table-cell table:formula="of:=[.$D78]*100000" office:value-type="float" office:value="8805.43438730669" calcext:value-type="float">
            <text:p>8805.43438730669</text:p>
          </table:table-cell>
          <table:table-cell table:formula="of:=[.$E78]*400000" office:value-type="float" office:value="106632.457199885" calcext:value-type="float">
            <text:p>106632.457199885</text:p>
          </table:table-cell>
        </table:table-row>
        <table:table-row table:style-name="ro1">
          <table:table-cell office:value-type="float" office:value="12.1226547389997" calcext:value-type="float">
            <text:p>12.1226547389997</text:p>
          </table:table-cell>
          <table:table-cell office:value-type="float" office:value="71842" calcext:value-type="float">
            <text:p>71842</text:p>
          </table:table-cell>
          <table:table-cell office:value-type="float" office:value="57520" calcext:value-type="float">
            <text:p>57520</text:p>
          </table:table-cell>
          <table:table-cell office:value-type="float" office:value="0.0871101417651202" calcext:value-type="float">
            <text:p>0.0871101417651202</text:p>
          </table:table-cell>
          <table:table-cell office:value-type="float" office:value="0.266253858999335" calcext:value-type="float">
            <text:p>0.266253858999335</text:p>
          </table:table-cell>
          <table:table-cell table:formula="of:=[.$D79]*100000" office:value-type="float" office:value="8711.01417651202" calcext:value-type="float">
            <text:p>8711.01417651202</text:p>
          </table:table-cell>
          <table:table-cell table:formula="of:=[.$E79]*400000" office:value-type="float" office:value="106501.543599734" calcext:value-type="float">
            <text:p>106501.543599734</text:p>
          </table:table-cell>
        </table:table-row>
        <table:table-row table:style-name="ro1">
          <table:table-cell office:value-type="float" office:value="12.267858823001" calcext:value-type="float">
            <text:p>12.267858823001</text:p>
          </table:table-cell>
          <table:table-cell office:value-type="float" office:value="72161" calcext:value-type="float">
            <text:p>72161</text:p>
          </table:table-cell>
          <table:table-cell office:value-type="float" office:value="93136" calcext:value-type="float">
            <text:p>93136</text:p>
          </table:table-cell>
          <table:table-cell office:value-type="float" office:value="0.086081556035047" calcext:value-type="float">
            <text:p>0.086081556035047</text:p>
          </table:table-cell>
          <table:table-cell office:value-type="float" office:value="0.217172372998903" calcext:value-type="float">
            <text:p>0.217172372998903</text:p>
          </table:table-cell>
          <table:table-cell table:formula="of:=[.$D80]*100000" office:value-type="float" office:value="8608.1556035047" calcext:value-type="float">
            <text:p>8608.1556035047</text:p>
          </table:table-cell>
          <table:table-cell table:formula="of:=[.$E80]*400000" office:value-type="float" office:value="86868.949199561" calcext:value-type="float">
            <text:p>86868.949199561</text:p>
          </table:table-cell>
        </table:table-row>
        <table:table-row table:style-name="ro1">
          <table:table-cell office:value-type="float" office:value="12.4164215269993" calcext:value-type="float">
            <text:p>12.4164215269993</text:p>
          </table:table-cell>
          <table:table-cell office:value-type="float" office:value="72402" calcext:value-type="float">
            <text:p>72402</text:p>
          </table:table-cell>
          <table:table-cell office:value-type="float" office:value="78190" calcext:value-type="float">
            <text:p>78190</text:p>
          </table:table-cell>
          <table:table-cell office:value-type="float" office:value="0.0851254074296636" calcext:value-type="float">
            <text:p>0.0851254074296636</text:p>
          </table:table-cell>
          <table:table-cell office:value-type="float" office:value="0.290582098999948" calcext:value-type="float">
            <text:p>0.290582098999948</text:p>
          </table:table-cell>
          <table:table-cell table:formula="of:=[.$D81]*100000" office:value-type="float" office:value="8512.54074296636" calcext:value-type="float">
            <text:p>8512.54074296636</text:p>
          </table:table-cell>
          <table:table-cell table:formula="of:=[.$E81]*400000" office:value-type="float" office:value="116232.839599979" calcext:value-type="float">
            <text:p>116232.839599979</text:p>
          </table:table-cell>
        </table:table-row>
        <table:table-row table:style-name="ro1">
          <table:table-cell office:value-type="float" office:value="12.5760612129998" calcext:value-type="float">
            <text:p>12.5760612129998</text:p>
          </table:table-cell>
          <table:table-cell office:value-type="float" office:value="72564" calcext:value-type="float">
            <text:p>72564</text:p>
          </table:table-cell>
          <table:table-cell office:value-type="float" office:value="75732" calcext:value-type="float">
            <text:p>75732</text:p>
          </table:table-cell>
          <table:table-cell office:value-type="float" office:value="0.0841003259437309" calcext:value-type="float">
            <text:p>0.0841003259437309</text:p>
          </table:table-cell>
          <table:table-cell office:value-type="float" office:value="0.305799461000788" calcext:value-type="float">
            <text:p>0.305799461000788</text:p>
          </table:table-cell>
          <table:table-cell table:formula="of:=[.$D82]*100000" office:value-type="float" office:value="8410.03259437309" calcext:value-type="float">
            <text:p>8410.03259437309</text:p>
          </table:table-cell>
          <table:table-cell table:formula="of:=[.$E82]*400000" office:value-type="float" office:value="122319.784400315" calcext:value-type="float">
            <text:p>122319.784400315</text:p>
          </table:table-cell>
        </table:table-row>
        <table:table-row table:style-name="ro1">
          <table:table-cell office:value-type="float" office:value="12.7330276169996" calcext:value-type="float">
            <text:p>12.7330276169996</text:p>
          </table:table-cell>
          <table:table-cell office:value-type="float" office:value="72626" calcext:value-type="float">
            <text:p>72626</text:p>
          </table:table-cell>
          <table:table-cell office:value-type="float" office:value="121530" calcext:value-type="float">
            <text:p>121530</text:p>
          </table:table-cell>
          <table:table-cell office:value-type="float" office:value="0.0831532766280006" calcext:value-type="float">
            <text:p>0.0831532766280006</text:p>
          </table:table-cell>
          <table:table-cell office:value-type="float" office:value="0.311810753000827" calcext:value-type="float">
            <text:p>0.311810753000827</text:p>
          </table:table-cell>
          <table:table-cell table:formula="of:=[.$D83]*100000" office:value-type="float" office:value="8315.32766280006" calcext:value-type="float">
            <text:p>8315.32766280006</text:p>
          </table:table-cell>
          <table:table-cell table:formula="of:=[.$E83]*400000" office:value-type="float" office:value="124724.301200331" calcext:value-type="float">
            <text:p>124724.301200331</text:p>
          </table:table-cell>
        </table:table-row>
        <table:table-row table:style-name="ro1">
          <table:table-cell office:value-type="float" office:value="12.8847283380001" calcext:value-type="float">
            <text:p>12.8847283380001</text:p>
          </table:table-cell>
          <table:table-cell office:value-type="float" office:value="72593" calcext:value-type="float">
            <text:p>72593</text:p>
          </table:table-cell>
          <table:table-cell office:value-type="float" office:value="72988" calcext:value-type="float">
            <text:p>72988</text:p>
          </table:table-cell>
          <table:table-cell office:value-type="float" office:value="0.0821476213024005" calcext:value-type="float">
            <text:p>0.0821476213024005</text:p>
          </table:table-cell>
          <table:table-cell office:value-type="float" office:value="0.302266589000283" calcext:value-type="float">
            <text:p>0.302266589000283</text:p>
          </table:table-cell>
          <table:table-cell table:formula="of:=[.$D84]*100000" office:value-type="float" office:value="8214.76213024005" calcext:value-type="float">
            <text:p>8214.76213024005</text:p>
          </table:table-cell>
          <table:table-cell table:formula="of:=[.$E84]*400000" office:value-type="float" office:value="120906.635600113" calcext:value-type="float">
            <text:p>120906.635600113</text:p>
          </table:table-cell>
        </table:table-row>
        <table:table-row table:style-name="ro1">
          <table:table-cell office:value-type="float" office:value="13.030299606" calcext:value-type="float">
            <text:p>13.030299606</text:p>
          </table:table-cell>
          <table:table-cell office:value-type="float" office:value="72480" calcext:value-type="float">
            <text:p>72480</text:p>
          </table:table-cell>
          <table:table-cell office:value-type="float" office:value="90738" calcext:value-type="float">
            <text:p>90738</text:p>
          </table:table-cell>
          <table:table-cell office:value-type="float" office:value="0.0812219730109126" calcext:value-type="float">
            <text:p>0.0812219730109126</text:p>
          </table:table-cell>
          <table:table-cell office:value-type="float" office:value="0.216289983000024" calcext:value-type="float">
            <text:p>0.216289983000024</text:p>
          </table:table-cell>
          <table:table-cell table:formula="of:=[.$D85]*100000" office:value-type="float" office:value="8122.19730109126" calcext:value-type="float">
            <text:p>8122.19730109126</text:p>
          </table:table-cell>
          <table:table-cell table:formula="of:=[.$E85]*400000" office:value-type="float" office:value="86515.9932000097" calcext:value-type="float">
            <text:p>86515.9932000097</text:p>
          </table:table-cell>
        </table:table-row>
        <table:table-row table:style-name="ro1">
          <table:table-cell office:value-type="float" office:value="13.177496843" calcext:value-type="float">
            <text:p>13.177496843</text:p>
          </table:table-cell>
          <table:table-cell office:value-type="float" office:value="72285" calcext:value-type="float">
            <text:p>72285</text:p>
          </table:table-cell>
          <table:table-cell office:value-type="float" office:value="86130" calcext:value-type="float">
            <text:p>86130</text:p>
          </table:table-cell>
          <table:table-cell office:value-type="float" office:value="0.0802447539812492" calcext:value-type="float">
            <text:p>0.0802447539812492</text:p>
          </table:table-cell>
          <table:table-cell office:value-type="float" office:value="0.288998590000119" calcext:value-type="float">
            <text:p>0.288998590000119</text:p>
          </table:table-cell>
          <table:table-cell table:formula="of:=[.$D86]*100000" office:value-type="float" office:value="8024.47539812492" calcext:value-type="float">
            <text:p>8024.47539812492</text:p>
          </table:table-cell>
          <table:table-cell table:formula="of:=[.$E86]*400000" office:value-type="float" office:value="115599.436000048" calcext:value-type="float">
            <text:p>115599.436000048</text:p>
          </table:table-cell>
        </table:table-row>
        <table:table-row table:style-name="ro1">
          <table:table-cell office:value-type="float" office:value="13.3212091189998" calcext:value-type="float">
            <text:p>13.3212091189998</text:p>
          </table:table-cell>
          <table:table-cell office:value-type="float" office:value="72019" calcext:value-type="float">
            <text:p>72019</text:p>
          </table:table-cell>
          <table:table-cell office:value-type="float" office:value="80754" calcext:value-type="float">
            <text:p>80754</text:p>
          </table:table-cell>
          <table:table-cell office:value-type="float" office:value="0.0793473183365145" calcext:value-type="float">
            <text:p>0.0793473183365145</text:p>
          </table:table-cell>
          <table:table-cell office:value-type="float" office:value="0.216402083000503" calcext:value-type="float">
            <text:p>0.216402083000503</text:p>
          </table:table-cell>
          <table:table-cell table:formula="of:=[.$D87]*100000" office:value-type="float" office:value="7934.73183365145" calcext:value-type="float">
            <text:p>7934.73183365145</text:p>
          </table:table-cell>
          <table:table-cell table:formula="of:=[.$E87]*400000" office:value-type="float" office:value="86560.8332002012" calcext:value-type="float">
            <text:p>86560.8332002012</text:p>
          </table:table-cell>
        </table:table-row>
        <table:table-row table:style-name="ro1">
          <table:table-cell office:value-type="float" office:value="13.4681609029994" calcext:value-type="float">
            <text:p>13.4681609029994</text:p>
          </table:table-cell>
          <table:table-cell office:value-type="float" office:value="71674" calcext:value-type="float">
            <text:p>71674</text:p>
          </table:table-cell>
          <table:table-cell office:value-type="float" office:value="85416" calcext:value-type="float">
            <text:p>85416</text:p>
          </table:table-cell>
          <table:table-cell office:value-type="float" office:value="0.07840322780354" calcext:value-type="float">
            <text:p>0.07840322780354</text:p>
          </table:table-cell>
          <table:table-cell office:value-type="float" office:value="0.28655248099858" calcext:value-type="float">
            <text:p>0.28655248099858</text:p>
          </table:table-cell>
          <table:table-cell table:formula="of:=[.$D88]*100000" office:value-type="float" office:value="7840.322780354" calcext:value-type="float">
            <text:p>7840.322780354</text:p>
          </table:table-cell>
          <table:table-cell table:formula="of:=[.$E88]*400000" office:value-type="float" office:value="114620.992399432" calcext:value-type="float">
            <text:p>114620.992399432</text:p>
          </table:table-cell>
        </table:table-row>
        <table:table-row table:style-name="ro1">
          <table:table-cell office:value-type="float" office:value="13.6239343130001" calcext:value-type="float">
            <text:p>13.6239343130001</text:p>
          </table:table-cell>
          <table:table-cell office:value-type="float" office:value="71232" calcext:value-type="float">
            <text:p>71232</text:p>
          </table:table-cell>
          <table:table-cell office:value-type="float" office:value="68222" calcext:value-type="float">
            <text:p>68222</text:p>
          </table:table-cell>
          <table:table-cell office:value-type="float" office:value="0.0775373970576468" calcext:value-type="float">
            <text:p>0.0775373970576468</text:p>
          </table:table-cell>
          <table:table-cell office:value-type="float" office:value="0.30083113100045" calcext:value-type="float">
            <text:p>0.30083113100045</text:p>
          </table:table-cell>
          <table:table-cell table:formula="of:=[.$D89]*100000" office:value-type="float" office:value="7753.73970576468" calcext:value-type="float">
            <text:p>7753.73970576468</text:p>
          </table:table-cell>
          <table:table-cell table:formula="of:=[.$E89]*400000" office:value-type="float" office:value="120332.45240018" calcext:value-type="float">
            <text:p>120332.45240018</text:p>
          </table:table-cell>
        </table:table-row>
        <table:table-row table:style-name="ro1">
          <table:table-cell office:value-type="float" office:value="13.7684587080003" calcext:value-type="float">
            <text:p>13.7684587080003</text:p>
          </table:table-cell>
          <table:table-cell office:value-type="float" office:value="70757" calcext:value-type="float">
            <text:p>70757</text:p>
          </table:table-cell>
          <table:table-cell office:value-type="float" office:value="114982" calcext:value-type="float">
            <text:p>114982</text:p>
          </table:table-cell>
          <table:table-cell office:value-type="float" office:value="0.0766284577921029" calcext:value-type="float">
            <text:p>0.0766284577921029</text:p>
          </table:table-cell>
          <table:table-cell office:value-type="float" office:value="0.296231076999902" calcext:value-type="float">
            <text:p>0.296231076999902</text:p>
          </table:table-cell>
          <table:table-cell table:formula="of:=[.$D90]*100000" office:value-type="float" office:value="7662.84577921029" calcext:value-type="float">
            <text:p>7662.84577921029</text:p>
          </table:table-cell>
          <table:table-cell table:formula="of:=[.$E90]*400000" office:value-type="float" office:value="118492.430799961" calcext:value-type="float">
            <text:p>118492.430799961</text:p>
          </table:table-cell>
        </table:table-row>
        <table:table-row table:style-name="ro1">
          <table:table-cell office:value-type="float" office:value="13.9220685820001" calcext:value-type="float">
            <text:p>13.9220685820001</text:p>
          </table:table-cell>
          <table:table-cell office:value-type="float" office:value="70188" calcext:value-type="float">
            <text:p>70188</text:p>
          </table:table-cell>
          <table:table-cell office:value-type="float" office:value="64806" calcext:value-type="float">
            <text:p>64806</text:p>
          </table:table-cell>
          <table:table-cell office:value-type="float" office:value="0.0757955198568707" calcext:value-type="float">
            <text:p>0.0757955198568707</text:p>
          </table:table-cell>
          <table:table-cell office:value-type="float" office:value="0.293419682999229" calcext:value-type="float">
            <text:p>0.293419682999229</text:p>
          </table:table-cell>
          <table:table-cell table:formula="of:=[.$D91]*100000" office:value-type="float" office:value="7579.55198568707" calcext:value-type="float">
            <text:p>7579.55198568707</text:p>
          </table:table-cell>
          <table:table-cell table:formula="of:=[.$E91]*400000" office:value-type="float" office:value="117367.873199692" calcext:value-type="float">
            <text:p>117367.873199692</text:p>
          </table:table-cell>
        </table:table-row>
        <table:table-row table:style-name="ro1">
          <table:table-cell office:value-type="float" office:value="14.1054238209999" calcext:value-type="float">
            <text:p>14.1054238209999</text:p>
          </table:table-cell>
          <table:table-cell office:value-type="float" office:value="69434" calcext:value-type="float">
            <text:p>69434</text:p>
          </table:table-cell>
          <table:table-cell office:value-type="float" office:value="100274" calcext:value-type="float">
            <text:p>100274</text:p>
          </table:table-cell>
          <table:table-cell office:value-type="float" office:value="0.0749221301712108" calcext:value-type="float">
            <text:p>0.0749221301712108</text:p>
          </table:table-cell>
          <table:table-cell office:value-type="float" office:value="0.256638494000072" calcext:value-type="float">
            <text:p>0.256638494000072</text:p>
          </table:table-cell>
          <table:table-cell table:formula="of:=[.$D92]*100000" office:value-type="float" office:value="7492.21301712108" calcext:value-type="float">
            <text:p>7492.21301712108</text:p>
          </table:table-cell>
          <table:table-cell table:formula="of:=[.$E92]*400000" office:value-type="float" office:value="102655.397600029" calcext:value-type="float">
            <text:p>102655.397600029</text:p>
          </table:table-cell>
        </table:table-row>
        <table:table-row table:style-name="ro1">
          <table:table-cell office:value-type="float" office:value="14.263135784" calcext:value-type="float">
            <text:p>14.263135784</text:p>
          </table:table-cell>
          <table:table-cell office:value-type="float" office:value="68729" calcext:value-type="float">
            <text:p>68729</text:p>
          </table:table-cell>
          <table:table-cell office:value-type="float" office:value="103360" calcext:value-type="float">
            <text:p>103360</text:p>
          </table:table-cell>
          <table:table-cell office:value-type="float" office:value="0.0740222111792222" calcext:value-type="float">
            <text:p>0.0740222111792222</text:p>
          </table:table-cell>
          <table:table-cell office:value-type="float" office:value="0.266325168999174" calcext:value-type="float">
            <text:p>0.266325168999174</text:p>
          </table:table-cell>
          <table:table-cell table:formula="of:=[.$D93]*100000" office:value-type="float" office:value="7402.22111792222" calcext:value-type="float">
            <text:p>7402.22111792222</text:p>
          </table:table-cell>
          <table:table-cell table:formula="of:=[.$E93]*400000" office:value-type="float" office:value="106530.06759967" calcext:value-type="float">
            <text:p>106530.06759967</text:p>
          </table:table-cell>
        </table:table-row>
        <table:table-row table:style-name="ro1">
          <table:table-cell office:value-type="float" office:value="14.415066738" calcext:value-type="float">
            <text:p>14.415066738</text:p>
          </table:table-cell>
          <table:table-cell office:value-type="float" office:value="68008" calcext:value-type="float">
            <text:p>68008</text:p>
          </table:table-cell>
          <table:table-cell office:value-type="float" office:value="75610" calcext:value-type="float">
            <text:p>75610</text:p>
          </table:table-cell>
          <table:table-cell office:value-type="float" office:value="0.0732037829293918" calcext:value-type="float">
            <text:p>0.0732037829293918</text:p>
          </table:table-cell>
          <table:table-cell office:value-type="float" office:value="0.225587192999228" calcext:value-type="float">
            <text:p>0.225587192999228</text:p>
          </table:table-cell>
          <table:table-cell table:formula="of:=[.$D94]*100000" office:value-type="float" office:value="7320.37829293918" calcext:value-type="float">
            <text:p>7320.37829293918</text:p>
          </table:table-cell>
          <table:table-cell table:formula="of:=[.$E94]*400000" office:value-type="float" office:value="90234.8771996913" calcext:value-type="float">
            <text:p>90234.8771996913</text:p>
          </table:table-cell>
        </table:table-row>
        <table:table-row table:style-name="ro1">
          <table:table-cell office:value-type="float" office:value="14.5743708000009" calcext:value-type="float">
            <text:p>14.5743708000009</text:p>
          </table:table-cell>
          <table:table-cell office:value-type="float" office:value="67216" calcext:value-type="float">
            <text:p>67216</text:p>
          </table:table-cell>
          <table:table-cell office:value-type="float" office:value="96464" calcext:value-type="float">
            <text:p>96464</text:p>
          </table:table-cell>
          <table:table-cell office:value-type="float" office:value="0.0723561297917893" calcext:value-type="float">
            <text:p>0.0723561297917893</text:p>
          </table:table-cell>
          <table:table-cell office:value-type="float" office:value="0.232747268999447" calcext:value-type="float">
            <text:p>0.232747268999447</text:p>
          </table:table-cell>
          <table:table-cell table:formula="of:=[.$D95]*100000" office:value-type="float" office:value="7235.61297917893" calcext:value-type="float">
            <text:p>7235.61297917893</text:p>
          </table:table-cell>
          <table:table-cell table:formula="of:=[.$E95]*400000" office:value-type="float" office:value="93098.9075997786" calcext:value-type="float">
            <text:p>93098.9075997786</text:p>
          </table:table-cell>
        </table:table-row>
        <table:table-row table:style-name="ro1">
          <table:table-cell office:value-type="float" office:value="14.731323684" calcext:value-type="float">
            <text:p>14.731323684</text:p>
          </table:table-cell>
          <table:table-cell office:value-type="float" office:value="66411" calcext:value-type="float">
            <text:p>66411</text:p>
          </table:table-cell>
          <table:table-cell office:value-type="float" office:value="78044" calcext:value-type="float">
            <text:p>78044</text:p>
          </table:table-cell>
          <table:table-cell office:value-type="float" office:value="0.0715835339704177" calcext:value-type="float">
            <text:p>0.0715835339704177</text:p>
          </table:table-cell>
          <table:table-cell office:value-type="float" office:value="0.236634255001263" calcext:value-type="float">
            <text:p>0.236634255001263</text:p>
          </table:table-cell>
          <table:table-cell table:formula="of:=[.$D96]*100000" office:value-type="float" office:value="7158.35339704177" calcext:value-type="float">
            <text:p>7158.35339704177</text:p>
          </table:table-cell>
          <table:table-cell table:formula="of:=[.$E96]*400000" office:value-type="float" office:value="94653.7020005053" calcext:value-type="float">
            <text:p>94653.7020005053</text:p>
          </table:table-cell>
        </table:table-row>
        <table:table-row table:style-name="ro1">
          <table:table-cell office:value-type="float" office:value="14.8969303310005" calcext:value-type="float">
            <text:p>14.8969303310005</text:p>
          </table:table-cell>
          <table:table-cell office:value-type="float" office:value="65544" calcext:value-type="float">
            <text:p>65544</text:p>
          </table:table-cell>
          <table:table-cell office:value-type="float" office:value="63006" calcext:value-type="float">
            <text:p>63006</text:p>
          </table:table-cell>
          <table:table-cell office:value-type="float" office:value="0.0707803406898477" calcext:value-type="float">
            <text:p>0.0707803406898477</text:p>
          </table:table-cell>
          <table:table-cell office:value-type="float" office:value="0.237266562999139" calcext:value-type="float">
            <text:p>0.237266562999139</text:p>
          </table:table-cell>
          <table:table-cell table:formula="of:=[.$D97]*100000" office:value-type="float" office:value="7078.03406898477" calcext:value-type="float">
            <text:p>7078.03406898477</text:p>
          </table:table-cell>
          <table:table-cell table:formula="of:=[.$E97]*400000" office:value-type="float" office:value="94906.6251996555" calcext:value-type="float">
            <text:p>94906.6251996555</text:p>
          </table:table-cell>
        </table:table-row>
        <table:table-row table:style-name="ro1">
          <table:table-cell office:value-type="float" office:value="15.0452481020002" calcext:value-type="float">
            <text:p>15.0452481020002</text:p>
          </table:table-cell>
          <table:table-cell office:value-type="float" office:value="64760" calcext:value-type="float">
            <text:p>64760</text:p>
          </table:table-cell>
          <table:table-cell office:value-type="float" office:value="119572" calcext:value-type="float">
            <text:p>119572</text:p>
          </table:table-cell>
          <table:table-cell office:value-type="float" office:value="0.0699576058852115" calcext:value-type="float">
            <text:p>0.0699576058852115</text:p>
          </table:table-cell>
          <table:table-cell office:value-type="float" office:value="0.228127183001561" calcext:value-type="float">
            <text:p>0.228127183001561</text:p>
          </table:table-cell>
          <table:table-cell table:formula="of:=[.$D98]*100000" office:value-type="float" office:value="6995.76058852115" calcext:value-type="float">
            <text:p>6995.76058852115</text:p>
          </table:table-cell>
          <table:table-cell table:formula="of:=[.$E98]*400000" office:value-type="float" office:value="91250.8732006245" calcext:value-type="float">
            <text:p>91250.8732006245</text:p>
          </table:table-cell>
        </table:table-row>
        <table:table-row table:style-name="ro1">
          <table:table-cell office:value-type="float" office:value="15.2046957050006" calcext:value-type="float">
            <text:p>15.2046957050006</text:p>
          </table:table-cell>
          <table:table-cell office:value-type="float" office:value="63922" calcext:value-type="float">
            <text:p>63922</text:p>
          </table:table-cell>
          <table:table-cell office:value-type="float" office:value="63650" calcext:value-type="float">
            <text:p>63650</text:p>
          </table:table-cell>
          <table:table-cell office:value-type="float" office:value="0.069211117820752" calcext:value-type="float">
            <text:p>0.069211117820752</text:p>
          </table:table-cell>
          <table:table-cell office:value-type="float" office:value="0.297508792000372" calcext:value-type="float">
            <text:p>0.297508792000372</text:p>
          </table:table-cell>
          <table:table-cell table:formula="of:=[.$D99]*100000" office:value-type="float" office:value="6921.1117820752" calcext:value-type="float">
            <text:p>6921.1117820752</text:p>
          </table:table-cell>
          <table:table-cell table:formula="of:=[.$E99]*400000" office:value-type="float" office:value="119003.516800149" calcext:value-type="float">
            <text:p>119003.516800149</text:p>
          </table:table-cell>
        </table:table-row>
        <table:table-row table:style-name="ro1">
          <table:table-cell office:value-type="float" office:value="15.3603583340009" calcext:value-type="float">
            <text:p>15.3603583340009</text:p>
          </table:table-cell>
          <table:table-cell office:value-type="float" office:value="63115" calcext:value-type="float">
            <text:p>63115</text:p>
          </table:table-cell>
          <table:table-cell office:value-type="float" office:value="79786" calcext:value-type="float">
            <text:p>79786</text:p>
          </table:table-cell>
          <table:table-cell office:value-type="float" office:value="0.0684407896814382" calcext:value-type="float">
            <text:p>0.0684407896814382</text:p>
          </table:table-cell>
          <table:table-cell office:value-type="float" office:value="0.228954513000645" calcext:value-type="float">
            <text:p>0.228954513000645</text:p>
          </table:table-cell>
          <table:table-cell table:formula="of:=[.$D100]*100000" office:value-type="float" office:value="6844.07896814382" calcext:value-type="float">
            <text:p>6844.07896814382</text:p>
          </table:table-cell>
          <table:table-cell table:formula="of:=[.$E100]*400000" office:value-type="float" office:value="91581.8052002578" calcext:value-type="float">
            <text:p>91581.8052002578</text:p>
          </table:table-cell>
        </table:table-row>
        <table:table-row table:style-name="ro1">
          <table:table-cell office:value-type="float" office:value="15.5190578790007" calcext:value-type="float">
            <text:p>15.5190578790007</text:p>
          </table:table-cell>
          <table:table-cell office:value-type="float" office:value="62315" calcext:value-type="float">
            <text:p>62315</text:p>
          </table:table-cell>
          <table:table-cell office:value-type="float" office:value="99340" calcext:value-type="float">
            <text:p>99340</text:p>
          </table:table-cell>
          <table:table-cell office:value-type="float" office:value="0.0807266577191765" calcext:value-type="float">
            <text:p>0.0807266577191765</text:p>
          </table:table-cell>
          <table:table-cell office:value-type="float" office:value="0.303995268999643" calcext:value-type="float">
            <text:p>0.303995268999643</text:p>
          </table:table-cell>
          <table:table-cell table:formula="of:=[.$D101]*100000" office:value-type="float" office:value="8072.66577191765" calcext:value-type="float">
            <text:p>8072.66577191765</text:p>
          </table:table-cell>
          <table:table-cell table:formula="of:=[.$E101]*400000" office:value-type="float" office:value="121598.107599857" calcext:value-type="float">
            <text:p>121598.107599857</text:p>
          </table:table-cell>
        </table:table-row>
        <table:table-row table:style-name="ro1">
          <table:table-cell office:value-type="float" office:value="15.6764519379994" calcext:value-type="float">
            <text:p>15.6764519379994</text:p>
          </table:table-cell>
          <table:table-cell office:value-type="float" office:value="61552" calcext:value-type="float">
            <text:p>61552</text:p>
          </table:table-cell>
          <table:table-cell office:value-type="float" office:value="40804" calcext:value-type="float">
            <text:p>40804</text:p>
          </table:table-cell>
          <table:table-cell office:value-type="float" office:value="0.0902223518163669" calcext:value-type="float">
            <text:p>0.0902223518163669</text:p>
          </table:table-cell>
          <table:table-cell office:value-type="float" office:value="0.313913167999999" calcext:value-type="float">
            <text:p>0.313913167999999</text:p>
          </table:table-cell>
          <table:table-cell table:formula="of:=[.$D102]*100000" office:value-type="float" office:value="9022.23518163669" calcext:value-type="float">
            <text:p>9022.23518163669</text:p>
          </table:table-cell>
          <table:table-cell table:formula="of:=[.$E102]*400000" office:value-type="float" office:value="125565.2672" calcext:value-type="float">
            <text:p>125565.2672</text:p>
          </table:table-cell>
        </table:table-row>
        <table:table-row table:style-name="ro1">
          <table:table-cell office:value-type="float" office:value="15.8192678830001" calcext:value-type="float">
            <text:p>15.8192678830001</text:p>
          </table:table-cell>
          <table:table-cell office:value-type="float" office:value="60895" calcext:value-type="float">
            <text:p>60895</text:p>
          </table:table-cell>
          <table:table-cell office:value-type="float" office:value="112696" calcext:value-type="float">
            <text:p>112696</text:p>
          </table:table-cell>
          <table:table-cell office:value-type="float" office:value="0.0976555884594629" calcext:value-type="float">
            <text:p>0.0976555884594629</text:p>
          </table:table-cell>
          <table:table-cell office:value-type="float" office:value="0.221702166998512" calcext:value-type="float">
            <text:p>0.221702166998512</text:p>
          </table:table-cell>
          <table:table-cell table:formula="of:=[.$D103]*100000" office:value-type="float" office:value="9765.55884594629" calcext:value-type="float">
            <text:p>9765.55884594629</text:p>
          </table:table-cell>
          <table:table-cell table:formula="of:=[.$E103]*400000" office:value-type="float" office:value="88680.8667994046" calcext:value-type="float">
            <text:p>88680.8667994046</text:p>
          </table:table-cell>
        </table:table-row>
        <table:table-row table:style-name="ro1">
          <table:table-cell office:value-type="float" office:value="15.9742539729996" calcext:value-type="float">
            <text:p>15.9742539729996</text:p>
          </table:table-cell>
          <table:table-cell office:value-type="float" office:value="60228" calcext:value-type="float">
            <text:p>60228</text:p>
          </table:table-cell>
          <table:table-cell office:value-type="float" office:value="48628" calcext:value-type="float">
            <text:p>48628</text:p>
          </table:table-cell>
          <table:table-cell office:value-type="float" office:value="0.103281703471973" calcext:value-type="float">
            <text:p>0.103281703471973</text:p>
          </table:table-cell>
          <table:table-cell office:value-type="float" office:value="0.293716755999412" calcext:value-type="float">
            <text:p>0.293716755999412</text:p>
          </table:table-cell>
          <table:table-cell table:formula="of:=[.$D104]*100000" office:value-type="float" office:value="10328.1703471973" calcext:value-type="float">
            <text:p>10328.1703471973</text:p>
          </table:table-cell>
          <table:table-cell table:formula="of:=[.$E104]*400000" office:value-type="float" office:value="117486.702399765" calcext:value-type="float">
            <text:p>117486.702399765</text:p>
          </table:table-cell>
        </table:table-row>
        <table:table-row table:style-name="ro1">
          <table:table-cell office:value-type="float" office:value="16.1249401320001" calcext:value-type="float">
            <text:p>16.1249401320001</text:p>
          </table:table-cell>
          <table:table-cell office:value-type="float" office:value="59630" calcext:value-type="float">
            <text:p>59630</text:p>
          </table:table-cell>
          <table:table-cell office:value-type="float" office:value="82696" calcext:value-type="float">
            <text:p>82696</text:p>
          </table:table-cell>
          <table:table-cell office:value-type="float" office:value="0.107625362777578" calcext:value-type="float">
            <text:p>0.107625362777578</text:p>
          </table:table-cell>
          <table:table-cell office:value-type="float" office:value="0.222735418999946" calcext:value-type="float">
            <text:p>0.222735418999946</text:p>
          </table:table-cell>
          <table:table-cell table:formula="of:=[.$D105]*100000" office:value-type="float" office:value="10762.5362777578" calcext:value-type="float">
            <text:p>10762.5362777578</text:p>
          </table:table-cell>
          <table:table-cell table:formula="of:=[.$E105]*400000" office:value-type="float" office:value="89094.1675999784" calcext:value-type="float">
            <text:p>89094.1675999784</text:p>
          </table:table-cell>
        </table:table-row>
        <table:table-row table:style-name="ro1">
          <table:table-cell office:value-type="float" office:value="16.2711557279999" calcext:value-type="float">
            <text:p>16.2711557279999</text:p>
          </table:table-cell>
          <table:table-cell office:value-type="float" office:value="59106" calcext:value-type="float">
            <text:p>59106</text:p>
          </table:table-cell>
          <table:table-cell office:value-type="float" office:value="71360" calcext:value-type="float">
            <text:p>71360</text:p>
          </table:table-cell>
          <table:table-cell office:value-type="float" office:value="0.110791648246754" calcext:value-type="float">
            <text:p>0.110791648246754</text:p>
          </table:table-cell>
          <table:table-cell office:value-type="float" office:value="0.292984787998648" calcext:value-type="float">
            <text:p>0.292984787998648</text:p>
          </table:table-cell>
          <table:table-cell table:formula="of:=[.$D106]*100000" office:value-type="float" office:value="11079.1648246754" calcext:value-type="float">
            <text:p>11079.1648246754</text:p>
          </table:table-cell>
          <table:table-cell table:formula="of:=[.$E106]*400000" office:value-type="float" office:value="117193.915199459" calcext:value-type="float">
            <text:p>117193.915199459</text:p>
          </table:table-cell>
        </table:table-row>
        <table:table-row table:style-name="ro1">
          <table:table-cell office:value-type="float" office:value="16.4471116280001" calcext:value-type="float">
            <text:p>16.4471116280001</text:p>
          </table:table-cell>
          <table:table-cell office:value-type="float" office:value="58556" calcext:value-type="float">
            <text:p>58556</text:p>
          </table:table-cell>
          <table:table-cell office:value-type="float" office:value="77394" calcext:value-type="float">
            <text:p>77394</text:p>
          </table:table-cell>
          <table:table-cell office:value-type="float" office:value="0.113023562499842" calcext:value-type="float">
            <text:p>0.113023562499842</text:p>
          </table:table-cell>
          <table:table-cell office:value-type="float" office:value="0.314109621000171" calcext:value-type="float">
            <text:p>0.314109621000171</text:p>
          </table:table-cell>
          <table:table-cell table:formula="of:=[.$D107]*100000" office:value-type="float" office:value="11302.3562499842" calcext:value-type="float">
            <text:p>11302.3562499842</text:p>
          </table:table-cell>
          <table:table-cell table:formula="of:=[.$E107]*400000" office:value-type="float" office:value="125643.848400068" calcext:value-type="float">
            <text:p>125643.848400068</text:p>
          </table:table-cell>
        </table:table-row>
        <table:table-row table:style-name="ro1">
          <table:table-cell office:value-type="float" office:value="16.6092238239999" calcext:value-type="float">
            <text:p>16.6092238239999</text:p>
          </table:table-cell>
          <table:table-cell office:value-type="float" office:value="58135" calcext:value-type="float">
            <text:p>58135</text:p>
          </table:table-cell>
          <table:table-cell office:value-type="float" office:value="89914" calcext:value-type="float">
            <text:p>89914</text:p>
          </table:table-cell>
          <table:table-cell office:value-type="float" office:value="0.114661274242298" calcext:value-type="float">
            <text:p>0.114661274242298</text:p>
          </table:table-cell>
          <table:table-cell office:value-type="float" office:value="0.264068182001211" calcext:value-type="float">
            <text:p>0.264068182001211</text:p>
          </table:table-cell>
          <table:table-cell table:formula="of:=[.$D108]*100000" office:value-type="float" office:value="11466.1274242298" calcext:value-type="float">
            <text:p>11466.1274242298</text:p>
          </table:table-cell>
          <table:table-cell table:formula="of:=[.$E108]*400000" office:value-type="float" office:value="105627.272800484" calcext:value-type="float">
            <text:p>105627.272800484</text:p>
          </table:table-cell>
        </table:table-row>
        <table:table-row table:style-name="ro1">
          <table:table-cell office:value-type="float" office:value="16.7565003119998" calcext:value-type="float">
            <text:p>16.7565003119998</text:p>
          </table:table-cell>
          <table:table-cell office:value-type="float" office:value="57827" calcext:value-type="float">
            <text:p>57827</text:p>
          </table:table-cell>
          <table:table-cell office:value-type="float" office:value="70416" calcext:value-type="float">
            <text:p>70416</text:p>
          </table:table-cell>
          <table:table-cell office:value-type="float" office:value="0.115681115202222" calcext:value-type="float">
            <text:p>0.115681115202222</text:p>
          </table:table-cell>
          <table:table-cell office:value-type="float" office:value="0.225253669999802" calcext:value-type="float">
            <text:p>0.225253669999802</text:p>
          </table:table-cell>
          <table:table-cell table:formula="of:=[.$D109]*100000" office:value-type="float" office:value="11568.1115202222" calcext:value-type="float">
            <text:p>11568.1115202222</text:p>
          </table:table-cell>
          <table:table-cell table:formula="of:=[.$E109]*400000" office:value-type="float" office:value="90101.4679999207" calcext:value-type="float">
            <text:p>90101.4679999207</text:p>
          </table:table-cell>
        </table:table-row>
        <table:table-row table:style-name="ro1">
          <table:table-cell office:value-type="float" office:value="16.8959744370004" calcext:value-type="float">
            <text:p>16.8959744370004</text:p>
          </table:table-cell>
          <table:table-cell office:value-type="float" office:value="57607" calcext:value-type="float">
            <text:p>57607</text:p>
          </table:table-cell>
          <table:table-cell office:value-type="float" office:value="55132" calcext:value-type="float">
            <text:p>55132</text:p>
          </table:table-cell>
          <table:table-cell office:value-type="float" office:value="0.116354415971301" calcext:value-type="float">
            <text:p>0.116354415971301</text:p>
          </table:table-cell>
          <table:table-cell office:value-type="float" office:value="0.206637147000947" calcext:value-type="float">
            <text:p>0.206637147000947</text:p>
          </table:table-cell>
          <table:table-cell table:formula="of:=[.$D110]*100000" office:value-type="float" office:value="11635.4415971301" calcext:value-type="float">
            <text:p>11635.4415971301</text:p>
          </table:table-cell>
          <table:table-cell table:formula="of:=[.$E110]*400000" office:value-type="float" office:value="82654.8588003789" calcext:value-type="float">
            <text:p>82654.8588003789</text:p>
          </table:table-cell>
        </table:table-row>
        <table:table-row table:style-name="ro1">
          <table:table-cell office:value-type="float" office:value="17.0287755730005" calcext:value-type="float">
            <text:p>17.0287755730005</text:p>
          </table:table-cell>
          <table:table-cell office:value-type="float" office:value="57463" calcext:value-type="float">
            <text:p>57463</text:p>
          </table:table-cell>
          <table:table-cell office:value-type="float" office:value="79722" calcext:value-type="float">
            <text:p>79722</text:p>
          </table:table-cell>
          <table:table-cell office:value-type="float" office:value="0.116752171830295" calcext:value-type="float">
            <text:p>0.116752171830295</text:p>
          </table:table-cell>
          <table:table-cell office:value-type="float" office:value="0.269196102999558" calcext:value-type="float">
            <text:p>0.269196102999558</text:p>
          </table:table-cell>
          <table:table-cell table:formula="of:=[.$D111]*100000" office:value-type="float" office:value="11675.2171830295" calcext:value-type="float">
            <text:p>11675.2171830295</text:p>
          </table:table-cell>
          <table:table-cell table:formula="of:=[.$E111]*400000" office:value-type="float" office:value="107678.441199823" calcext:value-type="float">
            <text:p>107678.441199823</text:p>
          </table:table-cell>
        </table:table-row>
        <table:table-row table:style-name="ro1">
          <table:table-cell office:value-type="float" office:value="17.1694319119997" calcext:value-type="float">
            <text:p>17.1694319119997</text:p>
          </table:table-cell>
          <table:table-cell office:value-type="float" office:value="57384" calcext:value-type="float">
            <text:p>57384</text:p>
          </table:table-cell>
          <table:table-cell office:value-type="float" office:value="42512" calcext:value-type="float">
            <text:p>42512</text:p>
          </table:table-cell>
          <table:table-cell office:value-type="float" office:value="0.116793550329733" calcext:value-type="float">
            <text:p>0.116793550329733</text:p>
          </table:table-cell>
          <table:table-cell office:value-type="float" office:value="0.270259576000171" calcext:value-type="float">
            <text:p>0.270259576000171</text:p>
          </table:table-cell>
          <table:table-cell table:formula="of:=[.$D112]*100000" office:value-type="float" office:value="11679.3550329733" calcext:value-type="float">
            <text:p>11679.3550329733</text:p>
          </table:table-cell>
          <table:table-cell table:formula="of:=[.$E112]*400000" office:value-type="float" office:value="108103.830400069" calcext:value-type="float">
            <text:p>108103.830400069</text:p>
          </table:table-cell>
        </table:table-row>
        <table:table-row table:style-name="ro1">
          <table:table-cell office:value-type="float" office:value="17.299618256" calcext:value-type="float">
            <text:p>17.299618256</text:p>
          </table:table-cell>
          <table:table-cell office:value-type="float" office:value="57378" calcext:value-type="float">
            <text:p>57378</text:p>
          </table:table-cell>
          <table:table-cell office:value-type="float" office:value="84414" calcext:value-type="float">
            <text:p>84414</text:p>
          </table:table-cell>
          <table:table-cell office:value-type="float" office:value="0.116690654217275" calcext:value-type="float">
            <text:p>0.116690654217275</text:p>
          </table:table-cell>
          <table:table-cell office:value-type="float" office:value="0.269022762000532" calcext:value-type="float">
            <text:p>0.269022762000532</text:p>
          </table:table-cell>
          <table:table-cell table:formula="of:=[.$D113]*100000" office:value-type="float" office:value="11669.0654217275" calcext:value-type="float">
            <text:p>11669.0654217275</text:p>
          </table:table-cell>
          <table:table-cell table:formula="of:=[.$E113]*400000" office:value-type="float" office:value="107609.104800213" calcext:value-type="float">
            <text:p>107609.104800213</text:p>
          </table:table-cell>
        </table:table-row>
        <table:table-row table:style-name="ro1">
          <table:table-cell office:value-type="float" office:value="17.4431725200011" calcext:value-type="float">
            <text:p>17.4431725200011</text:p>
          </table:table-cell>
          <table:table-cell office:value-type="float" office:value="57449" calcext:value-type="float">
            <text:p>57449</text:p>
          </table:table-cell>
          <table:table-cell office:value-type="float" office:value="39954" calcext:value-type="float">
            <text:p>39954</text:p>
          </table:table-cell>
          <table:table-cell office:value-type="float" office:value="0.116341029120946" calcext:value-type="float">
            <text:p>0.116341029120946</text:p>
          </table:table-cell>
          <table:table-cell office:value-type="float" office:value="0.271471090998602" calcext:value-type="float">
            <text:p>0.271471090998602</text:p>
          </table:table-cell>
          <table:table-cell table:formula="of:=[.$D114]*100000" office:value-type="float" office:value="11634.1029120947" calcext:value-type="float">
            <text:p>11634.1029120947</text:p>
          </table:table-cell>
          <table:table-cell table:formula="of:=[.$E114]*400000" office:value-type="float" office:value="108588.436399441" calcext:value-type="float">
            <text:p>108588.436399441</text:p>
          </table:table-cell>
        </table:table-row>
        <table:table-row table:style-name="ro1">
          <table:table-cell office:value-type="float" office:value="17.5729905000007" calcext:value-type="float">
            <text:p>17.5729905000007</text:p>
          </table:table-cell>
          <table:table-cell office:value-type="float" office:value="57583" calcext:value-type="float">
            <text:p>57583</text:p>
          </table:table-cell>
          <table:table-cell office:value-type="float" office:value="91534" calcext:value-type="float">
            <text:p>91534</text:p>
          </table:table-cell>
          <table:table-cell office:value-type="float" office:value="0.1159299661539" calcext:value-type="float">
            <text:p>0.1159299661539</text:p>
          </table:table-cell>
          <table:table-cell office:value-type="float" office:value="0.271082386998387" calcext:value-type="float">
            <text:p>0.271082386998387</text:p>
          </table:table-cell>
          <table:table-cell table:formula="of:=[.$D115]*100000" office:value-type="float" office:value="11592.99661539" calcext:value-type="float">
            <text:p>11592.99661539</text:p>
          </table:table-cell>
          <table:table-cell table:formula="of:=[.$E115]*400000" office:value-type="float" office:value="108432.954799355" calcext:value-type="float">
            <text:p>108432.954799355</text:p>
          </table:table-cell>
        </table:table-row>
        <table:table-row table:style-name="ro1">
          <table:table-cell office:value-type="float" office:value="17.7377575070004" calcext:value-type="float">
            <text:p>17.7377575070004</text:p>
          </table:table-cell>
          <table:table-cell office:value-type="float" office:value="57849" calcext:value-type="float">
            <text:p>57849</text:p>
          </table:table-cell>
          <table:table-cell office:value-type="float" office:value="36664" calcext:value-type="float">
            <text:p>36664</text:p>
          </table:table-cell>
          <table:table-cell office:value-type="float" office:value="0.115342842979617" calcext:value-type="float">
            <text:p>0.115342842979617</text:p>
          </table:table-cell>
          <table:table-cell office:value-type="float" office:value="0.292760065000039" calcext:value-type="float">
            <text:p>0.292760065000039</text:p>
          </table:table-cell>
          <table:table-cell table:formula="of:=[.$D116]*100000" office:value-type="float" office:value="11534.2842979617" calcext:value-type="float">
            <text:p>11534.2842979617</text:p>
          </table:table-cell>
          <table:table-cell table:formula="of:=[.$E116]*400000" office:value-type="float" office:value="117104.026000015" calcext:value-type="float">
            <text:p>117104.026000015</text:p>
          </table:table-cell>
        </table:table-row>
        <table:table-row table:style-name="ro1">
          <table:table-cell office:value-type="float" office:value="17.8762215799998" calcext:value-type="float">
            <text:p>17.8762215799998</text:p>
          </table:table-cell>
          <table:table-cell office:value-type="float" office:value="58154" calcext:value-type="float">
            <text:p>58154</text:p>
          </table:table-cell>
          <table:table-cell office:value-type="float" office:value="99324" calcext:value-type="float">
            <text:p>99324</text:p>
          </table:table-cell>
          <table:table-cell office:value-type="float" office:value="0.114746184496053" calcext:value-type="float">
            <text:p>0.114746184496053</text:p>
          </table:table-cell>
          <table:table-cell office:value-type="float" office:value="0.225446152000586" calcext:value-type="float">
            <text:p>0.225446152000586</text:p>
          </table:table-cell>
          <table:table-cell table:formula="of:=[.$D117]*100000" office:value-type="float" office:value="11474.6184496053" calcext:value-type="float">
            <text:p>11474.6184496053</text:p>
          </table:table-cell>
          <table:table-cell table:formula="of:=[.$E117]*400000" office:value-type="float" office:value="90178.4608002345" calcext:value-type="float">
            <text:p>90178.4608002345</text:p>
          </table:table-cell>
        </table:table-row>
        <table:table-row table:style-name="ro1">
          <table:table-cell office:value-type="float" office:value="18.0235268390006" calcext:value-type="float">
            <text:p>18.0235268390006</text:p>
          </table:table-cell>
          <table:table-cell office:value-type="float" office:value="58559" calcext:value-type="float">
            <text:p>58559</text:p>
          </table:table-cell>
          <table:table-cell office:value-type="float" office:value="40374" calcext:value-type="float">
            <text:p>40374</text:p>
          </table:table-cell>
          <table:table-cell office:value-type="float" office:value="0.114143316311926" calcext:value-type="float">
            <text:p>0.114143316311926</text:p>
          </table:table-cell>
          <table:table-cell office:value-type="float" office:value="0.282242659000985" calcext:value-type="float">
            <text:p>0.282242659000985</text:p>
          </table:table-cell>
          <table:table-cell table:formula="of:=[.$D118]*100000" office:value-type="float" office:value="11414.3316311926" calcext:value-type="float">
            <text:p>11414.3316311926</text:p>
          </table:table-cell>
          <table:table-cell table:formula="of:=[.$E118]*400000" office:value-type="float" office:value="112897.063600394" calcext:value-type="float">
            <text:p>112897.063600394</text:p>
          </table:table-cell>
        </table:table-row>
        <table:table-row table:style-name="ro1">
          <table:table-cell office:value-type="float" office:value="18.1588362540006" calcext:value-type="float">
            <text:p>18.1588362540006</text:p>
          </table:table-cell>
          <table:table-cell office:value-type="float" office:value="59003" calcext:value-type="float">
            <text:p>59003</text:p>
          </table:table-cell>
          <table:table-cell office:value-type="float" office:value="89376" calcext:value-type="float">
            <text:p>89376</text:p>
          </table:table-cell>
          <table:table-cell office:value-type="float" office:value="0.113414100563353" calcext:value-type="float">
            <text:p>0.113414100563353</text:p>
          </table:table-cell>
          <table:table-cell office:value-type="float" office:value="0.205191918999844" calcext:value-type="float">
            <text:p>0.205191918999844</text:p>
          </table:table-cell>
          <table:table-cell table:formula="of:=[.$D119]*100000" office:value-type="float" office:value="11341.4100563353" calcext:value-type="float">
            <text:p>11341.4100563353</text:p>
          </table:table-cell>
          <table:table-cell table:formula="of:=[.$E119]*400000" office:value-type="float" office:value="82076.7675999377" calcext:value-type="float">
            <text:p>82076.7675999377</text:p>
          </table:table-cell>
        </table:table-row>
        <table:table-row table:style-name="ro1">
          <table:table-cell office:value-type="float" office:value="18.3107543879996" calcext:value-type="float">
            <text:p>18.3107543879996</text:p>
          </table:table-cell>
          <table:table-cell office:value-type="float" office:value="59580" calcext:value-type="float">
            <text:p>59580</text:p>
          </table:table-cell>
          <table:table-cell office:value-type="float" office:value="51742" calcext:value-type="float">
            <text:p>51742</text:p>
          </table:table-cell>
          <table:table-cell office:value-type="float" office:value="0.112709302428705" calcext:value-type="float">
            <text:p>0.112709302428705</text:p>
          </table:table-cell>
          <table:table-cell office:value-type="float" office:value="0.283966259999943" calcext:value-type="float">
            <text:p>0.283966259999943</text:p>
          </table:table-cell>
          <table:table-cell table:formula="of:=[.$D120]*100000" office:value-type="float" office:value="11270.9302428705" calcext:value-type="float">
            <text:p>11270.9302428705</text:p>
          </table:table-cell>
          <table:table-cell table:formula="of:=[.$E120]*400000" office:value-type="float" office:value="113586.503999977" calcext:value-type="float">
            <text:p>113586.503999977</text:p>
          </table:table-cell>
        </table:table-row>
        <table:table-row table:style-name="ro1">
          <table:table-cell office:value-type="float" office:value="18.4613473660011" calcext:value-type="float">
            <text:p>18.4613473660011</text:p>
          </table:table-cell>
          <table:table-cell office:value-type="float" office:value="60230" calcext:value-type="float">
            <text:p>60230</text:p>
          </table:table-cell>
          <table:table-cell office:value-type="float" office:value="81196" calcext:value-type="float">
            <text:p>81196</text:p>
          </table:table-cell>
          <table:table-cell office:value-type="float" office:value="0.111906572377746" calcext:value-type="float">
            <text:p>0.111906572377746</text:p>
          </table:table-cell>
          <table:table-cell office:value-type="float" office:value="0.224134695999965" calcext:value-type="float">
            <text:p>0.224134695999965</text:p>
          </table:table-cell>
          <table:table-cell table:formula="of:=[.$D121]*100000" office:value-type="float" office:value="11190.6572377746" calcext:value-type="float">
            <text:p>11190.6572377746</text:p>
          </table:table-cell>
          <table:table-cell table:formula="of:=[.$E121]*400000" office:value-type="float" office:value="89653.8783999858" calcext:value-type="float">
            <text:p>89653.8783999858</text:p>
          </table:table-cell>
        </table:table-row>
        <table:table-row table:style-name="ro1">
          <table:table-cell office:value-type="float" office:value="18.6077525140008" calcext:value-type="float">
            <text:p>18.6077525140008</text:p>
          </table:table-cell>
          <table:table-cell office:value-type="float" office:value="60933" calcext:value-type="float">
            <text:p>60933</text:p>
          </table:table-cell>
          <table:table-cell office:value-type="float" office:value="73964" calcext:value-type="float">
            <text:p>73964</text:p>
          </table:table-cell>
          <table:table-cell office:value-type="float" office:value="0.111146879523819" calcext:value-type="float">
            <text:p>0.111146879523819</text:p>
          </table:table-cell>
          <table:table-cell office:value-type="float" office:value="0.29298216800089" calcext:value-type="float">
            <text:p>0.29298216800089</text:p>
          </table:table-cell>
          <table:table-cell table:formula="of:=[.$D122]*100000" office:value-type="float" office:value="11114.6879523819" calcext:value-type="float">
            <text:p>11114.6879523819</text:p>
          </table:table-cell>
          <table:table-cell table:formula="of:=[.$E122]*400000" office:value-type="float" office:value="117192.867200356" calcext:value-type="float">
            <text:p>117192.867200356</text:p>
          </table:table-cell>
        </table:table-row>
        <table:table-row table:style-name="ro1">
          <table:table-cell office:value-type="float" office:value="18.7160546970008" calcext:value-type="float">
            <text:p>18.7160546970008</text:p>
          </table:table-cell>
          <table:table-cell office:value-type="float" office:value="61495" calcext:value-type="float">
            <text:p>61495</text:p>
          </table:table-cell>
          <table:table-cell office:value-type="float" office:value="45196" calcext:value-type="float">
            <text:p>45196</text:p>
          </table:table-cell>
          <table:table-cell office:value-type="float" office:value="0.110422879963141" calcext:value-type="float">
            <text:p>0.110422879963141</text:p>
          </table:table-cell>
          <table:table-cell office:value-type="float" office:value="0.252175751000323" calcext:value-type="float">
            <text:p>0.252175751000323</text:p>
          </table:table-cell>
          <table:table-cell table:formula="of:=[.$D123]*100000" office:value-type="float" office:value="11042.2879963141" calcext:value-type="float">
            <text:p>11042.2879963141</text:p>
          </table:table-cell>
          <table:table-cell table:formula="of:=[.$E123]*400000" office:value-type="float" office:value="100870.300400129" calcext:value-type="float">
            <text:p>100870.300400129</text:p>
          </table:table-cell>
        </table:table-row>
        <table:table-row table:style-name="ro1">
          <table:table-cell office:value-type="float" office:value="18.878087852001" calcext:value-type="float">
            <text:p>18.878087852001</text:p>
          </table:table-cell>
          <table:table-cell office:value-type="float" office:value="62398" calcext:value-type="float">
            <text:p>62398</text:p>
          </table:table-cell>
          <table:table-cell office:value-type="float" office:value="81470" calcext:value-type="float">
            <text:p>81470</text:p>
          </table:table-cell>
          <table:table-cell office:value-type="float" office:value="0.109614899715194" calcext:value-type="float">
            <text:p>0.109614899715194</text:p>
          </table:table-cell>
          <table:table-cell office:value-type="float" office:value="0.208408468000926" calcext:value-type="float">
            <text:p>0.208408468000926</text:p>
          </table:table-cell>
          <table:table-cell table:formula="of:=[.$D124]*100000" office:value-type="float" office:value="10961.4899715194" calcext:value-type="float">
            <text:p>10961.4899715194</text:p>
          </table:table-cell>
          <table:table-cell table:formula="of:=[.$E124]*400000" office:value-type="float" office:value="83363.3872003702" calcext:value-type="float">
            <text:p>83363.3872003702</text:p>
          </table:table-cell>
        </table:table-row>
        <table:table-row table:style-name="ro1">
          <table:table-cell office:value-type="float" office:value="19.0236586989995" calcext:value-type="float">
            <text:p>19.0236586989995</text:p>
          </table:table-cell>
          <table:table-cell office:value-type="float" office:value="63266" calcext:value-type="float">
            <text:p>63266</text:p>
          </table:table-cell>
          <table:table-cell office:value-type="float" office:value="52396" calcext:value-type="float">
            <text:p>52396</text:p>
          </table:table-cell>
          <table:table-cell office:value-type="float" office:value="0.108855940936176" calcext:value-type="float">
            <text:p>0.108855940936176</text:p>
          </table:table-cell>
          <table:table-cell office:value-type="float" office:value="0.216178441000011" calcext:value-type="float">
            <text:p>0.216178441000011</text:p>
          </table:table-cell>
          <table:table-cell table:formula="of:=[.$D125]*100000" office:value-type="float" office:value="10885.5940936176" calcext:value-type="float">
            <text:p>10885.5940936176</text:p>
          </table:table-cell>
          <table:table-cell table:formula="of:=[.$E125]*400000" office:value-type="float" office:value="86471.3764000044" calcext:value-type="float">
            <text:p>86471.3764000044</text:p>
          </table:table-cell>
        </table:table-row>
        <table:table-row table:style-name="ro1">
          <table:table-cell office:value-type="float" office:value="19.1694630900001" calcext:value-type="float">
            <text:p>19.1694630900001</text:p>
          </table:table-cell>
          <table:table-cell office:value-type="float" office:value="64184" calcext:value-type="float">
            <text:p>64184</text:p>
          </table:table-cell>
          <table:table-cell office:value-type="float" office:value="88856" calcext:value-type="float">
            <text:p>88856</text:p>
          </table:table-cell>
          <table:table-cell office:value-type="float" office:value="0.108027161125904" calcext:value-type="float">
            <text:p>0.108027161125904</text:p>
          </table:table-cell>
          <table:table-cell office:value-type="float" office:value="0.288597726001171" calcext:value-type="float">
            <text:p>0.288597726001171</text:p>
          </table:table-cell>
          <table:table-cell table:formula="of:=[.$D126]*100000" office:value-type="float" office:value="10802.7161125904" calcext:value-type="float">
            <text:p>10802.7161125904</text:p>
          </table:table-cell>
          <table:table-cell table:formula="of:=[.$E126]*400000" office:value-type="float" office:value="115439.090400469" calcext:value-type="float">
            <text:p>115439.090400469</text:p>
          </table:table-cell>
        </table:table-row>
        <table:table-row table:style-name="ro1">
          <table:table-cell office:value-type="float" office:value="19.317949663" calcext:value-type="float">
            <text:p>19.317949663</text:p>
          </table:table-cell>
          <table:table-cell office:value-type="float" office:value="65162" calcext:value-type="float">
            <text:p>65162</text:p>
          </table:table-cell>
          <table:table-cell office:value-type="float" office:value="66042" calcext:value-type="float">
            <text:p>66042</text:p>
          </table:table-cell>
          <table:table-cell office:value-type="float" office:value="0.107255062234057" calcext:value-type="float">
            <text:p>0.107255062234057</text:p>
          </table:table-cell>
          <table:table-cell office:value-type="float" office:value="0.222920060999968" calcext:value-type="float">
            <text:p>0.222920060999968</text:p>
          </table:table-cell>
          <table:table-cell table:formula="of:=[.$D127]*100000" office:value-type="float" office:value="10725.5062234057" calcext:value-type="float">
            <text:p>10725.5062234057</text:p>
          </table:table-cell>
          <table:table-cell table:formula="of:=[.$E127]*400000" office:value-type="float" office:value="89168.0243999872" calcext:value-type="float">
            <text:p>89168.0243999872</text:p>
          </table:table-cell>
        </table:table-row>
        <table:table-row table:style-name="ro1">
          <table:table-cell office:value-type="float" office:value="19.4674607279994" calcext:value-type="float">
            <text:p>19.4674607279994</text:p>
          </table:table-cell>
          <table:table-cell office:value-type="float" office:value="66183" calcext:value-type="float">
            <text:p>66183</text:p>
          </table:table-cell>
          <table:table-cell office:value-type="float" office:value="96998" calcext:value-type="float">
            <text:p>96998</text:p>
          </table:table-cell>
          <table:table-cell office:value-type="float" office:value="0.106422606488276" calcext:value-type="float">
            <text:p>0.106422606488276</text:p>
          </table:table-cell>
          <table:table-cell office:value-type="float" office:value="0.222268343999531" calcext:value-type="float">
            <text:p>0.222268343999531</text:p>
          </table:table-cell>
          <table:table-cell table:formula="of:=[.$D128]*100000" office:value-type="float" office:value="10642.2606488276" calcext:value-type="float">
            <text:p>10642.2606488276</text:p>
          </table:table-cell>
          <table:table-cell table:formula="of:=[.$E128]*400000" office:value-type="float" office:value="88907.3375998123" calcext:value-type="float">
            <text:p>88907.3375998123</text:p>
          </table:table-cell>
        </table:table-row>
        <table:table-row table:style-name="ro1">
          <table:table-cell office:value-type="float" office:value="19.6286623529995" calcext:value-type="float">
            <text:p>19.6286623529995</text:p>
          </table:table-cell>
          <table:table-cell office:value-type="float" office:value="67316" calcext:value-type="float">
            <text:p>67316</text:p>
          </table:table-cell>
          <table:table-cell office:value-type="float" office:value="69326" calcext:value-type="float">
            <text:p>69326</text:p>
          </table:table-cell>
          <table:table-cell office:value-type="float" office:value="0.105650905703442" calcext:value-type="float">
            <text:p>0.105650905703442</text:p>
          </table:table-cell>
          <table:table-cell office:value-type="float" office:value="0.233987063998939" calcext:value-type="float">
            <text:p>0.233987063998939</text:p>
          </table:table-cell>
          <table:table-cell table:formula="of:=[.$D129]*100000" office:value-type="float" office:value="10565.0905703442" calcext:value-type="float">
            <text:p>10565.0905703442</text:p>
          </table:table-cell>
          <table:table-cell table:formula="of:=[.$E129]*400000" office:value-type="float" office:value="93594.8255995754" calcext:value-type="float">
            <text:p>93594.8255995754</text:p>
          </table:table-cell>
        </table:table-row>
        <table:table-row table:style-name="ro1">
          <table:table-cell office:value-type="float" office:value="19.7825091289997" calcext:value-type="float">
            <text:p>19.7825091289997</text:p>
          </table:table-cell>
          <table:table-cell office:value-type="float" office:value="68420" calcext:value-type="float">
            <text:p>68420</text:p>
          </table:table-cell>
          <table:table-cell office:value-type="float" office:value="92010" calcext:value-type="float">
            <text:p>92010</text:p>
          </table:table-cell>
          <table:table-cell office:value-type="float" office:value="0.104825293090672" calcext:value-type="float">
            <text:p>0.104825293090672</text:p>
          </table:table-cell>
          <table:table-cell office:value-type="float" office:value="0.227893720999418" calcext:value-type="float">
            <text:p>0.227893720999418</text:p>
          </table:table-cell>
          <table:table-cell table:formula="of:=[.$D130]*100000" office:value-type="float" office:value="10482.5293090672" calcext:value-type="float">
            <text:p>10482.5293090672</text:p>
          </table:table-cell>
          <table:table-cell table:formula="of:=[.$E130]*400000" office:value-type="float" office:value="91157.4883997673" calcext:value-type="float">
            <text:p>91157.4883997673</text:p>
          </table:table-cell>
        </table:table-row>
        <table:table-row table:style-name="ro1">
          <table:table-cell office:value-type="float" office:value="19.9336693040004" calcext:value-type="float">
            <text:p>19.9336693040004</text:p>
          </table:table-cell>
          <table:table-cell office:value-type="float" office:value="69517" calcext:value-type="float">
            <text:p>69517</text:p>
          </table:table-cell>
          <table:table-cell office:value-type="float" office:value="88148" calcext:value-type="float">
            <text:p>88148</text:p>
          </table:table-cell>
          <table:table-cell office:value-type="float" office:value="0.104062254674558" calcext:value-type="float">
            <text:p>0.104062254674558</text:p>
          </table:table-cell>
          <table:table-cell office:value-type="float" office:value="0.294850580999992" calcext:value-type="float">
            <text:p>0.294850580999992</text:p>
          </table:table-cell>
          <table:table-cell table:formula="of:=[.$D131]*100000" office:value-type="float" office:value="10406.2254674558" calcext:value-type="float">
            <text:p>10406.2254674558</text:p>
          </table:table-cell>
          <table:table-cell table:formula="of:=[.$E131]*400000" office:value-type="float" office:value="117940.232399997" calcext:value-type="float">
            <text:p>117940.232399997</text:p>
          </table:table-cell>
        </table:table-row>
        <table:table-row table:style-name="ro1">
          <table:table-cell office:value-type="float" office:value="20.1158857589999" calcext:value-type="float">
            <text:p>20.1158857589999</text:p>
          </table:table-cell>
          <table:table-cell office:value-type="float" office:value="70843" calcext:value-type="float">
            <text:p>70843</text:p>
          </table:table-cell>
          <table:table-cell office:value-type="float" office:value="56112" calcext:value-type="float">
            <text:p>56112</text:p>
          </table:table-cell>
          <table:table-cell office:value-type="float" office:value="0.103249803739646" calcext:value-type="float">
            <text:p>0.103249803739646</text:p>
          </table:table-cell>
          <table:table-cell office:value-type="float" office:value="0.253405354998904" calcext:value-type="float">
            <text:p>0.253405354998904</text:p>
          </table:table-cell>
          <table:table-cell table:formula="of:=[.$D132]*100000" office:value-type="float" office:value="10324.9803739646" calcext:value-type="float">
            <text:p>10324.9803739646</text:p>
          </table:table-cell>
          <table:table-cell table:formula="of:=[.$E132]*400000" office:value-type="float" office:value="101362.141999562" calcext:value-type="float">
            <text:p>101362.141999562</text:p>
          </table:table-cell>
        </table:table-row>
        <table:table-row table:style-name="ro1">
          <table:table-cell office:value-type="float" office:value="20.2646946460009" calcext:value-type="float">
            <text:p>20.2646946460009</text:p>
          </table:table-cell>
          <table:table-cell office:value-type="float" office:value="71920" calcext:value-type="float">
            <text:p>71920</text:p>
          </table:table-cell>
          <table:table-cell office:value-type="float" office:value="127670" calcext:value-type="float">
            <text:p>127670</text:p>
          </table:table-cell>
          <table:table-cell office:value-type="float" office:value="0.102401823189737" calcext:value-type="float">
            <text:p>0.102401823189737</text:p>
          </table:table-cell>
          <table:table-cell office:value-type="float" office:value="0.250344169000527" calcext:value-type="float">
            <text:p>0.250344169000527</text:p>
          </table:table-cell>
          <table:table-cell table:formula="of:=[.$D133]*100000" office:value-type="float" office:value="10240.1823189737" calcext:value-type="float">
            <text:p>10240.1823189737</text:p>
          </table:table-cell>
          <table:table-cell table:formula="of:=[.$E133]*400000" office:value-type="float" office:value="100137.667600211" calcext:value-type="float">
            <text:p>100137.667600211</text:p>
          </table:table-cell>
        </table:table-row>
        <table:table-row table:style-name="ro1">
          <table:table-cell office:value-type="float" office:value="20.4176769130008" calcext:value-type="float">
            <text:p>20.4176769130008</text:p>
          </table:table-cell>
          <table:table-cell office:value-type="float" office:value="73011" calcext:value-type="float">
            <text:p>73011</text:p>
          </table:table-cell>
          <table:table-cell office:value-type="float" office:value="57082" calcext:value-type="float">
            <text:p>57082</text:p>
          </table:table-cell>
          <table:table-cell office:value-type="float" office:value="0.101625892049326" calcext:value-type="float">
            <text:p>0.101625892049326</text:p>
          </table:table-cell>
          <table:table-cell office:value-type="float" office:value="0.295167194000896" calcext:value-type="float">
            <text:p>0.295167194000896</text:p>
          </table:table-cell>
          <table:table-cell table:formula="of:=[.$D134]*100000" office:value-type="float" office:value="10162.5892049326" calcext:value-type="float">
            <text:p>10162.5892049326</text:p>
          </table:table-cell>
          <table:table-cell table:formula="of:=[.$E134]*400000" office:value-type="float" office:value="118066.877600359" calcext:value-type="float">
            <text:p>118066.877600359</text:p>
          </table:table-cell>
        </table:table-row>
        <table:table-row table:style-name="ro1">
          <table:table-cell office:value-type="float" office:value="20.5713673169994" calcext:value-type="float">
            <text:p>20.5713673169994</text:p>
          </table:table-cell>
          <table:table-cell office:value-type="float" office:value="74084" calcext:value-type="float">
            <text:p>74084</text:p>
          </table:table-cell>
          <table:table-cell office:value-type="float" office:value="95722" calcext:value-type="float">
            <text:p>95722</text:p>
          </table:table-cell>
          <table:table-cell office:value-type="float" office:value="0.100812908761412" calcext:value-type="float">
            <text:p>0.100812908761412</text:p>
          </table:table-cell>
          <table:table-cell office:value-type="float" office:value="0.225465702000292" calcext:value-type="float">
            <text:p>0.225465702000292</text:p>
          </table:table-cell>
          <table:table-cell table:formula="of:=[.$D135]*100000" office:value-type="float" office:value="10081.2908761412" calcext:value-type="float">
            <text:p>10081.2908761412</text:p>
          </table:table-cell>
          <table:table-cell table:formula="of:=[.$E135]*400000" office:value-type="float" office:value="90186.280800117" calcext:value-type="float">
            <text:p>90186.280800117</text:p>
          </table:table-cell>
        </table:table-row>
        <table:table-row table:style-name="ro1">
          <table:table-cell office:value-type="float" office:value="20.7253014750004" calcext:value-type="float">
            <text:p>20.7253014750004</text:p>
          </table:table-cell>
          <table:table-cell office:value-type="float" office:value="75126" calcext:value-type="float">
            <text:p>75126</text:p>
          </table:table-cell>
          <table:table-cell office:value-type="float" office:value="93426" calcext:value-type="float">
            <text:p>93426</text:p>
          </table:table-cell>
          <table:table-cell office:value-type="float" office:value="0.100067802737285" calcext:value-type="float">
            <text:p>0.100067802737285</text:p>
          </table:table-cell>
          <table:table-cell office:value-type="float" office:value="0.303128769999603" calcext:value-type="float">
            <text:p>0.303128769999603</text:p>
          </table:table-cell>
          <table:table-cell table:formula="of:=[.$D136]*100000" office:value-type="float" office:value="10006.7802737285" calcext:value-type="float">
            <text:p>10006.7802737285</text:p>
          </table:table-cell>
          <table:table-cell table:formula="of:=[.$E136]*400000" office:value-type="float" office:value="121251.507999841" calcext:value-type="float">
            <text:p>121251.507999841</text:p>
          </table:table-cell>
        </table:table-row>
        <table:table-row table:style-name="ro1">
          <table:table-cell office:value-type="float" office:value="20.9210026519995" calcext:value-type="float">
            <text:p>20.9210026519995</text:p>
          </table:table-cell>
          <table:table-cell office:value-type="float" office:value="76390" calcext:value-type="float">
            <text:p>76390</text:p>
          </table:table-cell>
          <table:table-cell office:value-type="float" office:value="64594" calcext:value-type="float">
            <text:p>64594</text:p>
          </table:table-cell>
          <table:table-cell office:value-type="float" office:value="0.0992850114205974" calcext:value-type="float">
            <text:p>0.0992850114205974</text:p>
          </table:table-cell>
          <table:table-cell office:value-type="float" office:value="0.347653200999048" calcext:value-type="float">
            <text:p>0.347653200999048</text:p>
          </table:table-cell>
          <table:table-cell table:formula="of:=[.$D137]*100000" office:value-type="float" office:value="9928.50114205974" calcext:value-type="float">
            <text:p>9928.50114205974</text:p>
          </table:table-cell>
          <table:table-cell table:formula="of:=[.$E137]*400000" office:value-type="float" office:value="139061.280399619" calcext:value-type="float">
            <text:p>139061.280399619</text:p>
          </table:table-cell>
        </table:table-row>
        <table:table-row table:style-name="ro1">
          <table:table-cell office:value-type="float" office:value="21.071398297001" calcext:value-type="float">
            <text:p>21.071398297001</text:p>
          </table:table-cell>
          <table:table-cell office:value-type="float" office:value="77306" calcext:value-type="float">
            <text:p>77306</text:p>
          </table:table-cell>
          <table:table-cell office:value-type="float" office:value="138254" calcext:value-type="float">
            <text:p>138254</text:p>
          </table:table-cell>
          <table:table-cell office:value-type="float" office:value="0.098475628184097" calcext:value-type="float">
            <text:p>0.098475628184097</text:p>
          </table:table-cell>
          <table:table-cell office:value-type="float" office:value="0.266169217000424" calcext:value-type="float">
            <text:p>0.266169217000424</text:p>
          </table:table-cell>
          <table:table-cell table:formula="of:=[.$D138]*100000" office:value-type="float" office:value="9847.5628184097" calcext:value-type="float">
            <text:p>9847.5628184097</text:p>
          </table:table-cell>
          <table:table-cell table:formula="of:=[.$E138]*400000" office:value-type="float" office:value="106467.68680017" calcext:value-type="float">
            <text:p>106467.68680017</text:p>
          </table:table-cell>
        </table:table-row>
        <table:table-row table:style-name="ro1">
          <table:table-cell office:value-type="float" office:value="21.2342071610001" calcext:value-type="float">
            <text:p>21.2342071610001</text:p>
          </table:table-cell>
          <table:table-cell office:value-type="float" office:value="78234" calcext:value-type="float">
            <text:p>78234</text:p>
          </table:table-cell>
          <table:table-cell office:value-type="float" office:value="62174" calcext:value-type="float">
            <text:p>62174</text:p>
          </table:table-cell>
          <table:table-cell office:value-type="float" office:value="0.0977378485188416" calcext:value-type="float">
            <text:p>0.0977378485188416</text:p>
          </table:table-cell>
          <table:table-cell office:value-type="float" office:value="0.304072100001577" calcext:value-type="float">
            <text:p>0.304072100001577</text:p>
          </table:table-cell>
          <table:table-cell table:formula="of:=[.$D139]*100000" office:value-type="float" office:value="9773.78485188416" calcext:value-type="float">
            <text:p>9773.78485188416</text:p>
          </table:table-cell>
          <table:table-cell table:formula="of:=[.$E139]*400000" office:value-type="float" office:value="121628.840000631" calcext:value-type="float">
            <text:p>121628.840000631</text:p>
          </table:table-cell>
        </table:table-row>
        <table:table-row table:style-name="ro1">
          <table:table-cell office:value-type="float" office:value="21.3925696919996" calcext:value-type="float">
            <text:p>21.3925696919996</text:p>
          </table:table-cell>
          <table:table-cell office:value-type="float" office:value="79067" calcext:value-type="float">
            <text:p>79067</text:p>
          </table:table-cell>
          <table:table-cell office:value-type="float" office:value="99636" calcext:value-type="float">
            <text:p>99636</text:p>
          </table:table-cell>
          <table:table-cell office:value-type="float" office:value="0.096969621538078" calcext:value-type="float">
            <text:p>0.096969621538078</text:p>
          </table:table-cell>
          <table:table-cell office:value-type="float" office:value="0.235954796999067" calcext:value-type="float">
            <text:p>0.235954796999067</text:p>
          </table:table-cell>
          <table:table-cell table:formula="of:=[.$D140]*100000" office:value-type="float" office:value="9696.9621538078" calcext:value-type="float">
            <text:p>9696.9621538078</text:p>
          </table:table-cell>
          <table:table-cell table:formula="of:=[.$E140]*400000" office:value-type="float" office:value="94381.9187996269" calcext:value-type="float">
            <text:p>94381.9187996269</text:p>
          </table:table-cell>
        </table:table-row>
        <table:table-row table:style-name="ro1">
          <table:table-cell office:value-type="float" office:value="21.5573470090003" calcext:value-type="float">
            <text:p>21.5573470090003</text:p>
          </table:table-cell>
          <table:table-cell office:value-type="float" office:value="79854" calcext:value-type="float">
            <text:p>79854</text:p>
          </table:table-cell>
          <table:table-cell office:value-type="float" office:value="102358" calcext:value-type="float">
            <text:p>102358</text:p>
          </table:table-cell>
          <table:table-cell office:value-type="float" office:value="0.0961803483932531" calcext:value-type="float">
            <text:p>0.0961803483932531</text:p>
          </table:table-cell>
          <table:table-cell office:value-type="float" office:value="0.317420659999698" calcext:value-type="float">
            <text:p>0.317420659999698</text:p>
          </table:table-cell>
          <table:table-cell table:formula="of:=[.$D141]*100000" office:value-type="float" office:value="9618.03483932531" calcext:value-type="float">
            <text:p>9618.03483932531</text:p>
          </table:table-cell>
          <table:table-cell table:formula="of:=[.$E141]*400000" office:value-type="float" office:value="126968.263999879" calcext:value-type="float">
            <text:p>126968.263999879</text:p>
          </table:table-cell>
        </table:table-row>
        <table:table-row table:style-name="ro1">
          <table:table-cell office:value-type="float" office:value="21.7202595039998" calcext:value-type="float">
            <text:p>21.7202595039998</text:p>
          </table:table-cell>
          <table:table-cell office:value-type="float" office:value="80543" calcext:value-type="float">
            <text:p>80543</text:p>
          </table:table-cell>
          <table:table-cell office:value-type="float" office:value="106268" calcext:value-type="float">
            <text:p>106268</text:p>
          </table:table-cell>
          <table:table-cell office:value-type="float" office:value="0.095462797233121" calcext:value-type="float">
            <text:p>0.095462797233121</text:p>
          </table:table-cell>
          <table:table-cell office:value-type="float" office:value="0.252862568999262" calcext:value-type="float">
            <text:p>0.252862568999262</text:p>
          </table:table-cell>
          <table:table-cell table:formula="of:=[.$D142]*100000" office:value-type="float" office:value="9546.2797233121" calcext:value-type="float">
            <text:p>9546.2797233121</text:p>
          </table:table-cell>
          <table:table-cell table:formula="of:=[.$E142]*400000" office:value-type="float" office:value="101145.027599705" calcext:value-type="float">
            <text:p>101145.027599705</text:p>
          </table:table-cell>
        </table:table-row>
        <table:table-row table:style-name="ro1">
          <table:table-cell office:value-type="float" office:value="21.8923526390008" calcext:value-type="float">
            <text:p>21.8923526390008</text:p>
          </table:table-cell>
          <table:table-cell office:value-type="float" office:value="81172" calcext:value-type="float">
            <text:p>81172</text:p>
          </table:table-cell>
          <table:table-cell office:value-type="float" office:value="103066" calcext:value-type="float">
            <text:p>103066</text:p>
          </table:table-cell>
          <table:table-cell office:value-type="float" office:value="0.0947188616397078" calcext:value-type="float">
            <text:p>0.0947188616397078</text:p>
          </table:table-cell>
          <table:table-cell office:value-type="float" office:value="0.253252483000324" calcext:value-type="float">
            <text:p>0.253252483000324</text:p>
          </table:table-cell>
          <table:table-cell table:formula="of:=[.$D143]*100000" office:value-type="float" office:value="9471.88616397078" calcext:value-type="float">
            <text:p>9471.88616397078</text:p>
          </table:table-cell>
          <table:table-cell table:formula="of:=[.$E143]*400000" office:value-type="float" office:value="101300.99320013" calcext:value-type="float">
            <text:p>101300.99320013</text:p>
          </table:table-cell>
        </table:table-row>
        <table:table-row table:style-name="ro1">
          <table:table-cell office:value-type="float" office:value="22.0504637160011" calcext:value-type="float">
            <text:p>22.0504637160011</text:p>
          </table:table-cell>
          <table:table-cell office:value-type="float" office:value="81654" calcext:value-type="float">
            <text:p>81654</text:p>
          </table:table-cell>
          <table:table-cell office:value-type="float" office:value="105402" calcext:value-type="float">
            <text:p>105402</text:p>
          </table:table-cell>
          <table:table-cell office:value-type="float" office:value="0.0939569074935844" calcext:value-type="float">
            <text:p>0.0939569074935844</text:p>
          </table:table-cell>
          <table:table-cell office:value-type="float" office:value="0.248664769000243" calcext:value-type="float">
            <text:p>0.248664769000243</text:p>
          </table:table-cell>
          <table:table-cell table:formula="of:=[.$D144]*100000" office:value-type="float" office:value="9395.69074935844" calcext:value-type="float">
            <text:p>9395.69074935844</text:p>
          </table:table-cell>
          <table:table-cell table:formula="of:=[.$E144]*400000" office:value-type="float" office:value="99465.9076000971" calcext:value-type="float">
            <text:p>99465.9076000971</text:p>
          </table:table-cell>
        </table:table-row>
        <table:table-row table:style-name="ro1">
          <table:table-cell office:value-type="float" office:value="22.2144666040003" calcext:value-type="float">
            <text:p>22.2144666040003</text:p>
          </table:table-cell>
          <table:table-cell office:value-type="float" office:value="82053" calcext:value-type="float">
            <text:p>82053</text:p>
          </table:table-cell>
          <table:table-cell office:value-type="float" office:value="111184" calcext:value-type="float">
            <text:p>111184</text:p>
          </table:table-cell>
          <table:table-cell office:value-type="float" office:value="0.0932650735061798" calcext:value-type="float">
            <text:p>0.0932650735061798</text:p>
          </table:table-cell>
          <table:table-cell office:value-type="float" office:value="0.242530515999533" calcext:value-type="float">
            <text:p>0.242530515999533</text:p>
          </table:table-cell>
          <table:table-cell table:formula="of:=[.$D145]*100000" office:value-type="float" office:value="9326.50735061798" calcext:value-type="float">
            <text:p>9326.50735061798</text:p>
          </table:table-cell>
          <table:table-cell table:formula="of:=[.$E145]*400000" office:value-type="float" office:value="97012.2063998133" calcext:value-type="float">
            <text:p>97012.2063998133</text:p>
          </table:table-cell>
        </table:table-row>
        <table:table-row table:style-name="ro1">
          <table:table-cell office:value-type="float" office:value="22.3704829870003" calcext:value-type="float">
            <text:p>22.3704829870003</text:p>
          </table:table-cell>
          <table:table-cell office:value-type="float" office:value="82337" calcext:value-type="float">
            <text:p>82337</text:p>
          </table:table-cell>
          <table:table-cell office:value-type="float" office:value="107808" calcext:value-type="float">
            <text:p>107808</text:p>
          </table:table-cell>
          <table:table-cell office:value-type="float" office:value="0.0925492785358855" calcext:value-type="float">
            <text:p>0.0925492785358855</text:p>
          </table:table-cell>
          <table:table-cell office:value-type="float" office:value="0.239031523000449" calcext:value-type="float">
            <text:p>0.239031523000449</text:p>
          </table:table-cell>
          <table:table-cell table:formula="of:=[.$D146]*100000" office:value-type="float" office:value="9254.92785358855" calcext:value-type="float">
            <text:p>9254.92785358855</text:p>
          </table:table-cell>
          <table:table-cell table:formula="of:=[.$E146]*400000" office:value-type="float" office:value="95612.6092001796" calcext:value-type="float">
            <text:p>95612.6092001796</text:p>
          </table:table-cell>
        </table:table-row>
        <table:table-row table:style-name="ro1">
          <table:table-cell office:value-type="float" office:value="22.5325342320011" calcext:value-type="float">
            <text:p>22.5325342320011</text:p>
          </table:table-cell>
          <table:table-cell office:value-type="float" office:value="82530" calcext:value-type="float">
            <text:p>82530</text:p>
          </table:table-cell>
          <table:table-cell office:value-type="float" office:value="107458" calcext:value-type="float">
            <text:p>107458</text:p>
          </table:table-cell>
          <table:table-cell office:value-type="float" office:value="0.0918965656858513" calcext:value-type="float">
            <text:p>0.0918965656858513</text:p>
          </table:table-cell>
          <table:table-cell office:value-type="float" office:value="0.240162657000838" calcext:value-type="float">
            <text:p>0.240162657000838</text:p>
          </table:table-cell>
          <table:table-cell table:formula="of:=[.$D147]*100000" office:value-type="float" office:value="9189.65656858513" calcext:value-type="float">
            <text:p>9189.65656858513</text:p>
          </table:table-cell>
          <table:table-cell table:formula="of:=[.$E147]*400000" office:value-type="float" office:value="96065.062800335" calcext:value-type="float">
            <text:p>96065.062800335</text:p>
          </table:table-cell>
        </table:table-row>
        <table:table-row table:style-name="ro1">
          <table:table-cell office:value-type="float" office:value="22.698871818" calcext:value-type="float">
            <text:p>22.698871818</text:p>
          </table:table-cell>
          <table:table-cell office:value-type="float" office:value="82620" calcext:value-type="float">
            <text:p>82620</text:p>
          </table:table-cell>
          <table:table-cell office:value-type="float" office:value="110316" calcext:value-type="float">
            <text:p>110316</text:p>
          </table:table-cell>
          <table:table-cell office:value-type="float" office:value="0.0912163675929288" calcext:value-type="float">
            <text:p>0.0912163675929288</text:p>
          </table:table-cell>
          <table:table-cell office:value-type="float" office:value="0.24814427199999" calcext:value-type="float">
            <text:p>0.24814427199999</text:p>
          </table:table-cell>
          <table:table-cell table:formula="of:=[.$D148]*100000" office:value-type="float" office:value="9121.63675929288" calcext:value-type="float">
            <text:p>9121.63675929288</text:p>
          </table:table-cell>
          <table:table-cell table:formula="of:=[.$E148]*400000" office:value-type="float" office:value="99257.7087999962" calcext:value-type="float">
            <text:p>99257.7087999962</text:p>
          </table:table-cell>
        </table:table-row>
        <table:table-row table:style-name="ro1">
          <table:table-cell office:value-type="float" office:value="22.8627014640006" calcext:value-type="float">
            <text:p>22.8627014640006</text:p>
          </table:table-cell>
          <table:table-cell office:value-type="float" office:value="82604" calcext:value-type="float">
            <text:p>82604</text:p>
          </table:table-cell>
          <table:table-cell office:value-type="float" office:value="108992" calcext:value-type="float">
            <text:p>108992</text:p>
          </table:table-cell>
          <table:table-cell office:value-type="float" office:value="0.0905169537234659" calcext:value-type="float">
            <text:p>0.0905169537234659</text:p>
          </table:table-cell>
          <table:table-cell office:value-type="float" office:value="0.244476559000759" calcext:value-type="float">
            <text:p>0.244476559000759</text:p>
          </table:table-cell>
          <table:table-cell table:formula="of:=[.$D149]*100000" office:value-type="float" office:value="9051.69537234659" calcext:value-type="float">
            <text:p>9051.69537234659</text:p>
          </table:table-cell>
          <table:table-cell table:formula="of:=[.$E149]*400000" office:value-type="float" office:value="97790.6236003037" calcext:value-type="float">
            <text:p>97790.6236003037</text:p>
          </table:table-cell>
        </table:table-row>
        <table:table-row table:style-name="ro1">
          <table:table-cell office:value-type="float" office:value="23.0639850469997" calcext:value-type="float">
            <text:p>23.0639850469997</text:p>
          </table:table-cell>
          <table:table-cell office:value-type="float" office:value="82442" calcext:value-type="float">
            <text:p>82442</text:p>
          </table:table-cell>
          <table:table-cell office:value-type="float" office:value="108206" calcext:value-type="float">
            <text:p>108206</text:p>
          </table:table-cell>
          <table:table-cell office:value-type="float" office:value="0.0898048673265988" calcext:value-type="float">
            <text:p>0.0898048673265988</text:p>
          </table:table-cell>
          <table:table-cell office:value-type="float" office:value="0.28089680300036" calcext:value-type="float">
            <text:p>0.28089680300036</text:p>
          </table:table-cell>
          <table:table-cell table:formula="of:=[.$D150]*100000" office:value-type="float" office:value="8980.48673265988" calcext:value-type="float">
            <text:p>8980.48673265988</text:p>
          </table:table-cell>
          <table:table-cell table:formula="of:=[.$E150]*400000" office:value-type="float" office:value="112358.721200144" calcext:value-type="float">
            <text:p>112358.721200144</text:p>
          </table:table-cell>
        </table:table-row>
        <table:table-row table:style-name="ro1">
          <table:table-cell office:value-type="float" office:value="23.2312303529998" calcext:value-type="float">
            <text:p>23.2312303529998</text:p>
          </table:table-cell>
          <table:table-cell office:value-type="float" office:value="82194" calcext:value-type="float">
            <text:p>82194</text:p>
          </table:table-cell>
          <table:table-cell office:value-type="float" office:value="72622" calcext:value-type="float">
            <text:p>72622</text:p>
          </table:table-cell>
          <table:table-cell office:value-type="float" office:value="0.0891599111772963" calcext:value-type="float">
            <text:p>0.0891599111772963</text:p>
          </table:table-cell>
          <table:table-cell office:value-type="float" office:value="0.279942151999421" calcext:value-type="float">
            <text:p>0.279942151999421</text:p>
          </table:table-cell>
          <table:table-cell table:formula="of:=[.$D151]*100000" office:value-type="float" office:value="8915.99111772963" calcext:value-type="float">
            <text:p>8915.99111772963</text:p>
          </table:table-cell>
          <table:table-cell table:formula="of:=[.$E151]*400000" office:value-type="float" office:value="111976.860799768" calcext:value-type="float">
            <text:p>111976.860799768</text:p>
          </table:table-cell>
        </table:table-row>
        <table:table-row table:style-name="ro1">
          <table:table-cell office:value-type="float" office:value="23.3807333380009" calcext:value-type="float">
            <text:p>23.3807333380009</text:p>
          </table:table-cell>
          <table:table-cell office:value-type="float" office:value="81888" calcext:value-type="float">
            <text:p>81888</text:p>
          </table:table-cell>
          <table:table-cell office:value-type="float" office:value="145270" calcext:value-type="float">
            <text:p>145270</text:p>
          </table:table-cell>
          <table:table-cell office:value-type="float" office:value="0.088495310916086" calcext:value-type="float">
            <text:p>0.088495310916086</text:p>
          </table:table-cell>
          <table:table-cell office:value-type="float" office:value="0.309132910000699" calcext:value-type="float">
            <text:p>0.309132910000699</text:p>
          </table:table-cell>
          <table:table-cell table:formula="of:=[.$D152]*100000" office:value-type="float" office:value="8849.5310916086" calcext:value-type="float">
            <text:p>8849.5310916086</text:p>
          </table:table-cell>
          <table:table-cell table:formula="of:=[.$E152]*400000" office:value-type="float" office:value="123653.16400028" calcext:value-type="float">
            <text:p>123653.16400028</text:p>
          </table:table-cell>
        </table:table-row>
        <table:table-row table:style-name="ro1">
          <table:table-cell office:value-type="float" office:value="23.5388160359998" calcext:value-type="float">
            <text:p>23.5388160359998</text:p>
          </table:table-cell>
          <table:table-cell office:value-type="float" office:value="81483" calcext:value-type="float">
            <text:p>81483</text:p>
          </table:table-cell>
          <table:table-cell office:value-type="float" office:value="69166" calcext:value-type="float">
            <text:p>69166</text:p>
          </table:table-cell>
          <table:table-cell office:value-type="float" office:value="0.0878175253286135" calcext:value-type="float">
            <text:p>0.0878175253286135</text:p>
          </table:table-cell>
          <table:table-cell office:value-type="float" office:value="0.301206455998909" calcext:value-type="float">
            <text:p>0.301206455998909</text:p>
          </table:table-cell>
          <table:table-cell table:formula="of:=[.$D153]*100000" office:value-type="float" office:value="8781.75253286135" calcext:value-type="float">
            <text:p>8781.75253286135</text:p>
          </table:table-cell>
          <table:table-cell table:formula="of:=[.$E153]*400000" office:value-type="float" office:value="120482.582399563" calcext:value-type="float">
            <text:p>120482.582399563</text:p>
          </table:table-cell>
        </table:table-row>
        <table:table-row table:style-name="ro1">
          <table:table-cell office:value-type="float" office:value="23.6940449489994" calcext:value-type="float">
            <text:p>23.6940449489994</text:p>
          </table:table-cell>
          <table:table-cell office:value-type="float" office:value="81009" calcext:value-type="float">
            <text:p>81009</text:p>
          </table:table-cell>
          <table:table-cell office:value-type="float" office:value="111824" calcext:value-type="float">
            <text:p>111824</text:p>
          </table:table-cell>
          <table:table-cell office:value-type="float" office:value="0.0872031728052637" calcext:value-type="float">
            <text:p>0.0872031728052637</text:p>
          </table:table-cell>
          <table:table-cell office:value-type="float" office:value="0.22993486499945" calcext:value-type="float">
            <text:p>0.22993486499945</text:p>
          </table:table-cell>
          <table:table-cell table:formula="of:=[.$D154]*100000" office:value-type="float" office:value="8720.31728052637" calcext:value-type="float">
            <text:p>8720.31728052637</text:p>
          </table:table-cell>
          <table:table-cell table:formula="of:=[.$E154]*400000" office:value-type="float" office:value="91973.94599978" calcext:value-type="float">
            <text:p>91973.94599978</text:p>
          </table:table-cell>
        </table:table-row>
        <table:table-row table:style-name="ro1">
          <table:table-cell office:value-type="float" office:value="23.8484586819995" calcext:value-type="float">
            <text:p>23.8484586819995</text:p>
          </table:table-cell>
          <table:table-cell office:value-type="float" office:value="80468" calcext:value-type="float">
            <text:p>80468</text:p>
          </table:table-cell>
          <table:table-cell office:value-type="float" office:value="99142" calcext:value-type="float">
            <text:p>99142</text:p>
          </table:table-cell>
          <table:table-cell office:value-type="float" office:value="0.0865692609332866" calcext:value-type="float">
            <text:p>0.0865692609332866</text:p>
          </table:table-cell>
          <table:table-cell office:value-type="float" office:value="0.304079539999293" calcext:value-type="float">
            <text:p>0.304079539999293</text:p>
          </table:table-cell>
          <table:table-cell table:formula="of:=[.$D155]*100000" office:value-type="float" office:value="8656.92609332866" calcext:value-type="float">
            <text:p>8656.92609332866</text:p>
          </table:table-cell>
          <table:table-cell table:formula="of:=[.$E155]*400000" office:value-type="float" office:value="121631.815999717" calcext:value-type="float">
            <text:p>121631.815999717</text:p>
          </table:table-cell>
        </table:table-row>
        <table:table-row table:style-name="ro1">
          <table:table-cell office:value-type="float" office:value="24.0217206710004" calcext:value-type="float">
            <text:p>24.0217206710004</text:p>
          </table:table-cell>
          <table:table-cell office:value-type="float" office:value="79788" calcext:value-type="float">
            <text:p>79788</text:p>
          </table:table-cell>
          <table:table-cell office:value-type="float" office:value="76780" calcext:value-type="float">
            <text:p>76780</text:p>
          </table:table-cell>
          <table:table-cell office:value-type="float" office:value="0.0859918104202694" calcext:value-type="float">
            <text:p>0.0859918104202694</text:p>
          </table:table-cell>
          <table:table-cell office:value-type="float" office:value="0.324822347998634" calcext:value-type="float">
            <text:p>0.324822347998634</text:p>
          </table:table-cell>
          <table:table-cell table:formula="of:=[.$D156]*100000" office:value-type="float" office:value="8599.18104202694" calcext:value-type="float">
            <text:p>8599.18104202694</text:p>
          </table:table-cell>
          <table:table-cell table:formula="of:=[.$E156]*400000" office:value-type="float" office:value="129928.939199453" calcext:value-type="float">
            <text:p>129928.939199453</text:p>
          </table:table-cell>
        </table:table-row>
        <table:table-row table:style-name="ro1">
          <table:table-cell office:value-type="float" office:value="24.1849792100002" calcext:value-type="float">
            <text:p>24.1849792100002</text:p>
          </table:table-cell>
          <table:table-cell office:value-type="float" office:value="79085" calcext:value-type="float">
            <text:p>79085</text:p>
          </table:table-cell>
          <table:table-cell office:value-type="float" office:value="144136" calcext:value-type="float">
            <text:p>144136</text:p>
          </table:table-cell>
          <table:table-cell office:value-type="float" office:value="0.0853909587096595" calcext:value-type="float">
            <text:p>0.0853909587096595</text:p>
          </table:table-cell>
          <table:table-cell office:value-type="float" office:value="0.255526950000785" calcext:value-type="float">
            <text:p>0.255526950000785</text:p>
          </table:table-cell>
          <table:table-cell table:formula="of:=[.$D157]*100000" office:value-type="float" office:value="8539.09587096595" calcext:value-type="float">
            <text:p>8539.09587096595</text:p>
          </table:table-cell>
          <table:table-cell table:formula="of:=[.$E157]*400000" office:value-type="float" office:value="102210.780000314" calcext:value-type="float">
            <text:p>102210.780000314</text:p>
          </table:table-cell>
        </table:table-row>
        <table:table-row table:style-name="ro1">
          <table:table-cell office:value-type="float" office:value="24.2859067549998" calcext:value-type="float">
            <text:p>24.2859067549998</text:p>
          </table:table-cell>
          <table:table-cell office:value-type="float" office:value="78623" calcext:value-type="float">
            <text:p>78623</text:p>
          </table:table-cell>
          <table:table-cell office:value-type="float" office:value="82288" calcext:value-type="float">
            <text:p>82288</text:p>
          </table:table-cell>
          <table:table-cell office:value-type="float" office:value="0.0848416925875623" calcext:value-type="float">
            <text:p>0.0848416925875623</text:p>
          </table:table-cell>
          <table:table-cell office:value-type="float" office:value="0.256367351001245" calcext:value-type="float">
            <text:p>0.256367351001245</text:p>
          </table:table-cell>
          <table:table-cell table:formula="of:=[.$D158]*100000" office:value-type="float" office:value="8484.16925875623" calcext:value-type="float">
            <text:p>8484.16925875623</text:p>
          </table:table-cell>
          <table:table-cell table:formula="of:=[.$E158]*400000" office:value-type="float" office:value="102546.940400498" calcext:value-type="float">
            <text:p>102546.940400498</text:p>
          </table:table-cell>
        </table:table-row>
        <table:table-row table:style-name="ro1">
          <table:table-cell office:value-type="float" office:value="24.4470942999997" calcext:value-type="float">
            <text:p>24.4470942999997</text:p>
          </table:table-cell>
          <table:table-cell office:value-type="float" office:value="77851" calcext:value-type="float">
            <text:p>77851</text:p>
          </table:table-cell>
          <table:table-cell office:value-type="float" office:value="78282" calcext:value-type="float">
            <text:p>78282</text:p>
          </table:table-cell>
          <table:table-cell office:value-type="float" office:value="0.0842667966930007" calcext:value-type="float">
            <text:p>0.0842667966930007</text:p>
          </table:table-cell>
          <table:table-cell office:value-type="float" office:value="0.260631631999786" calcext:value-type="float">
            <text:p>0.260631631999786</text:p>
          </table:table-cell>
          <table:table-cell table:formula="of:=[.$D159]*100000" office:value-type="float" office:value="8426.67966930007" calcext:value-type="float">
            <text:p>8426.67966930007</text:p>
          </table:table-cell>
          <table:table-cell table:formula="of:=[.$E159]*400000" office:value-type="float" office:value="104252.652799914" calcext:value-type="float">
            <text:p>104252.652799914</text:p>
          </table:table-cell>
        </table:table-row>
        <table:table-row table:style-name="ro1">
          <table:table-cell office:value-type="float" office:value="24.5480056840006" calcext:value-type="float">
            <text:p>24.5480056840006</text:p>
          </table:table-cell>
          <table:table-cell office:value-type="float" office:value="77349" calcext:value-type="float">
            <text:p>77349</text:p>
          </table:table-cell>
          <table:table-cell office:value-type="float" office:value="81364" calcext:value-type="float">
            <text:p>81364</text:p>
          </table:table-cell>
          <table:table-cell office:value-type="float" office:value="0.0837399679666455" calcext:value-type="float">
            <text:p>0.0837399679666455</text:p>
          </table:table-cell>
          <table:table-cell office:value-type="float" office:value="0.260296858001311" calcext:value-type="float">
            <text:p>0.260296858001311</text:p>
          </table:table-cell>
          <table:table-cell table:formula="of:=[.$D160]*100000" office:value-type="float" office:value="8373.99679666455" calcext:value-type="float">
            <text:p>8373.99679666455</text:p>
          </table:table-cell>
          <table:table-cell table:formula="of:=[.$E160]*400000" office:value-type="float" office:value="104118.743200524" calcext:value-type="float">
            <text:p>104118.743200524</text:p>
          </table:table-cell>
        </table:table-row>
        <table:table-row table:style-name="ro1">
          <table:table-cell office:value-type="float" office:value="24.7156495760009" calcext:value-type="float">
            <text:p>24.7156495760009</text:p>
          </table:table-cell>
          <table:table-cell office:value-type="float" office:value="76492" calcext:value-type="float">
            <text:p>76492</text:p>
          </table:table-cell>
          <table:table-cell office:value-type="float" office:value="71532" calcext:value-type="float">
            <text:p>71532</text:p>
          </table:table-cell>
          <table:table-cell office:value-type="float" office:value="0.0832521369749424" calcext:value-type="float">
            <text:p>0.0832521369749424</text:p>
          </table:table-cell>
          <table:table-cell office:value-type="float" office:value="0.268471395000233" calcext:value-type="float">
            <text:p>0.268471395000233</text:p>
          </table:table-cell>
          <table:table-cell table:formula="of:=[.$D161]*100000" office:value-type="float" office:value="8325.21369749424" calcext:value-type="float">
            <text:p>8325.21369749424</text:p>
          </table:table-cell>
          <table:table-cell table:formula="of:=[.$E161]*400000" office:value-type="float" office:value="107388.558000093" calcext:value-type="float">
            <text:p>107388.558000093</text:p>
          </table:table-cell>
        </table:table-row>
        <table:table-row table:style-name="ro1">
          <table:table-cell office:value-type="float" office:value="24.8165920110005" calcext:value-type="float">
            <text:p>24.8165920110005</text:p>
          </table:table-cell>
          <table:table-cell office:value-type="float" office:value="75966" calcext:value-type="float">
            <text:p>75966</text:p>
          </table:table-cell>
          <table:table-cell office:value-type="float" office:value="70694" calcext:value-type="float">
            <text:p>70694</text:p>
          </table:table-cell>
          <table:table-cell office:value-type="float" office:value="0.0827960415637596" calcext:value-type="float">
            <text:p>0.0827960415637596</text:p>
          </table:table-cell>
          <table:table-cell office:value-type="float" office:value="0.269258553998952" calcext:value-type="float">
            <text:p>0.269258553998952</text:p>
          </table:table-cell>
          <table:table-cell table:formula="of:=[.$D162]*100000" office:value-type="float" office:value="8279.60415637596" calcext:value-type="float">
            <text:p>8279.60415637596</text:p>
          </table:table-cell>
          <table:table-cell table:formula="of:=[.$E162]*400000" office:value-type="float" office:value="107703.421599581" calcext:value-type="float">
            <text:p>107703.421599581</text:p>
          </table:table-cell>
        </table:table-row>
        <table:table-row table:style-name="ro1">
          <table:table-cell office:value-type="float" office:value="24.9684612540004" calcext:value-type="float">
            <text:p>24.9684612540004</text:p>
          </table:table-cell>
          <table:table-cell office:value-type="float" office:value="75166" calcext:value-type="float">
            <text:p>75166</text:p>
          </table:table-cell>
          <table:table-cell office:value-type="float" office:value="85096" calcext:value-type="float">
            <text:p>85096</text:p>
          </table:table-cell>
          <table:table-cell office:value-type="float" office:value="0.0823010902791201" calcext:value-type="float">
            <text:p>0.0823010902791201</text:p>
          </table:table-cell>
          <table:table-cell office:value-type="float" office:value="0.251512332000857" calcext:value-type="float">
            <text:p>0.251512332000857</text:p>
          </table:table-cell>
          <table:table-cell table:formula="of:=[.$D163]*100000" office:value-type="float" office:value="8230.10902791201" calcext:value-type="float">
            <text:p>8230.10902791201</text:p>
          </table:table-cell>
          <table:table-cell table:formula="of:=[.$E163]*400000" office:value-type="float" office:value="100604.932800343" calcext:value-type="float">
            <text:p>100604.932800343</text:p>
          </table:table-cell>
        </table:table-row>
        <table:table-row table:style-name="ro1">
          <table:table-cell office:value-type="float" office:value="25.1126032249995" calcext:value-type="float">
            <text:p>25.1126032249995</text:p>
          </table:table-cell>
          <table:table-cell office:value-type="float" office:value="74405" calcext:value-type="float">
            <text:p>74405</text:p>
          </table:table-cell>
          <table:table-cell office:value-type="float" office:value="4800" calcext:value-type="float">
            <text:p>4800</text:p>
          </table:table-cell>
          <table:table-cell office:value-type="float" office:value="0.0898408722232961" calcext:value-type="float">
            <text:p>0.0898408722232961</text:p>
          </table:table-cell>
          <table:table-cell office:value-type="float" office:value="0.303789687000972" calcext:value-type="float">
            <text:p>0.303789687000972</text:p>
          </table:table-cell>
          <table:table-cell table:formula="of:=[.$D164]*100000" office:value-type="float" office:value="8984.08722232961" calcext:value-type="float">
            <text:p>8984.08722232961</text:p>
          </table:table-cell>
          <table:table-cell table:formula="of:=[.$E164]*400000" office:value-type="float" office:value="121515.874800389" calcext:value-type="float">
            <text:p>121515.874800389</text:p>
          </table:table-cell>
        </table:table-row>
        <table:table-row table:style-name="ro1">
          <table:table-cell office:value-type="float" office:value="25.2639996529997" calcext:value-type="float">
            <text:p>25.2639996529997</text:p>
          </table:table-cell>
          <table:table-cell office:value-type="float" office:value="73612" calcext:value-type="float">
            <text:p>73612</text:p>
          </table:table-cell>
          <table:table-cell office:value-type="float" office:value="147932" calcext:value-type="float">
            <text:p>147932</text:p>
          </table:table-cell>
          <table:table-cell office:value-type="float" office:value="0.0956822215881607" calcext:value-type="float">
            <text:p>0.0956822215881607</text:p>
          </table:table-cell>
          <table:table-cell office:value-type="float" office:value="0.214697622999665" calcext:value-type="float">
            <text:p>0.214697622999665</text:p>
          </table:table-cell>
          <table:table-cell table:formula="of:=[.$D165]*100000" office:value-type="float" office:value="9568.22215881607" calcext:value-type="float">
            <text:p>9568.22215881607</text:p>
          </table:table-cell>
          <table:table-cell table:formula="of:=[.$E165]*400000" office:value-type="float" office:value="85879.0491998661" calcext:value-type="float">
            <text:p>85879.0491998661</text:p>
          </table:table-cell>
        </table:table-row>
        <table:table-row table:style-name="ro1">
          <table:table-cell office:value-type="float" office:value="25.3653411030009" calcext:value-type="float">
            <text:p>25.3653411030009</text:p>
          </table:table-cell>
          <table:table-cell office:value-type="float" office:value="73089" calcext:value-type="float">
            <text:p>73089</text:p>
          </table:table-cell>
          <table:table-cell office:value-type="float" office:value="59166" calcext:value-type="float">
            <text:p>59166</text:p>
          </table:table-cell>
          <table:table-cell office:value-type="float" office:value="0.100261192290291" calcext:value-type="float">
            <text:p>0.100261192290291</text:p>
          </table:table-cell>
          <table:table-cell office:value-type="float" office:value="0.245047955999326" calcext:value-type="float">
            <text:p>0.245047955999326</text:p>
          </table:table-cell>
          <table:table-cell table:formula="of:=[.$D166]*100000" office:value-type="float" office:value="10026.1192290291" calcext:value-type="float">
            <text:p>10026.1192290291</text:p>
          </table:table-cell>
          <table:table-cell table:formula="of:=[.$E166]*400000" office:value-type="float" office:value="98019.1823997302" calcext:value-type="float">
            <text:p>98019.1823997302</text:p>
          </table:table-cell>
        </table:table-row>
        <table:table-row table:style-name="ro1">
          <table:table-cell office:value-type="float" office:value="25.5243618109998" calcext:value-type="float">
            <text:p>25.5243618109998</text:p>
          </table:table-cell>
          <table:table-cell office:value-type="float" office:value="72288" calcext:value-type="float">
            <text:p>72288</text:p>
          </table:table-cell>
          <table:table-cell office:value-type="float" office:value="81528" calcext:value-type="float">
            <text:p>81528</text:p>
          </table:table-cell>
          <table:table-cell office:value-type="float" office:value="0.103831001076328" calcext:value-type="float">
            <text:p>0.103831001076328</text:p>
          </table:table-cell>
          <table:table-cell office:value-type="float" office:value="0.261012005999874" calcext:value-type="float">
            <text:p>0.261012005999874</text:p>
          </table:table-cell>
          <table:table-cell table:formula="of:=[.$D167]*100000" office:value-type="float" office:value="10383.1001076328" calcext:value-type="float">
            <text:p>10383.1001076328</text:p>
          </table:table-cell>
          <table:table-cell table:formula="of:=[.$E167]*400000" office:value-type="float" office:value="104404.802399949" calcext:value-type="float">
            <text:p>104404.802399949</text:p>
          </table:table-cell>
        </table:table-row>
        <table:table-row table:style-name="ro1">
          <table:table-cell office:value-type="float" office:value="25.6255757090003" calcext:value-type="float">
            <text:p>25.6255757090003</text:p>
          </table:table-cell>
          <table:table-cell office:value-type="float" office:value="71795" calcext:value-type="float">
            <text:p>71795</text:p>
          </table:table-cell>
          <table:table-cell office:value-type="float" office:value="69450" calcext:value-type="float">
            <text:p>69450</text:p>
          </table:table-cell>
          <table:table-cell office:value-type="float" office:value="0.106594212625768" calcext:value-type="float">
            <text:p>0.106594212625768</text:p>
          </table:table-cell>
          <table:table-cell office:value-type="float" office:value="0.255758882998634" calcext:value-type="float">
            <text:p>0.255758882998634</text:p>
          </table:table-cell>
          <table:table-cell table:formula="of:=[.$D168]*100000" office:value-type="float" office:value="10659.4212625768" calcext:value-type="float">
            <text:p>10659.4212625768</text:p>
          </table:table-cell>
          <table:table-cell table:formula="of:=[.$E168]*400000" office:value-type="float" office:value="102303.553199454" calcext:value-type="float">
            <text:p>102303.553199454</text:p>
          </table:table-cell>
        </table:table-row>
        <table:table-row table:style-name="ro1">
          <table:table-cell office:value-type="float" office:value="25.7840936619996" calcext:value-type="float">
            <text:p>25.7840936619996</text:p>
          </table:table-cell>
          <table:table-cell office:value-type="float" office:value="71054" calcext:value-type="float">
            <text:p>71054</text:p>
          </table:table-cell>
          <table:table-cell office:value-type="float" office:value="71928" calcext:value-type="float">
            <text:p>71928</text:p>
          </table:table-cell>
          <table:table-cell office:value-type="float" office:value="0.10862167360256" calcext:value-type="float">
            <text:p>0.10862167360256</text:p>
          </table:table-cell>
          <table:table-cell office:value-type="float" office:value="0.259729751000123" calcext:value-type="float">
            <text:p>0.259729751000123</text:p>
          </table:table-cell>
          <table:table-cell table:formula="of:=[.$D169]*100000" office:value-type="float" office:value="10862.167360256" calcext:value-type="float">
            <text:p>10862.167360256</text:p>
          </table:table-cell>
          <table:table-cell table:formula="of:=[.$E169]*400000" office:value-type="float" office:value="103891.900400049" calcext:value-type="float">
            <text:p>103891.900400049</text:p>
          </table:table-cell>
        </table:table-row>
        <table:table-row table:style-name="ro1">
          <table:table-cell office:value-type="float" office:value="25.8857349350001" calcext:value-type="float">
            <text:p>25.8857349350001</text:p>
          </table:table-cell>
          <table:table-cell office:value-type="float" office:value="70603" calcext:value-type="float">
            <text:p>70603</text:p>
          </table:table-cell>
          <table:table-cell office:value-type="float" office:value="66494" calcext:value-type="float">
            <text:p>66494</text:p>
          </table:table-cell>
          <table:table-cell office:value-type="float" office:value="0.110153152835536" calcext:value-type="float">
            <text:p>0.110153152835536</text:p>
          </table:table-cell>
          <table:table-cell office:value-type="float" office:value="0.26125269899967" calcext:value-type="float">
            <text:p>0.26125269899967</text:p>
          </table:table-cell>
          <table:table-cell table:formula="of:=[.$D170]*100000" office:value-type="float" office:value="11015.3152835536" calcext:value-type="float">
            <text:p>11015.3152835536</text:p>
          </table:table-cell>
          <table:table-cell table:formula="of:=[.$E170]*400000" office:value-type="float" office:value="104501.079599868" calcext:value-type="float">
            <text:p>104501.079599868</text:p>
          </table:table-cell>
        </table:table-row>
        <table:table-row table:style-name="ro1">
          <table:table-cell office:value-type="float" office:value="26.032233195001" calcext:value-type="float">
            <text:p>26.032233195001</text:p>
          </table:table-cell>
          <table:table-cell office:value-type="float" office:value="69991" calcext:value-type="float">
            <text:p>69991</text:p>
          </table:table-cell>
          <table:table-cell office:value-type="float" office:value="77096" calcext:value-type="float">
            <text:p>77096</text:p>
          </table:table-cell>
          <table:table-cell office:value-type="float" office:value="0.111288545434452" calcext:value-type="float">
            <text:p>0.111288545434452</text:p>
          </table:table-cell>
          <table:table-cell office:value-type="float" office:value="0.246104068000932" calcext:value-type="float">
            <text:p>0.246104068000932</text:p>
          </table:table-cell>
          <table:table-cell table:formula="of:=[.$D171]*100000" office:value-type="float" office:value="11128.8545434452" calcext:value-type="float">
            <text:p>11128.8545434452</text:p>
          </table:table-cell>
          <table:table-cell table:formula="of:=[.$E171]*400000" office:value-type="float" office:value="98441.6272003728" calcext:value-type="float">
            <text:p>98441.6272003728</text:p>
          </table:table-cell>
        </table:table-row>
        <table:table-row table:style-name="ro1">
          <table:table-cell office:value-type="float" office:value="26.1333538519993" calcext:value-type="float">
            <text:p>26.1333538519993</text:p>
          </table:table-cell>
          <table:table-cell office:value-type="float" office:value="69599" calcext:value-type="float">
            <text:p>69599</text:p>
          </table:table-cell>
          <table:table-cell office:value-type="float" office:value="60212" calcext:value-type="float">
            <text:p>60212</text:p>
          </table:table-cell>
          <table:table-cell office:value-type="float" office:value="0.112107759424485" calcext:value-type="float">
            <text:p>0.112107759424485</text:p>
          </table:table-cell>
          <table:table-cell office:value-type="float" office:value="0.248962833000405" calcext:value-type="float">
            <text:p>0.248962833000405</text:p>
          </table:table-cell>
          <table:table-cell table:formula="of:=[.$D172]*100000" office:value-type="float" office:value="11210.7759424485" calcext:value-type="float">
            <text:p>11210.7759424485</text:p>
          </table:table-cell>
          <table:table-cell table:formula="of:=[.$E172]*400000" office:value-type="float" office:value="99585.1332001621" calcext:value-type="float">
            <text:p>99585.1332001621</text:p>
          </table:table-cell>
        </table:table-row>
        <table:table-row table:style-name="ro1">
          <table:table-cell office:value-type="float" office:value="26.2827548160003" calcext:value-type="float">
            <text:p>26.2827548160003</text:p>
          </table:table-cell>
          <table:table-cell office:value-type="float" office:value="69067" calcext:value-type="float">
            <text:p>69067</text:p>
          </table:table-cell>
          <table:table-cell office:value-type="float" office:value="76194" calcext:value-type="float">
            <text:p>76194</text:p>
          </table:table-cell>
          <table:table-cell office:value-type="float" office:value="0.112586970898367" calcext:value-type="float">
            <text:p>0.112586970898367</text:p>
          </table:table-cell>
          <table:table-cell office:value-type="float" office:value="0.321182054998644" calcext:value-type="float">
            <text:p>0.321182054998644</text:p>
          </table:table-cell>
          <table:table-cell table:formula="of:=[.$D173]*100000" office:value-type="float" office:value="11258.6970898367" calcext:value-type="float">
            <text:p>11258.6970898367</text:p>
          </table:table-cell>
          <table:table-cell table:formula="of:=[.$E173]*400000" office:value-type="float" office:value="128472.821999458" calcext:value-type="float">
            <text:p>128472.821999458</text:p>
          </table:table-cell>
        </table:table-row>
        <table:table-row table:style-name="ro1">
          <table:table-cell office:value-type="float" office:value="26.4494317749995" calcext:value-type="float">
            <text:p>26.4494317749995</text:p>
          </table:table-cell>
          <table:table-cell office:value-type="float" office:value="68550" calcext:value-type="float">
            <text:p>68550</text:p>
          </table:table-cell>
          <table:table-cell office:value-type="float" office:value="69302" calcext:value-type="float">
            <text:p>69302</text:p>
          </table:table-cell>
          <table:table-cell office:value-type="float" office:value="0.112796849445966" calcext:value-type="float">
            <text:p>0.112796849445966</text:p>
          </table:table-cell>
          <table:table-cell office:value-type="float" office:value="0.245455530000982" calcext:value-type="float">
            <text:p>0.245455530000982</text:p>
          </table:table-cell>
          <table:table-cell table:formula="of:=[.$D174]*100000" office:value-type="float" office:value="11279.6849445966" calcext:value-type="float">
            <text:p>11279.6849445966</text:p>
          </table:table-cell>
          <table:table-cell table:formula="of:=[.$E174]*400000" office:value-type="float" office:value="98182.2120003926" calcext:value-type="float">
            <text:p>98182.2120003926</text:p>
          </table:table-cell>
        </table:table-row>
        <table:table-row table:style-name="ro1">
          <table:table-cell office:value-type="float" office:value="26.6386951050008" calcext:value-type="float">
            <text:p>26.6386951050008</text:p>
          </table:table-cell>
          <table:table-cell office:value-type="float" office:value="68067" calcext:value-type="float">
            <text:p>68067</text:p>
          </table:table-cell>
          <table:table-cell office:value-type="float" office:value="82438" calcext:value-type="float">
            <text:p>82438</text:p>
          </table:table-cell>
          <table:table-cell office:value-type="float" office:value="0.112793870534216" calcext:value-type="float">
            <text:p>0.112793870534216</text:p>
          </table:table-cell>
          <table:table-cell office:value-type="float" office:value="0.266097837000416" calcext:value-type="float">
            <text:p>0.266097837000416</text:p>
          </table:table-cell>
          <table:table-cell table:formula="of:=[.$D175]*100000" office:value-type="float" office:value="11279.3870534216" calcext:value-type="float">
            <text:p>11279.3870534216</text:p>
          </table:table-cell>
          <table:table-cell table:formula="of:=[.$E175]*400000" office:value-type="float" office:value="106439.134800166" calcext:value-type="float">
            <text:p>106439.134800166</text:p>
          </table:table-cell>
        </table:table-row>
        <table:table-row table:style-name="ro1">
          <table:table-cell office:value-type="float" office:value="26.797025625001" calcext:value-type="float">
            <text:p>26.797025625001</text:p>
          </table:table-cell>
          <table:table-cell office:value-type="float" office:value="67756" calcext:value-type="float">
            <text:p>67756</text:p>
          </table:table-cell>
          <table:table-cell office:value-type="float" office:value="119758" calcext:value-type="float">
            <text:p>119758</text:p>
          </table:table-cell>
          <table:table-cell office:value-type="float" office:value="0.112707006539733" calcext:value-type="float">
            <text:p>0.112707006539733</text:p>
          </table:table-cell>
          <table:table-cell office:value-type="float" office:value="0.260415818998808" calcext:value-type="float">
            <text:p>0.260415818998808</text:p>
          </table:table-cell>
          <table:table-cell table:formula="of:=[.$D176]*100000" office:value-type="float" office:value="11270.7006539733" calcext:value-type="float">
            <text:p>11270.7006539733</text:p>
          </table:table-cell>
          <table:table-cell table:formula="of:=[.$E176]*400000" office:value-type="float" office:value="104166.327599523" calcext:value-type="float">
            <text:p>104166.327599523</text:p>
          </table:table-cell>
        </table:table-row>
        <table:table-row table:style-name="ro1">
          <table:table-cell office:value-type="float" office:value="26.9642485220011" calcext:value-type="float">
            <text:p>26.9642485220011</text:p>
          </table:table-cell>
          <table:table-cell office:value-type="float" office:value="67525" calcext:value-type="float">
            <text:p>67525</text:p>
          </table:table-cell>
          <table:table-cell office:value-type="float" office:value="66558" calcext:value-type="float">
            <text:p>66558</text:p>
          </table:table-cell>
          <table:table-cell office:value-type="float" office:value="0.112470437945541" calcext:value-type="float">
            <text:p>0.112470437945541</text:p>
          </table:table-cell>
          <table:table-cell office:value-type="float" office:value="0.247290381999846" calcext:value-type="float">
            <text:p>0.247290381999846</text:p>
          </table:table-cell>
          <table:table-cell table:formula="of:=[.$D177]*100000" office:value-type="float" office:value="11247.0437945541" calcext:value-type="float">
            <text:p>11247.0437945541</text:p>
          </table:table-cell>
          <table:table-cell table:formula="of:=[.$E177]*400000" office:value-type="float" office:value="98916.1527999386" calcext:value-type="float">
            <text:p>98916.1527999386</text:p>
          </table:table-cell>
        </table:table-row>
        <table:table-row table:style-name="ro1">
          <table:table-cell office:value-type="float" office:value="27.1482102179998" calcext:value-type="float">
            <text:p>27.1482102179998</text:p>
          </table:table-cell>
          <table:table-cell office:value-type="float" office:value="67391" calcext:value-type="float">
            <text:p>67391</text:p>
          </table:table-cell>
          <table:table-cell office:value-type="float" office:value="83698" calcext:value-type="float">
            <text:p>83698</text:p>
          </table:table-cell>
          <table:table-cell office:value-type="float" office:value="0.112116571758647" calcext:value-type="float">
            <text:p>0.112116571758647</text:p>
          </table:table-cell>
          <table:table-cell office:value-type="float" office:value="0.348933455999941" calcext:value-type="float">
            <text:p>0.348933455999941</text:p>
          </table:table-cell>
          <table:table-cell table:formula="of:=[.$D178]*100000" office:value-type="float" office:value="11211.6571758647" calcext:value-type="float">
            <text:p>11211.6571758647</text:p>
          </table:table-cell>
          <table:table-cell table:formula="of:=[.$E178]*400000" office:value-type="float" office:value="139573.382399976" calcext:value-type="float">
            <text:p>139573.382399976</text:p>
          </table:table-cell>
        </table:table-row>
        <table:table-row table:style-name="ro1">
          <table:table-cell office:value-type="float" office:value="27.3090506280005" calcext:value-type="float">
            <text:p>27.3090506280005</text:p>
          </table:table-cell>
          <table:table-cell office:value-type="float" office:value="67380" calcext:value-type="float">
            <text:p>67380</text:p>
          </table:table-cell>
          <table:table-cell office:value-type="float" office:value="116128" calcext:value-type="float">
            <text:p>116128</text:p>
          </table:table-cell>
          <table:table-cell office:value-type="float" office:value="0.111752080936329" calcext:value-type="float">
            <text:p>0.111752080936329</text:p>
          </table:table-cell>
          <table:table-cell office:value-type="float" office:value="0.259568888999638" calcext:value-type="float">
            <text:p>0.259568888999638</text:p>
          </table:table-cell>
          <table:table-cell table:formula="of:=[.$D179]*100000" office:value-type="float" office:value="11175.2080936329" calcext:value-type="float">
            <text:p>11175.2080936329</text:p>
          </table:table-cell>
          <table:table-cell table:formula="of:=[.$E179]*400000" office:value-type="float" office:value="103827.555599855" calcext:value-type="float">
            <text:p>103827.555599855</text:p>
          </table:table-cell>
        </table:table-row>
        <table:table-row table:style-name="ro1">
          <table:table-cell office:value-type="float" office:value="27.5260343589998" calcext:value-type="float">
            <text:p>27.5260343589998</text:p>
          </table:table-cell>
          <table:table-cell office:value-type="float" office:value="67527" calcext:value-type="float">
            <text:p>67527</text:p>
          </table:table-cell>
          <table:table-cell office:value-type="float" office:value="70468" calcext:value-type="float">
            <text:p>70468</text:p>
          </table:table-cell>
          <table:table-cell office:value-type="float" office:value="0.111299474968041" calcext:value-type="float">
            <text:p>0.111299474968041</text:p>
          </table:table-cell>
          <table:table-cell office:value-type="float" office:value="0.301434368999253" calcext:value-type="float">
            <text:p>0.301434368999253</text:p>
          </table:table-cell>
          <table:table-cell table:formula="of:=[.$D180]*100000" office:value-type="float" office:value="11129.9474968041" calcext:value-type="float">
            <text:p>11129.9474968041</text:p>
          </table:table-cell>
          <table:table-cell table:formula="of:=[.$E180]*400000" office:value-type="float" office:value="120573.747599701" calcext:value-type="float">
            <text:p>120573.747599701</text:p>
          </table:table-cell>
        </table:table-row>
        <table:table-row table:style-name="ro1">
          <table:table-cell office:value-type="float" office:value="27.6944779200003" calcext:value-type="float">
            <text:p>27.6944779200003</text:p>
          </table:table-cell>
          <table:table-cell office:value-type="float" office:value="67769" calcext:value-type="float">
            <text:p>67769</text:p>
          </table:table-cell>
          <table:table-cell office:value-type="float" office:value="103560" calcext:value-type="float">
            <text:p>103560</text:p>
          </table:table-cell>
          <table:table-cell office:value-type="float" office:value="0.110778710409216" calcext:value-type="float">
            <text:p>0.110778710409216</text:p>
          </table:table-cell>
          <table:table-cell office:value-type="float" office:value="0.293743567001002" calcext:value-type="float">
            <text:p>0.293743567001002</text:p>
          </table:table-cell>
          <table:table-cell table:formula="of:=[.$D181]*100000" office:value-type="float" office:value="11077.8710409216" calcext:value-type="float">
            <text:p>11077.8710409216</text:p>
          </table:table-cell>
          <table:table-cell table:formula="of:=[.$E181]*400000" office:value-type="float" office:value="117497.426800401" calcext:value-type="float">
            <text:p>117497.426800401</text:p>
          </table:table-cell>
        </table:table-row>
        <table:table-row table:style-name="ro1">
          <table:table-cell office:value-type="float" office:value="27.7953529639999" calcext:value-type="float">
            <text:p>27.7953529639999</text:p>
          </table:table-cell>
          <table:table-cell office:value-type="float" office:value="67967" calcext:value-type="float">
            <text:p>67967</text:p>
          </table:table-cell>
          <table:table-cell office:value-type="float" office:value="91008" calcext:value-type="float">
            <text:p>91008</text:p>
          </table:table-cell>
          <table:table-cell office:value-type="float" office:value="0.110283618146867" calcext:value-type="float">
            <text:p>0.110283618146867</text:p>
          </table:table-cell>
          <table:table-cell office:value-type="float" office:value="0.257282360998943" calcext:value-type="float">
            <text:p>0.257282360998943</text:p>
          </table:table-cell>
          <table:table-cell table:formula="of:=[.$D182]*100000" office:value-type="float" office:value="11028.3618146867" calcext:value-type="float">
            <text:p>11028.3618146867</text:p>
          </table:table-cell>
          <table:table-cell table:formula="of:=[.$E182]*400000" office:value-type="float" office:value="102912.944399577" calcext:value-type="float">
            <text:p>102912.944399577</text:p>
          </table:table-cell>
        </table:table-row>
        <table:table-row table:style-name="ro1">
          <table:table-cell office:value-type="float" office:value="27.9568108120002" calcext:value-type="float">
            <text:p>27.9568108120002</text:p>
          </table:table-cell>
          <table:table-cell office:value-type="float" office:value="68365" calcext:value-type="float">
            <text:p>68365</text:p>
          </table:table-cell>
          <table:table-cell office:value-type="float" office:value="39464" calcext:value-type="float">
            <text:p>39464</text:p>
          </table:table-cell>
          <table:table-cell office:value-type="float" office:value="0.10973227086158" calcext:value-type="float">
            <text:p>0.10973227086158</text:p>
          </table:table-cell>
          <table:table-cell office:value-type="float" office:value="0.262139558999479" calcext:value-type="float">
            <text:p>0.262139558999479</text:p>
          </table:table-cell>
          <table:table-cell table:formula="of:=[.$D183]*100000" office:value-type="float" office:value="10973.227086158" calcext:value-type="float">
            <text:p>10973.227086158</text:p>
          </table:table-cell>
          <table:table-cell table:formula="of:=[.$E183]*400000" office:value-type="float" office:value="104855.823599792" calcext:value-type="float">
            <text:p>104855.823599792</text:p>
          </table:table-cell>
        </table:table-row>
        <table:table-row table:style-name="ro1">
          <table:table-cell office:value-type="float" office:value="28.1263288360005" calcext:value-type="float">
            <text:p>28.1263288360005</text:p>
          </table:table-cell>
          <table:table-cell office:value-type="float" office:value="68890" calcext:value-type="float">
            <text:p>68890</text:p>
          </table:table-cell>
          <table:table-cell office:value-type="float" office:value="96470" calcext:value-type="float">
            <text:p>96470</text:p>
          </table:table-cell>
          <table:table-cell office:value-type="float" office:value="0.109214388117835" calcext:value-type="float">
            <text:p>0.109214388117835</text:p>
          </table:table-cell>
          <table:table-cell office:value-type="float" office:value="0.25278268799957" calcext:value-type="float">
            <text:p>0.25278268799957</text:p>
          </table:table-cell>
          <table:table-cell table:formula="of:=[.$D184]*100000" office:value-type="float" office:value="10921.4388117835" calcext:value-type="float">
            <text:p>10921.4388117835</text:p>
          </table:table-cell>
          <table:table-cell table:formula="of:=[.$E184]*400000" office:value-type="float" office:value="101113.075199828" calcext:value-type="float">
            <text:p>101113.075199828</text:p>
          </table:table-cell>
        </table:table-row>
        <table:table-row table:style-name="ro1">
          <table:table-cell office:value-type="float" office:value="28.2280244699996" calcext:value-type="float">
            <text:p>28.2280244699996</text:p>
          </table:table-cell>
          <table:table-cell office:value-type="float" office:value="69256" calcext:value-type="float">
            <text:p>69256</text:p>
          </table:table-cell>
          <table:table-cell office:value-type="float" office:value="66926" calcext:value-type="float">
            <text:p>66926</text:p>
          </table:table-cell>
          <table:table-cell office:value-type="float" office:value="0.108723823661528" calcext:value-type="float">
            <text:p>0.108723823661528</text:p>
          </table:table-cell>
          <table:table-cell office:value-type="float" office:value="0.262793337000403" calcext:value-type="float">
            <text:p>0.262793337000403</text:p>
          </table:table-cell>
          <table:table-cell table:formula="of:=[.$D185]*100000" office:value-type="float" office:value="10872.3823661528" calcext:value-type="float">
            <text:p>10872.3823661528</text:p>
          </table:table-cell>
          <table:table-cell table:formula="of:=[.$E185]*400000" office:value-type="float" office:value="105117.334800161" calcext:value-type="float">
            <text:p>105117.334800161</text:p>
          </table:table-cell>
        </table:table-row>
        <table:table-row table:style-name="ro1">
          <table:table-cell office:value-type="float" office:value="28.376534813" calcext:value-type="float">
            <text:p>28.376534813</text:p>
          </table:table-cell>
          <table:table-cell office:value-type="float" office:value="69855" calcext:value-type="float">
            <text:p>69855</text:p>
          </table:table-cell>
          <table:table-cell office:value-type="float" office:value="67008" calcext:value-type="float">
            <text:p>67008</text:p>
          </table:table-cell>
          <table:table-cell office:value-type="float" office:value="0.108180472356784" calcext:value-type="float">
            <text:p>0.108180472356784</text:p>
          </table:table-cell>
          <table:table-cell office:value-type="float" office:value="0.251581013999385" calcext:value-type="float">
            <text:p>0.251581013999385</text:p>
          </table:table-cell>
          <table:table-cell table:formula="of:=[.$D186]*100000" office:value-type="float" office:value="10818.0472356784" calcext:value-type="float">
            <text:p>10818.0472356784</text:p>
          </table:table-cell>
          <table:table-cell table:formula="of:=[.$E186]*400000" office:value-type="float" office:value="100632.405599754" calcext:value-type="float">
            <text:p>100632.405599754</text:p>
          </table:table-cell>
        </table:table-row>
        <table:table-row table:style-name="ro1">
          <table:table-cell office:value-type="float" office:value="28.5453326389998" calcext:value-type="float">
            <text:p>28.5453326389998</text:p>
          </table:table-cell>
          <table:table-cell office:value-type="float" office:value="70625" calcext:value-type="float">
            <text:p>70625</text:p>
          </table:table-cell>
          <table:table-cell office:value-type="float" office:value="71504" calcext:value-type="float">
            <text:p>71504</text:p>
          </table:table-cell>
          <table:table-cell office:value-type="float" office:value="0.107597009464375" calcext:value-type="float">
            <text:p>0.107597009464375</text:p>
          </table:table-cell>
          <table:table-cell office:value-type="float" office:value="0.249347296999986" calcext:value-type="float">
            <text:p>0.249347296999986</text:p>
          </table:table-cell>
          <table:table-cell table:formula="of:=[.$D187]*100000" office:value-type="float" office:value="10759.7009464375" calcext:value-type="float">
            <text:p>10759.7009464375</text:p>
          </table:table-cell>
          <table:table-cell table:formula="of:=[.$E187]*400000" office:value-type="float" office:value="99738.9187999943" calcext:value-type="float">
            <text:p>99738.9187999943</text:p>
          </table:table-cell>
        </table:table-row>
        <table:table-row table:style-name="ro1">
          <table:table-cell office:value-type="float" office:value="28.7158461840008" calcext:value-type="float">
            <text:p>28.7158461840008</text:p>
          </table:table-cell>
          <table:table-cell office:value-type="float" office:value="71494" calcext:value-type="float">
            <text:p>71494</text:p>
          </table:table-cell>
          <table:table-cell office:value-type="float" office:value="79944" calcext:value-type="float">
            <text:p>79944</text:p>
          </table:table-cell>
          <table:table-cell office:value-type="float" office:value="0.107056628550521" calcext:value-type="float">
            <text:p>0.107056628550521</text:p>
          </table:table-cell>
          <table:table-cell office:value-type="float" office:value="0.249285816000338" calcext:value-type="float">
            <text:p>0.249285816000338</text:p>
          </table:table-cell>
          <table:table-cell table:formula="of:=[.$D188]*100000" office:value-type="float" office:value="10705.6628550521" calcext:value-type="float">
            <text:p>10705.6628550521</text:p>
          </table:table-cell>
          <table:table-cell table:formula="of:=[.$E188]*400000" office:value-type="float" office:value="99714.3264001352" calcext:value-type="float">
            <text:p>99714.3264001352</text:p>
          </table:table-cell>
        </table:table-row>
        <table:table-row table:style-name="ro1">
          <table:table-cell office:value-type="float" office:value="28.8839778719994" calcext:value-type="float">
            <text:p>28.8839778719994</text:p>
          </table:table-cell>
          <table:table-cell office:value-type="float" office:value="72432" calcext:value-type="float">
            <text:p>72432</text:p>
          </table:table-cell>
          <table:table-cell office:value-type="float" office:value="125914" calcext:value-type="float">
            <text:p>125914</text:p>
          </table:table-cell>
          <table:table-cell office:value-type="float" office:value="0.10647863617375" calcext:value-type="float">
            <text:p>0.10647863617375</text:p>
          </table:table-cell>
          <table:table-cell office:value-type="float" office:value="0.256927487000212" calcext:value-type="float">
            <text:p>0.256927487000212</text:p>
          </table:table-cell>
          <table:table-cell table:formula="of:=[.$D189]*100000" office:value-type="float" office:value="10647.863617375" calcext:value-type="float">
            <text:p>10647.863617375</text:p>
          </table:table-cell>
          <table:table-cell table:formula="of:=[.$E189]*400000" office:value-type="float" office:value="102770.994800085" calcext:value-type="float">
            <text:p>102770.994800085</text:p>
          </table:table-cell>
        </table:table-row>
        <table:table-row table:style-name="ro1">
          <table:table-cell office:value-type="float" office:value="29.0543405150002" calcext:value-type="float">
            <text:p>29.0543405150002</text:p>
          </table:table-cell>
          <table:table-cell office:value-type="float" office:value="73456" calcext:value-type="float">
            <text:p>73456</text:p>
          </table:table-cell>
          <table:table-cell office:value-type="float" office:value="72646" calcext:value-type="float">
            <text:p>72646</text:p>
          </table:table-cell>
          <table:table-cell office:value-type="float" office:value="0.105872564111414" calcext:value-type="float">
            <text:p>0.105872564111414</text:p>
          </table:table-cell>
          <table:table-cell office:value-type="float" office:value="0.254861662999247" calcext:value-type="float">
            <text:p>0.254861662999247</text:p>
          </table:table-cell>
          <table:table-cell table:formula="of:=[.$D190]*100000" office:value-type="float" office:value="10587.2564111414" calcext:value-type="float">
            <text:p>10587.2564111414</text:p>
          </table:table-cell>
          <table:table-cell table:formula="of:=[.$E190]*400000" office:value-type="float" office:value="101944.665199699" calcext:value-type="float">
            <text:p>101944.665199699</text:p>
          </table:table-cell>
        </table:table-row>
        <table:table-row table:style-name="ro1">
          <table:table-cell office:value-type="float" office:value="29.2341968029996" calcext:value-type="float">
            <text:p>29.2341968029996</text:p>
          </table:table-cell>
          <table:table-cell office:value-type="float" office:value="74606" calcext:value-type="float">
            <text:p>74606</text:p>
          </table:table-cell>
          <table:table-cell office:value-type="float" office:value="83818" calcext:value-type="float">
            <text:p>83818</text:p>
          </table:table-cell>
          <table:table-cell office:value-type="float" office:value="0.105316607990162" calcext:value-type="float">
            <text:p>0.105316607990162</text:p>
          </table:table-cell>
          <table:table-cell office:value-type="float" office:value="0.347723711998697" calcext:value-type="float">
            <text:p>0.347723711998697</text:p>
          </table:table-cell>
          <table:table-cell table:formula="of:=[.$D191]*100000" office:value-type="float" office:value="10531.6607990162" calcext:value-type="float">
            <text:p>10531.6607990162</text:p>
          </table:table-cell>
          <table:table-cell table:formula="of:=[.$E191]*400000" office:value-type="float" office:value="139089.484799479" calcext:value-type="float">
            <text:p>139089.484799479</text:p>
          </table:table-cell>
        </table:table-row>
        <table:table-row table:style-name="ro1">
          <table:table-cell office:value-type="float" office:value="29.399840170001" calcext:value-type="float">
            <text:p>29.399840170001</text:p>
          </table:table-cell>
          <table:table-cell office:value-type="float" office:value="75717" calcext:value-type="float">
            <text:p>75717</text:p>
          </table:table-cell>
          <table:table-cell office:value-type="float" office:value="125728" calcext:value-type="float">
            <text:p>125728</text:p>
          </table:table-cell>
          <table:table-cell office:value-type="float" office:value="0.104731102091788" calcext:value-type="float">
            <text:p>0.104731102091788</text:p>
          </table:table-cell>
          <table:table-cell office:value-type="float" office:value="0.259323735999715" calcext:value-type="float">
            <text:p>0.259323735999715</text:p>
          </table:table-cell>
          <table:table-cell table:formula="of:=[.$D192]*100000" office:value-type="float" office:value="10473.1102091788" calcext:value-type="float">
            <text:p>10473.1102091788</text:p>
          </table:table-cell>
          <table:table-cell table:formula="of:=[.$E192]*400000" office:value-type="float" office:value="103729.494399886" calcext:value-type="float">
            <text:p>103729.494399886</text:p>
          </table:table-cell>
        </table:table-row>
        <table:table-row table:style-name="ro1">
          <table:table-cell office:value-type="float" office:value="29.5008920769997" calcext:value-type="float">
            <text:p>29.5008920769997</text:p>
          </table:table-cell>
          <table:table-cell office:value-type="float" office:value="76416" calcext:value-type="float">
            <text:p>76416</text:p>
          </table:table-cell>
          <table:table-cell office:value-type="float" office:value="67730" calcext:value-type="float">
            <text:p>67730</text:p>
          </table:table-cell>
          <table:table-cell office:value-type="float" office:value="0.104193044938737" calcext:value-type="float">
            <text:p>0.104193044938737</text:p>
          </table:table-cell>
          <table:table-cell office:value-type="float" office:value="0.260297537999577" calcext:value-type="float">
            <text:p>0.260297537999577</text:p>
          </table:table-cell>
          <table:table-cell table:formula="of:=[.$D193]*100000" office:value-type="float" office:value="10419.3044938737" calcext:value-type="float">
            <text:p>10419.3044938737</text:p>
          </table:table-cell>
          <table:table-cell table:formula="of:=[.$E193]*400000" office:value-type="float" office:value="104119.015199831" calcext:value-type="float">
            <text:p>104119.015199831</text:p>
          </table:table-cell>
        </table:table-row>
        <table:table-row table:style-name="ro1">
          <table:table-cell office:value-type="float" office:value="29.6668644390011" calcext:value-type="float">
            <text:p>29.6668644390011</text:p>
          </table:table-cell>
          <table:table-cell office:value-type="float" office:value="77588" calcext:value-type="float">
            <text:p>77588</text:p>
          </table:table-cell>
          <table:table-cell office:value-type="float" office:value="76682" calcext:value-type="float">
            <text:p>76682</text:p>
          </table:table-cell>
          <table:table-cell office:value-type="float" office:value="0.10362470622126" calcext:value-type="float">
            <text:p>0.10362470622126</text:p>
          </table:table-cell>
          <table:table-cell office:value-type="float" office:value="0.266780975000074" calcext:value-type="float">
            <text:p>0.266780975000074</text:p>
          </table:table-cell>
          <table:table-cell table:formula="of:=[.$D194]*100000" office:value-type="float" office:value="10362.470622126" calcext:value-type="float">
            <text:p>10362.470622126</text:p>
          </table:table-cell>
          <table:table-cell table:formula="of:=[.$E194]*400000" office:value-type="float" office:value="106712.39000003" calcext:value-type="float">
            <text:p>106712.39000003</text:p>
          </table:table-cell>
        </table:table-row>
        <table:table-row table:style-name="ro1">
          <table:table-cell office:value-type="float" office:value="29.891490510001" calcext:value-type="float">
            <text:p>29.891490510001</text:p>
          </table:table-cell>
          <table:table-cell office:value-type="float" office:value="79210" calcext:value-type="float">
            <text:p>79210</text:p>
          </table:table-cell>
          <table:table-cell office:value-type="float" office:value="83350" calcext:value-type="float">
            <text:p>83350</text:p>
          </table:table-cell>
          <table:table-cell office:value-type="float" office:value="0.103033993164927" calcext:value-type="float">
            <text:p>0.103033993164927</text:p>
          </table:table-cell>
          <table:table-cell office:value-type="float" office:value="0.260669522000171" calcext:value-type="float">
            <text:p>0.260669522000171</text:p>
          </table:table-cell>
          <table:table-cell table:formula="of:=[.$D195]*100000" office:value-type="float" office:value="10303.3993164927" calcext:value-type="float">
            <text:p>10303.3993164927</text:p>
          </table:table-cell>
          <table:table-cell table:formula="of:=[.$E195]*400000" office:value-type="float" office:value="104267.808800068" calcext:value-type="float">
            <text:p>104267.808800068</text:p>
          </table:table-cell>
        </table:table-row>
        <table:table-row table:style-name="ro1">
          <table:table-cell office:value-type="float" office:value="30.0622982999994" calcext:value-type="float">
            <text:p>30.0622982999994</text:p>
          </table:table-cell>
          <table:table-cell office:value-type="float" office:value="80453" calcext:value-type="float">
            <text:p>80453</text:p>
          </table:table-cell>
          <table:table-cell office:value-type="float" office:value="120178" calcext:value-type="float">
            <text:p>120178</text:p>
          </table:table-cell>
          <table:table-cell office:value-type="float" office:value="0.102427194531942" calcext:value-type="float">
            <text:p>0.102427194531942</text:p>
          </table:table-cell>
          <table:table-cell office:value-type="float" office:value="0.300297166000746" calcext:value-type="float">
            <text:p>0.300297166000746</text:p>
          </table:table-cell>
          <table:table-cell table:formula="of:=[.$D196]*100000" office:value-type="float" office:value="10242.7194531942" calcext:value-type="float">
            <text:p>10242.7194531942</text:p>
          </table:table-cell>
          <table:table-cell table:formula="of:=[.$E196]*400000" office:value-type="float" office:value="120118.866400298" calcext:value-type="float">
            <text:p>120118.866400298</text:p>
          </table:table-cell>
        </table:table-row>
        <table:table-row table:style-name="ro1">
          <table:table-cell office:value-type="float" office:value="30.1656324329997" calcext:value-type="float">
            <text:p>30.1656324329997</text:p>
          </table:table-cell>
          <table:table-cell office:value-type="float" office:value="81204" calcext:value-type="float">
            <text:p>81204</text:p>
          </table:table-cell>
          <table:table-cell office:value-type="float" office:value="34998" calcext:value-type="float">
            <text:p>34998</text:p>
          </table:table-cell>
          <table:table-cell office:value-type="float" office:value="0.101875310442829" calcext:value-type="float">
            <text:p>0.101875310442829</text:p>
          </table:table-cell>
          <table:table-cell office:value-type="float" office:value="0.270569010999679" calcext:value-type="float">
            <text:p>0.270569010999679</text:p>
          </table:table-cell>
          <table:table-cell table:formula="of:=[.$D197]*100000" office:value-type="float" office:value="10187.5310442829" calcext:value-type="float">
            <text:p>10187.5310442829</text:p>
          </table:table-cell>
          <table:table-cell table:formula="of:=[.$E197]*400000" office:value-type="float" office:value="108227.604399872" calcext:value-type="float">
            <text:p>108227.604399872</text:p>
          </table:table-cell>
        </table:table-row>
        <table:table-row table:style-name="ro1">
          <table:table-cell office:value-type="float" office:value="30.3359569370004" calcext:value-type="float">
            <text:p>30.3359569370004</text:p>
          </table:table-cell>
          <table:table-cell office:value-type="float" office:value="82431" calcext:value-type="float">
            <text:p>82431</text:p>
          </table:table-cell>
          <table:table-cell office:value-type="float" office:value="113800" calcext:value-type="float">
            <text:p>113800</text:p>
          </table:table-cell>
          <table:table-cell office:value-type="float" office:value="0.101302228552283" calcext:value-type="float">
            <text:p>0.101302228552283</text:p>
          </table:table-cell>
          <table:table-cell office:value-type="float" office:value="0.27385434000098" calcext:value-type="float">
            <text:p>0.27385434000098</text:p>
          </table:table-cell>
          <table:table-cell table:formula="of:=[.$D198]*100000" office:value-type="float" office:value="10130.2228552283" calcext:value-type="float">
            <text:p>10130.2228552283</text:p>
          </table:table-cell>
          <table:table-cell table:formula="of:=[.$E198]*400000" office:value-type="float" office:value="109541.736000392" calcext:value-type="float">
            <text:p>109541.736000392</text:p>
          </table:table-cell>
        </table:table-row>
        <table:table-row table:style-name="ro1">
          <table:table-cell office:value-type="float" office:value="30.5142313550004" calcext:value-type="float">
            <text:p>30.5142313550004</text:p>
          </table:table-cell>
          <table:table-cell office:value-type="float" office:value="83689" calcext:value-type="float">
            <text:p>83689</text:p>
          </table:table-cell>
          <table:table-cell office:value-type="float" office:value="62034" calcext:value-type="float">
            <text:p>62034</text:p>
          </table:table-cell>
          <table:table-cell office:value-type="float" office:value="0.10077862494709" calcext:value-type="float">
            <text:p>0.10077862494709</text:p>
          </table:table-cell>
          <table:table-cell office:value-type="float" office:value="0.258510457000739" calcext:value-type="float">
            <text:p>0.258510457000739</text:p>
          </table:table-cell>
          <table:table-cell table:formula="of:=[.$D199]*100000" office:value-type="float" office:value="10077.862494709" calcext:value-type="float">
            <text:p>10077.862494709</text:p>
          </table:table-cell>
          <table:table-cell table:formula="of:=[.$E199]*400000" office:value-type="float" office:value="103404.182800296" calcext:value-type="float">
            <text:p>103404.182800296</text:p>
          </table:table-cell>
        </table:table-row>
        <table:table-row table:style-name="ro1">
          <table:table-cell office:value-type="float" office:value="30.6837934300002" calcext:value-type="float">
            <text:p>30.6837934300002</text:p>
          </table:table-cell>
          <table:table-cell office:value-type="float" office:value="84849" calcext:value-type="float">
            <text:p>84849</text:p>
          </table:table-cell>
          <table:table-cell office:value-type="float" office:value="142734" calcext:value-type="float">
            <text:p>142734</text:p>
          </table:table-cell>
          <table:table-cell office:value-type="float" office:value="0.100230743094927" calcext:value-type="float">
            <text:p>0.100230743094927</text:p>
          </table:table-cell>
          <table:table-cell office:value-type="float" office:value="0.258844759999192" calcext:value-type="float">
            <text:p>0.258844759999192</text:p>
          </table:table-cell>
          <table:table-cell table:formula="of:=[.$D200]*100000" office:value-type="float" office:value="10023.0743094927" calcext:value-type="float">
            <text:p>10023.0743094927</text:p>
          </table:table-cell>
          <table:table-cell table:formula="of:=[.$E200]*400000" office:value-type="float" office:value="103537.903999677" calcext:value-type="float">
            <text:p>103537.903999677</text:p>
          </table:table-cell>
        </table:table-row>
        <table:table-row table:style-name="ro1">
          <table:table-cell office:value-type="float" office:value="30.7853395020011" calcext:value-type="float">
            <text:p>30.7853395020011</text:p>
          </table:table-cell>
          <table:table-cell office:value-type="float" office:value="85521" calcext:value-type="float">
            <text:p>85521</text:p>
          </table:table-cell>
          <table:table-cell office:value-type="float" office:value="14928" calcext:value-type="float">
            <text:p>14928</text:p>
          </table:table-cell>
          <table:table-cell office:value-type="float" office:value="0.0997285684173094" calcext:value-type="float">
            <text:p>0.0997285684173094</text:p>
          </table:table-cell>
          <table:table-cell office:value-type="float" office:value="0.270971145000658" calcext:value-type="float">
            <text:p>0.270971145000658</text:p>
          </table:table-cell>
          <table:table-cell table:formula="of:=[.$D201]*100000" office:value-type="float" office:value="9972.85684173094" calcext:value-type="float">
            <text:p>9972.85684173094</text:p>
          </table:table-cell>
          <table:table-cell table:formula="of:=[.$E201]*400000" office:value-type="float" office:value="108388.458000263" calcext:value-type="float">
            <text:p>108388.458000263</text:p>
          </table:table-cell>
        </table:table-row>
        <table:table-row table:style-name="ro1">
          <table:table-cell office:value-type="float" office:value="30.963152145001" calcext:value-type="float">
            <text:p>30.963152145001</text:p>
          </table:table-cell>
          <table:table-cell office:value-type="float" office:value="86652" calcext:value-type="float">
            <text:p>86652</text:p>
          </table:table-cell>
          <table:table-cell office:value-type="float" office:value="148652" calcext:value-type="float">
            <text:p>148652</text:p>
          </table:table-cell>
          <table:table-cell office:value-type="float" office:value="0.0992003304620029" calcext:value-type="float">
            <text:p>0.0992003304620029</text:p>
          </table:table-cell>
          <table:table-cell office:value-type="float" office:value="0.279184753000664" calcext:value-type="float">
            <text:p>0.279184753000664</text:p>
          </table:table-cell>
          <table:table-cell table:formula="of:=[.$D202]*100000" office:value-type="float" office:value="9920.03304620029" calcext:value-type="float">
            <text:p>9920.03304620029</text:p>
          </table:table-cell>
          <table:table-cell table:formula="of:=[.$E202]*400000" office:value-type="float" office:value="111673.901200265" calcext:value-type="float">
            <text:p>111673.901200265</text:p>
          </table:table-cell>
        </table:table-row>
        <table:table-row table:style-name="ro1">
          <table:table-cell office:value-type="float" office:value="31.0644770649997" calcext:value-type="float">
            <text:p>31.0644770649997</text:p>
          </table:table-cell>
          <table:table-cell office:value-type="float" office:value="87265" calcext:value-type="float">
            <text:p>87265</text:p>
          </table:table-cell>
          <table:table-cell office:value-type="float" office:value="63138" calcext:value-type="float">
            <text:p>63138</text:p>
          </table:table-cell>
          <table:table-cell office:value-type="float" office:value="0.0987151030792797" calcext:value-type="float">
            <text:p>0.0987151030792797</text:p>
          </table:table-cell>
          <table:table-cell office:value-type="float" office:value="0.273130020999815" calcext:value-type="float">
            <text:p>0.273130020999815</text:p>
          </table:table-cell>
          <table:table-cell table:formula="of:=[.$D203]*100000" office:value-type="float" office:value="9871.51030792797" calcext:value-type="float">
            <text:p>9871.51030792797</text:p>
          </table:table-cell>
          <table:table-cell table:formula="of:=[.$E203]*400000" office:value-type="float" office:value="109252.008399926" calcext:value-type="float">
            <text:p>109252.008399926</text:p>
          </table:table-cell>
        </table:table-row>
        <table:table-row table:style-name="ro1">
          <table:table-cell office:value-type="float" office:value="31.2305077170004" calcext:value-type="float">
            <text:p>31.2305077170004</text:p>
          </table:table-cell>
          <table:table-cell office:value-type="float" office:value="88214" calcext:value-type="float">
            <text:p>88214</text:p>
          </table:table-cell>
          <table:table-cell office:value-type="float" office:value="107904" calcext:value-type="float">
            <text:p>107904</text:p>
          </table:table-cell>
          <table:table-cell office:value-type="float" office:value="0.0982646869650315" calcext:value-type="float">
            <text:p>0.0982646869650315</text:p>
          </table:table-cell>
          <table:table-cell office:value-type="float" office:value="0.267643625000346" calcext:value-type="float">
            <text:p>0.267643625000346</text:p>
          </table:table-cell>
          <table:table-cell table:formula="of:=[.$D204]*100000" office:value-type="float" office:value="9826.46869650315" calcext:value-type="float">
            <text:p>9826.46869650315</text:p>
          </table:table-cell>
          <table:table-cell table:formula="of:=[.$E204]*400000" office:value-type="float" office:value="107057.450000138" calcext:value-type="float">
            <text:p>107057.450000138</text:p>
          </table:table-cell>
        </table:table-row>
        <table:table-row table:style-name="ro1">
          <table:table-cell office:value-type="float" office:value="31.3316147240002" calcext:value-type="float">
            <text:p>31.3316147240002</text:p>
          </table:table-cell>
          <table:table-cell office:value-type="float" office:value="88755" calcext:value-type="float">
            <text:p>88755</text:p>
          </table:table-cell>
          <table:table-cell office:value-type="float" office:value="29400" calcext:value-type="float">
            <text:p>29400</text:p>
          </table:table-cell>
          <table:table-cell office:value-type="float" office:value="0.0978425188027945" calcext:value-type="float">
            <text:p>0.0978425188027945</text:p>
          </table:table-cell>
          <table:table-cell office:value-type="float" office:value="0.271418240001367" calcext:value-type="float">
            <text:p>0.271418240001367</text:p>
          </table:table-cell>
          <table:table-cell table:formula="of:=[.$D205]*100000" office:value-type="float" office:value="9784.25188027944" calcext:value-type="float">
            <text:p>9784.25188027944</text:p>
          </table:table-cell>
          <table:table-cell table:formula="of:=[.$E205]*400000" office:value-type="float" office:value="108567.296000547" calcext:value-type="float">
            <text:p>108567.296000547</text:p>
          </table:table-cell>
        </table:table-row>
        <table:table-row table:style-name="ro1">
          <table:table-cell office:value-type="float" office:value="31.500078385001" calcext:value-type="float">
            <text:p>31.500078385001</text:p>
          </table:table-cell>
          <table:table-cell office:value-type="float" office:value="89590" calcext:value-type="float">
            <text:p>89590</text:p>
          </table:table-cell>
          <table:table-cell office:value-type="float" office:value="142730" calcext:value-type="float">
            <text:p>142730</text:p>
          </table:table-cell>
          <table:table-cell office:value-type="float" office:value="0.0973822952970126" calcext:value-type="float">
            <text:p>0.0973822952970126</text:p>
          </table:table-cell>
          <table:table-cell office:value-type="float" office:value="0.269034001999898" calcext:value-type="float">
            <text:p>0.269034001999898</text:p>
          </table:table-cell>
          <table:table-cell table:formula="of:=[.$D206]*100000" office:value-type="float" office:value="9738.22952970126" calcext:value-type="float">
            <text:p>9738.22952970126</text:p>
          </table:table-cell>
          <table:table-cell table:formula="of:=[.$E206]*400000" office:value-type="float" office:value="107613.600799959" calcext:value-type="float">
            <text:p>107613.600799959</text:p>
          </table:table-cell>
        </table:table-row>
        <table:table-row table:style-name="ro1">
          <table:table-cell office:value-type="float" office:value="31.6039232650001" calcext:value-type="float">
            <text:p>31.6039232650001</text:p>
          </table:table-cell>
          <table:table-cell office:value-type="float" office:value="90060" calcext:value-type="float">
            <text:p>90060</text:p>
          </table:table-cell>
          <table:table-cell office:value-type="float" office:value="12758" calcext:value-type="float">
            <text:p>12758</text:p>
          </table:table-cell>
          <table:table-cell office:value-type="float" office:value="0.0969534552852292" calcext:value-type="float">
            <text:p>0.0969534552852292</text:p>
          </table:table-cell>
          <table:table-cell office:value-type="float" office:value="0.27424971399887" calcext:value-type="float">
            <text:p>0.27424971399887</text:p>
          </table:table-cell>
          <table:table-cell table:formula="of:=[.$D207]*100000" office:value-type="float" office:value="9695.34552852292" calcext:value-type="float">
            <text:p>9695.34552852292</text:p>
          </table:table-cell>
          <table:table-cell table:formula="of:=[.$E207]*400000" office:value-type="float" office:value="109699.885599548" calcext:value-type="float">
            <text:p>109699.885599548</text:p>
          </table:table-cell>
        </table:table-row>
        <table:table-row table:style-name="ro1">
          <table:table-cell office:value-type="float" office:value="31.7725735889999" calcext:value-type="float">
            <text:p>31.7725735889999</text:p>
          </table:table-cell>
          <table:table-cell office:value-type="float" office:value="90746" calcext:value-type="float">
            <text:p>90746</text:p>
          </table:table-cell>
          <table:table-cell office:value-type="float" office:value="155152" calcext:value-type="float">
            <text:p>155152</text:p>
          </table:table-cell>
          <table:table-cell office:value-type="float" office:value="0.096490209023136" calcext:value-type="float">
            <text:p>0.096490209023136</text:p>
          </table:table-cell>
          <table:table-cell office:value-type="float" office:value="0.272725075999915" calcext:value-type="float">
            <text:p>0.272725075999915</text:p>
          </table:table-cell>
          <table:table-cell table:formula="of:=[.$D208]*100000" office:value-type="float" office:value="9649.0209023136" calcext:value-type="float">
            <text:p>9649.0209023136</text:p>
          </table:table-cell>
          <table:table-cell table:formula="of:=[.$E208]*400000" office:value-type="float" office:value="109090.030399966" calcext:value-type="float">
            <text:p>109090.030399966</text:p>
          </table:table-cell>
        </table:table-row>
        <table:table-row table:style-name="ro1">
          <table:table-cell office:value-type="float" office:value="31.9040878590004" calcext:value-type="float">
            <text:p>31.9040878590004</text:p>
          </table:table-cell>
          <table:table-cell office:value-type="float" office:value="91211" calcext:value-type="float">
            <text:p>91211</text:p>
          </table:table-cell>
          <table:table-cell office:value-type="float" office:value="12028" calcext:value-type="float">
            <text:p>12028</text:p>
          </table:table-cell>
          <table:table-cell office:value-type="float" office:value="0.0960600917468107" calcext:value-type="float">
            <text:p>0.0960600917468107</text:p>
          </table:table-cell>
          <table:table-cell office:value-type="float" office:value="0.299451984999905" calcext:value-type="float">
            <text:p>0.299451984999905</text:p>
          </table:table-cell>
          <table:table-cell table:formula="of:=[.$D209]*100000" office:value-type="float" office:value="9606.00917468107" calcext:value-type="float">
            <text:p>9606.00917468107</text:p>
          </table:table-cell>
          <table:table-cell table:formula="of:=[.$E209]*400000" office:value-type="float" office:value="119780.793999962" calcext:value-type="float">
            <text:p>119780.793999962</text:p>
          </table:table-cell>
        </table:table-row>
        <table:table-row table:style-name="ro1">
          <table:table-cell office:value-type="float" office:value="32.0057083219999" calcext:value-type="float">
            <text:p>32.0057083219999</text:p>
          </table:table-cell>
          <table:table-cell office:value-type="float" office:value="91527" calcext:value-type="float">
            <text:p>91527</text:p>
          </table:table-cell>
          <table:table-cell office:value-type="float" office:value="131656" calcext:value-type="float">
            <text:p>131656</text:p>
          </table:table-cell>
          <table:table-cell office:value-type="float" office:value="0.0956568508269157" calcext:value-type="float">
            <text:p>0.0956568508269157</text:p>
          </table:table-cell>
          <table:table-cell office:value-type="float" office:value="0.320288474000336" calcext:value-type="float">
            <text:p>0.320288474000336</text:p>
          </table:table-cell>
          <table:table-cell table:formula="of:=[.$D210]*100000" office:value-type="float" office:value="9565.68508269157" calcext:value-type="float">
            <text:p>9565.68508269157</text:p>
          </table:table-cell>
          <table:table-cell table:formula="of:=[.$E210]*400000" office:value-type="float" office:value="128115.389600134" calcext:value-type="float">
            <text:p>128115.389600134</text:p>
          </table:table-cell>
        </table:table-row>
        <table:table-row table:style-name="ro1">
          <table:table-cell office:value-type="float" office:value="32.1598892229995" calcext:value-type="float">
            <text:p>32.1598892229995</text:p>
          </table:table-cell>
          <table:table-cell office:value-type="float" office:value="91932" calcext:value-type="float">
            <text:p>91932</text:p>
          </table:table-cell>
          <table:table-cell office:value-type="float" office:value="47436" calcext:value-type="float">
            <text:p>47436</text:p>
          </table:table-cell>
          <table:table-cell office:value-type="float" office:value="0.0952170694465793" calcext:value-type="float">
            <text:p>0.0952170694465793</text:p>
          </table:table-cell>
          <table:table-cell office:value-type="float" office:value="0.255768692999482" calcext:value-type="float">
            <text:p>0.255768692999482</text:p>
          </table:table-cell>
          <table:table-cell table:formula="of:=[.$D211]*100000" office:value-type="float" office:value="9521.70694465793" calcext:value-type="float">
            <text:p>9521.70694465793</text:p>
          </table:table-cell>
          <table:table-cell table:formula="of:=[.$E211]*400000" office:value-type="float" office:value="102307.477199793" calcext:value-type="float">
            <text:p>102307.477199793</text:p>
          </table:table-cell>
        </table:table-row>
        <table:table-row table:style-name="ro1">
          <table:table-cell office:value-type="float" office:value="32.3321658500008" calcext:value-type="float">
            <text:p>32.3321658500008</text:p>
          </table:table-cell>
          <table:table-cell office:value-type="float" office:value="92276" calcext:value-type="float">
            <text:p>92276</text:p>
          </table:table-cell>
          <table:table-cell office:value-type="float" office:value="40692" calcext:value-type="float">
            <text:p>40692</text:p>
          </table:table-cell>
          <table:table-cell office:value-type="float" office:value="0.0948071959299342" calcext:value-type="float">
            <text:p>0.0948071959299342</text:p>
          </table:table-cell>
          <table:table-cell office:value-type="float" office:value="0.333812114999091" calcext:value-type="float">
            <text:p>0.333812114999091</text:p>
          </table:table-cell>
          <table:table-cell table:formula="of:=[.$D212]*100000" office:value-type="float" office:value="9480.71959299342" calcext:value-type="float">
            <text:p>9480.71959299342</text:p>
          </table:table-cell>
          <table:table-cell table:formula="of:=[.$E212]*400000" office:value-type="float" office:value="133524.845999636" calcext:value-type="float">
            <text:p>133524.845999636</text:p>
          </table:table-cell>
        </table:table-row>
        <table:table-row table:style-name="ro1">
          <table:table-cell office:value-type="float" office:value="32.4818172560008" calcext:value-type="float">
            <text:p>32.4818172560008</text:p>
          </table:table-cell>
          <table:table-cell office:value-type="float" office:value="92481" calcext:value-type="float">
            <text:p>92481</text:p>
          </table:table-cell>
          <table:table-cell office:value-type="float" office:value="171864" calcext:value-type="float">
            <text:p>171864</text:p>
          </table:table-cell>
          <table:table-cell office:value-type="float" office:value="0.0943642752624659" calcext:value-type="float">
            <text:p>0.0943642752624659</text:p>
          </table:table-cell>
          <table:table-cell office:value-type="float" office:value="0.235253959001057" calcext:value-type="float">
            <text:p>0.235253959001057</text:p>
          </table:table-cell>
          <table:table-cell table:formula="of:=[.$D213]*100000" office:value-type="float" office:value="9436.42752624659" calcext:value-type="float">
            <text:p>9436.42752624659</text:p>
          </table:table-cell>
          <table:table-cell table:formula="of:=[.$E213]*400000" office:value-type="float" office:value="94101.5836004226" calcext:value-type="float">
            <text:p>94101.5836004226</text:p>
          </table:table-cell>
        </table:table-row>
        <table:table-row table:style-name="ro1">
          <table:table-cell office:value-type="float" office:value="32.6527305969994" calcext:value-type="float">
            <text:p>32.6527305969994</text:p>
          </table:table-cell>
          <table:table-cell office:value-type="float" office:value="92606" calcext:value-type="float">
            <text:p>92606</text:p>
          </table:table-cell>
          <table:table-cell office:value-type="float" office:value="63088" calcext:value-type="float">
            <text:p>63088</text:p>
          </table:table-cell>
          <table:table-cell office:value-type="float" office:value="0.0938963281854329" calcext:value-type="float">
            <text:p>0.0938963281854329</text:p>
          </table:table-cell>
          <table:table-cell office:value-type="float" office:value="0.314188151000053" calcext:value-type="float">
            <text:p>0.314188151000053</text:p>
          </table:table-cell>
          <table:table-cell table:formula="of:=[.$D214]*100000" office:value-type="float" office:value="9389.63281854329" calcext:value-type="float">
            <text:p>9389.63281854329</text:p>
          </table:table-cell>
          <table:table-cell table:formula="of:=[.$E214]*400000" office:value-type="float" office:value="125675.260400021" calcext:value-type="float">
            <text:p>125675.260400021</text:p>
          </table:table-cell>
        </table:table-row>
        <table:table-row table:style-name="ro1">
          <table:table-cell office:value-type="float" office:value="32.8274272430008" calcext:value-type="float">
            <text:p>32.8274272430008</text:p>
          </table:table-cell>
          <table:table-cell office:value-type="float" office:value="92616" calcext:value-type="float">
            <text:p>92616</text:p>
          </table:table-cell>
          <table:table-cell office:value-type="float" office:value="131474" calcext:value-type="float">
            <text:p>131474</text:p>
          </table:table-cell>
          <table:table-cell office:value-type="float" office:value="0.0934656864015573" calcext:value-type="float">
            <text:p>0.0934656864015573</text:p>
          </table:table-cell>
          <table:table-cell office:value-type="float" office:value="0.258698838000782" calcext:value-type="float">
            <text:p>0.258698838000782</text:p>
          </table:table-cell>
          <table:table-cell table:formula="of:=[.$D215]*100000" office:value-type="float" office:value="9346.56864015573" calcext:value-type="float">
            <text:p>9346.56864015573</text:p>
          </table:table-cell>
          <table:table-cell table:formula="of:=[.$E215]*400000" office:value-type="float" office:value="103479.535200313" calcext:value-type="float">
            <text:p>103479.535200313</text:p>
          </table:table-cell>
        </table:table-row>
        <table:table-row table:style-name="ro1">
          <table:table-cell office:value-type="float" office:value="32.981724745001" calcext:value-type="float">
            <text:p>32.981724745001</text:p>
          </table:table-cell>
          <table:table-cell office:value-type="float" office:value="92527" calcext:value-type="float">
            <text:p>92527</text:p>
          </table:table-cell>
          <table:table-cell office:value-type="float" office:value="123338" calcext:value-type="float">
            <text:p>123338</text:p>
          </table:table-cell>
          <table:table-cell office:value-type="float" office:value="0.0930096311881151" calcext:value-type="float">
            <text:p>0.0930096311881151</text:p>
          </table:table-cell>
          <table:table-cell office:value-type="float" office:value="0.321032873000149" calcext:value-type="float">
            <text:p>0.321032873000149</text:p>
          </table:table-cell>
          <table:table-cell table:formula="of:=[.$D216]*100000" office:value-type="float" office:value="9300.96311881152" calcext:value-type="float">
            <text:p>9300.96311881152</text:p>
          </table:table-cell>
          <table:table-cell table:formula="of:=[.$E216]*400000" office:value-type="float" office:value="128413.14920006" calcext:value-type="float">
            <text:p>128413.14920006</text:p>
          </table:table-cell>
        </table:table-row>
        <table:table-row table:style-name="ro1">
          <table:table-cell office:value-type="float" office:value="33.147215721001" calcext:value-type="float">
            <text:p>33.147215721001</text:p>
          </table:table-cell>
          <table:table-cell office:value-type="float" office:value="92331" calcext:value-type="float">
            <text:p>92331</text:p>
          </table:table-cell>
          <table:table-cell office:value-type="float" office:value="112982" calcext:value-type="float">
            <text:p>112982</text:p>
          </table:table-cell>
          <table:table-cell office:value-type="float" office:value="0.0985768892405223" calcext:value-type="float">
            <text:p>0.0985768892405223</text:p>
          </table:table-cell>
          <table:table-cell office:value-type="float" office:value="0.240980037000554" calcext:value-type="float">
            <text:p>0.240980037000554</text:p>
          </table:table-cell>
          <table:table-cell table:formula="of:=[.$D217]*100000" office:value-type="float" office:value="9857.68892405223" calcext:value-type="float">
            <text:p>9857.68892405223</text:p>
          </table:table-cell>
          <table:table-cell table:formula="of:=[.$E217]*400000" office:value-type="float" office:value="96392.0148002217" calcext:value-type="float">
            <text:p>96392.0148002217</text:p>
          </table:table-cell>
        </table:table-row>
        <table:table-row table:style-name="ro1">
          <table:table-cell office:value-type="float" office:value="33.3142881050007" calcext:value-type="float">
            <text:p>33.3142881050007</text:p>
          </table:table-cell>
          <table:table-cell office:value-type="float" office:value="92033" calcext:value-type="float">
            <text:p>92033</text:p>
          </table:table-cell>
          <table:table-cell office:value-type="float" office:value="133946" calcext:value-type="float">
            <text:p>133946</text:p>
          </table:table-cell>
          <table:table-cell office:value-type="float" office:value="0.102957896934587" calcext:value-type="float">
            <text:p>0.102957896934587</text:p>
          </table:table-cell>
          <table:table-cell office:value-type="float" office:value="0.250920706001125" calcext:value-type="float">
            <text:p>0.250920706001125</text:p>
          </table:table-cell>
          <table:table-cell table:formula="of:=[.$D218]*100000" office:value-type="float" office:value="10295.7896934587" calcext:value-type="float">
            <text:p>10295.7896934587</text:p>
          </table:table-cell>
          <table:table-cell table:formula="of:=[.$E218]*400000" office:value-type="float" office:value="100368.28240045" calcext:value-type="float">
            <text:p>100368.28240045</text:p>
          </table:table-cell>
        </table:table-row>
        <table:table-row table:style-name="ro1">
          <table:table-cell office:value-type="float" office:value="33.4739301009995" calcext:value-type="float">
            <text:p>33.4739301009995</text:p>
          </table:table-cell>
          <table:table-cell office:value-type="float" office:value="91659" calcext:value-type="float">
            <text:p>91659</text:p>
          </table:table-cell>
          <table:table-cell office:value-type="float" office:value="106166" calcext:value-type="float">
            <text:p>106166</text:p>
          </table:table-cell>
          <table:table-cell office:value-type="float" office:value="0.106318413356052" calcext:value-type="float">
            <text:p>0.106318413356052</text:p>
          </table:table-cell>
          <table:table-cell office:value-type="float" office:value="0.243068151999978" calcext:value-type="float">
            <text:p>0.243068151999978</text:p>
          </table:table-cell>
          <table:table-cell table:formula="of:=[.$D219]*100000" office:value-type="float" office:value="10631.8413356052" calcext:value-type="float">
            <text:p>10631.8413356052</text:p>
          </table:table-cell>
          <table:table-cell table:formula="of:=[.$E219]*400000" office:value-type="float" office:value="97227.2607999912" calcext:value-type="float">
            <text:p>97227.2607999912</text:p>
          </table:table-cell>
        </table:table-row>
        <table:table-row table:style-name="ro1">
          <table:table-cell office:value-type="float" office:value="33.6336202679995" calcext:value-type="float">
            <text:p>33.6336202679995</text:p>
          </table:table-cell>
          <table:table-cell office:value-type="float" office:value="91202" calcext:value-type="float">
            <text:p>91202</text:p>
          </table:table-cell>
          <table:table-cell office:value-type="float" office:value="81008" calcext:value-type="float">
            <text:p>81008</text:p>
          </table:table-cell>
          <table:table-cell office:value-type="float" office:value="0.108935327699767" calcext:value-type="float">
            <text:p>0.108935327699767</text:p>
          </table:table-cell>
          <table:table-cell office:value-type="float" office:value="0.232153532000666" calcext:value-type="float">
            <text:p>0.232153532000666</text:p>
          </table:table-cell>
          <table:table-cell table:formula="of:=[.$D220]*100000" office:value-type="float" office:value="10893.5327699767" calcext:value-type="float">
            <text:p>10893.5327699767</text:p>
          </table:table-cell>
          <table:table-cell table:formula="of:=[.$E220]*400000" office:value-type="float" office:value="92861.4128002664" calcext:value-type="float">
            <text:p>92861.4128002664</text:p>
          </table:table-cell>
        </table:table-row>
        <table:table-row table:style-name="ro1">
          <table:table-cell office:value-type="float" office:value="33.8112036479997" calcext:value-type="float">
            <text:p>33.8112036479997</text:p>
          </table:table-cell>
          <table:table-cell office:value-type="float" office:value="90605" calcext:value-type="float">
            <text:p>90605</text:p>
          </table:table-cell>
          <table:table-cell office:value-type="float" office:value="138132" calcext:value-type="float">
            <text:p>138132</text:p>
          </table:table-cell>
          <table:table-cell office:value-type="float" office:value="0.110887134563375" calcext:value-type="float">
            <text:p>0.110887134563375</text:p>
          </table:table-cell>
          <table:table-cell office:value-type="float" office:value="0.330745649000164" calcext:value-type="float">
            <text:p>0.330745649000164</text:p>
          </table:table-cell>
          <table:table-cell table:formula="of:=[.$D221]*100000" office:value-type="float" office:value="11088.7134563375" calcext:value-type="float">
            <text:p>11088.7134563375</text:p>
          </table:table-cell>
          <table:table-cell table:formula="of:=[.$E221]*400000" office:value-type="float" office:value="132298.259600066" calcext:value-type="float">
            <text:p>132298.259600066</text:p>
          </table:table-cell>
        </table:table-row>
        <table:table-row table:style-name="ro1">
          <table:table-cell office:value-type="float" office:value="33.9128800119997" calcext:value-type="float">
            <text:p>33.9128800119997</text:p>
          </table:table-cell>
          <table:table-cell office:value-type="float" office:value="90224" calcext:value-type="float">
            <text:p>90224</text:p>
          </table:table-cell>
          <table:table-cell office:value-type="float" office:value="51472" calcext:value-type="float">
            <text:p>51472</text:p>
          </table:table-cell>
          <table:table-cell office:value-type="float" office:value="0.112378346703954" calcext:value-type="float">
            <text:p>0.112378346703954</text:p>
          </table:table-cell>
          <table:table-cell office:value-type="float" office:value="0.275782362999962" calcext:value-type="float">
            <text:p>0.275782362999962</text:p>
          </table:table-cell>
          <table:table-cell table:formula="of:=[.$D222]*100000" office:value-type="float" office:value="11237.8346703954" calcext:value-type="float">
            <text:p>11237.8346703954</text:p>
          </table:table-cell>
          <table:table-cell table:formula="of:=[.$E222]*400000" office:value-type="float" office:value="110312.945199985" calcext:value-type="float">
            <text:p>110312.945199985</text:p>
          </table:table-cell>
        </table:table-row>
        <table:table-row table:style-name="ro1">
          <table:table-cell office:value-type="float" office:value="34.0660588709998" calcext:value-type="float">
            <text:p>34.0660588709998</text:p>
          </table:table-cell>
          <table:table-cell office:value-type="float" office:value="89603" calcext:value-type="float">
            <text:p>89603</text:p>
          </table:table-cell>
          <table:table-cell office:value-type="float" office:value="126132" calcext:value-type="float">
            <text:p>126132</text:p>
          </table:table-cell>
          <table:table-cell office:value-type="float" office:value="0.113432089127869" calcext:value-type="float">
            <text:p>0.113432089127869</text:p>
          </table:table-cell>
          <table:table-cell office:value-type="float" office:value="0.254973623999831" calcext:value-type="float">
            <text:p>0.254973623999831</text:p>
          </table:table-cell>
          <table:table-cell table:formula="of:=[.$D223]*100000" office:value-type="float" office:value="11343.2089127869" calcext:value-type="float">
            <text:p>11343.2089127869</text:p>
          </table:table-cell>
          <table:table-cell table:formula="of:=[.$E223]*400000" office:value-type="float" office:value="101989.449599932" calcext:value-type="float">
            <text:p>101989.449599932</text:p>
          </table:table-cell>
        </table:table-row>
        <table:table-row table:style-name="ro1">
          <table:table-cell office:value-type="float" office:value="34.2273107860001" calcext:value-type="float">
            <text:p>34.2273107860001</text:p>
          </table:table-cell>
          <table:table-cell office:value-type="float" office:value="88893" calcext:value-type="float">
            <text:p>88893</text:p>
          </table:table-cell>
          <table:table-cell office:value-type="float" office:value="78316" calcext:value-type="float">
            <text:p>78316</text:p>
          </table:table-cell>
          <table:table-cell office:value-type="float" office:value="0.11420608185948" calcext:value-type="float">
            <text:p>0.11420608185948</text:p>
          </table:table-cell>
          <table:table-cell office:value-type="float" office:value="0.23925025599965" calcext:value-type="float">
            <text:p>0.23925025599965</text:p>
          </table:table-cell>
          <table:table-cell table:formula="of:=[.$D224]*100000" office:value-type="float" office:value="11420.608185948" calcext:value-type="float">
            <text:p>11420.608185948</text:p>
          </table:table-cell>
          <table:table-cell table:formula="of:=[.$E224]*400000" office:value-type="float" office:value="95700.10239986" calcext:value-type="float">
            <text:p>95700.10239986</text:p>
          </table:table-cell>
        </table:table-row>
        <table:table-row table:style-name="ro1">
          <table:table-cell office:value-type="float" office:value="34.3790985180003" calcext:value-type="float">
            <text:p>34.3790985180003</text:p>
          </table:table-cell>
          <table:table-cell office:value-type="float" office:value="88182" calcext:value-type="float">
            <text:p>88182</text:p>
          </table:table-cell>
          <table:table-cell office:value-type="float" office:value="128082" calcext:value-type="float">
            <text:p>128082</text:p>
          </table:table-cell>
          <table:table-cell office:value-type="float" office:value="0.114688480647934" calcext:value-type="float">
            <text:p>0.114688480647934</text:p>
          </table:table-cell>
          <table:table-cell office:value-type="float" office:value="0.230065127001581" calcext:value-type="float">
            <text:p>0.230065127001581</text:p>
          </table:table-cell>
          <table:table-cell table:formula="of:=[.$D225]*100000" office:value-type="float" office:value="11468.8480647934" calcext:value-type="float">
            <text:p>11468.8480647934</text:p>
          </table:table-cell>
          <table:table-cell table:formula="of:=[.$E225]*400000" office:value-type="float" office:value="92026.0508006322" calcext:value-type="float">
            <text:p>92026.0508006322</text:p>
          </table:table-cell>
        </table:table-row>
        <table:table-row table:style-name="ro1">
          <table:table-cell office:value-type="float" office:value="34.5478338129997" calcext:value-type="float">
            <text:p>34.5478338129997</text:p>
          </table:table-cell>
          <table:table-cell office:value-type="float" office:value="87350" calcext:value-type="float">
            <text:p>87350</text:p>
          </table:table-cell>
          <table:table-cell office:value-type="float" office:value="99712" calcext:value-type="float">
            <text:p>99712</text:p>
          </table:table-cell>
          <table:table-cell office:value-type="float" office:value="0.114939190315449" calcext:value-type="float">
            <text:p>0.114939190315449</text:p>
          </table:table-cell>
          <table:table-cell office:value-type="float" office:value="0.242881269999998" calcext:value-type="float">
            <text:p>0.242881269999998</text:p>
          </table:table-cell>
          <table:table-cell table:formula="of:=[.$D226]*100000" office:value-type="float" office:value="11493.9190315449" calcext:value-type="float">
            <text:p>11493.9190315449</text:p>
          </table:table-cell>
          <table:table-cell table:formula="of:=[.$E226]*400000" office:value-type="float" office:value="97152.5079999992" calcext:value-type="float">
            <text:p>97152.5079999992</text:p>
          </table:table-cell>
        </table:table-row>
        <table:table-row table:style-name="ro1">
          <table:table-cell office:value-type="float" office:value="34.7223049160002" calcext:value-type="float">
            <text:p>34.7223049160002</text:p>
          </table:table-cell>
          <table:table-cell office:value-type="float" office:value="86458" calcext:value-type="float">
            <text:p>86458</text:p>
          </table:table-cell>
          <table:table-cell office:value-type="float" office:value="85274" calcext:value-type="float">
            <text:p>85274</text:p>
          </table:table-cell>
          <table:table-cell office:value-type="float" office:value="0.115072739535596" calcext:value-type="float">
            <text:p>0.115072739535596</text:p>
          </table:table-cell>
          <table:table-cell office:value-type="float" office:value="0.252067309000267" calcext:value-type="float">
            <text:p>0.252067309000267</text:p>
          </table:table-cell>
          <table:table-cell table:formula="of:=[.$D227]*100000" office:value-type="float" office:value="11507.2739535596" calcext:value-type="float">
            <text:p>11507.2739535596</text:p>
          </table:table-cell>
          <table:table-cell table:formula="of:=[.$E227]*400000" office:value-type="float" office:value="100826.923600107" calcext:value-type="float">
            <text:p>100826.923600107</text:p>
          </table:table-cell>
        </table:table-row>
        <table:table-row table:style-name="ro1">
          <table:table-cell office:value-type="float" office:value="34.8865720470003" calcext:value-type="float">
            <text:p>34.8865720470003</text:p>
          </table:table-cell>
          <table:table-cell office:value-type="float" office:value="85598" calcext:value-type="float">
            <text:p>85598</text:p>
          </table:table-cell>
          <table:table-cell office:value-type="float" office:value="155950" calcext:value-type="float">
            <text:p>155950</text:p>
          </table:table-cell>
          <table:table-cell office:value-type="float" office:value="0.115046697375603" calcext:value-type="float">
            <text:p>0.115046697375603</text:p>
          </table:table-cell>
          <table:table-cell office:value-type="float" office:value="0.252309862000402" calcext:value-type="float">
            <text:p>0.252309862000402</text:p>
          </table:table-cell>
          <table:table-cell table:formula="of:=[.$D228]*100000" office:value-type="float" office:value="11504.6697375603" calcext:value-type="float">
            <text:p>11504.6697375603</text:p>
          </table:table-cell>
          <table:table-cell table:formula="of:=[.$E228]*400000" office:value-type="float" office:value="100923.944800161" calcext:value-type="float">
            <text:p>100923.944800161</text:p>
          </table:table-cell>
        </table:table-row>
        <table:table-row table:style-name="ro1">
          <table:table-cell office:value-type="float" office:value="34.9877968350011" calcext:value-type="float">
            <text:p>34.9877968350011</text:p>
          </table:table-cell>
          <table:table-cell office:value-type="float" office:value="85064" calcext:value-type="float">
            <text:p>85064</text:p>
          </table:table-cell>
          <table:table-cell office:value-type="float" office:value="85868" calcext:value-type="float">
            <text:p>85868</text:p>
          </table:table-cell>
          <table:table-cell office:value-type="float" office:value="0.114959994003634" calcext:value-type="float">
            <text:p>0.114959994003634</text:p>
          </table:table-cell>
          <table:table-cell office:value-type="float" office:value="0.254435847999048" calcext:value-type="float">
            <text:p>0.254435847999048</text:p>
          </table:table-cell>
          <table:table-cell table:formula="of:=[.$D229]*100000" office:value-type="float" office:value="11495.9994003634" calcext:value-type="float">
            <text:p>11495.9994003634</text:p>
          </table:table-cell>
          <table:table-cell table:formula="of:=[.$E229]*400000" office:value-type="float" office:value="101774.339199619" calcext:value-type="float">
            <text:p>101774.339199619</text:p>
          </table:table-cell>
        </table:table-row>
        <table:table-row table:style-name="ro1">
          <table:table-cell office:value-type="float" office:value="35.1392526840009" calcext:value-type="float">
            <text:p>35.1392526840009</text:p>
          </table:table-cell>
          <table:table-cell office:value-type="float" office:value="84265" calcext:value-type="float">
            <text:p>84265</text:p>
          </table:table-cell>
          <table:table-cell office:value-type="float" office:value="75724" calcext:value-type="float">
            <text:p>75724</text:p>
          </table:table-cell>
          <table:table-cell office:value-type="float" office:value="0.11476001799493" calcext:value-type="float">
            <text:p>0.11476001799493</text:p>
          </table:table-cell>
          <table:table-cell office:value-type="float" office:value="0.329309691000162" calcext:value-type="float">
            <text:p>0.329309691000162</text:p>
          </table:table-cell>
          <table:table-cell table:formula="of:=[.$D230]*100000" office:value-type="float" office:value="11476.001799493" calcext:value-type="float">
            <text:p>11476.001799493</text:p>
          </table:table-cell>
          <table:table-cell table:formula="of:=[.$E230]*400000" office:value-type="float" office:value="131723.876400065" calcext:value-type="float">
            <text:p>131723.876400065</text:p>
          </table:table-cell>
        </table:table-row>
        <table:table-row table:style-name="ro1">
          <table:table-cell office:value-type="float" office:value="35.3018655249998" calcext:value-type="float">
            <text:p>35.3018655249998</text:p>
          </table:table-cell>
          <table:table-cell office:value-type="float" office:value="83416" calcext:value-type="float">
            <text:p>83416</text:p>
          </table:table-cell>
          <table:table-cell office:value-type="float" office:value="90672" calcext:value-type="float">
            <text:p>90672</text:p>
          </table:table-cell>
          <table:table-cell office:value-type="float" office:value="0.114535287123217" calcext:value-type="float">
            <text:p>0.114535287123217</text:p>
          </table:table-cell>
          <table:table-cell office:value-type="float" office:value="0.316306467000686" calcext:value-type="float">
            <text:p>0.316306467000686</text:p>
          </table:table-cell>
          <table:table-cell table:formula="of:=[.$D231]*100000" office:value-type="float" office:value="11453.5287123217" calcext:value-type="float">
            <text:p>11453.5287123217</text:p>
          </table:table-cell>
          <table:table-cell table:formula="of:=[.$E231]*400000" office:value-type="float" office:value="126522.586800274" calcext:value-type="float">
            <text:p>126522.586800274</text:p>
          </table:table-cell>
        </table:table-row>
        <table:table-row table:style-name="ro1">
          <table:table-cell office:value-type="float" office:value="35.4806884099999" calcext:value-type="float">
            <text:p>35.4806884099999</text:p>
          </table:table-cell>
          <table:table-cell office:value-type="float" office:value="82506" calcext:value-type="float">
            <text:p>82506</text:p>
          </table:table-cell>
          <table:table-cell office:value-type="float" office:value="80258" calcext:value-type="float">
            <text:p>80258</text:p>
          </table:table-cell>
          <table:table-cell office:value-type="float" office:value="0.114227099755071" calcext:value-type="float">
            <text:p>0.114227099755071</text:p>
          </table:table-cell>
          <table:table-cell office:value-type="float" office:value="0.262478902999646" calcext:value-type="float">
            <text:p>0.262478902999646</text:p>
          </table:table-cell>
          <table:table-cell table:formula="of:=[.$D232]*100000" office:value-type="float" office:value="11422.7099755071" calcext:value-type="float">
            <text:p>11422.7099755071</text:p>
          </table:table-cell>
          <table:table-cell table:formula="of:=[.$E232]*400000" office:value-type="float" office:value="104991.561199859" calcext:value-type="float">
            <text:p>104991.561199859</text:p>
          </table:table-cell>
        </table:table-row>
        <table:table-row table:style-name="ro1">
          <table:table-cell office:value-type="float" office:value="35.6672742280007" calcext:value-type="float">
            <text:p>35.6672742280007</text:p>
          </table:table-cell>
          <table:table-cell office:value-type="float" office:value="81596" calcext:value-type="float">
            <text:p>81596</text:p>
          </table:table-cell>
          <table:table-cell office:value-type="float" office:value="154030" calcext:value-type="float">
            <text:p>154030</text:p>
          </table:table-cell>
          <table:table-cell office:value-type="float" office:value="0.113853589916416" calcext:value-type="float">
            <text:p>0.113853589916416</text:p>
          </table:table-cell>
          <table:table-cell office:value-type="float" office:value="0.277287160999549" calcext:value-type="float">
            <text:p>0.277287160999549</text:p>
          </table:table-cell>
          <table:table-cell table:formula="of:=[.$D233]*100000" office:value-type="float" office:value="11385.3589916416" calcext:value-type="float">
            <text:p>11385.3589916416</text:p>
          </table:table-cell>
          <table:table-cell table:formula="of:=[.$E233]*400000" office:value-type="float" office:value="110914.86439982" calcext:value-type="float">
            <text:p>110914.86439982</text:p>
          </table:table-cell>
        </table:table-row>
        <table:table-row table:style-name="ro1">
          <table:table-cell office:value-type="float" office:value="35.7687409089995" calcext:value-type="float">
            <text:p>35.7687409089995</text:p>
          </table:table-cell>
          <table:table-cell office:value-type="float" office:value="81124" calcext:value-type="float">
            <text:p>81124</text:p>
          </table:table-cell>
          <table:table-cell office:value-type="float" office:value="72854" calcext:value-type="float">
            <text:p>72854</text:p>
          </table:table-cell>
          <table:table-cell office:value-type="float" office:value="0.113491835518567" calcext:value-type="float">
            <text:p>0.113491835518567</text:p>
          </table:table-cell>
          <table:table-cell office:value-type="float" office:value="0.28077501199914" calcext:value-type="float">
            <text:p>0.28077501199914</text:p>
          </table:table-cell>
          <table:table-cell table:formula="of:=[.$D234]*100000" office:value-type="float" office:value="11349.1835518567" calcext:value-type="float">
            <text:p>11349.1835518567</text:p>
          </table:table-cell>
          <table:table-cell table:formula="of:=[.$E234]*400000" office:value-type="float" office:value="112310.004799656" calcext:value-type="float">
            <text:p>112310.004799656</text:p>
          </table:table-cell>
        </table:table-row>
        <table:table-row table:style-name="ro1">
          <table:table-cell office:value-type="float" office:value="35.9149395349996" calcext:value-type="float">
            <text:p>35.9149395349996</text:p>
          </table:table-cell>
          <table:table-cell office:value-type="float" office:value="80477" calcext:value-type="float">
            <text:p>80477</text:p>
          </table:table-cell>
          <table:table-cell office:value-type="float" office:value="92738" calcext:value-type="float">
            <text:p>92738</text:p>
          </table:table-cell>
          <table:table-cell office:value-type="float" office:value="0.113139837129938" calcext:value-type="float">
            <text:p>0.113139837129938</text:p>
          </table:table-cell>
          <table:table-cell office:value-type="float" office:value="0.245670553000309" calcext:value-type="float">
            <text:p>0.245670553000309</text:p>
          </table:table-cell>
          <table:table-cell table:formula="of:=[.$D235]*100000" office:value-type="float" office:value="11313.9837129938" calcext:value-type="float">
            <text:p>11313.9837129938</text:p>
          </table:table-cell>
          <table:table-cell table:formula="of:=[.$E235]*400000" office:value-type="float" office:value="98268.2212001237" calcext:value-type="float">
            <text:p>98268.2212001237</text:p>
          </table:table-cell>
        </table:table-row>
        <table:table-row table:style-name="ro1">
          <table:table-cell office:value-type="float" office:value="36.0753497799997" calcext:value-type="float">
            <text:p>36.0753497799997</text:p>
          </table:table-cell>
          <table:table-cell office:value-type="float" office:value="79821" calcext:value-type="float">
            <text:p>79821</text:p>
          </table:table-cell>
          <table:table-cell office:value-type="float" office:value="63254" calcext:value-type="float">
            <text:p>63254</text:p>
          </table:table-cell>
          <table:table-cell office:value-type="float" office:value="0.112734091926172" calcext:value-type="float">
            <text:p>0.112734091926172</text:p>
          </table:table-cell>
          <table:table-cell office:value-type="float" office:value="0.304374854000344" calcext:value-type="float">
            <text:p>0.304374854000344</text:p>
          </table:table-cell>
          <table:table-cell table:formula="of:=[.$D236]*100000" office:value-type="float" office:value="11273.4091926172" calcext:value-type="float">
            <text:p>11273.4091926172</text:p>
          </table:table-cell>
          <table:table-cell table:formula="of:=[.$E236]*400000" office:value-type="float" office:value="121749.941600137" calcext:value-type="float">
            <text:p>121749.941600137</text:p>
          </table:table-cell>
        </table:table-row>
        <table:table-row table:style-name="ro1">
          <table:table-cell office:value-type="float" office:value="36.2376322370001" calcext:value-type="float">
            <text:p>36.2376322370001</text:p>
          </table:table-cell>
          <table:table-cell office:value-type="float" office:value="79221" calcext:value-type="float">
            <text:p>79221</text:p>
          </table:table-cell>
          <table:table-cell office:value-type="float" office:value="106282" calcext:value-type="float">
            <text:p>106282</text:p>
          </table:table-cell>
          <table:table-cell office:value-type="float" office:value="0.11228672105475" calcext:value-type="float">
            <text:p>0.11228672105475</text:p>
          </table:table-cell>
          <table:table-cell office:value-type="float" office:value="0.238853802000449" calcext:value-type="float">
            <text:p>0.238853802000449</text:p>
          </table:table-cell>
          <table:table-cell table:formula="of:=[.$D237]*100000" office:value-type="float" office:value="11228.672105475" calcext:value-type="float">
            <text:p>11228.672105475</text:p>
          </table:table-cell>
          <table:table-cell table:formula="of:=[.$E237]*400000" office:value-type="float" office:value="95541.5208001796" calcext:value-type="float">
            <text:p>95541.5208001796</text:p>
          </table:table-cell>
        </table:table-row>
        <table:table-row table:style-name="ro1">
          <table:table-cell office:value-type="float" office:value="36.3977962600002" calcext:value-type="float">
            <text:p>36.3977962600002</text:p>
          </table:table-cell>
          <table:table-cell office:value-type="float" office:value="78701" calcext:value-type="float">
            <text:p>78701</text:p>
          </table:table-cell>
          <table:table-cell office:value-type="float" office:value="110960" calcext:value-type="float">
            <text:p>110960</text:p>
          </table:table-cell>
          <table:table-cell office:value-type="float" office:value="0.111867944336913" calcext:value-type="float">
            <text:p>0.111867944336913</text:p>
          </table:table-cell>
          <table:table-cell office:value-type="float" office:value="0.315629718999844" calcext:value-type="float">
            <text:p>0.315629718999844</text:p>
          </table:table-cell>
          <table:table-cell table:formula="of:=[.$D238]*100000" office:value-type="float" office:value="11186.7944336913" calcext:value-type="float">
            <text:p>11186.7944336913</text:p>
          </table:table-cell>
          <table:table-cell table:formula="of:=[.$E238]*400000" office:value-type="float" office:value="126251.887599938" calcext:value-type="float">
            <text:p>126251.887599938</text:p>
          </table:table-cell>
        </table:table-row>
        <table:table-row table:style-name="ro1">
          <table:table-cell office:value-type="float" office:value="36.5719545890006" calcext:value-type="float">
            <text:p>36.5719545890006</text:p>
          </table:table-cell>
          <table:table-cell office:value-type="float" office:value="78224" calcext:value-type="float">
            <text:p>78224</text:p>
          </table:table-cell>
          <table:table-cell office:value-type="float" office:value="78154" calcext:value-type="float">
            <text:p>78154</text:p>
          </table:table-cell>
          <table:table-cell office:value-type="float" office:value="0.111412163688708" calcext:value-type="float">
            <text:p>0.111412163688708</text:p>
          </table:table-cell>
          <table:table-cell office:value-type="float" office:value="0.328728184000283" calcext:value-type="float">
            <text:p>0.328728184000283</text:p>
          </table:table-cell>
          <table:table-cell table:formula="of:=[.$D239]*100000" office:value-type="float" office:value="11141.2163688708" calcext:value-type="float">
            <text:p>11141.2163688708</text:p>
          </table:table-cell>
          <table:table-cell table:formula="of:=[.$E239]*400000" office:value-type="float" office:value="131491.273600113" calcext:value-type="float">
            <text:p>131491.273600113</text:p>
          </table:table-cell>
        </table:table-row>
        <table:table-row table:style-name="ro1">
          <table:table-cell office:value-type="float" office:value="36.7440428629998" calcext:value-type="float">
            <text:p>36.7440428629998</text:p>
          </table:table-cell>
          <table:table-cell office:value-type="float" office:value="77851" calcext:value-type="float">
            <text:p>77851</text:p>
          </table:table-cell>
          <table:table-cell office:value-type="float" office:value="85138" calcext:value-type="float">
            <text:p>85138</text:p>
          </table:table-cell>
          <table:table-cell office:value-type="float" office:value="0.110928096073583" calcext:value-type="float">
            <text:p>0.110928096073583</text:p>
          </table:table-cell>
          <table:table-cell office:value-type="float" office:value="0.256688035000479" calcext:value-type="float">
            <text:p>0.256688035000479</text:p>
          </table:table-cell>
          <table:table-cell table:formula="of:=[.$D240]*100000" office:value-type="float" office:value="11092.8096073583" calcext:value-type="float">
            <text:p>11092.8096073583</text:p>
          </table:table-cell>
          <table:table-cell table:formula="of:=[.$E240]*400000" office:value-type="float" office:value="102675.214000192" calcext:value-type="float">
            <text:p>102675.214000192</text:p>
          </table:table-cell>
        </table:table-row>
        <table:table-row table:style-name="ro1">
          <table:table-cell office:value-type="float" office:value="36.9043236769994" calcext:value-type="float">
            <text:p>36.9043236769994</text:p>
          </table:table-cell>
          <table:table-cell office:value-type="float" office:value="77596" calcext:value-type="float">
            <text:p>77596</text:p>
          </table:table-cell>
          <table:table-cell office:value-type="float" office:value="132398" calcext:value-type="float">
            <text:p>132398</text:p>
          </table:table-cell>
          <table:table-cell office:value-type="float" office:value="0.110481607293649" calcext:value-type="float">
            <text:p>0.110481607293649</text:p>
          </table:table-cell>
          <table:table-cell office:value-type="float" office:value="0.324291062001066" calcext:value-type="float">
            <text:p>0.324291062001066</text:p>
          </table:table-cell>
          <table:table-cell table:formula="of:=[.$D241]*100000" office:value-type="float" office:value="11048.1607293649" calcext:value-type="float">
            <text:p>11048.1607293649</text:p>
          </table:table-cell>
          <table:table-cell table:formula="of:=[.$E241]*400000" office:value-type="float" office:value="129716.424800426" calcext:value-type="float">
            <text:p>129716.424800426</text:p>
          </table:table-cell>
        </table:table-row>
        <table:table-row table:style-name="ro1">
          <table:table-cell office:value-type="float" office:value="37.06540589" calcext:value-type="float">
            <text:p>37.06540589</text:p>
          </table:table-cell>
          <table:table-cell office:value-type="float" office:value="77435" calcext:value-type="float">
            <text:p>77435</text:p>
          </table:table-cell>
          <table:table-cell office:value-type="float" office:value="83650" calcext:value-type="float">
            <text:p>83650</text:p>
          </table:table-cell>
          <table:table-cell office:value-type="float" office:value="0.110006907456541" calcext:value-type="float">
            <text:p>0.110006907456541</text:p>
          </table:table-cell>
          <table:table-cell office:value-type="float" office:value="0.243783719999556" calcext:value-type="float">
            <text:p>0.243783719999556</text:p>
          </table:table-cell>
          <table:table-cell table:formula="of:=[.$D242]*100000" office:value-type="float" office:value="11000.6907456541" calcext:value-type="float">
            <text:p>11000.6907456541</text:p>
          </table:table-cell>
          <table:table-cell table:formula="of:=[.$E242]*400000" office:value-type="float" office:value="97513.4879998223" calcext:value-type="float">
            <text:p>97513.4879998223</text:p>
          </table:table-cell>
        </table:table-row>
        <table:table-row table:style-name="ro1">
          <table:table-cell office:value-type="float" office:value="37.2268842280009" calcext:value-type="float">
            <text:p>37.2268842280009</text:p>
          </table:table-cell>
          <table:table-cell office:value-type="float" office:value="77373" calcext:value-type="float">
            <text:p>77373</text:p>
          </table:table-cell>
          <table:table-cell office:value-type="float" office:value="90792" calcext:value-type="float">
            <text:p>90792</text:p>
          </table:table-cell>
          <table:table-cell office:value-type="float" office:value="0.109568868283292" calcext:value-type="float">
            <text:p>0.109568868283292</text:p>
          </table:table-cell>
          <table:table-cell office:value-type="float" office:value="0.237978661998568" calcext:value-type="float">
            <text:p>0.237978661998568</text:p>
          </table:table-cell>
          <table:table-cell table:formula="of:=[.$D243]*100000" office:value-type="float" office:value="10956.8868283292" calcext:value-type="float">
            <text:p>10956.8868283292</text:p>
          </table:table-cell>
          <table:table-cell table:formula="of:=[.$E243]*400000" office:value-type="float" office:value="95191.4647994272" calcext:value-type="float">
            <text:p>95191.4647994272</text:p>
          </table:table-cell>
        </table:table-row>
        <table:table-row table:style-name="ro1">
          <table:table-cell office:value-type="float" office:value="37.3882569050002" calcext:value-type="float">
            <text:p>37.3882569050002</text:p>
          </table:table-cell>
          <table:table-cell office:value-type="float" office:value="77412" calcext:value-type="float">
            <text:p>77412</text:p>
          </table:table-cell>
          <table:table-cell office:value-type="float" office:value="119316" calcext:value-type="float">
            <text:p>119316</text:p>
          </table:table-cell>
          <table:table-cell office:value-type="float" office:value="0.109102815806258" calcext:value-type="float">
            <text:p>0.109102815806258</text:p>
          </table:table-cell>
          <table:table-cell office:value-type="float" office:value="0.315017412000088" calcext:value-type="float">
            <text:p>0.315017412000088</text:p>
          </table:table-cell>
          <table:table-cell table:formula="of:=[.$D244]*100000" office:value-type="float" office:value="10910.2815806258" calcext:value-type="float">
            <text:p>10910.2815806258</text:p>
          </table:table-cell>
          <table:table-cell table:formula="of:=[.$E244]*400000" office:value-type="float" office:value="126006.964800035" calcext:value-type="float">
            <text:p>126006.964800035</text:p>
          </table:table-cell>
        </table:table-row>
        <table:table-row table:style-name="ro1">
          <table:table-cell office:value-type="float" office:value="37.5562378899995" calcext:value-type="float">
            <text:p>37.5562378899995</text:p>
          </table:table-cell>
          <table:table-cell office:value-type="float" office:value="77562" calcext:value-type="float">
            <text:p>77562</text:p>
          </table:table-cell>
          <table:table-cell office:value-type="float" office:value="46684" calcext:value-type="float">
            <text:p>46684</text:p>
          </table:table-cell>
          <table:table-cell office:value-type="float" office:value="0.10861558597834" calcext:value-type="float">
            <text:p>0.10861558597834</text:p>
          </table:table-cell>
          <table:table-cell office:value-type="float" office:value="0.326486328000101" calcext:value-type="float">
            <text:p>0.326486328000101</text:p>
          </table:table-cell>
          <table:table-cell table:formula="of:=[.$D245]*100000" office:value-type="float" office:value="10861.558597834" calcext:value-type="float">
            <text:p>10861.558597834</text:p>
          </table:table-cell>
          <table:table-cell table:formula="of:=[.$E245]*400000" office:value-type="float" office:value="130594.53120004" calcext:value-type="float">
            <text:p>130594.53120004</text:p>
          </table:table-cell>
        </table:table-row>
        <table:table-row table:style-name="ro1">
          <table:table-cell office:value-type="float" office:value="37.7366680650011" calcext:value-type="float">
            <text:p>37.7366680650011</text:p>
          </table:table-cell>
          <table:table-cell office:value-type="float" office:value="77847" calcext:value-type="float">
            <text:p>77847</text:p>
          </table:table-cell>
          <table:table-cell office:value-type="float" office:value="138894" calcext:value-type="float">
            <text:p>138894</text:p>
          </table:table-cell>
          <table:table-cell office:value-type="float" office:value="0.108112627933865" calcext:value-type="float">
            <text:p>0.108112627933865</text:p>
          </table:table-cell>
          <table:table-cell office:value-type="float" office:value="0.265199785999357" calcext:value-type="float">
            <text:p>0.265199785999357</text:p>
          </table:table-cell>
          <table:table-cell table:formula="of:=[.$D246]*100000" office:value-type="float" office:value="10811.2627933865" calcext:value-type="float">
            <text:p>10811.2627933865</text:p>
          </table:table-cell>
          <table:table-cell table:formula="of:=[.$E246]*400000" office:value-type="float" office:value="106079.914399743" calcext:value-type="float">
            <text:p>106079.914399743</text:p>
          </table:table-cell>
        </table:table-row>
        <table:table-row table:style-name="ro1">
          <table:table-cell office:value-type="float" office:value="37.843528020001" calcext:value-type="float">
            <text:p>37.843528020001</text:p>
          </table:table-cell>
          <table:table-cell office:value-type="float" office:value="78075" calcext:value-type="float">
            <text:p>78075</text:p>
          </table:table-cell>
          <table:table-cell office:value-type="float" office:value="11130" calcext:value-type="float">
            <text:p>11130</text:p>
          </table:table-cell>
          <table:table-cell office:value-type="float" office:value="0.107654123511114" calcext:value-type="float">
            <text:p>0.107654123511114</text:p>
          </table:table-cell>
          <table:table-cell office:value-type="float" office:value="0.287541783000052" calcext:value-type="float">
            <text:p>0.287541783000052</text:p>
          </table:table-cell>
          <table:table-cell table:formula="of:=[.$D247]*100000" office:value-type="float" office:value="10765.4123511114" calcext:value-type="float">
            <text:p>10765.4123511114</text:p>
          </table:table-cell>
          <table:table-cell table:formula="of:=[.$E247]*400000" office:value-type="float" office:value="115016.713200021" calcext:value-type="float">
            <text:p>115016.713200021</text:p>
          </table:table-cell>
        </table:table-row>
        <table:table-row table:style-name="ro1">
          <table:table-cell office:value-type="float" office:value="37.9916856590007" calcext:value-type="float">
            <text:p>37.9916856590007</text:p>
          </table:table-cell>
          <table:table-cell office:value-type="float" office:value="78465" calcext:value-type="float">
            <text:p>78465</text:p>
          </table:table-cell>
          <table:table-cell office:value-type="float" office:value="143994" calcext:value-type="float">
            <text:p>143994</text:p>
          </table:table-cell>
          <table:table-cell office:value-type="float" office:value="0.107231478228416" calcext:value-type="float">
            <text:p>0.107231478228416</text:p>
          </table:table-cell>
          <table:table-cell office:value-type="float" office:value="0.254723551999632" calcext:value-type="float">
            <text:p>0.254723551999632</text:p>
          </table:table-cell>
          <table:table-cell table:formula="of:=[.$D248]*100000" office:value-type="float" office:value="10723.1478228416" calcext:value-type="float">
            <text:p>10723.1478228416</text:p>
          </table:table-cell>
          <table:table-cell table:formula="of:=[.$E248]*400000" office:value-type="float" office:value="101889.420799853" calcext:value-type="float">
            <text:p>101889.420799853</text:p>
          </table:table-cell>
        </table:table-row>
        <table:table-row table:style-name="ro1">
          <table:table-cell office:value-type="float" office:value="38.1512691250009" calcext:value-type="float">
            <text:p>38.1512691250009</text:p>
          </table:table-cell>
          <table:table-cell office:value-type="float" office:value="78976" calcext:value-type="float">
            <text:p>78976</text:p>
          </table:table-cell>
          <table:table-cell office:value-type="float" office:value="56612" calcext:value-type="float">
            <text:p>56612</text:p>
          </table:table-cell>
          <table:table-cell office:value-type="float" office:value="0.106782557910817" calcext:value-type="float">
            <text:p>0.106782557910817</text:p>
          </table:table-cell>
          <table:table-cell office:value-type="float" office:value="0.299623036999037" calcext:value-type="float">
            <text:p>0.299623036999037</text:p>
          </table:table-cell>
          <table:table-cell table:formula="of:=[.$D249]*100000" office:value-type="float" office:value="10678.2557910817" calcext:value-type="float">
            <text:p>10678.2557910817</text:p>
          </table:table-cell>
          <table:table-cell table:formula="of:=[.$E249]*400000" office:value-type="float" office:value="119849.214799615" calcext:value-type="float">
            <text:p>119849.214799615</text:p>
          </table:table-cell>
        </table:table-row>
        <table:table-row table:style-name="ro1">
          <table:table-cell office:value-type="float" office:value="38.309789637" calcext:value-type="float">
            <text:p>38.309789637</text:p>
          </table:table-cell>
          <table:table-cell office:value-type="float" office:value="79576" calcext:value-type="float">
            <text:p>79576</text:p>
          </table:table-cell>
          <table:table-cell office:value-type="float" office:value="109162" calcext:value-type="float">
            <text:p>109162</text:p>
          </table:table-cell>
          <table:table-cell office:value-type="float" office:value="0.106368454705617" calcext:value-type="float">
            <text:p>0.106368454705617</text:p>
          </table:table-cell>
          <table:table-cell office:value-type="float" office:value="0.236714086000575" calcext:value-type="float">
            <text:p>0.236714086000575</text:p>
          </table:table-cell>
          <table:table-cell table:formula="of:=[.$D250]*100000" office:value-type="float" office:value="10636.8454705617" calcext:value-type="float">
            <text:p>10636.8454705617</text:p>
          </table:table-cell>
          <table:table-cell table:formula="of:=[.$E250]*400000" office:value-type="float" office:value="94685.6344002299" calcext:value-type="float">
            <text:p>94685.6344002299</text:p>
          </table:table-cell>
        </table:table-row>
        <table:table-row table:style-name="ro1">
          <table:table-cell office:value-type="float" office:value="38.474506124001" calcext:value-type="float">
            <text:p>38.474506124001</text:p>
          </table:table-cell>
          <table:table-cell office:value-type="float" office:value="80291" calcext:value-type="float">
            <text:p>80291</text:p>
          </table:table-cell>
          <table:table-cell office:value-type="float" office:value="101566" calcext:value-type="float">
            <text:p>101566</text:p>
          </table:table-cell>
          <table:table-cell office:value-type="float" office:value="0.105928097097827" calcext:value-type="float">
            <text:p>0.105928097097827</text:p>
          </table:table-cell>
          <table:table-cell office:value-type="float" office:value="0.316181205000248" calcext:value-type="float">
            <text:p>0.316181205000248</text:p>
          </table:table-cell>
          <table:table-cell table:formula="of:=[.$D251]*100000" office:value-type="float" office:value="10592.8097097827" calcext:value-type="float">
            <text:p>10592.8097097827</text:p>
          </table:table-cell>
          <table:table-cell table:formula="of:=[.$E251]*400000" office:value-type="float" office:value="126472.482000099" calcext:value-type="float">
            <text:p>126472.482000099</text:p>
          </table:table-cell>
        </table:table-row>
        <table:table-row table:style-name="ro1">
          <table:table-cell office:value-type="float" office:value="38.6391807300006" calcext:value-type="float">
            <text:p>38.6391807300006</text:p>
          </table:table-cell>
          <table:table-cell office:value-type="float" office:value="81093" calcext:value-type="float">
            <text:p>81093</text:p>
          </table:table-cell>
          <table:table-cell office:value-type="float" office:value="102954" calcext:value-type="float">
            <text:p>102954</text:p>
          </table:table-cell>
          <table:table-cell office:value-type="float" office:value="0.105467866279298" calcext:value-type="float">
            <text:p>0.105467866279298</text:p>
          </table:table-cell>
          <table:table-cell office:value-type="float" office:value="0.246860127001128" calcext:value-type="float">
            <text:p>0.246860127001128</text:p>
          </table:table-cell>
          <table:table-cell table:formula="of:=[.$D252]*100000" office:value-type="float" office:value="10546.7866279298" calcext:value-type="float">
            <text:p>10546.7866279298</text:p>
          </table:table-cell>
          <table:table-cell table:formula="of:=[.$E252]*400000" office:value-type="float" office:value="98744.0508004511" calcext:value-type="float">
            <text:p>98744.0508004511</text:p>
          </table:table-cell>
        </table:table-row>
        <table:table-row table:style-name="ro1">
          <table:table-cell office:value-type="float" office:value="38.8184641700009" calcext:value-type="float">
            <text:p>38.8184641700009</text:p>
          </table:table-cell>
          <table:table-cell office:value-type="float" office:value="82058" calcext:value-type="float">
            <text:p>82058</text:p>
          </table:table-cell>
          <table:table-cell office:value-type="float" office:value="64828" calcext:value-type="float">
            <text:p>64828</text:p>
          </table:table-cell>
          <table:table-cell office:value-type="float" office:value="0.105046127648761" calcext:value-type="float">
            <text:p>0.105046127648761</text:p>
          </table:table-cell>
          <table:table-cell office:value-type="float" office:value="0.256162178999148" calcext:value-type="float">
            <text:p>0.256162178999148</text:p>
          </table:table-cell>
          <table:table-cell table:formula="of:=[.$D253]*100000" office:value-type="float" office:value="10504.6127648761" calcext:value-type="float">
            <text:p>10504.6127648761</text:p>
          </table:table-cell>
          <table:table-cell table:formula="of:=[.$E253]*400000" office:value-type="float" office:value="102464.871599659" calcext:value-type="float">
            <text:p>102464.871599659</text:p>
          </table:table-cell>
        </table:table-row>
        <table:table-row table:style-name="ro1">
          <table:table-cell office:value-type="float" office:value="38.9692994409998" calcext:value-type="float">
            <text:p>38.9692994409998</text:p>
          </table:table-cell>
          <table:table-cell office:value-type="float" office:value="82936" calcext:value-type="float">
            <text:p>82936</text:p>
          </table:table-cell>
          <table:table-cell office:value-type="float" office:value="147308" calcext:value-type="float">
            <text:p>147308</text:p>
          </table:table-cell>
          <table:table-cell office:value-type="float" office:value="0.104602454818238" calcext:value-type="float">
            <text:p>0.104602454818238</text:p>
          </table:table-cell>
          <table:table-cell office:value-type="float" office:value="0.246736045000944" calcext:value-type="float">
            <text:p>0.246736045000944</text:p>
          </table:table-cell>
          <table:table-cell table:formula="of:=[.$D254]*100000" office:value-type="float" office:value="10460.2454818238" calcext:value-type="float">
            <text:p>10460.2454818238</text:p>
          </table:table-cell>
          <table:table-cell table:formula="of:=[.$E254]*400000" office:value-type="float" office:value="98694.4180003775" calcext:value-type="float">
            <text:p>98694.4180003775</text:p>
          </table:table-cell>
        </table:table-row>
        <table:table-row table:style-name="ro1">
          <table:table-cell office:value-type="float" office:value="39.131727" calcext:value-type="float">
            <text:p>39.131727</text:p>
          </table:table-cell>
          <table:table-cell office:value-type="float" office:value="83942" calcext:value-type="float">
            <text:p>83942</text:p>
          </table:table-cell>
          <table:table-cell office:value-type="float" office:value="68866" calcext:value-type="float">
            <text:p>68866</text:p>
          </table:table-cell>
          <table:table-cell office:value-type="float" office:value="0.104194784367411" calcext:value-type="float">
            <text:p>0.104194784367411</text:p>
          </table:table-cell>
          <table:table-cell office:value-type="float" office:value="0.304464124999868" calcext:value-type="float">
            <text:p>0.304464124999868</text:p>
          </table:table-cell>
          <table:table-cell table:formula="of:=[.$D255]*100000" office:value-type="float" office:value="10419.4784367411" calcext:value-type="float">
            <text:p>10419.4784367411</text:p>
          </table:table-cell>
          <table:table-cell table:formula="of:=[.$E255]*400000" office:value-type="float" office:value="121785.649999947" calcext:value-type="float">
            <text:p>121785.649999947</text:p>
          </table:table-cell>
        </table:table-row>
        <table:table-row table:style-name="ro1">
          <table:table-cell office:value-type="float" office:value="39.2861343740005" calcext:value-type="float">
            <text:p>39.2861343740005</text:p>
          </table:table-cell>
          <table:table-cell office:value-type="float" office:value="84949" calcext:value-type="float">
            <text:p>84949</text:p>
          </table:table-cell>
          <table:table-cell office:value-type="float" office:value="110436" calcext:value-type="float">
            <text:p>110436</text:p>
          </table:table-cell>
          <table:table-cell office:value-type="float" office:value="0.103763990759235" calcext:value-type="float">
            <text:p>0.103763990759235</text:p>
          </table:table-cell>
          <table:table-cell office:value-type="float" office:value="0.229523170999528" calcext:value-type="float">
            <text:p>0.229523170999528</text:p>
          </table:table-cell>
          <table:table-cell table:formula="of:=[.$D256]*100000" office:value-type="float" office:value="10376.3990759235" calcext:value-type="float">
            <text:p>10376.3990759235</text:p>
          </table:table-cell>
          <table:table-cell table:formula="of:=[.$E256]*400000" office:value-type="float" office:value="91809.2683998111" calcext:value-type="float">
            <text:p>91809.2683998111</text:p>
          </table:table-cell>
        </table:table-row>
        <table:table-row table:style-name="ro1">
          <table:table-cell office:value-type="float" office:value="39.4539290970006" calcext:value-type="float">
            <text:p>39.4539290970006</text:p>
          </table:table-cell>
          <table:table-cell office:value-type="float" office:value="86089" calcext:value-type="float">
            <text:p>86089</text:p>
          </table:table-cell>
          <table:table-cell office:value-type="float" office:value="107848" calcext:value-type="float">
            <text:p>107848</text:p>
          </table:table-cell>
          <table:table-cell office:value-type="float" office:value="0.103315761135307" calcext:value-type="float">
            <text:p>0.103315761135307</text:p>
          </table:table-cell>
          <table:table-cell office:value-type="float" office:value="0.31540998499986" calcext:value-type="float">
            <text:p>0.31540998499986</text:p>
          </table:table-cell>
          <table:table-cell table:formula="of:=[.$D257]*100000" office:value-type="float" office:value="10331.5761135307" calcext:value-type="float">
            <text:p>10331.5761135307</text:p>
          </table:table-cell>
          <table:table-cell table:formula="of:=[.$E257]*400000" office:value-type="float" office:value="126163.993999944" calcext:value-type="float">
            <text:p>126163.993999944</text:p>
          </table:table-cell>
        </table:table-row>
        <table:table-row table:style-name="ro1">
          <table:table-cell office:value-type="float" office:value="39.6308393689997" calcext:value-type="float">
            <text:p>39.6308393689997</text:p>
          </table:table-cell>
          <table:table-cell office:value-type="float" office:value="87332" calcext:value-type="float">
            <text:p>87332</text:p>
          </table:table-cell>
          <table:table-cell office:value-type="float" office:value="63980" calcext:value-type="float">
            <text:p>63980</text:p>
          </table:table-cell>
          <table:table-cell office:value-type="float" office:value="0.102905773465207" calcext:value-type="float">
            <text:p>0.102905773465207</text:p>
          </table:table-cell>
          <table:table-cell office:value-type="float" office:value="0.342341016999853" calcext:value-type="float">
            <text:p>0.342341016999853</text:p>
          </table:table-cell>
          <table:table-cell table:formula="of:=[.$D258]*100000" office:value-type="float" office:value="10290.5773465207" calcext:value-type="float">
            <text:p>10290.5773465207</text:p>
          </table:table-cell>
          <table:table-cell table:formula="of:=[.$E258]*400000" office:value-type="float" office:value="136936.406799941" calcext:value-type="float">
            <text:p>136936.406799941</text:p>
          </table:table-cell>
        </table:table-row>
        <table:table-row table:style-name="ro1">
          <table:table-cell office:value-type="float" office:value="39.8060675409997" calcext:value-type="float">
            <text:p>39.8060675409997</text:p>
          </table:table-cell>
          <table:table-cell office:value-type="float" office:value="88590" calcext:value-type="float">
            <text:p>88590</text:p>
          </table:table-cell>
          <table:table-cell office:value-type="float" office:value="161034" calcext:value-type="float">
            <text:p>161034</text:p>
          </table:table-cell>
          <table:table-cell office:value-type="float" office:value="0.102475752273425" calcext:value-type="float">
            <text:p>0.102475752273425</text:p>
          </table:table-cell>
          <table:table-cell office:value-type="float" office:value="0.26407157200083" calcext:value-type="float">
            <text:p>0.26407157200083</text:p>
          </table:table-cell>
          <table:table-cell table:formula="of:=[.$D259]*100000" office:value-type="float" office:value="10247.5752273425" calcext:value-type="float">
            <text:p>10247.5752273425</text:p>
          </table:table-cell>
          <table:table-cell table:formula="of:=[.$E259]*400000" office:value-type="float" office:value="105628.628800332" calcext:value-type="float">
            <text:p>105628.628800332</text:p>
          </table:table-cell>
        </table:table-row>
        <table:table-row table:style-name="ro1">
          <table:table-cell office:value-type="float" office:value="39.9143304240006" calcext:value-type="float">
            <text:p>39.9143304240006</text:p>
          </table:table-cell>
          <table:table-cell office:value-type="float" office:value="89376" calcext:value-type="float">
            <text:p>89376</text:p>
          </table:table-cell>
          <table:table-cell office:value-type="float" office:value="8744" calcext:value-type="float">
            <text:p>8744</text:p>
          </table:table-cell>
          <table:table-cell office:value-type="float" office:value="0.102081104331303" calcext:value-type="float">
            <text:p>0.102081104331303</text:p>
          </table:table-cell>
          <table:table-cell office:value-type="float" office:value="0.283631957001489" calcext:value-type="float">
            <text:p>0.283631957001489</text:p>
          </table:table-cell>
          <table:table-cell table:formula="of:=[.$D260]*100000" office:value-type="float" office:value="10208.1104331303" calcext:value-type="float">
            <text:p>10208.1104331303</text:p>
          </table:table-cell>
          <table:table-cell table:formula="of:=[.$E260]*400000" office:value-type="float" office:value="113452.782800596" calcext:value-type="float">
            <text:p>113452.782800596</text:p>
          </table:table-cell>
        </table:table-row>
        <table:table-row table:style-name="ro1">
          <table:table-cell office:value-type="float" office:value="40.0756240800001" calcext:value-type="float">
            <text:p>40.0756240800001</text:p>
          </table:table-cell>
          <table:table-cell office:value-type="float" office:value="90550" calcext:value-type="float">
            <text:p>90550</text:p>
          </table:table-cell>
          <table:table-cell office:value-type="float" office:value="161120" calcext:value-type="float">
            <text:p>161120</text:p>
          </table:table-cell>
          <table:table-cell office:value-type="float" office:value="0.101664883465042" calcext:value-type="float">
            <text:p>0.101664883465042</text:p>
          </table:table-cell>
          <table:table-cell office:value-type="float" office:value="0.269435377000264" calcext:value-type="float">
            <text:p>0.269435377000264</text:p>
          </table:table-cell>
          <table:table-cell table:formula="of:=[.$D261]*100000" office:value-type="float" office:value="10166.4883465042" calcext:value-type="float">
            <text:p>10166.4883465042</text:p>
          </table:table-cell>
          <table:table-cell table:formula="of:=[.$E261]*400000" office:value-type="float" office:value="107774.150800105" calcext:value-type="float">
            <text:p>107774.150800105</text:p>
          </table:table-cell>
        </table:table-row>
        <table:table-row table:style-name="ro1">
          <table:table-cell office:value-type="float" office:value="40.2449637210011" calcext:value-type="float">
            <text:p>40.2449637210011</text:p>
          </table:table-cell>
          <table:table-cell office:value-type="float" office:value="91778" calcext:value-type="float">
            <text:p>91778</text:p>
          </table:table-cell>
          <table:table-cell office:value-type="float" office:value="80824" calcext:value-type="float">
            <text:p>80824</text:p>
          </table:table-cell>
          <table:table-cell office:value-type="float" office:value="0.101232404284472" calcext:value-type="float">
            <text:p>0.101232404284472</text:p>
          </table:table-cell>
          <table:table-cell office:value-type="float" office:value="0.320745128999988" calcext:value-type="float">
            <text:p>0.320745128999988</text:p>
          </table:table-cell>
          <table:table-cell table:formula="of:=[.$D262]*100000" office:value-type="float" office:value="10123.2404284472" calcext:value-type="float">
            <text:p>10123.2404284472</text:p>
          </table:table-cell>
          <table:table-cell table:formula="of:=[.$E262]*400000" office:value-type="float" office:value="128298.051599995" calcext:value-type="float">
            <text:p>128298.051599995</text:p>
          </table:table-cell>
        </table:table-row>
        <table:table-row table:style-name="ro1">
          <table:table-cell office:value-type="float" office:value="40.4140302600008" calcext:value-type="float">
            <text:p>40.4140302600008</text:p>
          </table:table-cell>
          <table:table-cell office:value-type="float" office:value="92986" calcext:value-type="float">
            <text:p>92986</text:p>
          </table:table-cell>
          <table:table-cell office:value-type="float" office:value="105192" calcext:value-type="float">
            <text:p>105192</text:p>
          </table:table-cell>
          <table:table-cell office:value-type="float" office:value="0.100837040052888" calcext:value-type="float">
            <text:p>0.100837040052888</text:p>
          </table:table-cell>
          <table:table-cell office:value-type="float" office:value="0.247179710999262" calcext:value-type="float">
            <text:p>0.247179710999262</text:p>
          </table:table-cell>
          <table:table-cell table:formula="of:=[.$D263]*100000" office:value-type="float" office:value="10083.7040052888" calcext:value-type="float">
            <text:p>10083.7040052888</text:p>
          </table:table-cell>
          <table:table-cell table:formula="of:=[.$E263]*400000" office:value-type="float" office:value="98871.8843997049" calcext:value-type="float">
            <text:p>98871.8843997049</text:p>
          </table:table-cell>
        </table:table-row>
        <table:table-row table:style-name="ro1">
          <table:table-cell office:value-type="float" office:value="40.5752632750009" calcext:value-type="float">
            <text:p>40.5752632750009</text:p>
          </table:table-cell>
          <table:table-cell office:value-type="float" office:value="94111" calcext:value-type="float">
            <text:p>94111</text:p>
          </table:table-cell>
          <table:table-cell office:value-type="float" office:value="142656" calcext:value-type="float">
            <text:p>142656</text:p>
          </table:table-cell>
          <table:table-cell office:value-type="float" office:value="0.100422718462063" calcext:value-type="float">
            <text:p>0.100422718462063</text:p>
          </table:table-cell>
          <table:table-cell office:value-type="float" office:value="0.322146906000853" calcext:value-type="float">
            <text:p>0.322146906000853</text:p>
          </table:table-cell>
          <table:table-cell table:formula="of:=[.$D264]*100000" office:value-type="float" office:value="10042.2718462063" calcext:value-type="float">
            <text:p>10042.2718462063</text:p>
          </table:table-cell>
          <table:table-cell table:formula="of:=[.$E264]*400000" office:value-type="float" office:value="128858.762400341" calcext:value-type="float">
            <text:p>128858.762400341</text:p>
          </table:table-cell>
        </table:table-row>
        <table:table-row table:style-name="ro1">
          <table:table-cell office:value-type="float" office:value="40.7447983590009" calcext:value-type="float">
            <text:p>40.7447983590009</text:p>
          </table:table-cell>
          <table:table-cell office:value-type="float" office:value="95255" calcext:value-type="float">
            <text:p>95255</text:p>
          </table:table-cell>
          <table:table-cell office:value-type="float" office:value="107224" calcext:value-type="float">
            <text:p>107224</text:p>
          </table:table-cell>
          <table:table-cell office:value-type="float" office:value="0.0999941944256702" calcext:value-type="float">
            <text:p>0.0999941944256702</text:p>
          </table:table-cell>
          <table:table-cell office:value-type="float" office:value="0.250404149001042" calcext:value-type="float">
            <text:p>0.250404149001042</text:p>
          </table:table-cell>
          <table:table-cell table:formula="of:=[.$D265]*100000" office:value-type="float" office:value="9999.41944256702" calcext:value-type="float">
            <text:p>9999.41944256702</text:p>
          </table:table-cell>
          <table:table-cell table:formula="of:=[.$E265]*400000" office:value-type="float" office:value="100161.659600417" calcext:value-type="float">
            <text:p>100161.659600417</text:p>
          </table:table-cell>
        </table:table-row>
        <table:table-row table:style-name="ro1">
          <table:table-cell office:value-type="float" office:value="40.9087863269997" calcext:value-type="float">
            <text:p>40.9087863269997</text:p>
          </table:table-cell>
          <table:table-cell office:value-type="float" office:value="96313" calcext:value-type="float">
            <text:p>96313</text:p>
          </table:table-cell>
          <table:table-cell office:value-type="float" office:value="88198" calcext:value-type="float">
            <text:p>88198</text:p>
          </table:table-cell>
          <table:table-cell office:value-type="float" office:value="0.0996031986777911" calcext:value-type="float">
            <text:p>0.0996031986777911</text:p>
          </table:table-cell>
          <table:table-cell office:value-type="float" office:value="0.243471887000851" calcext:value-type="float">
            <text:p>0.243471887000851</text:p>
          </table:table-cell>
          <table:table-cell table:formula="of:=[.$D266]*100000" office:value-type="float" office:value="9960.3198677791" calcext:value-type="float">
            <text:p>9960.3198677791</text:p>
          </table:table-cell>
          <table:table-cell table:formula="of:=[.$E266]*400000" office:value-type="float" office:value="97388.7548003404" calcext:value-type="float">
            <text:p>97388.7548003404</text:p>
          </table:table-cell>
        </table:table-row>
        <table:table-row table:style-name="ro1">
          <table:table-cell office:value-type="float" office:value="41.0698287699997" calcext:value-type="float">
            <text:p>41.0698287699997</text:p>
          </table:table-cell>
          <table:table-cell office:value-type="float" office:value="97296" calcext:value-type="float">
            <text:p>97296</text:p>
          </table:table-cell>
          <table:table-cell office:value-type="float" office:value="155112" calcext:value-type="float">
            <text:p>155112</text:p>
          </table:table-cell>
          <table:table-cell office:value-type="float" office:value="0.0991947540641841" calcext:value-type="float">
            <text:p>0.0991947540641841</text:p>
          </table:table-cell>
          <table:table-cell office:value-type="float" office:value="0.317305508000572" calcext:value-type="float">
            <text:p>0.317305508000572</text:p>
          </table:table-cell>
          <table:table-cell table:formula="of:=[.$D267]*100000" office:value-type="float" office:value="9919.47540641841" calcext:value-type="float">
            <text:p>9919.47540641841</text:p>
          </table:table-cell>
          <table:table-cell table:formula="of:=[.$E267]*400000" office:value-type="float" office:value="126922.203200229" calcext:value-type="float">
            <text:p>126922.203200229</text:p>
          </table:table-cell>
        </table:table-row>
        <table:table-row table:style-name="ro1">
          <table:table-cell office:value-type="float" office:value="41.239311673" calcext:value-type="float">
            <text:p>41.239311673</text:p>
          </table:table-cell>
          <table:table-cell office:value-type="float" office:value="98262" calcext:value-type="float">
            <text:p>98262</text:p>
          </table:table-cell>
          <table:table-cell office:value-type="float" office:value="97614" calcext:value-type="float">
            <text:p>97614</text:p>
          </table:table-cell>
          <table:table-cell office:value-type="float" office:value="0.0987732789795026" calcext:value-type="float">
            <text:p>0.0987732789795026</text:p>
          </table:table-cell>
          <table:table-cell office:value-type="float" office:value="0.250412499000959" calcext:value-type="float">
            <text:p>0.250412499000959</text:p>
          </table:table-cell>
          <table:table-cell table:formula="of:=[.$D268]*100000" office:value-type="float" office:value="9877.32789795026" calcext:value-type="float">
            <text:p>9877.32789795026</text:p>
          </table:table-cell>
          <table:table-cell table:formula="of:=[.$E268]*400000" office:value-type="float" office:value="100164.999600383" calcext:value-type="float">
            <text:p>100164.999600383</text:p>
          </table:table-cell>
        </table:table-row>
        <table:table-row table:style-name="ro1">
          <table:table-cell office:value-type="float" office:value="41.4062365760001" calcext:value-type="float">
            <text:p>41.4062365760001</text:p>
          </table:table-cell>
          <table:table-cell office:value-type="float" office:value="99136" calcext:value-type="float">
            <text:p>99136</text:p>
          </table:table-cell>
          <table:table-cell office:value-type="float" office:value="122776" calcext:value-type="float">
            <text:p>122776</text:p>
          </table:table-cell>
          <table:table-cell office:value-type="float" office:value="0.0983890832320282" calcext:value-type="float">
            <text:p>0.0983890832320282</text:p>
          </table:table-cell>
          <table:table-cell office:value-type="float" office:value="0.252054738999505" calcext:value-type="float">
            <text:p>0.252054738999505</text:p>
          </table:table-cell>
          <table:table-cell table:formula="of:=[.$D269]*100000" office:value-type="float" office:value="9838.90832320282" calcext:value-type="float">
            <text:p>9838.90832320282</text:p>
          </table:table-cell>
          <table:table-cell table:formula="of:=[.$E269]*400000" office:value-type="float" office:value="100821.895599802" calcext:value-type="float">
            <text:p>100821.895599802</text:p>
          </table:table-cell>
        </table:table-row>
        <table:table-row table:style-name="ro1">
          <table:table-cell office:value-type="float" office:value="41.5853358340009" calcext:value-type="float">
            <text:p>41.5853358340009</text:p>
          </table:table-cell>
          <table:table-cell office:value-type="float" office:value="99978" calcext:value-type="float">
            <text:p>99978</text:p>
          </table:table-cell>
          <table:table-cell office:value-type="float" office:value="128948" calcext:value-type="float">
            <text:p>128948</text:p>
          </table:table-cell>
          <table:table-cell office:value-type="float" office:value="0.0979883750193575" calcext:value-type="float">
            <text:p>0.0979883750193575</text:p>
          </table:table-cell>
          <table:table-cell office:value-type="float" office:value="0.336673159999918" calcext:value-type="float">
            <text:p>0.336673159999918</text:p>
          </table:table-cell>
          <table:table-cell table:formula="of:=[.$D270]*100000" office:value-type="float" office:value="9798.83750193575" calcext:value-type="float">
            <text:p>9798.83750193575</text:p>
          </table:table-cell>
          <table:table-cell table:formula="of:=[.$E270]*400000" office:value-type="float" office:value="134669.263999967" calcext:value-type="float">
            <text:p>134669.263999967</text:p>
          </table:table-cell>
        </table:table-row>
        <table:table-row table:style-name="ro1">
          <table:table-cell office:value-type="float" office:value="41.7052171760006" calcext:value-type="float">
            <text:p>41.7052171760006</text:p>
          </table:table-cell>
          <table:table-cell office:value-type="float" office:value="100484" calcext:value-type="float">
            <text:p>100484</text:p>
          </table:table-cell>
          <table:table-cell office:value-type="float" office:value="12000" calcext:value-type="float">
            <text:p>12000</text:p>
          </table:table-cell>
          <table:table-cell office:value-type="float" office:value="0.0976214692462553" calcext:value-type="float">
            <text:p>0.0976214692462553</text:p>
          </table:table-cell>
          <table:table-cell office:value-type="float" office:value="0.381458423998993" calcext:value-type="float">
            <text:p>0.381458423998993</text:p>
          </table:table-cell>
          <table:table-cell table:formula="of:=[.$D271]*100000" office:value-type="float" office:value="9762.14692462553" calcext:value-type="float">
            <text:p>9762.14692462553</text:p>
          </table:table-cell>
          <table:table-cell table:formula="of:=[.$E271]*400000" office:value-type="float" office:value="152583.369599597" calcext:value-type="float">
            <text:p>152583.369599597</text:p>
          </table:table-cell>
        </table:table-row>
        <table:table-row table:style-name="ro1">
          <table:table-cell office:value-type="float" office:value="41.8651133349995" calcext:value-type="float">
            <text:p>41.8651133349995</text:p>
          </table:table-cell>
          <table:table-cell office:value-type="float" office:value="101079" calcext:value-type="float">
            <text:p>101079</text:p>
          </table:table-cell>
          <table:table-cell office:value-type="float" office:value="123872" calcext:value-type="float">
            <text:p>123872</text:p>
          </table:table-cell>
          <table:table-cell office:value-type="float" office:value="0.0972359313778655" calcext:value-type="float">
            <text:p>0.0972359313778655</text:p>
          </table:table-cell>
          <table:table-cell office:value-type="float" office:value="0.369032304999564" calcext:value-type="float">
            <text:p>0.369032304999564</text:p>
          </table:table-cell>
          <table:table-cell table:formula="of:=[.$D272]*100000" office:value-type="float" office:value="9723.59313778655" calcext:value-type="float">
            <text:p>9723.59313778655</text:p>
          </table:table-cell>
          <table:table-cell table:formula="of:=[.$E272]*400000" office:value-type="float" office:value="147612.921999826" calcext:value-type="float">
            <text:p>147612.921999826</text:p>
          </table:table-cell>
        </table:table-row>
        <table:table-row table:style-name="ro1">
          <table:table-cell office:value-type="float" office:value="42.0380692700001" calcext:value-type="float">
            <text:p>42.0380692700001</text:p>
          </table:table-cell>
          <table:table-cell office:value-type="float" office:value="101619" calcext:value-type="float">
            <text:p>101619</text:p>
          </table:table-cell>
          <table:table-cell office:value-type="float" office:value="102074" calcext:value-type="float">
            <text:p>102074</text:p>
          </table:table-cell>
          <table:table-cell office:value-type="float" office:value="0.0968363641499114" calcext:value-type="float">
            <text:p>0.0968363641499114</text:p>
          </table:table-cell>
          <table:table-cell office:value-type="float" office:value="0.250268548001259" calcext:value-type="float">
            <text:p>0.250268548001259</text:p>
          </table:table-cell>
          <table:table-cell table:formula="of:=[.$D273]*100000" office:value-type="float" office:value="9683.63641499114" calcext:value-type="float">
            <text:p>9683.63641499114</text:p>
          </table:table-cell>
          <table:table-cell table:formula="of:=[.$E273]*400000" office:value-type="float" office:value="100107.419200504" calcext:value-type="float">
            <text:p>100107.419200504</text:p>
          </table:table-cell>
        </table:table-row>
        <table:table-row table:style-name="ro1">
          <table:table-cell office:value-type="float" office:value="42.208019089001" calcext:value-type="float">
            <text:p>42.208019089001</text:p>
          </table:table-cell>
          <table:table-cell office:value-type="float" office:value="102040" calcext:value-type="float">
            <text:p>102040</text:p>
          </table:table-cell>
          <table:table-cell office:value-type="float" office:value="160084" calcext:value-type="float">
            <text:p>160084</text:p>
          </table:table-cell>
          <table:table-cell office:value-type="float" office:value="0.0964714666168413" calcext:value-type="float">
            <text:p>0.0964714666168413</text:p>
          </table:table-cell>
          <table:table-cell office:value-type="float" office:value="0.262700216999292" calcext:value-type="float">
            <text:p>0.262700216999292</text:p>
          </table:table-cell>
          <table:table-cell table:formula="of:=[.$D274]*100000" office:value-type="float" office:value="9647.14666168413" calcext:value-type="float">
            <text:p>9647.14666168413</text:p>
          </table:table-cell>
          <table:table-cell table:formula="of:=[.$E274]*400000" office:value-type="float" office:value="105080.086799717" calcext:value-type="float">
            <text:p>105080.086799717</text:p>
          </table:table-cell>
        </table:table-row>
        <table:table-row table:style-name="ro1">
          <table:table-cell office:value-type="float" office:value="42.3775903429996" calcext:value-type="float">
            <text:p>42.3775903429996</text:p>
          </table:table-cell>
          <table:table-cell office:value-type="float" office:value="102348" calcext:value-type="float">
            <text:p>102348</text:p>
          </table:table-cell>
          <table:table-cell office:value-type="float" office:value="101616" calcext:value-type="float">
            <text:p>101616</text:p>
          </table:table-cell>
          <table:table-cell office:value-type="float" office:value="0.0960897028443005" calcext:value-type="float">
            <text:p>0.0960897028443005</text:p>
          </table:table-cell>
          <table:table-cell office:value-type="float" office:value="0.330473246000111" calcext:value-type="float">
            <text:p>0.330473246000111</text:p>
          </table:table-cell>
          <table:table-cell table:formula="of:=[.$D275]*100000" office:value-type="float" office:value="9608.97028443005" calcext:value-type="float">
            <text:p>9608.97028443005</text:p>
          </table:table-cell>
          <table:table-cell table:formula="of:=[.$E275]*400000" office:value-type="float" office:value="132189.298400044" calcext:value-type="float">
            <text:p>132189.298400044</text:p>
          </table:table-cell>
        </table:table-row>
        <table:table-row table:style-name="ro1">
          <table:table-cell office:value-type="float" office:value="42.5491508119994" calcext:value-type="float">
            <text:p>42.5491508119994</text:p>
          </table:table-cell>
          <table:table-cell office:value-type="float" office:value="102544" calcext:value-type="float">
            <text:p>102544</text:p>
          </table:table-cell>
          <table:table-cell office:value-type="float" office:value="139738" calcext:value-type="float">
            <text:p>139738</text:p>
          </table:table-cell>
          <table:table-cell office:value-type="float" office:value="0.0956952916872051" calcext:value-type="float">
            <text:p>0.0956952916872051</text:p>
          </table:table-cell>
          <table:table-cell office:value-type="float" office:value="0.253262743999585" calcext:value-type="float">
            <text:p>0.253262743999585</text:p>
          </table:table-cell>
          <table:table-cell table:formula="of:=[.$D276]*100000" office:value-type="float" office:value="9569.52916872051" calcext:value-type="float">
            <text:p>9569.52916872051</text:p>
          </table:table-cell>
          <table:table-cell table:formula="of:=[.$E276]*400000" office:value-type="float" office:value="101305.097599834" calcext:value-type="float">
            <text:p>101305.097599834</text:p>
          </table:table-cell>
        </table:table-row>
        <table:table-row table:style-name="ro1">
          <table:table-cell office:value-type="float" office:value="42.7238201069995" calcext:value-type="float">
            <text:p>42.7238201069995</text:p>
          </table:table-cell>
          <table:table-cell office:value-type="float" office:value="102625" calcext:value-type="float">
            <text:p>102625</text:p>
          </table:table-cell>
          <table:table-cell office:value-type="float" office:value="72158" calcext:value-type="float">
            <text:p>72158</text:p>
          </table:table-cell>
          <table:table-cell office:value-type="float" office:value="0.0953355760727688" calcext:value-type="float">
            <text:p>0.0953355760727688</text:p>
          </table:table-cell>
          <table:table-cell office:value-type="float" office:value="0.343859025999336" calcext:value-type="float">
            <text:p>0.343859025999336</text:p>
          </table:table-cell>
          <table:table-cell table:formula="of:=[.$D277]*100000" office:value-type="float" office:value="9533.55760727688" calcext:value-type="float">
            <text:p>9533.55760727688</text:p>
          </table:table-cell>
          <table:table-cell table:formula="of:=[.$E277]*400000" office:value-type="float" office:value="137543.610399734" calcext:value-type="float">
            <text:p>137543.610399734</text:p>
          </table:table-cell>
        </table:table-row>
        <table:table-row table:style-name="ro1">
          <table:table-cell office:value-type="float" office:value="42.8801691240005" calcext:value-type="float">
            <text:p>42.8801691240005</text:p>
          </table:table-cell>
          <table:table-cell office:value-type="float" office:value="102596" calcext:value-type="float">
            <text:p>102596</text:p>
          </table:table-cell>
          <table:table-cell office:value-type="float" office:value="187672" calcext:value-type="float">
            <text:p>187672</text:p>
          </table:table-cell>
          <table:table-cell office:value-type="float" office:value="0.0949600496432618" calcext:value-type="float">
            <text:p>0.0949600496432618</text:p>
          </table:table-cell>
          <table:table-cell office:value-type="float" office:value="0.323332060999746" calcext:value-type="float">
            <text:p>0.323332060999746</text:p>
          </table:table-cell>
          <table:table-cell table:formula="of:=[.$D278]*100000" office:value-type="float" office:value="9496.00496432618" calcext:value-type="float">
            <text:p>9496.00496432618</text:p>
          </table:table-cell>
          <table:table-cell table:formula="of:=[.$E278]*400000" office:value-type="float" office:value="129332.824399899" calcext:value-type="float">
            <text:p>129332.824399899</text:p>
          </table:table-cell>
        </table:table-row>
        <table:table-row table:style-name="ro1">
          <table:table-cell office:value-type="float" office:value="43.0458484320006" calcext:value-type="float">
            <text:p>43.0458484320006</text:p>
          </table:table-cell>
          <table:table-cell office:value-type="float" office:value="102463" calcext:value-type="float">
            <text:p>102463</text:p>
          </table:table-cell>
          <table:table-cell office:value-type="float" office:value="67610" calcext:value-type="float">
            <text:p>67610</text:p>
          </table:table-cell>
          <table:table-cell office:value-type="float" office:value="0.0945726908774001" calcext:value-type="float">
            <text:p>0.0945726908774001</text:p>
          </table:table-cell>
          <table:table-cell office:value-type="float" office:value="0.313506453001537" calcext:value-type="float">
            <text:p>0.313506453001537</text:p>
          </table:table-cell>
          <table:table-cell table:formula="of:=[.$D279]*100000" office:value-type="float" office:value="9457.26908774001" calcext:value-type="float">
            <text:p>9457.26908774001</text:p>
          </table:table-cell>
          <table:table-cell table:formula="of:=[.$E279]*400000" office:value-type="float" office:value="125402.581200615" calcext:value-type="float">
            <text:p>125402.581200615</text:p>
          </table:table-cell>
        </table:table-row>
        <table:table-row table:style-name="ro1">
          <table:table-cell office:value-type="float" office:value="43.2026380139996" calcext:value-type="float">
            <text:p>43.2026380139996</text:p>
          </table:table-cell>
          <table:table-cell office:value-type="float" office:value="102243" calcext:value-type="float">
            <text:p>102243</text:p>
          </table:table-cell>
          <table:table-cell office:value-type="float" office:value="150198" calcext:value-type="float">
            <text:p>150198</text:p>
          </table:table-cell>
          <table:table-cell office:value-type="float" office:value="0.0942196376207136" calcext:value-type="float">
            <text:p>0.0942196376207136</text:p>
          </table:table-cell>
          <table:table-cell office:value-type="float" office:value="0.239557520999369" calcext:value-type="float">
            <text:p>0.239557520999369</text:p>
          </table:table-cell>
          <table:table-cell table:formula="of:=[.$D280]*100000" office:value-type="float" office:value="9421.96376207136" calcext:value-type="float">
            <text:p>9421.96376207136</text:p>
          </table:table-cell>
          <table:table-cell table:formula="of:=[.$E280]*400000" office:value-type="float" office:value="95823.0083997478" calcext:value-type="float">
            <text:p>95823.0083997478</text:p>
          </table:table-cell>
        </table:table-row>
        <table:table-row table:style-name="ro1">
          <table:table-cell office:value-type="float" office:value="43.3664669200007" calcext:value-type="float">
            <text:p>43.3664669200007</text:p>
          </table:table-cell>
          <table:table-cell office:value-type="float" office:value="101920" calcext:value-type="float">
            <text:p>101920</text:p>
          </table:table-cell>
          <table:table-cell office:value-type="float" office:value="106318" calcext:value-type="float">
            <text:p>106318</text:p>
          </table:table-cell>
          <table:table-cell office:value-type="float" office:value="0.0938514606739381" calcext:value-type="float">
            <text:p>0.0938514606739381</text:p>
          </table:table-cell>
          <table:table-cell office:value-type="float" office:value="0.313443491999351" calcext:value-type="float">
            <text:p>0.313443491999351</text:p>
          </table:table-cell>
          <table:table-cell table:formula="of:=[.$D281]*100000" office:value-type="float" office:value="9385.14606739381" calcext:value-type="float">
            <text:p>9385.14606739381</text:p>
          </table:table-cell>
          <table:table-cell table:formula="of:=[.$E281]*400000" office:value-type="float" office:value="125377.39679974" calcext:value-type="float">
            <text:p>125377.39679974</text:p>
          </table:table-cell>
        </table:table-row>
        <table:table-row table:style-name="ro1">
          <table:table-cell office:value-type="float" office:value="43.5278477659995" calcext:value-type="float">
            <text:p>43.5278477659995</text:p>
          </table:table-cell>
          <table:table-cell office:value-type="float" office:value="101513" calcext:value-type="float">
            <text:p>101513</text:p>
          </table:table-cell>
          <table:table-cell office:value-type="float" office:value="148362" calcext:value-type="float">
            <text:p>148362</text:p>
          </table:table-cell>
          <table:table-cell office:value-type="float" office:value="0.0935143482626528" calcext:value-type="float">
            <text:p>0.0935143482626528</text:p>
          </table:table-cell>
          <table:table-cell office:value-type="float" office:value="0.246467691998987" calcext:value-type="float">
            <text:p>0.246467691998987</text:p>
          </table:table-cell>
          <table:table-cell table:formula="of:=[.$D282]*100000" office:value-type="float" office:value="9351.43482626528" calcext:value-type="float">
            <text:p>9351.43482626528</text:p>
          </table:table-cell>
          <table:table-cell table:formula="of:=[.$E282]*400000" office:value-type="float" office:value="98587.0767995948" calcext:value-type="float">
            <text:p>98587.0767995948</text:p>
          </table:table-cell>
        </table:table-row>
        <table:table-row table:style-name="ro1">
          <table:table-cell office:value-type="float" office:value="43.6361054589997" calcext:value-type="float">
            <text:p>43.6361054589997</text:p>
          </table:table-cell>
          <table:table-cell office:value-type="float" office:value="101194" calcext:value-type="float">
            <text:p>101194</text:p>
          </table:table-cell>
          <table:table-cell office:value-type="float" office:value="53078" calcext:value-type="float">
            <text:p>53078</text:p>
          </table:table-cell>
          <table:table-cell office:value-type="float" office:value="0.0931601024633332" calcext:value-type="float">
            <text:p>0.0931601024633332</text:p>
          </table:table-cell>
          <table:table-cell office:value-type="float" office:value="0.267687085999569" calcext:value-type="float">
            <text:p>0.267687085999569</text:p>
          </table:table-cell>
          <table:table-cell table:formula="of:=[.$D283]*100000" office:value-type="float" office:value="9316.01024633332" calcext:value-type="float">
            <text:p>9316.01024633332</text:p>
          </table:table-cell>
          <table:table-cell table:formula="of:=[.$E283]*400000" office:value-type="float" office:value="107074.834399828" calcext:value-type="float">
            <text:p>107074.834399828</text:p>
          </table:table-cell>
        </table:table-row>
        <table:table-row table:style-name="ro1">
          <table:table-cell office:value-type="float" office:value="43.7418031910001" calcext:value-type="float">
            <text:p>43.7418031910001</text:p>
          </table:table-cell>
          <table:table-cell office:value-type="float" office:value="100849" calcext:value-type="float">
            <text:p>100849</text:p>
          </table:table-cell>
          <table:table-cell office:value-type="float" office:value="14400" calcext:value-type="float">
            <text:p>14400</text:p>
          </table:table-cell>
          <table:table-cell office:value-type="float" office:value="0.092834718126273" calcext:value-type="float">
            <text:p>0.092834718126273</text:p>
          </table:table-cell>
          <table:table-cell office:value-type="float" office:value="0.372185333999369" calcext:value-type="float">
            <text:p>0.372185333999369</text:p>
          </table:table-cell>
          <table:table-cell table:formula="of:=[.$D284]*100000" office:value-type="float" office:value="9283.4718126273" calcext:value-type="float">
            <text:p>9283.4718126273</text:p>
          </table:table-cell>
          <table:table-cell table:formula="of:=[.$E284]*400000" office:value-type="float" office:value="148874.133599747" calcext:value-type="float">
            <text:p>148874.133599747</text:p>
          </table:table-cell>
        </table:table-row>
        <table:table-row table:style-name="ro1">
          <table:table-cell office:value-type="float" office:value="43.8977752930005" calcext:value-type="float">
            <text:p>43.8977752930005</text:p>
          </table:table-cell>
          <table:table-cell office:value-type="float" office:value="100282" calcext:value-type="float">
            <text:p>100282</text:p>
          </table:table-cell>
          <table:table-cell office:value-type="float" office:value="186226" calcext:value-type="float">
            <text:p>186226</text:p>
          </table:table-cell>
          <table:table-cell office:value-type="float" office:value="0.0925326146836668" calcext:value-type="float">
            <text:p>0.0925326146836668</text:p>
          </table:table-cell>
          <table:table-cell office:value-type="float" office:value="0.262111109001125" calcext:value-type="float">
            <text:p>0.262111109001125</text:p>
          </table:table-cell>
          <table:table-cell table:formula="of:=[.$D285]*100000" office:value-type="float" office:value="9253.26146836668" calcext:value-type="float">
            <text:p>9253.26146836668</text:p>
          </table:table-cell>
          <table:table-cell table:formula="of:=[.$E285]*400000" office:value-type="float" office:value="104844.44360045" calcext:value-type="float">
            <text:p>104844.44360045</text:p>
          </table:table-cell>
        </table:table-row>
        <table:table-row table:style-name="ro1">
          <table:table-cell office:value-type="float" office:value="44.0618127420003" calcext:value-type="float">
            <text:p>44.0618127420003</text:p>
          </table:table-cell>
          <table:table-cell office:value-type="float" office:value="99621" calcext:value-type="float">
            <text:p>99621</text:p>
          </table:table-cell>
          <table:table-cell office:value-type="float" office:value="63598" calcext:value-type="float">
            <text:p>63598</text:p>
          </table:table-cell>
          <table:table-cell office:value-type="float" office:value="0.0922079099287516" calcext:value-type="float">
            <text:p>0.0922079099287516</text:p>
          </table:table-cell>
          <table:table-cell office:value-type="float" office:value="0.312095376000798" calcext:value-type="float">
            <text:p>0.312095376000798</text:p>
          </table:table-cell>
          <table:table-cell table:formula="of:=[.$D286]*100000" office:value-type="float" office:value="9220.79099287516" calcext:value-type="float">
            <text:p>9220.79099287516</text:p>
          </table:table-cell>
          <table:table-cell table:formula="of:=[.$E286]*400000" office:value-type="float" office:value="124838.150400319" calcext:value-type="float">
            <text:p>124838.150400319</text:p>
          </table:table-cell>
        </table:table-row>
        <table:table-row table:style-name="ro1">
          <table:table-cell office:value-type="float" office:value="44.2244809240001" calcext:value-type="float">
            <text:p>44.2244809240001</text:p>
          </table:table-cell>
          <table:table-cell office:value-type="float" office:value="98906" calcext:value-type="float">
            <text:p>98906</text:p>
          </table:table-cell>
          <table:table-cell office:value-type="float" office:value="145928" calcext:value-type="float">
            <text:p>145928</text:p>
          </table:table-cell>
          <table:table-cell office:value-type="float" office:value="0.0919069175121623" calcext:value-type="float">
            <text:p>0.0919069175121623</text:p>
          </table:table-cell>
          <table:table-cell office:value-type="float" office:value="0.247124079998684" calcext:value-type="float">
            <text:p>0.247124079998684</text:p>
          </table:table-cell>
          <table:table-cell table:formula="of:=[.$D287]*100000" office:value-type="float" office:value="9190.69175121623" calcext:value-type="float">
            <text:p>9190.69175121623</text:p>
          </table:table-cell>
          <table:table-cell table:formula="of:=[.$E287]*400000" office:value-type="float" office:value="98849.6319994738" calcext:value-type="float">
            <text:p>98849.6319994738</text:p>
          </table:table-cell>
        </table:table-row>
        <table:table-row table:style-name="ro1">
          <table:table-cell office:value-type="float" office:value="44.3840055780001" calcext:value-type="float">
            <text:p>44.3840055780001</text:p>
          </table:table-cell>
          <table:table-cell office:value-type="float" office:value="98158" calcext:value-type="float">
            <text:p>98158</text:p>
          </table:table-cell>
          <table:table-cell office:value-type="float" office:value="108156" calcext:value-type="float">
            <text:p>108156</text:p>
          </table:table-cell>
          <table:table-cell office:value-type="float" office:value="0.0915842247546508" calcext:value-type="float">
            <text:p>0.0915842247546508</text:p>
          </table:table-cell>
          <table:table-cell office:value-type="float" office:value="0.313904828000887" calcext:value-type="float">
            <text:p>0.313904828000887</text:p>
          </table:table-cell>
          <table:table-cell table:formula="of:=[.$D288]*100000" office:value-type="float" office:value="9158.42247546508" calcext:value-type="float">
            <text:p>9158.42247546508</text:p>
          </table:table-cell>
          <table:table-cell table:formula="of:=[.$E288]*400000" office:value-type="float" office:value="125561.931200355" calcext:value-type="float">
            <text:p>125561.931200355</text:p>
          </table:table-cell>
        </table:table-row>
        <table:table-row table:style-name="ro1">
          <table:table-cell office:value-type="float" office:value="44.5559329810003" calcext:value-type="float">
            <text:p>44.5559329810003</text:p>
          </table:table-cell>
          <table:table-cell office:value-type="float" office:value="97310" calcext:value-type="float">
            <text:p>97310</text:p>
          </table:table-cell>
          <table:table-cell office:value-type="float" office:value="142970" calcext:value-type="float">
            <text:p>142970</text:p>
          </table:table-cell>
          <table:table-cell office:value-type="float" office:value="0.0912449078936083" calcext:value-type="float">
            <text:p>0.0912449078936083</text:p>
          </table:table-cell>
          <table:table-cell office:value-type="float" office:value="0.253386835000129" calcext:value-type="float">
            <text:p>0.253386835000129</text:p>
          </table:table-cell>
          <table:table-cell table:formula="of:=[.$D289]*100000" office:value-type="float" office:value="9124.49078936083" calcext:value-type="float">
            <text:p>9124.49078936083</text:p>
          </table:table-cell>
          <table:table-cell table:formula="of:=[.$E289]*400000" office:value-type="float" office:value="101354.734000051" calcext:value-type="float">
            <text:p>101354.734000051</text:p>
          </table:table-cell>
        </table:table-row>
        <table:table-row table:style-name="ro1">
          <table:table-cell office:value-type="float" office:value="44.7326356310005" calcext:value-type="float">
            <text:p>44.7326356310005</text:p>
          </table:table-cell>
          <table:table-cell office:value-type="float" office:value="96404" calcext:value-type="float">
            <text:p>96404</text:p>
          </table:table-cell>
          <table:table-cell office:value-type="float" office:value="60546" calcext:value-type="float">
            <text:p>60546</text:p>
          </table:table-cell>
          <table:table-cell office:value-type="float" office:value="0.0909331460458284" calcext:value-type="float">
            <text:p>0.0909331460458284</text:p>
          </table:table-cell>
          <table:table-cell office:value-type="float" office:value="0.273054490000504" calcext:value-type="float">
            <text:p>0.273054490000504</text:p>
          </table:table-cell>
          <table:table-cell table:formula="of:=[.$D290]*100000" office:value-type="float" office:value="9093.31460458283" calcext:value-type="float">
            <text:p>9093.31460458283</text:p>
          </table:table-cell>
          <table:table-cell table:formula="of:=[.$E290]*400000" office:value-type="float" office:value="109221.796000202" calcext:value-type="float">
            <text:p>109221.796000202</text:p>
          </table:table-cell>
        </table:table-row>
        <table:table-row table:style-name="ro1">
          <table:table-cell office:value-type="float" office:value="44.8950415399995" calcext:value-type="float">
            <text:p>44.8950415399995</text:p>
          </table:table-cell>
          <table:table-cell office:value-type="float" office:value="95554" calcext:value-type="float">
            <text:p>95554</text:p>
          </table:table-cell>
          <table:table-cell office:value-type="float" office:value="172116" calcext:value-type="float">
            <text:p>172116</text:p>
          </table:table-cell>
          <table:table-cell office:value-type="float" office:value="0.0906036596938055" calcext:value-type="float">
            <text:p>0.0906036596938055</text:p>
          </table:table-cell>
          <table:table-cell office:value-type="float" office:value="0.332253807000598" calcext:value-type="float">
            <text:p>0.332253807000598</text:p>
          </table:table-cell>
          <table:table-cell table:formula="of:=[.$D291]*100000" office:value-type="float" office:value="9060.36596938056" calcext:value-type="float">
            <text:p>9060.36596938056</text:p>
          </table:table-cell>
          <table:table-cell table:formula="of:=[.$E291]*400000" office:value-type="float" office:value="132901.522800239" calcext:value-type="float">
            <text:p>132901.522800239</text:p>
          </table:table-cell>
        </table:table-row>
        <table:table-row table:style-name="ro1">
          <table:table-cell office:value-type="float" office:value="45.0640635079999" calcext:value-type="float">
            <text:p>45.0640635079999</text:p>
          </table:table-cell>
          <table:table-cell office:value-type="float" office:value="94661" calcext:value-type="float">
            <text:p>94661</text:p>
          </table:table-cell>
          <table:table-cell office:value-type="float" office:value="85654" calcext:value-type="float">
            <text:p>85654</text:p>
          </table:table-cell>
          <table:table-cell office:value-type="float" office:value="0.0902607055328222" calcext:value-type="float">
            <text:p>0.0902607055328222</text:p>
          </table:table-cell>
          <table:table-cell office:value-type="float" office:value="0.321637269998973" calcext:value-type="float">
            <text:p>0.321637269998973</text:p>
          </table:table-cell>
          <table:table-cell table:formula="of:=[.$D292]*100000" office:value-type="float" office:value="9026.07055328222" calcext:value-type="float">
            <text:p>9026.07055328222</text:p>
          </table:table-cell>
          <table:table-cell table:formula="of:=[.$E292]*400000" office:value-type="float" office:value="128654.907999589" calcext:value-type="float">
            <text:p>128654.907999589</text:p>
          </table:table-cell>
        </table:table-row>
        <table:table-row table:style-name="ro1">
          <table:table-cell office:value-type="float" office:value="45.2474188270007" calcext:value-type="float">
            <text:p>45.2474188270007</text:p>
          </table:table-cell>
          <table:table-cell office:value-type="float" office:value="93699" calcext:value-type="float">
            <text:p>93699</text:p>
          </table:table-cell>
          <table:table-cell office:value-type="float" office:value="121346" calcext:value-type="float">
            <text:p>121346</text:p>
          </table:table-cell>
          <table:table-cell office:value-type="float" office:value="0.0943324582315675" calcext:value-type="float">
            <text:p>0.0943324582315675</text:p>
          </table:table-cell>
          <table:table-cell office:value-type="float" office:value="0.265566261001368" calcext:value-type="float">
            <text:p>0.265566261001368</text:p>
          </table:table-cell>
          <table:table-cell table:formula="of:=[.$D293]*100000" office:value-type="float" office:value="9433.24582315675" calcext:value-type="float">
            <text:p>9433.24582315675</text:p>
          </table:table-cell>
          <table:table-cell table:formula="of:=[.$E293]*400000" office:value-type="float" office:value="106226.504400547" calcext:value-type="float">
            <text:p>106226.504400547</text:p>
          </table:table-cell>
        </table:table-row>
        <table:table-row table:style-name="ro1">
          <table:table-cell office:value-type="float" office:value="45.4173380150005" calcext:value-type="float">
            <text:p>45.4173380150005</text:p>
          </table:table-cell>
          <table:table-cell office:value-type="float" office:value="92825" calcext:value-type="float">
            <text:p>92825</text:p>
          </table:table-cell>
          <table:table-cell office:value-type="float" office:value="144906" calcext:value-type="float">
            <text:p>144906</text:p>
          </table:table-cell>
          <table:table-cell office:value-type="float" office:value="0.097541021772892" calcext:value-type="float">
            <text:p>0.097541021772892</text:p>
          </table:table-cell>
          <table:table-cell office:value-type="float" office:value="0.267914698999448" calcext:value-type="float">
            <text:p>0.267914698999448</text:p>
          </table:table-cell>
          <table:table-cell table:formula="of:=[.$D294]*100000" office:value-type="float" office:value="9754.1021772892" calcext:value-type="float">
            <text:p>9754.1021772892</text:p>
          </table:table-cell>
          <table:table-cell table:formula="of:=[.$E294]*400000" office:value-type="float" office:value="107165.879599779" calcext:value-type="float">
            <text:p>107165.879599779</text:p>
          </table:table-cell>
        </table:table-row>
        <table:table-row table:style-name="ro1">
          <table:table-cell office:value-type="float" office:value="45.5296474259994" calcext:value-type="float">
            <text:p>45.5296474259994</text:p>
          </table:table-cell>
          <table:table-cell office:value-type="float" office:value="92262" calcext:value-type="float">
            <text:p>92262</text:p>
          </table:table-cell>
          <table:table-cell office:value-type="float" office:value="44892" calcext:value-type="float">
            <text:p>44892</text:p>
          </table:table-cell>
          <table:table-cell office:value-type="float" office:value="0.100059249136375" calcext:value-type="float">
            <text:p>0.100059249136375</text:p>
          </table:table-cell>
          <table:table-cell office:value-type="float" office:value="0.280521918999511" calcext:value-type="float">
            <text:p>0.280521918999511</text:p>
          </table:table-cell>
          <table:table-cell table:formula="of:=[.$D295]*100000" office:value-type="float" office:value="10005.9249136375" calcext:value-type="float">
            <text:p>10005.9249136375</text:p>
          </table:table-cell>
          <table:table-cell table:formula="of:=[.$E295]*400000" office:value-type="float" office:value="112208.767599805" calcext:value-type="float">
            <text:p>112208.767599805</text:p>
          </table:table-cell>
        </table:table-row>
        <table:table-row table:style-name="ro1">
          <table:table-cell office:value-type="float" office:value="45.6316834049994" calcext:value-type="float">
            <text:p>45.6316834049994</text:p>
          </table:table-cell>
          <table:table-cell office:value-type="float" office:value="91766" calcext:value-type="float">
            <text:p>91766</text:p>
          </table:table-cell>
          <table:table-cell office:value-type="float" office:value="21762" calcext:value-type="float">
            <text:p>21762</text:p>
          </table:table-cell>
          <table:table-cell office:value-type="float" office:value="0.102025421287122" calcext:value-type="float">
            <text:p>0.102025421287122</text:p>
          </table:table-cell>
          <table:table-cell office:value-type="float" office:value="0.379978185999789" calcext:value-type="float">
            <text:p>0.379978185999789</text:p>
          </table:table-cell>
          <table:table-cell table:formula="of:=[.$D296]*100000" office:value-type="float" office:value="10202.5421287122" calcext:value-type="float">
            <text:p>10202.5421287122</text:p>
          </table:table-cell>
          <table:table-cell table:formula="of:=[.$E296]*400000" office:value-type="float" office:value="151991.274399916" calcext:value-type="float">
            <text:p>151991.274399916</text:p>
          </table:table-cell>
        </table:table-row>
        <table:table-row table:style-name="ro1">
          <table:table-cell office:value-type="float" office:value="45.7920449490011" calcext:value-type="float">
            <text:p>45.7920449490011</text:p>
          </table:table-cell>
          <table:table-cell office:value-type="float" office:value="91018" calcext:value-type="float">
            <text:p>91018</text:p>
          </table:table-cell>
          <table:table-cell office:value-type="float" office:value="58214" calcext:value-type="float">
            <text:p>58214</text:p>
          </table:table-cell>
          <table:table-cell office:value-type="float" office:value="0.103502175104096" calcext:value-type="float">
            <text:p>0.103502175104096</text:p>
          </table:table-cell>
          <table:table-cell office:value-type="float" office:value="0.457944226998734" calcext:value-type="float">
            <text:p>0.457944226998734</text:p>
          </table:table-cell>
          <table:table-cell table:formula="of:=[.$D297]*100000" office:value-type="float" office:value="10350.2175104096" calcext:value-type="float">
            <text:p>10350.2175104096</text:p>
          </table:table-cell>
          <table:table-cell table:formula="of:=[.$E297]*400000" office:value-type="float" office:value="183177.690799494" calcext:value-type="float">
            <text:p>183177.690799494</text:p>
          </table:table-cell>
        </table:table-row>
        <table:table-row table:style-name="ro1">
          <table:table-cell office:value-type="float" office:value="45.9448752540011" calcext:value-type="float">
            <text:p>45.9448752540011</text:p>
          </table:table-cell>
          <table:table-cell office:value-type="float" office:value="90350" calcext:value-type="float">
            <text:p>90350</text:p>
          </table:table-cell>
          <table:table-cell office:value-type="float" office:value="169132" calcext:value-type="float">
            <text:p>169132</text:p>
          </table:table-cell>
          <table:table-cell office:value-type="float" office:value="0.104588232458004" calcext:value-type="float">
            <text:p>0.104588232458004</text:p>
          </table:table-cell>
          <table:table-cell office:value-type="float" office:value="0.239740371998778" calcext:value-type="float">
            <text:p>0.239740371998778</text:p>
          </table:table-cell>
          <table:table-cell table:formula="of:=[.$D298]*100000" office:value-type="float" office:value="10458.8232458004" calcext:value-type="float">
            <text:p>10458.8232458004</text:p>
          </table:table-cell>
          <table:table-cell table:formula="of:=[.$E298]*400000" office:value-type="float" office:value="95896.1487995111" calcext:value-type="float">
            <text:p>95896.1487995111</text:p>
          </table:table-cell>
        </table:table-row>
        <table:table-row table:style-name="ro1">
          <table:table-cell office:value-type="float" office:value="46.0455945459999" calcext:value-type="float">
            <text:p>46.0455945459999</text:p>
          </table:table-cell>
          <table:table-cell office:value-type="float" office:value="89938" calcext:value-type="float">
            <text:p>89938</text:p>
          </table:table-cell>
          <table:table-cell office:value-type="float" office:value="70634" calcext:value-type="float">
            <text:p>70634</text:p>
          </table:table-cell>
          <table:table-cell office:value-type="float" office:value="0.105409716401186" calcext:value-type="float">
            <text:p>0.105409716401186</text:p>
          </table:table-cell>
          <table:table-cell office:value-type="float" office:value="0.245397869999579" calcext:value-type="float">
            <text:p>0.245397869999579</text:p>
          </table:table-cell>
          <table:table-cell table:formula="of:=[.$D299]*100000" office:value-type="float" office:value="10540.9716401186" calcext:value-type="float">
            <text:p>10540.9716401186</text:p>
          </table:table-cell>
          <table:table-cell table:formula="of:=[.$E299]*400000" office:value-type="float" office:value="98159.1479998315" calcext:value-type="float">
            <text:p>98159.1479998315</text:p>
          </table:table-cell>
        </table:table-row>
        <table:table-row table:style-name="ro1">
          <table:table-cell office:value-type="float" office:value="46.1969095029999" calcext:value-type="float">
            <text:p>46.1969095029999</text:p>
          </table:table-cell>
          <table:table-cell office:value-type="float" office:value="89365" calcext:value-type="float">
            <text:p>89365</text:p>
          </table:table-cell>
          <table:table-cell office:value-type="float" office:value="79576" calcext:value-type="float">
            <text:p>79576</text:p>
          </table:table-cell>
          <table:table-cell office:value-type="float" office:value="0.10601974709058" calcext:value-type="float">
            <text:p>0.10601974709058</text:p>
          </table:table-cell>
          <table:table-cell office:value-type="float" office:value="0.326029283000025" calcext:value-type="float">
            <text:p>0.326029283000025</text:p>
          </table:table-cell>
          <table:table-cell table:formula="of:=[.$D300]*100000" office:value-type="float" office:value="10601.974709058" calcext:value-type="float">
            <text:p>10601.974709058</text:p>
          </table:table-cell>
          <table:table-cell table:formula="of:=[.$E300]*400000" office:value-type="float" office:value="130411.71320001" calcext:value-type="float">
            <text:p>130411.71320001</text:p>
          </table:table-cell>
        </table:table-row>
        <table:table-row table:style-name="ro1">
          <table:table-cell office:value-type="float" office:value="46.3590636389999" calcext:value-type="float">
            <text:p>46.3590636389999</text:p>
          </table:table-cell>
          <table:table-cell office:value-type="float" office:value="88820" calcext:value-type="float">
            <text:p>88820</text:p>
          </table:table-cell>
          <table:table-cell office:value-type="float" office:value="96324" calcext:value-type="float">
            <text:p>96324</text:p>
          </table:table-cell>
          <table:table-cell office:value-type="float" office:value="0.106414069810693" calcext:value-type="float">
            <text:p>0.106414069810693</text:p>
          </table:table-cell>
          <table:table-cell office:value-type="float" office:value="0.313477852001597" calcext:value-type="float">
            <text:p>0.313477852001597</text:p>
          </table:table-cell>
          <table:table-cell table:formula="of:=[.$D301]*100000" office:value-type="float" office:value="10641.4069810693" calcext:value-type="float">
            <text:p>10641.4069810693</text:p>
          </table:table-cell>
          <table:table-cell table:formula="of:=[.$E301]*400000" office:value-type="float" office:value="125391.140800639" calcext:value-type="float">
            <text:p>125391.140800639</text:p>
          </table:table-cell>
        </table:table-row>
        <table:table-row table:style-name="ro1">
          <table:table-cell office:value-type="float" office:value="46.528189568" calcext:value-type="float">
            <text:p>46.528189568</text:p>
          </table:table-cell>
          <table:table-cell office:value-type="float" office:value="88335" calcext:value-type="float">
            <text:p>88335</text:p>
          </table:table-cell>
          <table:table-cell office:value-type="float" office:value="122496" calcext:value-type="float">
            <text:p>122496</text:p>
          </table:table-cell>
          <table:table-cell office:value-type="float" office:value="0.106682979986486" calcext:value-type="float">
            <text:p>0.106682979986486</text:p>
          </table:table-cell>
          <table:table-cell office:value-type="float" office:value="0.248462425999605" calcext:value-type="float">
            <text:p>0.248462425999605</text:p>
          </table:table-cell>
          <table:table-cell table:formula="of:=[.$D302]*100000" office:value-type="float" office:value="10668.2979986486" calcext:value-type="float">
            <text:p>10668.2979986486</text:p>
          </table:table-cell>
          <table:table-cell table:formula="of:=[.$E302]*400000" office:value-type="float" office:value="99384.9703998421" calcext:value-type="float">
            <text:p>99384.9703998421</text:p>
          </table:table-cell>
        </table:table-row>
        <table:table-row table:style-name="ro1">
          <table:table-cell office:value-type="float" office:value="46.697401368001" calcext:value-type="float">
            <text:p>46.697401368001</text:p>
          </table:table-cell>
          <table:table-cell office:value-type="float" office:value="87942" calcext:value-type="float">
            <text:p>87942</text:p>
          </table:table-cell>
          <table:table-cell office:value-type="float" office:value="121896" calcext:value-type="float">
            <text:p>121896</text:p>
          </table:table-cell>
          <table:table-cell office:value-type="float" office:value="0.106805611457" calcext:value-type="float">
            <text:p>0.106805611457</text:p>
          </table:table-cell>
          <table:table-cell office:value-type="float" office:value="0.256867026000691" calcext:value-type="float">
            <text:p>0.256867026000691</text:p>
          </table:table-cell>
          <table:table-cell table:formula="of:=[.$D303]*100000" office:value-type="float" office:value="10680.5611457" calcext:value-type="float">
            <text:p>10680.5611457</text:p>
          </table:table-cell>
          <table:table-cell table:formula="of:=[.$E303]*400000" office:value-type="float" office:value="102746.810400276" calcext:value-type="float">
            <text:p>102746.810400276</text:p>
          </table:table-cell>
        </table:table-row>
        <table:table-row table:style-name="ro1">
          <table:table-cell office:value-type="float" office:value="46.8613355760008" calcext:value-type="float">
            <text:p>46.8613355760008</text:p>
          </table:table-cell>
          <table:table-cell office:value-type="float" office:value="87655" calcext:value-type="float">
            <text:p>87655</text:p>
          </table:table-cell>
          <table:table-cell office:value-type="float" office:value="58144" calcext:value-type="float">
            <text:p>58144</text:p>
          </table:table-cell>
          <table:table-cell office:value-type="float" office:value="0.106812010533121" calcext:value-type="float">
            <text:p>0.106812010533121</text:p>
          </table:table-cell>
          <table:table-cell office:value-type="float" office:value="0.330565747000946" calcext:value-type="float">
            <text:p>0.330565747000946</text:p>
          </table:table-cell>
          <table:table-cell table:formula="of:=[.$D304]*100000" office:value-type="float" office:value="10681.2010533121" calcext:value-type="float">
            <text:p>10681.2010533121</text:p>
          </table:table-cell>
          <table:table-cell table:formula="of:=[.$E304]*400000" office:value-type="float" office:value="132226.298800379" calcext:value-type="float">
            <text:p>132226.298800379</text:p>
          </table:table-cell>
        </table:table-row>
        <table:table-row table:style-name="ro1">
          <table:table-cell office:value-type="float" office:value="47.0004141560003" calcext:value-type="float">
            <text:p>47.0004141560003</text:p>
          </table:table-cell>
          <table:table-cell office:value-type="float" office:value="87489" calcext:value-type="float">
            <text:p>87489</text:p>
          </table:table-cell>
          <table:table-cell office:value-type="float" office:value="161484" calcext:value-type="float">
            <text:p>161484</text:p>
          </table:table-cell>
          <table:table-cell office:value-type="float" office:value="0.106771570046966" calcext:value-type="float">
            <text:p>0.106771570046966</text:p>
          </table:table-cell>
          <table:table-cell office:value-type="float" office:value="0.294215152000106" calcext:value-type="float">
            <text:p>0.294215152000106</text:p>
          </table:table-cell>
          <table:table-cell table:formula="of:=[.$D305]*100000" office:value-type="float" office:value="10677.1570046966" calcext:value-type="float">
            <text:p>10677.1570046966</text:p>
          </table:table-cell>
          <table:table-cell table:formula="of:=[.$E305]*400000" office:value-type="float" office:value="117686.060800042" calcext:value-type="float">
            <text:p>117686.060800042</text:p>
          </table:table-cell>
        </table:table-row>
        <table:table-row table:style-name="ro1">
          <table:table-cell office:value-type="float" office:value="47.155005392" calcext:value-type="float">
            <text:p>47.155005392</text:p>
          </table:table-cell>
          <table:table-cell office:value-type="float" office:value="87389" calcext:value-type="float">
            <text:p>87389</text:p>
          </table:table-cell>
          <table:table-cell office:value-type="float" office:value="37826" calcext:value-type="float">
            <text:p>37826</text:p>
          </table:table-cell>
          <table:table-cell office:value-type="float" office:value="0.106648678542881" calcext:value-type="float">
            <text:p>0.106648678542881</text:p>
          </table:table-cell>
          <table:table-cell office:value-type="float" office:value="0.288160000000062" calcext:value-type="float">
            <text:p>0.288160000000062</text:p>
          </table:table-cell>
          <table:table-cell table:formula="of:=[.$D306]*100000" office:value-type="float" office:value="10664.8678542881" calcext:value-type="float">
            <text:p>10664.8678542881</text:p>
          </table:table-cell>
          <table:table-cell table:formula="of:=[.$E306]*400000" office:value-type="float" office:value="115264.000000025" calcext:value-type="float">
            <text:p>115264.000000025</text:p>
          </table:table-cell>
        </table:table-row>
        <table:table-row table:style-name="ro1">
          <table:table-cell office:value-type="float" office:value="47.3019400659996" calcext:value-type="float">
            <text:p>47.3019400659996</text:p>
          </table:table-cell>
          <table:table-cell office:value-type="float" office:value="87379" calcext:value-type="float">
            <text:p>87379</text:p>
          </table:table-cell>
          <table:table-cell office:value-type="float" office:value="144352" calcext:value-type="float">
            <text:p>144352</text:p>
          </table:table-cell>
          <table:table-cell office:value-type="float" office:value="0.106505383512271" calcext:value-type="float">
            <text:p>0.106505383512271</text:p>
          </table:table-cell>
          <table:table-cell office:value-type="float" office:value="0.223084192999522" calcext:value-type="float">
            <text:p>0.223084192999522</text:p>
          </table:table-cell>
          <table:table-cell table:formula="of:=[.$D307]*100000" office:value-type="float" office:value="10650.5383512271" calcext:value-type="float">
            <text:p>10650.5383512271</text:p>
          </table:table-cell>
          <table:table-cell table:formula="of:=[.$E307]*400000" office:value-type="float" office:value="89233.6771998089" calcext:value-type="float">
            <text:p>89233.6771998089</text:p>
          </table:table-cell>
        </table:table-row>
        <table:table-row table:style-name="ro1">
          <table:table-cell office:value-type="float" office:value="47.4664128900004" calcext:value-type="float">
            <text:p>47.4664128900004</text:p>
          </table:table-cell>
          <table:table-cell office:value-type="float" office:value="87468" calcext:value-type="float">
            <text:p>87468</text:p>
          </table:table-cell>
          <table:table-cell office:value-type="float" office:value="83226" calcext:value-type="float">
            <text:p>83226</text:p>
          </table:table-cell>
          <table:table-cell office:value-type="float" office:value="0.106301353223319" calcext:value-type="float">
            <text:p>0.106301353223319</text:p>
          </table:table-cell>
          <table:table-cell office:value-type="float" office:value="0.303505892999965" calcext:value-type="float">
            <text:p>0.303505892999965</text:p>
          </table:table-cell>
          <table:table-cell table:formula="of:=[.$D308]*100000" office:value-type="float" office:value="10630.1353223319" calcext:value-type="float">
            <text:p>10630.1353223319</text:p>
          </table:table-cell>
          <table:table-cell table:formula="of:=[.$E308]*400000" office:value-type="float" office:value="121402.357199986" calcext:value-type="float">
            <text:p>121402.357199986</text:p>
          </table:table-cell>
        </table:table-row>
        <table:table-row table:style-name="ro1">
          <table:table-cell office:value-type="float" office:value="47.5772623530011" calcext:value-type="float">
            <text:p>47.5772623530011</text:p>
          </table:table-cell>
          <table:table-cell office:value-type="float" office:value="87589" calcext:value-type="float">
            <text:p>87589</text:p>
          </table:table-cell>
          <table:table-cell office:value-type="float" office:value="79426" calcext:value-type="float">
            <text:p>79426</text:p>
          </table:table-cell>
          <table:table-cell office:value-type="float" office:value="0.106093714157602" calcext:value-type="float">
            <text:p>0.106093714157602</text:p>
          </table:table-cell>
          <table:table-cell office:value-type="float" office:value="0.342651031000059" calcext:value-type="float">
            <text:p>0.342651031000059</text:p>
          </table:table-cell>
          <table:table-cell table:formula="of:=[.$D309]*100000" office:value-type="float" office:value="10609.3714157602" calcext:value-type="float">
            <text:p>10609.3714157602</text:p>
          </table:table-cell>
          <table:table-cell table:formula="of:=[.$E309]*400000" office:value-type="float" office:value="137060.412400024" calcext:value-type="float">
            <text:p>137060.412400024</text:p>
          </table:table-cell>
        </table:table-row>
        <table:table-row table:style-name="ro1">
          <table:table-cell office:value-type="float" office:value="47.6783320400009" calcext:value-type="float">
            <text:p>47.6783320400009</text:p>
          </table:table-cell>
          <table:table-cell office:value-type="float" office:value="87741" calcext:value-type="float">
            <text:p>87741</text:p>
          </table:table-cell>
          <table:table-cell office:value-type="float" office:value="73732" calcext:value-type="float">
            <text:p>73732</text:p>
          </table:table-cell>
          <table:table-cell office:value-type="float" office:value="0.105883374687426" calcext:value-type="float">
            <text:p>0.105883374687426</text:p>
          </table:table-cell>
          <table:table-cell office:value-type="float" office:value="0.28403777099993" calcext:value-type="float">
            <text:p>0.28403777099993</text:p>
          </table:table-cell>
          <table:table-cell table:formula="of:=[.$D310]*100000" office:value-type="float" office:value="10588.3374687426" calcext:value-type="float">
            <text:p>10588.3374687426</text:p>
          </table:table-cell>
          <table:table-cell table:formula="of:=[.$E310]*400000" office:value-type="float" office:value="113615.108399972" calcext:value-type="float">
            <text:p>113615.108399972</text:p>
          </table:table-cell>
        </table:table-row>
        <table:table-row table:style-name="ro1">
          <table:table-cell office:value-type="float" office:value="47.8388282460001" calcext:value-type="float">
            <text:p>47.8388282460001</text:p>
          </table:table-cell>
          <table:table-cell office:value-type="float" office:value="88064" calcext:value-type="float">
            <text:p>88064</text:p>
          </table:table-cell>
          <table:table-cell office:value-type="float" office:value="55604" calcext:value-type="float">
            <text:p>55604</text:p>
          </table:table-cell>
          <table:table-cell office:value-type="float" office:value="0.105627201841991" calcext:value-type="float">
            <text:p>0.105627201841991</text:p>
          </table:table-cell>
          <table:table-cell office:value-type="float" office:value="0.366410515000098" calcext:value-type="float">
            <text:p>0.366410515000098</text:p>
          </table:table-cell>
          <table:table-cell table:formula="of:=[.$D311]*100000" office:value-type="float" office:value="10562.7201841991" calcext:value-type="float">
            <text:p>10562.7201841991</text:p>
          </table:table-cell>
          <table:table-cell table:formula="of:=[.$E311]*400000" office:value-type="float" office:value="146564.206000039" calcext:value-type="float">
            <text:p>146564.206000039</text:p>
          </table:table-cell>
        </table:table-row>
        <table:table-row table:style-name="ro1">
          <table:table-cell office:value-type="float" office:value="47.978893128" calcext:value-type="float">
            <text:p>47.978893128</text:p>
          </table:table-cell>
          <table:table-cell office:value-type="float" office:value="88428" calcext:value-type="float">
            <text:p>88428</text:p>
          </table:table-cell>
          <table:table-cell office:value-type="float" office:value="129174" calcext:value-type="float">
            <text:p>129174</text:p>
          </table:table-cell>
          <table:table-cell office:value-type="float" office:value="0.105378588195931" calcext:value-type="float">
            <text:p>0.105378588195931</text:p>
          </table:table-cell>
          <table:table-cell office:value-type="float" office:value="0.29789943600008" calcext:value-type="float">
            <text:p>0.29789943600008</text:p>
          </table:table-cell>
          <table:table-cell table:formula="of:=[.$D312]*100000" office:value-type="float" office:value="10537.8588195931" calcext:value-type="float">
            <text:p>10537.8588195931</text:p>
          </table:table-cell>
          <table:table-cell table:formula="of:=[.$E312]*400000" office:value-type="float" office:value="119159.774400032" calcext:value-type="float">
            <text:p>119159.774400032</text:p>
          </table:table-cell>
        </table:table-row>
        <table:table-row table:style-name="ro1">
          <table:table-cell office:value-type="float" office:value="48.1361354660003" calcext:value-type="float">
            <text:p>48.1361354660003</text:p>
          </table:table-cell>
          <table:table-cell office:value-type="float" office:value="88924" calcext:value-type="float">
            <text:p>88924</text:p>
          </table:table-cell>
          <table:table-cell office:value-type="float" office:value="70308" calcext:value-type="float">
            <text:p>70308</text:p>
          </table:table-cell>
          <table:table-cell office:value-type="float" office:value="0.105092891346766" calcext:value-type="float">
            <text:p>0.105092891346766</text:p>
          </table:table-cell>
          <table:table-cell office:value-type="float" office:value="0.292261860000508" calcext:value-type="float">
            <text:p>0.292261860000508</text:p>
          </table:table-cell>
          <table:table-cell table:formula="of:=[.$D313]*100000" office:value-type="float" office:value="10509.2891346766" calcext:value-type="float">
            <text:p>10509.2891346766</text:p>
          </table:table-cell>
          <table:table-cell table:formula="of:=[.$E313]*400000" office:value-type="float" office:value="116904.744000203" calcext:value-type="float">
            <text:p>116904.744000203</text:p>
          </table:table-cell>
        </table:table-row>
        <table:table-row table:style-name="ro1">
          <table:table-cell office:value-type="float" office:value="48.2910247849995" calcext:value-type="float">
            <text:p>48.2910247849995</text:p>
          </table:table-cell>
          <table:table-cell office:value-type="float" office:value="89500" calcext:value-type="float">
            <text:p>89500</text:p>
          </table:table-cell>
          <table:table-cell office:value-type="float" office:value="144784" calcext:value-type="float">
            <text:p>144784</text:p>
          </table:table-cell>
          <table:table-cell office:value-type="float" office:value="0.104821201044218" calcext:value-type="float">
            <text:p>0.104821201044218</text:p>
          </table:table-cell>
          <table:table-cell office:value-type="float" office:value="0.232786769000086" calcext:value-type="float">
            <text:p>0.232786769000086</text:p>
          </table:table-cell>
          <table:table-cell table:formula="of:=[.$D314]*100000" office:value-type="float" office:value="10482.1201044218" calcext:value-type="float">
            <text:p>10482.1201044218</text:p>
          </table:table-cell>
          <table:table-cell table:formula="of:=[.$E314]*400000" office:value-type="float" office:value="93114.7076000343" calcext:value-type="float">
            <text:p>93114.7076000343</text:p>
          </table:table-cell>
        </table:table-row>
        <table:table-row table:style-name="ro1">
          <table:table-cell office:value-type="float" office:value="48.4534533740007" calcext:value-type="float">
            <text:p>48.4534533740007</text:p>
          </table:table-cell>
          <table:table-cell office:value-type="float" office:value="90194" calcext:value-type="float">
            <text:p>90194</text:p>
          </table:table-cell>
          <table:table-cell office:value-type="float" office:value="88264" calcext:value-type="float">
            <text:p>88264</text:p>
          </table:table-cell>
          <table:table-cell office:value-type="float" office:value="0.104518117860167" calcext:value-type="float">
            <text:p>0.104518117860167</text:p>
          </table:table-cell>
          <table:table-cell office:value-type="float" office:value="0.307596532000389" calcext:value-type="float">
            <text:p>0.307596532000389</text:p>
          </table:table-cell>
          <table:table-cell table:formula="of:=[.$D315]*100000" office:value-type="float" office:value="10451.8117860167" calcext:value-type="float">
            <text:p>10451.8117860167</text:p>
          </table:table-cell>
          <table:table-cell table:formula="of:=[.$E315]*400000" office:value-type="float" office:value="123038.612800156" calcext:value-type="float">
            <text:p>123038.612800156</text:p>
          </table:table-cell>
        </table:table-row>
        <table:table-row table:style-name="ro1">
          <table:table-cell office:value-type="float" office:value="48.608799439" calcext:value-type="float">
            <text:p>48.608799439</text:p>
          </table:table-cell>
          <table:table-cell office:value-type="float" office:value="90939" calcext:value-type="float">
            <text:p>90939</text:p>
          </table:table-cell>
          <table:table-cell office:value-type="float" office:value="113434" calcext:value-type="float">
            <text:p>113434</text:p>
          </table:table-cell>
          <table:table-cell office:value-type="float" office:value="0.104233050989165" calcext:value-type="float">
            <text:p>0.104233050989165</text:p>
          </table:table-cell>
          <table:table-cell office:value-type="float" office:value="0.233180634000746" calcext:value-type="float">
            <text:p>0.233180634000746</text:p>
          </table:table-cell>
          <table:table-cell table:formula="of:=[.$D316]*100000" office:value-type="float" office:value="10423.3050989165" calcext:value-type="float">
            <text:p>10423.3050989165</text:p>
          </table:table-cell>
          <table:table-cell table:formula="of:=[.$E316]*400000" office:value-type="float" office:value="93272.2536002984" calcext:value-type="float">
            <text:p>93272.2536002984</text:p>
          </table:table-cell>
        </table:table-row>
        <table:table-row table:style-name="ro1">
          <table:table-cell office:value-type="float" office:value="48.7818888759994" calcext:value-type="float">
            <text:p>48.7818888759994</text:p>
          </table:table-cell>
          <table:table-cell office:value-type="float" office:value="91853" calcext:value-type="float">
            <text:p>91853</text:p>
          </table:table-cell>
          <table:table-cell office:value-type="float" office:value="112354" calcext:value-type="float">
            <text:p>112354</text:p>
          </table:table-cell>
          <table:table-cell office:value-type="float" office:value="0.103920321694823" calcext:value-type="float">
            <text:p>0.103920321694823</text:p>
          </table:table-cell>
          <table:table-cell office:value-type="float" office:value="0.320444995999424" calcext:value-type="float">
            <text:p>0.320444995999424</text:p>
          </table:table-cell>
          <table:table-cell table:formula="of:=[.$D317]*100000" office:value-type="float" office:value="10392.0321694823" calcext:value-type="float">
            <text:p>10392.0321694823</text:p>
          </table:table-cell>
          <table:table-cell table:formula="of:=[.$E317]*400000" office:value-type="float" office:value="128177.998399769" calcext:value-type="float">
            <text:p>128177.998399769</text:p>
          </table:table-cell>
        </table:table-row>
        <table:table-row table:style-name="ro1">
          <table:table-cell office:value-type="float" office:value="48.8830099429997" calcext:value-type="float">
            <text:p>48.8830099429997</text:p>
          </table:table-cell>
          <table:table-cell office:value-type="float" office:value="92426" calcext:value-type="float">
            <text:p>92426</text:p>
          </table:table-cell>
          <table:table-cell office:value-type="float" office:value="87316" calcext:value-type="float">
            <text:p>87316</text:p>
          </table:table-cell>
          <table:table-cell office:value-type="float" office:value="0.103628060634547" calcext:value-type="float">
            <text:p>0.103628060634547</text:p>
          </table:table-cell>
          <table:table-cell office:value-type="float" office:value="0.27036023799883" calcext:value-type="float">
            <text:p>0.27036023799883</text:p>
          </table:table-cell>
          <table:table-cell table:formula="of:=[.$D318]*100000" office:value-type="float" office:value="10362.8060634547" calcext:value-type="float">
            <text:p>10362.8060634547</text:p>
          </table:table-cell>
          <table:table-cell table:formula="of:=[.$E318]*400000" office:value-type="float" office:value="108144.095199532" calcext:value-type="float">
            <text:p>108144.095199532</text:p>
          </table:table-cell>
        </table:table-row>
        <table:table-row table:style-name="ro1">
          <table:table-cell office:value-type="float" office:value="49.0287829530007" calcext:value-type="float">
            <text:p>49.0287829530007</text:p>
          </table:table-cell>
          <table:table-cell office:value-type="float" office:value="93298" calcext:value-type="float">
            <text:p>93298</text:p>
          </table:table-cell>
          <table:table-cell office:value-type="float" office:value="89762" calcext:value-type="float">
            <text:p>89762</text:p>
          </table:table-cell>
          <table:table-cell office:value-type="float" office:value="0.103352346258149" calcext:value-type="float">
            <text:p>0.103352346258149</text:p>
          </table:table-cell>
          <table:table-cell office:value-type="float" office:value="0.246840317000533" calcext:value-type="float">
            <text:p>0.246840317000533</text:p>
          </table:table-cell>
          <table:table-cell table:formula="of:=[.$D319]*100000" office:value-type="float" office:value="10335.2346258149" calcext:value-type="float">
            <text:p>10335.2346258149</text:p>
          </table:table-cell>
          <table:table-cell table:formula="of:=[.$E319]*400000" office:value-type="float" office:value="98736.1268002132" calcext:value-type="float">
            <text:p>98736.1268002132</text:p>
          </table:table-cell>
        </table:table-row>
        <table:table-row table:style-name="ro1">
          <table:table-cell office:value-type="float" office:value="49.1815878779998" calcext:value-type="float">
            <text:p>49.1815878779998</text:p>
          </table:table-cell>
          <table:table-cell office:value-type="float" office:value="94262" calcext:value-type="float">
            <text:p>94262</text:p>
          </table:table-cell>
          <table:table-cell office:value-type="float" office:value="59616" calcext:value-type="float">
            <text:p>59616</text:p>
          </table:table-cell>
          <table:table-cell office:value-type="float" office:value="0.103048475784523" calcext:value-type="float">
            <text:p>0.103048475784523</text:p>
          </table:table-cell>
          <table:table-cell office:value-type="float" office:value="0.300685680000242" calcext:value-type="float">
            <text:p>0.300685680000242</text:p>
          </table:table-cell>
          <table:table-cell table:formula="of:=[.$D320]*100000" office:value-type="float" office:value="10304.8475784523" calcext:value-type="float">
            <text:p>10304.8475784523</text:p>
          </table:table-cell>
          <table:table-cell table:formula="of:=[.$E320]*400000" office:value-type="float" office:value="120274.272000097" calcext:value-type="float">
            <text:p>120274.272000097</text:p>
          </table:table-cell>
        </table:table-row>
        <table:table-row table:style-name="ro1">
          <table:table-cell office:value-type="float" office:value="49.3328628340005" calcext:value-type="float">
            <text:p>49.3328628340005</text:p>
          </table:table-cell>
          <table:table-cell office:value-type="float" office:value="95262" calcext:value-type="float">
            <text:p>95262</text:p>
          </table:table-cell>
          <table:table-cell office:value-type="float" office:value="138408" calcext:value-type="float">
            <text:p>138408</text:p>
          </table:table-cell>
          <table:table-cell office:value-type="float" office:value="0.102763983879651" calcext:value-type="float">
            <text:p>0.102763983879651</text:p>
          </table:table-cell>
          <table:table-cell office:value-type="float" office:value="0.22469742300018" calcext:value-type="float">
            <text:p>0.22469742300018</text:p>
          </table:table-cell>
          <table:table-cell table:formula="of:=[.$D321]*100000" office:value-type="float" office:value="10276.3983879651" calcext:value-type="float">
            <text:p>10276.3983879651</text:p>
          </table:table-cell>
          <table:table-cell table:formula="of:=[.$E321]*400000" office:value-type="float" office:value="89878.9692000719" calcext:value-type="float">
            <text:p>89878.9692000719</text:p>
          </table:table-cell>
        </table:table-row>
        <table:table-row table:style-name="ro1">
          <table:table-cell office:value-type="float" office:value="49.5343889600008" calcext:value-type="float">
            <text:p>49.5343889600008</text:p>
          </table:table-cell>
          <table:table-cell office:value-type="float" office:value="96650" calcext:value-type="float">
            <text:p>96650</text:p>
          </table:table-cell>
          <table:table-cell office:value-type="float" office:value="97590" calcext:value-type="float">
            <text:p>97590</text:p>
          </table:table-cell>
          <table:table-cell office:value-type="float" office:value="0.102413207305741" calcext:value-type="float">
            <text:p>0.102413207305741</text:p>
          </table:table-cell>
          <table:table-cell office:value-type="float" office:value="0.344672044999243" calcext:value-type="float">
            <text:p>0.344672044999243</text:p>
          </table:table-cell>
          <table:table-cell table:formula="of:=[.$D322]*100000" office:value-type="float" office:value="10241.3207305741" calcext:value-type="float">
            <text:p>10241.3207305741</text:p>
          </table:table-cell>
          <table:table-cell table:formula="of:=[.$E322]*400000" office:value-type="float" office:value="137868.817999697" calcext:value-type="float">
            <text:p>137868.817999697</text:p>
          </table:table-cell>
        </table:table-row>
        <table:table-row table:style-name="ro1">
          <table:table-cell office:value-type="float" office:value="49.692296915" calcext:value-type="float">
            <text:p>49.692296915</text:p>
          </table:table-cell>
          <table:table-cell office:value-type="float" office:value="97770" calcext:value-type="float">
            <text:p>97770</text:p>
          </table:table-cell>
          <table:table-cell office:value-type="float" office:value="133922" calcext:value-type="float">
            <text:p>133922</text:p>
          </table:table-cell>
          <table:table-cell office:value-type="float" office:value="0.102091856167173" calcext:value-type="float">
            <text:p>0.102091856167173</text:p>
          </table:table-cell>
          <table:table-cell office:value-type="float" office:value="0.271822065999004" calcext:value-type="float">
            <text:p>0.271822065999004</text:p>
          </table:table-cell>
          <table:table-cell table:formula="of:=[.$D323]*100000" office:value-type="float" office:value="10209.1856167173" calcext:value-type="float">
            <text:p>10209.1856167173</text:p>
          </table:table-cell>
          <table:table-cell table:formula="of:=[.$E323]*400000" office:value-type="float" office:value="108728.826399602" calcext:value-type="float">
            <text:p>108728.826399602</text:p>
          </table:table-cell>
        </table:table-row>
        <table:table-row table:style-name="ro1">
          <table:table-cell office:value-type="float" office:value="49.8542580690009" calcext:value-type="float">
            <text:p>49.8542580690009</text:p>
          </table:table-cell>
          <table:table-cell office:value-type="float" office:value="98939" calcext:value-type="float">
            <text:p>98939</text:p>
          </table:table-cell>
          <table:table-cell office:value-type="float" office:value="109552" calcext:value-type="float">
            <text:p>109552</text:p>
          </table:table-cell>
          <table:table-cell office:value-type="float" office:value="0.101753806218879" calcext:value-type="float">
            <text:p>0.101753806218879</text:p>
          </table:table-cell>
          <table:table-cell office:value-type="float" office:value="0.308724845999677" calcext:value-type="float">
            <text:p>0.308724845999677</text:p>
          </table:table-cell>
          <table:table-cell table:formula="of:=[.$D324]*100000" office:value-type="float" office:value="10175.3806218879" calcext:value-type="float">
            <text:p>10175.3806218879</text:p>
          </table:table-cell>
          <table:table-cell table:formula="of:=[.$E324]*400000" office:value-type="float" office:value="123489.938399871" calcext:value-type="float">
            <text:p>123489.938399871</text:p>
          </table:table-cell>
        </table:table-row>
        <table:table-row table:style-name="ro1">
          <table:table-cell office:value-type="float" office:value="50.0118671910004" calcext:value-type="float">
            <text:p>50.0118671910004</text:p>
          </table:table-cell>
          <table:table-cell office:value-type="float" office:value="100086" calcext:value-type="float">
            <text:p>100086</text:p>
          </table:table-cell>
          <table:table-cell office:value-type="float" office:value="86148" calcext:value-type="float">
            <text:p>86148</text:p>
          </table:table-cell>
          <table:table-cell office:value-type="float" office:value="0.101443125135424" calcext:value-type="float">
            <text:p>0.101443125135424</text:p>
          </table:table-cell>
          <table:table-cell office:value-type="float" office:value="0.318186259000868" calcext:value-type="float">
            <text:p>0.318186259000868</text:p>
          </table:table-cell>
          <table:table-cell table:formula="of:=[.$D325]*100000" office:value-type="float" office:value="10144.3125135424" calcext:value-type="float">
            <text:p>10144.3125135424</text:p>
          </table:table-cell>
          <table:table-cell table:formula="of:=[.$E325]*400000" office:value-type="float" office:value="127274.503600347" calcext:value-type="float">
            <text:p>127274.503600347</text:p>
          </table:table-cell>
        </table:table-row>
        <table:table-row table:style-name="ro1">
          <table:table-cell office:value-type="float" office:value="50.1781752759998" calcext:value-type="float">
            <text:p>50.1781752759998</text:p>
          </table:table-cell>
          <table:table-cell office:value-type="float" office:value="101295" calcext:value-type="float">
            <text:p>101295</text:p>
          </table:table-cell>
          <table:table-cell office:value-type="float" office:value="118930" calcext:value-type="float">
            <text:p>118930</text:p>
          </table:table-cell>
          <table:table-cell office:value-type="float" office:value="0.101114579948659" calcext:value-type="float">
            <text:p>0.101114579948659</text:p>
          </table:table-cell>
          <table:table-cell office:value-type="float" office:value="0.24120412999946" calcext:value-type="float">
            <text:p>0.24120412999946</text:p>
          </table:table-cell>
          <table:table-cell table:formula="of:=[.$D326]*100000" office:value-type="float" office:value="10111.4579948659" calcext:value-type="float">
            <text:p>10111.4579948659</text:p>
          </table:table-cell>
          <table:table-cell table:formula="of:=[.$E326]*400000" office:value-type="float" office:value="96481.6519997839" calcext:value-type="float">
            <text:p>96481.6519997839</text:p>
          </table:table-cell>
        </table:table-row>
        <table:table-row table:style-name="ro1">
          <table:table-cell office:value-type="float" office:value="50.3332526480008" calcext:value-type="float">
            <text:p>50.3332526480008</text:p>
          </table:table-cell>
          <table:table-cell office:value-type="float" office:value="102411" calcext:value-type="float">
            <text:p>102411</text:p>
          </table:table-cell>
          <table:table-cell office:value-type="float" office:value="138210" calcext:value-type="float">
            <text:p>138210</text:p>
          </table:table-cell>
          <table:table-cell office:value-type="float" office:value="0.100811982684026" calcext:value-type="float">
            <text:p>0.100811982684026</text:p>
          </table:table-cell>
          <table:table-cell office:value-type="float" office:value="0.314445434001755" calcext:value-type="float">
            <text:p>0.314445434001755</text:p>
          </table:table-cell>
          <table:table-cell table:formula="of:=[.$D327]*100000" office:value-type="float" office:value="10081.1982684026" calcext:value-type="float">
            <text:p>10081.1982684026</text:p>
          </table:table-cell>
          <table:table-cell table:formula="of:=[.$E327]*400000" office:value-type="float" office:value="125778.173600702" calcext:value-type="float">
            <text:p>125778.173600702</text:p>
          </table:table-cell>
        </table:table-row>
        <table:table-row table:style-name="ro1">
          <table:table-cell office:value-type="float" office:value="50.4994732920004" calcext:value-type="float">
            <text:p>50.4994732920004</text:p>
          </table:table-cell>
          <table:table-cell office:value-type="float" office:value="103586" calcext:value-type="float">
            <text:p>103586</text:p>
          </table:table-cell>
          <table:table-cell office:value-type="float" office:value="114340" calcext:value-type="float">
            <text:p>114340</text:p>
          </table:table-cell>
          <table:table-cell office:value-type="float" office:value="0.100490855988491" calcext:value-type="float">
            <text:p>0.100490855988491</text:p>
          </table:table-cell>
          <table:table-cell office:value-type="float" office:value="0.311969513999429" calcext:value-type="float">
            <text:p>0.311969513999429</text:p>
          </table:table-cell>
          <table:table-cell table:formula="of:=[.$D328]*100000" office:value-type="float" office:value="10049.0855988491" calcext:value-type="float">
            <text:p>10049.0855988491</text:p>
          </table:table-cell>
          <table:table-cell table:formula="of:=[.$E328]*400000" office:value-type="float" office:value="124787.805599772" calcext:value-type="float">
            <text:p>124787.805599772</text:p>
          </table:table-cell>
        </table:table-row>
        <table:table-row table:style-name="ro1">
          <table:table-cell office:value-type="float" office:value="50.6544879430003" calcext:value-type="float">
            <text:p>50.6544879430003</text:p>
          </table:table-cell>
          <table:table-cell office:value-type="float" office:value="104651" calcext:value-type="float">
            <text:p>104651</text:p>
          </table:table-cell>
          <table:table-cell office:value-type="float" office:value="147644" calcext:value-type="float">
            <text:p>147644</text:p>
          </table:table-cell>
          <table:table-cell office:value-type="float" office:value="0.100155530640595" calcext:value-type="float">
            <text:p>0.100155530640595</text:p>
          </table:table-cell>
          <table:table-cell office:value-type="float" office:value="0.313033857000846" calcext:value-type="float">
            <text:p>0.313033857000846</text:p>
          </table:table-cell>
          <table:table-cell table:formula="of:=[.$D329]*100000" office:value-type="float" office:value="10015.5530640595" calcext:value-type="float">
            <text:p>10015.5530640595</text:p>
          </table:table-cell>
          <table:table-cell table:formula="of:=[.$E329]*400000" office:value-type="float" office:value="125213.542800338" calcext:value-type="float">
            <text:p>125213.542800338</text:p>
          </table:table-cell>
        </table:table-row>
        <table:table-row table:style-name="ro1">
          <table:table-cell office:value-type="float" office:value="50.8211882730011" calcext:value-type="float">
            <text:p>50.8211882730011</text:p>
          </table:table-cell>
          <table:table-cell office:value-type="float" office:value="105754" calcext:value-type="float">
            <text:p>105754</text:p>
          </table:table-cell>
          <table:table-cell office:value-type="float" office:value="111778" calcext:value-type="float">
            <text:p>111778</text:p>
          </table:table-cell>
          <table:table-cell office:value-type="float" office:value="0.0998482903901882" calcext:value-type="float">
            <text:p>0.0998482903901882</text:p>
          </table:table-cell>
          <table:table-cell office:value-type="float" office:value="0.313146857999527" calcext:value-type="float">
            <text:p>0.313146857999527</text:p>
          </table:table-cell>
          <table:table-cell table:formula="of:=[.$D330]*100000" office:value-type="float" office:value="9984.82903901882" calcext:value-type="float">
            <text:p>9984.82903901882</text:p>
          </table:table-cell>
          <table:table-cell table:formula="of:=[.$E330]*400000" office:value-type="float" office:value="125258.743199811" calcext:value-type="float">
            <text:p>125258.743199811</text:p>
          </table:table-cell>
        </table:table-row>
        <table:table-row table:style-name="ro1">
          <table:table-cell office:value-type="float" office:value="50.9999626980007" calcext:value-type="float">
            <text:p>50.9999626980007</text:p>
          </table:table-cell>
          <table:table-cell office:value-type="float" office:value="106877" calcext:value-type="float">
            <text:p>106877</text:p>
          </table:table-cell>
          <table:table-cell office:value-type="float" office:value="81056" calcext:value-type="float">
            <text:p>81056</text:p>
          </table:table-cell>
          <table:table-cell office:value-type="float" office:value="0.0995249977345474" calcext:value-type="float">
            <text:p>0.0995249977345474</text:p>
          </table:table-cell>
          <table:table-cell office:value-type="float" office:value="0.413709349999408" calcext:value-type="float">
            <text:p>0.413709349999408</text:p>
          </table:table-cell>
          <table:table-cell table:formula="of:=[.$D331]*100000" office:value-type="float" office:value="9952.49977345474" calcext:value-type="float">
            <text:p>9952.49977345474</text:p>
          </table:table-cell>
          <table:table-cell table:formula="of:=[.$E331]*400000" office:value-type="float" office:value="165483.739999763" calcext:value-type="float">
            <text:p>165483.739999763</text:p>
          </table:table-cell>
        </table:table-row>
        <table:table-row table:style-name="ro1">
          <table:table-cell office:value-type="float" office:value="51.167371077001" calcext:value-type="float">
            <text:p>51.167371077001</text:p>
          </table:table-cell>
          <table:table-cell office:value-type="float" office:value="107861" calcext:value-type="float">
            <text:p>107861</text:p>
          </table:table-cell>
          <table:table-cell office:value-type="float" office:value="156852" calcext:value-type="float">
            <text:p>156852</text:p>
          </table:table-cell>
          <table:table-cell office:value-type="float" office:value="0.0991894698119041" calcext:value-type="float">
            <text:p>0.0991894698119041</text:p>
          </table:table-cell>
          <table:table-cell office:value-type="float" office:value="0.340940460999263" calcext:value-type="float">
            <text:p>0.340940460999263</text:p>
          </table:table-cell>
          <table:table-cell table:formula="of:=[.$D332]*100000" office:value-type="float" office:value="9918.94698119041" calcext:value-type="float">
            <text:p>9918.94698119041</text:p>
          </table:table-cell>
          <table:table-cell table:formula="of:=[.$E332]*400000" office:value-type="float" office:value="136376.184399705" calcext:value-type="float">
            <text:p>136376.184399705</text:p>
          </table:table-cell>
        </table:table-row>
        <table:table-row table:style-name="ro1">
          <table:table-cell office:value-type="float" office:value="51.2724731809994" calcext:value-type="float">
            <text:p>51.2724731809994</text:p>
          </table:table-cell>
          <table:table-cell office:value-type="float" office:value="108442" calcext:value-type="float">
            <text:p>108442</text:p>
          </table:table-cell>
          <table:table-cell office:value-type="float" office:value="49856" calcext:value-type="float">
            <text:p>49856</text:p>
          </table:table-cell>
          <table:table-cell office:value-type="float" office:value="0.0988828258495233" calcext:value-type="float">
            <text:p>0.0988828258495233</text:p>
          </table:table-cell>
          <table:table-cell office:value-type="float" office:value="0.272624594001172" calcext:value-type="float">
            <text:p>0.272624594001172</text:p>
          </table:table-cell>
          <table:table-cell table:formula="of:=[.$D333]*100000" office:value-type="float" office:value="9888.28258495233" calcext:value-type="float">
            <text:p>9888.28258495233</text:p>
          </table:table-cell>
          <table:table-cell table:formula="of:=[.$E333]*400000" office:value-type="float" office:value="109049.837600469" calcext:value-type="float">
            <text:p>109049.837600469</text:p>
          </table:table-cell>
        </table:table-row>
        <table:table-row table:style-name="ro1">
          <table:table-cell office:value-type="float" office:value="51.3768906280002" calcext:value-type="float">
            <text:p>51.3768906280002</text:p>
          </table:table-cell>
          <table:table-cell office:value-type="float" office:value="108988" calcext:value-type="float">
            <text:p>108988</text:p>
          </table:table-cell>
          <table:table-cell office:value-type="float" office:value="23784" calcext:value-type="float">
            <text:p>23784</text:p>
          </table:table-cell>
          <table:table-cell office:value-type="float" office:value="0.0985994380675329" calcext:value-type="float">
            <text:p>0.0985994380675329</text:p>
          </table:table-cell>
          <table:table-cell office:value-type="float" office:value="0.373273467001127" calcext:value-type="float">
            <text:p>0.373273467001127</text:p>
          </table:table-cell>
          <table:table-cell table:formula="of:=[.$D334]*100000" office:value-type="float" office:value="9859.94380675329" calcext:value-type="float">
            <text:p>9859.94380675329</text:p>
          </table:table-cell>
          <table:table-cell table:formula="of:=[.$E334]*400000" office:value-type="float" office:value="149309.386800451" calcext:value-type="float">
            <text:p>149309.386800451</text:p>
          </table:table-cell>
        </table:table-row>
        <table:table-row table:style-name="ro1">
          <table:table-cell office:value-type="float" office:value="51.5307486649999" calcext:value-type="float">
            <text:p>51.5307486649999</text:p>
          </table:table-cell>
          <table:table-cell office:value-type="float" office:value="109732" calcext:value-type="float">
            <text:p>109732</text:p>
          </table:table-cell>
          <table:table-cell office:value-type="float" office:value="165914" calcext:value-type="float">
            <text:p>165914</text:p>
          </table:table-cell>
          <table:table-cell office:value-type="float" office:value="0.0983348033723142" calcext:value-type="float">
            <text:p>0.0983348033723142</text:p>
          </table:table-cell>
          <table:table-cell office:value-type="float" office:value="0.357442688000447" calcext:value-type="float">
            <text:p>0.357442688000447</text:p>
          </table:table-cell>
          <table:table-cell table:formula="of:=[.$D335]*100000" office:value-type="float" office:value="9833.48033723142" calcext:value-type="float">
            <text:p>9833.48033723142</text:p>
          </table:table-cell>
          <table:table-cell table:formula="of:=[.$E335]*400000" office:value-type="float" office:value="142977.075200179" calcext:value-type="float">
            <text:p>142977.075200179</text:p>
          </table:table-cell>
        </table:table-row>
        <table:table-row table:style-name="ro1">
          <table:table-cell office:value-type="float" office:value="51.6971077809994" calcext:value-type="float">
            <text:p>51.6971077809994</text:p>
          </table:table-cell>
          <table:table-cell office:value-type="float" office:value="110451" calcext:value-type="float">
            <text:p>110451</text:p>
          </table:table-cell>
          <table:table-cell office:value-type="float" office:value="106992" calcext:value-type="float">
            <text:p>106992</text:p>
          </table:table-cell>
          <table:table-cell office:value-type="float" office:value="0.0980476876590917" calcext:value-type="float">
            <text:p>0.0980476876590917</text:p>
          </table:table-cell>
          <table:table-cell office:value-type="float" office:value="0.310277864000454" calcext:value-type="float">
            <text:p>0.310277864000454</text:p>
          </table:table-cell>
          <table:table-cell table:formula="of:=[.$D336]*100000" office:value-type="float" office:value="9804.76876590917" calcext:value-type="float">
            <text:p>9804.76876590917</text:p>
          </table:table-cell>
          <table:table-cell table:formula="of:=[.$E336]*400000" office:value-type="float" office:value="124111.145600182" calcext:value-type="float">
            <text:p>124111.145600182</text:p>
          </table:table-cell>
        </table:table-row>
        <table:table-row table:style-name="ro1">
          <table:table-cell office:value-type="float" office:value="51.8515881660005" calcext:value-type="float">
            <text:p>51.8515881660005</text:p>
          </table:table-cell>
          <table:table-cell office:value-type="float" office:value="111033" calcext:value-type="float">
            <text:p>111033</text:p>
          </table:table-cell>
          <table:table-cell office:value-type="float" office:value="138496" calcext:value-type="float">
            <text:p>138496</text:p>
          </table:table-cell>
          <table:table-cell office:value-type="float" office:value="0.0977431694322927" calcext:value-type="float">
            <text:p>0.0977431694322927</text:p>
          </table:table-cell>
          <table:table-cell office:value-type="float" office:value="0.316101794000133" calcext:value-type="float">
            <text:p>0.316101794000133</text:p>
          </table:table-cell>
          <table:table-cell table:formula="of:=[.$D337]*100000" office:value-type="float" office:value="9774.31694322927" calcext:value-type="float">
            <text:p>9774.31694322927</text:p>
          </table:table-cell>
          <table:table-cell table:formula="of:=[.$E337]*400000" office:value-type="float" office:value="126440.717600053" calcext:value-type="float">
            <text:p>126440.717600053</text:p>
          </table:table-cell>
        </table:table-row>
        <table:table-row table:style-name="ro1">
          <table:table-cell office:value-type="float" office:value="52.0155602529994" calcext:value-type="float">
            <text:p>52.0155602529994</text:p>
          </table:table-cell>
          <table:table-cell office:value-type="float" office:value="111555" calcext:value-type="float">
            <text:p>111555</text:p>
          </table:table-cell>
          <table:table-cell office:value-type="float" office:value="78568" calcext:value-type="float">
            <text:p>78568</text:p>
          </table:table-cell>
          <table:table-cell office:value-type="float" office:value="0.097462358281865" calcext:value-type="float">
            <text:p>0.097462358281865</text:p>
          </table:table-cell>
          <table:table-cell office:value-type="float" office:value="0.318709274999492" calcext:value-type="float">
            <text:p>0.318709274999492</text:p>
          </table:table-cell>
          <table:table-cell table:formula="of:=[.$D338]*100000" office:value-type="float" office:value="9746.2358281865" calcext:value-type="float">
            <text:p>9746.2358281865</text:p>
          </table:table-cell>
          <table:table-cell table:formula="of:=[.$E338]*400000" office:value-type="float" office:value="127483.709999797" calcext:value-type="float">
            <text:p>127483.709999797</text:p>
          </table:table-cell>
        </table:table-row>
        <table:table-row table:style-name="ro1">
          <table:table-cell office:value-type="float" office:value="52.1633074870006" calcext:value-type="float">
            <text:p>52.1633074870006</text:p>
          </table:table-cell>
          <table:table-cell office:value-type="float" office:value="111940" calcext:value-type="float">
            <text:p>111940</text:p>
          </table:table-cell>
          <table:table-cell office:value-type="float" office:value="145898" calcext:value-type="float">
            <text:p>145898</text:p>
          </table:table-cell>
          <table:table-cell office:value-type="float" office:value="0.097163744590943" calcext:value-type="float">
            <text:p>0.097163744590943</text:p>
          </table:table-cell>
          <table:table-cell office:value-type="float" office:value="0.310201054000572" calcext:value-type="float">
            <text:p>0.310201054000572</text:p>
          </table:table-cell>
          <table:table-cell table:formula="of:=[.$D339]*100000" office:value-type="float" office:value="9716.3744590943" calcext:value-type="float">
            <text:p>9716.3744590943</text:p>
          </table:table-cell>
          <table:table-cell table:formula="of:=[.$E339]*400000" office:value-type="float" office:value="124080.421600229" calcext:value-type="float">
            <text:p>124080.421600229</text:p>
          </table:table-cell>
        </table:table-row>
        <table:table-row table:style-name="ro1">
          <table:table-cell office:value-type="float" office:value="52.3282224859995" calcext:value-type="float">
            <text:p>52.3282224859995</text:p>
          </table:table-cell>
          <table:table-cell office:value-type="float" office:value="112270" calcext:value-type="float">
            <text:p>112270</text:p>
          </table:table-cell>
          <table:table-cell office:value-type="float" office:value="87778" calcext:value-type="float">
            <text:p>87778</text:p>
          </table:table-cell>
          <table:table-cell office:value-type="float" office:value="0.0968880837953598" calcext:value-type="float">
            <text:p>0.0968880837953598</text:p>
          </table:table-cell>
          <table:table-cell office:value-type="float" office:value="0.309559096000157" calcext:value-type="float">
            <text:p>0.309559096000157</text:p>
          </table:table-cell>
          <table:table-cell table:formula="of:=[.$D340]*100000" office:value-type="float" office:value="9688.80837953598" calcext:value-type="float">
            <text:p>9688.80837953598</text:p>
          </table:table-cell>
          <table:table-cell table:formula="of:=[.$E340]*400000" office:value-type="float" office:value="123823.638400063" calcext:value-type="float">
            <text:p>123823.638400063</text:p>
          </table:table-cell>
        </table:table-row>
        <table:table-row table:style-name="ro1">
          <table:table-cell office:value-type="float" office:value="52.4933188569994" calcext:value-type="float">
            <text:p>52.4933188569994</text:p>
          </table:table-cell>
          <table:table-cell office:value-type="float" office:value="112493" calcext:value-type="float">
            <text:p>112493</text:p>
          </table:table-cell>
          <table:table-cell office:value-type="float" office:value="143302" calcext:value-type="float">
            <text:p>143302</text:p>
          </table:table-cell>
          <table:table-cell office:value-type="float" office:value="0.0965944365019367" calcext:value-type="float">
            <text:p>0.0965944365019367</text:p>
          </table:table-cell>
          <table:table-cell office:value-type="float" office:value="0.326336395999533" calcext:value-type="float">
            <text:p>0.326336395999533</text:p>
          </table:table-cell>
          <table:table-cell table:formula="of:=[.$D341]*100000" office:value-type="float" office:value="9659.44365019367" calcext:value-type="float">
            <text:p>9659.44365019367</text:p>
          </table:table-cell>
          <table:table-cell table:formula="of:=[.$E341]*400000" office:value-type="float" office:value="130534.558399813" calcext:value-type="float">
            <text:p>130534.558399813</text:p>
          </table:table-cell>
        </table:table-row>
        <table:table-row table:style-name="ro1">
          <table:table-cell office:value-type="float" office:value="52.6664273740007" calcext:value-type="float">
            <text:p>52.6664273740007</text:p>
          </table:table-cell>
          <table:table-cell office:value-type="float" office:value="112611" calcext:value-type="float">
            <text:p>112611</text:p>
          </table:table-cell>
          <table:table-cell office:value-type="float" office:value="134226" calcext:value-type="float">
            <text:p>134226</text:p>
          </table:table-cell>
          <table:table-cell office:value-type="float" office:value="0.0962869560456558" calcext:value-type="float">
            <text:p>0.0962869560456558</text:p>
          </table:table-cell>
          <table:table-cell office:value-type="float" office:value="0.329851738000798" calcext:value-type="float">
            <text:p>0.329851738000798</text:p>
          </table:table-cell>
          <table:table-cell table:formula="of:=[.$D342]*100000" office:value-type="float" office:value="9628.69560456558" calcext:value-type="float">
            <text:p>9628.69560456558</text:p>
          </table:table-cell>
          <table:table-cell table:formula="of:=[.$E342]*400000" office:value-type="float" office:value="131940.695200319" calcext:value-type="float">
            <text:p>131940.695200319</text:p>
          </table:table-cell>
        </table:table-row>
        <table:table-row table:style-name="ro1">
          <table:table-cell office:value-type="float" office:value="52.8361351000003" calcext:value-type="float">
            <text:p>52.8361351000003</text:p>
          </table:table-cell>
          <table:table-cell office:value-type="float" office:value="112613" calcext:value-type="float">
            <text:p>112613</text:p>
          </table:table-cell>
          <table:table-cell office:value-type="float" office:value="123728" calcext:value-type="float">
            <text:p>123728</text:p>
          </table:table-cell>
          <table:table-cell office:value-type="float" office:value="0.0959689587759186" calcext:value-type="float">
            <text:p>0.0959689587759186</text:p>
          </table:table-cell>
          <table:table-cell office:value-type="float" office:value="0.337095704000603" calcext:value-type="float">
            <text:p>0.337095704000603</text:p>
          </table:table-cell>
          <table:table-cell table:formula="of:=[.$D343]*100000" office:value-type="float" office:value="9596.89587759186" calcext:value-type="float">
            <text:p>9596.89587759186</text:p>
          </table:table-cell>
          <table:table-cell table:formula="of:=[.$E343]*400000" office:value-type="float" office:value="134838.281600241" calcext:value-type="float">
            <text:p>134838.281600241</text:p>
          </table:table-cell>
        </table:table-row>
        <table:table-row table:style-name="ro1">
          <table:table-cell office:value-type="float" office:value="53.0100154560005" calcext:value-type="float">
            <text:p>53.0100154560005</text:p>
          </table:table-cell>
          <table:table-cell office:value-type="float" office:value="112500" calcext:value-type="float">
            <text:p>112500</text:p>
          </table:table-cell>
          <table:table-cell office:value-type="float" office:value="138112" calcext:value-type="float">
            <text:p>138112</text:p>
          </table:table-cell>
          <table:table-cell office:value-type="float" office:value="0.0956787587031546" calcext:value-type="float">
            <text:p>0.0956787587031546</text:p>
          </table:table-cell>
          <table:table-cell office:value-type="float" office:value="0.249367467000411" calcext:value-type="float">
            <text:p>0.249367467000411</text:p>
          </table:table-cell>
          <table:table-cell table:formula="of:=[.$D344]*100000" office:value-type="float" office:value="9567.87587031545" calcext:value-type="float">
            <text:p>9567.87587031545</text:p>
          </table:table-cell>
          <table:table-cell table:formula="of:=[.$E344]*400000" office:value-type="float" office:value="99746.9868001645" calcext:value-type="float">
            <text:p>99746.9868001645</text:p>
          </table:table-cell>
        </table:table-row>
        <table:table-row table:style-name="ro1">
          <table:table-cell office:value-type="float" office:value="53.1322425660001" calcext:value-type="float">
            <text:p>53.1322425660001</text:p>
          </table:table-cell>
          <table:table-cell office:value-type="float" office:value="112353" calcext:value-type="float">
            <text:p>112353</text:p>
          </table:table-cell>
          <table:table-cell office:value-type="float" office:value="12000" calcext:value-type="float">
            <text:p>12000</text:p>
          </table:table-cell>
          <table:table-cell office:value-type="float" office:value="0.0954109314908255" calcext:value-type="float">
            <text:p>0.0954109314908255</text:p>
          </table:table-cell>
          <table:table-cell office:value-type="float" office:value="0.372365385999728" calcext:value-type="float">
            <text:p>0.372365385999728</text:p>
          </table:table-cell>
          <table:table-cell table:formula="of:=[.$D345]*100000" office:value-type="float" office:value="9541.09314908255" calcext:value-type="float">
            <text:p>9541.09314908255</text:p>
          </table:table-cell>
          <table:table-cell table:formula="of:=[.$E345]*400000" office:value-type="float" office:value="148946.154399891" calcext:value-type="float">
            <text:p>148946.154399891</text:p>
          </table:table-cell>
        </table:table-row>
        <table:table-row table:style-name="ro1">
          <table:table-cell office:value-type="float" office:value="53.2755665469995" calcext:value-type="float">
            <text:p>53.2755665469995</text:p>
          </table:table-cell>
          <table:table-cell office:value-type="float" office:value="112111" calcext:value-type="float">
            <text:p>112111</text:p>
          </table:table-cell>
          <table:table-cell office:value-type="float" office:value="165728" calcext:value-type="float">
            <text:p>165728</text:p>
          </table:table-cell>
          <table:table-cell office:value-type="float" office:value="0.0951257376738634" calcext:value-type="float">
            <text:p>0.0951257376738634</text:p>
          </table:table-cell>
          <table:table-cell office:value-type="float" office:value="0.356650547999379" calcext:value-type="float">
            <text:p>0.356650547999379</text:p>
          </table:table-cell>
          <table:table-cell table:formula="of:=[.$D346]*100000" office:value-type="float" office:value="9512.57376738634" calcext:value-type="float">
            <text:p>9512.57376738634</text:p>
          </table:table-cell>
          <table:table-cell table:formula="of:=[.$E346]*400000" office:value-type="float" office:value="142660.219199752" calcext:value-type="float">
            <text:p>142660.219199752</text:p>
          </table:table-cell>
        </table:table-row>
        <table:table-row table:style-name="ro1">
          <table:table-cell office:value-type="float" office:value="53.4462416450006" calcext:value-type="float">
            <text:p>53.4462416450006</text:p>
          </table:table-cell>
          <table:table-cell office:value-type="float" office:value="111730" calcext:value-type="float">
            <text:p>111730</text:p>
          </table:table-cell>
          <table:table-cell office:value-type="float" office:value="99394" calcext:value-type="float">
            <text:p>99394</text:p>
          </table:table-cell>
          <table:table-cell office:value-type="float" office:value="0.0948271818993904" calcext:value-type="float">
            <text:p>0.0948271818993904</text:p>
          </table:table-cell>
          <table:table-cell office:value-type="float" office:value="0.306820582998625" calcext:value-type="float">
            <text:p>0.306820582998625</text:p>
          </table:table-cell>
          <table:table-cell table:formula="of:=[.$D347]*100000" office:value-type="float" office:value="9482.71818993904" calcext:value-type="float">
            <text:p>9482.71818993904</text:p>
          </table:table-cell>
          <table:table-cell table:formula="of:=[.$E347]*400000" office:value-type="float" office:value="122728.23319945" calcext:value-type="float">
            <text:p>122728.23319945</text:p>
          </table:table-cell>
        </table:table-row>
        <table:table-row table:style-name="ro1">
          <table:table-cell office:value-type="float" office:value="53.6128493739998" calcext:value-type="float">
            <text:p>53.6128493739998</text:p>
          </table:table-cell>
          <table:table-cell office:value-type="float" office:value="111266" calcext:value-type="float">
            <text:p>111266</text:p>
          </table:table-cell>
          <table:table-cell office:value-type="float" office:value="145690" calcext:value-type="float">
            <text:p>145690</text:p>
          </table:table-cell>
          <table:table-cell office:value-type="float" office:value="0.094553334304559" calcext:value-type="float">
            <text:p>0.094553334304559</text:p>
          </table:table-cell>
          <table:table-cell office:value-type="float" office:value="0.333190878000096" calcext:value-type="float">
            <text:p>0.333190878000096</text:p>
          </table:table-cell>
          <table:table-cell table:formula="of:=[.$D348]*100000" office:value-type="float" office:value="9455.3334304559" calcext:value-type="float">
            <text:p>9455.3334304559</text:p>
          </table:table-cell>
          <table:table-cell table:formula="of:=[.$E348]*400000" office:value-type="float" office:value="133276.351200038" calcext:value-type="float">
            <text:p>133276.351200038</text:p>
          </table:table-cell>
        </table:table-row>
        <table:table-row table:style-name="ro1">
          <table:table-cell office:value-type="float" office:value="53.7813834259996" calcext:value-type="float">
            <text:p>53.7813834259996</text:p>
          </table:table-cell>
          <table:table-cell office:value-type="float" office:value="110711" calcext:value-type="float">
            <text:p>110711</text:p>
          </table:table-cell>
          <table:table-cell office:value-type="float" office:value="137584" calcext:value-type="float">
            <text:p>137584</text:p>
          </table:table-cell>
          <table:table-cell office:value-type="float" office:value="0.0942646413728837" calcext:value-type="float">
            <text:p>0.0942646413728837</text:p>
          </table:table-cell>
          <table:table-cell office:value-type="float" office:value="0.325291282999388" calcext:value-type="float">
            <text:p>0.325291282999388</text:p>
          </table:table-cell>
          <table:table-cell table:formula="of:=[.$D349]*100000" office:value-type="float" office:value="9426.46413728837" calcext:value-type="float">
            <text:p>9426.46413728837</text:p>
          </table:table-cell>
          <table:table-cell table:formula="of:=[.$E349]*400000" office:value-type="float" office:value="130116.513199755" calcext:value-type="float">
            <text:p>130116.513199755</text:p>
          </table:table-cell>
        </table:table-row>
        <table:table-row table:style-name="ro1">
          <table:table-cell office:value-type="float" office:value="53.9450151199999" calcext:value-type="float">
            <text:p>53.9450151199999</text:p>
          </table:table-cell>
          <table:table-cell office:value-type="float" office:value="110098" calcext:value-type="float">
            <text:p>110098</text:p>
          </table:table-cell>
          <table:table-cell office:value-type="float" office:value="144428" calcext:value-type="float">
            <text:p>144428</text:p>
          </table:table-cell>
          <table:table-cell office:value-type="float" office:value="0.0939645887940398" calcext:value-type="float">
            <text:p>0.0939645887940398</text:p>
          </table:table-cell>
          <table:table-cell office:value-type="float" office:value="0.251992749001147" calcext:value-type="float">
            <text:p>0.251992749001147</text:p>
          </table:table-cell>
          <table:table-cell table:formula="of:=[.$D350]*100000" office:value-type="float" office:value="9396.45887940398" calcext:value-type="float">
            <text:p>9396.45887940398</text:p>
          </table:table-cell>
          <table:table-cell table:formula="of:=[.$E350]*400000" office:value-type="float" office:value="100797.099600459" calcext:value-type="float">
            <text:p>100797.099600459</text:p>
          </table:table-cell>
        </table:table-row>
        <table:table-row table:style-name="ro1">
          <table:table-cell office:value-type="float" office:value="54.1164700570007" calcext:value-type="float">
            <text:p>54.1164700570007</text:p>
          </table:table-cell>
          <table:table-cell office:value-type="float" office:value="109387" calcext:value-type="float">
            <text:p>109387</text:p>
          </table:table-cell>
          <table:table-cell office:value-type="float" office:value="81794" calcext:value-type="float">
            <text:p>81794</text:p>
          </table:table-cell>
          <table:table-cell office:value-type="float" office:value="0.0936901895537504" calcext:value-type="float">
            <text:p>0.0936901895537504</text:p>
          </table:table-cell>
          <table:table-cell office:value-type="float" office:value="0.33237034800004" calcext:value-type="float">
            <text:p>0.33237034800004</text:p>
          </table:table-cell>
          <table:table-cell table:formula="of:=[.$D351]*100000" office:value-type="float" office:value="9369.01895537504" calcext:value-type="float">
            <text:p>9369.01895537504</text:p>
          </table:table-cell>
          <table:table-cell table:formula="of:=[.$E351]*400000" office:value-type="float" office:value="132948.139200016" calcext:value-type="float">
            <text:p>132948.139200016</text:p>
          </table:table-cell>
        </table:table-row>
        <table:table-row table:style-name="ro1">
          <table:table-cell office:value-type="float" office:value="54.2779543750003" calcext:value-type="float">
            <text:p>54.2779543750003</text:p>
          </table:table-cell>
          <table:table-cell office:value-type="float" office:value="108660" calcext:value-type="float">
            <text:p>108660</text:p>
          </table:table-cell>
          <table:table-cell office:value-type="float" office:value="123348" calcext:value-type="float">
            <text:p>123348</text:p>
          </table:table-cell>
          <table:table-cell office:value-type="float" office:value="0.0934023361448453" calcext:value-type="float">
            <text:p>0.0934023361448453</text:p>
          </table:table-cell>
          <table:table-cell office:value-type="float" office:value="0.40538510999977" calcext:value-type="float">
            <text:p>0.40538510999977</text:p>
          </table:table-cell>
          <table:table-cell table:formula="of:=[.$D352]*100000" office:value-type="float" office:value="9340.23361448453" calcext:value-type="float">
            <text:p>9340.23361448453</text:p>
          </table:table-cell>
          <table:table-cell table:formula="of:=[.$E352]*400000" office:value-type="float" office:value="162154.043999908" calcext:value-type="float">
            <text:p>162154.043999908</text:p>
          </table:table-cell>
        </table:table-row>
        <table:table-row table:style-name="ro1">
          <table:table-cell office:value-type="float" office:value="54.4469109319998" calcext:value-type="float">
            <text:p>54.4469109319998</text:p>
          </table:table-cell>
          <table:table-cell office:value-type="float" office:value="107852" calcext:value-type="float">
            <text:p>107852</text:p>
          </table:table-cell>
          <table:table-cell office:value-type="float" office:value="145826" calcext:value-type="float">
            <text:p>145826</text:p>
          </table:table-cell>
          <table:table-cell office:value-type="float" office:value="0.0931042218570528" calcext:value-type="float">
            <text:p>0.0931042218570528</text:p>
          </table:table-cell>
          <table:table-cell office:value-type="float" office:value="0.321162934000313" calcext:value-type="float">
            <text:p>0.321162934000313</text:p>
          </table:table-cell>
          <table:table-cell table:formula="of:=[.$D353]*100000" office:value-type="float" office:value="9310.42218570527" calcext:value-type="float">
            <text:p>9310.42218570527</text:p>
          </table:table-cell>
          <table:table-cell table:formula="of:=[.$E353]*400000" office:value-type="float" office:value="128465.173600125" calcext:value-type="float">
            <text:p>128465.173600125</text:p>
          </table:table-cell>
        </table:table-row>
        <table:table-row table:style-name="ro1">
          <table:table-cell office:value-type="float" office:value="54.6164425259994" calcext:value-type="float">
            <text:p>54.6164425259994</text:p>
          </table:table-cell>
          <table:table-cell office:value-type="float" office:value="107003" calcext:value-type="float">
            <text:p>107003</text:p>
          </table:table-cell>
          <table:table-cell office:value-type="float" office:value="133638" calcext:value-type="float">
            <text:p>133638</text:p>
          </table:table-cell>
          <table:table-cell office:value-type="float" office:value="0.0928320013388532" calcext:value-type="float">
            <text:p>0.0928320013388532</text:p>
          </table:table-cell>
          <table:table-cell office:value-type="float" office:value="0.329927349999707" calcext:value-type="float">
            <text:p>0.329927349999707</text:p>
          </table:table-cell>
          <table:table-cell table:formula="of:=[.$D354]*100000" office:value-type="float" office:value="9283.20013388532" calcext:value-type="float">
            <text:p>9283.20013388532</text:p>
          </table:table-cell>
          <table:table-cell table:formula="of:=[.$E354]*400000" office:value-type="float" office:value="131970.939999883" calcext:value-type="float">
            <text:p>131970.939999883</text:p>
          </table:table-cell>
        </table:table-row>
        <table:table-row table:style-name="ro1">
          <table:table-cell office:value-type="float" office:value="54.7872794659997" calcext:value-type="float">
            <text:p>54.7872794659997</text:p>
          </table:table-cell>
          <table:table-cell office:value-type="float" office:value="106119" calcext:value-type="float">
            <text:p>106119</text:p>
          </table:table-cell>
          <table:table-cell office:value-type="float" office:value="135814" calcext:value-type="float">
            <text:p>135814</text:p>
          </table:table-cell>
          <table:table-cell office:value-type="float" office:value="0.0925471367200771" calcext:value-type="float">
            <text:p>0.0925471367200771</text:p>
          </table:table-cell>
          <table:table-cell office:value-type="float" office:value="0.331408166999609" calcext:value-type="float">
            <text:p>0.331408166999609</text:p>
          </table:table-cell>
          <table:table-cell table:formula="of:=[.$D355]*100000" office:value-type="float" office:value="9254.71367200771" calcext:value-type="float">
            <text:p>9254.71367200771</text:p>
          </table:table-cell>
          <table:table-cell table:formula="of:=[.$E355]*400000" office:value-type="float" office:value="132563.266799843" calcext:value-type="float">
            <text:p>132563.266799843</text:p>
          </table:table-cell>
        </table:table-row>
        <table:table-row table:style-name="ro1">
          <table:table-cell office:value-type="float" office:value="54.9044374349996" calcext:value-type="float">
            <text:p>54.9044374349996</text:p>
          </table:table-cell>
          <table:table-cell office:value-type="float" office:value="105504" calcext:value-type="float">
            <text:p>105504</text:p>
          </table:table-cell>
          <table:table-cell office:value-type="float" office:value="63090" calcext:value-type="float">
            <text:p>63090</text:p>
          </table:table-cell>
          <table:table-cell office:value-type="float" office:value="0.0922858845585434" calcext:value-type="float">
            <text:p>0.0922858845585434</text:p>
          </table:table-cell>
          <table:table-cell office:value-type="float" office:value="0.365336821998426" calcext:value-type="float">
            <text:p>0.365336821998426</text:p>
          </table:table-cell>
          <table:table-cell table:formula="of:=[.$D356]*100000" office:value-type="float" office:value="9228.58845585434" calcext:value-type="float">
            <text:p>9228.58845585434</text:p>
          </table:table-cell>
          <table:table-cell table:formula="of:=[.$E356]*400000" office:value-type="float" office:value="146134.72879937" calcext:value-type="float">
            <text:p>146134.72879937</text:p>
          </table:table-cell>
        </table:table-row>
        <table:table-row table:style-name="ro1">
          <table:table-cell office:value-type="float" office:value="55.063211050001" calcext:value-type="float">
            <text:p>55.063211050001</text:p>
          </table:table-cell>
          <table:table-cell office:value-type="float" office:value="104666" calcext:value-type="float">
            <text:p>104666</text:p>
          </table:table-cell>
          <table:table-cell office:value-type="float" office:value="125444" calcext:value-type="float">
            <text:p>125444</text:p>
          </table:table-cell>
          <table:table-cell office:value-type="float" office:value="0.0920105258286529" calcext:value-type="float">
            <text:p>0.0920105258286529</text:p>
          </table:table-cell>
          <table:table-cell office:value-type="float" office:value="0.352906254000118" calcext:value-type="float">
            <text:p>0.352906254000118</text:p>
          </table:table-cell>
          <table:table-cell table:formula="of:=[.$D357]*100000" office:value-type="float" office:value="9201.05258286529" calcext:value-type="float">
            <text:p>9201.05258286529</text:p>
          </table:table-cell>
          <table:table-cell table:formula="of:=[.$E357]*400000" office:value-type="float" office:value="141162.501600047" calcext:value-type="float">
            <text:p>141162.501600047</text:p>
          </table:table-cell>
        </table:table-row>
        <table:table-row table:style-name="ro1">
          <table:table-cell office:value-type="float" office:value="55.1642623570006" calcext:value-type="float">
            <text:p>55.1642623570006</text:p>
          </table:table-cell>
          <table:table-cell office:value-type="float" office:value="104134" calcext:value-type="float">
            <text:p>104134</text:p>
          </table:table-cell>
          <table:table-cell office:value-type="float" office:value="99964" calcext:value-type="float">
            <text:p>99964</text:p>
          </table:table-cell>
          <table:table-cell office:value-type="float" office:value="0.0917572409896011" calcext:value-type="float">
            <text:p>0.0917572409896011</text:p>
          </table:table-cell>
          <table:table-cell office:value-type="float" office:value="0.253345884999362" calcext:value-type="float">
            <text:p>0.253345884999362</text:p>
          </table:table-cell>
          <table:table-cell table:formula="of:=[.$D358]*100000" office:value-type="float" office:value="9175.72409896011" calcext:value-type="float">
            <text:p>9175.72409896011</text:p>
          </table:table-cell>
          <table:table-cell table:formula="of:=[.$E358]*400000" office:value-type="float" office:value="101338.353999745" calcext:value-type="float">
            <text:p>101338.353999745</text:p>
          </table:table-cell>
        </table:table-row>
        <table:table-row table:style-name="ro1">
          <table:table-cell office:value-type="float" office:value="55.3227905590011" calcext:value-type="float">
            <text:p>55.3227905590011</text:p>
          </table:table-cell>
          <table:table-cell office:value-type="float" office:value="103308" calcext:value-type="float">
            <text:p>103308</text:p>
          </table:table-cell>
          <table:table-cell office:value-type="float" office:value="77184" calcext:value-type="float">
            <text:p>77184</text:p>
          </table:table-cell>
          <table:table-cell office:value-type="float" office:value="0.0951449232264635" calcext:value-type="float">
            <text:p>0.0951449232264635</text:p>
          </table:table-cell>
          <table:table-cell office:value-type="float" office:value="0.326740251000956" calcext:value-type="float">
            <text:p>0.326740251000956</text:p>
          </table:table-cell>
          <table:table-cell table:formula="of:=[.$D359]*100000" office:value-type="float" office:value="9514.49232264635" calcext:value-type="float">
            <text:p>9514.49232264635</text:p>
          </table:table-cell>
          <table:table-cell table:formula="of:=[.$E359]*400000" office:value-type="float" office:value="130696.100400382" calcext:value-type="float">
            <text:p>130696.100400382</text:p>
          </table:table-cell>
        </table:table-row>
        <table:table-row table:style-name="ro1">
          <table:table-cell office:value-type="float" office:value="55.4930773930009" calcext:value-type="float">
            <text:p>55.4930773930009</text:p>
          </table:table-cell>
          <table:table-cell office:value-type="float" office:value="102444" calcext:value-type="float">
            <text:p>102444</text:p>
          </table:table-cell>
          <table:table-cell office:value-type="float" office:value="114434" calcext:value-type="float">
            <text:p>114434</text:p>
          </table:table-cell>
          <table:table-cell office:value-type="float" office:value="0.0977765884006654" calcext:value-type="float">
            <text:p>0.0977765884006654</text:p>
          </table:table-cell>
          <table:table-cell office:value-type="float" office:value="0.329112269000689" calcext:value-type="float">
            <text:p>0.329112269000689</text:p>
          </table:table-cell>
          <table:table-cell table:formula="of:=[.$D360]*100000" office:value-type="float" office:value="9777.65884006654" calcext:value-type="float">
            <text:p>9777.65884006654</text:p>
          </table:table-cell>
          <table:table-cell table:formula="of:=[.$E360]*400000" office:value-type="float" office:value="131644.907600275" calcext:value-type="float">
            <text:p>131644.907600275</text:p>
          </table:table-cell>
        </table:table-row>
        <table:table-row table:style-name="ro1">
          <table:table-cell office:value-type="float" office:value="55.6559824180004" calcext:value-type="float">
            <text:p>55.6559824180004</text:p>
          </table:table-cell>
          <table:table-cell office:value-type="float" office:value="101650" calcext:value-type="float">
            <text:p>101650</text:p>
          </table:table-cell>
          <table:table-cell office:value-type="float" office:value="131566" calcext:value-type="float">
            <text:p>131566</text:p>
          </table:table-cell>
          <table:table-cell office:value-type="float" office:value="0.099804004533482" calcext:value-type="float">
            <text:p>0.099804004533482</text:p>
          </table:table-cell>
          <table:table-cell office:value-type="float" office:value="0.248413606001122" calcext:value-type="float">
            <text:p>0.248413606001122</text:p>
          </table:table-cell>
          <table:table-cell table:formula="of:=[.$D361]*100000" office:value-type="float" office:value="9980.4004533482" calcext:value-type="float">
            <text:p>9980.4004533482</text:p>
          </table:table-cell>
          <table:table-cell table:formula="of:=[.$E361]*400000" office:value-type="float" office:value="99365.442400449" calcext:value-type="float">
            <text:p>99365.442400449</text:p>
          </table:table-cell>
        </table:table-row>
        <table:table-row table:style-name="ro1">
          <table:table-cell office:value-type="float" office:value="55.8298201230009" calcext:value-type="float">
            <text:p>55.8298201230009</text:p>
          </table:table-cell>
          <table:table-cell office:value-type="float" office:value="100848" calcext:value-type="float">
            <text:p>100848</text:p>
          </table:table-cell>
          <table:table-cell office:value-type="float" office:value="123956" calcext:value-type="float">
            <text:p>123956</text:p>
          </table:table-cell>
          <table:table-cell office:value-type="float" office:value="0.101387189264129" calcext:value-type="float">
            <text:p>0.101387189264129</text:p>
          </table:table-cell>
          <table:table-cell office:value-type="float" office:value="0.254779881999639" calcext:value-type="float">
            <text:p>0.254779881999639</text:p>
          </table:table-cell>
          <table:table-cell table:formula="of:=[.$D362]*100000" office:value-type="float" office:value="10138.7189264129" calcext:value-type="float">
            <text:p>10138.7189264129</text:p>
          </table:table-cell>
          <table:table-cell table:formula="of:=[.$E362]*400000" office:value-type="float" office:value="101911.952799856" calcext:value-type="float">
            <text:p>101911.952799856</text:p>
          </table:table-cell>
        </table:table-row>
        <table:table-row table:style-name="ro1">
          <table:table-cell office:value-type="float" office:value="55.994802743" calcext:value-type="float">
            <text:p>55.994802743</text:p>
          </table:table-cell>
          <table:table-cell office:value-type="float" office:value="100143" calcext:value-type="float">
            <text:p>100143</text:p>
          </table:table-cell>
          <table:table-cell office:value-type="float" office:value="139994" calcext:value-type="float">
            <text:p>139994</text:p>
          </table:table-cell>
          <table:table-cell office:value-type="float" office:value="0.102576656599138" calcext:value-type="float">
            <text:p>0.102576656599138</text:p>
          </table:table-cell>
          <table:table-cell office:value-type="float" office:value="0.330751008999869" calcext:value-type="float">
            <text:p>0.330751008999869</text:p>
          </table:table-cell>
          <table:table-cell table:formula="of:=[.$D363]*100000" office:value-type="float" office:value="10257.6656599138" calcext:value-type="float">
            <text:p>10257.6656599138</text:p>
          </table:table-cell>
          <table:table-cell table:formula="of:=[.$E363]*400000" office:value-type="float" office:value="132300.403599947" calcext:value-type="float">
            <text:p>132300.403599947</text:p>
          </table:table-cell>
        </table:table-row>
        <table:table-row table:style-name="ro1">
          <table:table-cell office:value-type="float" office:value="56.168359665" calcext:value-type="float">
            <text:p>56.168359665</text:p>
          </table:table-cell>
          <table:table-cell office:value-type="float" office:value="99469" calcext:value-type="float">
            <text:p>99469</text:p>
          </table:table-cell>
          <table:table-cell office:value-type="float" office:value="73702" calcext:value-type="float">
            <text:p>73702</text:p>
          </table:table-cell>
          <table:table-cell office:value-type="float" office:value="0.103451699610861" calcext:value-type="float">
            <text:p>0.103451699610861</text:p>
          </table:table-cell>
          <table:table-cell office:value-type="float" office:value="0.335406614000021" calcext:value-type="float">
            <text:p>0.335406614000021</text:p>
          </table:table-cell>
          <table:table-cell table:formula="of:=[.$D364]*100000" office:value-type="float" office:value="10345.1699610861" calcext:value-type="float">
            <text:p>10345.1699610861</text:p>
          </table:table-cell>
          <table:table-cell table:formula="of:=[.$E364]*400000" office:value-type="float" office:value="134162.645600009" calcext:value-type="float">
            <text:p>134162.645600009</text:p>
          </table:table-cell>
        </table:table-row>
        <table:table-row table:style-name="ro1">
          <table:table-cell office:value-type="float" office:value="56.3230201719998" calcext:value-type="float">
            <text:p>56.3230201719998</text:p>
          </table:table-cell>
          <table:table-cell office:value-type="float" office:value="98935" calcext:value-type="float">
            <text:p>98935</text:p>
          </table:table-cell>
          <table:table-cell office:value-type="float" office:value="159008" calcext:value-type="float">
            <text:p>159008</text:p>
          </table:table-cell>
          <table:table-cell office:value-type="float" office:value="0.104113672855949" calcext:value-type="float">
            <text:p>0.104113672855949</text:p>
          </table:table-cell>
          <table:table-cell office:value-type="float" office:value="0.322295538000617" calcext:value-type="float">
            <text:p>0.322295538000617</text:p>
          </table:table-cell>
          <table:table-cell table:formula="of:=[.$D365]*100000" office:value-type="float" office:value="10411.3672855949" calcext:value-type="float">
            <text:p>10411.3672855949</text:p>
          </table:table-cell>
          <table:table-cell table:formula="of:=[.$E365]*400000" office:value-type="float" office:value="128918.215200247" calcext:value-type="float">
            <text:p>128918.215200247</text:p>
          </table:table-cell>
        </table:table-row>
        <table:table-row table:style-name="ro1">
          <table:table-cell office:value-type="float" office:value="56.4895080790011" calcext:value-type="float">
            <text:p>56.4895080790011</text:p>
          </table:table-cell>
          <table:table-cell office:value-type="float" office:value="98438" calcext:value-type="float">
            <text:p>98438</text:p>
          </table:table-cell>
          <table:table-cell office:value-type="float" office:value="95130" calcext:value-type="float">
            <text:p>95130</text:p>
          </table:table-cell>
          <table:table-cell office:value-type="float" office:value="0.10456753402944" calcext:value-type="float">
            <text:p>0.10456753402944</text:p>
          </table:table-cell>
          <table:table-cell office:value-type="float" office:value="0.312396359999184" calcext:value-type="float">
            <text:p>0.312396359999184</text:p>
          </table:table-cell>
          <table:table-cell table:formula="of:=[.$D366]*100000" office:value-type="float" office:value="10456.753402944" calcext:value-type="float">
            <text:p>10456.753402944</text:p>
          </table:table-cell>
          <table:table-cell table:formula="of:=[.$E366]*400000" office:value-type="float" office:value="124958.543999674" calcext:value-type="float">
            <text:p>124958.543999674</text:p>
          </table:table-cell>
        </table:table-row>
        <table:table-row table:style-name="ro1">
          <table:table-cell office:value-type="float" office:value="56.660196367" calcext:value-type="float">
            <text:p>56.660196367</text:p>
          </table:table-cell>
          <table:table-cell office:value-type="float" office:value="98020" calcext:value-type="float">
            <text:p>98020</text:p>
          </table:table-cell>
          <table:table-cell office:value-type="float" office:value="117140" calcext:value-type="float">
            <text:p>117140</text:p>
          </table:table-cell>
          <table:table-cell office:value-type="float" office:value="0.104855440651114" calcext:value-type="float">
            <text:p>0.104855440651114</text:p>
          </table:table-cell>
          <table:table-cell office:value-type="float" office:value="0.333378479999737" calcext:value-type="float">
            <text:p>0.333378479999737</text:p>
          </table:table-cell>
          <table:table-cell table:formula="of:=[.$D367]*100000" office:value-type="float" office:value="10485.5440651114" calcext:value-type="float">
            <text:p>10485.5440651114</text:p>
          </table:table-cell>
          <table:table-cell table:formula="of:=[.$E367]*400000" office:value-type="float" office:value="133351.391999895" calcext:value-type="float">
            <text:p>133351.391999895</text:p>
          </table:table-cell>
        </table:table-row>
        <table:table-row table:style-name="ro1">
          <table:table-cell office:value-type="float" office:value="56.8619988970004" calcext:value-type="float">
            <text:p>56.8619988970004</text:p>
          </table:table-cell>
          <table:table-cell office:value-type="float" office:value="97654" calcext:value-type="float">
            <text:p>97654</text:p>
          </table:table-cell>
          <table:table-cell office:value-type="float" office:value="98784" calcext:value-type="float">
            <text:p>98784</text:p>
          </table:table-cell>
          <table:table-cell office:value-type="float" office:value="0.105011113084271" calcext:value-type="float">
            <text:p>0.105011113084271</text:p>
          </table:table-cell>
          <table:table-cell office:value-type="float" office:value="0.366966931000206" calcext:value-type="float">
            <text:p>0.366966931000206</text:p>
          </table:table-cell>
          <table:table-cell table:formula="of:=[.$D368]*100000" office:value-type="float" office:value="10501.1113084271" calcext:value-type="float">
            <text:p>10501.1113084271</text:p>
          </table:table-cell>
          <table:table-cell table:formula="of:=[.$E368]*400000" office:value-type="float" office:value="146786.772400083" calcext:value-type="float">
            <text:p>146786.772400083</text:p>
          </table:table-cell>
        </table:table-row>
        <table:table-row table:style-name="ro1">
          <table:table-cell office:value-type="float" office:value="57.0163779499999" calcext:value-type="float">
            <text:p>57.0163779499999</text:p>
          </table:table-cell>
          <table:table-cell office:value-type="float" office:value="97474" calcext:value-type="float">
            <text:p>97474</text:p>
          </table:table-cell>
          <table:table-cell office:value-type="float" office:value="129986" calcext:value-type="float">
            <text:p>129986</text:p>
          </table:table-cell>
          <table:table-cell office:value-type="float" office:value="0.105098521398876" calcext:value-type="float">
            <text:p>0.105098521398876</text:p>
          </table:table-cell>
          <table:table-cell office:value-type="float" office:value="0.349353960998997" calcext:value-type="float">
            <text:p>0.349353960998997</text:p>
          </table:table-cell>
          <table:table-cell table:formula="of:=[.$D369]*100000" office:value-type="float" office:value="10509.8521398876" calcext:value-type="float">
            <text:p>10509.8521398876</text:p>
          </table:table-cell>
          <table:table-cell table:formula="of:=[.$E369]*400000" office:value-type="float" office:value="139741.584399599" calcext:value-type="float">
            <text:p>139741.584399599</text:p>
          </table:table-cell>
        </table:table-row>
        <table:table-row table:style-name="ro1">
          <table:table-cell office:value-type="float" office:value="57.1760220460001" calcext:value-type="float">
            <text:p>57.1760220460001</text:p>
          </table:table-cell>
          <table:table-cell office:value-type="float" office:value="97382" calcext:value-type="float">
            <text:p>97382</text:p>
          </table:table-cell>
          <table:table-cell office:value-type="float" office:value="70122" calcext:value-type="float">
            <text:p>70122</text:p>
          </table:table-cell>
          <table:table-cell office:value-type="float" office:value="0.105094578940467" calcext:value-type="float">
            <text:p>0.105094578940467</text:p>
          </table:table-cell>
          <table:table-cell office:value-type="float" office:value="0.309689286999856" calcext:value-type="float">
            <text:p>0.309689286999856</text:p>
          </table:table-cell>
          <table:table-cell table:formula="of:=[.$D370]*100000" office:value-type="float" office:value="10509.4578940467" calcext:value-type="float">
            <text:p>10509.4578940467</text:p>
          </table:table-cell>
          <table:table-cell table:formula="of:=[.$E370]*400000" office:value-type="float" office:value="123875.714799942" calcext:value-type="float">
            <text:p>123875.714799942</text:p>
          </table:table-cell>
        </table:table-row>
        <table:table-row table:style-name="ro1">
          <table:table-cell office:value-type="float" office:value="57.3250766050005" calcext:value-type="float">
            <text:p>57.3250766050005</text:p>
          </table:table-cell>
          <table:table-cell office:value-type="float" office:value="97385" calcext:value-type="float">
            <text:p>97385</text:p>
          </table:table-cell>
          <table:table-cell office:value-type="float" office:value="132026" calcext:value-type="float">
            <text:p>132026</text:p>
          </table:table-cell>
          <table:table-cell office:value-type="float" office:value="0.105054684131394" calcext:value-type="float">
            <text:p>0.105054684131394</text:p>
          </table:table-cell>
          <table:table-cell office:value-type="float" office:value="0.306595141000798" calcext:value-type="float">
            <text:p>0.306595141000798</text:p>
          </table:table-cell>
          <table:table-cell table:formula="of:=[.$D371]*100000" office:value-type="float" office:value="10505.4684131394" calcext:value-type="float">
            <text:p>10505.4684131394</text:p>
          </table:table-cell>
          <table:table-cell table:formula="of:=[.$E371]*400000" office:value-type="float" office:value="122638.056400319" calcext:value-type="float">
            <text:p>122638.056400319</text:p>
          </table:table-cell>
        </table:table-row>
        <table:table-row table:style-name="ro1">
          <table:table-cell office:value-type="float" office:value="57.4843499369999" calcext:value-type="float">
            <text:p>57.4843499369999</text:p>
          </table:table-cell>
          <table:table-cell office:value-type="float" office:value="97484" calcext:value-type="float">
            <text:p>97484</text:p>
          </table:table-cell>
          <table:table-cell office:value-type="float" office:value="98738" calcext:value-type="float">
            <text:p>98738</text:p>
          </table:table-cell>
          <table:table-cell office:value-type="float" office:value="0.104949670650063" calcext:value-type="float">
            <text:p>0.104949670650063</text:p>
          </table:table-cell>
          <table:table-cell office:value-type="float" office:value="0.299709247999999" calcext:value-type="float">
            <text:p>0.299709247999999</text:p>
          </table:table-cell>
          <table:table-cell table:formula="of:=[.$D372]*100000" office:value-type="float" office:value="10494.9670650063" calcext:value-type="float">
            <text:p>10494.9670650063</text:p>
          </table:table-cell>
          <table:table-cell table:formula="of:=[.$E372]*400000" office:value-type="float" office:value="119883.6992" calcext:value-type="float">
            <text:p>119883.6992</text:p>
          </table:table-cell>
        </table:table-row>
        <table:table-row table:style-name="ro1">
          <table:table-cell office:value-type="float" office:value="57.6504296500007" calcext:value-type="float">
            <text:p>57.6504296500007</text:p>
          </table:table-cell>
          <table:table-cell office:value-type="float" office:value="97695" calcext:value-type="float">
            <text:p>97695</text:p>
          </table:table-cell>
          <table:table-cell office:value-type="float" office:value="122400" calcext:value-type="float">
            <text:p>122400</text:p>
          </table:table-cell>
          <table:table-cell office:value-type="float" office:value="0.104793069853384" calcext:value-type="float">
            <text:p>0.104793069853384</text:p>
          </table:table-cell>
          <table:table-cell office:value-type="float" office:value="0.319224680999469" calcext:value-type="float">
            <text:p>0.319224680999469</text:p>
          </table:table-cell>
          <table:table-cell table:formula="of:=[.$D373]*100000" office:value-type="float" office:value="10479.3069853384" calcext:value-type="float">
            <text:p>10479.3069853384</text:p>
          </table:table-cell>
          <table:table-cell table:formula="of:=[.$E373]*400000" office:value-type="float" office:value="127689.872399787" calcext:value-type="float">
            <text:p>127689.872399787</text:p>
          </table:table-cell>
        </table:table-row>
        <table:table-row table:style-name="ro1">
          <table:table-cell office:value-type="float" office:value="57.8178824389997" calcext:value-type="float">
            <text:p>57.8178824389997</text:p>
          </table:table-cell>
          <table:table-cell office:value-type="float" office:value="98016" calcext:value-type="float">
            <text:p>98016</text:p>
          </table:table-cell>
          <table:table-cell office:value-type="float" office:value="115768" calcext:value-type="float">
            <text:p>115768</text:p>
          </table:table-cell>
          <table:table-cell office:value-type="float" office:value="0.104631682919102" calcext:value-type="float">
            <text:p>0.104631682919102</text:p>
          </table:table-cell>
          <table:table-cell office:value-type="float" office:value="0.32577911000044" calcext:value-type="float">
            <text:p>0.32577911000044</text:p>
          </table:table-cell>
          <table:table-cell table:formula="of:=[.$D374]*100000" office:value-type="float" office:value="10463.1682919102" calcext:value-type="float">
            <text:p>10463.1682919102</text:p>
          </table:table-cell>
          <table:table-cell table:formula="of:=[.$E374]*400000" office:value-type="float" office:value="130311.644000176" calcext:value-type="float">
            <text:p>130311.644000176</text:p>
          </table:table-cell>
        </table:table-row>
        <table:table-row table:style-name="ro1">
          <table:table-cell office:value-type="float" office:value="57.981303120001" calcext:value-type="float">
            <text:p>57.981303120001</text:p>
          </table:table-cell>
          <table:table-cell office:value-type="float" office:value="98435" calcext:value-type="float">
            <text:p>98435</text:p>
          </table:table-cell>
          <table:table-cell office:value-type="float" office:value="130576" calcext:value-type="float">
            <text:p>130576</text:p>
          </table:table-cell>
          <table:table-cell office:value-type="float" office:value="0.104430734936318" calcext:value-type="float">
            <text:p>0.104430734936318</text:p>
          </table:table-cell>
          <table:table-cell office:value-type="float" office:value="0.245125797000583" calcext:value-type="float">
            <text:p>0.245125797000583</text:p>
          </table:table-cell>
          <table:table-cell table:formula="of:=[.$D375]*100000" office:value-type="float" office:value="10443.0734936318" calcext:value-type="float">
            <text:p>10443.0734936318</text:p>
          </table:table-cell>
          <table:table-cell table:formula="of:=[.$E375]*400000" office:value-type="float" office:value="98050.3188002331" calcext:value-type="float">
            <text:p>98050.3188002331</text:p>
          </table:table-cell>
        </table:table-row>
        <table:table-row table:style-name="ro1">
          <table:table-cell office:value-type="float" office:value="58.1395847000003" calcext:value-type="float">
            <text:p>58.1395847000003</text:p>
          </table:table-cell>
          <table:table-cell office:value-type="float" office:value="98936" calcext:value-type="float">
            <text:p>98936</text:p>
          </table:table-cell>
          <table:table-cell office:value-type="float" office:value="108656" calcext:value-type="float">
            <text:p>108656</text:p>
          </table:table-cell>
          <table:table-cell office:value-type="float" office:value="0.104198632699485" calcext:value-type="float">
            <text:p>0.104198632699485</text:p>
          </table:table-cell>
          <table:table-cell office:value-type="float" office:value="0.315193343998544" calcext:value-type="float">
            <text:p>0.315193343998544</text:p>
          </table:table-cell>
          <table:table-cell table:formula="of:=[.$D376]*100000" office:value-type="float" office:value="10419.8632699485" calcext:value-type="float">
            <text:p>10419.8632699485</text:p>
          </table:table-cell>
          <table:table-cell table:formula="of:=[.$E376]*400000" office:value-type="float" office:value="126077.337599418" calcext:value-type="float">
            <text:p>126077.337599418</text:p>
          </table:table-cell>
        </table:table-row>
        <table:table-row table:style-name="ro1">
          <table:table-cell office:value-type="float" office:value="58.3036727090002" calcext:value-type="float">
            <text:p>58.3036727090002</text:p>
          </table:table-cell>
          <table:table-cell office:value-type="float" office:value="99551" calcext:value-type="float">
            <text:p>99551</text:p>
          </table:table-cell>
          <table:table-cell office:value-type="float" office:value="82576" calcext:value-type="float">
            <text:p>82576</text:p>
          </table:table-cell>
          <table:table-cell office:value-type="float" office:value="0.103977462860619" calcext:value-type="float">
            <text:p>0.103977462860619</text:p>
          </table:table-cell>
          <table:table-cell office:value-type="float" office:value="0.322963745999004" calcext:value-type="float">
            <text:p>0.322963745999004</text:p>
          </table:table-cell>
          <table:table-cell table:formula="of:=[.$D377]*100000" office:value-type="float" office:value="10397.7462860619" calcext:value-type="float">
            <text:p>10397.7462860619</text:p>
          </table:table-cell>
          <table:table-cell table:formula="of:=[.$E377]*400000" office:value-type="float" office:value="129185.498399602" calcext:value-type="float">
            <text:p>129185.498399602</text:p>
          </table:table-cell>
        </table:table-row>
        <table:table-row table:style-name="ro1">
          <table:table-cell office:value-type="float" office:value="58.4644170280008" calcext:value-type="float">
            <text:p>58.4644170280008</text:p>
          </table:table-cell>
          <table:table-cell office:value-type="float" office:value="100244" calcext:value-type="float">
            <text:p>100244</text:p>
          </table:table-cell>
          <table:table-cell office:value-type="float" office:value="120096" calcext:value-type="float">
            <text:p>120096</text:p>
          </table:table-cell>
          <table:table-cell office:value-type="float" office:value="0.103729915493974" calcext:value-type="float">
            <text:p>0.103729915493974</text:p>
          </table:table-cell>
          <table:table-cell office:value-type="float" office:value="0.239348807999704" calcext:value-type="float">
            <text:p>0.239348807999704</text:p>
          </table:table-cell>
          <table:table-cell table:formula="of:=[.$D378]*100000" office:value-type="float" office:value="10372.9915493974" calcext:value-type="float">
            <text:p>10372.9915493974</text:p>
          </table:table-cell>
          <table:table-cell table:formula="of:=[.$E378]*400000" office:value-type="float" office:value="95739.5231998817" calcext:value-type="float">
            <text:p>95739.5231998817</text:p>
          </table:table-cell>
        </table:table-row>
        <table:table-row table:style-name="ro1">
          <table:table-cell office:value-type="float" office:value="58.6223088240004" calcext:value-type="float">
            <text:p>58.6223088240004</text:p>
          </table:table-cell>
          <table:table-cell office:value-type="float" office:value="101007" calcext:value-type="float">
            <text:p>101007</text:p>
          </table:table-cell>
          <table:table-cell office:value-type="float" office:value="123058" calcext:value-type="float">
            <text:p>123058</text:p>
          </table:table-cell>
          <table:table-cell office:value-type="float" office:value="0.103496752908" calcext:value-type="float">
            <text:p>0.103496752908</text:p>
          </table:table-cell>
          <table:table-cell office:value-type="float" office:value="0.309799258999192" calcext:value-type="float">
            <text:p>0.309799258999192</text:p>
          </table:table-cell>
          <table:table-cell table:formula="of:=[.$D379]*100000" office:value-type="float" office:value="10349.6752908" calcext:value-type="float">
            <text:p>10349.6752908</text:p>
          </table:table-cell>
          <table:table-cell table:formula="of:=[.$E379]*400000" office:value-type="float" office:value="123919.703599677" calcext:value-type="float">
            <text:p>123919.703599677</text:p>
          </table:table-cell>
        </table:table-row>
        <table:table-row table:style-name="ro1">
          <table:table-cell office:value-type="float" office:value="58.7243095610011" calcext:value-type="float">
            <text:p>58.7243095610011</text:p>
          </table:table-cell>
          <table:table-cell office:value-type="float" office:value="101540" calcext:value-type="float">
            <text:p>101540</text:p>
          </table:table-cell>
          <table:table-cell office:value-type="float" office:value="55842" calcext:value-type="float">
            <text:p>55842</text:p>
          </table:table-cell>
          <table:table-cell office:value-type="float" office:value="0.103275218026059" calcext:value-type="float">
            <text:p>0.103275218026059</text:p>
          </table:table-cell>
          <table:table-cell office:value-type="float" office:value="0.33293714499996" calcext:value-type="float">
            <text:p>0.33293714499996</text:p>
          </table:table-cell>
          <table:table-cell table:formula="of:=[.$D380]*100000" office:value-type="float" office:value="10327.5218026059" calcext:value-type="float">
            <text:p>10327.5218026059</text:p>
          </table:table-cell>
          <table:table-cell table:formula="of:=[.$E380]*400000" office:value-type="float" office:value="133174.857999984" calcext:value-type="float">
            <text:p>133174.857999984</text:p>
          </table:table-cell>
        </table:table-row>
        <table:table-row table:style-name="ro1">
          <table:table-cell office:value-type="float" office:value="58.8261987980004" calcext:value-type="float">
            <text:p>58.8261987980004</text:p>
          </table:table-cell>
          <table:table-cell office:value-type="float" office:value="102101" calcext:value-type="float">
            <text:p>102101</text:p>
          </table:table-cell>
          <table:table-cell office:value-type="float" office:value="44586" calcext:value-type="float">
            <text:p>44586</text:p>
          </table:table-cell>
          <table:table-cell office:value-type="float" office:value="0.103063104574169" calcext:value-type="float">
            <text:p>0.103063104574169</text:p>
          </table:table-cell>
          <table:table-cell office:value-type="float" office:value="0.356056071001149" calcext:value-type="float">
            <text:p>0.356056071001149</text:p>
          </table:table-cell>
          <table:table-cell table:formula="of:=[.$D381]*100000" office:value-type="float" office:value="10306.3104574169" calcext:value-type="float">
            <text:p>10306.3104574169</text:p>
          </table:table-cell>
          <table:table-cell table:formula="of:=[.$E381]*400000" office:value-type="float" office:value="142422.428400459" calcext:value-type="float">
            <text:p>142422.428400459</text:p>
          </table:table-cell>
        </table:table-row>
        <table:table-row table:style-name="ro1">
          <table:table-cell office:value-type="float" office:value="58.9728382489993" calcext:value-type="float">
            <text:p>58.9728382489993</text:p>
          </table:table-cell>
          <table:table-cell office:value-type="float" office:value="102957" calcext:value-type="float">
            <text:p>102957</text:p>
          </table:table-cell>
          <table:table-cell office:value-type="float" office:value="119784" calcext:value-type="float">
            <text:p>119784</text:p>
          </table:table-cell>
          <table:table-cell office:value-type="float" office:value="0.102823998090575" calcext:value-type="float">
            <text:p>0.102823998090575</text:p>
          </table:table-cell>
          <table:table-cell office:value-type="float" office:value="0.346774699999514" calcext:value-type="float">
            <text:p>0.346774699999514</text:p>
          </table:table-cell>
          <table:table-cell table:formula="of:=[.$D382]*100000" office:value-type="float" office:value="10282.3998090575" calcext:value-type="float">
            <text:p>10282.3998090575</text:p>
          </table:table-cell>
          <table:table-cell table:formula="of:=[.$E382]*400000" office:value-type="float" office:value="138709.879999806" calcext:value-type="float">
            <text:p>138709.879999806</text:p>
          </table:table-cell>
        </table:table-row>
        <table:table-row table:style-name="ro1">
          <table:table-cell office:value-type="float" office:value="59.1324651350005" calcext:value-type="float">
            <text:p>59.1324651350005</text:p>
          </table:table-cell>
          <table:table-cell office:value-type="float" office:value="103947" calcext:value-type="float">
            <text:p>103947</text:p>
          </table:table-cell>
          <table:table-cell office:value-type="float" office:value="99240" calcext:value-type="float">
            <text:p>99240</text:p>
          </table:table-cell>
          <table:table-cell office:value-type="float" office:value="0.102598181523307" calcext:value-type="float">
            <text:p>0.102598181523307</text:p>
          </table:table-cell>
          <table:table-cell office:value-type="float" office:value="0.301132115000655" calcext:value-type="float">
            <text:p>0.301132115000655</text:p>
          </table:table-cell>
          <table:table-cell table:formula="of:=[.$D383]*100000" office:value-type="float" office:value="10259.8181523307" calcext:value-type="float">
            <text:p>10259.8181523307</text:p>
          </table:table-cell>
          <table:table-cell table:formula="of:=[.$E383]*400000" office:value-type="float" office:value="120452.846000262" calcext:value-type="float">
            <text:p>120452.846000262</text:p>
          </table:table-cell>
        </table:table-row>
        <table:table-row table:style-name="ro1">
          <table:table-cell office:value-type="float" office:value="59.3144967280005" calcext:value-type="float">
            <text:p>59.3144967280005</text:p>
          </table:table-cell>
          <table:table-cell office:value-type="float" office:value="105139" calcext:value-type="float">
            <text:p>105139</text:p>
          </table:table-cell>
          <table:table-cell office:value-type="float" office:value="68984" calcext:value-type="float">
            <text:p>68984</text:p>
          </table:table-cell>
          <table:table-cell office:value-type="float" office:value="0.102348815488916" calcext:value-type="float">
            <text:p>0.102348815488916</text:p>
          </table:table-cell>
          <table:table-cell office:value-type="float" office:value="0.408766919999835" calcext:value-type="float">
            <text:p>0.408766919999835</text:p>
          </table:table-cell>
          <table:table-cell table:formula="of:=[.$D384]*100000" office:value-type="float" office:value="10234.8815488916" calcext:value-type="float">
            <text:p>10234.8815488916</text:p>
          </table:table-cell>
          <table:table-cell table:formula="of:=[.$E384]*400000" office:value-type="float" office:value="163506.767999934" calcext:value-type="float">
            <text:p>163506.767999934</text:p>
          </table:table-cell>
        </table:table-row>
        <table:table-row table:style-name="ro1">
          <table:table-cell office:value-type="float" office:value="59.482688686001" calcext:value-type="float">
            <text:p>59.482688686001</text:p>
          </table:table-cell>
          <table:table-cell office:value-type="float" office:value="106289" calcext:value-type="float">
            <text:p>106289</text:p>
          </table:table-cell>
          <table:table-cell office:value-type="float" office:value="108986" calcext:value-type="float">
            <text:p>108986</text:p>
          </table:table-cell>
          <table:table-cell office:value-type="float" office:value="0.102081072593153" calcext:value-type="float">
            <text:p>0.102081072593153</text:p>
          </table:table-cell>
          <table:table-cell office:value-type="float" office:value="0.427171799999996" calcext:value-type="float">
            <text:p>0.427171799999996</text:p>
          </table:table-cell>
          <table:table-cell table:formula="of:=[.$D385]*100000" office:value-type="float" office:value="10208.1072593153" calcext:value-type="float">
            <text:p>10208.1072593153</text:p>
          </table:table-cell>
          <table:table-cell table:formula="of:=[.$E385]*400000" office:value-type="float" office:value="170868.719999999" calcext:value-type="float">
            <text:p>170868.719999999</text:p>
          </table:table-cell>
        </table:table-row>
        <table:table-row table:style-name="ro1">
          <table:table-cell office:value-type="float" office:value="59.5843569400004" calcext:value-type="float">
            <text:p>59.5843569400004</text:p>
          </table:table-cell>
          <table:table-cell office:value-type="float" office:value="107002" calcext:value-type="float">
            <text:p>107002</text:p>
          </table:table-cell>
          <table:table-cell office:value-type="float" office:value="70108" calcext:value-type="float">
            <text:p>70108</text:p>
          </table:table-cell>
          <table:table-cell office:value-type="float" office:value="0.101832925301413" calcext:value-type="float">
            <text:p>0.101832925301413</text:p>
          </table:table-cell>
          <table:table-cell office:value-type="float" office:value="0.443219712000428" calcext:value-type="float">
            <text:p>0.443219712000428</text:p>
          </table:table-cell>
          <table:table-cell table:formula="of:=[.$D386]*100000" office:value-type="float" office:value="10183.2925301413" calcext:value-type="float">
            <text:p>10183.2925301413</text:p>
          </table:table-cell>
          <table:table-cell table:formula="of:=[.$E386]*400000" office:value-type="float" office:value="177287.884800171" calcext:value-type="float">
            <text:p>177287.884800171</text:p>
          </table:table-cell>
        </table:table-row>
        <table:table-row table:style-name="ro1">
          <table:table-cell office:value-type="float" office:value="59.759626002" calcext:value-type="float">
            <text:p>59.759626002</text:p>
          </table:table-cell>
          <table:table-cell office:value-type="float" office:value="108255" calcext:value-type="float">
            <text:p>108255</text:p>
          </table:table-cell>
          <table:table-cell office:value-type="float" office:value="67116" calcext:value-type="float">
            <text:p>67116</text:p>
          </table:table-cell>
          <table:table-cell office:value-type="float" office:value="0.101566842753693" calcext:value-type="float">
            <text:p>0.101566842753693</text:p>
          </table:table-cell>
          <table:table-cell office:value-type="float" office:value="0.436612081999556" calcext:value-type="float">
            <text:p>0.436612081999556</text:p>
          </table:table-cell>
          <table:table-cell table:formula="of:=[.$D387]*100000" office:value-type="float" office:value="10156.6842753693" calcext:value-type="float">
            <text:p>10156.6842753693</text:p>
          </table:table-cell>
          <table:table-cell table:formula="of:=[.$E387]*400000" office:value-type="float" office:value="174644.832799822" calcext:value-type="float">
            <text:p>174644.832799822</text:p>
          </table:table-cell>
        </table:table-row>
        <table:table-row table:style-name="ro1">
          <table:table-cell office:value-type="float" office:value="59.9485989090008" calcext:value-type="float">
            <text:p>59.9485989090008</text:p>
          </table:table-cell>
          <table:table-cell office:value-type="float" office:value="109625" calcext:value-type="float">
            <text:p>109625</text:p>
          </table:table-cell>
          <table:table-cell office:value-type="float" office:value="140662" calcext:value-type="float">
            <text:p>140662</text:p>
          </table:table-cell>
          <table:table-cell office:value-type="float" office:value="0.101286863184591" calcext:value-type="float">
            <text:p>0.101286863184591</text:p>
          </table:table-cell>
          <table:table-cell office:value-type="float" office:value="0.363993736000339" calcext:value-type="float">
            <text:p>0.363993736000339</text:p>
          </table:table-cell>
          <table:table-cell table:formula="of:=[.$D388]*100000" office:value-type="float" office:value="10128.6863184591" calcext:value-type="float">
            <text:p>10128.6863184591</text:p>
          </table:table-cell>
          <table:table-cell table:formula="of:=[.$E388]*400000" office:value-type="float" office:value="145597.494400135" calcext:value-type="float">
            <text:p>145597.494400135</text:p>
          </table:table-cell>
        </table:table-row>
        <table:table-row table:style-name="ro1">
          <table:table-cell office:value-type="float" office:value="60.0500254199997" calcext:value-type="float">
            <text:p>60.0500254199997</text:p>
          </table:table-cell>
          <table:table-cell office:value-type="float" office:value="110364" calcext:value-type="float">
            <text:p>110364</text:p>
          </table:table-cell>
          <table:table-cell office:value-type="float" office:value="78248" calcext:value-type="float">
            <text:p>78248</text:p>
          </table:table-cell>
          <table:table-cell office:value-type="float" office:value="0.101029490547673" calcext:value-type="float">
            <text:p>0.101029490547673</text:p>
          </table:table-cell>
          <table:table-cell office:value-type="float" office:value="0.288528094999492" calcext:value-type="float">
            <text:p>0.288528094999492</text:p>
          </table:table-cell>
          <table:table-cell table:formula="of:=[.$D389]*100000" office:value-type="float" office:value="10102.9490547673" calcext:value-type="float">
            <text:p>10102.9490547673</text:p>
          </table:table-cell>
          <table:table-cell table:formula="of:=[.$E389]*400000" office:value-type="float" office:value="115411.237999797" calcext:value-type="float">
            <text:p>115411.237999797</text:p>
          </table:table-cell>
        </table:table-row>
        <table:table-row table:style-name="ro1">
          <table:table-cell office:value-type="float" office:value="60.1517618439993" calcext:value-type="float">
            <text:p>60.1517618439993</text:p>
          </table:table-cell>
          <table:table-cell office:value-type="float" office:value="111103" calcext:value-type="float">
            <text:p>111103</text:p>
          </table:table-cell>
          <table:table-cell office:value-type="float" office:value="50400" calcext:value-type="float">
            <text:p>50400</text:p>
          </table:table-cell>
          <table:table-cell office:value-type="float" office:value="0.100790314567922" calcext:value-type="float">
            <text:p>0.100790314567922</text:p>
          </table:table-cell>
          <table:table-cell office:value-type="float" office:value="0.383180774999346" calcext:value-type="float">
            <text:p>0.383180774999346</text:p>
          </table:table-cell>
          <table:table-cell table:formula="of:=[.$D390]*100000" office:value-type="float" office:value="10079.0314567922" calcext:value-type="float">
            <text:p>10079.0314567922</text:p>
          </table:table-cell>
          <table:table-cell table:formula="of:=[.$E390]*400000" office:value-type="float" office:value="153272.309999738" calcext:value-type="float">
            <text:p>153272.309999738</text:p>
          </table:table-cell>
        </table:table-row>
        <table:table-row table:style-name="ro1">
          <table:table-cell office:value-type="float" office:value="60.3353807269996" calcext:value-type="float">
            <text:p>60.3353807269996</text:p>
          </table:table-cell>
          <table:table-cell office:value-type="float" office:value="112427" calcext:value-type="float">
            <text:p>112427</text:p>
          </table:table-cell>
          <table:table-cell office:value-type="float" office:value="20254" calcext:value-type="float">
            <text:p>20254</text:p>
          </table:table-cell>
          <table:table-cell office:value-type="float" office:value="0.100532749166775" calcext:value-type="float">
            <text:p>0.100532749166775</text:p>
          </table:table-cell>
          <table:table-cell office:value-type="float" office:value="0.408205703999556" calcext:value-type="float">
            <text:p>0.408205703999556</text:p>
          </table:table-cell>
          <table:table-cell table:formula="of:=[.$D391]*100000" office:value-type="float" office:value="10053.2749166775" calcext:value-type="float">
            <text:p>10053.2749166775</text:p>
          </table:table-cell>
          <table:table-cell table:formula="of:=[.$E391]*400000" office:value-type="float" office:value="163282.281599822" calcext:value-type="float">
            <text:p>163282.281599822</text:p>
          </table:table-cell>
        </table:table-row>
        <table:table-row table:style-name="ro1">
          <table:table-cell office:value-type="float" office:value="60.5129554369996" calcext:value-type="float">
            <text:p>60.5129554369996</text:p>
          </table:table-cell>
          <table:table-cell office:value-type="float" office:value="113680" calcext:value-type="float">
            <text:p>113680</text:p>
          </table:table-cell>
          <table:table-cell office:value-type="float" office:value="186074" calcext:value-type="float">
            <text:p>186074</text:p>
          </table:table-cell>
          <table:table-cell office:value-type="float" office:value="0.100293749002294" calcext:value-type="float">
            <text:p>0.100293749002294</text:p>
          </table:table-cell>
          <table:table-cell office:value-type="float" office:value="0.364407970999309" calcext:value-type="float">
            <text:p>0.364407970999309</text:p>
          </table:table-cell>
          <table:table-cell table:formula="of:=[.$D392]*100000" office:value-type="float" office:value="10029.3749002294" calcext:value-type="float">
            <text:p>10029.3749002294</text:p>
          </table:table-cell>
          <table:table-cell table:formula="of:=[.$E392]*400000" office:value-type="float" office:value="145763.188399724" calcext:value-type="float">
            <text:p>145763.188399724</text:p>
          </table:table-cell>
        </table:table-row>
        <table:table-row table:style-name="ro1">
          <table:table-cell office:value-type="float" office:value="60.614842723" calcext:value-type="float">
            <text:p>60.614842723</text:p>
          </table:table-cell>
          <table:table-cell office:value-type="float" office:value="114382" calcext:value-type="float">
            <text:p>114382</text:p>
          </table:table-cell>
          <table:table-cell office:value-type="float" office:value="68604" calcext:value-type="float">
            <text:p>68604</text:p>
          </table:table-cell>
          <table:table-cell office:value-type="float" office:value="0.100069709945637" calcext:value-type="float">
            <text:p>0.100069709945637</text:p>
          </table:table-cell>
          <table:table-cell office:value-type="float" office:value="0.27364895699975" calcext:value-type="float">
            <text:p>0.27364895699975</text:p>
          </table:table-cell>
          <table:table-cell table:formula="of:=[.$D393]*100000" office:value-type="float" office:value="10006.9709945637" calcext:value-type="float">
            <text:p>10006.9709945637</text:p>
          </table:table-cell>
          <table:table-cell table:formula="of:=[.$E393]*400000" office:value-type="float" office:value="109459.5827999" calcext:value-type="float">
            <text:p>109459.5827999</text:p>
          </table:table-cell>
        </table:table-row>
        <table:table-row table:style-name="ro1">
          <table:table-cell office:value-type="float" office:value="60.8186491670003" calcext:value-type="float">
            <text:p>60.8186491670003</text:p>
          </table:table-cell>
          <table:table-cell office:value-type="float" office:value="115738" calcext:value-type="float">
            <text:p>115738</text:p>
          </table:table-cell>
          <table:table-cell office:value-type="float" office:value="92334" calcext:value-type="float">
            <text:p>92334</text:p>
          </table:table-cell>
          <table:table-cell office:value-type="float" office:value="0.0998251254523911" calcext:value-type="float">
            <text:p>0.0998251254523911</text:p>
          </table:table-cell>
          <table:table-cell office:value-type="float" office:value="0.395339229999081" calcext:value-type="float">
            <text:p>0.395339229999081</text:p>
          </table:table-cell>
          <table:table-cell table:formula="of:=[.$D394]*100000" office:value-type="float" office:value="9982.51254523911" calcext:value-type="float">
            <text:p>9982.51254523911</text:p>
          </table:table-cell>
          <table:table-cell table:formula="of:=[.$E394]*400000" office:value-type="float" office:value="158135.691999632" calcext:value-type="float">
            <text:p>158135.691999632</text:p>
          </table:table-cell>
        </table:table-row>
        <table:table-row table:style-name="ro1">
          <table:table-cell office:value-type="float" office:value="60.9207000850001" calcext:value-type="float">
            <text:p>60.9207000850001</text:p>
          </table:table-cell>
          <table:table-cell office:value-type="float" office:value="116388" calcext:value-type="float">
            <text:p>116388</text:p>
          </table:table-cell>
          <table:table-cell office:value-type="float" office:value="48000" calcext:value-type="float">
            <text:p>48000</text:p>
          </table:table-cell>
          <table:table-cell office:value-type="float" office:value="0.0995969424671761" calcext:value-type="float">
            <text:p>0.0995969424671761</text:p>
          </table:table-cell>
          <table:table-cell office:value-type="float" office:value="0.410865726000338" calcext:value-type="float">
            <text:p>0.410865726000338</text:p>
          </table:table-cell>
          <table:table-cell table:formula="of:=[.$D395]*100000" office:value-type="float" office:value="9959.69424671761" calcext:value-type="float">
            <text:p>9959.69424671761</text:p>
          </table:table-cell>
          <table:table-cell table:formula="of:=[.$E395]*400000" office:value-type="float" office:value="164346.290400135" calcext:value-type="float">
            <text:p>164346.290400135</text:p>
          </table:table-cell>
        </table:table-row>
        <table:table-row table:style-name="ro1">
          <table:table-cell office:value-type="float" office:value="61.0855701029996" calcext:value-type="float">
            <text:p>61.0855701029996</text:p>
          </table:table-cell>
          <table:table-cell office:value-type="float" office:value="117389" calcext:value-type="float">
            <text:p>117389</text:p>
          </table:table-cell>
          <table:table-cell office:value-type="float" office:value="136430" calcext:value-type="float">
            <text:p>136430</text:p>
          </table:table-cell>
          <table:table-cell office:value-type="float" office:value="0.0993496851212818" calcext:value-type="float">
            <text:p>0.0993496851212818</text:p>
          </table:table-cell>
          <table:table-cell office:value-type="float" office:value="0.383667210999192" calcext:value-type="float">
            <text:p>0.383667210999192</text:p>
          </table:table-cell>
          <table:table-cell table:formula="of:=[.$D396]*100000" office:value-type="float" office:value="9934.96851212818" calcext:value-type="float">
            <text:p>9934.96851212818</text:p>
          </table:table-cell>
          <table:table-cell table:formula="of:=[.$E396]*400000" office:value-type="float" office:value="153466.884399677" calcext:value-type="float">
            <text:p>153466.884399677</text:p>
          </table:table-cell>
        </table:table-row>
        <table:table-row table:style-name="ro1">
          <table:table-cell office:value-type="float" office:value="61.1866063800007" calcext:value-type="float">
            <text:p>61.1866063800007</text:p>
          </table:table-cell>
          <table:table-cell office:value-type="float" office:value="117970" calcext:value-type="float">
            <text:p>117970</text:p>
          </table:table-cell>
          <table:table-cell office:value-type="float" office:value="99846" calcext:value-type="float">
            <text:p>99846</text:p>
          </table:table-cell>
          <table:table-cell office:value-type="float" office:value="0.099119682630577" calcext:value-type="float">
            <text:p>0.099119682630577</text:p>
          </table:table-cell>
          <table:table-cell office:value-type="float" office:value="0.263878440000553" calcext:value-type="float">
            <text:p>0.263878440000553</text:p>
          </table:table-cell>
          <table:table-cell table:formula="of:=[.$D397]*100000" office:value-type="float" office:value="9911.9682630577" calcext:value-type="float">
            <text:p>9911.9682630577</text:p>
          </table:table-cell>
          <table:table-cell table:formula="of:=[.$E397]*400000" office:value-type="float" office:value="105551.376000221" calcext:value-type="float">
            <text:p>105551.376000221</text:p>
          </table:table-cell>
        </table:table-row>
        <table:table-row table:style-name="ro1">
          <table:table-cell office:value-type="float" office:value="61.3702237119996" calcext:value-type="float">
            <text:p>61.3702237119996</text:p>
          </table:table-cell>
          <table:table-cell office:value-type="float" office:value="118954" calcext:value-type="float">
            <text:p>118954</text:p>
          </table:table-cell>
          <table:table-cell office:value-type="float" office:value="26400" calcext:value-type="float">
            <text:p>26400</text:p>
          </table:table-cell>
          <table:table-cell office:value-type="float" office:value="0.0988716025481811" calcext:value-type="float">
            <text:p>0.0988716025481811</text:p>
          </table:table-cell>
          <table:table-cell office:value-type="float" office:value="0.377456575999531" calcext:value-type="float">
            <text:p>0.377456575999531</text:p>
          </table:table-cell>
          <table:table-cell table:formula="of:=[.$D398]*100000" office:value-type="float" office:value="9887.16025481811" calcext:value-type="float">
            <text:p>9887.16025481811</text:p>
          </table:table-cell>
          <table:table-cell table:formula="of:=[.$E398]*400000" office:value-type="float" office:value="150982.630399812" calcext:value-type="float">
            <text:p>150982.630399812</text:p>
          </table:table-cell>
        </table:table-row>
        <table:table-row table:style-name="ro1">
          <table:table-cell office:value-type="float" office:value="61.5449875089998" calcext:value-type="float">
            <text:p>61.5449875089998</text:p>
          </table:table-cell>
          <table:table-cell office:value-type="float" office:value="119798" calcext:value-type="float">
            <text:p>119798</text:p>
          </table:table-cell>
          <table:table-cell office:value-type="float" office:value="137332" calcext:value-type="float">
            <text:p>137332</text:p>
          </table:table-cell>
          <table:table-cell office:value-type="float" office:value="0.0986094771604961" calcext:value-type="float">
            <text:p>0.0986094771604961</text:p>
          </table:table-cell>
          <table:table-cell office:value-type="float" office:value="0.454534897000485" calcext:value-type="float">
            <text:p>0.454534897000485</text:p>
          </table:table-cell>
          <table:table-cell table:formula="of:=[.$D399]*100000" office:value-type="float" office:value="9860.94771604961" calcext:value-type="float">
            <text:p>9860.94771604961</text:p>
          </table:table-cell>
          <table:table-cell table:formula="of:=[.$E399]*400000" office:value-type="float" office:value="181813.958800194" calcext:value-type="float">
            <text:p>181813.958800194</text:p>
          </table:table-cell>
        </table:table-row>
        <table:table-row table:style-name="ro1">
          <table:table-cell office:value-type="float" office:value="61.6464829400011" calcext:value-type="float">
            <text:p>61.6464829400011</text:p>
          </table:table-cell>
          <table:table-cell office:value-type="float" office:value="120242" calcext:value-type="float">
            <text:p>120242</text:p>
          </table:table-cell>
          <table:table-cell office:value-type="float" office:value="66246" calcext:value-type="float">
            <text:p>66246</text:p>
          </table:table-cell>
          <table:table-cell office:value-type="float" office:value="0.0983681012089163" calcext:value-type="float">
            <text:p>0.0983681012089163</text:p>
          </table:table-cell>
          <table:table-cell office:value-type="float" office:value="0.459976711001218" calcext:value-type="float">
            <text:p>0.459976711001218</text:p>
          </table:table-cell>
          <table:table-cell table:formula="of:=[.$D400]*100000" office:value-type="float" office:value="9836.81012089163" calcext:value-type="float">
            <text:p>9836.81012089163</text:p>
          </table:table-cell>
          <table:table-cell table:formula="of:=[.$E400]*400000" office:value-type="float" office:value="183990.684400487" calcext:value-type="float">
            <text:p>183990.684400487</text:p>
          </table:table-cell>
        </table:table-row>
        <table:table-row table:style-name="ro1">
          <table:table-cell office:value-type="float" office:value="61.8326086830002" calcext:value-type="float">
            <text:p>61.8326086830002</text:p>
          </table:table-cell>
          <table:table-cell office:value-type="float" office:value="120966" calcext:value-type="float">
            <text:p>120966</text:p>
          </table:table-cell>
          <table:table-cell office:value-type="float" office:value="87932" calcext:value-type="float">
            <text:p>87932</text:p>
          </table:table-cell>
          <table:table-cell office:value-type="float" office:value="0.0981434274825302" calcext:value-type="float">
            <text:p>0.0981434274825302</text:p>
          </table:table-cell>
          <table:table-cell office:value-type="float" office:value="0.452462952000133" calcext:value-type="float">
            <text:p>0.452462952000133</text:p>
          </table:table-cell>
          <table:table-cell table:formula="of:=[.$D401]*100000" office:value-type="float" office:value="9814.34274825302" calcext:value-type="float">
            <text:p>9814.34274825302</text:p>
          </table:table-cell>
          <table:table-cell table:formula="of:=[.$E401]*400000" office:value-type="float" office:value="180985.180800053" calcext:value-type="float">
            <text:p>180985.180800053</text:p>
          </table:table-cell>
        </table:table-row>
        <table:table-row table:style-name="ro1">
          <table:table-cell office:value-type="float" office:value="61.9344636690003" calcext:value-type="float">
            <text:p>61.9344636690003</text:p>
          </table:table-cell>
          <table:table-cell office:value-type="float" office:value="121309" calcext:value-type="float">
            <text:p>121309</text:p>
          </table:table-cell>
          <table:table-cell office:value-type="float" office:value="67200" calcext:value-type="float">
            <text:p>67200</text:p>
          </table:table-cell>
          <table:table-cell office:value-type="float" office:value="0.0979008486096106" calcext:value-type="float">
            <text:p>0.0979008486096106</text:p>
          </table:table-cell>
          <table:table-cell office:value-type="float" office:value="0.471695292000732" calcext:value-type="float">
            <text:p>0.471695292000732</text:p>
          </table:table-cell>
          <table:table-cell table:formula="of:=[.$D402]*100000" office:value-type="float" office:value="9790.08486096106" calcext:value-type="float">
            <text:p>9790.08486096106</text:p>
          </table:table-cell>
          <table:table-cell table:formula="of:=[.$E402]*400000" office:value-type="float" office:value="188678.116800293" calcext:value-type="float">
            <text:p>188678.116800293</text:p>
          </table:table-cell>
        </table:table-row>
        <table:table-row table:style-name="ro1">
          <table:table-cell office:value-type="float" office:value="62.1083518350006" calcext:value-type="float">
            <text:p>62.1083518350006</text:p>
          </table:table-cell>
          <table:table-cell office:value-type="float" office:value="121807" calcext:value-type="float">
            <text:p>121807</text:p>
          </table:table-cell>
          <table:table-cell office:value-type="float" office:value="83222" calcext:value-type="float">
            <text:p>83222</text:p>
          </table:table-cell>
          <table:table-cell office:value-type="float" office:value="0.0976755175973659" calcext:value-type="float">
            <text:p>0.0976755175973659</text:p>
          </table:table-cell>
          <table:table-cell office:value-type="float" office:value="0.45986511099909" calcext:value-type="float">
            <text:p>0.45986511099909</text:p>
          </table:table-cell>
          <table:table-cell table:formula="of:=[.$D403]*100000" office:value-type="float" office:value="9767.55175973659" calcext:value-type="float">
            <text:p>9767.55175973659</text:p>
          </table:table-cell>
          <table:table-cell table:formula="of:=[.$E403]*400000" office:value-type="float" office:value="183946.044399636" calcext:value-type="float">
            <text:p>183946.044399636</text:p>
          </table:table-cell>
        </table:table-row>
        <table:table-row table:style-name="ro1">
          <table:table-cell office:value-type="float" office:value="62.2813754210001" calcext:value-type="float">
            <text:p>62.2813754210001</text:p>
          </table:table-cell>
          <table:table-cell office:value-type="float" office:value="122187" calcext:value-type="float">
            <text:p>122187</text:p>
          </table:table-cell>
          <table:table-cell office:value-type="float" office:value="118180" calcext:value-type="float">
            <text:p>118180</text:p>
          </table:table-cell>
          <table:table-cell office:value-type="float" office:value="0.0974330185795004" calcext:value-type="float">
            <text:p>0.0974330185795004</text:p>
          </table:table-cell>
          <table:table-cell office:value-type="float" office:value="0.440622541000266" calcext:value-type="float">
            <text:p>0.440622541000266</text:p>
          </table:table-cell>
          <table:table-cell table:formula="of:=[.$D404]*100000" office:value-type="float" office:value="9743.30185795004" calcext:value-type="float">
            <text:p>9743.30185795004</text:p>
          </table:table-cell>
          <table:table-cell table:formula="of:=[.$E404]*400000" office:value-type="float" office:value="176249.016400106" calcext:value-type="float">
            <text:p>176249.016400106</text:p>
          </table:table-cell>
        </table:table-row>
        <table:table-row table:style-name="ro1">
          <table:table-cell office:value-type="float" office:value="62.3827303409998" calcext:value-type="float">
            <text:p>62.3827303409998</text:p>
          </table:table-cell>
          <table:table-cell office:value-type="float" office:value="122355" calcext:value-type="float">
            <text:p>122355</text:p>
          </table:table-cell>
          <table:table-cell office:value-type="float" office:value="46286" calcext:value-type="float">
            <text:p>46286</text:p>
          </table:table-cell>
          <table:table-cell office:value-type="float" office:value="0.0972080521027657" calcext:value-type="float">
            <text:p>0.0972080521027657</text:p>
          </table:table-cell>
          <table:table-cell office:value-type="float" office:value="0.362321926000732" calcext:value-type="float">
            <text:p>0.362321926000732</text:p>
          </table:table-cell>
          <table:table-cell table:formula="of:=[.$D405]*100000" office:value-type="float" office:value="9720.80521027657" calcext:value-type="float">
            <text:p>9720.80521027657</text:p>
          </table:table-cell>
          <table:table-cell table:formula="of:=[.$E405]*400000" office:value-type="float" office:value="144928.770400293" calcext:value-type="float">
            <text:p>144928.770400293</text:p>
          </table:table-cell>
        </table:table-row>
        <table:table-row table:style-name="ro1">
          <table:table-cell office:value-type="float" office:value="62.5336170120008" calcext:value-type="float">
            <text:p>62.5336170120008</text:p>
          </table:table-cell>
          <table:table-cell office:value-type="float" office:value="122531" calcext:value-type="float">
            <text:p>122531</text:p>
          </table:table-cell>
          <table:table-cell office:value-type="float" office:value="70064" calcext:value-type="float">
            <text:p>70064</text:p>
          </table:table-cell>
          <table:table-cell office:value-type="float" office:value="0.0969972109129818" calcext:value-type="float">
            <text:p>0.0969972109129818</text:p>
          </table:table-cell>
          <table:table-cell office:value-type="float" office:value="0.42663540400099" calcext:value-type="float">
            <text:p>0.42663540400099</text:p>
          </table:table-cell>
          <table:table-cell table:formula="of:=[.$D406]*100000" office:value-type="float" office:value="9699.72109129818" calcext:value-type="float">
            <text:p>9699.72109129818</text:p>
          </table:table-cell>
          <table:table-cell table:formula="of:=[.$E406]*400000" office:value-type="float" office:value="170654.161600396" calcext:value-type="float">
            <text:p>170654.161600396</text:p>
          </table:table-cell>
        </table:table-row>
        <table:table-row table:style-name="ro1">
          <table:table-cell office:value-type="float" office:value="62.7130762950001" calcext:value-type="float">
            <text:p>62.7130762950001</text:p>
          </table:table-cell>
          <table:table-cell office:value-type="float" office:value="122623" calcext:value-type="float">
            <text:p>122623</text:p>
          </table:table-cell>
          <table:table-cell office:value-type="float" office:value="110464" calcext:value-type="float">
            <text:p>110464</text:p>
          </table:table-cell>
          <table:table-cell office:value-type="float" office:value="0.0967670978038678" calcext:value-type="float">
            <text:p>0.0967670978038678</text:p>
          </table:table-cell>
          <table:table-cell office:value-type="float" office:value="0.513274127999466" calcext:value-type="float">
            <text:p>0.513274127999466</text:p>
          </table:table-cell>
          <table:table-cell table:formula="of:=[.$D407]*100000" office:value-type="float" office:value="9676.70978038678" calcext:value-type="float">
            <text:p>9676.70978038678</text:p>
          </table:table-cell>
          <table:table-cell table:formula="of:=[.$E407]*400000" office:value-type="float" office:value="205309.651199786" calcext:value-type="float">
            <text:p>205309.651199786</text:p>
          </table:table-cell>
        </table:table-row>
        <table:table-row table:style-name="ro1">
          <table:table-cell office:value-type="float" office:value="62.8141467519999" calcext:value-type="float">
            <text:p>62.8141467519999</text:p>
          </table:table-cell>
          <table:table-cell office:value-type="float" office:value="122619" calcext:value-type="float">
            <text:p>122619</text:p>
          </table:table-cell>
          <table:table-cell office:value-type="float" office:value="110246" calcext:value-type="float">
            <text:p>110246</text:p>
          </table:table-cell>
          <table:table-cell office:value-type="float" office:value="0.0965524342239555" calcext:value-type="float">
            <text:p>0.0965524342239555</text:p>
          </table:table-cell>
          <table:table-cell office:value-type="float" office:value="0.352425428000061" calcext:value-type="float">
            <text:p>0.352425428000061</text:p>
          </table:table-cell>
          <table:table-cell table:formula="of:=[.$D408]*100000" office:value-type="float" office:value="9655.24342239555" calcext:value-type="float">
            <text:p>9655.24342239555</text:p>
          </table:table-cell>
          <table:table-cell table:formula="of:=[.$E408]*400000" office:value-type="float" office:value="140970.171200024" calcext:value-type="float">
            <text:p>140970.171200024</text:p>
          </table:table-cell>
        </table:table-row>
        <table:table-row table:style-name="ro1">
          <table:table-cell office:value-type="float" office:value="63.0488635340007" calcext:value-type="float">
            <text:p>63.0488635340007</text:p>
          </table:table-cell>
          <table:table-cell office:value-type="float" office:value="122460" calcext:value-type="float">
            <text:p>122460</text:p>
          </table:table-cell>
          <table:table-cell office:value-type="float" office:value="72998" calcext:value-type="float">
            <text:p>72998</text:p>
          </table:table-cell>
          <table:table-cell office:value-type="float" office:value="0.0962895664267835" calcext:value-type="float">
            <text:p>0.0962895664267835</text:p>
          </table:table-cell>
          <table:table-cell office:value-type="float" office:value="0.421998748999613" calcext:value-type="float">
            <text:p>0.421998748999613</text:p>
          </table:table-cell>
          <table:table-cell table:formula="of:=[.$D409]*100000" office:value-type="float" office:value="9628.95664267835" calcext:value-type="float">
            <text:p>9628.95664267835</text:p>
          </table:table-cell>
          <table:table-cell table:formula="of:=[.$E409]*400000" office:value-type="float" office:value="168799.499599845" calcext:value-type="float">
            <text:p>168799.499599845</text:p>
          </table:table-cell>
        </table:table-row>
        <table:table-row table:style-name="ro1">
          <table:table-cell office:value-type="float" office:value="63.2097604049995" calcext:value-type="float">
            <text:p>63.2097604049995</text:p>
          </table:table-cell>
          <table:table-cell office:value-type="float" office:value="122231" calcext:value-type="float">
            <text:p>122231</text:p>
          </table:table-cell>
          <table:table-cell office:value-type="float" office:value="113162" calcext:value-type="float">
            <text:p>113162</text:p>
          </table:table-cell>
          <table:table-cell office:value-type="float" office:value="0.0960490857880195" calcext:value-type="float">
            <text:p>0.0960490857880195</text:p>
          </table:table-cell>
          <table:table-cell office:value-type="float" office:value="0.40381041100045" calcext:value-type="float">
            <text:p>0.40381041100045</text:p>
          </table:table-cell>
          <table:table-cell table:formula="of:=[.$D410]*100000" office:value-type="float" office:value="9604.90857880195" calcext:value-type="float">
            <text:p>9604.90857880195</text:p>
          </table:table-cell>
          <table:table-cell table:formula="of:=[.$E410]*400000" office:value-type="float" office:value="161524.16440018" calcext:value-type="float">
            <text:p>161524.16440018</text:p>
          </table:table-cell>
        </table:table-row>
        <table:table-row table:style-name="ro1">
          <table:table-cell office:value-type="float" office:value="63.3227241139994" calcext:value-type="float">
            <text:p>63.3227241139994</text:p>
          </table:table-cell>
          <table:table-cell office:value-type="float" office:value="122016" calcext:value-type="float">
            <text:p>122016</text:p>
          </table:table-cell>
          <table:table-cell office:value-type="float" office:value="114114" calcext:value-type="float">
            <text:p>114114</text:p>
          </table:table-cell>
          <table:table-cell office:value-type="float" office:value="0.0958266104025675" calcext:value-type="float">
            <text:p>0.0958266104025675</text:p>
          </table:table-cell>
          <table:table-cell office:value-type="float" office:value="0.41811959199913" calcext:value-type="float">
            <text:p>0.41811959199913</text:p>
          </table:table-cell>
          <table:table-cell table:formula="of:=[.$D411]*100000" office:value-type="float" office:value="9582.66104025675" calcext:value-type="float">
            <text:p>9582.66104025675</text:p>
          </table:table-cell>
          <table:table-cell table:formula="of:=[.$E411]*400000" office:value-type="float" office:value="167247.836799652" calcext:value-type="float">
            <text:p>167247.836799652</text:p>
          </table:table-cell>
        </table:table-row>
        <table:table-row table:style-name="ro1">
          <table:table-cell office:value-type="float" office:value="63.4245633999999" calcext:value-type="float">
            <text:p>63.4245633999999</text:p>
          </table:table-cell>
          <table:table-cell office:value-type="float" office:value="121784" calcext:value-type="float">
            <text:p>121784</text:p>
          </table:table-cell>
          <table:table-cell office:value-type="float" office:value="37214" calcext:value-type="float">
            <text:p>37214</text:p>
          </table:table-cell>
          <table:table-cell office:value-type="float" office:value="0.095618634293618" calcext:value-type="float">
            <text:p>0.095618634293618</text:p>
          </table:table-cell>
          <table:table-cell office:value-type="float" office:value="0.294988862000537" calcext:value-type="float">
            <text:p>0.294988862000537</text:p>
          </table:table-cell>
          <table:table-cell table:formula="of:=[.$D412]*100000" office:value-type="float" office:value="9561.8634293618" calcext:value-type="float">
            <text:p>9561.8634293618</text:p>
          </table:table-cell>
          <table:table-cell table:formula="of:=[.$E412]*400000" office:value-type="float" office:value="117995.544800215" calcext:value-type="float">
            <text:p>117995.544800215</text:p>
          </table:table-cell>
        </table:table-row>
        <table:table-row table:style-name="ro1">
          <table:table-cell office:value-type="float" office:value="63.5830243820001" calcext:value-type="float">
            <text:p>63.5830243820001</text:p>
          </table:table-cell>
          <table:table-cell office:value-type="float" office:value="121355" calcext:value-type="float">
            <text:p>121355</text:p>
          </table:table-cell>
          <table:table-cell office:value-type="float" office:value="78248" calcext:value-type="float">
            <text:p>78248</text:p>
          </table:table-cell>
          <table:table-cell office:value-type="float" office:value="0.09539254523017" calcext:value-type="float">
            <text:p>0.09539254523017</text:p>
          </table:table-cell>
          <table:table-cell office:value-type="float" office:value="0.374781944999995" calcext:value-type="float">
            <text:p>0.374781944999995</text:p>
          </table:table-cell>
          <table:table-cell table:formula="of:=[.$D413]*100000" office:value-type="float" office:value="9539.254523017" calcext:value-type="float">
            <text:p>9539.254523017</text:p>
          </table:table-cell>
          <table:table-cell table:formula="of:=[.$E413]*400000" office:value-type="float" office:value="149912.777999998" calcext:value-type="float">
            <text:p>149912.777999998</text:p>
          </table:table-cell>
        </table:table-row>
        <table:table-row table:style-name="ro1">
          <table:table-cell office:value-type="float" office:value="63.6842522200004" calcext:value-type="float">
            <text:p>63.6842522200004</text:p>
          </table:table-cell>
          <table:table-cell office:value-type="float" office:value="121041" calcext:value-type="float">
            <text:p>121041</text:p>
          </table:table-cell>
          <table:table-cell office:value-type="float" office:value="101326" calcext:value-type="float">
            <text:p>101326</text:p>
          </table:table-cell>
          <table:table-cell office:value-type="float" office:value="0.0951819607124379" calcext:value-type="float">
            <text:p>0.0951819607124379</text:p>
          </table:table-cell>
          <table:table-cell office:value-type="float" office:value="0.381799388000218" calcext:value-type="float">
            <text:p>0.381799388000218</text:p>
          </table:table-cell>
          <table:table-cell table:formula="of:=[.$D414]*100000" office:value-type="float" office:value="9518.19607124379" calcext:value-type="float">
            <text:p>9518.19607124379</text:p>
          </table:table-cell>
          <table:table-cell table:formula="of:=[.$E414]*400000" office:value-type="float" office:value="152719.755200087" calcext:value-type="float">
            <text:p>152719.755200087</text:p>
          </table:table-cell>
        </table:table-row>
        <table:table-row table:style-name="ro1">
          <table:table-cell office:value-type="float" office:value="63.8443226609998" calcext:value-type="float">
            <text:p>63.8443226609998</text:p>
          </table:table-cell>
          <table:table-cell office:value-type="float" office:value="120484" calcext:value-type="float">
            <text:p>120484</text:p>
          </table:table-cell>
          <table:table-cell office:value-type="float" office:value="71194" calcext:value-type="float">
            <text:p>71194</text:p>
          </table:table-cell>
          <table:table-cell office:value-type="float" office:value="0.0949543459994174" calcext:value-type="float">
            <text:p>0.0949543459994174</text:p>
          </table:table-cell>
          <table:table-cell office:value-type="float" office:value="0.341930461998345" calcext:value-type="float">
            <text:p>0.341930461998345</text:p>
          </table:table-cell>
          <table:table-cell table:formula="of:=[.$D415]*100000" office:value-type="float" office:value="9495.43459994174" calcext:value-type="float">
            <text:p>9495.43459994174</text:p>
          </table:table-cell>
          <table:table-cell table:formula="of:=[.$E415]*400000" office:value-type="float" office:value="136772.184799338" calcext:value-type="float">
            <text:p>136772.184799338</text:p>
          </table:table-cell>
        </table:table-row>
        <table:table-row table:style-name="ro1">
          <table:table-cell office:value-type="float" office:value="64.0207333079998" calcext:value-type="float">
            <text:p>64.0207333079998</text:p>
          </table:table-cell>
          <table:table-cell office:value-type="float" office:value="119792" calcext:value-type="float">
            <text:p>119792</text:p>
          </table:table-cell>
          <table:table-cell office:value-type="float" office:value="130716" calcext:value-type="float">
            <text:p>130716</text:p>
          </table:table-cell>
          <table:table-cell office:value-type="float" office:value="0.0947428195225386" calcext:value-type="float">
            <text:p>0.0947428195225386</text:p>
          </table:table-cell>
          <table:table-cell office:value-type="float" office:value="0.341637309000362" calcext:value-type="float">
            <text:p>0.341637309000362</text:p>
          </table:table-cell>
          <table:table-cell table:formula="of:=[.$D416]*100000" office:value-type="float" office:value="9474.28195225386" calcext:value-type="float">
            <text:p>9474.28195225386</text:p>
          </table:table-cell>
          <table:table-cell table:formula="of:=[.$E416]*400000" office:value-type="float" office:value="136654.923600145" calcext:value-type="float">
            <text:p>136654.923600145</text:p>
          </table:table-cell>
        </table:table-row>
        <table:table-row table:style-name="ro1">
          <table:table-cell office:value-type="float" office:value="64.2004749839998" calcext:value-type="float">
            <text:p>64.2004749839998</text:p>
          </table:table-cell>
          <table:table-cell office:value-type="float" office:value="119015" calcext:value-type="float">
            <text:p>119015</text:p>
          </table:table-cell>
          <table:table-cell office:value-type="float" office:value="128500" calcext:value-type="float">
            <text:p>128500</text:p>
          </table:table-cell>
          <table:table-cell office:value-type="float" office:value="0.0945150044479841" calcext:value-type="float">
            <text:p>0.0945150044479841</text:p>
          </table:table-cell>
          <table:table-cell office:value-type="float" office:value="0.351257443000577" calcext:value-type="float">
            <text:p>0.351257443000577</text:p>
          </table:table-cell>
          <table:table-cell table:formula="of:=[.$D417]*100000" office:value-type="float" office:value="9451.50044479841" calcext:value-type="float">
            <text:p>9451.50044479841</text:p>
          </table:table-cell>
          <table:table-cell table:formula="of:=[.$E417]*400000" office:value-type="float" office:value="140502.977200231" calcext:value-type="float">
            <text:p>140502.977200231</text:p>
          </table:table-cell>
        </table:table-row>
        <table:table-row table:style-name="ro1">
          <table:table-cell office:value-type="float" office:value="64.3811835010001" calcext:value-type="float">
            <text:p>64.3811835010001</text:p>
          </table:table-cell>
          <table:table-cell office:value-type="float" office:value="118172" calcext:value-type="float">
            <text:p>118172</text:p>
          </table:table-cell>
          <table:table-cell office:value-type="float" office:value="131740" calcext:value-type="float">
            <text:p>131740</text:p>
          </table:table-cell>
          <table:table-cell office:value-type="float" office:value="0.0942745229985117" calcext:value-type="float">
            <text:p>0.0942745229985117</text:p>
          </table:table-cell>
          <table:table-cell office:value-type="float" office:value="0.354846027001258" calcext:value-type="float">
            <text:p>0.354846027001258</text:p>
          </table:table-cell>
          <table:table-cell table:formula="of:=[.$D418]*100000" office:value-type="float" office:value="9427.45229985117" calcext:value-type="float">
            <text:p>9427.45229985117</text:p>
          </table:table-cell>
          <table:table-cell table:formula="of:=[.$E418]*400000" office:value-type="float" office:value="141938.410800503" calcext:value-type="float">
            <text:p>141938.410800503</text:p>
          </table:table-cell>
        </table:table-row>
        <table:table-row table:style-name="ro1">
          <table:table-cell office:value-type="float" office:value="64.485594228001" calcext:value-type="float">
            <text:p>64.485594228001</text:p>
          </table:table-cell>
          <table:table-cell office:value-type="float" office:value="117661" calcext:value-type="float">
            <text:p>117661</text:p>
          </table:table-cell>
          <table:table-cell office:value-type="float" office:value="14400" calcext:value-type="float">
            <text:p>14400</text:p>
          </table:table-cell>
          <table:table-cell office:value-type="float" office:value="0.653059369951604" calcext:value-type="float">
            <text:p>0.653059369951604</text:p>
          </table:table-cell>
          <table:table-cell office:value-type="float" office:value="0.456945785001153" calcext:value-type="float">
            <text:p>0.456945785001153</text:p>
          </table:table-cell>
          <table:table-cell table:formula="of:=[.$D419]*100000" office:value-type="float" office:value="65305.9369951604" calcext:value-type="float">
            <text:p>65305.9369951604</text:p>
          </table:table-cell>
          <table:table-cell table:formula="of:=[.$E419]*400000" office:value-type="float" office:value="182778.314000461" calcext:value-type="float">
            <text:p>182778.314000461</text:p>
          </table:table-cell>
        </table:table-row>
        <table:table-row table:style-name="ro1">
          <table:table-cell office:value-type="float" office:value="64.650115972001" calcext:value-type="float">
            <text:p>64.650115972001</text:p>
          </table:table-cell>
          <table:table-cell office:value-type="float" office:value="116830" calcext:value-type="float">
            <text:p>116830</text:p>
          </table:table-cell>
          <table:table-cell office:value-type="float" office:value="119746" calcext:value-type="float">
            <text:p>119746</text:p>
          </table:table-cell>
          <table:table-cell office:value-type="float" office:value="0.541023347354472" calcext:value-type="float">
            <text:p>0.541023347354472</text:p>
          </table:table-cell>
          <table:table-cell office:value-type="float" office:value="0.442448411999067" calcext:value-type="float">
            <text:p>0.442448411999067</text:p>
          </table:table-cell>
          <table:table-cell table:formula="of:=[.$D420]*100000" office:value-type="float" office:value="54102.3347354472" calcext:value-type="float">
            <text:p>54102.3347354472</text:p>
          </table:table-cell>
          <table:table-cell table:formula="of:=[.$E420]*400000" office:value-type="float" office:value="176979.364799627" calcext:value-type="float">
            <text:p>176979.364799627</text:p>
          </table:table-cell>
        </table:table-row>
        <table:table-row table:style-name="ro1">
          <table:table-cell office:value-type="float" office:value="64.8290850089998" calcext:value-type="float">
            <text:p>64.8290850089998</text:p>
          </table:table-cell>
          <table:table-cell office:value-type="float" office:value="115900" calcext:value-type="float">
            <text:p>115900</text:p>
          </table:table-cell>
          <table:table-cell office:value-type="float" office:value="120376" calcext:value-type="float">
            <text:p>120376</text:p>
          </table:table-cell>
          <table:table-cell office:value-type="float" office:value="1.01087122811542" calcext:value-type="float">
            <text:p>1.01087122811542</text:p>
          </table:table-cell>
          <table:table-cell office:value-type="float" office:value="0.341314274999604" calcext:value-type="float">
            <text:p>0.341314274999604</text:p>
          </table:table-cell>
          <table:table-cell table:formula="of:=[.$D421]*100000" office:value-type="float" office:value="101087.122811542" calcext:value-type="float">
            <text:p>101087.122811542</text:p>
          </table:table-cell>
          <table:table-cell table:formula="of:=[.$E421]*400000" office:value-type="float" office:value="136525.709999842" calcext:value-type="float">
            <text:p>136525.709999842</text:p>
          </table:table-cell>
        </table:table-row>
        <table:table-row table:style-name="ro1">
          <table:table-cell office:value-type="float" office:value="64.9395699380002" calcext:value-type="float">
            <text:p>64.9395699380002</text:p>
          </table:table-cell>
          <table:table-cell office:value-type="float" office:value="115319" calcext:value-type="float">
            <text:p>115319</text:p>
          </table:table-cell>
          <table:table-cell office:value-type="float" office:value="65860" calcext:value-type="float">
            <text:p>65860</text:p>
          </table:table-cell>
          <table:table-cell office:value-type="float" office:value="0.827186967084013" calcext:value-type="float">
            <text:p>0.827186967084013</text:p>
          </table:table-cell>
          <table:table-cell office:value-type="float" office:value="0.367705819999173" calcext:value-type="float">
            <text:p>0.367705819999173</text:p>
          </table:table-cell>
          <table:table-cell table:formula="of:=[.$D422]*100000" office:value-type="float" office:value="82718.6967084013" calcext:value-type="float">
            <text:p>82718.6967084013</text:p>
          </table:table-cell>
          <table:table-cell table:formula="of:=[.$E422]*400000" office:value-type="float" office:value="147082.327999669" calcext:value-type="float">
            <text:p>147082.327999669</text:p>
          </table:table-cell>
        </table:table-row>
        <table:table-row table:style-name="ro1">
          <table:table-cell office:value-type="float" office:value="65.0456334139999" calcext:value-type="float">
            <text:p>65.0456334139999</text:p>
          </table:table-cell>
          <table:table-cell office:value-type="float" office:value="114758" calcext:value-type="float">
            <text:p>114758</text:p>
          </table:table-cell>
          <table:table-cell office:value-type="float" office:value="19200" calcext:value-type="float">
            <text:p>19200</text:p>
          </table:table-cell>
          <table:table-cell office:value-type="float" office:value="0.680211112128749" calcext:value-type="float">
            <text:p>0.680211112128749</text:p>
          </table:table-cell>
          <table:table-cell office:value-type="float" office:value="0.471854883999185" calcext:value-type="float">
            <text:p>0.471854883999185</text:p>
          </table:table-cell>
          <table:table-cell table:formula="of:=[.$D423]*100000" office:value-type="float" office:value="68021.1112128749" calcext:value-type="float">
            <text:p>68021.1112128749</text:p>
          </table:table-cell>
          <table:table-cell table:formula="of:=[.$E423]*400000" office:value-type="float" office:value="188741.953599674" calcext:value-type="float">
            <text:p>188741.953599674</text:p>
          </table:table-cell>
        </table:table-row>
        <table:table-row table:style-name="ro1">
          <table:table-cell office:value-type="float" office:value="65.2095194310004" calcext:value-type="float">
            <text:p>65.2095194310004</text:p>
          </table:table-cell>
          <table:table-cell office:value-type="float" office:value="113896" calcext:value-type="float">
            <text:p>113896</text:p>
          </table:table-cell>
          <table:table-cell office:value-type="float" office:value="129338" calcext:value-type="float">
            <text:p>129338</text:p>
          </table:table-cell>
          <table:table-cell office:value-type="float" office:value="1.12174185437274" calcext:value-type="float">
            <text:p>1.12174185437274</text:p>
          </table:table-cell>
          <table:table-cell office:value-type="float" office:value="0.460061992998817" calcext:value-type="float">
            <text:p>0.460061992998817</text:p>
          </table:table-cell>
          <table:table-cell table:formula="of:=[.$D424]*100000" office:value-type="float" office:value="112174.185437274" calcext:value-type="float">
            <text:p>112174.185437274</text:p>
          </table:table-cell>
          <table:table-cell table:formula="of:=[.$E424]*400000" office:value-type="float" office:value="184024.797199527" calcext:value-type="float">
            <text:p>184024.797199527</text:p>
          </table:table-cell>
        </table:table-row>
        <table:table-row table:style-name="ro1">
          <table:table-cell office:value-type="float" office:value="65.3796434220003" calcext:value-type="float">
            <text:p>65.3796434220003</text:p>
          </table:table-cell>
          <table:table-cell office:value-type="float" office:value="113016" calcext:value-type="float">
            <text:p>113016</text:p>
          </table:table-cell>
          <table:table-cell office:value-type="float" office:value="125264" calcext:value-type="float">
            <text:p>125264</text:p>
          </table:table-cell>
          <table:table-cell office:value-type="float" office:value="0.915770206315955" calcext:value-type="float">
            <text:p>0.915770206315955</text:p>
          </table:table-cell>
          <table:table-cell office:value-type="float" office:value="0.326831062000565" calcext:value-type="float">
            <text:p>0.326831062000565</text:p>
          </table:table-cell>
          <table:table-cell table:formula="of:=[.$D425]*100000" office:value-type="float" office:value="91577.0206315955" calcext:value-type="float">
            <text:p>91577.0206315955</text:p>
          </table:table-cell>
          <table:table-cell table:formula="of:=[.$E425]*400000" office:value-type="float" office:value="130732.424800226" calcext:value-type="float">
            <text:p>130732.424800226</text:p>
          </table:table-cell>
        </table:table-row>
        <table:table-row table:style-name="ro1">
          <table:table-cell office:value-type="float" office:value="65.4814328880002" calcext:value-type="float">
            <text:p>65.4814328880002</text:p>
          </table:table-cell>
          <table:table-cell office:value-type="float" office:value="112502" calcext:value-type="float">
            <text:p>112502</text:p>
          </table:table-cell>
          <table:table-cell office:value-type="float" office:value="27138" calcext:value-type="float">
            <text:p>27138</text:p>
          </table:table-cell>
          <table:table-cell office:value-type="float" office:value="1.31059781642891" calcext:value-type="float">
            <text:p>1.31059781642891</text:p>
          </table:table-cell>
          <table:table-cell office:value-type="float" office:value="0.351284174001194" calcext:value-type="float">
            <text:p>0.351284174001194</text:p>
          </table:table-cell>
          <table:table-cell table:formula="of:=[.$D426]*100000" office:value-type="float" office:value="131059.781642891" calcext:value-type="float">
            <text:p>131059.781642891</text:p>
          </table:table-cell>
          <table:table-cell table:formula="of:=[.$E426]*400000" office:value-type="float" office:value="140513.669600477" calcext:value-type="float">
            <text:p>140513.669600477</text:p>
          </table:table-cell>
        </table:table-row>
        <table:table-row table:style-name="ro1">
          <table:table-cell office:value-type="float" office:value="65.6493674530011" calcext:value-type="float">
            <text:p>65.6493674530011</text:p>
          </table:table-cell>
          <table:table-cell office:value-type="float" office:value="111681" calcext:value-type="float">
            <text:p>111681</text:p>
          </table:table-cell>
          <table:table-cell office:value-type="float" office:value="92190" calcext:value-type="float">
            <text:p>92190</text:p>
          </table:table-cell>
          <table:table-cell office:value-type="float" office:value="1.62469776533825" calcext:value-type="float">
            <text:p>1.62469776533825</text:p>
          </table:table-cell>
          <table:table-cell office:value-type="float" office:value="0.436316920000536" calcext:value-type="float">
            <text:p>0.436316920000536</text:p>
          </table:table-cell>
          <table:table-cell table:formula="of:=[.$D427]*100000" office:value-type="float" office:value="162469.776533825" calcext:value-type="float">
            <text:p>162469.776533825</text:p>
          </table:table-cell>
          <table:table-cell table:formula="of:=[.$E427]*400000" office:value-type="float" office:value="174526.768000214" calcext:value-type="float">
            <text:p>174526.768000214</text:p>
          </table:table-cell>
        </table:table-row>
        <table:table-row table:style-name="ro1">
          <table:table-cell office:value-type="float" office:value="65.8289156560004" calcext:value-type="float">
            <text:p>65.8289156560004</text:p>
          </table:table-cell>
          <table:table-cell office:value-type="float" office:value="110852" calcext:value-type="float">
            <text:p>110852</text:p>
          </table:table-cell>
          <table:table-cell office:value-type="float" office:value="114040" calcext:value-type="float">
            <text:p>114040</text:p>
          </table:table-cell>
          <table:table-cell office:value-type="float" office:value="1.87814481805447" calcext:value-type="float">
            <text:p>1.87814481805447</text:p>
          </table:table-cell>
          <table:table-cell office:value-type="float" office:value="0.446201796999958" calcext:value-type="float">
            <text:p>0.446201796999958</text:p>
          </table:table-cell>
          <table:table-cell table:formula="of:=[.$D428]*100000" office:value-type="float" office:value="187814.481805447" calcext:value-type="float">
            <text:p>187814.481805447</text:p>
          </table:table-cell>
          <table:table-cell table:formula="of:=[.$E428]*400000" office:value-type="float" office:value="178480.718799983" calcext:value-type="float">
            <text:p>178480.718799983</text:p>
          </table:table-cell>
        </table:table-row>
        <table:table-row table:style-name="ro1">
          <table:table-cell office:value-type="float" office:value="66.0079835239994" calcext:value-type="float">
            <text:p>66.0079835239994</text:p>
          </table:table-cell>
          <table:table-cell office:value-type="float" office:value="110089" calcext:value-type="float">
            <text:p>110089</text:p>
          </table:table-cell>
          <table:table-cell office:value-type="float" office:value="118922" calcext:value-type="float">
            <text:p>118922</text:p>
          </table:table-cell>
          <table:table-cell office:value-type="float" office:value="2.07914711392764" calcext:value-type="float">
            <text:p>2.07914711392764</text:p>
          </table:table-cell>
          <table:table-cell office:value-type="float" office:value="0.354570312998476" calcext:value-type="float">
            <text:p>0.354570312998476</text:p>
          </table:table-cell>
          <table:table-cell table:formula="of:=[.$D429]*100000" office:value-type="float" office:value="207914.711392764" calcext:value-type="float">
            <text:p>207914.711392764</text:p>
          </table:table-cell>
          <table:table-cell table:formula="of:=[.$E429]*400000" office:value-type="float" office:value="141828.12519939" calcext:value-type="float">
            <text:p>141828.12519939</text:p>
          </table:table-cell>
        </table:table-row>
        <table:table-row table:style-name="ro1">
          <table:table-cell office:value-type="float" office:value="66.1094009049994" calcext:value-type="float">
            <text:p>66.1094009049994</text:p>
          </table:table-cell>
          <table:table-cell office:value-type="float" office:value="109689" calcext:value-type="float">
            <text:p>109689</text:p>
          </table:table-cell>
          <table:table-cell office:value-type="float" office:value="83898" calcext:value-type="float">
            <text:p>83898</text:p>
          </table:table-cell>
          <table:table-cell office:value-type="float" office:value="1.68452981235423" calcext:value-type="float">
            <text:p>1.68452981235423</text:p>
          </table:table-cell>
          <table:table-cell office:value-type="float" office:value="0.362368526000864" calcext:value-type="float">
            <text:p>0.362368526000864</text:p>
          </table:table-cell>
          <table:table-cell table:formula="of:=[.$D430]*100000" office:value-type="float" office:value="168452.981235423" calcext:value-type="float">
            <text:p>168452.981235423</text:p>
          </table:table-cell>
          <table:table-cell table:formula="of:=[.$E430]*400000" office:value-type="float" office:value="144947.410400346" calcext:value-type="float">
            <text:p>144947.410400346</text:p>
          </table:table-cell>
        </table:table-row>
        <table:table-row table:style-name="ro1">
          <table:table-cell office:value-type="float" office:value="66.2778823170011" calcext:value-type="float">
            <text:p>66.2778823170011</text:p>
          </table:table-cell>
          <table:table-cell office:value-type="float" office:value="109084" calcext:value-type="float">
            <text:p>109084</text:p>
          </table:table-cell>
          <table:table-cell office:value-type="float" office:value="75770" calcext:value-type="float">
            <text:p>75770</text:p>
          </table:table-cell>
          <table:table-cell office:value-type="float" office:value="1.92466312480786" calcext:value-type="float">
            <text:p>1.92466312480786</text:p>
          </table:table-cell>
          <table:table-cell office:value-type="float" office:value="0.361308714000188" calcext:value-type="float">
            <text:p>0.361308714000188</text:p>
          </table:table-cell>
          <table:table-cell table:formula="of:=[.$D431]*100000" office:value-type="float" office:value="192466.312480786" calcext:value-type="float">
            <text:p>192466.312480786</text:p>
          </table:table-cell>
          <table:table-cell table:formula="of:=[.$E431]*400000" office:value-type="float" office:value="144523.485600075" calcext:value-type="float">
            <text:p>144523.485600075</text:p>
          </table:table-cell>
        </table:table-row>
        <table:table-row table:style-name="ro1">
          <table:table-cell office:value-type="float" office:value="66.436394489001" calcext:value-type="float">
            <text:p>66.436394489001</text:p>
          </table:table-cell>
          <table:table-cell office:value-type="float" office:value="108587" calcext:value-type="float">
            <text:p>108587</text:p>
          </table:table-cell>
          <table:table-cell office:value-type="float" office:value="142008" calcext:value-type="float">
            <text:p>142008</text:p>
          </table:table-cell>
          <table:table-cell office:value-type="float" office:value="1.56081483719568" calcext:value-type="float">
            <text:p>1.56081483719568</text:p>
          </table:table-cell>
          <table:table-cell office:value-type="float" office:value="0.326691520998793" calcext:value-type="float">
            <text:p>0.326691520998793</text:p>
          </table:table-cell>
          <table:table-cell table:formula="of:=[.$D432]*100000" office:value-type="float" office:value="156081.483719568" calcext:value-type="float">
            <text:p>156081.483719568</text:p>
          </table:table-cell>
          <table:table-cell table:formula="of:=[.$E432]*400000" office:value-type="float" office:value="130676.608399517" calcext:value-type="float">
            <text:p>130676.608399517</text:p>
          </table:table-cell>
        </table:table-row>
        <table:table-row table:style-name="ro1">
          <table:table-cell office:value-type="float" office:value="66.5379600020006" calcext:value-type="float">
            <text:p>66.5379600020006</text:p>
          </table:table-cell>
          <table:table-cell office:value-type="float" office:value="108309" calcext:value-type="float">
            <text:p>108309</text:p>
          </table:table-cell>
          <table:table-cell office:value-type="float" office:value="34970" calcext:value-type="float">
            <text:p>34970</text:p>
          </table:table-cell>
          <table:table-cell office:value-type="float" office:value="1.8260954787791" calcext:value-type="float">
            <text:p>1.8260954787791</text:p>
          </table:table-cell>
          <table:table-cell office:value-type="float" office:value="0.344105047999619" calcext:value-type="float">
            <text:p>0.344105047999619</text:p>
          </table:table-cell>
          <table:table-cell table:formula="of:=[.$D433]*100000" office:value-type="float" office:value="182609.54787791" calcext:value-type="float">
            <text:p>182609.54787791</text:p>
          </table:table-cell>
          <table:table-cell table:formula="of:=[.$E433]*400000" office:value-type="float" office:value="137642.019199848" calcext:value-type="float">
            <text:p>137642.019199848</text:p>
          </table:table-cell>
        </table:table-row>
        <table:table-row table:style-name="ro1">
          <table:table-cell office:value-type="float" office:value="66.6848472460006" calcext:value-type="float">
            <text:p>66.6848472460006</text:p>
          </table:table-cell>
          <table:table-cell office:value-type="float" office:value="107968" calcext:value-type="float">
            <text:p>107968</text:p>
          </table:table-cell>
          <table:table-cell office:value-type="float" office:value="102500" calcext:value-type="float">
            <text:p>102500</text:p>
          </table:table-cell>
          <table:table-cell office:value-type="float" office:value="2.03745295959986" calcext:value-type="float">
            <text:p>2.03745295959986</text:p>
          </table:table-cell>
          <table:table-cell office:value-type="float" office:value="0.329839047999485" calcext:value-type="float">
            <text:p>0.329839047999485</text:p>
          </table:table-cell>
          <table:table-cell table:formula="of:=[.$D434]*100000" office:value-type="float" office:value="203745.295959986" calcext:value-type="float">
            <text:p>203745.295959986</text:p>
          </table:table-cell>
          <table:table-cell table:formula="of:=[.$E434]*400000" office:value-type="float" office:value="131935.619199794" calcext:value-type="float">
            <text:p>131935.619199794</text:p>
          </table:table-cell>
        </table:table-row>
        <table:table-row table:style-name="ro1">
          <table:table-cell office:value-type="float" office:value="66.8443998210005" calcext:value-type="float">
            <text:p>66.8443998210005</text:p>
          </table:table-cell>
          <table:table-cell office:value-type="float" office:value="107680" calcext:value-type="float">
            <text:p>107680</text:p>
          </table:table-cell>
          <table:table-cell office:value-type="float" office:value="87704" calcext:value-type="float">
            <text:p>87704</text:p>
          </table:table-cell>
          <table:table-cell office:value-type="float" office:value="2.20780667905713" calcext:value-type="float">
            <text:p>2.20780667905713</text:p>
          </table:table-cell>
          <table:table-cell office:value-type="float" office:value="0.31173974199919" calcext:value-type="float">
            <text:p>0.31173974199919</text:p>
          </table:table-cell>
          <table:table-cell table:formula="of:=[.$D435]*100000" office:value-type="float" office:value="220780.667905713" calcext:value-type="float">
            <text:p>220780.667905713</text:p>
          </table:table-cell>
          <table:table-cell table:formula="of:=[.$E435]*400000" office:value-type="float" office:value="124695.896799676" calcext:value-type="float">
            <text:p>124695.896799676</text:p>
          </table:table-cell>
        </table:table-row>
        <table:table-row table:style-name="ro1">
          <table:table-cell office:value-type="float" office:value="67.0230962240003" calcext:value-type="float">
            <text:p>67.0230962240003</text:p>
          </table:table-cell>
          <table:table-cell office:value-type="float" office:value="107468" calcext:value-type="float">
            <text:p>107468</text:p>
          </table:table-cell>
          <table:table-cell office:value-type="float" office:value="116404" calcext:value-type="float">
            <text:p>116404</text:p>
          </table:table-cell>
          <table:table-cell office:value-type="float" office:value="2.34322591125766" calcext:value-type="float">
            <text:p>2.34322591125766</text:p>
          </table:table-cell>
          <table:table-cell office:value-type="float" office:value="0.339789396999549" calcext:value-type="float">
            <text:p>0.339789396999549</text:p>
          </table:table-cell>
          <table:table-cell table:formula="of:=[.$D436]*100000" office:value-type="float" office:value="234322.591125766" calcext:value-type="float">
            <text:p>234322.591125766</text:p>
          </table:table-cell>
          <table:table-cell table:formula="of:=[.$E436]*400000" office:value-type="float" office:value="135915.75879982" calcext:value-type="float">
            <text:p>135915.75879982</text:p>
          </table:table-cell>
        </table:table-row>
        <table:table-row table:style-name="ro1">
          <table:table-cell office:value-type="float" office:value="67.1817290880008" calcext:value-type="float">
            <text:p>67.1817290880008</text:p>
          </table:table-cell>
          <table:table-cell office:value-type="float" office:value="107381" calcext:value-type="float">
            <text:p>107381</text:p>
          </table:table-cell>
          <table:table-cell office:value-type="float" office:value="83726" calcext:value-type="float">
            <text:p>83726</text:p>
          </table:table-cell>
          <table:table-cell office:value-type="float" office:value="1.89544511052625" calcext:value-type="float">
            <text:p>1.89544511052625</text:p>
          </table:table-cell>
          <table:table-cell office:value-type="float" office:value="0.411830496999755" calcext:value-type="float">
            <text:p>0.411830496999755</text:p>
          </table:table-cell>
          <table:table-cell table:formula="of:=[.$D437]*100000" office:value-type="float" office:value="189544.511052625" calcext:value-type="float">
            <text:p>189544.511052625</text:p>
          </table:table-cell>
          <table:table-cell table:formula="of:=[.$E437]*400000" office:value-type="float" office:value="164732.198799902" calcext:value-type="float">
            <text:p>164732.198799902</text:p>
          </table:table-cell>
        </table:table-row>
        <table:table-row table:style-name="ro1">
          <table:table-cell office:value-type="float" office:value="67.3313622050009" calcext:value-type="float">
            <text:p>67.3313622050009</text:p>
          </table:table-cell>
          <table:table-cell office:value-type="float" office:value="107387" calcext:value-type="float">
            <text:p>107387</text:p>
          </table:table-cell>
          <table:table-cell office:value-type="float" office:value="147838" calcext:value-type="float">
            <text:p>147838</text:p>
          </table:table-cell>
          <table:table-cell office:value-type="float" office:value="2.09373704080195" calcext:value-type="float">
            <text:p>2.09373704080195</text:p>
          </table:table-cell>
          <table:table-cell office:value-type="float" office:value="0.223097312999016" calcext:value-type="float">
            <text:p>0.223097312999016</text:p>
          </table:table-cell>
          <table:table-cell table:formula="of:=[.$D438]*100000" office:value-type="float" office:value="209373.704080195" calcext:value-type="float">
            <text:p>209373.704080195</text:p>
          </table:table-cell>
          <table:table-cell table:formula="of:=[.$E438]*400000" office:value-type="float" office:value="89238.9251996065" calcext:value-type="float">
            <text:p>89238.9251996065</text:p>
          </table:table-cell>
        </table:table-row>
        <table:table-row table:style-name="ro1">
          <table:table-cell office:value-type="float" office:value="67.4887155830002" calcext:value-type="float">
            <text:p>67.4887155830002</text:p>
          </table:table-cell>
          <table:table-cell office:value-type="float" office:value="107488" calcext:value-type="float">
            <text:p>107488</text:p>
          </table:table-cell>
          <table:table-cell office:value-type="float" office:value="93038" calcext:value-type="float">
            <text:p>93038</text:p>
          </table:table-cell>
          <table:table-cell office:value-type="float" office:value="1.69576114599468" calcext:value-type="float">
            <text:p>1.69576114599468</text:p>
          </table:table-cell>
          <table:table-cell office:value-type="float" office:value="0.301093275000312" calcext:value-type="float">
            <text:p>0.301093275000312</text:p>
          </table:table-cell>
          <table:table-cell table:formula="of:=[.$D439]*100000" office:value-type="float" office:value="169576.114599468" calcext:value-type="float">
            <text:p>169576.114599468</text:p>
          </table:table-cell>
          <table:table-cell table:formula="of:=[.$E439]*400000" office:value-type="float" office:value="120437.310000125" calcext:value-type="float">
            <text:p>120437.310000125</text:p>
          </table:table-cell>
        </table:table-row>
        <table:table-row table:style-name="ro1">
          <table:table-cell office:value-type="float" office:value="67.6474308779998" calcext:value-type="float">
            <text:p>67.6474308779998</text:p>
          </table:table-cell>
          <table:table-cell office:value-type="float" office:value="107690" calcext:value-type="float">
            <text:p>107690</text:p>
          </table:table-cell>
          <table:table-cell office:value-type="float" office:value="74320" calcext:value-type="float">
            <text:p>74320</text:p>
          </table:table-cell>
          <table:table-cell office:value-type="float" office:value="1.93353199371882" calcext:value-type="float">
            <text:p>1.93353199371882</text:p>
          </table:table-cell>
          <table:table-cell office:value-type="float" office:value="0.388497277999704" calcext:value-type="float">
            <text:p>0.388497277999704</text:p>
          </table:table-cell>
          <table:table-cell table:formula="of:=[.$D440]*100000" office:value-type="float" office:value="193353.199371882" calcext:value-type="float">
            <text:p>193353.199371882</text:p>
          </table:table-cell>
          <table:table-cell table:formula="of:=[.$E440]*400000" office:value-type="float" office:value="155398.911199882" calcext:value-type="float">
            <text:p>155398.911199882</text:p>
          </table:table-cell>
        </table:table-row>
        <table:table-row table:style-name="ro1">
          <table:table-cell office:value-type="float" office:value="67.8029298550009" calcext:value-type="float">
            <text:p>67.8029298550009</text:p>
          </table:table-cell>
          <table:table-cell office:value-type="float" office:value="107983" calcext:value-type="float">
            <text:p>107983</text:p>
          </table:table-cell>
          <table:table-cell office:value-type="float" office:value="88204" calcext:value-type="float">
            <text:p>88204</text:p>
          </table:table-cell>
          <table:table-cell office:value-type="float" office:value="1.5675050632173" calcext:value-type="float">
            <text:p>1.5675050632173</text:p>
          </table:table-cell>
          <table:table-cell office:value-type="float" office:value="0.393547129000581" calcext:value-type="float">
            <text:p>0.393547129000581</text:p>
          </table:table-cell>
          <table:table-cell table:formula="of:=[.$D441]*100000" office:value-type="float" office:value="156750.50632173" calcext:value-type="float">
            <text:p>156750.50632173</text:p>
          </table:table-cell>
          <table:table-cell table:formula="of:=[.$E441]*400000" office:value-type="float" office:value="157418.851600232" calcext:value-type="float">
            <text:p>157418.851600232</text:p>
          </table:table-cell>
        </table:table-row>
        <table:table-row table:style-name="ro1">
          <table:table-cell office:value-type="float" office:value="67.9536145040001" calcext:value-type="float">
            <text:p>67.9536145040001</text:p>
          </table:table-cell>
          <table:table-cell office:value-type="float" office:value="108357" calcext:value-type="float">
            <text:p>108357</text:p>
          </table:table-cell>
          <table:table-cell office:value-type="float" office:value="124372" calcext:value-type="float">
            <text:p>124372</text:p>
          </table:table-cell>
          <table:table-cell office:value-type="float" office:value="1.83132363820271" calcext:value-type="float">
            <text:p>1.83132363820271</text:p>
          </table:table-cell>
          <table:table-cell office:value-type="float" office:value="0.305972643000132" calcext:value-type="float">
            <text:p>0.305972643000132</text:p>
          </table:table-cell>
          <table:table-cell table:formula="of:=[.$D442]*100000" office:value-type="float" office:value="183132.363820271" calcext:value-type="float">
            <text:p>183132.363820271</text:p>
          </table:table-cell>
          <table:table-cell table:formula="of:=[.$E442]*400000" office:value-type="float" office:value="122389.057200053" calcext:value-type="float">
            <text:p>122389.057200053</text:p>
          </table:table-cell>
        </table:table-row>
        <table:table-row table:style-name="ro1">
          <table:table-cell office:value-type="float" office:value="68.1120133650002" calcext:value-type="float">
            <text:p>68.1120133650002</text:p>
          </table:table-cell>
          <table:table-cell office:value-type="float" office:value="108842" calcext:value-type="float">
            <text:p>108842</text:p>
          </table:table-cell>
          <table:table-cell office:value-type="float" office:value="120304" calcext:value-type="float">
            <text:p>120304</text:p>
          </table:table-cell>
          <table:table-cell office:value-type="float" office:value="1.48564714585628" calcext:value-type="float">
            <text:p>1.48564714585628</text:p>
          </table:table-cell>
          <table:table-cell office:value-type="float" office:value="0.302637094000602" calcext:value-type="float">
            <text:p>0.302637094000602</text:p>
          </table:table-cell>
          <table:table-cell table:formula="of:=[.$D443]*100000" office:value-type="float" office:value="148564.714585628" calcext:value-type="float">
            <text:p>148564.714585628</text:p>
          </table:table-cell>
          <table:table-cell table:formula="of:=[.$E443]*400000" office:value-type="float" office:value="121054.837600241" calcext:value-type="float">
            <text:p>121054.837600241</text:p>
          </table:table-cell>
        </table:table-row>
        <table:table-row table:style-name="ro1">
          <table:table-cell office:value-type="float" office:value="68.2664739289994" calcext:value-type="float">
            <text:p>68.2664739289994</text:p>
          </table:table-cell>
          <table:table-cell office:value-type="float" office:value="109403" calcext:value-type="float">
            <text:p>109403</text:p>
          </table:table-cell>
          <table:table-cell office:value-type="float" office:value="94430" calcext:value-type="float">
            <text:p>94430</text:p>
          </table:table-cell>
          <table:table-cell office:value-type="float" office:value="1.7662303266557" calcext:value-type="float">
            <text:p>1.7662303266557</text:p>
          </table:table-cell>
          <table:table-cell office:value-type="float" office:value="0.312966686999062" calcext:value-type="float">
            <text:p>0.312966686999062</text:p>
          </table:table-cell>
          <table:table-cell table:formula="of:=[.$D444]*100000" office:value-type="float" office:value="176623.03266557" calcext:value-type="float">
            <text:p>176623.03266557</text:p>
          </table:table-cell>
          <table:table-cell table:formula="of:=[.$E444]*400000" office:value-type="float" office:value="125186.674799625" calcext:value-type="float">
            <text:p>125186.674799625</text:p>
          </table:table-cell>
        </table:table-row>
        <table:table-row table:style-name="ro1">
          <table:table-cell office:value-type="float" office:value="68.4249519820005" calcext:value-type="float">
            <text:p>68.4249519820005</text:p>
          </table:table-cell>
          <table:table-cell office:value-type="float" office:value="110066" calcext:value-type="float">
            <text:p>110066</text:p>
          </table:table-cell>
          <table:table-cell office:value-type="float" office:value="122284" calcext:value-type="float">
            <text:p>122284</text:p>
          </table:table-cell>
          <table:table-cell office:value-type="float" office:value="1.98985102559982" calcext:value-type="float">
            <text:p>1.98985102559982</text:p>
          </table:table-cell>
          <table:table-cell office:value-type="float" office:value="0.312948167000286" calcext:value-type="float">
            <text:p>0.312948167000286</text:p>
          </table:table-cell>
          <table:table-cell table:formula="of:=[.$D445]*100000" office:value-type="float" office:value="198985.102559982" calcext:value-type="float">
            <text:p>198985.102559982</text:p>
          </table:table-cell>
          <table:table-cell table:formula="of:=[.$E445]*400000" office:value-type="float" office:value="125179.266800114" calcext:value-type="float">
            <text:p>125179.266800114</text:p>
          </table:table-cell>
        </table:table-row>
        <table:table-row table:style-name="ro1">
          <table:table-cell office:value-type="float" office:value="68.5887208969998" calcext:value-type="float">
            <text:p>68.5887208969998</text:p>
          </table:table-cell>
          <table:table-cell office:value-type="float" office:value="110838" calcext:value-type="float">
            <text:p>110838</text:p>
          </table:table-cell>
          <table:table-cell office:value-type="float" office:value="57080" calcext:value-type="float">
            <text:p>57080</text:p>
          </table:table-cell>
          <table:table-cell office:value-type="float" office:value="1.61231877668423" calcext:value-type="float">
            <text:p>1.61231877668423</text:p>
          </table:table-cell>
          <table:table-cell office:value-type="float" office:value="0.396318201999748" calcext:value-type="float">
            <text:p>0.396318201999748</text:p>
          </table:table-cell>
          <table:table-cell table:formula="of:=[.$D446]*100000" office:value-type="float" office:value="161231.877668423" calcext:value-type="float">
            <text:p>161231.877668423</text:p>
          </table:table-cell>
          <table:table-cell table:formula="of:=[.$E446]*400000" office:value-type="float" office:value="158527.280799899" calcext:value-type="float">
            <text:p>158527.280799899</text:p>
          </table:table-cell>
        </table:table-row>
        <table:table-row table:style-name="ro1">
          <table:table-cell office:value-type="float" office:value="68.7514408799998" calcext:value-type="float">
            <text:p>68.7514408799998</text:p>
          </table:table-cell>
          <table:table-cell office:value-type="float" office:value="111686" calcext:value-type="float">
            <text:p>111686</text:p>
          </table:table-cell>
          <table:table-cell office:value-type="float" office:value="140798" calcext:value-type="float">
            <text:p>140798</text:p>
          </table:table-cell>
          <table:table-cell office:value-type="float" office:value="1.31023347840707" calcext:value-type="float">
            <text:p>1.31023347840707</text:p>
          </table:table-cell>
          <table:table-cell office:value-type="float" office:value="0.397289182999884" calcext:value-type="float">
            <text:p>0.397289182999884</text:p>
          </table:table-cell>
          <table:table-cell table:formula="of:=[.$D447]*100000" office:value-type="float" office:value="131023.347840707" calcext:value-type="float">
            <text:p>131023.347840707</text:p>
          </table:table-cell>
          <table:table-cell table:formula="of:=[.$E447]*400000" office:value-type="float" office:value="158915.673199954" calcext:value-type="float">
            <text:p>158915.673199954</text:p>
          </table:table-cell>
        </table:table-row>
        <table:table-row table:style-name="ro1">
          <table:table-cell office:value-type="float" office:value="68.9553280340006" calcext:value-type="float">
            <text:p>68.9553280340006</text:p>
          </table:table-cell>
          <table:table-cell office:value-type="float" office:value="112852" calcext:value-type="float">
            <text:p>112852</text:p>
          </table:table-cell>
          <table:table-cell office:value-type="float" office:value="104798" calcext:value-type="float">
            <text:p>104798</text:p>
          </table:table-cell>
          <table:table-cell office:value-type="float" office:value="1.62583554905366" calcext:value-type="float">
            <text:p>1.62583554905366</text:p>
          </table:table-cell>
          <table:table-cell office:value-type="float" office:value="0.360852788000557" calcext:value-type="float">
            <text:p>0.360852788000557</text:p>
          </table:table-cell>
          <table:table-cell table:formula="of:=[.$D448]*100000" office:value-type="float" office:value="162583.554905366" calcext:value-type="float">
            <text:p>162583.554905366</text:p>
          </table:table-cell>
          <table:table-cell table:formula="of:=[.$E448]*400000" office:value-type="float" office:value="144341.115200223" calcext:value-type="float">
            <text:p>144341.115200223</text:p>
          </table:table-cell>
        </table:table-row>
        <table:table-row table:style-name="ro1">
          <table:table-cell office:value-type="float" office:value="69.1029495870007" calcext:value-type="float">
            <text:p>69.1029495870007</text:p>
          </table:table-cell>
          <table:table-cell office:value-type="float" office:value="113760" calcext:value-type="float">
            <text:p>113760</text:p>
          </table:table-cell>
          <table:table-cell office:value-type="float" office:value="102478" calcext:value-type="float">
            <text:p>102478</text:p>
          </table:table-cell>
          <table:table-cell office:value-type="float" office:value="1.3209582943154" calcext:value-type="float">
            <text:p>1.3209582943154</text:p>
          </table:table-cell>
          <table:table-cell office:value-type="float" office:value="0.429359985999326" calcext:value-type="float">
            <text:p>0.429359985999326</text:p>
          </table:table-cell>
          <table:table-cell table:formula="of:=[.$D449]*100000" office:value-type="float" office:value="132095.82943154" calcext:value-type="float">
            <text:p>132095.82943154</text:p>
          </table:table-cell>
          <table:table-cell table:formula="of:=[.$E449]*400000" office:value-type="float" office:value="171743.994399731" calcext:value-type="float">
            <text:p>171743.994399731</text:p>
          </table:table-cell>
        </table:table-row>
        <table:table-row table:style-name="ro1">
          <table:table-cell office:value-type="float" office:value="69.2627933849999" calcext:value-type="float">
            <text:p>69.2627933849999</text:p>
          </table:table-cell>
          <table:table-cell office:value-type="float" office:value="114794" calcext:value-type="float">
            <text:p>114794</text:p>
          </table:table-cell>
          <table:table-cell office:value-type="float" office:value="118494" calcext:value-type="float">
            <text:p>118494</text:p>
          </table:table-cell>
          <table:table-cell office:value-type="float" office:value="1.07699784932515" calcext:value-type="float">
            <text:p>1.07699784932515</text:p>
          </table:table-cell>
          <table:table-cell office:value-type="float" office:value="0.308426473000509" calcext:value-type="float">
            <text:p>0.308426473000509</text:p>
          </table:table-cell>
          <table:table-cell table:formula="of:=[.$D450]*100000" office:value-type="float" office:value="107699.784932515" calcext:value-type="float">
            <text:p>107699.784932515</text:p>
          </table:table-cell>
          <table:table-cell table:formula="of:=[.$E450]*400000" office:value-type="float" office:value="123370.589200204" calcext:value-type="float">
            <text:p>123370.589200204</text:p>
          </table:table-cell>
        </table:table-row>
        <table:table-row table:style-name="ro1">
          <table:table-cell office:value-type="float" office:value="69.4318223230002" calcext:value-type="float">
            <text:p>69.4318223230002</text:p>
          </table:table-cell>
          <table:table-cell office:value-type="float" office:value="115937" calcext:value-type="float">
            <text:p>115937</text:p>
          </table:table-cell>
          <table:table-cell office:value-type="float" office:value="113826" calcext:value-type="float">
            <text:p>113826</text:p>
          </table:table-cell>
          <table:table-cell office:value-type="float" office:value="1.4387988566607" calcext:value-type="float">
            <text:p>1.4387988566607</text:p>
          </table:table-cell>
          <table:table-cell office:value-type="float" office:value="0.326438748001237" calcext:value-type="float">
            <text:p>0.326438748001237</text:p>
          </table:table-cell>
          <table:table-cell table:formula="of:=[.$D451]*100000" office:value-type="float" office:value="143879.88566607" calcext:value-type="float">
            <text:p>143879.88566607</text:p>
          </table:table-cell>
          <table:table-cell table:formula="of:=[.$E451]*400000" office:value-type="float" office:value="130575.499200495" calcext:value-type="float">
            <text:p>130575.499200495</text:p>
          </table:table-cell>
        </table:table-row>
        <table:table-row table:style-name="ro1">
          <table:table-cell office:value-type="float" office:value="69.5983012710003" calcext:value-type="float">
            <text:p>69.5983012710003</text:p>
          </table:table-cell>
          <table:table-cell office:value-type="float" office:value="117101" calcext:value-type="float">
            <text:p>117101</text:p>
          </table:table-cell>
          <table:table-cell office:value-type="float" office:value="60920" calcext:value-type="float">
            <text:p>60920</text:p>
          </table:table-cell>
          <table:table-cell office:value-type="float" office:value="1.17118297022064" calcext:value-type="float">
            <text:p>1.17118297022064</text:p>
          </table:table-cell>
          <table:table-cell office:value-type="float" office:value="0.413863071000378" calcext:value-type="float">
            <text:p>0.413863071000378</text:p>
          </table:table-cell>
          <table:table-cell table:formula="of:=[.$D452]*100000" office:value-type="float" office:value="117118.297022064" calcext:value-type="float">
            <text:p>117118.297022064</text:p>
          </table:table-cell>
          <table:table-cell table:formula="of:=[.$E452]*400000" office:value-type="float" office:value="165545.228400151" calcext:value-type="float">
            <text:p>165545.228400151</text:p>
          </table:table-cell>
        </table:table-row>
        <table:table-row table:style-name="ro1">
          <table:table-cell office:value-type="float" office:value="69.7519112450009" calcext:value-type="float">
            <text:p>69.7519112450009</text:p>
          </table:table-cell>
          <table:table-cell office:value-type="float" office:value="118199" calcext:value-type="float">
            <text:p>118199</text:p>
          </table:table-cell>
          <table:table-cell office:value-type="float" office:value="140452" calcext:value-type="float">
            <text:p>140452</text:p>
          </table:table-cell>
          <table:table-cell office:value-type="float" office:value="0.957032459390288" calcext:value-type="float">
            <text:p>0.957032459390288</text:p>
          </table:table-cell>
          <table:table-cell office:value-type="float" office:value="0.39476881399969" calcext:value-type="float">
            <text:p>0.39476881399969</text:p>
          </table:table-cell>
          <table:table-cell table:formula="of:=[.$D453]*100000" office:value-type="float" office:value="95703.2459390288" calcext:value-type="float">
            <text:p>95703.2459390288</text:p>
          </table:table-cell>
          <table:table-cell table:formula="of:=[.$E453]*400000" office:value-type="float" office:value="157907.525599876" calcext:value-type="float">
            <text:p>157907.525599876</text:p>
          </table:table-cell>
        </table:table-row>
        <table:table-row table:style-name="ro1">
          <table:table-cell office:value-type="float" office:value="69.9115769910004" calcext:value-type="float">
            <text:p>69.9115769910004</text:p>
          </table:table-cell>
          <table:table-cell office:value-type="float" office:value="119356" calcext:value-type="float">
            <text:p>119356</text:p>
          </table:table-cell>
          <table:table-cell office:value-type="float" office:value="133060" calcext:value-type="float">
            <text:p>133060</text:p>
          </table:table-cell>
          <table:table-cell office:value-type="float" office:value="0.785683274102489" calcext:value-type="float">
            <text:p>0.785683274102489</text:p>
          </table:table-cell>
          <table:table-cell office:value-type="float" office:value="0.305318045000604" calcext:value-type="float">
            <text:p>0.305318045000604</text:p>
          </table:table-cell>
          <table:table-cell table:formula="of:=[.$D454]*100000" office:value-type="float" office:value="78568.3274102489" calcext:value-type="float">
            <text:p>78568.3274102489</text:p>
          </table:table-cell>
          <table:table-cell table:formula="of:=[.$E454]*400000" office:value-type="float" office:value="122127.218000242" calcext:value-type="float">
            <text:p>122127.218000242</text:p>
          </table:table-cell>
        </table:table-row>
        <table:table-row table:style-name="ro1">
          <table:table-cell office:value-type="float" office:value="70.0736668959999" calcext:value-type="float">
            <text:p>70.0736668959999</text:p>
          </table:table-cell>
          <table:table-cell office:value-type="float" office:value="120536" calcext:value-type="float">
            <text:p>120536</text:p>
          </table:table-cell>
          <table:table-cell office:value-type="float" office:value="91714" calcext:value-type="float">
            <text:p>91714</text:p>
          </table:table-cell>
          <table:table-cell office:value-type="float" office:value="1.20568947642485" calcext:value-type="float">
            <text:p>1.20568947642485</text:p>
          </table:table-cell>
          <table:table-cell office:value-type="float" office:value="0.322568941001009" calcext:value-type="float">
            <text:p>0.322568941001009</text:p>
          </table:table-cell>
          <table:table-cell table:formula="of:=[.$D455]*100000" office:value-type="float" office:value="120568.947642485" calcext:value-type="float">
            <text:p>120568.947642485</text:p>
          </table:table-cell>
          <table:table-cell table:formula="of:=[.$E455]*400000" office:value-type="float" office:value="129027.576400404" calcext:value-type="float">
            <text:p>129027.576400404</text:p>
          </table:table-cell>
        </table:table-row>
        <table:table-row table:style-name="ro1">
          <table:table-cell office:value-type="float" office:value="70.230880733001" calcext:value-type="float">
            <text:p>70.230880733001</text:p>
          </table:table-cell>
          <table:table-cell office:value-type="float" office:value="121676" calcext:value-type="float">
            <text:p>121676</text:p>
          </table:table-cell>
          <table:table-cell office:value-type="float" office:value="112574" calcext:value-type="float">
            <text:p>112574</text:p>
          </table:table-cell>
          <table:table-cell office:value-type="float" office:value="0.984523050469408" calcext:value-type="float">
            <text:p>0.984523050469408</text:p>
          </table:table-cell>
          <table:table-cell office:value-type="float" office:value="0.392779899000743" calcext:value-type="float">
            <text:p>0.392779899000743</text:p>
          </table:table-cell>
          <table:table-cell table:formula="of:=[.$D456]*100000" office:value-type="float" office:value="98452.3050469408" calcext:value-type="float">
            <text:p>98452.3050469408</text:p>
          </table:table-cell>
          <table:table-cell table:formula="of:=[.$E456]*400000" office:value-type="float" office:value="157111.959600297" calcext:value-type="float">
            <text:p>157111.959600297</text:p>
          </table:table-cell>
        </table:table-row>
        <table:table-row table:style-name="ro1">
          <table:table-cell office:value-type="float" office:value="70.3941755230007" calcext:value-type="float">
            <text:p>70.3941755230007</text:p>
          </table:table-cell>
          <table:table-cell office:value-type="float" office:value="122845" calcext:value-type="float">
            <text:p>122845</text:p>
          </table:table-cell>
          <table:table-cell office:value-type="float" office:value="99738" calcext:value-type="float">
            <text:p>99738</text:p>
          </table:table-cell>
          <table:table-cell office:value-type="float" office:value="1.36514333368989" calcext:value-type="float">
            <text:p>1.36514333368989</text:p>
          </table:table-cell>
          <table:table-cell office:value-type="float" office:value="0.395421700999577" calcext:value-type="float">
            <text:p>0.395421700999577</text:p>
          </table:table-cell>
          <table:table-cell table:formula="of:=[.$D457]*100000" office:value-type="float" office:value="136514.333368989" calcext:value-type="float">
            <text:p>136514.333368989</text:p>
          </table:table-cell>
          <table:table-cell table:formula="of:=[.$E457]*400000" office:value-type="float" office:value="158168.680399831" calcext:value-type="float">
            <text:p>158168.680399831</text:p>
          </table:table-cell>
        </table:table-row>
        <table:table-row table:style-name="ro1">
          <table:table-cell office:value-type="float" office:value="70.5543282550007" calcext:value-type="float">
            <text:p>70.5543282550007</text:p>
          </table:table-cell>
          <table:table-cell office:value-type="float" office:value="123967" calcext:value-type="float">
            <text:p>123967</text:p>
          </table:table-cell>
          <table:table-cell office:value-type="float" office:value="95806" calcext:value-type="float">
            <text:p>95806</text:p>
          </table:table-cell>
          <table:table-cell office:value-type="float" office:value="1.11197282298028" calcext:value-type="float">
            <text:p>1.11197282298028</text:p>
          </table:table-cell>
          <table:table-cell office:value-type="float" office:value="0.393899623000834" calcext:value-type="float">
            <text:p>0.393899623000834</text:p>
          </table:table-cell>
          <table:table-cell table:formula="of:=[.$D458]*100000" office:value-type="float" office:value="111197.282298028" calcext:value-type="float">
            <text:p>111197.282298028</text:p>
          </table:table-cell>
          <table:table-cell table:formula="of:=[.$E458]*400000" office:value-type="float" office:value="157559.849200334" calcext:value-type="float">
            <text:p>157559.849200334</text:p>
          </table:table-cell>
        </table:table-row>
        <table:table-row table:style-name="ro1">
          <table:table-cell office:value-type="float" office:value="70.7694910339997" calcext:value-type="float">
            <text:p>70.7694910339997</text:p>
          </table:table-cell>
          <table:table-cell office:value-type="float" office:value="125418" calcext:value-type="float">
            <text:p>125418</text:p>
          </table:table-cell>
          <table:table-cell office:value-type="float" office:value="91832" calcext:value-type="float">
            <text:p>91832</text:p>
          </table:table-cell>
          <table:table-cell office:value-type="float" office:value="1.4666645384408" calcext:value-type="float">
            <text:p>1.4666645384408</text:p>
          </table:table-cell>
          <table:table-cell office:value-type="float" office:value="0.530119650000415" calcext:value-type="float">
            <text:p>0.530119650000415</text:p>
          </table:table-cell>
          <table:table-cell table:formula="of:=[.$D459]*100000" office:value-type="float" office:value="146666.45384408" calcext:value-type="float">
            <text:p>146666.45384408</text:p>
          </table:table-cell>
          <table:table-cell table:formula="of:=[.$E459]*400000" office:value-type="float" office:value="212047.860000166" calcext:value-type="float">
            <text:p>212047.860000166</text:p>
          </table:table-cell>
        </table:table-row>
        <table:table-row table:style-name="ro1">
          <table:table-cell office:value-type="float" office:value="70.9285568030009" calcext:value-type="float">
            <text:p>70.9285568030009</text:p>
          </table:table-cell>
          <table:table-cell office:value-type="float" office:value="126437" calcext:value-type="float">
            <text:p>126437</text:p>
          </table:table-cell>
          <table:table-cell office:value-type="float" office:value="98436" calcext:value-type="float">
            <text:p>98436</text:p>
          </table:table-cell>
          <table:table-cell office:value-type="float" office:value="1.19310564205208" calcext:value-type="float">
            <text:p>1.19310564205208</text:p>
          </table:table-cell>
          <table:table-cell office:value-type="float" office:value="0.453451584000504" calcext:value-type="float">
            <text:p>0.453451584000504</text:p>
          </table:table-cell>
          <table:table-cell table:formula="of:=[.$D460]*100000" office:value-type="float" office:value="119310.564205208" calcext:value-type="float">
            <text:p>119310.564205208</text:p>
          </table:table-cell>
          <table:table-cell table:formula="of:=[.$E460]*400000" office:value-type="float" office:value="181380.633600202" calcext:value-type="float">
            <text:p>181380.633600202</text:p>
          </table:table-cell>
        </table:table-row>
        <table:table-row table:style-name="ro1">
          <table:table-cell office:value-type="float" office:value="71.0951937129994" calcext:value-type="float">
            <text:p>71.0951937129994</text:p>
          </table:table-cell>
          <table:table-cell office:value-type="float" office:value="127446" calcext:value-type="float">
            <text:p>127446</text:p>
          </table:table-cell>
          <table:table-cell office:value-type="float" office:value="134346" calcext:value-type="float">
            <text:p>134346</text:p>
          </table:table-cell>
          <table:table-cell office:value-type="float" office:value="1.53194930237406" calcext:value-type="float">
            <text:p>1.53194930237406</text:p>
          </table:table-cell>
          <table:table-cell office:value-type="float" office:value="0.440945263999311" calcext:value-type="float">
            <text:p>0.440945263999311</text:p>
          </table:table-cell>
          <table:table-cell table:formula="of:=[.$D461]*100000" office:value-type="float" office:value="153194.930237406" calcext:value-type="float">
            <text:p>153194.930237406</text:p>
          </table:table-cell>
          <table:table-cell table:formula="of:=[.$E461]*400000" office:value-type="float" office:value="176378.105599724" calcext:value-type="float">
            <text:p>176378.105599724</text:p>
          </table:table-cell>
        </table:table-row>
        <table:table-row table:style-name="ro1">
          <table:table-cell office:value-type="float" office:value="71.2655177460001" calcext:value-type="float">
            <text:p>71.2655177460001</text:p>
          </table:table-cell>
          <table:table-cell office:value-type="float" office:value="128405" calcext:value-type="float">
            <text:p>128405</text:p>
          </table:table-cell>
          <table:table-cell office:value-type="float" office:value="107378" calcext:value-type="float">
            <text:p>107378</text:p>
          </table:table-cell>
          <table:table-cell office:value-type="float" office:value="1.24522236324756" calcext:value-type="float">
            <text:p>1.24522236324756</text:p>
          </table:table-cell>
          <table:table-cell office:value-type="float" office:value="0.337850324000101" calcext:value-type="float">
            <text:p>0.337850324000101</text:p>
          </table:table-cell>
          <table:table-cell table:formula="of:=[.$D462]*100000" office:value-type="float" office:value="124522.236324756" calcext:value-type="float">
            <text:p>124522.236324756</text:p>
          </table:table-cell>
          <table:table-cell table:formula="of:=[.$E462]*400000" office:value-type="float" office:value="135140.12960004" calcext:value-type="float">
            <text:p>135140.12960004</text:p>
          </table:table-cell>
        </table:table-row>
        <table:table-row table:style-name="ro1">
          <table:table-cell office:value-type="float" office:value="71.4314756879994" calcext:value-type="float">
            <text:p>71.4314756879994</text:p>
          </table:table-cell>
          <table:table-cell office:value-type="float" office:value="129261" calcext:value-type="float">
            <text:p>129261</text:p>
          </table:table-cell>
          <table:table-cell office:value-type="float" office:value="102488" calcext:value-type="float">
            <text:p>102488</text:p>
          </table:table-cell>
          <table:table-cell office:value-type="float" office:value="1.57401800280001" calcext:value-type="float">
            <text:p>1.57401800280001</text:p>
          </table:table-cell>
          <table:table-cell office:value-type="float" office:value="0.419687980998788" calcext:value-type="float">
            <text:p>0.419687980998788</text:p>
          </table:table-cell>
          <table:table-cell table:formula="of:=[.$D463]*100000" office:value-type="float" office:value="157401.800280001" calcext:value-type="float">
            <text:p>157401.800280001</text:p>
          </table:table-cell>
          <table:table-cell table:formula="of:=[.$E463]*400000" office:value-type="float" office:value="167875.192399515" calcext:value-type="float">
            <text:p>167875.192399515</text:p>
          </table:table-cell>
        </table:table-row>
        <table:table-row table:style-name="ro1">
          <table:table-cell office:value-type="float" office:value="71.5996427660011" calcext:value-type="float">
            <text:p>71.5996427660011</text:p>
          </table:table-cell>
          <table:table-cell office:value-type="float" office:value="130041" calcext:value-type="float">
            <text:p>130041</text:p>
          </table:table-cell>
          <table:table-cell office:value-type="float" office:value="114066" calcext:value-type="float">
            <text:p>114066</text:p>
          </table:table-cell>
          <table:table-cell office:value-type="float" office:value="1.27879482182043" calcext:value-type="float">
            <text:p>1.27879482182043</text:p>
          </table:table-cell>
          <table:table-cell office:value-type="float" office:value="0.413594628000283" calcext:value-type="float">
            <text:p>0.413594628000283</text:p>
          </table:table-cell>
          <table:table-cell table:formula="of:=[.$D464]*100000" office:value-type="float" office:value="127879.482182043" calcext:value-type="float">
            <text:p>127879.482182043</text:p>
          </table:table-cell>
          <table:table-cell table:formula="of:=[.$E464]*400000" office:value-type="float" office:value="165437.851200113" calcext:value-type="float">
            <text:p>165437.851200113</text:p>
          </table:table-cell>
        </table:table-row>
        <table:table-row table:style-name="ro1">
          <table:table-cell office:value-type="float" office:value="71.7781174570009" calcext:value-type="float">
            <text:p>71.7781174570009</text:p>
          </table:table-cell>
          <table:table-cell office:value-type="float" office:value="130766" calcext:value-type="float">
            <text:p>130766</text:p>
          </table:table-cell>
          <table:table-cell office:value-type="float" office:value="91580" calcext:value-type="float">
            <text:p>91580</text:p>
          </table:table-cell>
          <table:table-cell office:value-type="float" office:value="1.60044171519693" calcext:value-type="float">
            <text:p>1.60044171519693</text:p>
          </table:table-cell>
          <table:table-cell office:value-type="float" office:value="0.42687249699884" calcext:value-type="float">
            <text:p>0.42687249699884</text:p>
          </table:table-cell>
          <table:table-cell table:formula="of:=[.$D465]*100000" office:value-type="float" office:value="160044.171519693" calcext:value-type="float">
            <text:p>160044.171519693</text:p>
          </table:table-cell>
          <table:table-cell table:formula="of:=[.$E465]*400000" office:value-type="float" office:value="170748.998799536" calcext:value-type="float">
            <text:p>170748.998799536</text:p>
          </table:table-cell>
        </table:table-row>
        <table:table-row table:style-name="ro1">
          <table:table-cell office:value-type="float" office:value="71.9472006760007" calcext:value-type="float">
            <text:p>71.9472006760007</text:p>
          </table:table-cell>
          <table:table-cell office:value-type="float" office:value="131350" calcext:value-type="float">
            <text:p>131350</text:p>
          </table:table-cell>
          <table:table-cell office:value-type="float" office:value="118428" calcext:value-type="float">
            <text:p>118428</text:p>
          </table:table-cell>
          <table:table-cell office:value-type="float" office:value="1.29982486033557" calcext:value-type="float">
            <text:p>1.29982486033557</text:p>
          </table:table-cell>
          <table:table-cell office:value-type="float" office:value="0.438889550001477" calcext:value-type="float">
            <text:p>0.438889550001477</text:p>
          </table:table-cell>
          <table:table-cell table:formula="of:=[.$D466]*100000" office:value-type="float" office:value="129982.486033557" calcext:value-type="float">
            <text:p>129982.486033557</text:p>
          </table:table-cell>
          <table:table-cell table:formula="of:=[.$E466]*400000" office:value-type="float" office:value="175555.820000591" calcext:value-type="float">
            <text:p>175555.820000591</text:p>
          </table:table-cell>
        </table:table-row>
        <table:table-row table:style-name="ro1">
          <table:table-cell office:value-type="float" office:value="72.0995997650007" calcext:value-type="float">
            <text:p>72.0995997650007</text:p>
          </table:table-cell>
          <table:table-cell office:value-type="float" office:value="131784" calcext:value-type="float">
            <text:p>131784</text:p>
          </table:table-cell>
          <table:table-cell office:value-type="float" office:value="109114" calcext:value-type="float">
            <text:p>109114</text:p>
          </table:table-cell>
          <table:table-cell office:value-type="float" office:value="1.61763766604623" calcext:value-type="float">
            <text:p>1.61763766604623</text:p>
          </table:table-cell>
          <table:table-cell office:value-type="float" office:value="0.407552845999817" calcext:value-type="float">
            <text:p>0.407552845999817</text:p>
          </table:table-cell>
          <table:table-cell table:formula="of:=[.$D467]*100000" office:value-type="float" office:value="161763.766604623" calcext:value-type="float">
            <text:p>161763.766604623</text:p>
          </table:table-cell>
          <table:table-cell table:formula="of:=[.$E467]*400000" office:value-type="float" office:value="163021.138399927" calcext:value-type="float">
            <text:p>163021.138399927</text:p>
          </table:table-cell>
        </table:table-row>
        <table:table-row table:style-name="ro1">
          <table:table-cell office:value-type="float" office:value="72.2452043829999" calcext:value-type="float">
            <text:p>72.2452043829999</text:p>
          </table:table-cell>
          <table:table-cell office:value-type="float" office:value="132117" calcext:value-type="float">
            <text:p>132117</text:p>
          </table:table-cell>
          <table:table-cell office:value-type="float" office:value="85154" calcext:value-type="float">
            <text:p>85154</text:p>
          </table:table-cell>
          <table:table-cell office:value-type="float" office:value="1.31350071455444" calcext:value-type="float">
            <text:p>1.31350071455444</text:p>
          </table:table-cell>
          <table:table-cell office:value-type="float" office:value="0.388076212999295" calcext:value-type="float">
            <text:p>0.388076212999295</text:p>
          </table:table-cell>
          <table:table-cell table:formula="of:=[.$D468]*100000" office:value-type="float" office:value="131350.071455444" calcext:value-type="float">
            <text:p>131350.071455444</text:p>
          </table:table-cell>
          <table:table-cell table:formula="of:=[.$E468]*400000" office:value-type="float" office:value="155230.485199718" calcext:value-type="float">
            <text:p>155230.485199718</text:p>
          </table:table-cell>
        </table:table-row>
        <table:table-row table:style-name="ro1">
          <table:table-cell office:value-type="float" office:value="72.3955218080009" calcext:value-type="float">
            <text:p>72.3955218080009</text:p>
          </table:table-cell>
          <table:table-cell office:value-type="float" office:value="132373" calcext:value-type="float">
            <text:p>132373</text:p>
          </table:table-cell>
          <table:table-cell office:value-type="float" office:value="112146" calcext:value-type="float">
            <text:p>112146</text:p>
          </table:table-cell>
          <table:table-cell office:value-type="float" office:value="1.62894718298518" calcext:value-type="float">
            <text:p>1.62894718298518</text:p>
          </table:table-cell>
          <table:table-cell office:value-type="float" office:value="0.373230956000043" calcext:value-type="float">
            <text:p>0.373230956000043</text:p>
          </table:table-cell>
          <table:table-cell table:formula="of:=[.$D469]*100000" office:value-type="float" office:value="162894.718298518" calcext:value-type="float">
            <text:p>162894.718298518</text:p>
          </table:table-cell>
          <table:table-cell table:formula="of:=[.$E469]*400000" office:value-type="float" office:value="149292.382400017" calcext:value-type="float">
            <text:p>149292.382400017</text:p>
          </table:table-cell>
        </table:table-row>
        <table:table-row table:style-name="ro1">
          <table:table-cell office:value-type="float" office:value="72.5578980669998" calcext:value-type="float">
            <text:p>72.5578980669998</text:p>
          </table:table-cell>
          <table:table-cell office:value-type="float" office:value="132551" calcext:value-type="float">
            <text:p>132551</text:p>
          </table:table-cell>
          <table:table-cell office:value-type="float" office:value="119458" calcext:value-type="float">
            <text:p>119458</text:p>
          </table:table-cell>
          <table:table-cell office:value-type="float" office:value="1.32246809121573" calcext:value-type="float">
            <text:p>1.32246809121573</text:p>
          </table:table-cell>
          <table:table-cell office:value-type="float" office:value="0.380624903998978" calcext:value-type="float">
            <text:p>0.380624903998978</text:p>
          </table:table-cell>
          <table:table-cell table:formula="of:=[.$D470]*100000" office:value-type="float" office:value="132246.809121573" calcext:value-type="float">
            <text:p>132246.809121573</text:p>
          </table:table-cell>
          <table:table-cell table:formula="of:=[.$E470]*400000" office:value-type="float" office:value="152249.961599591" calcext:value-type="float">
            <text:p>152249.961599591</text:p>
          </table:table-cell>
        </table:table-row>
        <table:table-row table:style-name="ro1">
          <table:table-cell office:value-type="float" office:value="72.770744978001" calcext:value-type="float">
            <text:p>72.770744978001</text:p>
          </table:table-cell>
          <table:table-cell office:value-type="float" office:value="132626" calcext:value-type="float">
            <text:p>132626</text:p>
          </table:table-cell>
          <table:table-cell office:value-type="float" office:value="55750" calcext:value-type="float">
            <text:p>55750</text:p>
          </table:table-cell>
          <table:table-cell office:value-type="float" office:value="1.63569111671399" calcext:value-type="float">
            <text:p>1.63569111671399</text:p>
          </table:table-cell>
          <table:table-cell office:value-type="float" office:value="0.519213059000322" calcext:value-type="float">
            <text:p>0.519213059000322</text:p>
          </table:table-cell>
          <table:table-cell table:formula="of:=[.$D471]*100000" office:value-type="float" office:value="163569.111671399" calcext:value-type="float">
            <text:p>163569.111671399</text:p>
          </table:table-cell>
          <table:table-cell table:formula="of:=[.$E471]*400000" office:value-type="float" office:value="207685.223600129" calcext:value-type="float">
            <text:p>207685.223600129</text:p>
          </table:table-cell>
        </table:table-row>
        <table:table-row table:style-name="ro1">
          <table:table-cell office:value-type="float" office:value="72.9138767469995" calcext:value-type="float">
            <text:p>72.9138767469995</text:p>
          </table:table-cell>
          <table:table-cell office:value-type="float" office:value="132577" calcext:value-type="float">
            <text:p>132577</text:p>
          </table:table-cell>
          <table:table-cell office:value-type="float" office:value="129860" calcext:value-type="float">
            <text:p>129860</text:p>
          </table:table-cell>
          <table:table-cell office:value-type="float" office:value="1.88547597029427" calcext:value-type="float">
            <text:p>1.88547597029427</text:p>
          </table:table-cell>
          <table:table-cell office:value-type="float" office:value="0.509303901000749" calcext:value-type="float">
            <text:p>0.509303901000749</text:p>
          </table:table-cell>
          <table:table-cell table:formula="of:=[.$D472]*100000" office:value-type="float" office:value="188547.597029427" calcext:value-type="float">
            <text:p>188547.597029427</text:p>
          </table:table-cell>
          <table:table-cell table:formula="of:=[.$E472]*400000" office:value-type="float" office:value="203721.5604003" calcext:value-type="float">
            <text:p>203721.5604003</text:p>
          </table:table-cell>
        </table:table-row>
        <table:table-row table:style-name="ro1">
          <table:table-cell office:value-type="float" office:value="73.0766693509995" calcext:value-type="float">
            <text:p>73.0766693509995</text:p>
          </table:table-cell>
          <table:table-cell office:value-type="float" office:value="132427" calcext:value-type="float">
            <text:p>132427</text:p>
          </table:table-cell>
          <table:table-cell office:value-type="float" office:value="109458" calcext:value-type="float">
            <text:p>109458</text:p>
          </table:table-cell>
          <table:table-cell office:value-type="float" office:value="2.08646296801624" calcext:value-type="float">
            <text:p>2.08646296801624</text:p>
          </table:table-cell>
          <table:table-cell office:value-type="float" office:value="0.511320475001412" calcext:value-type="float">
            <text:p>0.511320475001412</text:p>
          </table:table-cell>
          <table:table-cell table:formula="of:=[.$D473]*100000" office:value-type="float" office:value="208646.296801624" calcext:value-type="float">
            <text:p>208646.296801624</text:p>
          </table:table-cell>
          <table:table-cell table:formula="of:=[.$E473]*400000" office:value-type="float" office:value="204528.190000565" calcext:value-type="float">
            <text:p>204528.190000565</text:p>
          </table:table-cell>
        </table:table-row>
        <table:table-row table:style-name="ro1">
          <table:table-cell office:value-type="float" office:value="73.2389294679997" calcext:value-type="float">
            <text:p>73.2389294679997</text:p>
          </table:table-cell>
          <table:table-cell office:value-type="float" office:value="132180" calcext:value-type="float">
            <text:p>132180</text:p>
          </table:table-cell>
          <table:table-cell office:value-type="float" office:value="125080" calcext:value-type="float">
            <text:p>125080</text:p>
          </table:table-cell>
          <table:table-cell office:value-type="float" office:value="1.66917037441299" calcext:value-type="float">
            <text:p>1.66917037441299</text:p>
          </table:table-cell>
          <table:table-cell office:value-type="float" office:value="0.396451984001033" calcext:value-type="float">
            <text:p>0.396451984001033</text:p>
          </table:table-cell>
          <table:table-cell table:formula="of:=[.$D474]*100000" office:value-type="float" office:value="166917.037441299" calcext:value-type="float">
            <text:p>166917.037441299</text:p>
          </table:table-cell>
          <table:table-cell table:formula="of:=[.$E474]*400000" office:value-type="float" office:value="158580.793600413" calcext:value-type="float">
            <text:p>158580.793600413</text:p>
          </table:table-cell>
        </table:table-row>
        <table:table-row table:style-name="ro1">
          <table:table-cell office:value-type="float" office:value="73.3993725239998" calcext:value-type="float">
            <text:p>73.3993725239998</text:p>
          </table:table-cell>
          <table:table-cell office:value-type="float" office:value="131844" calcext:value-type="float">
            <text:p>131844</text:p>
          </table:table-cell>
          <table:table-cell office:value-type="float" office:value="85786" calcext:value-type="float">
            <text:p>85786</text:p>
          </table:table-cell>
          <table:table-cell office:value-type="float" office:value="1.33533629953039" calcext:value-type="float">
            <text:p>1.33533629953039</text:p>
          </table:table-cell>
          <table:table-cell office:value-type="float" office:value="0.402537345999008" calcext:value-type="float">
            <text:p>0.402537345999008</text:p>
          </table:table-cell>
          <table:table-cell table:formula="of:=[.$D475]*100000" office:value-type="float" office:value="133533.629953039" calcext:value-type="float">
            <text:p>133533.629953039</text:p>
          </table:table-cell>
          <table:table-cell table:formula="of:=[.$E475]*400000" office:value-type="float" office:value="161014.938399603" calcext:value-type="float">
            <text:p>161014.938399603</text:p>
          </table:table-cell>
        </table:table-row>
        <table:table-row table:style-name="ro1">
          <table:table-cell office:value-type="float" office:value="73.5559275030009" calcext:value-type="float">
            <text:p>73.5559275030009</text:p>
          </table:table-cell>
          <table:table-cell office:value-type="float" office:value="131434" calcext:value-type="float">
            <text:p>131434</text:p>
          </table:table-cell>
          <table:table-cell office:value-type="float" office:value="113946" calcext:value-type="float">
            <text:p>113946</text:p>
          </table:table-cell>
          <table:table-cell office:value-type="float" office:value="1.64513978792363" calcext:value-type="float">
            <text:p>1.64513978792363</text:p>
          </table:table-cell>
          <table:table-cell office:value-type="float" office:value="0.396087470000566" calcext:value-type="float">
            <text:p>0.396087470000566</text:p>
          </table:table-cell>
          <table:table-cell table:formula="of:=[.$D476]*100000" office:value-type="float" office:value="164513.978792363" calcext:value-type="float">
            <text:p>164513.978792363</text:p>
          </table:table-cell>
          <table:table-cell table:formula="of:=[.$E476]*400000" office:value-type="float" office:value="158434.988000226" calcext:value-type="float">
            <text:p>158434.988000226</text:p>
          </table:table-cell>
        </table:table-row>
        <table:table-row table:style-name="ro1">
          <table:table-cell office:value-type="float" office:value="73.7116709719994" calcext:value-type="float">
            <text:p>73.7116709719994</text:p>
          </table:table-cell>
          <table:table-cell office:value-type="float" office:value="130950" calcext:value-type="float">
            <text:p>130950</text:p>
          </table:table-cell>
          <table:table-cell office:value-type="float" office:value="88142" calcext:value-type="float">
            <text:p>88142</text:p>
          </table:table-cell>
          <table:table-cell office:value-type="float" office:value="1.31611183033891" calcext:value-type="float">
            <text:p>1.31611183033891</text:p>
          </table:table-cell>
          <table:table-cell office:value-type="float" office:value="0.464576397000201" calcext:value-type="float">
            <text:p>0.464576397000201</text:p>
          </table:table-cell>
          <table:table-cell table:formula="of:=[.$D477]*100000" office:value-type="float" office:value="131611.183033891" calcext:value-type="float">
            <text:p>131611.183033891</text:p>
          </table:table-cell>
          <table:table-cell table:formula="of:=[.$E477]*400000" office:value-type="float" office:value="185830.55880008" calcext:value-type="float">
            <text:p>185830.55880008</text:p>
          </table:table-cell>
        </table:table-row>
        <table:table-row table:style-name="ro1">
          <table:table-cell office:value-type="float" office:value="73.8716029620009" calcext:value-type="float">
            <text:p>73.8716029620009</text:p>
          </table:table-cell>
          <table:table-cell office:value-type="float" office:value="130382" calcext:value-type="float">
            <text:p>130382</text:p>
          </table:table-cell>
          <table:table-cell office:value-type="float" office:value="78790" calcext:value-type="float">
            <text:p>78790</text:p>
          </table:table-cell>
          <table:table-cell office:value-type="float" office:value="1.63012523662885" calcext:value-type="float">
            <text:p>1.63012523662885</text:p>
          </table:table-cell>
          <table:table-cell office:value-type="float" office:value="0.46591268299926" calcext:value-type="float">
            <text:p>0.46591268299926</text:p>
          </table:table-cell>
          <table:table-cell table:formula="of:=[.$D478]*100000" office:value-type="float" office:value="163012.523662885" calcext:value-type="float">
            <text:p>163012.523662885</text:p>
          </table:table-cell>
          <table:table-cell table:formula="of:=[.$E478]*400000" office:value-type="float" office:value="186365.073199704" calcext:value-type="float">
            <text:p>186365.073199704</text:p>
          </table:table-cell>
        </table:table-row>
        <table:table-row table:style-name="ro1">
          <table:table-cell office:value-type="float" office:value="74.0324611920005" calcext:value-type="float">
            <text:p>74.0324611920005</text:p>
          </table:table-cell>
          <table:table-cell office:value-type="float" office:value="129744" calcext:value-type="float">
            <text:p>129744</text:p>
          </table:table-cell>
          <table:table-cell office:value-type="float" office:value="130186" calcext:value-type="float">
            <text:p>130186</text:p>
          </table:table-cell>
          <table:table-cell office:value-type="float" office:value="1.30410018930308" calcext:value-type="float">
            <text:p>1.30410018930308</text:p>
          </table:table-cell>
          <table:table-cell office:value-type="float" office:value="0.401299191000362" calcext:value-type="float">
            <text:p>0.401299191000362</text:p>
          </table:table-cell>
          <table:table-cell table:formula="of:=[.$D479]*100000" office:value-type="float" office:value="130410.018930308" calcext:value-type="float">
            <text:p>130410.018930308</text:p>
          </table:table-cell>
          <table:table-cell table:formula="of:=[.$E479]*400000" office:value-type="float" office:value="160519.676400145" calcext:value-type="float">
            <text:p>160519.676400145</text:p>
          </table:table-cell>
        </table:table-row>
        <table:table-row table:style-name="ro1">
          <table:table-cell office:value-type="float" office:value="74.1874814830007" calcext:value-type="float">
            <text:p>74.1874814830007</text:p>
          </table:table-cell>
          <table:table-cell office:value-type="float" office:value="129073" calcext:value-type="float">
            <text:p>129073</text:p>
          </table:table-cell>
          <table:table-cell office:value-type="float" office:value="74396" calcext:value-type="float">
            <text:p>74396</text:p>
          </table:table-cell>
          <table:table-cell office:value-type="float" office:value="1.6208779921982" calcext:value-type="float">
            <text:p>1.6208779921982</text:p>
          </table:table-cell>
          <table:table-cell office:value-type="float" office:value="0.383806263000224" calcext:value-type="float">
            <text:p>0.383806263000224</text:p>
          </table:table-cell>
          <table:table-cell table:formula="of:=[.$D480]*100000" office:value-type="float" office:value="162087.79921982" calcext:value-type="float">
            <text:p>162087.79921982</text:p>
          </table:table-cell>
          <table:table-cell table:formula="of:=[.$E480]*400000" office:value-type="float" office:value="153522.50520009" calcext:value-type="float">
            <text:p>153522.50520009</text:p>
          </table:table-cell>
        </table:table-row>
        <table:table-row table:style-name="ro1">
          <table:table-cell office:value-type="float" office:value="74.3425083040002" calcext:value-type="float">
            <text:p>74.3425083040002</text:p>
          </table:table-cell>
          <table:table-cell office:value-type="float" office:value="128357" calcext:value-type="float">
            <text:p>128357</text:p>
          </table:table-cell>
          <table:table-cell office:value-type="float" office:value="95680" calcext:value-type="float">
            <text:p>95680</text:p>
          </table:table-cell>
          <table:table-cell office:value-type="float" office:value="1.29670239375856" calcext:value-type="float">
            <text:p>1.29670239375856</text:p>
          </table:table-cell>
          <table:table-cell office:value-type="float" office:value="0.463263051000467" calcext:value-type="float">
            <text:p>0.463263051000467</text:p>
          </table:table-cell>
          <table:table-cell table:formula="of:=[.$D481]*100000" office:value-type="float" office:value="129670.239375856" calcext:value-type="float">
            <text:p>129670.239375856</text:p>
          </table:table-cell>
          <table:table-cell table:formula="of:=[.$E481]*400000" office:value-type="float" office:value="185305.220400187" calcext:value-type="float">
            <text:p>185305.220400187</text:p>
          </table:table-cell>
        </table:table-row>
        <table:table-row table:style-name="ro1">
          <table:table-cell office:value-type="float" office:value="74.5061605179999" calcext:value-type="float">
            <text:p>74.5061605179999</text:p>
          </table:table-cell>
          <table:table-cell office:value-type="float" office:value="127559" calcext:value-type="float">
            <text:p>127559</text:p>
          </table:table-cell>
          <table:table-cell office:value-type="float" office:value="96612" calcext:value-type="float">
            <text:p>96612</text:p>
          </table:table-cell>
          <table:table-cell office:value-type="float" office:value="1.61531890425416" calcext:value-type="float">
            <text:p>1.61531890425416</text:p>
          </table:table-cell>
          <table:table-cell office:value-type="float" office:value="0.468586295000932" calcext:value-type="float">
            <text:p>0.468586295000932</text:p>
          </table:table-cell>
          <table:table-cell table:formula="of:=[.$D482]*100000" office:value-type="float" office:value="161531.890425416" calcext:value-type="float">
            <text:p>161531.890425416</text:p>
          </table:table-cell>
          <table:table-cell table:formula="of:=[.$E482]*400000" office:value-type="float" office:value="187434.518000373" calcext:value-type="float">
            <text:p>187434.518000373</text:p>
          </table:table-cell>
        </table:table-row>
        <table:table-row table:style-name="ro1">
          <table:table-cell office:value-type="float" office:value="74.6644923090007" calcext:value-type="float">
            <text:p>74.6644923090007</text:p>
          </table:table-cell>
          <table:table-cell office:value-type="float" office:value="126756" calcext:value-type="float">
            <text:p>126756</text:p>
          </table:table-cell>
          <table:table-cell office:value-type="float" office:value="147134" calcext:value-type="float">
            <text:p>147134</text:p>
          </table:table-cell>
          <table:table-cell office:value-type="float" office:value="1.29225512340333" calcext:value-type="float">
            <text:p>1.29225512340333</text:p>
          </table:table-cell>
          <table:table-cell office:value-type="float" office:value="0.392243092999706" calcext:value-type="float">
            <text:p>0.392243092999706</text:p>
          </table:table-cell>
          <table:table-cell table:formula="of:=[.$D483]*100000" office:value-type="float" office:value="129225.512340333" calcext:value-type="float">
            <text:p>129225.512340333</text:p>
          </table:table-cell>
          <table:table-cell table:formula="of:=[.$E483]*400000" office:value-type="float" office:value="156897.237199883" calcext:value-type="float">
            <text:p>156897.237199883</text:p>
          </table:table-cell>
        </table:table-row>
        <table:table-row table:style-name="ro1">
          <table:table-cell office:value-type="float" office:value="74.8572498600006" calcext:value-type="float">
            <text:p>74.8572498600006</text:p>
          </table:table-cell>
          <table:table-cell office:value-type="float" office:value="125752" calcext:value-type="float">
            <text:p>125752</text:p>
          </table:table-cell>
          <table:table-cell office:value-type="float" office:value="58226" calcext:value-type="float">
            <text:p>58226</text:p>
          </table:table-cell>
          <table:table-cell office:value-type="float" office:value="1.61134420567453" calcext:value-type="float">
            <text:p>1.61134420567453</text:p>
          </table:table-cell>
          <table:table-cell office:value-type="float" office:value="0.429923192999922" calcext:value-type="float">
            <text:p>0.429923192999922</text:p>
          </table:table-cell>
          <table:table-cell table:formula="of:=[.$D484]*100000" office:value-type="float" office:value="161134.420567453" calcext:value-type="float">
            <text:p>161134.420567453</text:p>
          </table:table-cell>
          <table:table-cell table:formula="of:=[.$E484]*400000" office:value-type="float" office:value="171969.277199969" calcext:value-type="float">
            <text:p>171969.277199969</text:p>
          </table:table-cell>
        </table:table-row>
        <table:table-row table:style-name="ro1">
          <table:table-cell office:value-type="float" office:value="75.0116225330003" calcext:value-type="float">
            <text:p>75.0116225330003</text:p>
          </table:table-cell>
          <table:table-cell office:value-type="float" office:value="124938" calcext:value-type="float">
            <text:p>124938</text:p>
          </table:table-cell>
          <table:table-cell office:value-type="float" office:value="96936" calcext:value-type="float">
            <text:p>96936</text:p>
          </table:table-cell>
          <table:table-cell office:value-type="float" office:value="1.28907536453963" calcext:value-type="float">
            <text:p>1.28907536453963</text:p>
          </table:table-cell>
          <table:table-cell office:value-type="float" office:value="0.49698666400036" calcext:value-type="float">
            <text:p>0.49698666400036</text:p>
          </table:table-cell>
          <table:table-cell table:formula="of:=[.$D485]*100000" office:value-type="float" office:value="128907.536453963" calcext:value-type="float">
            <text:p>128907.536453963</text:p>
          </table:table-cell>
          <table:table-cell table:formula="of:=[.$E485]*400000" office:value-type="float" office:value="198794.665600144" calcext:value-type="float">
            <text:p>198794.665600144</text:p>
          </table:table-cell>
        </table:table-row>
        <table:table-row table:style-name="ro1">
          <table:table-cell office:value-type="float" office:value="75.1713354799995" calcext:value-type="float">
            <text:p>75.1713354799995</text:p>
          </table:table-cell>
          <table:table-cell office:value-type="float" office:value="124096" calcext:value-type="float">
            <text:p>124096</text:p>
          </table:table-cell>
          <table:table-cell office:value-type="float" office:value="118518" calcext:value-type="float">
            <text:p>118518</text:p>
          </table:table-cell>
          <table:table-cell office:value-type="float" office:value="1.60915643011373" calcext:value-type="float">
            <text:p>1.60915643011373</text:p>
          </table:table-cell>
          <table:table-cell office:value-type="float" office:value="0.499686755998482" calcext:value-type="float">
            <text:p>0.499686755998482</text:p>
          </table:table-cell>
          <table:table-cell table:formula="of:=[.$D486]*100000" office:value-type="float" office:value="160915.643011373" calcext:value-type="float">
            <text:p>160915.643011373</text:p>
          </table:table-cell>
          <table:table-cell table:formula="of:=[.$E486]*400000" office:value-type="float" office:value="199874.702399393" calcext:value-type="float">
            <text:p>199874.702399393</text:p>
          </table:table-cell>
        </table:table-row>
        <table:table-row table:style-name="ro1">
          <table:table-cell office:value-type="float" office:value="75.338312924001" calcext:value-type="float">
            <text:p>75.338312924001</text:p>
          </table:table-cell>
          <table:table-cell office:value-type="float" office:value="123228" calcext:value-type="float">
            <text:p>123228</text:p>
          </table:table-cell>
          <table:table-cell office:value-type="float" office:value="125786" calcext:value-type="float">
            <text:p>125786</text:p>
          </table:table-cell>
          <table:table-cell office:value-type="float" office:value="1.28732514409098" calcext:value-type="float">
            <text:p>1.28732514409098</text:p>
          </table:table-cell>
          <table:table-cell office:value-type="float" office:value="0.327909494999403" calcext:value-type="float">
            <text:p>0.327909494999403</text:p>
          </table:table-cell>
          <table:table-cell table:formula="of:=[.$D487]*100000" office:value-type="float" office:value="128732.514409098" calcext:value-type="float">
            <text:p>128732.514409098</text:p>
          </table:table-cell>
          <table:table-cell table:formula="of:=[.$E487]*400000" office:value-type="float" office:value="131163.797999761" calcext:value-type="float">
            <text:p>131163.797999761</text:p>
          </table:table-cell>
        </table:table-row>
        <table:table-row table:style-name="ro1">
          <table:table-cell office:value-type="float" office:value="75.5057426530002" calcext:value-type="float">
            <text:p>75.5057426530002</text:p>
          </table:table-cell>
          <table:table-cell office:value-type="float" office:value="122381" calcext:value-type="float">
            <text:p>122381</text:p>
          </table:table-cell>
          <table:table-cell office:value-type="float" office:value="103128" calcext:value-type="float">
            <text:p>103128</text:p>
          </table:table-cell>
          <table:table-cell office:value-type="float" office:value="1.02986011527278" calcext:value-type="float">
            <text:p>1.02986011527278</text:p>
          </table:table-cell>
          <table:table-cell office:value-type="float" office:value="0.414115224000852" calcext:value-type="float">
            <text:p>0.414115224000852</text:p>
          </table:table-cell>
          <table:table-cell table:formula="of:=[.$D488]*100000" office:value-type="float" office:value="102986.011527278" calcext:value-type="float">
            <text:p>102986.011527278</text:p>
          </table:table-cell>
          <table:table-cell table:formula="of:=[.$E488]*400000" office:value-type="float" office:value="165646.089600341" calcext:value-type="float">
            <text:p>165646.089600341</text:p>
          </table:table-cell>
        </table:table-row>
        <table:table-row table:style-name="ro1">
          <table:table-cell office:value-type="float" office:value="75.6700752950001" calcext:value-type="float">
            <text:p>75.6700752950001</text:p>
          </table:table-cell>
          <table:table-cell office:value-type="float" office:value="121583" calcext:value-type="float">
            <text:p>121583</text:p>
          </table:table-cell>
          <table:table-cell office:value-type="float" office:value="109170" calcext:value-type="float">
            <text:p>109170</text:p>
          </table:table-cell>
          <table:table-cell office:value-type="float" office:value="0.823888092218228" calcext:value-type="float">
            <text:p>0.823888092218228</text:p>
          </table:table-cell>
          <table:table-cell office:value-type="float" office:value="0.409046353999656" calcext:value-type="float">
            <text:p>0.409046353999656</text:p>
          </table:table-cell>
          <table:table-cell table:formula="of:=[.$D489]*100000" office:value-type="float" office:value="82388.8092218228" calcext:value-type="float">
            <text:p>82388.8092218228</text:p>
          </table:table-cell>
          <table:table-cell table:formula="of:=[.$E489]*400000" office:value-type="float" office:value="163618.541599863" calcext:value-type="float">
            <text:p>163618.541599863</text:p>
          </table:table-cell>
        </table:table-row>
        <table:table-row table:style-name="ro1">
          <table:table-cell office:value-type="float" office:value="75.8305107300002" calcext:value-type="float">
            <text:p>75.8305107300002</text:p>
          </table:table-cell>
          <table:table-cell office:value-type="float" office:value="120845" calcext:value-type="float">
            <text:p>120845</text:p>
          </table:table-cell>
          <table:table-cell office:value-type="float" office:value="103290" calcext:value-type="float">
            <text:p>103290</text:p>
          </table:table-cell>
          <table:table-cell office:value-type="float" office:value="0.659110473774582" calcext:value-type="float">
            <text:p>0.659110473774582</text:p>
          </table:table-cell>
          <table:table-cell office:value-type="float" office:value="0.403706929999316" calcext:value-type="float">
            <text:p>0.403706929999316</text:p>
          </table:table-cell>
          <table:table-cell table:formula="of:=[.$D490]*100000" office:value-type="float" office:value="65911.0473774582" calcext:value-type="float">
            <text:p>65911.0473774582</text:p>
          </table:table-cell>
          <table:table-cell table:formula="of:=[.$E490]*400000" office:value-type="float" office:value="161482.771999727" calcext:value-type="float">
            <text:p>161482.771999727</text:p>
          </table:table-cell>
        </table:table-row>
        <table:table-row table:style-name="ro1">
          <table:table-cell office:value-type="float" office:value="75.985096716" calcext:value-type="float">
            <text:p>75.985096716</text:p>
          </table:table-cell>
          <table:table-cell office:value-type="float" office:value="120183" calcext:value-type="float">
            <text:p>120183</text:p>
          </table:table-cell>
          <table:table-cell office:value-type="float" office:value="105944" calcext:value-type="float">
            <text:p>105944</text:p>
          </table:table-cell>
          <table:table-cell office:value-type="float" office:value="1.10436347783389" calcext:value-type="float">
            <text:p>1.10436347783389</text:p>
          </table:table-cell>
          <table:table-cell office:value-type="float" office:value="0.391702737000742" calcext:value-type="float">
            <text:p>0.391702737000742</text:p>
          </table:table-cell>
          <table:table-cell table:formula="of:=[.$D491]*100000" office:value-type="float" office:value="110436.347783389" calcext:value-type="float">
            <text:p>110436.347783389</text:p>
          </table:table-cell>
          <table:table-cell table:formula="of:=[.$E491]*400000" office:value-type="float" office:value="156681.094800297" calcext:value-type="float">
            <text:p>156681.094800297</text:p>
          </table:table-cell>
        </table:table-row>
        <table:table-row table:style-name="ro1">
          <table:table-cell office:value-type="float" office:value="76.1453160790006" calcext:value-type="float">
            <text:p>76.1453160790006</text:p>
          </table:table-cell>
          <table:table-cell office:value-type="float" office:value="119554" calcext:value-type="float">
            <text:p>119554</text:p>
          </table:table-cell>
          <table:table-cell office:value-type="float" office:value="110822" calcext:value-type="float">
            <text:p>110822</text:p>
          </table:table-cell>
          <table:table-cell office:value-type="float" office:value="1.46167737885056" calcext:value-type="float">
            <text:p>1.46167737885056</text:p>
          </table:table-cell>
          <table:table-cell office:value-type="float" office:value="0.399982114999148" calcext:value-type="float">
            <text:p>0.399982114999148</text:p>
          </table:table-cell>
          <table:table-cell table:formula="of:=[.$D492]*100000" office:value-type="float" office:value="146167.737885056" calcext:value-type="float">
            <text:p>146167.737885056</text:p>
          </table:table-cell>
          <table:table-cell table:formula="of:=[.$E492]*400000" office:value-type="float" office:value="159992.845999659" calcext:value-type="float">
            <text:p>159992.845999659</text:p>
          </table:table-cell>
        </table:table-row>
        <table:table-row table:style-name="ro1">
          <table:table-cell office:value-type="float" office:value="76.3023485640006" calcext:value-type="float">
            <text:p>76.3023485640006</text:p>
          </table:table-cell>
          <table:table-cell office:value-type="float" office:value="119002" calcext:value-type="float">
            <text:p>119002</text:p>
          </table:table-cell>
          <table:table-cell office:value-type="float" office:value="92096" calcext:value-type="float">
            <text:p>92096</text:p>
          </table:table-cell>
          <table:table-cell office:value-type="float" office:value="1.74676972460276" calcext:value-type="float">
            <text:p>1.74676972460276</text:p>
          </table:table-cell>
          <table:table-cell office:value-type="float" office:value="0.387169263000033" calcext:value-type="float">
            <text:p>0.387169263000033</text:p>
          </table:table-cell>
          <table:table-cell table:formula="of:=[.$D493]*100000" office:value-type="float" office:value="174676.972460276" calcext:value-type="float">
            <text:p>174676.972460276</text:p>
          </table:table-cell>
          <table:table-cell table:formula="of:=[.$E493]*400000" office:value-type="float" office:value="154867.705200013" calcext:value-type="float">
            <text:p>154867.705200013</text:p>
          </table:table-cell>
        </table:table-row>
        <table:table-row table:style-name="ro1">
          <table:table-cell office:value-type="float" office:value="76.4561230800009" calcext:value-type="float">
            <text:p>76.4561230800009</text:p>
          </table:table-cell>
          <table:table-cell office:value-type="float" office:value="118531" calcext:value-type="float">
            <text:p>118531</text:p>
          </table:table-cell>
          <table:table-cell office:value-type="float" office:value="100022" calcext:value-type="float">
            <text:p>100022</text:p>
          </table:table-cell>
          <table:table-cell office:value-type="float" office:value="1.39741577968221" calcext:value-type="float">
            <text:p>1.39741577968221</text:p>
          </table:table-cell>
          <table:table-cell office:value-type="float" office:value="0.391695057000106" calcext:value-type="float">
            <text:p>0.391695057000106</text:p>
          </table:table-cell>
          <table:table-cell table:formula="of:=[.$D494]*100000" office:value-type="float" office:value="139741.577968221" calcext:value-type="float">
            <text:p>139741.577968221</text:p>
          </table:table-cell>
          <table:table-cell table:formula="of:=[.$E494]*400000" office:value-type="float" office:value="156678.022800043" calcext:value-type="float">
            <text:p>156678.022800043</text:p>
          </table:table-cell>
        </table:table-row>
        <table:table-row table:style-name="ro1">
          <table:table-cell office:value-type="float" office:value="76.6159769790011" calcext:value-type="float">
            <text:p>76.6159769790011</text:p>
          </table:table-cell>
          <table:table-cell office:value-type="float" office:value="118119" calcext:value-type="float">
            <text:p>118119</text:p>
          </table:table-cell>
          <table:table-cell office:value-type="float" office:value="88394" calcext:value-type="float">
            <text:p>88394</text:p>
          </table:table-cell>
          <table:table-cell office:value-type="float" office:value="1.69571040152354" calcext:value-type="float">
            <text:p>1.69571040152354</text:p>
          </table:table-cell>
          <table:table-cell office:value-type="float" office:value="0.391262601999188" calcext:value-type="float">
            <text:p>0.391262601999188</text:p>
          </table:table-cell>
          <table:table-cell table:formula="of:=[.$D495]*100000" office:value-type="float" office:value="169571.040152354" calcext:value-type="float">
            <text:p>169571.040152354</text:p>
          </table:table-cell>
          <table:table-cell table:formula="of:=[.$E495]*400000" office:value-type="float" office:value="156505.040799675" calcext:value-type="float">
            <text:p>156505.040799675</text:p>
          </table:table-cell>
        </table:table-row>
        <table:table-row table:style-name="ro1">
          <table:table-cell office:value-type="float" office:value="76.7616273879994" calcext:value-type="float">
            <text:p>76.7616273879994</text:p>
          </table:table-cell>
          <table:table-cell office:value-type="float" office:value="117818" calcext:value-type="float">
            <text:p>117818</text:p>
          </table:table-cell>
          <table:table-cell office:value-type="float" office:value="132164" calcext:value-type="float">
            <text:p>132164</text:p>
          </table:table-cell>
          <table:table-cell office:value-type="float" office:value="1.35656832121883" calcext:value-type="float">
            <text:p>1.35656832121883</text:p>
          </table:table-cell>
          <table:table-cell office:value-type="float" office:value="0.374637712999174" calcext:value-type="float">
            <text:p>0.374637712999174</text:p>
          </table:table-cell>
          <table:table-cell table:formula="of:=[.$D496]*100000" office:value-type="float" office:value="135656.832121883" calcext:value-type="float">
            <text:p>135656.832121883</text:p>
          </table:table-cell>
          <table:table-cell table:formula="of:=[.$E496]*400000" office:value-type="float" office:value="149855.08519967" calcext:value-type="float">
            <text:p>149855.08519967</text:p>
          </table:table-cell>
        </table:table-row>
        <table:table-row table:style-name="ro1">
          <table:table-cell office:value-type="float" office:value="76.886337037" calcext:value-type="float">
            <text:p>76.886337037</text:p>
          </table:table-cell>
          <table:table-cell office:value-type="float" office:value="117620" calcext:value-type="float">
            <text:p>117620</text:p>
          </table:table-cell>
          <table:table-cell office:value-type="float" office:value="12000" calcext:value-type="float">
            <text:p>12000</text:p>
          </table:table-cell>
          <table:table-cell office:value-type="float" office:value="1.08525465697507" calcext:value-type="float">
            <text:p>1.08525465697507</text:p>
          </table:table-cell>
          <table:table-cell office:value-type="float" office:value="0.431394680999802" calcext:value-type="float">
            <text:p>0.431394680999802</text:p>
          </table:table-cell>
          <table:table-cell table:formula="of:=[.$D497]*100000" office:value-type="float" office:value="108525.465697507" calcext:value-type="float">
            <text:p>108525.465697507</text:p>
          </table:table-cell>
          <table:table-cell table:formula="of:=[.$E497]*400000" office:value-type="float" office:value="172557.872399921" calcext:value-type="float">
            <text:p>172557.872399921</text:p>
          </table:table-cell>
        </table:table-row>
        <table:table-row table:style-name="ro1">
          <table:table-cell office:value-type="float" office:value="77.0250051120001" calcext:value-type="float">
            <text:p>77.0250051120001</text:p>
          </table:table-cell>
          <table:table-cell office:value-type="float" office:value="117467" calcext:value-type="float">
            <text:p>117467</text:p>
          </table:table-cell>
          <table:table-cell office:value-type="float" office:value="104780" calcext:value-type="float">
            <text:p>104780</text:p>
          </table:table-cell>
          <table:table-cell office:value-type="float" office:value="0.868203725580054" calcext:value-type="float">
            <text:p>0.868203725580054</text:p>
          </table:table-cell>
          <table:table-cell office:value-type="float" office:value="0.405409179998969" calcext:value-type="float">
            <text:p>0.405409179998969</text:p>
          </table:table-cell>
          <table:table-cell table:formula="of:=[.$D498]*100000" office:value-type="float" office:value="86820.3725580054" calcext:value-type="float">
            <text:p>86820.3725580054</text:p>
          </table:table-cell>
          <table:table-cell table:formula="of:=[.$E498]*400000" office:value-type="float" office:value="162163.671999588" calcext:value-type="float">
            <text:p>162163.671999588</text:p>
          </table:table-cell>
        </table:table-row>
        <table:table-row table:style-name="ro1">
          <table:table-cell office:value-type="float" office:value="77.1777567259996" calcext:value-type="float">
            <text:p>77.1777567259996</text:p>
          </table:table-cell>
          <table:table-cell office:value-type="float" office:value="117382" calcext:value-type="float">
            <text:p>117382</text:p>
          </table:table-cell>
          <table:table-cell office:value-type="float" office:value="133506" calcext:value-type="float">
            <text:p>133506</text:p>
          </table:table-cell>
          <table:table-cell office:value-type="float" office:value="0.694562980464043" calcext:value-type="float">
            <text:p>0.694562980464043</text:p>
          </table:table-cell>
          <table:table-cell office:value-type="float" office:value="0.289780519999113" calcext:value-type="float">
            <text:p>0.289780519999113</text:p>
          </table:table-cell>
          <table:table-cell table:formula="of:=[.$D499]*100000" office:value-type="float" office:value="69456.2980464043" calcext:value-type="float">
            <text:p>69456.2980464043</text:p>
          </table:table-cell>
          <table:table-cell table:formula="of:=[.$E499]*400000" office:value-type="float" office:value="115912.207999645" calcext:value-type="float">
            <text:p>115912.207999645</text:p>
          </table:table-cell>
        </table:table-row>
        <table:table-row table:style-name="ro1">
          <table:table-cell office:value-type="float" office:value="77.3313209500011" calcext:value-type="float">
            <text:p>77.3313209500011</text:p>
          </table:table-cell>
          <table:table-cell office:value-type="float" office:value="117387" calcext:value-type="float">
            <text:p>117387</text:p>
          </table:table-cell>
          <table:table-cell office:value-type="float" office:value="85372" calcext:value-type="float">
            <text:p>85372</text:p>
          </table:table-cell>
          <table:table-cell office:value-type="float" office:value="0.555650384371235" calcext:value-type="float">
            <text:p>0.555650384371235</text:p>
          </table:table-cell>
          <table:table-cell office:value-type="float" office:value="0.36701935200108" calcext:value-type="float">
            <text:p>0.36701935200108</text:p>
          </table:table-cell>
          <table:table-cell table:formula="of:=[.$D500]*100000" office:value-type="float" office:value="55565.0384371235" calcext:value-type="float">
            <text:p>55565.0384371235</text:p>
          </table:table-cell>
          <table:table-cell table:formula="of:=[.$E500]*400000" office:value-type="float" office:value="146807.740800432" calcext:value-type="float">
            <text:p>146807.740800432</text:p>
          </table:table-cell>
        </table:table-row>
        <table:table-row table:style-name="ro1">
          <table:table-cell office:value-type="float" office:value="77.4835867769998" calcext:value-type="float">
            <text:p>77.4835867769998</text:p>
          </table:table-cell>
          <table:table-cell office:value-type="float" office:value="117484" calcext:value-type="float">
            <text:p>117484</text:p>
          </table:table-cell>
          <table:table-cell office:value-type="float" office:value="98910" calcext:value-type="float">
            <text:p>98910</text:p>
          </table:table-cell>
          <table:table-cell office:value-type="float" office:value="0.444520307496988" calcext:value-type="float">
            <text:p>0.444520307496988</text:p>
          </table:table-cell>
          <table:table-cell office:value-type="float" office:value="0.37819069500074" calcext:value-type="float">
            <text:p>0.37819069500074</text:p>
          </table:table-cell>
          <table:table-cell table:formula="of:=[.$D501]*100000" office:value-type="float" office:value="44452.0307496988" calcext:value-type="float">
            <text:p>44452.0307496988</text:p>
          </table:table-cell>
          <table:table-cell table:formula="of:=[.$E501]*400000" office:value-type="float" office:value="151276.278000296" calcext:value-type="float">
            <text:p>151276.278000296</text:p>
          </table:table-cell>
        </table:table-row>
        <table:table-row table:style-name="ro1">
          <table:table-cell office:value-type="float" office:value="77.6497071310005" calcext:value-type="float">
            <text:p>77.6497071310005</text:p>
          </table:table-cell>
          <table:table-cell office:value-type="float" office:value="117693" calcext:value-type="float">
            <text:p>117693</text:p>
          </table:table-cell>
          <table:table-cell office:value-type="float" office:value="80740" calcext:value-type="float">
            <text:p>80740</text:p>
          </table:table-cell>
          <table:table-cell office:value-type="float" office:value="0.35561624599759" calcext:value-type="float">
            <text:p>0.35561624599759</text:p>
          </table:table-cell>
          <table:table-cell office:value-type="float" office:value="0.464223672999651" calcext:value-type="float">
            <text:p>0.464223672999651</text:p>
          </table:table-cell>
          <table:table-cell table:formula="of:=[.$D502]*100000" office:value-type="float" office:value="35561.624599759" calcext:value-type="float">
            <text:p>35561.624599759</text:p>
          </table:table-cell>
          <table:table-cell table:formula="of:=[.$E502]*400000" office:value-type="float" office:value="185689.46919986" calcext:value-type="float">
            <text:p>185689.46919986</text:p>
          </table:table-cell>
        </table:table-row>
        <table:table-row table:style-name="ro1">
          <table:table-cell office:value-type="float" office:value="77.8130978320005" calcext:value-type="float">
            <text:p>77.8130978320005</text:p>
          </table:table-cell>
          <table:table-cell office:value-type="float" office:value="118005" calcext:value-type="float">
            <text:p>118005</text:p>
          </table:table-cell>
          <table:table-cell office:value-type="float" office:value="89250" calcext:value-type="float">
            <text:p>89250</text:p>
          </table:table-cell>
          <table:table-cell office:value-type="float" office:value="0.284492996798072" calcext:value-type="float">
            <text:p>0.284492996798072</text:p>
          </table:table-cell>
          <table:table-cell office:value-type="float" office:value="0.473441192998507" calcext:value-type="float">
            <text:p>0.473441192998507</text:p>
          </table:table-cell>
          <table:table-cell table:formula="of:=[.$D503]*100000" office:value-type="float" office:value="28449.2996798072" calcext:value-type="float">
            <text:p>28449.2996798072</text:p>
          </table:table-cell>
          <table:table-cell table:formula="of:=[.$E503]*400000" office:value-type="float" office:value="189376.477199403" calcext:value-type="float">
            <text:p>189376.477199403</text:p>
          </table:table-cell>
        </table:table-row>
        <table:table-row table:style-name="ro1">
          <table:table-cell office:value-type="float" office:value="77.9725873059997" calcext:value-type="float">
            <text:p>77.9725873059997</text:p>
          </table:table-cell>
          <table:table-cell office:value-type="float" office:value="118410" calcext:value-type="float">
            <text:p>118410</text:p>
          </table:table-cell>
          <table:table-cell office:value-type="float" office:value="70854" calcext:value-type="float">
            <text:p>70854</text:p>
          </table:table-cell>
          <table:table-cell office:value-type="float" office:value="0.227594397438458" calcext:value-type="float">
            <text:p>0.227594397438458</text:p>
          </table:table-cell>
          <table:table-cell office:value-type="float" office:value="0.485940501999721" calcext:value-type="float">
            <text:p>0.485940501999721</text:p>
          </table:table-cell>
          <table:table-cell table:formula="of:=[.$D504]*100000" office:value-type="float" office:value="22759.4397438458" calcext:value-type="float">
            <text:p>22759.4397438458</text:p>
          </table:table-cell>
          <table:table-cell table:formula="of:=[.$E504]*400000" office:value-type="float" office:value="194376.200799888" calcext:value-type="float">
            <text:p>194376.200799888</text:p>
          </table:table-cell>
        </table:table-row>
        <table:table-row table:style-name="ro1">
          <table:table-cell office:value-type="float" office:value="78.128989453" calcext:value-type="float">
            <text:p>78.128989453</text:p>
          </table:table-cell>
          <table:table-cell office:value-type="float" office:value="118899" calcext:value-type="float">
            <text:p>118899</text:p>
          </table:table-cell>
          <table:table-cell office:value-type="float" office:value="115996" calcext:value-type="float">
            <text:p>115996</text:p>
          </table:table-cell>
          <table:table-cell office:value-type="float" office:value="0.182075517950766" calcext:value-type="float">
            <text:p>0.182075517950766</text:p>
          </table:table-cell>
          <table:table-cell office:value-type="float" office:value="0.396313811999789" calcext:value-type="float">
            <text:p>0.396313811999789</text:p>
          </table:table-cell>
          <table:table-cell table:formula="of:=[.$D505]*100000" office:value-type="float" office:value="18207.5517950766" calcext:value-type="float">
            <text:p>18207.5517950766</text:p>
          </table:table-cell>
          <table:table-cell table:formula="of:=[.$E505]*400000" office:value-type="float" office:value="158525.524799916" calcext:value-type="float">
            <text:p>158525.524799916</text:p>
          </table:table-cell>
        </table:table-row>
        <table:table-row table:style-name="ro1">
          <table:table-cell office:value-type="float" office:value="78.2832838459999" calcext:value-type="float">
            <text:p>78.2832838459999</text:p>
          </table:table-cell>
          <table:table-cell office:value-type="float" office:value="119470" calcext:value-type="float">
            <text:p>119470</text:p>
          </table:table-cell>
          <table:table-cell office:value-type="float" office:value="80360" calcext:value-type="float">
            <text:p>80360</text:p>
          </table:table-cell>
          <table:table-cell office:value-type="float" office:value="0.145660414360613" calcext:value-type="float">
            <text:p>0.145660414360613</text:p>
          </table:table-cell>
          <table:table-cell office:value-type="float" office:value="0.382071202000589" calcext:value-type="float">
            <text:p>0.382071202000589</text:p>
          </table:table-cell>
          <table:table-cell table:formula="of:=[.$D506]*100000" office:value-type="float" office:value="14566.0414360613" calcext:value-type="float">
            <text:p>14566.0414360613</text:p>
          </table:table-cell>
          <table:table-cell table:formula="of:=[.$E506]*400000" office:value-type="float" office:value="152828.480800235" calcext:value-type="float">
            <text:p>152828.480800235</text:p>
          </table:table-cell>
        </table:table-row>
        <table:table-row table:style-name="ro1">
          <table:table-cell office:value-type="float" office:value="78.4339809749999" calcext:value-type="float">
            <text:p>78.4339809749999</text:p>
          </table:table-cell>
          <table:table-cell office:value-type="float" office:value="120107" calcext:value-type="float">
            <text:p>120107</text:p>
          </table:table-cell>
          <table:table-cell office:value-type="float" office:value="118146" calcext:value-type="float">
            <text:p>118146</text:p>
          </table:table-cell>
          <table:table-cell office:value-type="float" office:value="0.11652833148849" calcext:value-type="float">
            <text:p>0.11652833148849</text:p>
          </table:table-cell>
          <table:table-cell office:value-type="float" office:value="0.382329744999879" calcext:value-type="float">
            <text:p>0.382329744999879</text:p>
          </table:table-cell>
          <table:table-cell table:formula="of:=[.$D507]*100000" office:value-type="float" office:value="11652.833148849" calcext:value-type="float">
            <text:p>11652.833148849</text:p>
          </table:table-cell>
          <table:table-cell table:formula="of:=[.$E507]*400000" office:value-type="float" office:value="152931.897999952" calcext:value-type="float">
            <text:p>152931.897999952</text:p>
          </table:table-cell>
        </table:table-row>
        <table:table-row table:style-name="ro1">
          <table:table-cell office:value-type="float" office:value="78.5908070269998" calcext:value-type="float">
            <text:p>78.5908070269998</text:p>
          </table:table-cell>
          <table:table-cell office:value-type="float" office:value="120848" calcext:value-type="float">
            <text:p>120848</text:p>
          </table:table-cell>
          <table:table-cell office:value-type="float" office:value="87828" calcext:value-type="float">
            <text:p>87828</text:p>
          </table:table-cell>
          <table:table-cell office:value-type="float" office:value="0.0932226651907923" calcext:value-type="float">
            <text:p>0.0932226651907923</text:p>
          </table:table-cell>
          <table:table-cell office:value-type="float" office:value="0.376644626998313" calcext:value-type="float">
            <text:p>0.376644626998313</text:p>
          </table:table-cell>
          <table:table-cell table:formula="of:=[.$D508]*100000" office:value-type="float" office:value="9322.26651907923" calcext:value-type="float">
            <text:p>9322.26651907923</text:p>
          </table:table-cell>
          <table:table-cell table:formula="of:=[.$E508]*400000" office:value-type="float" office:value="150657.850799325" calcext:value-type="float">
            <text:p>150657.850799325</text:p>
          </table:table-cell>
        </table:table-row>
        <table:table-row table:style-name="ro1">
          <table:table-cell office:value-type="float" office:value="78.749739715" calcext:value-type="float">
            <text:p>78.749739715</text:p>
          </table:table-cell>
          <table:table-cell office:value-type="float" office:value="121677" calcext:value-type="float">
            <text:p>121677</text:p>
          </table:table-cell>
          <table:table-cell office:value-type="float" office:value="92630" calcext:value-type="float">
            <text:p>92630</text:p>
          </table:table-cell>
          <table:table-cell office:value-type="float" office:value="0.0745781321526338" calcext:value-type="float">
            <text:p>0.0745781321526338</text:p>
          </table:table-cell>
          <table:table-cell office:value-type="float" office:value="0.393016992000412" calcext:value-type="float">
            <text:p>0.393016992000412</text:p>
          </table:table-cell>
          <table:table-cell table:formula="of:=[.$D509]*100000" office:value-type="float" office:value="7457.81321526338" calcext:value-type="float">
            <text:p>7457.81321526338</text:p>
          </table:table-cell>
          <table:table-cell table:formula="of:=[.$E509]*400000" office:value-type="float" office:value="157206.796800165" calcext:value-type="float">
            <text:p>157206.796800165</text:p>
          </table:table-cell>
        </table:table-row>
        <table:table-row table:style-name="ro1">
          <table:table-cell office:value-type="float" office:value="78.9160332299998" calcext:value-type="float">
            <text:p>78.9160332299998</text:p>
          </table:table-cell>
          <table:table-cell office:value-type="float" office:value="122619" calcext:value-type="float">
            <text:p>122619</text:p>
          </table:table-cell>
          <table:table-cell office:value-type="float" office:value="53682" calcext:value-type="float">
            <text:p>53682</text:p>
          </table:table-cell>
          <table:table-cell office:value-type="float" office:value="0.0596625057221071" calcext:value-type="float">
            <text:p>0.0596625057221071</text:p>
          </table:table-cell>
          <table:table-cell office:value-type="float" office:value="0.482169746999716" calcext:value-type="float">
            <text:p>0.482169746999716</text:p>
          </table:table-cell>
          <table:table-cell table:formula="of:=[.$D510]*100000" office:value-type="float" office:value="5966.25057221071" calcext:value-type="float">
            <text:p>5966.25057221071</text:p>
          </table:table-cell>
          <table:table-cell table:formula="of:=[.$E510]*400000" office:value-type="float" office:value="192867.898799886" calcext:value-type="float">
            <text:p>192867.898799886</text:p>
          </table:table-cell>
        </table:table-row>
        <table:table-row table:style-name="ro1">
          <table:table-cell office:value-type="float" office:value="79.0414513480009" calcext:value-type="float">
            <text:p>79.0414513480009</text:p>
          </table:table-cell>
          <table:table-cell office:value-type="float" office:value="123376" calcext:value-type="float">
            <text:p>123376</text:p>
          </table:table-cell>
          <table:table-cell office:value-type="float" office:value="53444" calcext:value-type="float">
            <text:p>53444</text:p>
          </table:table-cell>
          <table:table-cell office:value-type="float" office:value="0.0477300045776857" calcext:value-type="float">
            <text:p>0.0477300045776857</text:p>
          </table:table-cell>
          <table:table-cell office:value-type="float" office:value="0.528765973000191" calcext:value-type="float">
            <text:p>0.528765973000191</text:p>
          </table:table-cell>
          <table:table-cell table:formula="of:=[.$D511]*100000" office:value-type="float" office:value="4773.00045776857" calcext:value-type="float">
            <text:p>4773.00045776857</text:p>
          </table:table-cell>
          <table:table-cell table:formula="of:=[.$E511]*400000" office:value-type="float" office:value="211506.389200076" calcext:value-type="float">
            <text:p>211506.389200076</text:p>
          </table:table-cell>
        </table:table-row>
        <table:table-row table:style-name="ro1">
          <table:table-cell office:value-type="float" office:value="79.1902033940005" calcext:value-type="float">
            <text:p>79.1902033940005</text:p>
          </table:table-cell>
          <table:table-cell office:value-type="float" office:value="124318" calcext:value-type="float">
            <text:p>124318</text:p>
          </table:table-cell>
          <table:table-cell office:value-type="float" office:value="109368" calcext:value-type="float">
            <text:p>109368</text:p>
          </table:table-cell>
          <table:table-cell office:value-type="float" office:value="0.0381840036621485" calcext:value-type="float">
            <text:p>0.0381840036621485</text:p>
          </table:table-cell>
          <table:table-cell office:value-type="float" office:value="0.512686911000856" calcext:value-type="float">
            <text:p>0.512686911000856</text:p>
          </table:table-cell>
          <table:table-cell table:formula="of:=[.$D512]*100000" office:value-type="float" office:value="3818.40036621485" calcext:value-type="float">
            <text:p>3818.40036621485</text:p>
          </table:table-cell>
          <table:table-cell table:formula="of:=[.$E512]*400000" office:value-type="float" office:value="205074.764400342" calcext:value-type="float">
            <text:p>205074.764400342</text:p>
          </table:table-cell>
        </table:table-row>
        <table:table-row table:style-name="ro1">
          <table:table-cell office:value-type="float" office:value="79.3501677639997" calcext:value-type="float">
            <text:p>79.3501677639997</text:p>
          </table:table-cell>
          <table:table-cell office:value-type="float" office:value="125379" calcext:value-type="float">
            <text:p>125379</text:p>
          </table:table-cell>
          <table:table-cell office:value-type="float" office:value="71820" calcext:value-type="float">
            <text:p>71820</text:p>
          </table:table-cell>
          <table:table-cell office:value-type="float" office:value="0.0305472029297188" calcext:value-type="float">
            <text:p>0.0305472029297188</text:p>
          </table:table-cell>
          <table:table-cell office:value-type="float" office:value="0.434669079999367" calcext:value-type="float">
            <text:p>0.434669079999367</text:p>
          </table:table-cell>
          <table:table-cell table:formula="of:=[.$D513]*100000" office:value-type="float" office:value="3054.72029297188" calcext:value-type="float">
            <text:p>3054.72029297188</text:p>
          </table:table-cell>
          <table:table-cell table:formula="of:=[.$E513]*400000" office:value-type="float" office:value="173867.631999747" calcext:value-type="float">
            <text:p>173867.631999747</text:p>
          </table:table-cell>
        </table:table-row>
        <table:table-row table:style-name="ro1">
          <table:table-cell office:value-type="float" office:value="79.5255236470002" calcext:value-type="float">
            <text:p>79.5255236470002</text:p>
          </table:table-cell>
          <table:table-cell office:value-type="float" office:value="126588" calcext:value-type="float">
            <text:p>126588</text:p>
          </table:table-cell>
          <table:table-cell office:value-type="float" office:value="111406" calcext:value-type="float">
            <text:p>111406</text:p>
          </table:table-cell>
          <table:table-cell office:value-type="float" office:value="0.0244377623437751" calcext:value-type="float">
            <text:p>0.0244377623437751</text:p>
          </table:table-cell>
          <table:table-cell office:value-type="float" office:value="0.408643348999249" calcext:value-type="float">
            <text:p>0.408643348999249</text:p>
          </table:table-cell>
          <table:table-cell table:formula="of:=[.$D514]*100000" office:value-type="float" office:value="2443.77623437751" calcext:value-type="float">
            <text:p>2443.77623437751</text:p>
          </table:table-cell>
          <table:table-cell table:formula="of:=[.$E514]*400000" office:value-type="float" office:value="163457.339599699" calcext:value-type="float">
            <text:p>163457.339599699</text:p>
          </table:table-cell>
        </table:table-row>
        <table:table-row table:style-name="ro1">
          <table:table-cell office:value-type="float" office:value="79.6964619480004" calcext:value-type="float">
            <text:p>79.6964619480004</text:p>
          </table:table-cell>
          <table:table-cell office:value-type="float" office:value="127800" calcext:value-type="float">
            <text:p>127800</text:p>
          </table:table-cell>
          <table:table-cell office:value-type="float" office:value="97948" calcext:value-type="float">
            <text:p>97948</text:p>
          </table:table-cell>
          <table:table-cell office:value-type="float" office:value="0.0195502098750201" calcext:value-type="float">
            <text:p>0.0195502098750201</text:p>
          </table:table-cell>
          <table:table-cell office:value-type="float" office:value="0.424942943000133" calcext:value-type="float">
            <text:p>0.424942943000133</text:p>
          </table:table-cell>
          <table:table-cell table:formula="of:=[.$D515]*100000" office:value-type="float" office:value="1955.020987502" calcext:value-type="float">
            <text:p>1955.020987502</text:p>
          </table:table-cell>
          <table:table-cell table:formula="of:=[.$E515]*400000" office:value-type="float" office:value="169977.177200053" calcext:value-type="float">
            <text:p>169977.177200053</text:p>
          </table:table-cell>
        </table:table-row>
        <table:table-row table:style-name="ro1">
          <table:table-cell office:value-type="float" office:value="79.8707618789995" calcext:value-type="float">
            <text:p>79.8707618789995</text:p>
          </table:table-cell>
          <table:table-cell office:value-type="float" office:value="129059" calcext:value-type="float">
            <text:p>129059</text:p>
          </table:table-cell>
          <table:table-cell office:value-type="float" office:value="116140" calcext:value-type="float">
            <text:p>116140</text:p>
          </table:table-cell>
          <table:table-cell office:value-type="float" office:value="0.015640167900016" calcext:value-type="float">
            <text:p>0.015640167900016</text:p>
          </table:table-cell>
          <table:table-cell office:value-type="float" office:value="0.43304765099856" calcext:value-type="float">
            <text:p>0.43304765099856</text:p>
          </table:table-cell>
          <table:table-cell table:formula="of:=[.$D516]*100000" office:value-type="float" office:value="1564.0167900016" calcext:value-type="float">
            <text:p>1564.0167900016</text:p>
          </table:table-cell>
          <table:table-cell table:formula="of:=[.$E516]*400000" office:value-type="float" office:value="173219.060399424" calcext:value-type="float">
            <text:p>173219.060399424</text:p>
          </table:table-cell>
        </table:table-row>
        <table:table-row table:style-name="ro1">
          <table:table-cell office:value-type="float" office:value="80.040177072" calcext:value-type="float">
            <text:p>80.040177072</text:p>
          </table:table-cell>
          <table:table-cell office:value-type="float" office:value="130292" calcext:value-type="float">
            <text:p>130292</text:p>
          </table:table-cell>
          <table:table-cell office:value-type="float" office:value="77470" calcext:value-type="float">
            <text:p>77470</text:p>
          </table:table-cell>
          <table:table-cell office:value-type="float" office:value="0.0125121343200128" calcext:value-type="float">
            <text:p>0.0125121343200128</text:p>
          </table:table-cell>
          <table:table-cell office:value-type="float" office:value="0.363771432999783" calcext:value-type="float">
            <text:p>0.363771432999783</text:p>
          </table:table-cell>
          <table:table-cell table:formula="of:=[.$D517]*100000" office:value-type="float" office:value="1251.21343200128" calcext:value-type="float">
            <text:p>1251.21343200128</text:p>
          </table:table-cell>
          <table:table-cell table:formula="of:=[.$E517]*400000" office:value-type="float" office:value="145508.573199913" calcext:value-type="float">
            <text:p>145508.573199913</text:p>
          </table:table-cell>
        </table:table-row>
        <table:table-row table:style-name="ro1">
          <table:table-cell office:value-type="float" office:value="80.141480282" calcext:value-type="float">
            <text:p>80.141480282</text:p>
          </table:table-cell>
          <table:table-cell office:value-type="float" office:value="131029" calcext:value-type="float">
            <text:p>131029</text:p>
          </table:table-cell>
          <table:table-cell office:value-type="float" office:value="102766" calcext:value-type="float">
            <text:p>102766</text:p>
          </table:table-cell>
          <table:table-cell office:value-type="float" office:value="0.0100097074560103" calcext:value-type="float">
            <text:p>0.0100097074560103</text:p>
          </table:table-cell>
          <table:table-cell office:value-type="float" office:value="0.436305659000936" calcext:value-type="float">
            <text:p>0.436305659000936</text:p>
          </table:table-cell>
          <table:table-cell table:formula="of:=[.$D518]*100000" office:value-type="float" office:value="1000.97074560103" calcext:value-type="float">
            <text:p>1000.97074560103</text:p>
          </table:table-cell>
          <table:table-cell table:formula="of:=[.$E518]*400000" office:value-type="float" office:value="174522.263600375" calcext:value-type="float">
            <text:p>174522.263600375</text:p>
          </table:table-cell>
        </table:table-row>
        <table:table-row table:style-name="ro1">
          <table:table-cell office:value-type="float" office:value="80.3105671800004" calcext:value-type="float">
            <text:p>80.3105671800004</text:p>
          </table:table-cell>
          <table:table-cell office:value-type="float" office:value="132249" calcext:value-type="float">
            <text:p>132249</text:p>
          </table:table-cell>
          <table:table-cell office:value-type="float" office:value="66434" calcext:value-type="float">
            <text:p>66434</text:p>
          </table:table-cell>
          <table:table-cell office:value-type="float" office:value="0.00800776596480821" calcext:value-type="float">
            <text:p>0.00800776596480821</text:p>
          </table:table-cell>
          <table:table-cell office:value-type="float" office:value="0.440820362999148" calcext:value-type="float">
            <text:p>0.440820362999148</text:p>
          </table:table-cell>
          <table:table-cell table:formula="of:=[.$D519]*100000" office:value-type="float" office:value="800.776596480822" calcext:value-type="float">
            <text:p>800.776596480822</text:p>
          </table:table-cell>
          <table:table-cell table:formula="of:=[.$E519]*400000" office:value-type="float" office:value="176328.145199659" calcext:value-type="float">
            <text:p>176328.145199659</text:p>
          </table:table-cell>
        </table:table-row>
        <table:table-row table:style-name="ro1">
          <table:table-cell office:value-type="float" office:value="80.470372279" calcext:value-type="float">
            <text:p>80.470372279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3858" calcext:value-type="float">
            <text:p>103858</text:p>
          </table:table-cell>
          <table:table-cell office:value-type="float" office:value="0.00640621277184657" calcext:value-type="float">
            <text:p>0.00640621277184657</text:p>
          </table:table-cell>
          <table:table-cell office:value-type="float" office:value="0.425411229000019" calcext:value-type="float">
            <text:p>0.425411229000019</text:p>
          </table:table-cell>
          <table:table-cell table:formula="of:=[.$D520]*100000" office:value-type="float" office:value="640.621277184657" calcext:value-type="float">
            <text:p>640.621277184657</text:p>
          </table:table-cell>
          <table:table-cell table:formula="of:=[.$E520]*400000" office:value-type="float" office:value="170164.491600008" calcext:value-type="float">
            <text:p>170164.491600008</text:p>
          </table:table-cell>
        </table:table-row>
        <table:table-row table:style-name="ro1">
          <table:table-cell office:value-type="float" office:value="80.6381101110001" calcext:value-type="float">
            <text:p>80.6381101110001</text:p>
          </table:table-cell>
          <table:table-cell office:value-type="float" office:value="134540" calcext:value-type="float">
            <text:p>134540</text:p>
          </table:table-cell>
          <table:table-cell office:value-type="float" office:value="84822" calcext:value-type="float">
            <text:p>84822</text:p>
          </table:table-cell>
          <table:table-cell office:value-type="float" office:value="0.00512497021747726" calcext:value-type="float">
            <text:p>0.00512497021747726</text:p>
          </table:table-cell>
          <table:table-cell office:value-type="float" office:value="0.496518707999712" calcext:value-type="float">
            <text:p>0.496518707999712</text:p>
          </table:table-cell>
          <table:table-cell table:formula="of:=[.$D521]*100000" office:value-type="float" office:value="512.497021747726" calcext:value-type="float">
            <text:p>512.497021747726</text:p>
          </table:table-cell>
          <table:table-cell table:formula="of:=[.$E521]*400000" office:value-type="float" office:value="198607.483199885" calcext:value-type="float">
            <text:p>198607.483199885</text:p>
          </table:table-cell>
        </table:table-row>
        <table:table-row table:style-name="ro1">
          <table:table-cell office:value-type="float" office:value="80.7979536300009" calcext:value-type="float">
            <text:p>80.7979536300009</text:p>
          </table:table-cell>
          <table:table-cell office:value-type="float" office:value="135604" calcext:value-type="float">
            <text:p>135604</text:p>
          </table:table-cell>
          <table:table-cell office:value-type="float" office:value="91396" calcext:value-type="float">
            <text:p>91396</text:p>
          </table:table-cell>
          <table:table-cell office:value-type="float" office:value="0.00409997617398181" calcext:value-type="float">
            <text:p>0.00409997617398181</text:p>
          </table:table-cell>
          <table:table-cell office:value-type="float" office:value="0.481258415999037" calcext:value-type="float">
            <text:p>0.481258415999037</text:p>
          </table:table-cell>
          <table:table-cell table:formula="of:=[.$D522]*100000" office:value-type="float" office:value="409.997617398181" calcext:value-type="float">
            <text:p>409.997617398181</text:p>
          </table:table-cell>
          <table:table-cell table:formula="of:=[.$E522]*400000" office:value-type="float" office:value="192503.366399615" calcext:value-type="float">
            <text:p>192503.366399615</text:p>
          </table:table-cell>
        </table:table-row>
        <table:table-row table:style-name="ro1">
          <table:table-cell office:value-type="float" office:value="80.9630783709999" calcext:value-type="float">
            <text:p>80.9630783709999</text:p>
          </table:table-cell>
          <table:table-cell office:value-type="float" office:value="136651" calcext:value-type="float">
            <text:p>136651</text:p>
          </table:table-cell>
          <table:table-cell office:value-type="float" office:value="67870" calcext:value-type="float">
            <text:p>67870</text:p>
          </table:table-cell>
          <table:table-cell office:value-type="float" office:value="0.00327998093918545" calcext:value-type="float">
            <text:p>0.00327998093918545</text:p>
          </table:table-cell>
          <table:table-cell office:value-type="float" office:value="0.563386597001227" calcext:value-type="float">
            <text:p>0.563386597001227</text:p>
          </table:table-cell>
          <table:table-cell table:formula="of:=[.$D523]*100000" office:value-type="float" office:value="327.998093918545" calcext:value-type="float">
            <text:p>327.998093918545</text:p>
          </table:table-cell>
          <table:table-cell table:formula="of:=[.$E523]*400000" office:value-type="float" office:value="225354.638800491" calcext:value-type="float">
            <text:p>225354.638800491</text:p>
          </table:table-cell>
        </table:table-row>
        <table:table-row table:style-name="ro1">
          <table:table-cell office:value-type="float" office:value="81.1256736329997" calcext:value-type="float">
            <text:p>81.1256736329997</text:p>
          </table:table-cell>
          <table:table-cell office:value-type="float" office:value="137623" calcext:value-type="float">
            <text:p>137623</text:p>
          </table:table-cell>
          <table:table-cell office:value-type="float" office:value="112214" calcext:value-type="float">
            <text:p>112214</text:p>
          </table:table-cell>
          <table:table-cell office:value-type="float" office:value="0.00262398475134836" calcext:value-type="float">
            <text:p>0.00262398475134836</text:p>
          </table:table-cell>
          <table:table-cell office:value-type="float" office:value="0.484232051998333" calcext:value-type="float">
            <text:p>0.484232051998333</text:p>
          </table:table-cell>
          <table:table-cell table:formula="of:=[.$D524]*100000" office:value-type="float" office:value="262.398475134836" calcext:value-type="float">
            <text:p>262.398475134836</text:p>
          </table:table-cell>
          <table:table-cell table:formula="of:=[.$E524]*400000" office:value-type="float" office:value="193692.820799333" calcext:value-type="float">
            <text:p>193692.820799333</text:p>
          </table:table-cell>
        </table:table-row>
        <table:table-row table:style-name="ro1">
          <table:table-cell office:value-type="float" office:value="81.228027905001" calcext:value-type="float">
            <text:p>81.228027905001</text:p>
          </table:table-cell>
          <table:table-cell office:value-type="float" office:value="138200" calcext:value-type="float">
            <text:p>138200</text:p>
          </table:table-cell>
          <table:table-cell office:value-type="float" office:value="55908" calcext:value-type="float">
            <text:p>55908</text:p>
          </table:table-cell>
          <table:table-cell office:value-type="float" office:value="0.00209918780107869" calcext:value-type="float">
            <text:p>0.00209918780107869</text:p>
          </table:table-cell>
          <table:table-cell office:value-type="float" office:value="0.501121903000239" calcext:value-type="float">
            <text:p>0.501121903000239</text:p>
          </table:table-cell>
          <table:table-cell table:formula="of:=[.$D525]*100000" office:value-type="float" office:value="209.918780107868" calcext:value-type="float">
            <text:p>209.918780107868</text:p>
          </table:table-cell>
          <table:table-cell table:formula="of:=[.$E525]*400000" office:value-type="float" office:value="200448.761200096" calcext:value-type="float">
            <text:p>200448.761200096</text:p>
          </table:table-cell>
        </table:table-row>
        <table:table-row table:style-name="ro1">
          <table:table-cell office:value-type="float" office:value="81.3321235469994" calcext:value-type="float">
            <text:p>81.3321235469994</text:p>
          </table:table-cell>
          <table:table-cell office:value-type="float" office:value="138758" calcext:value-type="float">
            <text:p>138758</text:p>
          </table:table-cell>
          <table:table-cell office:value-type="float" office:value="18570" calcext:value-type="float">
            <text:p>18570</text:p>
          </table:table-cell>
          <table:table-cell office:value-type="float" office:value="0.00167935024086295" calcext:value-type="float">
            <text:p>0.00167935024086295</text:p>
          </table:table-cell>
          <table:table-cell office:value-type="float" office:value="0.603181112001039" calcext:value-type="float">
            <text:p>0.603181112001039</text:p>
          </table:table-cell>
          <table:table-cell table:formula="of:=[.$D526]*100000" office:value-type="float" office:value="167.935024086295" calcext:value-type="float">
            <text:p>167.935024086295</text:p>
          </table:table-cell>
          <table:table-cell table:formula="of:=[.$E526]*400000" office:value-type="float" office:value="241272.444800416" calcext:value-type="float">
            <text:p>241272.444800416</text:p>
          </table:table-cell>
        </table:table-row>
        <table:table-row table:style-name="ro1">
          <table:table-cell office:value-type="float" office:value="81.4807837120006" calcext:value-type="float">
            <text:p>81.4807837120006</text:p>
          </table:table-cell>
          <table:table-cell office:value-type="float" office:value="139499" calcext:value-type="float">
            <text:p>139499</text:p>
          </table:table-cell>
          <table:table-cell office:value-type="float" office:value="106370" calcext:value-type="float">
            <text:p>106370</text:p>
          </table:table-cell>
          <table:table-cell office:value-type="float" office:value="0.00134348019269036" calcext:value-type="float">
            <text:p>0.00134348019269036</text:p>
          </table:table-cell>
          <table:table-cell office:value-type="float" office:value="0.511253324000791" calcext:value-type="float">
            <text:p>0.511253324000791</text:p>
          </table:table-cell>
          <table:table-cell table:formula="of:=[.$D527]*100000" office:value-type="float" office:value="134.348019269036" calcext:value-type="float">
            <text:p>134.348019269036</text:p>
          </table:table-cell>
          <table:table-cell table:formula="of:=[.$E527]*400000" office:value-type="float" office:value="204501.329600316" calcext:value-type="float">
            <text:p>204501.329600316</text:p>
          </table:table-cell>
        </table:table-row>
        <table:table-row table:style-name="ro1">
          <table:table-cell office:value-type="float" office:value="81.6451225849996" calcext:value-type="float">
            <text:p>81.6451225849996</text:p>
          </table:table-cell>
          <table:table-cell office:value-type="float" office:value="140236" calcext:value-type="float">
            <text:p>140236</text:p>
          </table:table-cell>
          <table:table-cell office:value-type="float" office:value="85254" calcext:value-type="float">
            <text:p>85254</text:p>
          </table:table-cell>
          <table:table-cell office:value-type="float" office:value="0.00107478415415229" calcext:value-type="float">
            <text:p>0.00107478415415229</text:p>
          </table:table-cell>
          <table:table-cell office:value-type="float" office:value="0.521162372999243" calcext:value-type="float">
            <text:p>0.521162372999243</text:p>
          </table:table-cell>
          <table:table-cell table:formula="of:=[.$D528]*100000" office:value-type="float" office:value="107.478415415229" calcext:value-type="float">
            <text:p>107.478415415229</text:p>
          </table:table-cell>
          <table:table-cell table:formula="of:=[.$E528]*400000" office:value-type="float" office:value="208464.949199697" calcext:value-type="float">
            <text:p>208464.949199697</text:p>
          </table:table-cell>
        </table:table-row>
        <table:table-row table:style-name="ro1">
          <table:table-cell office:value-type="float" office:value="81.800448299" calcext:value-type="float">
            <text:p>81.800448299</text:p>
          </table:table-cell>
          <table:table-cell office:value-type="float" office:value="140849" calcext:value-type="float">
            <text:p>140849</text:p>
          </table:table-cell>
          <table:table-cell office:value-type="float" office:value="124808" calcext:value-type="float">
            <text:p>124808</text:p>
          </table:table-cell>
          <table:table-cell office:value-type="float" office:value="0.00085982732332183" calcext:value-type="float">
            <text:p>0.00085982732332183</text:p>
          </table:table-cell>
          <table:table-cell office:value-type="float" office:value="0.393569329000457" calcext:value-type="float">
            <text:p>0.393569329000457</text:p>
          </table:table-cell>
          <table:table-cell table:formula="of:=[.$D529]*100000" office:value-type="float" office:value="85.982732332183" calcext:value-type="float">
            <text:p>85.982732332183</text:p>
          </table:table-cell>
          <table:table-cell table:formula="of:=[.$E529]*400000" office:value-type="float" office:value="157427.731600183" calcext:value-type="float">
            <text:p>157427.731600183</text:p>
          </table:table-cell>
        </table:table-row>
        <table:table-row table:style-name="ro1">
          <table:table-cell office:value-type="float" office:value="81.964292345001" calcext:value-type="float">
            <text:p>81.964292345001</text:p>
          </table:table-cell>
          <table:table-cell office:value-type="float" office:value="141403" calcext:value-type="float">
            <text:p>141403</text:p>
          </table:table-cell>
          <table:table-cell office:value-type="float" office:value="45600" calcext:value-type="float">
            <text:p>45600</text:p>
          </table:table-cell>
          <table:table-cell office:value-type="float" office:value="0.000687861858657464" calcext:value-type="float">
            <text:p>0.000687861858657464</text:p>
          </table:table-cell>
          <table:table-cell office:value-type="float" office:value="0.549451521001174" calcext:value-type="float">
            <text:p>0.549451521001174</text:p>
          </table:table-cell>
          <table:table-cell table:formula="of:=[.$D530]*100000" office:value-type="float" office:value="68.7861858657464" calcext:value-type="float">
            <text:p>68.7861858657464</text:p>
          </table:table-cell>
          <table:table-cell table:formula="of:=[.$E530]*400000" office:value-type="float" office:value="219780.60840047" calcext:value-type="float">
            <text:p>219780.60840047</text:p>
          </table:table-cell>
        </table:table-row>
        <table:table-row table:style-name="ro1">
          <table:table-cell office:value-type="float" office:value="82.1214166410009" calcext:value-type="float">
            <text:p>82.1214166410009</text:p>
          </table:table-cell>
          <table:table-cell office:value-type="float" office:value="141839" calcext:value-type="float">
            <text:p>141839</text:p>
          </table:table-cell>
          <table:table-cell office:value-type="float" office:value="101474" calcext:value-type="float">
            <text:p>101474</text:p>
          </table:table-cell>
          <table:table-cell office:value-type="float" office:value="0.000550289486925971" calcext:value-type="float">
            <text:p>0.000550289486925971</text:p>
          </table:table-cell>
          <table:table-cell office:value-type="float" office:value="0.47745686000053" calcext:value-type="float">
            <text:p>0.47745686000053</text:p>
          </table:table-cell>
          <table:table-cell table:formula="of:=[.$D531]*100000" office:value-type="float" office:value="55.0289486925971" calcext:value-type="float">
            <text:p>55.0289486925971</text:p>
          </table:table-cell>
          <table:table-cell table:formula="of:=[.$E531]*400000" office:value-type="float" office:value="190982.744000212" calcext:value-type="float">
            <text:p>190982.744000212</text:p>
          </table:table-cell>
        </table:table-row>
        <table:table-row table:style-name="ro1">
          <table:table-cell office:value-type="float" office:value="82.2871855009998" calcext:value-type="float">
            <text:p>82.2871855009998</text:p>
          </table:table-cell>
          <table:table-cell office:value-type="float" office:value="142197" calcext:value-type="float">
            <text:p>142197</text:p>
          </table:table-cell>
          <table:table-cell office:value-type="float" office:value="97000" calcext:value-type="float">
            <text:p>97000</text:p>
          </table:table-cell>
          <table:table-cell office:value-type="float" office:value="0.000440231589540777" calcext:value-type="float">
            <text:p>0.000440231589540777</text:p>
          </table:table-cell>
          <table:table-cell office:value-type="float" office:value="0.560566402999029" calcext:value-type="float">
            <text:p>0.560566402999029</text:p>
          </table:table-cell>
          <table:table-cell table:formula="of:=[.$D532]*100000" office:value-type="float" office:value="44.0231589540777" calcext:value-type="float">
            <text:p>44.0231589540777</text:p>
          </table:table-cell>
          <table:table-cell table:formula="of:=[.$E532]*400000" office:value-type="float" office:value="224226.561199612" calcext:value-type="float">
            <text:p>224226.561199612</text:p>
          </table:table-cell>
        </table:table-row>
        <table:table-row table:style-name="ro1">
          <table:table-cell office:value-type="float" office:value="82.4484130559995" calcext:value-type="float">
            <text:p>82.4484130559995</text:p>
          </table:table-cell>
          <table:table-cell office:value-type="float" office:value="142443" calcext:value-type="float">
            <text:p>142443</text:p>
          </table:table-cell>
          <table:table-cell office:value-type="float" office:value="91532" calcext:value-type="float">
            <text:p>91532</text:p>
          </table:table-cell>
          <table:table-cell office:value-type="float" office:value="0.000352185271632622" calcext:value-type="float">
            <text:p>0.000352185271632622</text:p>
          </table:table-cell>
          <table:table-cell office:value-type="float" office:value="0.48084634100087" calcext:value-type="float">
            <text:p>0.48084634100087</text:p>
          </table:table-cell>
          <table:table-cell table:formula="of:=[.$D533]*100000" office:value-type="float" office:value="35.2185271632621" calcext:value-type="float">
            <text:p>35.2185271632621</text:p>
          </table:table-cell>
          <table:table-cell table:formula="of:=[.$E533]*400000" office:value-type="float" office:value="192338.536400348" calcext:value-type="float">
            <text:p>192338.536400348</text:p>
          </table:table-cell>
        </table:table-row>
        <table:table-row table:style-name="ro1">
          <table:table-cell office:value-type="float" office:value="82.6180995520008" calcext:value-type="float">
            <text:p>82.6180995520008</text:p>
          </table:table-cell>
          <table:table-cell office:value-type="float" office:value="142590" calcext:value-type="float">
            <text:p>142590</text:p>
          </table:table-cell>
          <table:table-cell office:value-type="float" office:value="91874" calcext:value-type="float">
            <text:p>91874</text:p>
          </table:table-cell>
          <table:table-cell office:value-type="float" office:value="0.000281748217306097" calcext:value-type="float">
            <text:p>0.000281748217306097</text:p>
          </table:table-cell>
          <table:table-cell office:value-type="float" office:value="0.494984229999318" calcext:value-type="float">
            <text:p>0.494984229999318</text:p>
          </table:table-cell>
          <table:table-cell table:formula="of:=[.$D534]*100000" office:value-type="float" office:value="28.1748217306097" calcext:value-type="float">
            <text:p>28.1748217306097</text:p>
          </table:table-cell>
          <table:table-cell table:formula="of:=[.$E534]*400000" office:value-type="float" office:value="197993.691999727" calcext:value-type="float">
            <text:p>197993.691999727</text:p>
          </table:table-cell>
        </table:table-row>
        <table:table-row table:style-name="ro1">
          <table:table-cell office:value-type="float" office:value="82.7850099440002" calcext:value-type="float">
            <text:p>82.7850099440002</text:p>
          </table:table-cell>
          <table:table-cell office:value-type="float" office:value="142625" calcext:value-type="float">
            <text:p>142625</text:p>
          </table:table-cell>
          <table:table-cell office:value-type="float" office:value="82868" calcext:value-type="float">
            <text:p>82868</text:p>
          </table:table-cell>
          <table:table-cell office:value-type="float" office:value="0.000225398573844878" calcext:value-type="float">
            <text:p>0.000225398573844878</text:p>
          </table:table-cell>
          <table:table-cell office:value-type="float" office:value="0.572315323001021" calcext:value-type="float">
            <text:p>0.572315323001021</text:p>
          </table:table-cell>
          <table:table-cell table:formula="of:=[.$D535]*100000" office:value-type="float" office:value="22.5398573844878" calcext:value-type="float">
            <text:p>22.5398573844878</text:p>
          </table:table-cell>
          <table:table-cell table:formula="of:=[.$E535]*400000" office:value-type="float" office:value="228926.129200408" calcext:value-type="float">
            <text:p>228926.129200408</text:p>
          </table:table-cell>
        </table:table-row>
        <table:table-row table:style-name="ro1">
          <table:table-cell office:value-type="float" office:value="82.9500690349996" calcext:value-type="float">
            <text:p>82.9500690349996</text:p>
          </table:table-cell>
          <table:table-cell office:value-type="float" office:value="142552" calcext:value-type="float">
            <text:p>142552</text:p>
          </table:table-cell>
          <table:table-cell office:value-type="float" office:value="104852" calcext:value-type="float">
            <text:p>104852</text:p>
          </table:table-cell>
          <table:table-cell office:value-type="float" office:value="0.000180318859075902" calcext:value-type="float">
            <text:p>0.000180318859075902</text:p>
          </table:table-cell>
          <table:table-cell office:value-type="float" office:value="0.499811107998539" calcext:value-type="float">
            <text:p>0.499811107998539</text:p>
          </table:table-cell>
          <table:table-cell table:formula="of:=[.$D536]*100000" office:value-type="float" office:value="18.0318859075902" calcext:value-type="float">
            <text:p>18.0318859075902</text:p>
          </table:table-cell>
          <table:table-cell table:formula="of:=[.$E536]*400000" office:value-type="float" office:value="199924.443199416" calcext:value-type="float">
            <text:p>199924.443199416</text:p>
          </table:table-cell>
        </table:table-row>
        <table:table-row table:style-name="ro1">
          <table:table-cell office:value-type="float" office:value="83.1187578990011" calcext:value-type="float">
            <text:p>83.1187578990011</text:p>
          </table:table-cell>
          <table:table-cell office:value-type="float" office:value="142372" calcext:value-type="float">
            <text:p>142372</text:p>
          </table:table-cell>
          <table:table-cell office:value-type="float" office:value="85166" calcext:value-type="float">
            <text:p>85166</text:p>
          </table:table-cell>
          <table:table-cell office:value-type="float" office:value="0.000144255087260722" calcext:value-type="float">
            <text:p>0.000144255087260722</text:p>
          </table:table-cell>
          <table:table-cell office:value-type="float" office:value="0.583119942000849" calcext:value-type="float">
            <text:p>0.583119942000849</text:p>
          </table:table-cell>
          <table:table-cell table:formula="of:=[.$D537]*100000" office:value-type="float" office:value="14.4255087260722" calcext:value-type="float">
            <text:p>14.4255087260722</text:p>
          </table:table-cell>
          <table:table-cell table:formula="of:=[.$E537]*400000" office:value-type="float" office:value="233247.97680034" calcext:value-type="float">
            <text:p>233247.97680034</text:p>
          </table:table-cell>
        </table:table-row>
        <table:table-row table:style-name="ro1">
          <table:table-cell office:value-type="float" office:value="83.2772829120004" calcext:value-type="float">
            <text:p>83.2772829120004</text:p>
          </table:table-cell>
          <table:table-cell office:value-type="float" office:value="142108" calcext:value-type="float">
            <text:p>142108</text:p>
          </table:table-cell>
          <table:table-cell office:value-type="float" office:value="90362" calcext:value-type="float">
            <text:p>90362</text:p>
          </table:table-cell>
          <table:table-cell office:value-type="float" office:value="0.000115404069808577" calcext:value-type="float">
            <text:p>0.000115404069808577</text:p>
          </table:table-cell>
          <table:table-cell office:value-type="float" office:value="0.492002334000063" calcext:value-type="float">
            <text:p>0.492002334000063</text:p>
          </table:table-cell>
          <table:table-cell table:formula="of:=[.$D538]*100000" office:value-type="float" office:value="11.5404069808577" calcext:value-type="float">
            <text:p>11.5404069808577</text:p>
          </table:table-cell>
          <table:table-cell table:formula="of:=[.$E538]*400000" office:value-type="float" office:value="196800.933600025" calcext:value-type="float">
            <text:p>196800.933600025</text:p>
          </table:table-cell>
        </table:table-row>
        <table:table-row table:style-name="ro1">
          <table:table-cell office:value-type="float" office:value="83.4348769640001" calcext:value-type="float">
            <text:p>83.4348769640001</text:p>
          </table:table-cell>
          <table:table-cell office:value-type="float" office:value="141758" calcext:value-type="float">
            <text:p>141758</text:p>
          </table:table-cell>
          <table:table-cell office:value-type="float" office:value="89414" calcext:value-type="float">
            <text:p>89414</text:p>
          </table:table-cell>
          <table:table-cell office:value-type="float" office:value="0.0000923232558468619" calcext:value-type="float">
            <text:p>9.23232558468619E-05</text:p>
          </table:table-cell>
          <table:table-cell office:value-type="float" office:value="0.563254014999984" calcext:value-type="float">
            <text:p>0.563254014999984</text:p>
          </table:table-cell>
          <table:table-cell table:formula="of:=[.$D539]*100000" office:value-type="float" office:value="9.23232558468619" calcext:value-type="float">
            <text:p>9.23232558468619</text:p>
          </table:table-cell>
          <table:table-cell table:formula="of:=[.$E539]*400000" office:value-type="float" office:value="225301.605999994" calcext:value-type="float">
            <text:p>225301.605999994</text:p>
          </table:table-cell>
        </table:table-row>
        <table:table-row table:style-name="ro1">
          <table:table-cell office:value-type="float" office:value="83.6277776070001" calcext:value-type="float">
            <text:p>83.6277776070001</text:p>
          </table:table-cell>
          <table:table-cell office:value-type="float" office:value="141220" calcext:value-type="float">
            <text:p>141220</text:p>
          </table:table-cell>
          <table:table-cell office:value-type="float" office:value="91990" calcext:value-type="float">
            <text:p>91990</text:p>
          </table:table-cell>
          <table:table-cell office:value-type="float" office:value="0.0000738586046774896" calcext:value-type="float">
            <text:p>7.38586046774896E-05</text:p>
          </table:table-cell>
          <table:table-cell office:value-type="float" office:value="0.580299508999815" calcext:value-type="float">
            <text:p>0.580299508999815</text:p>
          </table:table-cell>
          <table:table-cell table:formula="of:=[.$D540]*100000" office:value-type="float" office:value="7.38586046774896" calcext:value-type="float">
            <text:p>7.38586046774896</text:p>
          </table:table-cell>
          <table:table-cell table:formula="of:=[.$E540]*400000" office:value-type="float" office:value="232119.803599926" calcext:value-type="float">
            <text:p>232119.803599926</text:p>
          </table:table-cell>
        </table:table-row>
        <table:table-row table:style-name="ro1">
          <table:table-cell office:value-type="float" office:value="83.7884320850008" calcext:value-type="float">
            <text:p>83.7884320850008</text:p>
          </table:table-cell>
          <table:table-cell office:value-type="float" office:value="140686" calcext:value-type="float">
            <text:p>140686</text:p>
          </table:table-cell>
          <table:table-cell office:value-type="float" office:value="98540" calcext:value-type="float">
            <text:p>98540</text:p>
          </table:table-cell>
          <table:table-cell office:value-type="float" office:value="0.0000590868837419916" calcext:value-type="float">
            <text:p>5.90868837419916E-05</text:p>
          </table:table-cell>
          <table:table-cell office:value-type="float" office:value="0.583016340999166" calcext:value-type="float">
            <text:p>0.583016340999166</text:p>
          </table:table-cell>
          <table:table-cell table:formula="of:=[.$D541]*100000" office:value-type="float" office:value="5.90868837419917" calcext:value-type="float">
            <text:p>5.90868837419917</text:p>
          </table:table-cell>
          <table:table-cell table:formula="of:=[.$E541]*400000" office:value-type="float" office:value="233206.536399666" calcext:value-type="float">
            <text:p>233206.536399666</text:p>
          </table:table-cell>
        </table:table-row>
        <table:table-row table:style-name="ro1">
          <table:table-cell office:value-type="float" office:value="83.9448440320011" calcext:value-type="float">
            <text:p>83.9448440320011</text:p>
          </table:table-cell>
          <table:table-cell office:value-type="float" office:value="140099" calcext:value-type="float">
            <text:p>140099</text:p>
          </table:table-cell>
          <table:table-cell office:value-type="float" office:value="110894" calcext:value-type="float">
            <text:p>110894</text:p>
          </table:table-cell>
          <table:table-cell office:value-type="float" office:value="0.0000472695069935933" calcext:value-type="float">
            <text:p>4.72695069935933E-05</text:p>
          </table:table-cell>
          <table:table-cell office:value-type="float" office:value="0.504657206000047" calcext:value-type="float">
            <text:p>0.504657206000047</text:p>
          </table:table-cell>
          <table:table-cell table:formula="of:=[.$D542]*100000" office:value-type="float" office:value="4.72695069935933" calcext:value-type="float">
            <text:p>4.72695069935933</text:p>
          </table:table-cell>
          <table:table-cell table:formula="of:=[.$E542]*400000" office:value-type="float" office:value="201862.882400019" calcext:value-type="float">
            <text:p>201862.882400019</text:p>
          </table:table-cell>
        </table:table-row>
        <table:table-row table:style-name="ro1">
          <table:table-cell office:value-type="float" office:value="84.0462383129998" calcext:value-type="float">
            <text:p>84.0462383129998</text:p>
          </table:table-cell>
          <table:table-cell office:value-type="float" office:value="139686" calcext:value-type="float">
            <text:p>139686</text:p>
          </table:table-cell>
          <table:table-cell office:value-type="float" office:value="75406" calcext:value-type="float">
            <text:p>75406</text:p>
          </table:table-cell>
          <table:table-cell office:value-type="float" office:value="0.0000378156055948747" calcext:value-type="float">
            <text:p>3.78156055948747E-05</text:p>
          </table:table-cell>
          <table:table-cell office:value-type="float" office:value="0.41684925699883" calcext:value-type="float">
            <text:p>0.41684925699883</text:p>
          </table:table-cell>
          <table:table-cell table:formula="of:=[.$D543]*100000" office:value-type="float" office:value="3.78156055948747" calcext:value-type="float">
            <text:p>3.78156055948747</text:p>
          </table:table-cell>
          <table:table-cell table:formula="of:=[.$E543]*400000" office:value-type="float" office:value="166739.702799532" calcext:value-type="float">
            <text:p>166739.702799532</text:p>
          </table:table-cell>
        </table:table-row>
        <table:table-row table:style-name="ro1">
          <table:table-cell office:value-type="float" office:value="84.1955886060005" calcext:value-type="float">
            <text:p>84.1955886060005</text:p>
          </table:table-cell>
          <table:table-cell office:value-type="float" office:value="139037" calcext:value-type="float">
            <text:p>139037</text:p>
          </table:table-cell>
          <table:table-cell office:value-type="float" office:value="79878" calcext:value-type="float">
            <text:p>79878</text:p>
          </table:table-cell>
          <table:table-cell office:value-type="float" office:value="0.0000302524844758997" calcext:value-type="float">
            <text:p>3.02524844758997E-05</text:p>
          </table:table-cell>
          <table:table-cell office:value-type="float" office:value="0.480955163000544" calcext:value-type="float">
            <text:p>0.480955163000544</text:p>
          </table:table-cell>
          <table:table-cell table:formula="of:=[.$D544]*100000" office:value-type="float" office:value="3.02524844758997" calcext:value-type="float">
            <text:p>3.02524844758997</text:p>
          </table:table-cell>
          <table:table-cell table:formula="of:=[.$E544]*400000" office:value-type="float" office:value="192382.065200218" calcext:value-type="float">
            <text:p>192382.065200218</text:p>
          </table:table-cell>
        </table:table-row>
        <table:table-row table:style-name="ro1">
          <table:table-cell office:value-type="float" office:value="84.3518880920001" calcext:value-type="float">
            <text:p>84.3518880920001</text:p>
          </table:table-cell>
          <table:table-cell office:value-type="float" office:value="138312" calcext:value-type="float">
            <text:p>138312</text:p>
          </table:table-cell>
          <table:table-cell office:value-type="float" office:value="96880" calcext:value-type="float">
            <text:p>96880</text:p>
          </table:table-cell>
          <table:table-cell office:value-type="float" office:value="0.0000242019875807198" calcext:value-type="float">
            <text:p>2.42019875807198E-05</text:p>
          </table:table-cell>
          <table:table-cell office:value-type="float" office:value="0.481961993998993" calcext:value-type="float">
            <text:p>0.481961993998993</text:p>
          </table:table-cell>
          <table:table-cell table:formula="of:=[.$D545]*100000" office:value-type="float" office:value="2.42019875807198" calcext:value-type="float">
            <text:p>2.42019875807198</text:p>
          </table:table-cell>
          <table:table-cell table:formula="of:=[.$E545]*400000" office:value-type="float" office:value="192784.797599597" calcext:value-type="float">
            <text:p>192784.797599597</text:p>
          </table:table-cell>
        </table:table-row>
        <table:table-row table:style-name="ro1">
          <table:table-cell office:value-type="float" office:value="84.5089114570001" calcext:value-type="float">
            <text:p>84.5089114570001</text:p>
          </table:table-cell>
          <table:table-cell office:value-type="float" office:value="137545" calcext:value-type="float">
            <text:p>137545</text:p>
          </table:table-cell>
          <table:table-cell office:value-type="float" office:value="82916" calcext:value-type="float">
            <text:p>82916</text:p>
          </table:table-cell>
          <table:table-cell office:value-type="float" office:value="0.0000193615900645758" calcext:value-type="float">
            <text:p>1.93615900645758E-05</text:p>
          </table:table-cell>
          <table:table-cell office:value-type="float" office:value="0.465820981999059" calcext:value-type="float">
            <text:p>0.465820981999059</text:p>
          </table:table-cell>
          <table:table-cell table:formula="of:=[.$D546]*100000" office:value-type="float" office:value="1.93615900645758" calcext:value-type="float">
            <text:p>1.93615900645758</text:p>
          </table:table-cell>
          <table:table-cell table:formula="of:=[.$E546]*400000" office:value-type="float" office:value="186328.392799624" calcext:value-type="float">
            <text:p>186328.392799624</text:p>
          </table:table-cell>
        </table:table-row>
        <table:table-row table:style-name="ro1">
          <table:table-cell office:value-type="float" office:value="84.6666351599997" calcext:value-type="float">
            <text:p>84.6666351599997</text:p>
          </table:table-cell>
          <table:table-cell office:value-type="float" office:value="136745" calcext:value-type="float">
            <text:p>136745</text:p>
          </table:table-cell>
          <table:table-cell office:value-type="float" office:value="114540" calcext:value-type="float">
            <text:p>114540</text:p>
          </table:table-cell>
          <table:table-cell office:value-type="float" office:value="0.0000154892720516607" calcext:value-type="float">
            <text:p>1.54892720516607E-05</text:p>
          </table:table-cell>
          <table:table-cell office:value-type="float" office:value="0.465202804" calcext:value-type="float">
            <text:p>0.465202804</text:p>
          </table:table-cell>
          <table:table-cell table:formula="of:=[.$D547]*100000" office:value-type="float" office:value="1.54892720516607" calcext:value-type="float">
            <text:p>1.54892720516607</text:p>
          </table:table-cell>
          <table:table-cell table:formula="of:=[.$E547]*400000" office:value-type="float" office:value="186081.1216" calcext:value-type="float">
            <text:p>186081.1216</text:p>
          </table:table-cell>
        </table:table-row>
        <table:table-row table:style-name="ro1">
          <table:table-cell office:value-type="float" office:value="84.8256333690006" calcext:value-type="float">
            <text:p>84.8256333690006</text:p>
          </table:table-cell>
          <table:table-cell office:value-type="float" office:value="135919" calcext:value-type="float">
            <text:p>135919</text:p>
          </table:table-cell>
          <table:table-cell office:value-type="float" office:value="91168" calcext:value-type="float">
            <text:p>91168</text:p>
          </table:table-cell>
          <table:table-cell office:value-type="float" office:value="0.0000123914176413285" calcext:value-type="float">
            <text:p>1.23914176413285E-05</text:p>
          </table:table-cell>
          <table:table-cell office:value-type="float" office:value="0.468889888999911" calcext:value-type="float">
            <text:p>0.468889888999911</text:p>
          </table:table-cell>
          <table:table-cell table:formula="of:=[.$D548]*100000" office:value-type="float" office:value="1.23914176413285" calcext:value-type="float">
            <text:p>1.23914176413285</text:p>
          </table:table-cell>
          <table:table-cell table:formula="of:=[.$E548]*400000" office:value-type="float" office:value="187555.955599964" calcext:value-type="float">
            <text:p>187555.955599964</text:p>
          </table:table-cell>
        </table:table-row>
        <table:table-row table:style-name="ro1">
          <table:table-cell office:value-type="float" office:value="84.9847105280005" calcext:value-type="float">
            <text:p>84.9847105280005</text:p>
          </table:table-cell>
          <table:table-cell office:value-type="float" office:value="135080" calcext:value-type="float">
            <text:p>135080</text:p>
          </table:table-cell>
          <table:table-cell office:value-type="float" office:value="118558" calcext:value-type="float">
            <text:p>118558</text:p>
          </table:table-cell>
          <table:table-cell office:value-type="float" office:value="0.00000991313411306283" calcext:value-type="float">
            <text:p>9.91313411306283E-06</text:p>
          </table:table-cell>
          <table:table-cell office:value-type="float" office:value="0.394787854000242" calcext:value-type="float">
            <text:p>0.394787854000242</text:p>
          </table:table-cell>
          <table:table-cell table:formula="of:=[.$D549]*100000" office:value-type="float" office:value="0.991313411306283" calcext:value-type="float">
            <text:p>0.991313411306283</text:p>
          </table:table-cell>
          <table:table-cell table:formula="of:=[.$E549]*400000" office:value-type="float" office:value="157915.141600097" calcext:value-type="float">
            <text:p>157915.141600097</text:p>
          </table:table-cell>
        </table:table-row>
        <table:table-row table:style-name="ro1">
          <table:table-cell office:value-type="float" office:value="85.148535544" calcext:value-type="float">
            <text:p>85.148535544</text:p>
          </table:table-cell>
          <table:table-cell office:value-type="float" office:value="134216" calcext:value-type="float">
            <text:p>134216</text:p>
          </table:table-cell>
          <table:table-cell office:value-type="float" office:value="67496" calcext:value-type="float">
            <text:p>67496</text:p>
          </table:table-cell>
          <table:table-cell office:value-type="float" office:value="0.00000793050729045026" calcext:value-type="float">
            <text:p>7.93050729045026E-06</text:p>
          </table:table-cell>
          <table:table-cell office:value-type="float" office:value="0.479377123001541" calcext:value-type="float">
            <text:p>0.479377123001541</text:p>
          </table:table-cell>
          <table:table-cell table:formula="of:=[.$D550]*100000" office:value-type="float" office:value="0.793050729045026" calcext:value-type="float">
            <text:p>0.793050729045026</text:p>
          </table:table-cell>
          <table:table-cell table:formula="of:=[.$E550]*400000" office:value-type="float" office:value="191750.849200616" calcext:value-type="float">
            <text:p>191750.849200616</text:p>
          </table:table-cell>
        </table:table-row>
        <table:table-row table:style-name="ro1">
          <table:table-cell office:value-type="float" office:value="85.3068607050009" calcext:value-type="float">
            <text:p>85.3068607050009</text:p>
          </table:table-cell>
          <table:table-cell office:value-type="float" office:value="133390" calcext:value-type="float">
            <text:p>133390</text:p>
          </table:table-cell>
          <table:table-cell office:value-type="float" office:value="116818" calcext:value-type="float">
            <text:p>116818</text:p>
          </table:table-cell>
          <table:table-cell office:value-type="float" office:value="0.00000634440583236021" calcext:value-type="float">
            <text:p>6.34440583236021E-06</text:p>
          </table:table-cell>
          <table:table-cell office:value-type="float" office:value="0.472873655999138" calcext:value-type="float">
            <text:p>0.472873655999138</text:p>
          </table:table-cell>
          <table:table-cell table:formula="of:=[.$D551]*100000" office:value-type="float" office:value="0.634440583236021" calcext:value-type="float">
            <text:p>0.634440583236021</text:p>
          </table:table-cell>
          <table:table-cell table:formula="of:=[.$E551]*400000" office:value-type="float" office:value="189149.462399655" calcext:value-type="float">
            <text:p>189149.462399655</text:p>
          </table:table-cell>
        </table:table-row>
        <table:table-row table:style-name="ro1">
          <table:table-cell office:value-type="float" office:value="85.4668327039999" calcext:value-type="float">
            <text:p>85.4668327039999</text:p>
          </table:table-cell>
          <table:table-cell office:value-type="float" office:value="132575" calcext:value-type="float">
            <text:p>132575</text:p>
          </table:table-cell>
          <table:table-cell office:value-type="float" office:value="102646" calcext:value-type="float">
            <text:p>102646</text:p>
          </table:table-cell>
          <table:table-cell office:value-type="float" office:value="0.00000507552466588817" calcext:value-type="float">
            <text:p>5.07552466588817E-06</text:p>
          </table:table-cell>
          <table:table-cell office:value-type="float" office:value="0.392139251998742" calcext:value-type="float">
            <text:p>0.392139251998742</text:p>
          </table:table-cell>
          <table:table-cell table:formula="of:=[.$D552]*100000" office:value-type="float" office:value="0.507552466588817" calcext:value-type="float">
            <text:p>0.507552466588817</text:p>
          </table:table-cell>
          <table:table-cell table:formula="of:=[.$E552]*400000" office:value-type="float" office:value="156855.700799497" calcext:value-type="float">
            <text:p>156855.700799497</text:p>
          </table:table-cell>
        </table:table-row>
        <table:table-row table:style-name="ro1">
          <table:table-cell office:value-type="float" office:value="85.6316701230007" calcext:value-type="float">
            <text:p>85.6316701230007</text:p>
          </table:table-cell>
          <table:table-cell office:value-type="float" office:value="131766" calcext:value-type="float">
            <text:p>131766</text:p>
          </table:table-cell>
          <table:table-cell office:value-type="float" office:value="90358" calcext:value-type="float">
            <text:p>90358</text:p>
          </table:table-cell>
          <table:table-cell office:value-type="float" office:value="0.00000406041973271053" calcext:value-type="float">
            <text:p>4.06041973271053E-06</text:p>
          </table:table-cell>
          <table:table-cell office:value-type="float" office:value="0.474889529999928" calcext:value-type="float">
            <text:p>0.474889529999928</text:p>
          </table:table-cell>
          <table:table-cell table:formula="of:=[.$D553]*100000" office:value-type="float" office:value="0.406041973271053" calcext:value-type="float">
            <text:p>0.406041973271053</text:p>
          </table:table-cell>
          <table:table-cell table:formula="of:=[.$E553]*400000" office:value-type="float" office:value="189955.811999971" calcext:value-type="float">
            <text:p>189955.811999971</text:p>
          </table:table-cell>
        </table:table-row>
        <table:table-row table:style-name="ro1">
          <table:table-cell office:value-type="float" office:value="85.7971881489993" calcext:value-type="float">
            <text:p>85.7971881489993</text:p>
          </table:table-cell>
          <table:table-cell office:value-type="float" office:value="130995" calcext:value-type="float">
            <text:p>130995</text:p>
          </table:table-cell>
          <table:table-cell office:value-type="float" office:value="108858" calcext:value-type="float">
            <text:p>108858</text:p>
          </table:table-cell>
          <table:table-cell office:value-type="float" office:value="0.00000324833578616843" calcext:value-type="float">
            <text:p>3.24833578616843E-06</text:p>
          </table:table-cell>
          <table:table-cell office:value-type="float" office:value="0.482106037001358" calcext:value-type="float">
            <text:p>0.482106037001358</text:p>
          </table:table-cell>
          <table:table-cell table:formula="of:=[.$D554]*100000" office:value-type="float" office:value="0.324833578616843" calcext:value-type="float">
            <text:p>0.324833578616843</text:p>
          </table:table-cell>
          <table:table-cell table:formula="of:=[.$E554]*400000" office:value-type="float" office:value="192842.414800543" calcext:value-type="float">
            <text:p>192842.414800543</text:p>
          </table:table-cell>
        </table:table-row>
        <table:table-row table:style-name="ro1">
          <table:table-cell office:value-type="float" office:value="86.0039507080001" calcext:value-type="float">
            <text:p>86.0039507080001</text:p>
          </table:table-cell>
          <table:table-cell office:value-type="float" office:value="130106" calcext:value-type="float">
            <text:p>130106</text:p>
          </table:table-cell>
          <table:table-cell office:value-type="float" office:value="75534" calcext:value-type="float">
            <text:p>75534</text:p>
          </table:table-cell>
          <table:table-cell office:value-type="float" office:value="0.00000259866862893474" calcext:value-type="float">
            <text:p>2.59866862893474E-06</text:p>
          </table:table-cell>
          <table:table-cell office:value-type="float" office:value="0.532002931999159" calcext:value-type="float">
            <text:p>0.532002931999159</text:p>
          </table:table-cell>
          <table:table-cell table:formula="of:=[.$D555]*100000" office:value-type="float" office:value="0.259866862893474" calcext:value-type="float">
            <text:p>0.259866862893474</text:p>
          </table:table-cell>
          <table:table-cell table:formula="of:=[.$E555]*400000" office:value-type="float" office:value="212801.172799664" calcext:value-type="float">
            <text:p>212801.172799664</text:p>
          </table:table-cell>
        </table:table-row>
        <table:table-row table:style-name="ro1">
          <table:table-cell office:value-type="float" office:value="86.1676885529996" calcext:value-type="float">
            <text:p>86.1676885529996</text:p>
          </table:table-cell>
          <table:table-cell office:value-type="float" office:value="129471" calcext:value-type="float">
            <text:p>129471</text:p>
          </table:table-cell>
          <table:table-cell office:value-type="float" office:value="68758" calcext:value-type="float">
            <text:p>68758</text:p>
          </table:table-cell>
          <table:table-cell office:value-type="float" office:value="0.00000207893490314779" calcext:value-type="float">
            <text:p>2.07893490314779E-06</text:p>
          </table:table-cell>
          <table:table-cell office:value-type="float" office:value="0.609678449000057" calcext:value-type="float">
            <text:p>0.609678449000057</text:p>
          </table:table-cell>
          <table:table-cell table:formula="of:=[.$D556]*100000" office:value-type="float" office:value="0.207893490314779" calcext:value-type="float">
            <text:p>0.207893490314779</text:p>
          </table:table-cell>
          <table:table-cell table:formula="of:=[.$E556]*400000" office:value-type="float" office:value="243871.379600023" calcext:value-type="float">
            <text:p>243871.379600023</text:p>
          </table:table-cell>
        </table:table-row>
        <table:table-row table:style-name="ro1">
          <table:table-cell office:value-type="float" office:value="86.3401009909994" calcext:value-type="float">
            <text:p>86.3401009909994</text:p>
          </table:table-cell>
          <table:table-cell office:value-type="float" office:value="128880" calcext:value-type="float">
            <text:p>128880</text:p>
          </table:table-cell>
          <table:table-cell office:value-type="float" office:value="123364" calcext:value-type="float">
            <text:p>123364</text:p>
          </table:table-cell>
          <table:table-cell office:value-type="float" office:value="0.00000166314792251823" calcext:value-type="float">
            <text:p>1.66314792251823E-06</text:p>
          </table:table-cell>
          <table:table-cell office:value-type="float" office:value="0.539749664998453" calcext:value-type="float">
            <text:p>0.539749664998453</text:p>
          </table:table-cell>
          <table:table-cell table:formula="of:=[.$D557]*100000" office:value-type="float" office:value="0.166314792251824" calcext:value-type="float">
            <text:p>0.166314792251824</text:p>
          </table:table-cell>
          <table:table-cell table:formula="of:=[.$E557]*400000" office:value-type="float" office:value="215899.865999381" calcext:value-type="float">
            <text:p>215899.865999381</text:p>
          </table:table-cell>
        </table:table-row>
        <table:table-row table:style-name="ro1">
          <table:table-cell office:value-type="float" office:value="86.5141146389997" calcext:value-type="float">
            <text:p>86.5141146389997</text:p>
          </table:table-cell>
          <table:table-cell office:value-type="float" office:value="128372" calcext:value-type="float">
            <text:p>128372</text:p>
          </table:table-cell>
          <table:table-cell office:value-type="float" office:value="101986" calcext:value-type="float">
            <text:p>101986</text:p>
          </table:table-cell>
          <table:table-cell office:value-type="float" office:value="0.00000133051833801459" calcext:value-type="float">
            <text:p>1.33051833801459E-06</text:p>
          </table:table-cell>
          <table:table-cell office:value-type="float" office:value="0.418459595999593" calcext:value-type="float">
            <text:p>0.418459595999593</text:p>
          </table:table-cell>
          <table:table-cell table:formula="of:=[.$D558]*100000" office:value-type="float" office:value="0.133051833801459" calcext:value-type="float">
            <text:p>0.133051833801459</text:p>
          </table:table-cell>
          <table:table-cell table:formula="of:=[.$E558]*400000" office:value-type="float" office:value="167383.838399837" calcext:value-type="float">
            <text:p>167383.838399837</text:p>
          </table:table-cell>
        </table:table-row>
        <table:table-row table:style-name="ro1">
          <table:table-cell office:value-type="float" office:value="86.675923711" calcext:value-type="float">
            <text:p>86.675923711</text:p>
          </table:table-cell>
          <table:table-cell office:value-type="float" office:value="127986" calcext:value-type="float">
            <text:p>127986</text:p>
          </table:table-cell>
          <table:table-cell office:value-type="float" office:value="115350" calcext:value-type="float">
            <text:p>115350</text:p>
          </table:table-cell>
          <table:table-cell office:value-type="float" office:value="0.00000106441467041167" calcext:value-type="float">
            <text:p>1.06441467041167E-06</text:p>
          </table:table-cell>
          <table:table-cell office:value-type="float" office:value="0.41910762400039" calcext:value-type="float">
            <text:p>0.41910762400039</text:p>
          </table:table-cell>
          <table:table-cell table:formula="of:=[.$D559]*100000" office:value-type="float" office:value="0.106441467041167" calcext:value-type="float">
            <text:p>0.106441467041167</text:p>
          </table:table-cell>
          <table:table-cell table:formula="of:=[.$E559]*400000" office:value-type="float" office:value="167643.049600156" calcext:value-type="float">
            <text:p>167643.049600156</text:p>
          </table:table-cell>
        </table:table-row>
        <table:table-row table:style-name="ro1">
          <table:table-cell office:value-type="float" office:value="86.8249799099995" calcext:value-type="float">
            <text:p>86.8249799099995</text:p>
          </table:table-cell>
          <table:table-cell office:value-type="float" office:value="127710" calcext:value-type="float">
            <text:p>127710</text:p>
          </table:table-cell>
          <table:table-cell office:value-type="float" office:value="90824" calcext:value-type="float">
            <text:p>90824</text:p>
          </table:table-cell>
          <table:table-cell office:value-type="float" office:value="0.000000851531736329336" calcext:value-type="float">
            <text:p>8.51531736329336E-07</text:p>
          </table:table-cell>
          <table:table-cell office:value-type="float" office:value="0.400930187000995" calcext:value-type="float">
            <text:p>0.400930187000995</text:p>
          </table:table-cell>
          <table:table-cell table:formula="of:=[.$D560]*100000" office:value-type="float" office:value="0.0851531736329336" calcext:value-type="float">
            <text:p>0.0851531736329336</text:p>
          </table:table-cell>
          <table:table-cell table:formula="of:=[.$E560]*400000" office:value-type="float" office:value="160372.074800398" calcext:value-type="float">
            <text:p>160372.074800398</text:p>
          </table:table-cell>
        </table:table-row>
        <table:table-row table:style-name="ro1">
          <table:table-cell office:value-type="float" office:value="86.9780098470001" calcext:value-type="float">
            <text:p>86.9780098470001</text:p>
          </table:table-cell>
          <table:table-cell office:value-type="float" office:value="127511" calcext:value-type="float">
            <text:p>127511</text:p>
          </table:table-cell>
          <table:table-cell office:value-type="float" office:value="77184" calcext:value-type="float">
            <text:p>77184</text:p>
          </table:table-cell>
          <table:table-cell office:value-type="float" office:value="0.000000681225389063469" calcext:value-type="float">
            <text:p>6.81225389063469E-07</text:p>
          </table:table-cell>
          <table:table-cell office:value-type="float" office:value="0.456680842999049" calcext:value-type="float">
            <text:p>0.456680842999049</text:p>
          </table:table-cell>
          <table:table-cell table:formula="of:=[.$D561]*100000" office:value-type="float" office:value="0.0681225389063469" calcext:value-type="float">
            <text:p>0.0681225389063469</text:p>
          </table:table-cell>
          <table:table-cell table:formula="of:=[.$E561]*400000" office:value-type="float" office:value="182672.33719962" calcext:value-type="float">
            <text:p>182672.33719962</text:p>
          </table:table-cell>
        </table:table-row>
        <table:table-row table:style-name="ro1">
          <table:table-cell office:value-type="float" office:value="87.1322570490011" calcext:value-type="float">
            <text:p>87.1322570490011</text:p>
          </table:table-cell>
          <table:table-cell office:value-type="float" office:value="127398" calcext:value-type="float">
            <text:p>127398</text:p>
          </table:table-cell>
          <table:table-cell office:value-type="float" office:value="64856" calcext:value-type="float">
            <text:p>64856</text:p>
          </table:table-cell>
          <table:table-cell office:value-type="float" office:value="0.000000544980311250775" calcext:value-type="float">
            <text:p>5.44980311250775E-07</text:p>
          </table:table-cell>
          <table:table-cell office:value-type="float" office:value="0.525621016000514" calcext:value-type="float">
            <text:p>0.525621016000514</text:p>
          </table:table-cell>
          <table:table-cell table:formula="of:=[.$D562]*100000" office:value-type="float" office:value="0.0544980311250775" calcext:value-type="float">
            <text:p>0.0544980311250775</text:p>
          </table:table-cell>
          <table:table-cell table:formula="of:=[.$E562]*400000" office:value-type="float" office:value="210248.406400206" calcext:value-type="float">
            <text:p>210248.406400206</text:p>
          </table:table-cell>
        </table:table-row>
        <table:table-row table:style-name="ro1">
          <table:table-cell office:value-type="float" office:value="87.2822177899998" calcext:value-type="float">
            <text:p>87.2822177899998</text:p>
          </table:table-cell>
          <table:table-cell office:value-type="float" office:value="127375" calcext:value-type="float">
            <text:p>127375</text:p>
          </table:table-cell>
          <table:table-cell office:value-type="float" office:value="106732" calcext:value-type="float">
            <text:p>106732</text:p>
          </table:table-cell>
          <table:table-cell office:value-type="float" office:value="0.00000043598424900062" calcext:value-type="float">
            <text:p>4.3598424900062E-07</text:p>
          </table:table-cell>
          <table:table-cell office:value-type="float" office:value="0.457807866001531" calcext:value-type="float">
            <text:p>0.457807866001531</text:p>
          </table:table-cell>
          <table:table-cell table:formula="of:=[.$D563]*100000" office:value-type="float" office:value="0.043598424900062" calcext:value-type="float">
            <text:p>0.043598424900062</text:p>
          </table:table-cell>
          <table:table-cell table:formula="of:=[.$E563]*400000" office:value-type="float" office:value="183123.146400612" calcext:value-type="float">
            <text:p>183123.146400612</text:p>
          </table:table-cell>
        </table:table-row>
        <table:table-row table:style-name="ro1">
          <table:table-cell office:value-type="float" office:value="87.4342327350005" calcext:value-type="float">
            <text:p>87.4342327350005</text:p>
          </table:table-cell>
          <table:table-cell office:value-type="float" office:value="127442" calcext:value-type="float">
            <text:p>127442</text:p>
          </table:table-cell>
          <table:table-cell office:value-type="float" office:value="85834" calcext:value-type="float">
            <text:p>85834</text:p>
          </table:table-cell>
          <table:table-cell office:value-type="float" office:value="0.000000348787399200496" calcext:value-type="float">
            <text:p>3.48787399200496E-07</text:p>
          </table:table-cell>
          <table:table-cell office:value-type="float" office:value="0.454741309000383" calcext:value-type="float">
            <text:p>0.454741309000383</text:p>
          </table:table-cell>
          <table:table-cell table:formula="of:=[.$D564]*100000" office:value-type="float" office:value="0.0348787399200496" calcext:value-type="float">
            <text:p>0.0348787399200496</text:p>
          </table:table-cell>
          <table:table-cell table:formula="of:=[.$E564]*400000" office:value-type="float" office:value="181896.523600153" calcext:value-type="float">
            <text:p>181896.523600153</text:p>
          </table:table-cell>
        </table:table-row>
        <table:table-row table:style-name="ro1">
          <table:table-cell office:value-type="float" office:value="87.5865567229994" calcext:value-type="float">
            <text:p>87.5865567229994</text:p>
          </table:table-cell>
          <table:table-cell office:value-type="float" office:value="127601" calcext:value-type="float">
            <text:p>127601</text:p>
          </table:table-cell>
          <table:table-cell office:value-type="float" office:value="99738" calcext:value-type="float">
            <text:p>99738</text:p>
          </table:table-cell>
          <table:table-cell office:value-type="float" office:value="0.000000279029919360397" calcext:value-type="float">
            <text:p>2.79029919360397E-07</text:p>
          </table:table-cell>
          <table:table-cell office:value-type="float" office:value="0.446301799000139" calcext:value-type="float">
            <text:p>0.446301799000139</text:p>
          </table:table-cell>
          <table:table-cell table:formula="of:=[.$D565]*100000" office:value-type="float" office:value="0.0279029919360397" calcext:value-type="float">
            <text:p>0.0279029919360397</text:p>
          </table:table-cell>
          <table:table-cell table:formula="of:=[.$E565]*400000" office:value-type="float" office:value="178520.719600056" calcext:value-type="float">
            <text:p>178520.719600056</text:p>
          </table:table-cell>
        </table:table-row>
        <table:table-row table:style-name="ro1">
          <table:table-cell office:value-type="float" office:value="87.7485238970003" calcext:value-type="float">
            <text:p>87.7485238970003</text:p>
          </table:table-cell>
          <table:table-cell office:value-type="float" office:value="127870" calcext:value-type="float">
            <text:p>127870</text:p>
          </table:table-cell>
          <table:table-cell office:value-type="float" office:value="81552" calcext:value-type="float">
            <text:p>81552</text:p>
          </table:table-cell>
          <table:table-cell office:value-type="float" office:value="0.000000223223935488318" calcext:value-type="float">
            <text:p>2.23223935488318E-07</text:p>
          </table:table-cell>
          <table:table-cell office:value-type="float" office:value="0.461418679000417" calcext:value-type="float">
            <text:p>0.461418679000417</text:p>
          </table:table-cell>
          <table:table-cell table:formula="of:=[.$D566]*100000" office:value-type="float" office:value="0.0223223935488318" calcext:value-type="float">
            <text:p>0.0223223935488318</text:p>
          </table:table-cell>
          <table:table-cell table:formula="of:=[.$E566]*400000" office:value-type="float" office:value="184567.471600167" calcext:value-type="float">
            <text:p>184567.471600167</text:p>
          </table:table-cell>
        </table:table-row>
        <table:table-row table:style-name="ro1">
          <table:table-cell office:value-type="float" office:value="87.8982002140001" calcext:value-type="float">
            <text:p>87.8982002140001</text:p>
          </table:table-cell>
          <table:table-cell office:value-type="float" office:value="128209" calcext:value-type="float">
            <text:p>128209</text:p>
          </table:table-cell>
          <table:table-cell office:value-type="float" office:value="84412" calcext:value-type="float">
            <text:p>84412</text:p>
          </table:table-cell>
          <table:table-cell office:value-type="float" office:value="0.000000178579148390654" calcext:value-type="float">
            <text:p>1.78579148390654E-07</text:p>
          </table:table-cell>
          <table:table-cell office:value-type="float" office:value="0.459686258000147" calcext:value-type="float">
            <text:p>0.459686258000147</text:p>
          </table:table-cell>
          <table:table-cell table:formula="of:=[.$D567]*100000" office:value-type="float" office:value="0.0178579148390654" calcext:value-type="float">
            <text:p>0.0178579148390654</text:p>
          </table:table-cell>
          <table:table-cell table:formula="of:=[.$E567]*400000" office:value-type="float" office:value="183874.503200059" calcext:value-type="float">
            <text:p>183874.503200059</text:p>
          </table:table-cell>
        </table:table-row>
        <table:table-row table:style-name="ro1">
          <table:table-cell office:value-type="float" office:value="88.0584054869996" calcext:value-type="float">
            <text:p>88.0584054869996</text:p>
          </table:table-cell>
          <table:table-cell office:value-type="float" office:value="128667" calcext:value-type="float">
            <text:p>128667</text:p>
          </table:table-cell>
          <table:table-cell office:value-type="float" office:value="93162" calcext:value-type="float">
            <text:p>93162</text:p>
          </table:table-cell>
          <table:table-cell office:value-type="float" office:value="0.000000142863318712523" calcext:value-type="float">
            <text:p>1.42863318712523E-07</text:p>
          </table:table-cell>
          <table:table-cell office:value-type="float" office:value="0.463805867999326" calcext:value-type="float">
            <text:p>0.463805867999326</text:p>
          </table:table-cell>
          <table:table-cell table:formula="of:=[.$D568]*100000" office:value-type="float" office:value="0.0142863318712523" calcext:value-type="float">
            <text:p>0.0142863318712523</text:p>
          </table:table-cell>
          <table:table-cell table:formula="of:=[.$E568]*400000" office:value-type="float" office:value="185522.347199731" calcext:value-type="float">
            <text:p>185522.347199731</text:p>
          </table:table-cell>
        </table:table-row>
        <table:table-row table:style-name="ro1">
          <table:table-cell office:value-type="float" office:value="88.1686430129994" calcext:value-type="float">
            <text:p>88.1686430129994</text:p>
          </table:table-cell>
          <table:table-cell office:value-type="float" office:value="129038" calcext:value-type="float">
            <text:p>129038</text:p>
          </table:table-cell>
          <table:table-cell office:value-type="float" office:value="13158" calcext:value-type="float">
            <text:p>13158</text:p>
          </table:table-cell>
          <table:table-cell office:value-type="float" office:value="0.000000114290654970019" calcext:value-type="float">
            <text:p>1.14290654970019E-07</text:p>
          </table:table-cell>
          <table:table-cell office:value-type="float" office:value="0.500823899999887" calcext:value-type="float">
            <text:p>0.500823899999887</text:p>
          </table:table-cell>
          <table:table-cell table:formula="of:=[.$D569]*100000" office:value-type="float" office:value="0.0114290654970019" calcext:value-type="float">
            <text:p>0.0114290654970019</text:p>
          </table:table-cell>
          <table:table-cell table:formula="of:=[.$E569]*400000" office:value-type="float" office:value="200329.559999955" calcext:value-type="float">
            <text:p>200329.559999955</text:p>
          </table:table-cell>
        </table:table-row>
        <table:table-row table:style-name="ro1">
          <table:table-cell office:value-type="float" office:value="88.2714590209998" calcext:value-type="float">
            <text:p>88.2714590209998</text:p>
          </table:table-cell>
          <table:table-cell office:value-type="float" office:value="129423" calcext:value-type="float">
            <text:p>129423</text:p>
          </table:table-cell>
          <table:table-cell office:value-type="float" office:value="21600" calcext:value-type="float">
            <text:p>21600</text:p>
          </table:table-cell>
          <table:table-cell office:value-type="float" office:value="0.0000000914325239760149" calcext:value-type="float">
            <text:p>9.14325239760149E-08</text:p>
          </table:table-cell>
          <table:table-cell office:value-type="float" office:value="0.602556314001049" calcext:value-type="float">
            <text:p>0.602556314001049</text:p>
          </table:table-cell>
          <table:table-cell table:formula="of:=[.$D570]*100000" office:value-type="float" office:value="0.00914325239760149" calcext:value-type="float">
            <text:p>0.00914325239760149</text:p>
          </table:table-cell>
          <table:table-cell table:formula="of:=[.$E570]*400000" office:value-type="float" office:value="241022.52560042" calcext:value-type="float">
            <text:p>241022.52560042</text:p>
          </table:table-cell>
        </table:table-row>
        <table:table-row table:style-name="ro1">
          <table:table-cell office:value-type="float" office:value="88.4134304960007" calcext:value-type="float">
            <text:p>88.4134304960007</text:p>
          </table:table-cell>
          <table:table-cell office:value-type="float" office:value="130015" calcext:value-type="float">
            <text:p>130015</text:p>
          </table:table-cell>
          <table:table-cell office:value-type="float" office:value="115820" calcext:value-type="float">
            <text:p>115820</text:p>
          </table:table-cell>
          <table:table-cell office:value-type="float" office:value="0.0000000731460191808119" calcext:value-type="float">
            <text:p>7.31460191808119E-08</text:p>
          </table:table-cell>
          <table:table-cell office:value-type="float" office:value="0.513507671001207" calcext:value-type="float">
            <text:p>0.513507671001207</text:p>
          </table:table-cell>
          <table:table-cell table:formula="of:=[.$D571]*100000" office:value-type="float" office:value="0.00731460191808119" calcext:value-type="float">
            <text:p>0.00731460191808119</text:p>
          </table:table-cell>
          <table:table-cell table:formula="of:=[.$E571]*400000" office:value-type="float" office:value="205403.068400483" calcext:value-type="float">
            <text:p>205403.068400483</text:p>
          </table:table-cell>
        </table:table-row>
        <table:table-row table:style-name="ro1">
          <table:table-cell office:value-type="float" office:value="88.5801932369996" calcext:value-type="float">
            <text:p>88.5801932369996</text:p>
          </table:table-cell>
          <table:table-cell office:value-type="float" office:value="130796" calcext:value-type="float">
            <text:p>130796</text:p>
          </table:table-cell>
          <table:table-cell office:value-type="float" office:value="100174" calcext:value-type="float">
            <text:p>100174</text:p>
          </table:table-cell>
          <table:table-cell office:value-type="float" office:value="0.0000000585168153446495" calcext:value-type="float">
            <text:p>5.85168153446495E-08</text:p>
          </table:table-cell>
          <table:table-cell office:value-type="float" office:value="0.521607397999105" calcext:value-type="float">
            <text:p>0.521607397999105</text:p>
          </table:table-cell>
          <table:table-cell table:formula="of:=[.$D572]*100000" office:value-type="float" office:value="0.00585168153446495" calcext:value-type="float">
            <text:p>0.00585168153446495</text:p>
          </table:table-cell>
          <table:table-cell table:formula="of:=[.$E572]*400000" office:value-type="float" office:value="208642.959199642" calcext:value-type="float">
            <text:p>208642.959199642</text:p>
          </table:table-cell>
        </table:table-row>
        <table:table-row table:style-name="ro1">
          <table:table-cell office:value-type="float" office:value="88.7698853420006" calcext:value-type="float">
            <text:p>88.7698853420006</text:p>
          </table:table-cell>
          <table:table-cell office:value-type="float" office:value="131787" calcext:value-type="float">
            <text:p>131787</text:p>
          </table:table-cell>
          <table:table-cell office:value-type="float" office:value="86882" calcext:value-type="float">
            <text:p>86882</text:p>
          </table:table-cell>
          <table:table-cell office:value-type="float" office:value="0.0000000468134522757196" calcext:value-type="float">
            <text:p>4.68134522757196E-08</text:p>
          </table:table-cell>
          <table:table-cell office:value-type="float" office:value="0.429595898998741" calcext:value-type="float">
            <text:p>0.429595898998741</text:p>
          </table:table-cell>
          <table:table-cell table:formula="of:=[.$D573]*100000" office:value-type="float" office:value="0.00468134522757196" calcext:value-type="float">
            <text:p>0.00468134522757196</text:p>
          </table:table-cell>
          <table:table-cell table:formula="of:=[.$E573]*400000" office:value-type="float" office:value="171838.359599496" calcext:value-type="float">
            <text:p>171838.359599496</text:p>
          </table:table-cell>
        </table:table-row>
        <table:table-row table:style-name="ro1">
          <table:table-cell office:value-type="float" office:value="88.9344747670002" calcext:value-type="float">
            <text:p>88.9344747670002</text:p>
          </table:table-cell>
          <table:table-cell office:value-type="float" office:value="132728" calcext:value-type="float">
            <text:p>132728</text:p>
          </table:table-cell>
          <table:table-cell office:value-type="float" office:value="85148" calcext:value-type="float">
            <text:p>85148</text:p>
          </table:table-cell>
          <table:table-cell office:value-type="float" office:value="0.0000000374507618205757" calcext:value-type="float">
            <text:p>3.74507618205757E-08</text:p>
          </table:table-cell>
          <table:table-cell office:value-type="float" office:value="0.51592890000029" calcext:value-type="float">
            <text:p>0.51592890000029</text:p>
          </table:table-cell>
          <table:table-cell table:formula="of:=[.$D574]*100000" office:value-type="float" office:value="0.00374507618205757" calcext:value-type="float">
            <text:p>0.00374507618205757</text:p>
          </table:table-cell>
          <table:table-cell table:formula="of:=[.$E574]*400000" office:value-type="float" office:value="206371.560000116" calcext:value-type="float">
            <text:p>206371.560000116</text:p>
          </table:table-cell>
        </table:table-row>
        <table:table-row table:style-name="ro1">
          <table:table-cell office:value-type="float" office:value="89.102711906" calcext:value-type="float">
            <text:p>89.102711906</text:p>
          </table:table-cell>
          <table:table-cell office:value-type="float" office:value="133758" calcext:value-type="float">
            <text:p>133758</text:p>
          </table:table-cell>
          <table:table-cell office:value-type="float" office:value="99702" calcext:value-type="float">
            <text:p>99702</text:p>
          </table:table-cell>
          <table:table-cell office:value-type="float" office:value="0.0000000299606094564606" calcext:value-type="float">
            <text:p>2.99606094564606E-08</text:p>
          </table:table-cell>
          <table:table-cell office:value-type="float" office:value="0.51784641300037" calcext:value-type="float">
            <text:p>0.51784641300037</text:p>
          </table:table-cell>
          <table:table-cell table:formula="of:=[.$D575]*100000" office:value-type="float" office:value="0.00299606094564606" calcext:value-type="float">
            <text:p>0.00299606094564606</text:p>
          </table:table-cell>
          <table:table-cell table:formula="of:=[.$E575]*400000" office:value-type="float" office:value="207138.565200148" calcext:value-type="float">
            <text:p>207138.565200148</text:p>
          </table:table-cell>
        </table:table-row>
        <table:table-row table:style-name="ro1">
          <table:table-cell office:value-type="float" office:value="89.2043222089997" calcext:value-type="float">
            <text:p>89.2043222089997</text:p>
          </table:table-cell>
          <table:table-cell office:value-type="float" office:value="134410" calcext:value-type="float">
            <text:p>134410</text:p>
          </table:table-cell>
          <table:table-cell office:value-type="float" office:value="47112" calcext:value-type="float">
            <text:p>47112</text:p>
          </table:table-cell>
          <table:table-cell office:value-type="float" office:value="0.0000000239684875651685" calcext:value-type="float">
            <text:p>2.39684875651685E-08</text:p>
          </table:table-cell>
          <table:table-cell office:value-type="float" office:value="0.527184274000319" calcext:value-type="float">
            <text:p>0.527184274000319</text:p>
          </table:table-cell>
          <table:table-cell table:formula="of:=[.$D576]*100000" office:value-type="float" office:value="0.00239684875651685" calcext:value-type="float">
            <text:p>0.00239684875651685</text:p>
          </table:table-cell>
          <table:table-cell table:formula="of:=[.$E576]*400000" office:value-type="float" office:value="210873.709600128" calcext:value-type="float">
            <text:p>210873.709600128</text:p>
          </table:table-cell>
        </table:table-row>
        <table:table-row table:style-name="ro1">
          <table:table-cell office:value-type="float" office:value="89.3644286510007" calcext:value-type="float">
            <text:p>89.3644286510007</text:p>
          </table:table-cell>
          <table:table-cell office:value-type="float" office:value="135476" calcext:value-type="float">
            <text:p>135476</text:p>
          </table:table-cell>
          <table:table-cell office:value-type="float" office:value="72412" calcext:value-type="float">
            <text:p>72412</text:p>
          </table:table-cell>
          <table:table-cell office:value-type="float" office:value="0.0000000191747900521348" calcext:value-type="float">
            <text:p>1.91747900521348E-08</text:p>
          </table:table-cell>
          <table:table-cell office:value-type="float" office:value="0.507317408000745" calcext:value-type="float">
            <text:p>0.507317408000745</text:p>
          </table:table-cell>
          <table:table-cell table:formula="of:=[.$D577]*100000" office:value-type="float" office:value="0.00191747900521348" calcext:value-type="float">
            <text:p>0.00191747900521348</text:p>
          </table:table-cell>
          <table:table-cell table:formula="of:=[.$E577]*400000" office:value-type="float" office:value="202926.963200298" calcext:value-type="float">
            <text:p>202926.963200298</text:p>
          </table:table-cell>
        </table:table-row>
        <table:table-row table:style-name="ro1">
          <table:table-cell office:value-type="float" office:value="89.5375283169997" calcext:value-type="float">
            <text:p>89.5375283169997</text:p>
          </table:table-cell>
          <table:table-cell office:value-type="float" office:value="136672" calcext:value-type="float">
            <text:p>136672</text:p>
          </table:table-cell>
          <table:table-cell office:value-type="float" office:value="85936" calcext:value-type="float">
            <text:p>85936</text:p>
          </table:table-cell>
          <table:table-cell office:value-type="float" office:value="0.0000000153398320417078" calcext:value-type="float">
            <text:p>1.53398320417078E-08</text:p>
          </table:table-cell>
          <table:table-cell office:value-type="float" office:value="0.518053185000099" calcext:value-type="float">
            <text:p>0.518053185000099</text:p>
          </table:table-cell>
          <table:table-cell table:formula="of:=[.$D578]*100000" office:value-type="float" office:value="0.00153398320417078" calcext:value-type="float">
            <text:p>0.00153398320417078</text:p>
          </table:table-cell>
          <table:table-cell table:formula="of:=[.$E578]*400000" office:value-type="float" office:value="207221.27400004" calcext:value-type="float">
            <text:p>207221.27400004</text:p>
          </table:table-cell>
        </table:table-row>
        <table:table-row table:style-name="ro1">
          <table:table-cell office:value-type="float" office:value="89.711470794" calcext:value-type="float">
            <text:p>89.711470794</text:p>
          </table:table-cell>
          <table:table-cell office:value-type="float" office:value="137908" calcext:value-type="float">
            <text:p>137908</text:p>
          </table:table-cell>
          <table:table-cell office:value-type="float" office:value="76456" calcext:value-type="float">
            <text:p>76456</text:p>
          </table:table-cell>
          <table:table-cell office:value-type="float" office:value="0.0000000122718656333662" calcext:value-type="float">
            <text:p>1.22718656333662E-08</text:p>
          </table:table-cell>
          <table:table-cell office:value-type="float" office:value="0.512637179999729" calcext:value-type="float">
            <text:p>0.512637179999729</text:p>
          </table:table-cell>
          <table:table-cell table:formula="of:=[.$D579]*100000" office:value-type="float" office:value="0.00122718656333662" calcext:value-type="float">
            <text:p>0.00122718656333662</text:p>
          </table:table-cell>
          <table:table-cell table:formula="of:=[.$E579]*400000" office:value-type="float" office:value="205054.871999891" calcext:value-type="float">
            <text:p>205054.871999891</text:p>
          </table:table-cell>
        </table:table-row>
        <table:table-row table:style-name="ro1">
          <table:table-cell office:value-type="float" office:value="89.8847615430004" calcext:value-type="float">
            <text:p>89.8847615430004</text:p>
          </table:table-cell>
          <table:table-cell office:value-type="float" office:value="139161" calcext:value-type="float">
            <text:p>139161</text:p>
          </table:table-cell>
          <table:table-cell office:value-type="float" office:value="110960" calcext:value-type="float">
            <text:p>110960</text:p>
          </table:table-cell>
          <table:table-cell office:value-type="float" office:value="0.000000009817492506693" calcext:value-type="float">
            <text:p>9.817492506693E-09</text:p>
          </table:table-cell>
          <table:table-cell office:value-type="float" office:value="0.518070165000609" calcext:value-type="float">
            <text:p>0.518070165000609</text:p>
          </table:table-cell>
          <table:table-cell table:formula="of:=[.$D580]*100000" office:value-type="float" office:value="0.0009817492506693" calcext:value-type="float">
            <text:p>0.0009817492506693</text:p>
          </table:table-cell>
          <table:table-cell table:formula="of:=[.$E580]*400000" office:value-type="float" office:value="207228.066000243" calcext:value-type="float">
            <text:p>207228.066000243</text:p>
          </table:table-cell>
        </table:table-row>
        <table:table-row table:style-name="ro1">
          <table:table-cell office:value-type="float" office:value="90.0603486" calcext:value-type="float">
            <text:p>90.0603486</text:p>
          </table:table-cell>
          <table:table-cell office:value-type="float" office:value="140439" calcext:value-type="float">
            <text:p>140439</text:p>
          </table:table-cell>
          <table:table-cell office:value-type="float" office:value="67604" calcext:value-type="float">
            <text:p>67604</text:p>
          </table:table-cell>
          <table:table-cell office:value-type="float" office:value="0.0000000078539940053544" calcext:value-type="float">
            <text:p>7.8539940053544E-09</text:p>
          </table:table-cell>
          <table:table-cell office:value-type="float" office:value="0.601566691999324" calcext:value-type="float">
            <text:p>0.601566691999324</text:p>
          </table:table-cell>
          <table:table-cell table:formula="of:=[.$D581]*100000" office:value-type="float" office:value="0.00078539940053544" calcext:value-type="float">
            <text:p>0.00078539940053544</text:p>
          </table:table-cell>
          <table:table-cell table:formula="of:=[.$E581]*400000" office:value-type="float" office:value="240626.676799729" calcext:value-type="float">
            <text:p>240626.676799729</text:p>
          </table:table-cell>
        </table:table-row>
        <table:table-row table:style-name="ro1">
          <table:table-cell office:value-type="float" office:value="90.2412118690008" calcext:value-type="float">
            <text:p>90.2412118690008</text:p>
          </table:table-cell>
          <table:table-cell office:value-type="float" office:value="141750" calcext:value-type="float">
            <text:p>141750</text:p>
          </table:table-cell>
          <table:table-cell office:value-type="float" office:value="47100" calcext:value-type="float">
            <text:p>47100</text:p>
          </table:table-cell>
          <table:table-cell office:value-type="float" office:value="0.00000000628319520428352" calcext:value-type="float">
            <text:p>6.28319520428352E-09</text:p>
          </table:table-cell>
          <table:table-cell office:value-type="float" office:value="0.6175784140014" calcext:value-type="float">
            <text:p>0.6175784140014</text:p>
          </table:table-cell>
          <table:table-cell table:formula="of:=[.$D582]*100000" office:value-type="float" office:value="0.000628319520428352" calcext:value-type="float">
            <text:p>0.000628319520428352</text:p>
          </table:table-cell>
          <table:table-cell table:formula="of:=[.$E582]*400000" office:value-type="float" office:value="247031.36560056" calcext:value-type="float">
            <text:p>247031.36560056</text:p>
          </table:table-cell>
        </table:table-row>
        <table:table-row table:style-name="ro1">
          <table:table-cell office:value-type="float" office:value="90.4104639600009" calcext:value-type="float">
            <text:p>90.4104639600009</text:p>
          </table:table-cell>
          <table:table-cell office:value-type="float" office:value="142960" calcext:value-type="float">
            <text:p>142960</text:p>
          </table:table-cell>
          <table:table-cell office:value-type="float" office:value="106180" calcext:value-type="float">
            <text:p>106180</text:p>
          </table:table-cell>
          <table:table-cell office:value-type="float" office:value="0.00000000502655616342682" calcext:value-type="float">
            <text:p>5.02655616342682E-09</text:p>
          </table:table-cell>
          <table:table-cell office:value-type="float" office:value="0.612090648999583" calcext:value-type="float">
            <text:p>0.612090648999583</text:p>
          </table:table-cell>
          <table:table-cell table:formula="of:=[.$D583]*100000" office:value-type="float" office:value="0.000502655616342682" calcext:value-type="float">
            <text:p>0.000502655616342682</text:p>
          </table:table-cell>
          <table:table-cell table:formula="of:=[.$E583]*400000" office:value-type="float" office:value="244836.259599833" calcext:value-type="float">
            <text:p>244836.259599833</text:p>
          </table:table-cell>
        </table:table-row>
        <table:table-row table:style-name="ro1">
          <table:table-cell office:value-type="float" office:value="90.5814238710009" calcext:value-type="float">
            <text:p>90.5814238710009</text:p>
          </table:table-cell>
          <table:table-cell office:value-type="float" office:value="144153" calcext:value-type="float">
            <text:p>144153</text:p>
          </table:table-cell>
          <table:table-cell office:value-type="float" office:value="103668" calcext:value-type="float">
            <text:p>103668</text:p>
          </table:table-cell>
          <table:table-cell office:value-type="float" office:value="0.00000000402124493074145" calcext:value-type="float">
            <text:p>4.02124493074145E-09</text:p>
          </table:table-cell>
          <table:table-cell office:value-type="float" office:value="0.602199209999526" calcext:value-type="float">
            <text:p>0.602199209999526</text:p>
          </table:table-cell>
          <table:table-cell table:formula="of:=[.$D584]*100000" office:value-type="float" office:value="0.000402124493074145" calcext:value-type="float">
            <text:p>0.000402124493074145</text:p>
          </table:table-cell>
          <table:table-cell table:formula="of:=[.$E584]*400000" office:value-type="float" office:value="240879.68399981" calcext:value-type="float">
            <text:p>240879.68399981</text:p>
          </table:table-cell>
        </table:table-row>
        <table:table-row table:style-name="ro1">
          <table:table-cell office:value-type="float" office:value="90.7500580350006" calcext:value-type="float">
            <text:p>90.7500580350006</text:p>
          </table:table-cell>
          <table:table-cell office:value-type="float" office:value="145290" calcext:value-type="float">
            <text:p>145290</text:p>
          </table:table-cell>
          <table:table-cell office:value-type="float" office:value="80852" calcext:value-type="float">
            <text:p>80852</text:p>
          </table:table-cell>
          <table:table-cell office:value-type="float" office:value="0.00000000321699594459316" calcext:value-type="float">
            <text:p>3.21699594459316E-09</text:p>
          </table:table-cell>
          <table:table-cell office:value-type="float" office:value="0.504616235000867" calcext:value-type="float">
            <text:p>0.504616235000867</text:p>
          </table:table-cell>
          <table:table-cell table:formula="of:=[.$D585]*100000" office:value-type="float" office:value="0.000321699594459316" calcext:value-type="float">
            <text:p>0.000321699594459316</text:p>
          </table:table-cell>
          <table:table-cell table:formula="of:=[.$E585]*400000" office:value-type="float" office:value="201846.494000347" calcext:value-type="float">
            <text:p>201846.494000347</text:p>
          </table:table-cell>
        </table:table-row>
        <table:table-row table:style-name="ro1">
          <table:table-cell office:value-type="float" office:value="90.8699469559997" calcext:value-type="float">
            <text:p>90.8699469559997</text:p>
          </table:table-cell>
          <table:table-cell office:value-type="float" office:value="146067" calcext:value-type="float">
            <text:p>146067</text:p>
          </table:table-cell>
          <table:table-cell office:value-type="float" office:value="40480" calcext:value-type="float">
            <text:p>40480</text:p>
          </table:table-cell>
          <table:table-cell office:value-type="float" office:value="0.00000000257359675567453" calcext:value-type="float">
            <text:p>2.57359675567453E-09</text:p>
          </table:table-cell>
          <table:table-cell office:value-type="float" office:value="0.546082790000583" calcext:value-type="float">
            <text:p>0.546082790000583</text:p>
          </table:table-cell>
          <table:table-cell table:formula="of:=[.$D586]*100000" office:value-type="float" office:value="0.000257359675567453" calcext:value-type="float">
            <text:p>0.000257359675567453</text:p>
          </table:table-cell>
          <table:table-cell table:formula="of:=[.$E586]*400000" office:value-type="float" office:value="218433.116000233" calcext:value-type="float">
            <text:p>218433.116000233</text:p>
          </table:table-cell>
        </table:table-row>
        <table:table-row table:style-name="ro1">
          <table:table-cell office:value-type="float" office:value="91.0285982599999" calcext:value-type="float">
            <text:p>91.0285982599999</text:p>
          </table:table-cell>
          <table:table-cell office:value-type="float" office:value="147050" calcext:value-type="float">
            <text:p>147050</text:p>
          </table:table-cell>
          <table:table-cell office:value-type="float" office:value="77700" calcext:value-type="float">
            <text:p>77700</text:p>
          </table:table-cell>
          <table:table-cell office:value-type="float" office:value="0.00000000205887740453962" calcext:value-type="float">
            <text:p>2.05887740453962E-09</text:p>
          </table:table-cell>
          <table:table-cell office:value-type="float" office:value="0.613464735000889" calcext:value-type="float">
            <text:p>0.613464735000889</text:p>
          </table:table-cell>
          <table:table-cell table:formula="of:=[.$D587]*100000" office:value-type="float" office:value="0.000205887740453962" calcext:value-type="float">
            <text:p>0.000205887740453962</text:p>
          </table:table-cell>
          <table:table-cell table:formula="of:=[.$E587]*400000" office:value-type="float" office:value="245385.894000356" calcext:value-type="float">
            <text:p>245385.894000356</text:p>
          </table:table-cell>
        </table:table-row>
        <table:table-row table:style-name="ro1">
          <table:table-cell office:value-type="float" office:value="91.2011608810008" calcext:value-type="float">
            <text:p>91.2011608810008</text:p>
          </table:table-cell>
          <table:table-cell office:value-type="float" office:value="148051" calcext:value-type="float">
            <text:p>148051</text:p>
          </table:table-cell>
          <table:table-cell office:value-type="float" office:value="78848" calcext:value-type="float">
            <text:p>78848</text:p>
          </table:table-cell>
          <table:table-cell office:value-type="float" office:value="0.0000000016471019236317" calcext:value-type="float">
            <text:p>1.6471019236317E-09</text:p>
          </table:table-cell>
          <table:table-cell office:value-type="float" office:value="0.696213242999875" calcext:value-type="float">
            <text:p>0.696213242999875</text:p>
          </table:table-cell>
          <table:table-cell table:formula="of:=[.$D588]*100000" office:value-type="float" office:value="0.00016471019236317" calcext:value-type="float">
            <text:p>0.00016471019236317</text:p>
          </table:table-cell>
          <table:table-cell table:formula="of:=[.$E588]*400000" office:value-type="float" office:value="278485.29719995" calcext:value-type="float">
            <text:p>278485.29719995</text:p>
          </table:table-cell>
        </table:table-row>
        <table:table-row table:style-name="ro1">
          <table:table-cell office:value-type="float" office:value="91.3030543370005" calcext:value-type="float">
            <text:p>91.3030543370005</text:p>
          </table:table-cell>
          <table:table-cell office:value-type="float" office:value="148605" calcext:value-type="float">
            <text:p>148605</text:p>
          </table:table-cell>
          <table:table-cell office:value-type="float" office:value="47880" calcext:value-type="float">
            <text:p>47880</text:p>
          </table:table-cell>
          <table:table-cell office:value-type="float" office:value="0.00000000131768153890536" calcext:value-type="float">
            <text:p>1.31768153890536E-09</text:p>
          </table:table-cell>
          <table:table-cell office:value-type="float" office:value="0.636694552000336" calcext:value-type="float">
            <text:p>0.636694552000336</text:p>
          </table:table-cell>
          <table:table-cell table:formula="of:=[.$D589]*100000" office:value-type="float" office:value="0.000131768153890536" calcext:value-type="float">
            <text:p>0.000131768153890536</text:p>
          </table:table-cell>
          <table:table-cell table:formula="of:=[.$E589]*400000" office:value-type="float" office:value="254677.820800134" calcext:value-type="float">
            <text:p>254677.820800134</text:p>
          </table:table-cell>
        </table:table-row>
        <table:table-row table:style-name="ro1">
          <table:table-cell office:value-type="float" office:value="91.4606649190009" calcext:value-type="float">
            <text:p>91.4606649190009</text:p>
          </table:table-cell>
          <table:table-cell office:value-type="float" office:value="149403" calcext:value-type="float">
            <text:p>149403</text:p>
          </table:table-cell>
          <table:table-cell office:value-type="float" office:value="94090" calcext:value-type="float">
            <text:p>94090</text:p>
          </table:table-cell>
          <table:table-cell office:value-type="float" office:value="0.00000000105414523112429" calcext:value-type="float">
            <text:p>1.05414523112429E-09</text:p>
          </table:table-cell>
          <table:table-cell office:value-type="float" office:value="0.586158588999751" calcext:value-type="float">
            <text:p>0.586158588999751</text:p>
          </table:table-cell>
          <table:table-cell table:formula="of:=[.$D590]*100000" office:value-type="float" office:value="0.000105414523112429" calcext:value-type="float">
            <text:p>0.000105414523112429</text:p>
          </table:table-cell>
          <table:table-cell table:formula="of:=[.$E590]*400000" office:value-type="float" office:value="234463.435599901" calcext:value-type="float">
            <text:p>234463.435599901</text:p>
          </table:table-cell>
        </table:table-row>
        <table:table-row table:style-name="ro1">
          <table:table-cell office:value-type="float" office:value="91.5630101309998" calcext:value-type="float">
            <text:p>91.5630101309998</text:p>
          </table:table-cell>
          <table:table-cell office:value-type="float" office:value="149879" calcext:value-type="float">
            <text:p>149879</text:p>
          </table:table-cell>
          <table:table-cell office:value-type="float" office:value="54516" calcext:value-type="float">
            <text:p>54516</text:p>
          </table:table-cell>
          <table:table-cell office:value-type="float" office:value="0.00000000084331618489943" calcext:value-type="float">
            <text:p>8.4331618489943E-10</text:p>
          </table:table-cell>
          <table:table-cell office:value-type="float" office:value="0.605138684999474" calcext:value-type="float">
            <text:p>0.605138684999474</text:p>
          </table:table-cell>
          <table:table-cell table:formula="of:=[.$D591]*100000" office:value-type="float" office:value="0.000084331618489943" calcext:value-type="float">
            <text:p>8.4331618489943E-05</text:p>
          </table:table-cell>
          <table:table-cell table:formula="of:=[.$E591]*400000" office:value-type="float" office:value="242055.47399979" calcext:value-type="float">
            <text:p>242055.47399979</text:p>
          </table:table-cell>
        </table:table-row>
        <table:table-row table:style-name="ro1">
          <table:table-cell office:value-type="float" office:value="91.7316526850009" calcext:value-type="float">
            <text:p>91.7316526850009</text:p>
          </table:table-cell>
          <table:table-cell office:value-type="float" office:value="150588" calcext:value-type="float">
            <text:p>150588</text:p>
          </table:table-cell>
          <table:table-cell office:value-type="float" office:value="68814" calcext:value-type="float">
            <text:p>68814</text:p>
          </table:table-cell>
          <table:table-cell office:value-type="float" office:value="0.000000000674652947919544" calcext:value-type="float">
            <text:p>6.74652947919544E-10</text:p>
          </table:table-cell>
          <table:table-cell office:value-type="float" office:value="0.613541034999798" calcext:value-type="float">
            <text:p>0.613541034999798</text:p>
          </table:table-cell>
          <table:table-cell table:formula="of:=[.$D592]*100000" office:value-type="float" office:value="0.0000674652947919544" calcext:value-type="float">
            <text:p>6.74652947919544E-05</text:p>
          </table:table-cell>
          <table:table-cell table:formula="of:=[.$E592]*400000" office:value-type="float" office:value="245416.413999919" calcext:value-type="float">
            <text:p>245416.413999919</text:p>
          </table:table-cell>
        </table:table-row>
        <table:table-row table:style-name="ro1">
          <table:table-cell office:value-type="float" office:value="91.9002075570006" calcext:value-type="float">
            <text:p>91.9002075570006</text:p>
          </table:table-cell>
          <table:table-cell office:value-type="float" office:value="151198" calcext:value-type="float">
            <text:p>151198</text:p>
          </table:table-cell>
          <table:table-cell office:value-type="float" office:value="76282" calcext:value-type="float">
            <text:p>76282</text:p>
          </table:table-cell>
          <table:table-cell office:value-type="float" office:value="0.000000000539722358335635" calcext:value-type="float">
            <text:p>5.39722358335635E-10</text:p>
          </table:table-cell>
          <table:table-cell office:value-type="float" office:value="0.595442469999398" calcext:value-type="float">
            <text:p>0.595442469999398</text:p>
          </table:table-cell>
          <table:table-cell table:formula="of:=[.$D593]*100000" office:value-type="float" office:value="0.0000539722358335635" calcext:value-type="float">
            <text:p>5.39722358335635E-05</text:p>
          </table:table-cell>
          <table:table-cell table:formula="of:=[.$E593]*400000" office:value-type="float" office:value="238176.987999759" calcext:value-type="float">
            <text:p>238176.987999759</text:p>
          </table:table-cell>
        </table:table-row>
        <table:table-row table:style-name="ro1">
          <table:table-cell office:value-type="float" office:value="92.064864213" calcext:value-type="float">
            <text:p>92.064864213</text:p>
          </table:table-cell>
          <table:table-cell office:value-type="float" office:value="151693" calcext:value-type="float">
            <text:p>151693</text:p>
          </table:table-cell>
          <table:table-cell office:value-type="float" office:value="103994" calcext:value-type="float">
            <text:p>103994</text:p>
          </table:table-cell>
          <table:table-cell office:value-type="float" office:value="0.000000000431777886668508" calcext:value-type="float">
            <text:p>4.31777886668508E-10</text:p>
          </table:table-cell>
          <table:table-cell office:value-type="float" office:value="0.601700974000778" calcext:value-type="float">
            <text:p>0.601700974000778</text:p>
          </table:table-cell>
          <table:table-cell table:formula="of:=[.$D594]*100000" office:value-type="float" office:value="0.0000431777886668508" calcext:value-type="float">
            <text:p>4.31777886668508E-05</text:p>
          </table:table-cell>
          <table:table-cell table:formula="of:=[.$E594]*400000" office:value-type="float" office:value="240680.389600311" calcext:value-type="float">
            <text:p>240680.389600311</text:p>
          </table:table-cell>
        </table:table-row>
        <table:table-row table:style-name="ro1">
          <table:table-cell office:value-type="float" office:value="92.2332218530009" calcext:value-type="float">
            <text:p>92.2332218530009</text:p>
          </table:table-cell>
          <table:table-cell office:value-type="float" office:value="152093" calcext:value-type="float">
            <text:p>152093</text:p>
          </table:table-cell>
          <table:table-cell office:value-type="float" office:value="88634" calcext:value-type="float">
            <text:p>88634</text:p>
          </table:table-cell>
          <table:table-cell office:value-type="float" office:value="0.000000000345422309334807" calcext:value-type="float">
            <text:p>3.45422309334807E-10</text:p>
          </table:table-cell>
          <table:table-cell office:value-type="float" office:value="0.579532819001543" calcext:value-type="float">
            <text:p>0.579532819001543</text:p>
          </table:table-cell>
          <table:table-cell table:formula="of:=[.$D595]*100000" office:value-type="float" office:value="0.0000345422309334807" calcext:value-type="float">
            <text:p>3.45422309334807E-05</text:p>
          </table:table-cell>
          <table:table-cell table:formula="of:=[.$E595]*400000" office:value-type="float" office:value="231813.127600617" calcext:value-type="float">
            <text:p>231813.127600617</text:p>
          </table:table-cell>
        </table:table-row>
        <table:table-row table:style-name="ro1">
          <table:table-cell office:value-type="float" office:value="92.407458474001" calcext:value-type="float">
            <text:p>92.407458474001</text:p>
          </table:table-cell>
          <table:table-cell office:value-type="float" office:value="152390" calcext:value-type="float">
            <text:p>152390</text:p>
          </table:table-cell>
          <table:table-cell office:value-type="float" office:value="78294" calcext:value-type="float">
            <text:p>78294</text:p>
          </table:table-cell>
          <table:table-cell office:value-type="float" office:value="0.000000000276337847467845" calcext:value-type="float">
            <text:p>2.76337847467845E-10</text:p>
          </table:table-cell>
          <table:table-cell office:value-type="float" office:value="0.589099683998938" calcext:value-type="float">
            <text:p>0.589099683998938</text:p>
          </table:table-cell>
          <table:table-cell table:formula="of:=[.$D596]*100000" office:value-type="float" office:value="0.0000276337847467845" calcext:value-type="float">
            <text:p>2.76337847467845E-05</text:p>
          </table:table-cell>
          <table:table-cell table:formula="of:=[.$E596]*400000" office:value-type="float" office:value="235639.873599575" calcext:value-type="float">
            <text:p>235639.873599575</text:p>
          </table:table-cell>
        </table:table-row>
        <table:table-row table:style-name="ro1">
          <table:table-cell office:value-type="float" office:value="92.5816279330011" calcext:value-type="float">
            <text:p>92.5816279330011</text:p>
          </table:table-cell>
          <table:table-cell office:value-type="float" office:value="152568" calcext:value-type="float">
            <text:p>152568</text:p>
          </table:table-cell>
          <table:table-cell office:value-type="float" office:value="109358" calcext:value-type="float">
            <text:p>109358</text:p>
          </table:table-cell>
          <table:table-cell office:value-type="float" office:value="0.000000000221070277974276" calcext:value-type="float">
            <text:p>2.21070277974276E-10</text:p>
          </table:table-cell>
          <table:table-cell office:value-type="float" office:value="0.591599413999575" calcext:value-type="float">
            <text:p>0.591599413999575</text:p>
          </table:table-cell>
          <table:table-cell table:formula="of:=[.$D597]*100000" office:value-type="float" office:value="0.0000221070277974276" calcext:value-type="float">
            <text:p>2.21070277974276E-05</text:p>
          </table:table-cell>
          <table:table-cell table:formula="of:=[.$E597]*400000" office:value-type="float" office:value="236639.76559983" calcext:value-type="float">
            <text:p>236639.76559983</text:p>
          </table:table-cell>
        </table:table-row>
        <table:table-row table:style-name="ro1">
          <table:table-cell office:value-type="float" office:value="92.7620296469995" calcext:value-type="float">
            <text:p>92.7620296469995</text:p>
          </table:table-cell>
          <table:table-cell office:value-type="float" office:value="152626" calcext:value-type="float">
            <text:p>152626</text:p>
          </table:table-cell>
          <table:table-cell office:value-type="float" office:value="69616" calcext:value-type="float">
            <text:p>69616</text:p>
          </table:table-cell>
          <table:table-cell office:value-type="float" office:value="0.000000000176856222379421" calcext:value-type="float">
            <text:p>1.76856222379421E-10</text:p>
          </table:table-cell>
          <table:table-cell office:value-type="float" office:value="0.6086032660005" calcext:value-type="float">
            <text:p>0.6086032660005</text:p>
          </table:table-cell>
          <table:table-cell table:formula="of:=[.$D598]*100000" office:value-type="float" office:value="0.0000176856222379421" calcext:value-type="float">
            <text:p>1.76856222379421E-05</text:p>
          </table:table-cell>
          <table:table-cell table:formula="of:=[.$E598]*400000" office:value-type="float" office:value="243441.3064002" calcext:value-type="float">
            <text:p>243441.3064002</text:p>
          </table:table-cell>
        </table:table-row>
        <table:table-row table:style-name="ro1">
          <table:table-cell office:value-type="float" office:value="92.9278855869998" calcext:value-type="float">
            <text:p>92.9278855869998</text:p>
          </table:table-cell>
          <table:table-cell office:value-type="float" office:value="152568" calcext:value-type="float">
            <text:p>152568</text:p>
          </table:table-cell>
          <table:table-cell office:value-type="float" office:value="105584" calcext:value-type="float">
            <text:p>105584</text:p>
          </table:table-cell>
          <table:table-cell office:value-type="float" office:value="0.000000000141484977903537" calcext:value-type="float">
            <text:p>1.41484977903537E-10</text:p>
          </table:table-cell>
          <table:table-cell office:value-type="float" office:value="0.594726990999334" calcext:value-type="float">
            <text:p>0.594726990999334</text:p>
          </table:table-cell>
          <table:table-cell table:formula="of:=[.$D599]*100000" office:value-type="float" office:value="0.0000141484977903537" calcext:value-type="float">
            <text:p>1.41484977903537E-05</text:p>
          </table:table-cell>
          <table:table-cell table:formula="of:=[.$E599]*400000" office:value-type="float" office:value="237890.796399734" calcext:value-type="float">
            <text:p>237890.796399734</text:p>
          </table:table-cell>
        </table:table-row>
        <table:table-row table:style-name="ro1">
          <table:table-cell office:value-type="float" office:value="93.1108937419995" calcext:value-type="float">
            <text:p>93.1108937419995</text:p>
          </table:table-cell>
          <table:table-cell office:value-type="float" office:value="152383" calcext:value-type="float">
            <text:p>152383</text:p>
          </table:table-cell>
          <table:table-cell office:value-type="float" office:value="74380" calcext:value-type="float">
            <text:p>74380</text:p>
          </table:table-cell>
          <table:table-cell office:value-type="float" office:value="0.00000000011318798232283" calcext:value-type="float">
            <text:p>1.1318798232283E-10</text:p>
          </table:table-cell>
          <table:table-cell office:value-type="float" office:value="0.615730202000123" calcext:value-type="float">
            <text:p>0.615730202000123</text:p>
          </table:table-cell>
          <table:table-cell table:formula="of:=[.$D600]*100000" office:value-type="float" office:value="0.000011318798232283" calcext:value-type="float">
            <text:p>1.1318798232283E-05</text:p>
          </table:table-cell>
          <table:table-cell table:formula="of:=[.$E600]*400000" office:value-type="float" office:value="246292.080800049" calcext:value-type="float">
            <text:p>246292.080800049</text:p>
          </table:table-cell>
        </table:table-row>
        <table:table-row table:style-name="ro1">
          <table:table-cell office:value-type="float" office:value="93.2141370150002" calcext:value-type="float">
            <text:p>93.2141370150002</text:p>
          </table:table-cell>
          <table:table-cell office:value-type="float" office:value="152224" calcext:value-type="float">
            <text:p>152224</text:p>
          </table:table-cell>
          <table:table-cell office:value-type="float" office:value="9600" calcext:value-type="float">
            <text:p>9600</text:p>
          </table:table-cell>
          <table:table-cell office:value-type="float" office:value="0.0000000000905503858582636" calcext:value-type="float">
            <text:p>9.05503858582636E-11</text:p>
          </table:table-cell>
          <table:table-cell office:value-type="float" office:value="0.72082615600084" calcext:value-type="float">
            <text:p>0.72082615600084</text:p>
          </table:table-cell>
          <table:table-cell table:formula="of:=[.$D601]*100000" office:value-type="float" office:value="0.00000905503858582636" calcext:value-type="float">
            <text:p>9.05503858582636E-06</text:p>
          </table:table-cell>
          <table:table-cell table:formula="of:=[.$E601]*400000" office:value-type="float" office:value="288330.462400336" calcext:value-type="float">
            <text:p>288330.462400336</text:p>
          </table:table-cell>
        </table:table-row>
        <table:table-row table:style-name="ro1">
          <table:table-cell office:value-type="float" office:value="93.3742408070011" calcext:value-type="float">
            <text:p>93.3742408070011</text:p>
          </table:table-cell>
          <table:table-cell office:value-type="float" office:value="151903" calcext:value-type="float">
            <text:p>151903</text:p>
          </table:table-cell>
          <table:table-cell office:value-type="float" office:value="48000" calcext:value-type="float">
            <text:p>48000</text:p>
          </table:table-cell>
          <table:table-cell office:value-type="float" office:value="0.0000000000724403086866109" calcext:value-type="float">
            <text:p>7.24403086866109E-11</text:p>
          </table:table-cell>
          <table:table-cell office:value-type="float" office:value="0.78874458700011" calcext:value-type="float">
            <text:p>0.78874458700011</text:p>
          </table:table-cell>
          <table:table-cell table:formula="of:=[.$D602]*100000" office:value-type="float" office:value="0.00000724403086866109" calcext:value-type="float">
            <text:p>7.24403086866109E-06</text:p>
          </table:table-cell>
          <table:table-cell table:formula="of:=[.$E602]*400000" office:value-type="float" office:value="315497.834800044" calcext:value-type="float">
            <text:p>315497.834800044</text:p>
          </table:table-cell>
        </table:table-row>
        <table:table-row table:style-name="ro1">
          <table:table-cell office:value-type="float" office:value="93.5263550230011" calcext:value-type="float">
            <text:p>93.5263550230011</text:p>
          </table:table-cell>
          <table:table-cell office:value-type="float" office:value="151518" calcext:value-type="float">
            <text:p>151518</text:p>
          </table:table-cell>
          <table:table-cell office:value-type="float" office:value="103850" calcext:value-type="float">
            <text:p>103850</text:p>
          </table:table-cell>
          <table:table-cell office:value-type="float" office:value="0.0000000000579522469492887" calcext:value-type="float">
            <text:p>5.79522469492887E-11</text:p>
          </table:table-cell>
          <table:table-cell office:value-type="float" office:value="0.682278956001028" calcext:value-type="float">
            <text:p>0.682278956001028</text:p>
          </table:table-cell>
          <table:table-cell table:formula="of:=[.$D603]*100000" office:value-type="float" office:value="0.00000579522469492887" calcext:value-type="float">
            <text:p>5.79522469492887E-06</text:p>
          </table:table-cell>
          <table:table-cell table:formula="of:=[.$E603]*400000" office:value-type="float" office:value="272911.582400411" calcext:value-type="float">
            <text:p>272911.582400411</text:p>
          </table:table-cell>
        </table:table-row>
        <table:table-row table:style-name="ro1">
          <table:table-cell office:value-type="float" office:value="93.6829090820011" calcext:value-type="float">
            <text:p>93.6829090820011</text:p>
          </table:table-cell>
          <table:table-cell office:value-type="float" office:value="151045" calcext:value-type="float">
            <text:p>151045</text:p>
          </table:table-cell>
          <table:table-cell office:value-type="float" office:value="91502" calcext:value-type="float">
            <text:p>91502</text:p>
          </table:table-cell>
          <table:table-cell office:value-type="float" office:value="0.000000000046361797559431" calcext:value-type="float">
            <text:p>4.6361797559431E-11</text:p>
          </table:table-cell>
          <table:table-cell office:value-type="float" office:value="0.746431381998264" calcext:value-type="float">
            <text:p>0.746431381998264</text:p>
          </table:table-cell>
          <table:table-cell table:formula="of:=[.$D604]*100000" office:value-type="float" office:value="0.0000046361797559431" calcext:value-type="float">
            <text:p>4.6361797559431E-06</text:p>
          </table:table-cell>
          <table:table-cell table:formula="of:=[.$E604]*400000" office:value-type="float" office:value="298572.552799305" calcext:value-type="float">
            <text:p>298572.552799305</text:p>
          </table:table-cell>
        </table:table-row>
        <table:table-row table:style-name="ro1">
          <table:table-cell office:value-type="float" office:value="93.8498307350001" calcext:value-type="float">
            <text:p>93.8498307350001</text:p>
          </table:table-cell>
          <table:table-cell office:value-type="float" office:value="150463" calcext:value-type="float">
            <text:p>150463</text:p>
          </table:table-cell>
          <table:table-cell office:value-type="float" office:value="123554" calcext:value-type="float">
            <text:p>123554</text:p>
          </table:table-cell>
          <table:table-cell office:value-type="float" office:value="0.0000000000370894380475448" calcext:value-type="float">
            <text:p>3.70894380475448E-11</text:p>
          </table:table-cell>
          <table:table-cell office:value-type="float" office:value="0.470499278000716" calcext:value-type="float">
            <text:p>0.470499278000716</text:p>
          </table:table-cell>
          <table:table-cell table:formula="of:=[.$D605]*100000" office:value-type="float" office:value="0.00000370894380475448" calcext:value-type="float">
            <text:p>3.70894380475448E-06</text:p>
          </table:table-cell>
          <table:table-cell table:formula="of:=[.$E605]*400000" office:value-type="float" office:value="188199.711200286" calcext:value-type="float">
            <text:p>188199.711200286</text:p>
          </table:table-cell>
        </table:table-row>
        <table:table-row table:style-name="ro1">
          <table:table-cell office:value-type="float" office:value="94.0130935239995" calcext:value-type="float">
            <text:p>94.0130935239995</text:p>
          </table:table-cell>
          <table:table-cell office:value-type="float" office:value="149824" calcext:value-type="float">
            <text:p>149824</text:p>
          </table:table-cell>
          <table:table-cell office:value-type="float" office:value="72384" calcext:value-type="float">
            <text:p>72384</text:p>
          </table:table-cell>
          <table:table-cell office:value-type="float" office:value="0.0000000000296715504380358" calcext:value-type="float">
            <text:p>2.96715504380358E-11</text:p>
          </table:table-cell>
          <table:table-cell office:value-type="float" office:value="0.554653691999192" calcext:value-type="float">
            <text:p>0.554653691999192</text:p>
          </table:table-cell>
          <table:table-cell table:formula="of:=[.$D606]*100000" office:value-type="float" office:value="0.00000296715504380358" calcext:value-type="float">
            <text:p>2.96715504380358E-06</text:p>
          </table:table-cell>
          <table:table-cell table:formula="of:=[.$E606]*400000" office:value-type="float" office:value="221861.476799677" calcext:value-type="float">
            <text:p>221861.476799677</text:p>
          </table:table-cell>
        </table:table-row>
        <table:table-row table:style-name="ro1">
          <table:table-cell office:value-type="float" office:value="94.1709379790009" calcext:value-type="float">
            <text:p>94.1709379790009</text:p>
          </table:table-cell>
          <table:table-cell office:value-type="float" office:value="149147" calcext:value-type="float">
            <text:p>149147</text:p>
          </table:table-cell>
          <table:table-cell office:value-type="float" office:value="77462" calcext:value-type="float">
            <text:p>77462</text:p>
          </table:table-cell>
          <table:table-cell office:value-type="float" office:value="0.0000000000237372403504287" calcext:value-type="float">
            <text:p>2.37372403504287E-11</text:p>
          </table:table-cell>
          <table:table-cell office:value-type="float" office:value="0.560699724999722" calcext:value-type="float">
            <text:p>0.560699724999722</text:p>
          </table:table-cell>
          <table:table-cell table:formula="of:=[.$D607]*100000" office:value-type="float" office:value="0.00000237372403504287" calcext:value-type="float">
            <text:p>2.37372403504287E-06</text:p>
          </table:table-cell>
          <table:table-cell table:formula="of:=[.$E607]*400000" office:value-type="float" office:value="224279.889999889" calcext:value-type="float">
            <text:p>224279.889999889</text:p>
          </table:table-cell>
        </table:table-row>
        <table:table-row table:style-name="ro1">
          <table:table-cell office:value-type="float" office:value="94.3205748660002" calcext:value-type="float">
            <text:p>94.3205748660002</text:p>
          </table:table-cell>
          <table:table-cell office:value-type="float" office:value="148461" calcext:value-type="float">
            <text:p>148461</text:p>
          </table:table-cell>
          <table:table-cell office:value-type="float" office:value="80614" calcext:value-type="float">
            <text:p>80614</text:p>
          </table:table-cell>
          <table:table-cell office:value-type="float" office:value="0.0000000000189897922803429" calcext:value-type="float">
            <text:p>1.89897922803429E-11</text:p>
          </table:table-cell>
          <table:table-cell office:value-type="float" office:value="0.552886381001372" calcext:value-type="float">
            <text:p>0.552886381001372</text:p>
          </table:table-cell>
          <table:table-cell table:formula="of:=[.$D608]*100000" office:value-type="float" office:value="0.00000189897922803429" calcext:value-type="float">
            <text:p>1.89897922803429E-06</text:p>
          </table:table-cell>
          <table:table-cell table:formula="of:=[.$E608]*400000" office:value-type="float" office:value="221154.552400549" calcext:value-type="float">
            <text:p>221154.552400549</text:p>
          </table:table-cell>
        </table:table-row>
        <table:table-row table:style-name="ro1">
          <table:table-cell office:value-type="float" office:value="94.4890722180007" calcext:value-type="float">
            <text:p>94.4890722180007</text:p>
          </table:table-cell>
          <table:table-cell office:value-type="float" office:value="147644" calcext:value-type="float">
            <text:p>147644</text:p>
          </table:table-cell>
          <table:table-cell office:value-type="float" office:value="54416" calcext:value-type="float">
            <text:p>54416</text:p>
          </table:table-cell>
          <table:table-cell office:value-type="float" office:value="0.0000000000151918338242744" calcext:value-type="float">
            <text:p>1.51918338242744E-11</text:p>
          </table:table-cell>
          <table:table-cell office:value-type="float" office:value="0.644964131000961" calcext:value-type="float">
            <text:p>0.644964131000961</text:p>
          </table:table-cell>
          <table:table-cell table:formula="of:=[.$D609]*100000" office:value-type="float" office:value="0.00000151918338242744" calcext:value-type="float">
            <text:p>1.51918338242744E-06</text:p>
          </table:table-cell>
          <table:table-cell table:formula="of:=[.$E609]*400000" office:value-type="float" office:value="257985.652400384" calcext:value-type="float">
            <text:p>257985.652400384</text:p>
          </table:table-cell>
        </table:table-row>
        <table:table-row table:style-name="ro1">
          <table:table-cell office:value-type="float" office:value="94.6543120799997" calcext:value-type="float">
            <text:p>94.6543120799997</text:p>
          </table:table-cell>
          <table:table-cell office:value-type="float" office:value="146809" calcext:value-type="float">
            <text:p>146809</text:p>
          </table:table-cell>
          <table:table-cell office:value-type="float" office:value="105704" calcext:value-type="float">
            <text:p>105704</text:p>
          </table:table-cell>
          <table:table-cell office:value-type="float" office:value="0.0000000000121534670594195" calcext:value-type="float">
            <text:p>1.21534670594195E-11</text:p>
          </table:table-cell>
          <table:table-cell office:value-type="float" office:value="0.633484872998452" calcext:value-type="float">
            <text:p>0.633484872998452</text:p>
          </table:table-cell>
          <table:table-cell table:formula="of:=[.$D610]*100000" office:value-type="float" office:value="0.00000121534670594195" calcext:value-type="float">
            <text:p>1.21534670594195E-06</text:p>
          </table:table-cell>
          <table:table-cell table:formula="of:=[.$E610]*400000" office:value-type="float" office:value="253393.949199381" calcext:value-type="float">
            <text:p>253393.949199381</text:p>
          </table:table-cell>
        </table:table-row>
        <table:table-row table:style-name="ro1">
          <table:table-cell office:value-type="float" office:value="94.8220080230003" calcext:value-type="float">
            <text:p>94.8220080230003</text:p>
          </table:table-cell>
          <table:table-cell office:value-type="float" office:value="145938" calcext:value-type="float">
            <text:p>145938</text:p>
          </table:table-cell>
          <table:table-cell office:value-type="float" office:value="81450" calcext:value-type="float">
            <text:p>81450</text:p>
          </table:table-cell>
          <table:table-cell office:value-type="float" office:value="0.00000000000972277364753559" calcext:value-type="float">
            <text:p>9.72277364753559E-12</text:p>
          </table:table-cell>
          <table:table-cell office:value-type="float" office:value="0.642952416999833" calcext:value-type="float">
            <text:p>0.642952416999833</text:p>
          </table:table-cell>
          <table:table-cell table:formula="of:=[.$D611]*100000" office:value-type="float" office:value="0.000000972277364753559" calcext:value-type="float">
            <text:p>9.72277364753559E-07</text:p>
          </table:table-cell>
          <table:table-cell table:formula="of:=[.$E611]*400000" office:value-type="float" office:value="257180.966799933" calcext:value-type="float">
            <text:p>257180.966799933</text:p>
          </table:table-cell>
        </table:table-row>
        <table:table-row table:style-name="ro1">
          <table:table-cell office:value-type="float" office:value="94.9902680220002" calcext:value-type="float">
            <text:p>94.9902680220002</text:p>
          </table:table-cell>
          <table:table-cell office:value-type="float" office:value="145051" calcext:value-type="float">
            <text:p>145051</text:p>
          </table:table-cell>
          <table:table-cell office:value-type="float" office:value="92968" calcext:value-type="float">
            <text:p>92968</text:p>
          </table:table-cell>
          <table:table-cell office:value-type="float" office:value="0.00000000000777821891802847" calcext:value-type="float">
            <text:p>7.77821891802847E-12</text:p>
          </table:table-cell>
          <table:table-cell office:value-type="float" office:value="0.569688491001216" calcext:value-type="float">
            <text:p>0.569688491001216</text:p>
          </table:table-cell>
          <table:table-cell table:formula="of:=[.$D612]*100000" office:value-type="float" office:value="0.000000777821891802847" calcext:value-type="float">
            <text:p>7.77821891802847E-07</text:p>
          </table:table-cell>
          <table:table-cell table:formula="of:=[.$E612]*400000" office:value-type="float" office:value="227875.396400486" calcext:value-type="float">
            <text:p>227875.396400486</text:p>
          </table:table-cell>
        </table:table-row>
        <table:table-row table:style-name="ro1">
          <table:table-cell office:value-type="float" office:value="95.1561141420007" calcext:value-type="float">
            <text:p>95.1561141420007</text:p>
          </table:table-cell>
          <table:table-cell office:value-type="float" office:value="144176" calcext:value-type="float">
            <text:p>144176</text:p>
          </table:table-cell>
          <table:table-cell office:value-type="float" office:value="96400" calcext:value-type="float">
            <text:p>96400</text:p>
          </table:table-cell>
          <table:table-cell office:value-type="float" office:value="0.00000000000622257513442277" calcext:value-type="float">
            <text:p>6.22257513442277E-12</text:p>
          </table:table-cell>
          <table:table-cell office:value-type="float" office:value="0.57811206200131" calcext:value-type="float">
            <text:p>0.57811206200131</text:p>
          </table:table-cell>
          <table:table-cell table:formula="of:=[.$D613]*100000" office:value-type="float" office:value="0.000000622257513442278" calcext:value-type="float">
            <text:p>6.22257513442278E-07</text:p>
          </table:table-cell>
          <table:table-cell table:formula="of:=[.$E613]*400000" office:value-type="float" office:value="231244.824800524" calcext:value-type="float">
            <text:p>231244.824800524</text:p>
          </table:table-cell>
        </table:table-row>
        <table:table-row table:style-name="ro1">
          <table:table-cell office:value-type="float" office:value="95.3218784710007" calcext:value-type="float">
            <text:p>95.3218784710007</text:p>
          </table:table-cell>
          <table:table-cell office:value-type="float" office:value="143313" calcext:value-type="float">
            <text:p>143313</text:p>
          </table:table-cell>
          <table:table-cell office:value-type="float" office:value="77960" calcext:value-type="float">
            <text:p>77960</text:p>
          </table:table-cell>
          <table:table-cell office:value-type="float" office:value="0.00000000000497806010753822" calcext:value-type="float">
            <text:p>4.97806010753822E-12</text:p>
          </table:table-cell>
          <table:table-cell office:value-type="float" office:value="0.580269297999621" calcext:value-type="float">
            <text:p>0.580269297999621</text:p>
          </table:table-cell>
          <table:table-cell table:formula="of:=[.$D614]*100000" office:value-type="float" office:value="0.000000497806010753822" calcext:value-type="float">
            <text:p>4.97806010753822E-07</text:p>
          </table:table-cell>
          <table:table-cell table:formula="of:=[.$E614]*400000" office:value-type="float" office:value="232107.719199848" calcext:value-type="float">
            <text:p>232107.719199848</text:p>
          </table:table-cell>
        </table:table-row>
        <table:table-row table:style-name="ro1">
          <table:table-cell office:value-type="float" office:value="95.4235915650006" calcext:value-type="float">
            <text:p>95.4235915650006</text:p>
          </table:table-cell>
          <table:table-cell office:value-type="float" office:value="142793" calcext:value-type="float">
            <text:p>142793</text:p>
          </table:table-cell>
          <table:table-cell office:value-type="float" office:value="52472" calcext:value-type="float">
            <text:p>52472</text:p>
          </table:table-cell>
          <table:table-cell office:value-type="float" office:value="0.00000000000398244808603058" calcext:value-type="float">
            <text:p>3.98244808603058E-12</text:p>
          </table:table-cell>
          <table:table-cell office:value-type="float" office:value="0.593124631999672" calcext:value-type="float">
            <text:p>0.593124631999672</text:p>
          </table:table-cell>
          <table:table-cell table:formula="of:=[.$D615]*100000" office:value-type="float" office:value="0.000000398244808603058" calcext:value-type="float">
            <text:p>3.98244808603058E-07</text:p>
          </table:table-cell>
          <table:table-cell table:formula="of:=[.$E615]*400000" office:value-type="float" office:value="237249.852799869" calcext:value-type="float">
            <text:p>237249.852799869</text:p>
          </table:table-cell>
        </table:table-row>
        <table:table-row table:style-name="ro1">
          <table:table-cell office:value-type="float" office:value="95.6306585679995" calcext:value-type="float">
            <text:p>95.6306585679995</text:p>
          </table:table-cell>
          <table:table-cell office:value-type="float" office:value="141771" calcext:value-type="float">
            <text:p>141771</text:p>
          </table:table-cell>
          <table:table-cell office:value-type="float" office:value="75270" calcext:value-type="float">
            <text:p>75270</text:p>
          </table:table-cell>
          <table:table-cell office:value-type="float" office:value="0.00000000000318595846882446" calcext:value-type="float">
            <text:p>3.18595846882446E-12</text:p>
          </table:table-cell>
          <table:table-cell office:value-type="float" office:value="0.634066841001186" calcext:value-type="float">
            <text:p>0.634066841001186</text:p>
          </table:table-cell>
          <table:table-cell table:formula="of:=[.$D616]*100000" office:value-type="float" office:value="0.000000318595846882446" calcext:value-type="float">
            <text:p>3.18595846882446E-07</text:p>
          </table:table-cell>
          <table:table-cell table:formula="of:=[.$E616]*400000" office:value-type="float" office:value="253626.736400474" calcext:value-type="float">
            <text:p>253626.736400474</text:p>
          </table:table-cell>
        </table:table-row>
        <table:table-row table:style-name="ro1">
          <table:table-cell office:value-type="float" office:value="95.7830195070001" calcext:value-type="float">
            <text:p>95.7830195070001</text:p>
          </table:table-cell>
          <table:table-cell office:value-type="float" office:value="141059" calcext:value-type="float">
            <text:p>141059</text:p>
          </table:table-cell>
          <table:table-cell office:value-type="float" office:value="65200" calcext:value-type="float">
            <text:p>65200</text:p>
          </table:table-cell>
          <table:table-cell office:value-type="float" office:value="0.00000000000254876677505957" calcext:value-type="float">
            <text:p>2.54876677505957E-12</text:p>
          </table:table-cell>
          <table:table-cell office:value-type="float" office:value="0.70451194099951" calcext:value-type="float">
            <text:p>0.70451194099951</text:p>
          </table:table-cell>
          <table:table-cell table:formula="of:=[.$D617]*100000" office:value-type="float" office:value="0.000000254876677505957" calcext:value-type="float">
            <text:p>2.54876677505957E-07</text:p>
          </table:table-cell>
          <table:table-cell table:formula="of:=[.$E617]*400000" office:value-type="float" office:value="281804.776399804" calcext:value-type="float">
            <text:p>281804.776399804</text:p>
          </table:table-cell>
        </table:table-row>
        <table:table-row table:style-name="ro1">
          <table:table-cell office:value-type="float" office:value="95.9558437100004" calcext:value-type="float">
            <text:p>95.9558437100004</text:p>
          </table:table-cell>
          <table:table-cell office:value-type="float" office:value="140304" calcext:value-type="float">
            <text:p>140304</text:p>
          </table:table-cell>
          <table:table-cell office:value-type="float" office:value="108084" calcext:value-type="float">
            <text:p>108084</text:p>
          </table:table-cell>
          <table:table-cell office:value-type="float" office:value="0.00000000000203901342004766" calcext:value-type="float">
            <text:p>2.03901342004766E-12</text:p>
          </table:table-cell>
          <table:table-cell office:value-type="float" office:value="0.617203429001165" calcext:value-type="float">
            <text:p>0.617203429001165</text:p>
          </table:table-cell>
          <table:table-cell table:formula="of:=[.$D618]*100000" office:value-type="float" office:value="0.000000203901342004766" calcext:value-type="float">
            <text:p>2.03901342004766E-07</text:p>
          </table:table-cell>
          <table:table-cell table:formula="of:=[.$E618]*400000" office:value-type="float" office:value="246881.371600466" calcext:value-type="float">
            <text:p>246881.371600466</text:p>
          </table:table-cell>
        </table:table-row>
        <table:table-row table:style-name="ro1">
          <table:table-cell office:value-type="float" office:value="96.0571794700009" calcext:value-type="float">
            <text:p>96.0571794700009</text:p>
          </table:table-cell>
          <table:table-cell office:value-type="float" office:value="139892" calcext:value-type="float">
            <text:p>139892</text:p>
          </table:table-cell>
          <table:table-cell office:value-type="float" office:value="75676" calcext:value-type="float">
            <text:p>75676</text:p>
          </table:table-cell>
          <table:table-cell office:value-type="float" office:value="0.00000000000163121073603812" calcext:value-type="float">
            <text:p>1.63121073603812E-12</text:p>
          </table:table-cell>
          <table:table-cell office:value-type="float" office:value="0.548603270000967" calcext:value-type="float">
            <text:p>0.548603270000967</text:p>
          </table:table-cell>
          <table:table-cell table:formula="of:=[.$D619]*100000" office:value-type="float" office:value="0.000000163121073603812" calcext:value-type="float">
            <text:p>1.63121073603812E-07</text:p>
          </table:table-cell>
          <table:table-cell table:formula="of:=[.$E619]*400000" office:value-type="float" office:value="219441.308000387" calcext:value-type="float">
            <text:p>219441.308000387</text:p>
          </table:table-cell>
        </table:table-row>
        <table:table-row table:style-name="ro1">
          <table:table-cell office:value-type="float" office:value="96.2098457730008" calcext:value-type="float">
            <text:p>96.2098457730008</text:p>
          </table:table-cell>
          <table:table-cell office:value-type="float" office:value="139319" calcext:value-type="float">
            <text:p>139319</text:p>
          </table:table-cell>
          <table:table-cell office:value-type="float" office:value="58598" calcext:value-type="float">
            <text:p>58598</text:p>
          </table:table-cell>
          <table:table-cell office:value-type="float" office:value="0.0000000000013049685888305" calcext:value-type="float">
            <text:p>1.3049685888305E-12</text:p>
          </table:table-cell>
          <table:table-cell office:value-type="float" office:value="0.499535105000177" calcext:value-type="float">
            <text:p>0.499535105000177</text:p>
          </table:table-cell>
          <table:table-cell table:formula="of:=[.$D620]*100000" office:value-type="float" office:value="0.00000013049685888305" calcext:value-type="float">
            <text:p>1.3049685888305E-07</text:p>
          </table:table-cell>
          <table:table-cell table:formula="of:=[.$E620]*400000" office:value-type="float" office:value="199814.042000071" calcext:value-type="float">
            <text:p>199814.042000071</text:p>
          </table:table-cell>
        </table:table-row>
        <table:table-row table:style-name="ro1">
          <table:table-cell office:value-type="float" office:value="96.3748921940005" calcext:value-type="float">
            <text:p>96.3748921940005</text:p>
          </table:table-cell>
          <table:table-cell office:value-type="float" office:value="138771" calcext:value-type="float">
            <text:p>138771</text:p>
          </table:table-cell>
          <table:table-cell office:value-type="float" office:value="86010" calcext:value-type="float">
            <text:p>86010</text:p>
          </table:table-cell>
          <table:table-cell office:value-type="float" office:value="0.0000000000010439748710644" calcext:value-type="float">
            <text:p>1.0439748710644E-12</text:p>
          </table:table-cell>
          <table:table-cell office:value-type="float" office:value="0.508546091999961" calcext:value-type="float">
            <text:p>0.508546091999961</text:p>
          </table:table-cell>
          <table:table-cell table:formula="of:=[.$D621]*100000" office:value-type="float" office:value="0.00000010439748710644" calcext:value-type="float">
            <text:p>1.0439748710644E-07</text:p>
          </table:table-cell>
          <table:table-cell table:formula="of:=[.$E621]*400000" office:value-type="float" office:value="203418.436799984" calcext:value-type="float">
            <text:p>203418.436799984</text:p>
          </table:table-cell>
        </table:table-row>
        <table:table-row table:style-name="ro1">
          <table:table-cell office:value-type="float" office:value="96.5416924149995" calcext:value-type="float">
            <text:p>96.5416924149995</text:p>
          </table:table-cell>
          <table:table-cell office:value-type="float" office:value="138300" calcext:value-type="float">
            <text:p>138300</text:p>
          </table:table-cell>
          <table:table-cell office:value-type="float" office:value="71996" calcext:value-type="float">
            <text:p>71996</text:p>
          </table:table-cell>
          <table:table-cell office:value-type="float" office:value="0.00000000000083517989685152" calcext:value-type="float">
            <text:p>8.3517989685152E-13</text:p>
          </table:table-cell>
          <table:table-cell office:value-type="float" office:value="0.580237587999363" calcext:value-type="float">
            <text:p>0.580237587999363</text:p>
          </table:table-cell>
          <table:table-cell table:formula="of:=[.$D622]*100000" office:value-type="float" office:value="0.000000083517989685152" calcext:value-type="float">
            <text:p>8.3517989685152E-08</text:p>
          </table:table-cell>
          <table:table-cell table:formula="of:=[.$E622]*400000" office:value-type="float" office:value="232095.035199745" calcext:value-type="float">
            <text:p>232095.035199745</text:p>
          </table:table-cell>
        </table:table-row>
        <table:table-row table:style-name="ro1">
          <table:table-cell office:value-type="float" office:value="96.7049623950006" calcext:value-type="float">
            <text:p>96.7049623950006</text:p>
          </table:table-cell>
          <table:table-cell office:value-type="float" office:value="137926" calcext:value-type="float">
            <text:p>137926</text:p>
          </table:table-cell>
          <table:table-cell office:value-type="float" office:value="79980" calcext:value-type="float">
            <text:p>79980</text:p>
          </table:table-cell>
          <table:table-cell office:value-type="float" office:value="0.000000000000668143917481216" calcext:value-type="float">
            <text:p>6.68143917481216E-13</text:p>
          </table:table-cell>
          <table:table-cell office:value-type="float" office:value="0.570785224999781" calcext:value-type="float">
            <text:p>0.570785224999781</text:p>
          </table:table-cell>
          <table:table-cell table:formula="of:=[.$D623]*100000" office:value-type="float" office:value="0.0000000668143917481216" calcext:value-type="float">
            <text:p>6.68143917481216E-08</text:p>
          </table:table-cell>
          <table:table-cell table:formula="of:=[.$E623]*400000" office:value-type="float" office:value="228314.089999913" calcext:value-type="float">
            <text:p>228314.089999913</text:p>
          </table:table-cell>
        </table:table-row>
        <table:table-row table:style-name="ro1">
          <table:table-cell office:value-type="float" office:value="96.8565967249997" calcext:value-type="float">
            <text:p>96.8565967249997</text:p>
          </table:table-cell>
          <table:table-cell office:value-type="float" office:value="137662" calcext:value-type="float">
            <text:p>137662</text:p>
          </table:table-cell>
          <table:table-cell office:value-type="float" office:value="109862" calcext:value-type="float">
            <text:p>109862</text:p>
          </table:table-cell>
          <table:table-cell office:value-type="float" office:value="0.000000000000534515133984973" calcext:value-type="float">
            <text:p>5.34515133984973E-13</text:p>
          </table:table-cell>
          <table:table-cell office:value-type="float" office:value="0.558173374000035" calcext:value-type="float">
            <text:p>0.558173374000035</text:p>
          </table:table-cell>
          <table:table-cell table:formula="of:=[.$D624]*100000" office:value-type="float" office:value="0.0000000534515133984973" calcext:value-type="float">
            <text:p>5.34515133984973E-08</text:p>
          </table:table-cell>
          <table:table-cell table:formula="of:=[.$E624]*400000" office:value-type="float" office:value="223269.349600014" calcext:value-type="float">
            <text:p>223269.349600014</text:p>
          </table:table-cell>
        </table:table-row>
        <table:table-row table:style-name="ro1">
          <table:table-cell office:value-type="float" office:value="97.0139360640005" calcext:value-type="float">
            <text:p>97.0139360640005</text:p>
          </table:table-cell>
          <table:table-cell office:value-type="float" office:value="137476" calcext:value-type="float">
            <text:p>137476</text:p>
          </table:table-cell>
          <table:table-cell office:value-type="float" office:value="85308" calcext:value-type="float">
            <text:p>85308</text:p>
          </table:table-cell>
          <table:table-cell office:value-type="float" office:value="0.000000000000427612107187978" calcext:value-type="float">
            <text:p>4.27612107187978E-13</text:p>
          </table:table-cell>
          <table:table-cell office:value-type="float" office:value="0.473829077000119" calcext:value-type="float">
            <text:p>0.473829077000119</text:p>
          </table:table-cell>
          <table:table-cell table:formula="of:=[.$D625]*100000" office:value-type="float" office:value="0.0000000427612107187978" calcext:value-type="float">
            <text:p>4.27612107187978E-08</text:p>
          </table:table-cell>
          <table:table-cell table:formula="of:=[.$E625]*400000" office:value-type="float" office:value="189531.630800047" calcext:value-type="float">
            <text:p>189531.630800047</text:p>
          </table:table-cell>
        </table:table-row>
        <table:table-row table:style-name="ro1">
          <table:table-cell office:value-type="float" office:value="97.1158690410011" calcext:value-type="float">
            <text:p>97.1158690410011</text:p>
          </table:table-cell>
          <table:table-cell office:value-type="float" office:value="137405" calcext:value-type="float">
            <text:p>137405</text:p>
          </table:table-cell>
          <table:table-cell office:value-type="float" office:value="74230" calcext:value-type="float">
            <text:p>74230</text:p>
          </table:table-cell>
          <table:table-cell office:value-type="float" office:value="0.000000000000342089685750383" calcext:value-type="float">
            <text:p>3.42089685750383E-13</text:p>
          </table:table-cell>
          <table:table-cell office:value-type="float" office:value="0.480260764999912" calcext:value-type="float">
            <text:p>0.480260764999912</text:p>
          </table:table-cell>
          <table:table-cell table:formula="of:=[.$D626]*100000" office:value-type="float" office:value="0.0000000342089685750383" calcext:value-type="float">
            <text:p>3.42089685750383E-08</text:p>
          </table:table-cell>
          <table:table-cell table:formula="of:=[.$E626]*400000" office:value-type="float" office:value="192104.305999965" calcext:value-type="float">
            <text:p>192104.305999965</text:p>
          </table:table-cell>
        </table:table-row>
        <table:table-row table:style-name="ro1">
          <table:table-cell office:value-type="float" office:value="97.2771557470005" calcext:value-type="float">
            <text:p>97.2771557470005</text:p>
          </table:table-cell>
          <table:table-cell office:value-type="float" office:value="137375" calcext:value-type="float">
            <text:p>137375</text:p>
          </table:table-cell>
          <table:table-cell office:value-type="float" office:value="63904" calcext:value-type="float">
            <text:p>63904</text:p>
          </table:table-cell>
          <table:table-cell office:value-type="float" office:value="0.000000000000273671748600306" calcext:value-type="float">
            <text:p>2.73671748600306E-13</text:p>
          </table:table-cell>
          <table:table-cell office:value-type="float" office:value="0.494524824000109" calcext:value-type="float">
            <text:p>0.494524824000109</text:p>
          </table:table-cell>
          <table:table-cell table:formula="of:=[.$D627]*100000" office:value-type="float" office:value="0.0000000273671748600306" calcext:value-type="float">
            <text:p>2.73671748600306E-08</text:p>
          </table:table-cell>
          <table:table-cell table:formula="of:=[.$E627]*400000" office:value-type="float" office:value="197809.929600044" calcext:value-type="float">
            <text:p>197809.929600044</text:p>
          </table:table-cell>
        </table:table-row>
        <table:table-row table:style-name="ro1">
          <table:table-cell office:value-type="float" office:value="97.4416673510004" calcext:value-type="float">
            <text:p>97.4416673510004</text:p>
          </table:table-cell>
          <table:table-cell office:value-type="float" office:value="137448" calcext:value-type="float">
            <text:p>137448</text:p>
          </table:table-cell>
          <table:table-cell office:value-type="float" office:value="72500" calcext:value-type="float">
            <text:p>72500</text:p>
          </table:table-cell>
          <table:table-cell office:value-type="float" office:value="0.000000000000218937398880245" calcext:value-type="float">
            <text:p>2.18937398880245E-13</text:p>
          </table:table-cell>
          <table:table-cell office:value-type="float" office:value="0.575060536000819" calcext:value-type="float">
            <text:p>0.575060536000819</text:p>
          </table:table-cell>
          <table:table-cell table:formula="of:=[.$D628]*100000" office:value-type="float" office:value="0.0000000218937398880245" calcext:value-type="float">
            <text:p>2.18937398880245E-08</text:p>
          </table:table-cell>
          <table:table-cell table:formula="of:=[.$E628]*400000" office:value-type="float" office:value="230024.214400328" calcext:value-type="float">
            <text:p>230024.214400328</text:p>
          </table:table-cell>
        </table:table-row>
        <table:table-row table:style-name="ro1">
          <table:table-cell office:value-type="float" office:value="97.6226863520005" calcext:value-type="float">
            <text:p>97.6226863520005</text:p>
          </table:table-cell>
          <table:table-cell office:value-type="float" office:value="137652" calcext:value-type="float">
            <text:p>137652</text:p>
          </table:table-cell>
          <table:table-cell office:value-type="float" office:value="65768" calcext:value-type="float">
            <text:p>65768</text:p>
          </table:table-cell>
          <table:table-cell office:value-type="float" office:value="0.000000000000175149919104196" calcext:value-type="float">
            <text:p>1.75149919104196E-13</text:p>
          </table:table-cell>
          <table:table-cell office:value-type="float" office:value="0.606526412000676" calcext:value-type="float">
            <text:p>0.606526412000676</text:p>
          </table:table-cell>
          <table:table-cell table:formula="of:=[.$D629]*100000" office:value-type="float" office:value="0.0000000175149919104196" calcext:value-type="float">
            <text:p>1.75149919104196E-08</text:p>
          </table:table-cell>
          <table:table-cell table:formula="of:=[.$E629]*400000" office:value-type="float" office:value="242610.56480027" calcext:value-type="float">
            <text:p>242610.56480027</text:p>
          </table:table-cell>
        </table:table-row>
        <table:table-row table:style-name="ro1">
          <table:table-cell office:value-type="float" office:value="97.7251326250007" calcext:value-type="float">
            <text:p>97.7251326250007</text:p>
          </table:table-cell>
          <table:table-cell office:value-type="float" office:value="137825" calcext:value-type="float">
            <text:p>137825</text:p>
          </table:table-cell>
          <table:table-cell office:value-type="float" office:value="58380" calcext:value-type="float">
            <text:p>58380</text:p>
          </table:table-cell>
          <table:table-cell office:value-type="float" office:value="0.000000000000140119935283357" calcext:value-type="float">
            <text:p>1.40119935283357E-13</text:p>
          </table:table-cell>
          <table:table-cell office:value-type="float" office:value="0.610613259999809" calcext:value-type="float">
            <text:p>0.610613259999809</text:p>
          </table:table-cell>
          <table:table-cell table:formula="of:=[.$D630]*100000" office:value-type="float" office:value="0.0000000140119935283357" calcext:value-type="float">
            <text:p>1.40119935283357E-08</text:p>
          </table:table-cell>
          <table:table-cell table:formula="of:=[.$E630]*400000" office:value-type="float" office:value="244245.303999924" calcext:value-type="float">
            <text:p>244245.303999924</text:p>
          </table:table-cell>
        </table:table-row>
        <table:table-row table:style-name="ro1">
          <table:table-cell office:value-type="float" office:value="97.8841218540001" calcext:value-type="float">
            <text:p>97.8841218540001</text:p>
          </table:table-cell>
          <table:table-cell office:value-type="float" office:value="138173" calcext:value-type="float">
            <text:p>138173</text:p>
          </table:table-cell>
          <table:table-cell office:value-type="float" office:value="66162" calcext:value-type="float">
            <text:p>66162</text:p>
          </table:table-cell>
          <table:table-cell office:value-type="float" office:value="0.000000000000112095948226685" calcext:value-type="float">
            <text:p>1.12095948226685E-13</text:p>
          </table:table-cell>
          <table:table-cell office:value-type="float" office:value="0.609248083999773" calcext:value-type="float">
            <text:p>0.609248083999773</text:p>
          </table:table-cell>
          <table:table-cell table:formula="of:=[.$D631]*100000" office:value-type="float" office:value="0.0000000112095948226685" calcext:value-type="float">
            <text:p>1.12095948226685E-08</text:p>
          </table:table-cell>
          <table:table-cell table:formula="of:=[.$E631]*400000" office:value-type="float" office:value="243699.233599909" calcext:value-type="float">
            <text:p>243699.233599909</text:p>
          </table:table-cell>
        </table:table-row>
        <table:table-row table:style-name="ro1">
          <table:table-cell office:value-type="float" office:value="98.083069579001" calcext:value-type="float">
            <text:p>98.083069579001</text:p>
          </table:table-cell>
          <table:table-cell office:value-type="float" office:value="138746" calcext:value-type="float">
            <text:p>138746</text:p>
          </table:table-cell>
          <table:table-cell office:value-type="float" office:value="127106" calcext:value-type="float">
            <text:p>127106</text:p>
          </table:table-cell>
          <table:table-cell office:value-type="float" office:value="0.0000000000000896767585813483" calcext:value-type="float">
            <text:p>8.96767585813483E-14</text:p>
          </table:table-cell>
          <table:table-cell office:value-type="float" office:value="0.541145371998937" calcext:value-type="float">
            <text:p>0.541145371998937</text:p>
          </table:table-cell>
          <table:table-cell table:formula="of:=[.$D632]*100000" office:value-type="float" office:value="0.00000000896767585813483" calcext:value-type="float">
            <text:p>8.96767585813483E-09</text:p>
          </table:table-cell>
          <table:table-cell table:formula="of:=[.$E632]*400000" office:value-type="float" office:value="216458.148799575" calcext:value-type="float">
            <text:p>216458.148799575</text:p>
          </table:table-cell>
        </table:table-row>
        <table:table-row table:style-name="ro1">
          <table:table-cell office:value-type="float" office:value="98.2572902890006" calcext:value-type="float">
            <text:p>98.2572902890006</text:p>
          </table:table-cell>
          <table:table-cell office:value-type="float" office:value="139368" calcext:value-type="float">
            <text:p>139368</text:p>
          </table:table-cell>
          <table:table-cell office:value-type="float" office:value="63660" calcext:value-type="float">
            <text:p>63660</text:p>
          </table:table-cell>
          <table:table-cell office:value-type="float" office:value="0.0000000000000717414068650787" calcext:value-type="float">
            <text:p>7.17414068650787E-14</text:p>
          </table:table-cell>
          <table:table-cell office:value-type="float" office:value="0.536559666001267" calcext:value-type="float">
            <text:p>0.536559666001267</text:p>
          </table:table-cell>
          <table:table-cell table:formula="of:=[.$D633]*100000" office:value-type="float" office:value="0.00000000717414068650787" calcext:value-type="float">
            <text:p>7.17414068650787E-09</text:p>
          </table:table-cell>
          <table:table-cell table:formula="of:=[.$E633]*400000" office:value-type="float" office:value="214623.866400507" calcext:value-type="float">
            <text:p>214623.866400507</text:p>
          </table:table-cell>
        </table:table-row>
        <table:table-row table:style-name="ro1">
          <table:table-cell office:value-type="float" office:value="98.4232090599999" calcext:value-type="float">
            <text:p>98.4232090599999</text:p>
          </table:table-cell>
          <table:table-cell office:value-type="float" office:value="140058" calcext:value-type="float">
            <text:p>140058</text:p>
          </table:table-cell>
          <table:table-cell office:value-type="float" office:value="88668" calcext:value-type="float">
            <text:p>88668</text:p>
          </table:table-cell>
          <table:table-cell office:value-type="float" office:value="0.0000000000000573931254920629" calcext:value-type="float">
            <text:p>5.73931254920629E-14</text:p>
          </table:table-cell>
          <table:table-cell office:value-type="float" office:value="0.534496242000387" calcext:value-type="float">
            <text:p>0.534496242000387</text:p>
          </table:table-cell>
          <table:table-cell table:formula="of:=[.$D634]*100000" office:value-type="float" office:value="0.00000000573931254920629" calcext:value-type="float">
            <text:p>5.73931254920629E-09</text:p>
          </table:table-cell>
          <table:table-cell table:formula="of:=[.$E634]*400000" office:value-type="float" office:value="213798.496800155" calcext:value-type="float">
            <text:p>213798.496800155</text:p>
          </table:table-cell>
        </table:table-row>
        <table:table-row table:style-name="ro1">
          <table:table-cell office:value-type="float" office:value="98.5990371500011" calcext:value-type="float">
            <text:p>98.5990371500011</text:p>
          </table:table-cell>
          <table:table-cell office:value-type="float" office:value="140890" calcext:value-type="float">
            <text:p>140890</text:p>
          </table:table-cell>
          <table:table-cell office:value-type="float" office:value="61482" calcext:value-type="float">
            <text:p>61482</text:p>
          </table:table-cell>
          <table:table-cell office:value-type="float" office:value="0.0000000000000459145003936504" calcext:value-type="float">
            <text:p>4.59145003936504E-14</text:p>
          </table:table-cell>
          <table:table-cell office:value-type="float" office:value="0.63146222999967" calcext:value-type="float">
            <text:p>0.63146222999967</text:p>
          </table:table-cell>
          <table:table-cell table:formula="of:=[.$D635]*100000" office:value-type="float" office:value="0.00000000459145003936504" calcext:value-type="float">
            <text:p>4.59145003936504E-09</text:p>
          </table:table-cell>
          <table:table-cell table:formula="of:=[.$E635]*400000" office:value-type="float" office:value="252584.891999868" calcext:value-type="float">
            <text:p>252584.891999868</text:p>
          </table:table-cell>
        </table:table-row>
        <table:table-row table:style-name="ro1">
          <table:table-cell office:value-type="float" office:value="98.7746322260009" calcext:value-type="float">
            <text:p>98.7746322260009</text:p>
          </table:table-cell>
          <table:table-cell office:value-type="float" office:value="141813" calcext:value-type="float">
            <text:p>141813</text:p>
          </table:table-cell>
          <table:table-cell office:value-type="float" office:value="83286" calcext:value-type="float">
            <text:p>83286</text:p>
          </table:table-cell>
          <table:table-cell office:value-type="float" office:value="0.0000000000000367316003149203" calcext:value-type="float">
            <text:p>3.67316003149203E-14</text:p>
          </table:table-cell>
          <table:table-cell office:value-type="float" office:value="0.603717867999876" calcext:value-type="float">
            <text:p>0.603717867999876</text:p>
          </table:table-cell>
          <table:table-cell table:formula="of:=[.$D636]*100000" office:value-type="float" office:value="0.00000000367316003149203" calcext:value-type="float">
            <text:p>3.67316003149203E-09</text:p>
          </table:table-cell>
          <table:table-cell table:formula="of:=[.$E636]*400000" office:value-type="float" office:value="241487.14719995" calcext:value-type="float">
            <text:p>241487.14719995</text:p>
          </table:table-cell>
        </table:table-row>
        <table:table-row table:style-name="ro1">
          <table:table-cell office:value-type="float" office:value="98.9474851499999" calcext:value-type="float">
            <text:p>98.9474851499999</text:p>
          </table:table-cell>
          <table:table-cell office:value-type="float" office:value="142805" calcext:value-type="float">
            <text:p>142805</text:p>
          </table:table-cell>
          <table:table-cell office:value-type="float" office:value="88506" calcext:value-type="float">
            <text:p>88506</text:p>
          </table:table-cell>
          <table:table-cell office:value-type="float" office:value="0.0000000000000293852802519362" calcext:value-type="float">
            <text:p>2.93852802519362E-14</text:p>
          </table:table-cell>
          <table:table-cell office:value-type="float" office:value="0.604316875998848" calcext:value-type="float">
            <text:p>0.604316875998848</text:p>
          </table:table-cell>
          <table:table-cell table:formula="of:=[.$D637]*100000" office:value-type="float" office:value="0.00000000293852802519362" calcext:value-type="float">
            <text:p>2.93852802519362E-09</text:p>
          </table:table-cell>
          <table:table-cell table:formula="of:=[.$E637]*400000" office:value-type="float" office:value="241726.750399539" calcext:value-type="float">
            <text:p>241726.750399539</text:p>
          </table:table-cell>
        </table:table-row>
        <table:table-row table:style-name="ro1">
          <table:table-cell office:value-type="float" office:value="99.1199697100001" calcext:value-type="float">
            <text:p>99.1199697100001</text:p>
          </table:table-cell>
          <table:table-cell office:value-type="float" office:value="143868" calcext:value-type="float">
            <text:p>143868</text:p>
          </table:table-cell>
          <table:table-cell office:value-type="float" office:value="101124" calcext:value-type="float">
            <text:p>101124</text:p>
          </table:table-cell>
          <table:table-cell office:value-type="float" office:value="0.000000000000023508224201549" calcext:value-type="float">
            <text:p>2.3508224201549E-14</text:p>
          </table:table-cell>
          <table:table-cell office:value-type="float" office:value="0.599246815001607" calcext:value-type="float">
            <text:p>0.599246815001607</text:p>
          </table:table-cell>
          <table:table-cell table:formula="of:=[.$D638]*100000" office:value-type="float" office:value="0.0000000023508224201549" calcext:value-type="float">
            <text:p>2.3508224201549E-09</text:p>
          </table:table-cell>
          <table:table-cell table:formula="of:=[.$E638]*400000" office:value-type="float" office:value="239698.726000643" calcext:value-type="float">
            <text:p>239698.726000643</text:p>
          </table:table-cell>
        </table:table-row>
        <table:table-row table:style-name="ro1">
          <table:table-cell office:value-type="float" office:value="99.2861492040011" calcext:value-type="float">
            <text:p>99.2861492040011</text:p>
          </table:table-cell>
          <table:table-cell office:value-type="float" office:value="144949" calcext:value-type="float">
            <text:p>144949</text:p>
          </table:table-cell>
          <table:table-cell office:value-type="float" office:value="70894" calcext:value-type="float">
            <text:p>70894</text:p>
          </table:table-cell>
          <table:table-cell office:value-type="float" office:value="0.0000000000000188065793612392" calcext:value-type="float">
            <text:p>1.88065793612392E-14</text:p>
          </table:table-cell>
          <table:table-cell office:value-type="float" office:value="0.595083324998996" calcext:value-type="float">
            <text:p>0.595083324998996</text:p>
          </table:table-cell>
          <table:table-cell table:formula="of:=[.$D639]*100000" office:value-type="float" office:value="0.00000000188065793612392" calcext:value-type="float">
            <text:p>1.88065793612392E-09</text:p>
          </table:table-cell>
          <table:table-cell table:formula="of:=[.$E639]*400000" office:value-type="float" office:value="238033.329999598" calcext:value-type="float">
            <text:p>238033.329999598</text:p>
          </table:table-cell>
        </table:table-row>
        <table:table-row table:style-name="ro1">
          <table:table-cell office:value-type="float" office:value="99.4598726780005" calcext:value-type="float">
            <text:p>99.4598726780005</text:p>
          </table:table-cell>
          <table:table-cell office:value-type="float" office:value="146130" calcext:value-type="float">
            <text:p>146130</text:p>
          </table:table-cell>
          <table:table-cell office:value-type="float" office:value="80672" calcext:value-type="float">
            <text:p>80672</text:p>
          </table:table-cell>
          <table:table-cell office:value-type="float" office:value="0.0000000000000150452634889914" calcext:value-type="float">
            <text:p>1.50452634889914E-14</text:p>
          </table:table-cell>
          <table:table-cell office:value-type="float" office:value="0.593465156000093" calcext:value-type="float">
            <text:p>0.593465156000093</text:p>
          </table:table-cell>
          <table:table-cell table:formula="of:=[.$D640]*100000" office:value-type="float" office:value="0.00000000150452634889914" calcext:value-type="float">
            <text:p>1.50452634889914E-09</text:p>
          </table:table-cell>
          <table:table-cell table:formula="of:=[.$E640]*400000" office:value-type="float" office:value="237386.062400037" calcext:value-type="float">
            <text:p>237386.062400037</text:p>
          </table:table-cell>
        </table:table-row>
        <table:table-row table:style-name="ro1">
          <table:table-cell office:value-type="float" office:value="99.637255216001" calcext:value-type="float">
            <text:p>99.637255216001</text:p>
          </table:table-cell>
          <table:table-cell office:value-type="float" office:value="147377" calcext:value-type="float">
            <text:p>147377</text:p>
          </table:table-cell>
          <table:table-cell office:value-type="float" office:value="56920" calcext:value-type="float">
            <text:p>56920</text:p>
          </table:table-cell>
          <table:table-cell office:value-type="float" office:value="0.0000000000000120362107911931" calcext:value-type="float">
            <text:p>1.20362107911931E-14</text:p>
          </table:table-cell>
          <table:table-cell office:value-type="float" office:value="0.683790993998628" calcext:value-type="float">
            <text:p>0.683790993998628</text:p>
          </table:table-cell>
          <table:table-cell table:formula="of:=[.$D641]*100000" office:value-type="float" office:value="0.00000000120362107911931" calcext:value-type="float">
            <text:p>1.20362107911931E-09</text:p>
          </table:table-cell>
          <table:table-cell table:formula="of:=[.$E641]*400000" office:value-type="float" office:value="273516.397599451" calcext:value-type="float">
            <text:p>273516.397599451</text:p>
          </table:table-cell>
        </table:table-row>
        <table:table-row table:style-name="ro1">
          <table:table-cell office:value-type="float" office:value="99.8004326640003" calcext:value-type="float">
            <text:p>99.8004326640003</text:p>
          </table:table-cell>
          <table:table-cell office:value-type="float" office:value="148549" calcext:value-type="float">
            <text:p>148549</text:p>
          </table:table-cell>
          <table:table-cell office:value-type="float" office:value="95314" calcext:value-type="float">
            <text:p>95314</text:p>
          </table:table-cell>
          <table:table-cell office:value-type="float" office:value="9.62896863295447E-015" calcext:value-type="float">
            <text:p>9.62896863295447E-15</text:p>
          </table:table-cell>
          <table:table-cell office:value-type="float" office:value="0.673194298000453" calcext:value-type="float">
            <text:p>0.673194298000453</text:p>
          </table:table-cell>
          <table:table-cell table:formula="of:=[.$D642]*100000" office:value-type="float" office:value="0.000000000962896863295447" calcext:value-type="float">
            <text:p>9.62896863295447E-10</text:p>
          </table:table-cell>
          <table:table-cell table:formula="of:=[.$E642]*400000" office:value-type="float" office:value="269277.719200181" calcext:value-type="float">
            <text:p>269277.719200181</text:p>
          </table:table-cell>
        </table:table-row>
        <table:table-row table:style-name="ro1">
          <table:table-cell office:value-type="float" office:value="99.9810487609993" calcext:value-type="float">
            <text:p>99.9810487609993</text:p>
          </table:table-cell>
          <table:table-cell office:value-type="float" office:value="149861" calcext:value-type="float">
            <text:p>149861</text:p>
          </table:table-cell>
          <table:table-cell office:value-type="float" office:value="88654" calcext:value-type="float">
            <text:p>88654</text:p>
          </table:table-cell>
          <table:table-cell office:value-type="float" office:value="7.70317490636357E-015" calcext:value-type="float">
            <text:p>7.70317490636357E-15</text:p>
          </table:table-cell>
          <table:table-cell office:value-type="float" office:value="0.609660369000267" calcext:value-type="float">
            <text:p>0.609660369000267</text:p>
          </table:table-cell>
          <table:table-cell table:formula="of:=[.$D643]*100000" office:value-type="float" office:value="0.000000000770317490636357" calcext:value-type="float">
            <text:p>7.70317490636357E-10</text:p>
          </table:table-cell>
          <table:table-cell table:formula="of:=[.$E643]*400000" office:value-type="float" office:value="243864.147600107" calcext:value-type="float">
            <text:p>243864.147600107</text:p>
          </table:table-cell>
        </table:table-row>
        <table:table-row table:style-name="ro1">
          <table:table-cell office:value-type="float" office:value="100.156558836001" calcext:value-type="float">
            <text:p>100.156558836001</text:p>
          </table:table-cell>
          <table:table-cell office:value-type="float" office:value="151138" calcext:value-type="float">
            <text:p>151138</text:p>
          </table:table-cell>
          <table:table-cell office:value-type="float" office:value="75230" calcext:value-type="float">
            <text:p>75230</text:p>
          </table:table-cell>
          <table:table-cell office:value-type="float" office:value="6.16253992509086E-015" calcext:value-type="float">
            <text:p>6.16253992509086E-15</text:p>
          </table:table-cell>
          <table:table-cell office:value-type="float" office:value="0.689119967999432" calcext:value-type="float">
            <text:p>0.689119967999432</text:p>
          </table:table-cell>
          <table:table-cell table:formula="of:=[.$D644]*100000" office:value-type="float" office:value="0.000000000616253992509086" calcext:value-type="float">
            <text:p>6.16253992509086E-10</text:p>
          </table:table-cell>
          <table:table-cell table:formula="of:=[.$E644]*400000" office:value-type="float" office:value="275647.987199773" calcext:value-type="float">
            <text:p>275647.987199773</text:p>
          </table:table-cell>
        </table:table-row>
        <table:table-row table:style-name="ro1">
          <table:table-cell office:value-type="float" office:value="100.330705695" calcext:value-type="float">
            <text:p>100.330705695</text:p>
          </table:table-cell>
          <table:table-cell office:value-type="float" office:value="152393" calcext:value-type="float">
            <text:p>152393</text:p>
          </table:table-cell>
          <table:table-cell office:value-type="float" office:value="106398" calcext:value-type="float">
            <text:p>106398</text:p>
          </table:table-cell>
          <table:table-cell office:value-type="float" office:value="4.93003194007269E-015" calcext:value-type="float">
            <text:p>4.93003194007269E-15</text:p>
          </table:table-cell>
          <table:table-cell office:value-type="float" office:value="0.608733758999733" calcext:value-type="float">
            <text:p>0.608733758999733</text:p>
          </table:table-cell>
          <table:table-cell table:formula="of:=[.$D645]*100000" office:value-type="float" office:value="0.000000000493003194007269" calcext:value-type="float">
            <text:p>4.93003194007269E-10</text:p>
          </table:table-cell>
          <table:table-cell table:formula="of:=[.$E645]*400000" office:value-type="float" office:value="243493.503599893" calcext:value-type="float">
            <text:p>243493.503599893</text:p>
          </table:table-cell>
        </table:table-row>
        <table:table-row table:style-name="ro1">
          <table:table-cell office:value-type="float" office:value="100.502983942" calcext:value-type="float">
            <text:p>100.502983942</text:p>
          </table:table-cell>
          <table:table-cell office:value-type="float" office:value="153610" calcext:value-type="float">
            <text:p>153610</text:p>
          </table:table-cell>
          <table:table-cell office:value-type="float" office:value="76846" calcext:value-type="float">
            <text:p>76846</text:p>
          </table:table-cell>
          <table:table-cell office:value-type="float" office:value="3.94402555205815E-015" calcext:value-type="float">
            <text:p>3.94402555205815E-15</text:p>
          </table:table-cell>
          <table:table-cell office:value-type="float" office:value="0.610359176998827" calcext:value-type="float">
            <text:p>0.610359176998827</text:p>
          </table:table-cell>
          <table:table-cell table:formula="of:=[.$D646]*100000" office:value-type="float" office:value="0.000000000394402555205815" calcext:value-type="float">
            <text:p>3.94402555205815E-10</text:p>
          </table:table-cell>
          <table:table-cell table:formula="of:=[.$E646]*400000" office:value-type="float" office:value="244143.670799531" calcext:value-type="float">
            <text:p>244143.670799531</text:p>
          </table:table-cell>
        </table:table-row>
        <table:table-row table:style-name="ro1">
          <table:table-cell office:value-type="float" office:value="100.640294522" calcext:value-type="float">
            <text:p>100.640294522</text:p>
          </table:table-cell>
          <table:table-cell office:value-type="float" office:value="154555" calcext:value-type="float">
            <text:p>154555</text:p>
          </table:table-cell>
          <table:table-cell office:value-type="float" office:value="50848" calcext:value-type="float">
            <text:p>50848</text:p>
          </table:table-cell>
          <table:table-cell office:value-type="float" office:value="3.15522044164652E-015" calcext:value-type="float">
            <text:p>3.15522044164652E-15</text:p>
          </table:table-cell>
          <table:table-cell office:value-type="float" office:value="0.653187328998683" calcext:value-type="float">
            <text:p>0.653187328998683</text:p>
          </table:table-cell>
          <table:table-cell table:formula="of:=[.$D647]*100000" office:value-type="float" office:value="0.000000000315522044164652" calcext:value-type="float">
            <text:p>3.15522044164652E-10</text:p>
          </table:table-cell>
          <table:table-cell table:formula="of:=[.$E647]*400000" office:value-type="float" office:value="261274.931599473" calcext:value-type="float">
            <text:p>261274.931599473</text:p>
          </table:table-cell>
        </table:table-row>
        <table:table-row table:style-name="ro1">
          <table:table-cell office:value-type="float" office:value="100.804845897001" calcext:value-type="float">
            <text:p>100.804845897001</text:p>
          </table:table-cell>
          <table:table-cell office:value-type="float" office:value="155649" calcext:value-type="float">
            <text:p>155649</text:p>
          </table:table-cell>
          <table:table-cell office:value-type="float" office:value="82046" calcext:value-type="float">
            <text:p>82046</text:p>
          </table:table-cell>
          <table:table-cell office:value-type="float" office:value="2.52417635331722E-015" calcext:value-type="float">
            <text:p>2.52417635331722E-15</text:p>
          </table:table-cell>
          <table:table-cell office:value-type="float" office:value="0.644132770999931" calcext:value-type="float">
            <text:p>0.644132770999931</text:p>
          </table:table-cell>
          <table:table-cell table:formula="of:=[.$D648]*100000" office:value-type="float" office:value="0.000000000252417635331722" calcext:value-type="float">
            <text:p>2.52417635331722E-10</text:p>
          </table:table-cell>
          <table:table-cell table:formula="of:=[.$E648]*400000" office:value-type="float" office:value="257653.108399973" calcext:value-type="float">
            <text:p>257653.108399973</text:p>
          </table:table-cell>
        </table:table-row>
        <table:table-row table:style-name="ro1">
          <table:table-cell office:value-type="float" office:value="100.978299698001" calcext:value-type="float">
            <text:p>100.978299698001</text:p>
          </table:table-cell>
          <table:table-cell office:value-type="float" office:value="156745" calcext:value-type="float">
            <text:p>156745</text:p>
          </table:table-cell>
          <table:table-cell office:value-type="float" office:value="97446" calcext:value-type="float">
            <text:p>97446</text:p>
          </table:table-cell>
          <table:table-cell office:value-type="float" office:value="2.01934108265377E-015" calcext:value-type="float">
            <text:p>2.01934108265377E-15</text:p>
          </table:table-cell>
          <table:table-cell office:value-type="float" office:value="0.644673976999911" calcext:value-type="float">
            <text:p>0.644673976999911</text:p>
          </table:table-cell>
          <table:table-cell table:formula="of:=[.$D649]*100000" office:value-type="float" office:value="0.000000000201934108265377" calcext:value-type="float">
            <text:p>2.01934108265377E-10</text:p>
          </table:table-cell>
          <table:table-cell table:formula="of:=[.$E649]*400000" office:value-type="float" office:value="257869.590799965" calcext:value-type="float">
            <text:p>257869.590799965</text:p>
          </table:table-cell>
        </table:table-row>
        <table:table-row table:style-name="ro1">
          <table:table-cell office:value-type="float" office:value="101.079468416001" calcext:value-type="float">
            <text:p>101.079468416001</text:p>
          </table:table-cell>
          <table:table-cell office:value-type="float" office:value="157353" calcext:value-type="float">
            <text:p>157353</text:p>
          </table:table-cell>
          <table:table-cell office:value-type="float" office:value="82958" calcext:value-type="float">
            <text:p>82958</text:p>
          </table:table-cell>
          <table:table-cell office:value-type="float" office:value="1.61547286612302E-015" calcext:value-type="float">
            <text:p>1.61547286612302E-15</text:p>
          </table:table-cell>
          <table:table-cell office:value-type="float" office:value="0.573394386001382" calcext:value-type="float">
            <text:p>0.573394386001382</text:p>
          </table:table-cell>
          <table:table-cell table:formula="of:=[.$D650]*100000" office:value-type="float" office:value="0.000000000161547286612302" calcext:value-type="float">
            <text:p>1.61547286612302E-10</text:p>
          </table:table-cell>
          <table:table-cell table:formula="of:=[.$E650]*400000" office:value-type="float" office:value="229357.754400553" calcext:value-type="float">
            <text:p>229357.754400553</text:p>
          </table:table-cell>
        </table:table-row>
        <table:table-row table:style-name="ro1">
          <table:table-cell office:value-type="float" office:value="101.24732377" calcext:value-type="float">
            <text:p>101.24732377</text:p>
          </table:table-cell>
          <table:table-cell office:value-type="float" office:value="158306" calcext:value-type="float">
            <text:p>158306</text:p>
          </table:table-cell>
          <table:table-cell office:value-type="float" office:value="45776" calcext:value-type="float">
            <text:p>45776</text:p>
          </table:table-cell>
          <table:table-cell office:value-type="float" office:value="1.29237829289841E-015" calcext:value-type="float">
            <text:p>1.29237829289841E-15</text:p>
          </table:table-cell>
          <table:table-cell office:value-type="float" office:value="0.604733420999764" calcext:value-type="float">
            <text:p>0.604733420999764</text:p>
          </table:table-cell>
          <table:table-cell table:formula="of:=[.$D651]*100000" office:value-type="float" office:value="0.000000000129237829289841" calcext:value-type="float">
            <text:p>1.29237829289841E-10</text:p>
          </table:table-cell>
          <table:table-cell table:formula="of:=[.$E651]*400000" office:value-type="float" office:value="241893.368399906" calcext:value-type="float">
            <text:p>241893.368399906</text:p>
          </table:table-cell>
        </table:table-row>
        <table:table-row table:style-name="ro1">
          <table:table-cell office:value-type="float" office:value="101.417888286" calcext:value-type="float">
            <text:p>101.417888286</text:p>
          </table:table-cell>
          <table:table-cell office:value-type="float" office:value="159194" calcext:value-type="float">
            <text:p>159194</text:p>
          </table:table-cell>
          <table:table-cell office:value-type="float" office:value="82046" calcext:value-type="float">
            <text:p>82046</text:p>
          </table:table-cell>
          <table:table-cell office:value-type="float" office:value="1.03390263431873E-015" calcext:value-type="float">
            <text:p>1.03390263431873E-15</text:p>
          </table:table-cell>
          <table:table-cell office:value-type="float" office:value="0.611295779001011" calcext:value-type="float">
            <text:p>0.611295779001011</text:p>
          </table:table-cell>
          <table:table-cell table:formula="of:=[.$D652]*100000" office:value-type="float" office:value="0.000000000103390263431873" calcext:value-type="float">
            <text:p>1.03390263431873E-10</text:p>
          </table:table-cell>
          <table:table-cell table:formula="of:=[.$E652]*400000" office:value-type="float" office:value="244518.311600405" calcext:value-type="float">
            <text:p>244518.311600405</text:p>
          </table:table-cell>
        </table:table-row>
        <table:table-row table:style-name="ro1">
          <table:table-cell office:value-type="float" office:value="101.598153829" calcext:value-type="float">
            <text:p>101.59815382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5124" calcext:value-type="float">
            <text:p>85124</text:p>
          </table:table-cell>
          <table:table-cell office:value-type="float" office:value="8.27122107454985E-016" calcext:value-type="float">
            <text:p>8.27122107454985E-16</text:p>
          </table:table-cell>
          <table:table-cell office:value-type="float" office:value="0.701391574000809" calcext:value-type="float">
            <text:p>0.701391574000809</text:p>
          </table:table-cell>
          <table:table-cell table:formula="of:=[.$D653]*100000" office:value-type="float" office:value="0.0000000000827122107454985" calcext:value-type="float">
            <text:p>8.27122107454985E-11</text:p>
          </table:table-cell>
          <table:table-cell table:formula="of:=[.$E653]*400000" office:value-type="float" office:value="280556.629600324" calcext:value-type="float">
            <text:p>280556.629600324</text:p>
          </table:table-cell>
        </table:table-row>
        <table:table-row table:style-name="ro1">
          <table:table-cell office:value-type="float" office:value="101.773871247" calcext:value-type="float">
            <text:p>101.773871247</text:p>
          </table:table-cell>
          <table:table-cell office:value-type="float" office:value="160751" calcext:value-type="float">
            <text:p>160751</text:p>
          </table:table-cell>
          <table:table-cell office:value-type="float" office:value="48318" calcext:value-type="float">
            <text:p>48318</text:p>
          </table:table-cell>
          <table:table-cell office:value-type="float" office:value="6.61697685963988E-016" calcext:value-type="float">
            <text:p>6.61697685963988E-16</text:p>
          </table:table-cell>
          <table:table-cell office:value-type="float" office:value="0.786669242999778" calcext:value-type="float">
            <text:p>0.786669242999778</text:p>
          </table:table-cell>
          <table:table-cell table:formula="of:=[.$D654]*100000" office:value-type="float" office:value="0.0000000000661697685963988" calcext:value-type="float">
            <text:p>6.61697685963988E-11</text:p>
          </table:table-cell>
          <table:table-cell table:formula="of:=[.$E654]*400000" office:value-type="float" office:value="314667.697199911" calcext:value-type="float">
            <text:p>314667.697199911</text:p>
          </table:table-cell>
        </table:table-row>
        <table:table-row table:style-name="ro1">
          <table:table-cell office:value-type="float" office:value="101.936366427" calcext:value-type="float">
            <text:p>101.936366427</text:p>
          </table:table-cell>
          <table:table-cell office:value-type="float" office:value="161315" calcext:value-type="float">
            <text:p>161315</text:p>
          </table:table-cell>
          <table:table-cell office:value-type="float" office:value="90128" calcext:value-type="float">
            <text:p>90128</text:p>
          </table:table-cell>
          <table:table-cell office:value-type="float" office:value="5.29358148771191E-016" calcext:value-type="float">
            <text:p>5.29358148771191E-16</text:p>
          </table:table-cell>
          <table:table-cell office:value-type="float" office:value="0.765416999000081" calcext:value-type="float">
            <text:p>0.765416999000081</text:p>
          </table:table-cell>
          <table:table-cell table:formula="of:=[.$D655]*100000" office:value-type="float" office:value="0.0000000000529358148771191" calcext:value-type="float">
            <text:p>5.29358148771191E-11</text:p>
          </table:table-cell>
          <table:table-cell table:formula="of:=[.$E655]*400000" office:value-type="float" office:value="306166.799600032" calcext:value-type="float">
            <text:p>306166.799600032</text:p>
          </table:table-cell>
        </table:table-row>
        <table:table-row table:style-name="ro1">
          <table:table-cell office:value-type="float" office:value="102.101183055" calcext:value-type="float">
            <text:p>102.101183055</text:p>
          </table:table-cell>
          <table:table-cell office:value-type="float" office:value="161788" calcext:value-type="float">
            <text:p>161788</text:p>
          </table:table-cell>
          <table:table-cell office:value-type="float" office:value="86226" calcext:value-type="float">
            <text:p>86226</text:p>
          </table:table-cell>
          <table:table-cell office:value-type="float" office:value="4.23486519016953E-016" calcext:value-type="float">
            <text:p>4.23486519016953E-16</text:p>
          </table:table-cell>
          <table:table-cell office:value-type="float" office:value="0.683910116000334" calcext:value-type="float">
            <text:p>0.683910116000334</text:p>
          </table:table-cell>
          <table:table-cell table:formula="of:=[.$D656]*100000" office:value-type="float" office:value="0.0000000000423486519016953" calcext:value-type="float">
            <text:p>4.23486519016953E-11</text:p>
          </table:table-cell>
          <table:table-cell table:formula="of:=[.$E656]*400000" office:value-type="float" office:value="273564.046400134" calcext:value-type="float">
            <text:p>273564.046400134</text:p>
          </table:table-cell>
        </table:table-row>
        <table:table-row table:style-name="ro1">
          <table:table-cell office:value-type="float" office:value="102.274031458001" calcext:value-type="float">
            <text:p>102.274031458001</text:p>
          </table:table-cell>
          <table:table-cell office:value-type="float" office:value="162173" calcext:value-type="float">
            <text:p>162173</text:p>
          </table:table-cell>
          <table:table-cell office:value-type="float" office:value="88916" calcext:value-type="float">
            <text:p>88916</text:p>
          </table:table-cell>
          <table:table-cell office:value-type="float" office:value="3.38789215213562E-016" calcext:value-type="float">
            <text:p>3.38789215213562E-16</text:p>
          </table:table-cell>
          <table:table-cell office:value-type="float" office:value="0.675814819000152" calcext:value-type="float">
            <text:p>0.675814819000152</text:p>
          </table:table-cell>
          <table:table-cell table:formula="of:=[.$D657]*100000" office:value-type="float" office:value="0.0000000000338789215213562" calcext:value-type="float">
            <text:p>3.38789215213562E-11</text:p>
          </table:table-cell>
          <table:table-cell table:formula="of:=[.$E657]*400000" office:value-type="float" office:value="270325.927600061" calcext:value-type="float">
            <text:p>270325.927600061</text:p>
          </table:table-cell>
        </table:table-row>
        <table:table-row table:style-name="ro1">
          <table:table-cell office:value-type="float" office:value="102.443918507" calcext:value-type="float">
            <text:p>102.443918507</text:p>
          </table:table-cell>
          <table:table-cell office:value-type="float" office:value="162437" calcext:value-type="float">
            <text:p>162437</text:p>
          </table:table-cell>
          <table:table-cell office:value-type="float" office:value="89462" calcext:value-type="float">
            <text:p>89462</text:p>
          </table:table-cell>
          <table:table-cell office:value-type="float" office:value="2.7103137217085E-016" calcext:value-type="float">
            <text:p>2.7103137217085E-16</text:p>
          </table:table-cell>
          <table:table-cell office:value-type="float" office:value="0.589034283000729" calcext:value-type="float">
            <text:p>0.589034283000729</text:p>
          </table:table-cell>
          <table:table-cell table:formula="of:=[.$D658]*100000" office:value-type="float" office:value="0.000000000027103137217085" calcext:value-type="float">
            <text:p>2.7103137217085E-11</text:p>
          </table:table-cell>
          <table:table-cell table:formula="of:=[.$E658]*400000" office:value-type="float" office:value="235613.713200291" calcext:value-type="float">
            <text:p>235613.713200291</text:p>
          </table:table-cell>
        </table:table-row>
        <table:table-row table:style-name="ro1">
          <table:table-cell office:value-type="float" office:value="102.61927625" calcext:value-type="float">
            <text:p>102.61927625</text:p>
          </table:table-cell>
          <table:table-cell office:value-type="float" office:value="162591" calcext:value-type="float">
            <text:p>162591</text:p>
          </table:table-cell>
          <table:table-cell office:value-type="float" office:value="69022" calcext:value-type="float">
            <text:p>69022</text:p>
          </table:table-cell>
          <table:table-cell office:value-type="float" office:value="2.1682509773668E-016" calcext:value-type="float">
            <text:p>2.1682509773668E-16</text:p>
          </table:table-cell>
          <table:table-cell office:value-type="float" office:value="0.677292435999334" calcext:value-type="float">
            <text:p>0.677292435999334</text:p>
          </table:table-cell>
          <table:table-cell table:formula="of:=[.$D659]*100000" office:value-type="float" office:value="0.000000000021682509773668" calcext:value-type="float">
            <text:p>2.1682509773668E-11</text:p>
          </table:table-cell>
          <table:table-cell table:formula="of:=[.$E659]*400000" office:value-type="float" office:value="270916.974399734" calcext:value-type="float">
            <text:p>270916.974399734</text:p>
          </table:table-cell>
        </table:table-row>
        <table:table-row table:style-name="ro1">
          <table:table-cell office:value-type="float" office:value="102.795321462001" calcext:value-type="float">
            <text:p>102.795321462001</text:p>
          </table:table-cell>
          <table:table-cell office:value-type="float" office:value="162623" calcext:value-type="float">
            <text:p>162623</text:p>
          </table:table-cell>
          <table:table-cell office:value-type="float" office:value="63230" calcext:value-type="float">
            <text:p>63230</text:p>
          </table:table-cell>
          <table:table-cell office:value-type="float" office:value="1.73460078189344E-016" calcext:value-type="float">
            <text:p>1.73460078189344E-16</text:p>
          </table:table-cell>
          <table:table-cell office:value-type="float" office:value="0.625043042000471" calcext:value-type="float">
            <text:p>0.625043042000471</text:p>
          </table:table-cell>
          <table:table-cell table:formula="of:=[.$D660]*100000" office:value-type="float" office:value="0.0000000000173460078189344" calcext:value-type="float">
            <text:p>1.73460078189344E-11</text:p>
          </table:table-cell>
          <table:table-cell table:formula="of:=[.$E660]*400000" office:value-type="float" office:value="250017.216800188" calcext:value-type="float">
            <text:p>250017.216800188</text:p>
          </table:table-cell>
        </table:table-row>
        <table:table-row table:style-name="ro1">
          <table:table-cell office:value-type="float" office:value="102.961747229001" calcext:value-type="float">
            <text:p>102.961747229001</text:p>
          </table:table-cell>
          <table:table-cell office:value-type="float" office:value="162543" calcext:value-type="float">
            <text:p>162543</text:p>
          </table:table-cell>
          <table:table-cell office:value-type="float" office:value="87462" calcext:value-type="float">
            <text:p>87462</text:p>
          </table:table-cell>
          <table:table-cell office:value-type="float" office:value="1.38768062551475E-016" calcext:value-type="float">
            <text:p>1.38768062551475E-16</text:p>
          </table:table-cell>
          <table:table-cell office:value-type="float" office:value="0.766547572000491" calcext:value-type="float">
            <text:p>0.766547572000491</text:p>
          </table:table-cell>
          <table:table-cell table:formula="of:=[.$D661]*100000" office:value-type="float" office:value="0.0000000000138768062551475" calcext:value-type="float">
            <text:p>1.38768062551475E-11</text:p>
          </table:table-cell>
          <table:table-cell table:formula="of:=[.$E661]*400000" office:value-type="float" office:value="306619.028800196" calcext:value-type="float">
            <text:p>306619.028800196</text:p>
          </table:table-cell>
        </table:table-row>
        <table:table-row table:style-name="ro1">
          <table:table-cell office:value-type="float" office:value="103.127652680001" calcext:value-type="float">
            <text:p>103.127652680001</text:p>
          </table:table-cell>
          <table:table-cell office:value-type="float" office:value="162360" calcext:value-type="float">
            <text:p>162360</text:p>
          </table:table-cell>
          <table:table-cell office:value-type="float" office:value="76202" calcext:value-type="float">
            <text:p>76202</text:p>
          </table:table-cell>
          <table:table-cell office:value-type="float" office:value="1.1101445004118E-016" calcext:value-type="float">
            <text:p>1.1101445004118E-16</text:p>
          </table:table-cell>
          <table:table-cell office:value-type="float" office:value="0.765686032000303" calcext:value-type="float">
            <text:p>0.765686032000303</text:p>
          </table:table-cell>
          <table:table-cell table:formula="of:=[.$D662]*100000" office:value-type="float" office:value="0.000000000011101445004118" calcext:value-type="float">
            <text:p>1.1101445004118E-11</text:p>
          </table:table-cell>
          <table:table-cell table:formula="of:=[.$E662]*400000" office:value-type="float" office:value="306274.412800121" calcext:value-type="float">
            <text:p>306274.412800121</text:p>
          </table:table-cell>
        </table:table-row>
        <table:table-row table:style-name="ro1">
          <table:table-cell office:value-type="float" office:value="103.318174025" calcext:value-type="float">
            <text:p>103.318174025</text:p>
          </table:table-cell>
          <table:table-cell office:value-type="float" office:value="162025" calcext:value-type="float">
            <text:p>162025</text:p>
          </table:table-cell>
          <table:table-cell office:value-type="float" office:value="91274" calcext:value-type="float">
            <text:p>91274</text:p>
          </table:table-cell>
          <table:table-cell office:value-type="float" office:value="8.88115600329441E-017" calcext:value-type="float">
            <text:p>8.88115600329441E-17</text:p>
          </table:table-cell>
          <table:table-cell office:value-type="float" office:value="0.780441427999904" calcext:value-type="float">
            <text:p>0.780441427999904</text:p>
          </table:table-cell>
          <table:table-cell table:formula="of:=[.$D663]*100000" office:value-type="float" office:value="0.00000000000888115600329441" calcext:value-type="float">
            <text:p>8.88115600329441E-12</text:p>
          </table:table-cell>
          <table:table-cell table:formula="of:=[.$E663]*400000" office:value-type="float" office:value="312176.571199962" calcext:value-type="float">
            <text:p>312176.571199962</text:p>
          </table:table-cell>
        </table:table-row>
        <table:table-row table:style-name="ro1">
          <table:table-cell office:value-type="float" office:value="103.486036988999" calcext:value-type="float">
            <text:p>103.486036988999</text:p>
          </table:table-cell>
          <table:table-cell office:value-type="float" office:value="161627" calcext:value-type="float">
            <text:p>161627</text:p>
          </table:table-cell>
          <table:table-cell office:value-type="float" office:value="63044" calcext:value-type="float">
            <text:p>63044</text:p>
          </table:table-cell>
          <table:table-cell office:value-type="float" office:value="7.10492480263553E-017" calcext:value-type="float">
            <text:p>7.10492480263553E-17</text:p>
          </table:table-cell>
          <table:table-cell office:value-type="float" office:value="0.774843581000823" calcext:value-type="float">
            <text:p>0.774843581000823</text:p>
          </table:table-cell>
          <table:table-cell table:formula="of:=[.$D664]*100000" office:value-type="float" office:value="0.00000000000710492480263553" calcext:value-type="float">
            <text:p>7.10492480263553E-12</text:p>
          </table:table-cell>
          <table:table-cell table:formula="of:=[.$E664]*400000" office:value-type="float" office:value="309937.432400329" calcext:value-type="float">
            <text:p>309937.432400329</text:p>
          </table:table-cell>
        </table:table-row>
        <table:table-row table:style-name="ro1">
          <table:table-cell office:value-type="float" office:value="103.649567861001" calcext:value-type="float">
            <text:p>103.649567861001</text:p>
          </table:table-cell>
          <table:table-cell office:value-type="float" office:value="161152" calcext:value-type="float">
            <text:p>161152</text:p>
          </table:table-cell>
          <table:table-cell office:value-type="float" office:value="89926" calcext:value-type="float">
            <text:p>89926</text:p>
          </table:table-cell>
          <table:table-cell office:value-type="float" office:value="5.68393984210842E-017" calcext:value-type="float">
            <text:p>5.68393984210842E-17</text:p>
          </table:table-cell>
          <table:table-cell office:value-type="float" office:value="0.761851176001073" calcext:value-type="float">
            <text:p>0.761851176001073</text:p>
          </table:table-cell>
          <table:table-cell table:formula="of:=[.$D665]*100000" office:value-type="float" office:value="0.00000000000568393984210842" calcext:value-type="float">
            <text:p>5.68393984210842E-12</text:p>
          </table:table-cell>
          <table:table-cell table:formula="of:=[.$E665]*400000" office:value-type="float" office:value="304740.470400429" calcext:value-type="float">
            <text:p>304740.470400429</text:p>
          </table:table-cell>
        </table:table-row>
        <table:table-row table:style-name="ro1">
          <table:table-cell office:value-type="float" office:value="103.827177552001" calcext:value-type="float">
            <text:p>103.827177552001</text:p>
          </table:table-cell>
          <table:table-cell office:value-type="float" office:value="160547" calcext:value-type="float">
            <text:p>160547</text:p>
          </table:table-cell>
          <table:table-cell office:value-type="float" office:value="60266" calcext:value-type="float">
            <text:p>60266</text:p>
          </table:table-cell>
          <table:table-cell office:value-type="float" office:value="4.54715187368674E-017" calcext:value-type="float">
            <text:p>4.54715187368674E-17</text:p>
          </table:table-cell>
          <table:table-cell office:value-type="float" office:value="0.775191396000082" calcext:value-type="float">
            <text:p>0.775191396000082</text:p>
          </table:table-cell>
          <table:table-cell table:formula="of:=[.$D666]*100000" office:value-type="float" office:value="0.00000000000454715187368674" calcext:value-type="float">
            <text:p>4.54715187368674E-12</text:p>
          </table:table-cell>
          <table:table-cell table:formula="of:=[.$E666]*400000" office:value-type="float" office:value="310076.558400033" calcext:value-type="float">
            <text:p>310076.558400033</text:p>
          </table:table-cell>
        </table:table-row>
        <table:table-row table:style-name="ro1">
          <table:table-cell office:value-type="float" office:value="103.990879237001" calcext:value-type="float">
            <text:p>103.990879237001</text:p>
          </table:table-cell>
          <table:table-cell office:value-type="float" office:value="159914" calcext:value-type="float">
            <text:p>159914</text:p>
          </table:table-cell>
          <table:table-cell office:value-type="float" office:value="104852" calcext:value-type="float">
            <text:p>104852</text:p>
          </table:table-cell>
          <table:table-cell office:value-type="float" office:value="3.63772149894939E-017" calcext:value-type="float">
            <text:p>3.63772149894939E-17</text:p>
          </table:table-cell>
          <table:table-cell office:value-type="float" office:value="0.678146976999415" calcext:value-type="float">
            <text:p>0.678146976999415</text:p>
          </table:table-cell>
          <table:table-cell table:formula="of:=[.$D667]*100000" office:value-type="float" office:value="0.00000000000363772149894939" calcext:value-type="float">
            <text:p>3.63772149894939E-12</text:p>
          </table:table-cell>
          <table:table-cell table:formula="of:=[.$E667]*400000" office:value-type="float" office:value="271258.790799766" calcext:value-type="float">
            <text:p>271258.790799766</text:p>
          </table:table-cell>
        </table:table-row>
        <table:table-row table:style-name="ro1">
          <table:table-cell office:value-type="float" office:value="104.156459764001" calcext:value-type="float">
            <text:p>104.156459764001</text:p>
          </table:table-cell>
          <table:table-cell office:value-type="float" office:value="159211" calcext:value-type="float">
            <text:p>159211</text:p>
          </table:table-cell>
          <table:table-cell office:value-type="float" office:value="87508" calcext:value-type="float">
            <text:p>87508</text:p>
          </table:table-cell>
          <table:table-cell office:value-type="float" office:value="2.91017719915951E-017" calcext:value-type="float">
            <text:p>2.91017719915951E-17</text:p>
          </table:table-cell>
          <table:table-cell office:value-type="float" office:value="0.663908257000003" calcext:value-type="float">
            <text:p>0.663908257000003</text:p>
          </table:table-cell>
          <table:table-cell table:formula="of:=[.$D668]*100000" office:value-type="float" office:value="0.00000000000291017719915951" calcext:value-type="float">
            <text:p>2.91017719915951E-12</text:p>
          </table:table-cell>
          <table:table-cell table:formula="of:=[.$E668]*400000" office:value-type="float" office:value="265563.302800001" calcext:value-type="float">
            <text:p>265563.302800001</text:p>
          </table:table-cell>
        </table:table-row>
        <table:table-row table:style-name="ro1">
          <table:table-cell office:value-type="float" office:value="104.323358247" calcext:value-type="float">
            <text:p>104.323358247</text:p>
          </table:table-cell>
          <table:table-cell office:value-type="float" office:value="158447" calcext:value-type="float">
            <text:p>158447</text:p>
          </table:table-cell>
          <table:table-cell office:value-type="float" office:value="76190" calcext:value-type="float">
            <text:p>76190</text:p>
          </table:table-cell>
          <table:table-cell office:value-type="float" office:value="2.32814175932761E-017" calcext:value-type="float">
            <text:p>2.32814175932761E-17</text:p>
          </table:table-cell>
          <table:table-cell office:value-type="float" office:value="0.671051882998654" calcext:value-type="float">
            <text:p>0.671051882998654</text:p>
          </table:table-cell>
          <table:table-cell table:formula="of:=[.$D669]*100000" office:value-type="float" office:value="0.00000000000232814175932761" calcext:value-type="float">
            <text:p>2.32814175932761E-12</text:p>
          </table:table-cell>
          <table:table-cell table:formula="of:=[.$E669]*400000" office:value-type="float" office:value="268420.753199462" calcext:value-type="float">
            <text:p>268420.753199462</text:p>
          </table:table-cell>
        </table:table-row>
        <table:table-row table:style-name="ro1">
          <table:table-cell office:value-type="float" office:value="104.491062649" calcext:value-type="float">
            <text:p>104.491062649</text:p>
          </table:table-cell>
          <table:table-cell office:value-type="float" office:value="157634" calcext:value-type="float">
            <text:p>157634</text:p>
          </table:table-cell>
          <table:table-cell office:value-type="float" office:value="81826" calcext:value-type="float">
            <text:p>81826</text:p>
          </table:table-cell>
          <table:table-cell office:value-type="float" office:value="1.86251340746209E-017" calcext:value-type="float">
            <text:p>1.86251340746209E-17</text:p>
          </table:table-cell>
          <table:table-cell office:value-type="float" office:value="0.585474470999543" calcext:value-type="float">
            <text:p>0.585474470999543</text:p>
          </table:table-cell>
          <table:table-cell table:formula="of:=[.$D670]*100000" office:value-type="float" office:value="0.00000000000186251340746209" calcext:value-type="float">
            <text:p>1.86251340746209E-12</text:p>
          </table:table-cell>
          <table:table-cell table:formula="of:=[.$E670]*400000" office:value-type="float" office:value="234189.788399817" calcext:value-type="float">
            <text:p>234189.788399817</text:p>
          </table:table-cell>
        </table:table-row>
        <table:table-row table:style-name="ro1">
          <table:table-cell office:value-type="float" office:value="104.662260663001" calcext:value-type="float">
            <text:p>104.662260663001</text:p>
          </table:table-cell>
          <table:table-cell office:value-type="float" office:value="156768" calcext:value-type="float">
            <text:p>156768</text:p>
          </table:table-cell>
          <table:table-cell office:value-type="float" office:value="86444" calcext:value-type="float">
            <text:p>86444</text:p>
          </table:table-cell>
          <table:table-cell office:value-type="float" office:value="1.49001072596967E-017" calcext:value-type="float">
            <text:p>1.49001072596967E-17</text:p>
          </table:table-cell>
          <table:table-cell office:value-type="float" office:value="0.665217702000518" calcext:value-type="float">
            <text:p>0.665217702000518</text:p>
          </table:table-cell>
          <table:table-cell table:formula="of:=[.$D671]*100000" office:value-type="float" office:value="0.00000000000149001072596967" calcext:value-type="float">
            <text:p>1.49001072596967E-12</text:p>
          </table:table-cell>
          <table:table-cell table:formula="of:=[.$E671]*400000" office:value-type="float" office:value="266087.080800207" calcext:value-type="float">
            <text:p>266087.080800207</text:p>
          </table:table-cell>
        </table:table-row>
        <table:table-row table:style-name="ro1">
          <table:table-cell office:value-type="float" office:value="104.838681939" calcext:value-type="float">
            <text:p>104.838681939</text:p>
          </table:table-cell>
          <table:table-cell office:value-type="float" office:value="155850" calcext:value-type="float">
            <text:p>155850</text:p>
          </table:table-cell>
          <table:table-cell office:value-type="float" office:value="49318" calcext:value-type="float">
            <text:p>49318</text:p>
          </table:table-cell>
          <table:table-cell office:value-type="float" office:value="1.19200858077574E-017" calcext:value-type="float">
            <text:p>1.19200858077574E-17</text:p>
          </table:table-cell>
          <table:table-cell office:value-type="float" office:value="0.759749191000083" calcext:value-type="float">
            <text:p>0.759749191000083</text:p>
          </table:table-cell>
          <table:table-cell table:formula="of:=[.$D672]*100000" office:value-type="float" office:value="0.00000000000119200858077574" calcext:value-type="float">
            <text:p>1.19200858077574E-12</text:p>
          </table:table-cell>
          <table:table-cell table:formula="of:=[.$E672]*400000" office:value-type="float" office:value="303899.676400033" calcext:value-type="float">
            <text:p>303899.676400033</text:p>
          </table:table-cell>
        </table:table-row>
        <table:table-row table:style-name="ro1">
          <table:table-cell office:value-type="float" office:value="104.998039862001" calcext:value-type="float">
            <text:p>104.998039862001</text:p>
          </table:table-cell>
          <table:table-cell office:value-type="float" office:value="155010" calcext:value-type="float">
            <text:p>155010</text:p>
          </table:table-cell>
          <table:table-cell office:value-type="float" office:value="99306" calcext:value-type="float">
            <text:p>99306</text:p>
          </table:table-cell>
          <table:table-cell office:value-type="float" office:value="9.53606864620589E-018" calcext:value-type="float">
            <text:p>9.53606864620589E-18</text:p>
          </table:table-cell>
          <table:table-cell office:value-type="float" office:value="0.672522320001008" calcext:value-type="float">
            <text:p>0.672522320001008</text:p>
          </table:table-cell>
          <table:table-cell table:formula="of:=[.$D673]*100000" office:value-type="float" office:value="0.000000000000953606864620589" calcext:value-type="float">
            <text:p>9.53606864620589E-13</text:p>
          </table:table-cell>
          <table:table-cell table:formula="of:=[.$E673]*400000" office:value-type="float" office:value="269008.928000403" calcext:value-type="float">
            <text:p>269008.928000403</text:p>
          </table:table-cell>
        </table:table-row>
        <table:table-row table:style-name="ro1">
          <table:table-cell office:value-type="float" office:value="105.176342831001" calcext:value-type="float">
            <text:p>105.176342831001</text:p>
          </table:table-cell>
          <table:table-cell office:value-type="float" office:value="154070" calcext:value-type="float">
            <text:p>154070</text:p>
          </table:table-cell>
          <table:table-cell office:value-type="float" office:value="94230" calcext:value-type="float">
            <text:p>94230</text:p>
          </table:table-cell>
          <table:table-cell office:value-type="float" office:value="7.62885491696471E-018" calcext:value-type="float">
            <text:p>7.62885491696471E-18</text:p>
          </table:table-cell>
          <table:table-cell office:value-type="float" office:value="0.679679824999766" calcext:value-type="float">
            <text:p>0.679679824999766</text:p>
          </table:table-cell>
          <table:table-cell table:formula="of:=[.$D674]*100000" office:value-type="float" office:value="0.000000000000762885491696471" calcext:value-type="float">
            <text:p>7.62885491696471E-13</text:p>
          </table:table-cell>
          <table:table-cell table:formula="of:=[.$E674]*400000" office:value-type="float" office:value="271871.929999907" calcext:value-type="float">
            <text:p>271871.929999907</text:p>
          </table:table-cell>
        </table:table-row>
        <table:table-row table:style-name="ro1">
          <table:table-cell office:value-type="float" office:value="105.350390629001" calcext:value-type="float">
            <text:p>105.350390629001</text:p>
          </table:table-cell>
          <table:table-cell office:value-type="float" office:value="153166" calcext:value-type="float">
            <text:p>153166</text:p>
          </table:table-cell>
          <table:table-cell office:value-type="float" office:value="85082" calcext:value-type="float">
            <text:p>85082</text:p>
          </table:table-cell>
          <table:table-cell office:value-type="float" office:value="6.10308393357177E-018" calcext:value-type="float">
            <text:p>6.10308393357177E-18</text:p>
          </table:table-cell>
          <table:table-cell office:value-type="float" office:value="0.681830251000065" calcext:value-type="float">
            <text:p>0.681830251000065</text:p>
          </table:table-cell>
          <table:table-cell table:formula="of:=[.$D675]*100000" office:value-type="float" office:value="0.000000000000610308393357177" calcext:value-type="float">
            <text:p>6.10308393357177E-13</text:p>
          </table:table-cell>
          <table:table-cell table:formula="of:=[.$E675]*400000" office:value-type="float" office:value="272732.100400026" calcext:value-type="float">
            <text:p>272732.100400026</text:p>
          </table:table-cell>
        </table:table-row>
        <table:table-row table:style-name="ro1">
          <table:table-cell office:value-type="float" office:value="105.513460186001" calcext:value-type="float">
            <text:p>105.513460186001</text:p>
          </table:table-cell>
          <table:table-cell office:value-type="float" office:value="152342" calcext:value-type="float">
            <text:p>152342</text:p>
          </table:table-cell>
          <table:table-cell office:value-type="float" office:value="83290" calcext:value-type="float">
            <text:p>83290</text:p>
          </table:table-cell>
          <table:table-cell office:value-type="float" office:value="4.88246714685742E-018" calcext:value-type="float">
            <text:p>4.88246714685742E-18</text:p>
          </table:table-cell>
          <table:table-cell office:value-type="float" office:value="0.592963639999653" calcext:value-type="float">
            <text:p>0.592963639999653</text:p>
          </table:table-cell>
          <table:table-cell table:formula="of:=[.$D676]*100000" office:value-type="float" office:value="0.000000000000488246714685742" calcext:value-type="float">
            <text:p>4.88246714685742E-13</text:p>
          </table:table-cell>
          <table:table-cell table:formula="of:=[.$E676]*400000" office:value-type="float" office:value="237185.455999861" calcext:value-type="float">
            <text:p>237185.455999861</text:p>
          </table:table-cell>
        </table:table-row>
        <table:table-row table:style-name="ro1">
          <table:table-cell office:value-type="float" office:value="105.67790748" calcext:value-type="float">
            <text:p>105.67790748</text:p>
          </table:table-cell>
          <table:table-cell office:value-type="float" office:value="151546" calcext:value-type="float">
            <text:p>151546</text:p>
          </table:table-cell>
          <table:table-cell office:value-type="float" office:value="76218" calcext:value-type="float">
            <text:p>76218</text:p>
          </table:table-cell>
          <table:table-cell office:value-type="float" office:value="3.90597371748593E-018" calcext:value-type="float">
            <text:p>3.90597371748593E-18</text:p>
          </table:table-cell>
          <table:table-cell office:value-type="float" office:value="0.673045945999547" calcext:value-type="float">
            <text:p>0.673045945999547</text:p>
          </table:table-cell>
          <table:table-cell table:formula="of:=[.$D677]*100000" office:value-type="float" office:value="0.000000000000390597371748593" calcext:value-type="float">
            <text:p>3.90597371748593E-13</text:p>
          </table:table-cell>
          <table:table-cell table:formula="of:=[.$E677]*400000" office:value-type="float" office:value="269218.378399819" calcext:value-type="float">
            <text:p>269218.378399819</text:p>
          </table:table-cell>
        </table:table-row>
        <table:table-row table:style-name="ro1">
          <table:table-cell office:value-type="float" office:value="105.84963717" calcext:value-type="float">
            <text:p>105.84963717</text:p>
          </table:table-cell>
          <table:table-cell office:value-type="float" office:value="150761" calcext:value-type="float">
            <text:p>150761</text:p>
          </table:table-cell>
          <table:table-cell office:value-type="float" office:value="65430" calcext:value-type="float">
            <text:p>65430</text:p>
          </table:table-cell>
          <table:table-cell office:value-type="float" office:value="3.12477897398875E-018" calcext:value-type="float">
            <text:p>3.12477897398875E-18</text:p>
          </table:table-cell>
          <table:table-cell office:value-type="float" office:value="0.671062921999692" calcext:value-type="float">
            <text:p>0.671062921999692</text:p>
          </table:table-cell>
          <table:table-cell table:formula="of:=[.$D678]*100000" office:value-type="float" office:value="0.000000000000312477897398875" calcext:value-type="float">
            <text:p>3.12477897398875E-13</text:p>
          </table:table-cell>
          <table:table-cell table:formula="of:=[.$E678]*400000" office:value-type="float" office:value="268425.168799877" calcext:value-type="float">
            <text:p>268425.168799877</text:p>
          </table:table-cell>
        </table:table-row>
        <table:table-row table:style-name="ro1">
          <table:table-cell office:value-type="float" office:value="106.040825233" calcext:value-type="float">
            <text:p>106.040825233</text:p>
          </table:table-cell>
          <table:table-cell office:value-type="float" office:value="149957" calcext:value-type="float">
            <text:p>149957</text:p>
          </table:table-cell>
          <table:table-cell office:value-type="float" office:value="106712" calcext:value-type="float">
            <text:p>106712</text:p>
          </table:table-cell>
          <table:table-cell office:value-type="float" office:value="2.499823179191E-018" calcext:value-type="float">
            <text:p>2.499823179191E-18</text:p>
          </table:table-cell>
          <table:table-cell office:value-type="float" office:value="0.607023866999953" calcext:value-type="float">
            <text:p>0.607023866999953</text:p>
          </table:table-cell>
          <table:table-cell table:formula="of:=[.$D679]*100000" office:value-type="float" office:value="0.0000000000002499823179191" calcext:value-type="float">
            <text:p>2.499823179191E-13</text:p>
          </table:table-cell>
          <table:table-cell table:formula="of:=[.$E679]*400000" office:value-type="float" office:value="242809.546799981" calcext:value-type="float">
            <text:p>242809.546799981</text:p>
          </table:table-cell>
        </table:table-row>
        <table:table-row table:style-name="ro1">
          <table:table-cell office:value-type="float" office:value="106.203225052001" calcext:value-type="float">
            <text:p>106.203225052001</text:p>
          </table:table-cell>
          <table:table-cell office:value-type="float" office:value="149342" calcext:value-type="float">
            <text:p>149342</text:p>
          </table:table-cell>
          <table:table-cell office:value-type="float" office:value="68324" calcext:value-type="float">
            <text:p>68324</text:p>
          </table:table-cell>
          <table:table-cell office:value-type="float" office:value="1.9998585433528E-018" calcext:value-type="float">
            <text:p>1.9998585433528E-18</text:p>
          </table:table-cell>
          <table:table-cell office:value-type="float" office:value="0.684108858999025" calcext:value-type="float">
            <text:p>0.684108858999025</text:p>
          </table:table-cell>
          <table:table-cell table:formula="of:=[.$D680]*100000" office:value-type="float" office:value="0.00000000000019998585433528" calcext:value-type="float">
            <text:p>1.9998585433528E-13</text:p>
          </table:table-cell>
          <table:table-cell table:formula="of:=[.$E680]*400000" office:value-type="float" office:value="273643.54359961" calcext:value-type="float">
            <text:p>273643.54359961</text:p>
          </table:table-cell>
        </table:table-row>
        <table:table-row table:style-name="ro1">
          <table:table-cell office:value-type="float" office:value="106.368197632" calcext:value-type="float">
            <text:p>106.368197632</text:p>
          </table:table-cell>
          <table:table-cell office:value-type="float" office:value="148791" calcext:value-type="float">
            <text:p>148791</text:p>
          </table:table-cell>
          <table:table-cell office:value-type="float" office:value="100186" calcext:value-type="float">
            <text:p>100186</text:p>
          </table:table-cell>
          <table:table-cell office:value-type="float" office:value="1.59988683468224E-018" calcext:value-type="float">
            <text:p>1.59988683468224E-18</text:p>
          </table:table-cell>
          <table:table-cell office:value-type="float" office:value="0.681671078998988" calcext:value-type="float">
            <text:p>0.681671078998988</text:p>
          </table:table-cell>
          <table:table-cell table:formula="of:=[.$D681]*100000" office:value-type="float" office:value="0.000000000000159988683468224" calcext:value-type="float">
            <text:p>1.59988683468224E-13</text:p>
          </table:table-cell>
          <table:table-cell table:formula="of:=[.$E681]*400000" office:value-type="float" office:value="272668.431599595" calcext:value-type="float">
            <text:p>272668.431599595</text:p>
          </table:table-cell>
        </table:table-row>
        <table:table-row table:style-name="ro1">
          <table:table-cell office:value-type="float" office:value="106.537437182" calcext:value-type="float">
            <text:p>106.537437182</text:p>
          </table:table-cell>
          <table:table-cell office:value-type="float" office:value="148311" calcext:value-type="float">
            <text:p>148311</text:p>
          </table:table-cell>
          <table:table-cell office:value-type="float" office:value="77634" calcext:value-type="float">
            <text:p>77634</text:p>
          </table:table-cell>
          <table:table-cell office:value-type="float" office:value="1.27990946774579E-018" calcext:value-type="float">
            <text:p>1.27990946774579E-18</text:p>
          </table:table-cell>
          <table:table-cell office:value-type="float" office:value="0.604777370999727" calcext:value-type="float">
            <text:p>0.604777370999727</text:p>
          </table:table-cell>
          <table:table-cell table:formula="of:=[.$D682]*100000" office:value-type="float" office:value="0.000000000000127990946774579" calcext:value-type="float">
            <text:p>1.27990946774579E-13</text:p>
          </table:table-cell>
          <table:table-cell table:formula="of:=[.$E682]*400000" office:value-type="float" office:value="241910.948399891" calcext:value-type="float">
            <text:p>241910.948399891</text:p>
          </table:table-cell>
        </table:table-row>
        <table:table-row table:style-name="ro1">
          <table:table-cell office:value-type="float" office:value="106.704340115" calcext:value-type="float">
            <text:p>106.704340115</text:p>
          </table:table-cell>
          <table:table-cell office:value-type="float" office:value="147928" calcext:value-type="float">
            <text:p>147928</text:p>
          </table:table-cell>
          <table:table-cell office:value-type="float" office:value="63576" calcext:value-type="float">
            <text:p>63576</text:p>
          </table:table-cell>
          <table:table-cell office:value-type="float" office:value="1.02392757419663E-018" calcext:value-type="float">
            <text:p>1.02392757419663E-18</text:p>
          </table:table-cell>
          <table:table-cell office:value-type="float" office:value="0.579985015001512" calcext:value-type="float">
            <text:p>0.579985015001512</text:p>
          </table:table-cell>
          <table:table-cell table:formula="of:=[.$D683]*100000" office:value-type="float" office:value="0.000000000000102392757419663" calcext:value-type="float">
            <text:p>1.02392757419663E-13</text:p>
          </table:table-cell>
          <table:table-cell table:formula="of:=[.$E683]*400000" office:value-type="float" office:value="231994.006000605" calcext:value-type="float">
            <text:p>231994.006000605</text:p>
          </table:table-cell>
        </table:table-row>
        <table:table-row table:style-name="ro1">
          <table:table-cell office:value-type="float" office:value="106.871890476001" calcext:value-type="float">
            <text:p>106.871890476001</text:p>
          </table:table-cell>
          <table:table-cell office:value-type="float" office:value="147640" calcext:value-type="float">
            <text:p>147640</text:p>
          </table:table-cell>
          <table:table-cell office:value-type="float" office:value="54710" calcext:value-type="float">
            <text:p>54710</text:p>
          </table:table-cell>
          <table:table-cell office:value-type="float" office:value="8.19142059357306E-019" calcext:value-type="float">
            <text:p>8.19142059357306E-19</text:p>
          </table:table-cell>
          <table:table-cell office:value-type="float" office:value="0.666576719000659" calcext:value-type="float">
            <text:p>0.666576719000659</text:p>
          </table:table-cell>
          <table:table-cell table:formula="of:=[.$D684]*100000" office:value-type="float" office:value="0.0000000000000819142059357306" calcext:value-type="float">
            <text:p>8.19142059357306E-14</text:p>
          </table:table-cell>
          <table:table-cell table:formula="of:=[.$E684]*400000" office:value-type="float" office:value="266630.687600264" calcext:value-type="float">
            <text:p>266630.687600264</text:p>
          </table:table-cell>
        </table:table-row>
        <table:table-row table:style-name="ro1">
          <table:table-cell office:value-type="float" office:value="107.029260215" calcext:value-type="float">
            <text:p>107.029260215</text:p>
          </table:table-cell>
          <table:table-cell office:value-type="float" office:value="147463" calcext:value-type="float">
            <text:p>147463</text:p>
          </table:table-cell>
          <table:table-cell office:value-type="float" office:value="88980" calcext:value-type="float">
            <text:p>88980</text:p>
          </table:table-cell>
          <table:table-cell office:value-type="float" office:value="6.55313647485845E-019" calcext:value-type="float">
            <text:p>6.55313647485845E-19</text:p>
          </table:table-cell>
          <table:table-cell office:value-type="float" office:value="0.662347748999309" calcext:value-type="float">
            <text:p>0.662347748999309</text:p>
          </table:table-cell>
          <table:table-cell table:formula="of:=[.$D685]*100000" office:value-type="float" office:value="0.0000000000000655313647485845" calcext:value-type="float">
            <text:p>6.55313647485845E-14</text:p>
          </table:table-cell>
          <table:table-cell table:formula="of:=[.$E685]*400000" office:value-type="float" office:value="264939.099599724" calcext:value-type="float">
            <text:p>264939.099599724</text:p>
          </table:table-cell>
        </table:table-row>
        <table:table-row table:style-name="ro1">
          <table:table-cell office:value-type="float" office:value="107.183569516999" calcext:value-type="float">
            <text:p>107.183569516999</text:p>
          </table:table-cell>
          <table:table-cell office:value-type="float" office:value="147380" calcext:value-type="float">
            <text:p>147380</text:p>
          </table:table-cell>
          <table:table-cell office:value-type="float" office:value="85338" calcext:value-type="float">
            <text:p>85338</text:p>
          </table:table-cell>
          <table:table-cell office:value-type="float" office:value="5.24250917988676E-019" calcext:value-type="float">
            <text:p>5.24250917988676E-19</text:p>
          </table:table-cell>
          <table:table-cell office:value-type="float" office:value="0.64614265399905" calcext:value-type="float">
            <text:p>0.64614265399905</text:p>
          </table:table-cell>
          <table:table-cell table:formula="of:=[.$D686]*100000" office:value-type="float" office:value="0.0000000000000524250917988676" calcext:value-type="float">
            <text:p>5.24250917988676E-14</text:p>
          </table:table-cell>
          <table:table-cell table:formula="of:=[.$E686]*400000" office:value-type="float" office:value="258457.06159962" calcext:value-type="float">
            <text:p>258457.06159962</text:p>
          </table:table-cell>
        </table:table-row>
        <table:table-row table:style-name="ro1">
          <table:table-cell office:value-type="float" office:value="107.337972351001" calcext:value-type="float">
            <text:p>107.337972351001</text:p>
          </table:table-cell>
          <table:table-cell office:value-type="float" office:value="147389" calcext:value-type="float">
            <text:p>147389</text:p>
          </table:table-cell>
          <table:table-cell office:value-type="float" office:value="84452" calcext:value-type="float">
            <text:p>84452</text:p>
          </table:table-cell>
          <table:table-cell office:value-type="float" office:value="4.19400734390941E-019" calcext:value-type="float">
            <text:p>4.19400734390941E-19</text:p>
          </table:table-cell>
          <table:table-cell office:value-type="float" office:value="0.6258899129989" calcext:value-type="float">
            <text:p>0.6258899129989</text:p>
          </table:table-cell>
          <table:table-cell table:formula="of:=[.$D687]*100000" office:value-type="float" office:value="0.0000000000000419400734390941" calcext:value-type="float">
            <text:p>4.19400734390941E-14</text:p>
          </table:table-cell>
          <table:table-cell table:formula="of:=[.$E687]*400000" office:value-type="float" office:value="250355.96519956" calcext:value-type="float">
            <text:p>250355.96519956</text:p>
          </table:table-cell>
        </table:table-row>
        <table:table-row table:style-name="ro1">
          <table:table-cell office:value-type="float" office:value="107.494473459001" calcext:value-type="float">
            <text:p>107.494473459001</text:p>
          </table:table-cell>
          <table:table-cell office:value-type="float" office:value="147494" calcext:value-type="float">
            <text:p>147494</text:p>
          </table:table-cell>
          <table:table-cell office:value-type="float" office:value="71928" calcext:value-type="float">
            <text:p>71928</text:p>
          </table:table-cell>
          <table:table-cell office:value-type="float" office:value="3.35520587512753E-019" calcext:value-type="float">
            <text:p>3.35520587512753E-19</text:p>
          </table:table-cell>
          <table:table-cell office:value-type="float" office:value="0.547729640000398" calcext:value-type="float">
            <text:p>0.547729640000398</text:p>
          </table:table-cell>
          <table:table-cell table:formula="of:=[.$D688]*100000" office:value-type="float" office:value="0.0000000000000335520587512753" calcext:value-type="float">
            <text:p>3.35520587512753E-14</text:p>
          </table:table-cell>
          <table:table-cell table:formula="of:=[.$E688]*400000" office:value-type="float" office:value="219091.856000159" calcext:value-type="float">
            <text:p>219091.856000159</text:p>
          </table:table-cell>
        </table:table-row>
        <table:table-row table:style-name="ro1">
          <table:table-cell office:value-type="float" office:value="107.655420801" calcext:value-type="float">
            <text:p>107.655420801</text:p>
          </table:table-cell>
          <table:table-cell office:value-type="float" office:value="147703" calcext:value-type="float">
            <text:p>147703</text:p>
          </table:table-cell>
          <table:table-cell office:value-type="float" office:value="85978" calcext:value-type="float">
            <text:p>85978</text:p>
          </table:table-cell>
          <table:table-cell office:value-type="float" office:value="2.68416470010202E-019" calcext:value-type="float">
            <text:p>2.68416470010202E-19</text:p>
          </table:table-cell>
          <table:table-cell office:value-type="float" office:value="0.617960617999415" calcext:value-type="float">
            <text:p>0.617960617999415</text:p>
          </table:table-cell>
          <table:table-cell table:formula="of:=[.$D689]*100000" office:value-type="float" office:value="0.0000000000000268416470010202" calcext:value-type="float">
            <text:p>2.68416470010202E-14</text:p>
          </table:table-cell>
          <table:table-cell table:formula="of:=[.$E689]*400000" office:value-type="float" office:value="247184.247199766" calcext:value-type="float">
            <text:p>247184.247199766</text:p>
          </table:table-cell>
        </table:table-row>
        <table:table-row table:style-name="ro1">
          <table:table-cell office:value-type="float" office:value="107.819975946" calcext:value-type="float">
            <text:p>107.819975946</text:p>
          </table:table-cell>
          <table:table-cell office:value-type="float" office:value="148021" calcext:value-type="float">
            <text:p>148021</text:p>
          </table:table-cell>
          <table:table-cell office:value-type="float" office:value="68242" calcext:value-type="float">
            <text:p>68242</text:p>
          </table:table-cell>
          <table:table-cell office:value-type="float" office:value="2.14733176008162E-019" calcext:value-type="float">
            <text:p>2.14733176008162E-19</text:p>
          </table:table-cell>
          <table:table-cell office:value-type="float" office:value="0.630565089000811" calcext:value-type="float">
            <text:p>0.630565089000811</text:p>
          </table:table-cell>
          <table:table-cell table:formula="of:=[.$D690]*100000" office:value-type="float" office:value="0.0000000000000214733176008162" calcext:value-type="float">
            <text:p>2.14733176008162E-14</text:p>
          </table:table-cell>
          <table:table-cell table:formula="of:=[.$E690]*400000" office:value-type="float" office:value="252226.035600324" calcext:value-type="float">
            <text:p>252226.035600324</text:p>
          </table:table-cell>
        </table:table-row>
        <table:table-row table:style-name="ro1">
          <table:table-cell office:value-type="float" office:value="107.985077157" calcext:value-type="float">
            <text:p>107.985077157</text:p>
          </table:table-cell>
          <table:table-cell office:value-type="float" office:value="148445" calcext:value-type="float">
            <text:p>148445</text:p>
          </table:table-cell>
          <table:table-cell office:value-type="float" office:value="49354" calcext:value-type="float">
            <text:p>49354</text:p>
          </table:table-cell>
          <table:table-cell office:value-type="float" office:value="1.71786540806529E-019" calcext:value-type="float">
            <text:p>1.71786540806529E-19</text:p>
          </table:table-cell>
          <table:table-cell office:value-type="float" office:value="0.71593127900087" calcext:value-type="float">
            <text:p>0.71593127900087</text:p>
          </table:table-cell>
          <table:table-cell table:formula="of:=[.$D691]*100000" office:value-type="float" office:value="0.0000000000000171786540806529" calcext:value-type="float">
            <text:p>1.71786540806529E-14</text:p>
          </table:table-cell>
          <table:table-cell table:formula="of:=[.$E691]*400000" office:value-type="float" office:value="286372.511600348" calcext:value-type="float">
            <text:p>286372.511600348</text:p>
          </table:table-cell>
        </table:table-row>
        <table:table-row table:style-name="ro1">
          <table:table-cell office:value-type="float" office:value="108.147437516" calcext:value-type="float">
            <text:p>108.147437516</text:p>
          </table:table-cell>
          <table:table-cell office:value-type="float" office:value="148963" calcext:value-type="float">
            <text:p>148963</text:p>
          </table:table-cell>
          <table:table-cell office:value-type="float" office:value="93814" calcext:value-type="float">
            <text:p>93814</text:p>
          </table:table-cell>
          <table:table-cell office:value-type="float" office:value="1.37429232645224E-019" calcext:value-type="float">
            <text:p>1.37429232645224E-19</text:p>
          </table:table-cell>
          <table:table-cell office:value-type="float" office:value="0.650249734000681" calcext:value-type="float">
            <text:p>0.650249734000681</text:p>
          </table:table-cell>
          <table:table-cell table:formula="of:=[.$D692]*100000" office:value-type="float" office:value="0.0000000000000137429232645224" calcext:value-type="float">
            <text:p>1.37429232645224E-14</text:p>
          </table:table-cell>
          <table:table-cell table:formula="of:=[.$E692]*400000" office:value-type="float" office:value="260099.893600272" calcext:value-type="float">
            <text:p>260099.893600272</text:p>
          </table:table-cell>
        </table:table-row>
        <table:table-row table:style-name="ro1">
          <table:table-cell office:value-type="float" office:value="108.307369945" calcext:value-type="float">
            <text:p>108.307369945</text:p>
          </table:table-cell>
          <table:table-cell office:value-type="float" office:value="149566" calcext:value-type="float">
            <text:p>149566</text:p>
          </table:table-cell>
          <table:table-cell office:value-type="float" office:value="83578" calcext:value-type="float">
            <text:p>83578</text:p>
          </table:table-cell>
          <table:table-cell office:value-type="float" office:value="1.09943386116179E-019" calcext:value-type="float">
            <text:p>1.09943386116179E-19</text:p>
          </table:table-cell>
          <table:table-cell office:value-type="float" office:value="0.649127160999342" calcext:value-type="float">
            <text:p>0.649127160999342</text:p>
          </table:table-cell>
          <table:table-cell table:formula="of:=[.$D693]*100000" office:value-type="float" office:value="0.0000000000000109943386116179" calcext:value-type="float">
            <text:p>1.09943386116179E-14</text:p>
          </table:table-cell>
          <table:table-cell table:formula="of:=[.$E693]*400000" office:value-type="float" office:value="259650.864399737" calcext:value-type="float">
            <text:p>259650.864399737</text:p>
          </table:table-cell>
        </table:table-row>
        <table:table-row table:style-name="ro1">
          <table:table-cell office:value-type="float" office:value="108.48788176" calcext:value-type="float">
            <text:p>108.48788176</text:p>
          </table:table-cell>
          <table:table-cell office:value-type="float" office:value="150353" calcext:value-type="float">
            <text:p>150353</text:p>
          </table:table-cell>
          <table:table-cell office:value-type="float" office:value="81296" calcext:value-type="float">
            <text:p>81296</text:p>
          </table:table-cell>
          <table:table-cell office:value-type="float" office:value="8.79547088929431E-020" calcext:value-type="float">
            <text:p>8.79547088929431E-20</text:p>
          </table:table-cell>
          <table:table-cell office:value-type="float" office:value="0.574693341999591" calcext:value-type="float">
            <text:p>0.574693341999591</text:p>
          </table:table-cell>
          <table:table-cell table:formula="of:=[.$D694]*100000" office:value-type="float" office:value="8.79547088929431E-015" calcext:value-type="float">
            <text:p>8.79547088929431E-15</text:p>
          </table:table-cell>
          <table:table-cell table:formula="of:=[.$E694]*400000" office:value-type="float" office:value="229877.336799836" calcext:value-type="float">
            <text:p>229877.336799836</text:p>
          </table:table-cell>
        </table:table-row>
        <table:table-row table:style-name="ro1">
          <table:table-cell office:value-type="float" office:value="108.643583229999" calcext:value-type="float">
            <text:p>108.643583229999</text:p>
          </table:table-cell>
          <table:table-cell office:value-type="float" office:value="151115" calcext:value-type="float">
            <text:p>151115</text:p>
          </table:table-cell>
          <table:table-cell office:value-type="float" office:value="55078" calcext:value-type="float">
            <text:p>55078</text:p>
          </table:table-cell>
          <table:table-cell office:value-type="float" office:value="7.03637671143545E-020" calcext:value-type="float">
            <text:p>7.03637671143545E-20</text:p>
          </table:table-cell>
          <table:table-cell office:value-type="float" office:value="0.653035447001457" calcext:value-type="float">
            <text:p>0.653035447001457</text:p>
          </table:table-cell>
          <table:table-cell table:formula="of:=[.$D695]*100000" office:value-type="float" office:value="7.03637671143544E-015" calcext:value-type="float">
            <text:p>7.03637671143544E-15</text:p>
          </table:table-cell>
          <table:table-cell table:formula="of:=[.$E695]*400000" office:value-type="float" office:value="261214.178800583" calcext:value-type="float">
            <text:p>261214.178800583</text:p>
          </table:table-cell>
        </table:table-row>
        <table:table-row table:style-name="ro1">
          <table:table-cell office:value-type="float" office:value="108.802231543999" calcext:value-type="float">
            <text:p>108.802231543999</text:p>
          </table:table-cell>
          <table:table-cell office:value-type="float" office:value="151966" calcext:value-type="float">
            <text:p>151966</text:p>
          </table:table-cell>
          <table:table-cell office:value-type="float" office:value="85174" calcext:value-type="float">
            <text:p>85174</text:p>
          </table:table-cell>
          <table:table-cell office:value-type="float" office:value="5.62910136914836E-020" calcext:value-type="float">
            <text:p>5.62910136914836E-20</text:p>
          </table:table-cell>
          <table:table-cell office:value-type="float" office:value="0.651934384000924" calcext:value-type="float">
            <text:p>0.651934384000924</text:p>
          </table:table-cell>
          <table:table-cell table:formula="of:=[.$D696]*100000" office:value-type="float" office:value="5.62910136914836E-015" calcext:value-type="float">
            <text:p>5.62910136914836E-15</text:p>
          </table:table-cell>
          <table:table-cell table:formula="of:=[.$E696]*400000" office:value-type="float" office:value="260773.75360037" calcext:value-type="float">
            <text:p>260773.75360037</text:p>
          </table:table-cell>
        </table:table-row>
        <table:table-row table:style-name="ro1">
          <table:table-cell office:value-type="float" office:value="108.96271197" calcext:value-type="float">
            <text:p>108.96271197</text:p>
          </table:table-cell>
          <table:table-cell office:value-type="float" office:value="152896" calcext:value-type="float">
            <text:p>152896</text:p>
          </table:table-cell>
          <table:table-cell office:value-type="float" office:value="52378" calcext:value-type="float">
            <text:p>52378</text:p>
          </table:table-cell>
          <table:table-cell office:value-type="float" office:value="4.50328109531869E-020" calcext:value-type="float">
            <text:p>4.50328109531869E-20</text:p>
          </table:table-cell>
          <table:table-cell office:value-type="float" office:value="0.728504888998941" calcext:value-type="float">
            <text:p>0.728504888998941</text:p>
          </table:table-cell>
          <table:table-cell table:formula="of:=[.$D697]*100000" office:value-type="float" office:value="4.50328109531869E-015" calcext:value-type="float">
            <text:p>4.50328109531869E-15</text:p>
          </table:table-cell>
          <table:table-cell table:formula="of:=[.$E697]*400000" office:value-type="float" office:value="291401.955599576" calcext:value-type="float">
            <text:p>291401.955599576</text:p>
          </table:table-cell>
        </table:table-row>
        <table:table-row table:style-name="ro1">
          <table:table-cell office:value-type="float" office:value="109.118926995001" calcext:value-type="float">
            <text:p>109.118926995001</text:p>
          </table:table-cell>
          <table:table-cell office:value-type="float" office:value="153861" calcext:value-type="float">
            <text:p>153861</text:p>
          </table:table-cell>
          <table:table-cell office:value-type="float" office:value="106502" calcext:value-type="float">
            <text:p>106502</text:p>
          </table:table-cell>
          <table:table-cell office:value-type="float" office:value="3.60262487625495E-020" calcext:value-type="float">
            <text:p>3.60262487625495E-20</text:p>
          </table:table-cell>
          <table:table-cell office:value-type="float" office:value="0.631852154001535" calcext:value-type="float">
            <text:p>0.631852154001535</text:p>
          </table:table-cell>
          <table:table-cell table:formula="of:=[.$D698]*100000" office:value-type="float" office:value="3.60262487625495E-015" calcext:value-type="float">
            <text:p>3.60262487625495E-15</text:p>
          </table:table-cell>
          <table:table-cell table:formula="of:=[.$E698]*400000" office:value-type="float" office:value="252740.861600614" calcext:value-type="float">
            <text:p>252740.861600614</text:p>
          </table:table-cell>
        </table:table-row>
        <table:table-row table:style-name="ro1">
          <table:table-cell office:value-type="float" office:value="109.280649595999" calcext:value-type="float">
            <text:p>109.280649595999</text:p>
          </table:table-cell>
          <table:table-cell office:value-type="float" office:value="154913" calcext:value-type="float">
            <text:p>154913</text:p>
          </table:table-cell>
          <table:table-cell office:value-type="float" office:value="74976" calcext:value-type="float">
            <text:p>74976</text:p>
          </table:table-cell>
          <table:table-cell office:value-type="float" office:value="2.88209990100396E-020" calcext:value-type="float">
            <text:p>2.88209990100396E-20</text:p>
          </table:table-cell>
          <table:table-cell office:value-type="float" office:value="0.631381608000083" calcext:value-type="float">
            <text:p>0.631381608000083</text:p>
          </table:table-cell>
          <table:table-cell table:formula="of:=[.$D699]*100000" office:value-type="float" office:value="2.88209990100396E-015" calcext:value-type="float">
            <text:p>2.88209990100396E-15</text:p>
          </table:table-cell>
          <table:table-cell table:formula="of:=[.$E699]*400000" office:value-type="float" office:value="252552.643200033" calcext:value-type="float">
            <text:p>252552.643200033</text:p>
          </table:table-cell>
        </table:table-row>
        <table:table-row table:style-name="ro1">
          <table:table-cell office:value-type="float" office:value="109.447142774001" calcext:value-type="float">
            <text:p>109.447142774001</text:p>
          </table:table-cell>
          <table:table-cell office:value-type="float" office:value="156042" calcext:value-type="float">
            <text:p>156042</text:p>
          </table:table-cell>
          <table:table-cell office:value-type="float" office:value="79676" calcext:value-type="float">
            <text:p>79676</text:p>
          </table:table-cell>
          <table:table-cell office:value-type="float" office:value="2.30567992080317E-020" calcext:value-type="float">
            <text:p>2.30567992080317E-20</text:p>
          </table:table-cell>
          <table:table-cell office:value-type="float" office:value="0.640153232998273" calcext:value-type="float">
            <text:p>0.640153232998273</text:p>
          </table:table-cell>
          <table:table-cell table:formula="of:=[.$D700]*100000" office:value-type="float" office:value="2.30567992080317E-015" calcext:value-type="float">
            <text:p>2.30567992080317E-15</text:p>
          </table:table-cell>
          <table:table-cell table:formula="of:=[.$E700]*400000" office:value-type="float" office:value="256061.293199309" calcext:value-type="float">
            <text:p>256061.293199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4T14:00:12.053640992</dc:date>
    <meta:editing-duration>PT45M54S</meta:editing-duration>
    <meta:editing-cycles>1</meta:editing-cycles>
    <meta:document-statistic meta:table-count="1" meta:cell-count="489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45cm" svg:height="21.065cm" xlink:href=".." xlink:type="simple" chart:class="chart:scatter" chart:style-name="ch1">
        <chart:legend chart:legend-position="end" svg:x="30.384cm" svg:y="9.486cm" style:legend-expansion="high" chart:style-name="ch2"/>
        <chart:plot-area chart:style-name="ch3" table:cell-range-address="data.A1:data.C700 data.F1:data.G700" chart:data-source-has-labels="row" svg:x="0.676cm" svg:y="0.421cm" svg:width="29.032cm" svg:height="20.223cm">
          <chart:coordinate-region svg:x="2.065cm" svg:y="0.62cm" svg:width="27.364cm" svg:height="19.3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1:data.B700" loext:label-string="congwin" chart:class="chart:scatter">
            <chart:domain table:cell-range-address="data.A1:data.A700"/>
            <chart:data-point chart:repeated="700"/>
          </chart:series>
          <chart:series chart:style-name="ch8" chart:values-cell-range-address="data.C1:data.C700" loext:label-string="acksscale2" chart:class="chart:scatter">
            <chart:data-point chart:repeated="700"/>
          </chart:series>
          <chart:series chart:style-name="ch9" chart:values-cell-range-address="data.F1:data.F700" loext:label-string="freqscale100k" chart:class="chart:scatter">
            <chart:data-point chart:repeated="700"/>
          </chart:series>
          <chart:series chart:style-name="ch10" chart:values-cell-range-address="data.G1:data.G700" loext:label-string="rttscale400k" chart:class="chart:scatter">
            <chart:data-point chart:repeated="7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gwin</text:p>
              </table:table-cell>
              <table:table-cell office:value-type="string">
                <text:p>acksscale2</text:p>
              </table:table-cell>
              <table:table-cell office:value-type="string">
                <text:p>freqscale100k</text:p>
              </table:table-cell>
              <table:table-cell office:value-type="string">
                <text:p>rttscale400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223463001035">
                <text:p>0.134223463001035</text:p>
                <draw:g>
                  <svg:desc>data.A1:data.A700</svg:desc>
                </draw:g>
              </table:table-cell>
              <table:table-cell office:value-type="float" office:value="50976">
                <text:p>50976</text:p>
                <draw:g>
                  <svg:desc>data.B1:data.B700</svg:desc>
                </draw:g>
              </table:table-cell>
              <table:table-cell office:value-type="float" office:value="0">
                <text:p>0</text:p>
                <draw:g>
                  <svg:desc>data.C1:data.C700</svg:desc>
                </draw:g>
              </table:table-cell>
              <table:table-cell office:value-type="float" office:value="0">
                <text:p>0</text:p>
                <draw:g>
                  <svg:desc>data.F1:data.F700</svg:desc>
                </draw:g>
              </table:table-cell>
              <table:table-cell office:value-type="float" office:value="0">
                <text:p>0</text:p>
                <draw:g>
                  <svg:desc>data.G1:data.G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3789873999631">
                <text:p>0.353789873999631</text:p>
              </table:table-cell>
              <table:table-cell office:value-type="float" office:value="52558">
                <text:p>52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4315442999578">
                <text:p>0.464315442999578</text:p>
              </table:table-cell>
              <table:table-cell office:value-type="float" office:value="53340">
                <text:p>53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8177239999568">
                <text:p>0.618177239999568</text:p>
              </table:table-cell>
              <table:table-cell office:value-type="float" office:value="54405">
                <text:p>54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1132847001136">
                <text:p>0.761132847001136</text:p>
              </table:table-cell>
              <table:table-cell office:value-type="float" office:value="55363">
                <text:p>55363</text:p>
              </table:table-cell>
              <table:table-cell office:value-type="float" office:value="48446">
                <text:p>48446</text:p>
              </table:table-cell>
              <table:table-cell office:value-type="float" office:value="0">
                <text:p>0</text:p>
              </table:table-cell>
              <table:table-cell office:value-type="float" office:value="117810.470399854">
                <text:p>117810.470399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4442548000588">
                <text:p>0.904442548000588</text:p>
              </table:table-cell>
              <table:table-cell office:value-type="float" office:value="56286">
                <text:p>56286</text:p>
              </table:table-cell>
              <table:table-cell office:value-type="float" office:value="65610">
                <text:p>65610</text:p>
              </table:table-cell>
              <table:table-cell office:value-type="float" office:value="0">
                <text:p>0</text:p>
              </table:table-cell>
              <table:table-cell office:value-type="float" office:value="84620.9623996401">
                <text:p>84620.9623996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148183299934">
                <text:p>1.05148183299934</text:p>
              </table:table-cell>
              <table:table-cell office:value-type="float" office:value="57187">
                <text:p>57187</text:p>
              </table:table-cell>
              <table:table-cell office:value-type="float" office:value="69116">
                <text:p>69116</text:p>
              </table:table-cell>
              <table:table-cell office:value-type="float" office:value="NaN">
                <text:p>NaN</text:p>
              </table:table-cell>
              <table:table-cell office:value-type="float" office:value="112891.371599835">
                <text:p>112891.371599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236017800089">
                <text:p>1.15236017800089</text:p>
              </table:table-cell>
              <table:table-cell office:value-type="float" office:value="57776">
                <text:p>57776</text:p>
              </table:table-cell>
              <table:table-cell office:value-type="float" office:value="19200">
                <text:p>19200</text:p>
              </table:table-cell>
              <table:table-cell office:value-type="float" office:value="34181.8181818182">
                <text:p>34181.8181818182</text:p>
              </table:table-cell>
              <table:table-cell office:value-type="float" office:value="155364.802799886">
                <text:p>155364.802799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935271199996">
                <text:p>1.30935271199996</text:p>
              </table:table-cell>
              <table:table-cell office:value-type="float" office:value="58639">
                <text:p>58639</text:p>
              </table:table-cell>
              <table:table-cell office:value-type="float" office:value="93372">
                <text:p>93372</text:p>
              </table:table-cell>
              <table:table-cell office:value-type="float" office:value="60678.7878787879">
                <text:p>60678.7878787879</text:p>
              </table:table-cell>
              <table:table-cell office:value-type="float" office:value="105532.587600464">
                <text:p>105532.587600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282938499986">
                <text:p>1.45282938499986</text:p>
              </table:table-cell>
              <table:table-cell office:value-type="float" office:value="59365">
                <text:p>59365</text:p>
              </table:table-cell>
              <table:table-cell office:value-type="float" office:value="58180">
                <text:p>58180</text:p>
              </table:table-cell>
              <table:table-cell office:value-type="float" office:value="77114.4588744589">
                <text:p>77114.4588744589</text:p>
              </table:table-cell>
              <table:table-cell office:value-type="float" office:value="118936.115999531">
                <text:p>118936.115999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1993640999935">
                <text:p>1.61993640999935</text:p>
              </table:table-cell>
              <table:table-cell office:value-type="float" office:value="60129">
                <text:p>60129</text:p>
              </table:table-cell>
              <table:table-cell office:value-type="float" office:value="65700">
                <text:p>65700</text:p>
              </table:table-cell>
              <table:table-cell office:value-type="float" office:value="88358.2337662338">
                <text:p>88358.2337662338</text:p>
              </table:table-cell>
              <table:table-cell office:value-type="float" office:value="94382.0908003545">
                <text:p>94382.0908003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189127400015">
                <text:p>1.77189127400015</text:p>
              </table:table-cell>
              <table:table-cell office:value-type="float" office:value="60743">
                <text:p>60743</text:p>
              </table:table-cell>
              <table:table-cell office:value-type="float" office:value="96002">
                <text:p>96002</text:p>
              </table:table-cell>
              <table:table-cell office:value-type="float" office:value="105980.704660046">
                <text:p>105980.704660046</text:p>
              </table:table-cell>
              <table:table-cell office:value-type="float" office:value="92822.4924005917">
                <text:p>92822.4924005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9989753200098">
                <text:p>1.89989753200098</text:p>
              </table:table-cell>
              <table:table-cell office:value-type="float" office:value="61197">
                <text:p>61197</text:p>
              </table:table-cell>
              <table:table-cell office:value-type="float" office:value="17928">
                <text:p>17928</text:p>
              </table:table-cell>
              <table:table-cell office:value-type="float" office:value="118117.89706137">
                <text:p>118117.89706137</text:p>
              </table:table-cell>
              <table:table-cell office:value-type="float" office:value="111878.283600527">
                <text:p>111878.283600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997795500072">
                <text:p>2.03997795500072</text:p>
              </table:table-cell>
              <table:table-cell office:value-type="float" office:value="61625">
                <text:p>61625</text:p>
              </table:table-cell>
              <table:table-cell office:value-type="float" office:value="102330">
                <text:p>102330</text:p>
              </table:table-cell>
              <table:table-cell office:value-type="float" office:value="104494.317649096">
                <text:p>104494.317649096</text:p>
              </table:table-cell>
              <table:table-cell office:value-type="float" office:value="107153.355199989">
                <text:p>107153.355199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0729600199957">
                <text:p>2.20729600199957</text:p>
              </table:table-cell>
              <table:table-cell office:value-type="float" office:value="62038">
                <text:p>62038</text:p>
              </table:table-cell>
              <table:table-cell office:value-type="float" office:value="28792">
                <text:p>28792</text:p>
              </table:table-cell>
              <table:table-cell office:value-type="float" office:value="93119.2636430864">
                <text:p>93119.2636430864</text:p>
              </table:table-cell>
              <table:table-cell office:value-type="float" office:value="95595.2652002452">
                <text:p>95595.2652002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5792172100082">
                <text:p>2.35792172100082</text:p>
              </table:table-cell>
              <table:table-cell office:value-type="float" office:value="62318">
                <text:p>62318</text:p>
              </table:table-cell>
              <table:table-cell office:value-type="float" office:value="113614">
                <text:p>113614</text:p>
              </table:table-cell>
              <table:table-cell office:value-type="float" office:value="83191.0630883821">
                <text:p>83191.0630883821</text:p>
              </table:table-cell>
              <table:table-cell office:value-type="float" office:value="94333.1383998157">
                <text:p>94333.138399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1143688299999">
                <text:p>2.51143688299999</text:p>
              </table:table-cell>
              <table:table-cell office:value-type="float" office:value="62511">
                <text:p>62511</text:p>
              </table:table-cell>
              <table:table-cell office:value-type="float" office:value="54840">
                <text:p>54840</text:p>
              </table:table-cell>
              <table:table-cell office:value-type="float" office:value="74886.1838040391">
                <text:p>74886.1838040391</text:p>
              </table:table-cell>
              <table:table-cell office:value-type="float" office:value="120194.086799893">
                <text:p>120194.086799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7076483500023">
                <text:p>2.67076483500023</text:p>
              </table:table-cell>
              <table:table-cell office:value-type="float" office:value="62613">
                <text:p>62613</text:p>
              </table:table-cell>
              <table:table-cell office:value-type="float" office:value="79432">
                <text:p>79432</text:p>
              </table:table-cell>
              <table:table-cell office:value-type="float" office:value="67601.2547355389">
                <text:p>67601.2547355389</text:p>
              </table:table-cell>
              <table:table-cell office:value-type="float" office:value="93991.2059999188">
                <text:p>93991.2059999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295482300084">
                <text:p>2.81295482300084</text:p>
              </table:table-cell>
              <table:table-cell office:value-type="float" office:value="62620">
                <text:p>62620</text:p>
              </table:table-cell>
              <table:table-cell office:value-type="float" office:value="93590">
                <text:p>93590</text:p>
              </table:table-cell>
              <table:table-cell office:value-type="float" office:value="61488.4111958386">
                <text:p>61488.4111958386</text:p>
              </table:table-cell>
              <table:table-cell office:value-type="float" office:value="119130.362000578">
                <text:p>119130.362000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5911887799957">
                <text:p>2.95911887799957</text:p>
              </table:table-cell>
              <table:table-cell office:value-type="float" office:value="62545">
                <text:p>62545</text:p>
              </table:table-cell>
              <table:table-cell office:value-type="float" office:value="57640">
                <text:p>57640</text:p>
              </table:table-cell>
              <table:table-cell office:value-type="float" office:value="104363.142749774">
                <text:p>104363.142749774</text:p>
              </table:table-cell>
              <table:table-cell office:value-type="float" office:value="113754.841999616">
                <text:p>113754.841999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1233372700008">
                <text:p>3.11233372700008</text:p>
              </table:table-cell>
              <table:table-cell office:value-type="float" office:value="62381">
                <text:p>62381</text:p>
              </table:table-cell>
              <table:table-cell office:value-type="float" office:value="96632">
                <text:p>96632</text:p>
              </table:table-cell>
              <table:table-cell office:value-type="float" office:value="83490.5141998194">
                <text:p>83490.5141998194</text:p>
              </table:table-cell>
              <table:table-cell office:value-type="float" office:value="90032.8587995318">
                <text:p>90032.8587995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7593574999992">
                <text:p>3.27593574999992</text:p>
              </table:table-cell>
              <table:table-cell office:value-type="float" office:value="62110">
                <text:p>62110</text:p>
              </table:table-cell>
              <table:table-cell office:value-type="float" office:value="40458">
                <text:p>40458</text:p>
              </table:table-cell>
              <table:table-cell office:value-type="float" office:value="123042.411359856">
                <text:p>123042.411359856</text:p>
              </table:table-cell>
              <table:table-cell office:value-type="float" office:value="126164.998000604">
                <text:p>126164.998000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2917787999977">
                <text:p>3.42917787999977</text:p>
              </table:table-cell>
              <table:table-cell office:value-type="float" office:value="61772">
                <text:p>61772</text:p>
              </table:table-cell>
              <table:table-cell office:value-type="float" office:value="112526">
                <text:p>112526</text:p>
              </table:table-cell>
              <table:table-cell office:value-type="float" office:value="98433.9290878845">
                <text:p>98433.9290878845</text:p>
              </table:table-cell>
              <table:table-cell office:value-type="float" office:value="94703.5188000882">
                <text:p>94703.5188000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7730250799978">
                <text:p>3.57730250799978</text:p>
              </table:table-cell>
              <table:table-cell office:value-type="float" office:value="61372">
                <text:p>61372</text:p>
              </table:table-cell>
              <table:table-cell office:value-type="float" office:value="57294">
                <text:p>57294</text:p>
              </table:table-cell>
              <table:table-cell office:value-type="float" office:value="135890.000413165">
                <text:p>135890.000413165</text:p>
              </table:table-cell>
              <table:table-cell office:value-type="float" office:value="119081.801599532">
                <text:p>119081.801599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3058083800061">
                <text:p>3.73058083800061</text:p>
              </table:table-cell>
              <table:table-cell office:value-type="float" office:value="60887">
                <text:p>60887</text:p>
              </table:table-cell>
              <table:table-cell office:value-type="float" office:value="75700">
                <text:p>75700</text:p>
              </table:table-cell>
              <table:table-cell office:value-type="float" office:value="164267.555886087">
                <text:p>164267.555886087</text:p>
              </table:table-cell>
              <table:table-cell office:value-type="float" office:value="89054.3191999313">
                <text:p>89054.3191999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8330032200065">
                <text:p>3.88330032200065</text:p>
              </table:table-cell>
              <table:table-cell office:value-type="float" office:value="60338">
                <text:p>60338</text:p>
              </table:table-cell>
              <table:table-cell office:value-type="float" office:value="89894">
                <text:p>89894</text:p>
              </table:table-cell>
              <table:table-cell office:value-type="float" office:value="189308.781550975">
                <text:p>189308.781550975</text:p>
              </table:table-cell>
              <table:table-cell office:value-type="float" office:value="120947.595599864">
                <text:p>120947.595599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08633707599984">
                <text:p>4.08633707599984</text:p>
              </table:table-cell>
              <table:table-cell office:value-type="float" office:value="59516">
                <text:p>59516</text:p>
              </table:table-cell>
              <table:table-cell office:value-type="float" office:value="62924">
                <text:p>62924</text:p>
              </table:table-cell>
              <table:table-cell office:value-type="float" office:value="206447.02524078">
                <text:p>206447.02524078</text:p>
              </table:table-cell>
              <table:table-cell office:value-type="float" office:value="111552.983999718">
                <text:p>111552.983999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3450774500088">
                <text:p>4.23450774500088</text:p>
              </table:table-cell>
              <table:table-cell office:value-type="float" office:value="58860">
                <text:p>58860</text:p>
              </table:table-cell>
              <table:table-cell office:value-type="float" office:value="82432">
                <text:p>82432</text:p>
              </table:table-cell>
              <table:table-cell office:value-type="float" office:value="222300.477335481">
                <text:p>222300.477335481</text:p>
              </table:table-cell>
              <table:table-cell office:value-type="float" office:value="106679.629599967">
                <text:p>106679.629599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8619615599964">
                <text:p>4.38619615599964</text:p>
              </table:table-cell>
              <table:table-cell office:value-type="float" office:value="58147">
                <text:p>58147</text:p>
              </table:table-cell>
              <table:table-cell office:value-type="float" office:value="76600">
                <text:p>76600</text:p>
              </table:table-cell>
              <table:table-cell office:value-type="float" office:value="233654.335356757">
                <text:p>233654.335356757</text:p>
              </table:table-cell>
              <table:table-cell office:value-type="float" office:value="118246.503599948">
                <text:p>118246.503599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4118003599979">
                <text:p>4.54118003599979</text:p>
              </table:table-cell>
              <table:table-cell office:value-type="float" office:value="57384">
                <text:p>57384</text:p>
              </table:table-cell>
              <table:table-cell office:value-type="float" office:value="54978">
                <text:p>54978</text:p>
              </table:table-cell>
              <table:table-cell office:value-type="float" office:value="186923.468285406">
                <text:p>186923.468285406</text:p>
              </table:table-cell>
              <table:table-cell office:value-type="float" office:value="90554.7131995263">
                <text:p>90554.71319952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9718199800082">
                <text:p>4.69718199800082</text:p>
              </table:table-cell>
              <table:table-cell office:value-type="float" office:value="56588">
                <text:p>56588</text:p>
              </table:table-cell>
              <table:table-cell office:value-type="float" office:value="98948">
                <text:p>98948</text:p>
              </table:table-cell>
              <table:table-cell office:value-type="float" office:value="206060.513758759">
                <text:p>206060.513758759</text:p>
              </table:table-cell>
              <table:table-cell office:value-type="float" office:value="94261.9252004079">
                <text:p>94261.9252004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4887531899949">
                <text:p>4.84887531899949</text:p>
              </table:table-cell>
              <table:table-cell office:value-type="float" office:value="55796">
                <text:p>55796</text:p>
              </table:table-cell>
              <table:table-cell office:value-type="float" office:value="52962">
                <text:p>52962</text:p>
              </table:table-cell>
              <table:table-cell office:value-type="float" office:value="164848.411007008">
                <text:p>164848.411007008</text:p>
              </table:table-cell>
              <table:table-cell office:value-type="float" office:value="92892.7251996356">
                <text:p>92892.7251996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99930604499969">
                <text:p>4.99930604499969</text:p>
              </table:table-cell>
              <table:table-cell office:value-type="float" office:value="55003">
                <text:p>55003</text:p>
              </table:table-cell>
              <table:table-cell office:value-type="float" office:value="75160">
                <text:p>75160</text:p>
              </table:table-cell>
              <table:table-cell office:value-type="float" office:value="131878.728805606">
                <text:p>131878.728805606</text:p>
              </table:table-cell>
              <table:table-cell office:value-type="float" office:value="89093.5875999276">
                <text:p>89093.5875999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13893295200069">
                <text:p>5.13893295200069</text:p>
              </table:table-cell>
              <table:table-cell office:value-type="float" office:value="54267">
                <text:p>54267</text:p>
              </table:table-cell>
              <table:table-cell office:value-type="float" office:value="75006">
                <text:p>75006</text:p>
              </table:table-cell>
              <table:table-cell office:value-type="float" office:value="105502.983044485">
                <text:p>105502.983044485</text:p>
              </table:table-cell>
              <table:table-cell office:value-type="float" office:value="114536.763200158">
                <text:p>114536.763200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28716382200037">
                <text:p>5.28716382200037</text:p>
              </table:table-cell>
              <table:table-cell office:value-type="float" office:value="53492">
                <text:p>53492</text:p>
              </table:table-cell>
              <table:table-cell office:value-type="float" office:value="58616">
                <text:p>58616</text:p>
              </table:table-cell>
              <table:table-cell office:value-type="float" office:value="84402.3864355878">
                <text:p>84402.3864355878</text:p>
              </table:table-cell>
              <table:table-cell office:value-type="float" office:value="113458.634400013">
                <text:p>113458.634400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42964051300078">
                <text:p>5.42964051300078</text:p>
              </table:table-cell>
              <table:table-cell office:value-type="float" office:value="52762">
                <text:p>52762</text:p>
              </table:table-cell>
              <table:table-cell office:value-type="float" office:value="80104">
                <text:p>80104</text:p>
              </table:table-cell>
              <table:table-cell office:value-type="float" office:value="67521.9091484703">
                <text:p>67521.9091484703</text:p>
              </table:table-cell>
              <table:table-cell office:value-type="float" office:value="86607.9939994961">
                <text:p>86607.99399949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79244939001">
                <text:p>5.579244939001</text:p>
              </table:table-cell>
              <table:table-cell office:value-type="float" office:value="52019">
                <text:p>52019</text:p>
              </table:table-cell>
              <table:table-cell office:value-type="float" office:value="32480">
                <text:p>32480</text:p>
              </table:table-cell>
              <table:table-cell office:value-type="float" office:value="54017.5273187762">
                <text:p>54017.5273187762</text:p>
              </table:table-cell>
              <table:table-cell office:value-type="float" office:value="87275.5140000663">
                <text:p>87275.5140000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7201331010001">
                <text:p>5.7201331010001</text:p>
              </table:table-cell>
              <table:table-cell office:value-type="float" office:value="51348">
                <text:p>51348</text:p>
              </table:table-cell>
              <table:table-cell office:value-type="float" office:value="97508">
                <text:p>97508</text:p>
              </table:table-cell>
              <table:table-cell office:value-type="float" office:value="43214.021855021">
                <text:p>43214.021855021</text:p>
              </table:table-cell>
              <table:table-cell office:value-type="float" office:value="86226.5932002629">
                <text:p>86226.59320026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86360886399962">
                <text:p>5.86360886399962</text:p>
              </table:table-cell>
              <table:table-cell office:value-type="float" office:value="50699">
                <text:p>50699</text:p>
              </table:table-cell>
              <table:table-cell office:value-type="float" office:value="35330">
                <text:p>35330</text:p>
              </table:table-cell>
              <table:table-cell office:value-type="float" office:value="34571.2174840168">
                <text:p>34571.2174840168</text:p>
              </table:table-cell>
              <table:table-cell office:value-type="float" office:value="109918.040000048">
                <text:p>109918.040000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00875476700094">
                <text:p>6.00875476700094</text:p>
              </table:table-cell>
              <table:table-cell office:value-type="float" office:value="50086">
                <text:p>50086</text:p>
              </table:table-cell>
              <table:table-cell office:value-type="float" office:value="73080">
                <text:p>73080</text:p>
              </table:table-cell>
              <table:table-cell office:value-type="float" office:value="27656.9739872134">
                <text:p>27656.9739872134</text:p>
              </table:table-cell>
              <table:table-cell office:value-type="float" office:value="85426.5319998376">
                <text:p>85426.5319998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15521490500032">
                <text:p>6.15521490500032</text:p>
              </table:table-cell>
              <table:table-cell office:value-type="float" office:value="49517">
                <text:p>49517</text:p>
              </table:table-cell>
              <table:table-cell office:value-type="float" office:value="54718">
                <text:p>54718</text:p>
              </table:table-cell>
              <table:table-cell office:value-type="float" office:value="22125.5791897707">
                <text:p>22125.5791897707</text:p>
              </table:table-cell>
              <table:table-cell office:value-type="float" office:value="88134.5043999318">
                <text:p>88134.50439993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30345054499958">
                <text:p>6.30345054499958</text:p>
              </table:table-cell>
              <table:table-cell office:value-type="float" office:value="48998">
                <text:p>48998</text:p>
              </table:table-cell>
              <table:table-cell office:value-type="float" office:value="67870">
                <text:p>67870</text:p>
              </table:table-cell>
              <table:table-cell office:value-type="float" office:value="17700.4633518166">
                <text:p>17700.4633518166</text:p>
              </table:table-cell>
              <table:table-cell office:value-type="float" office:value="88035.4827997508">
                <text:p>88035.4827997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45393886199963">
                <text:p>6.45393886199963</text:p>
              </table:table-cell>
              <table:table-cell office:value-type="float" office:value="48537">
                <text:p>48537</text:p>
              </table:table-cell>
              <table:table-cell office:value-type="float" office:value="59866">
                <text:p>59866</text:p>
              </table:table-cell>
              <table:table-cell office:value-type="float" office:value="14160.3706814533">
                <text:p>14160.3706814533</text:p>
              </table:table-cell>
              <table:table-cell office:value-type="float" office:value="89634.1064006265">
                <text:p>89634.1064006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4657580200037">
                <text:p>6.64657580200037</text:p>
              </table:table-cell>
              <table:table-cell office:value-type="float" office:value="48050">
                <text:p>48050</text:p>
              </table:table-cell>
              <table:table-cell office:value-type="float" office:value="46432">
                <text:p>46432</text:p>
              </table:table-cell>
              <table:table-cell office:value-type="float" office:value="11328.2965451626">
                <text:p>11328.2965451626</text:p>
              </table:table-cell>
              <table:table-cell office:value-type="float" office:value="105013.173599582">
                <text:p>105013.173599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79467194999961">
                <text:p>6.79467194999961</text:p>
              </table:table-cell>
              <table:table-cell office:value-type="float" office:value="47760">
                <text:p>47760</text:p>
              </table:table-cell>
              <table:table-cell office:value-type="float" office:value="87410">
                <text:p>87410</text:p>
              </table:table-cell>
              <table:table-cell office:value-type="float" office:value="9062.6372361301">
                <text:p>9062.6372361301</text:p>
              </table:table-cell>
              <table:table-cell office:value-type="float" office:value="104419.730800146">
                <text:p>104419.730800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94148596200103">
                <text:p>6.94148596200103</text:p>
              </table:table-cell>
              <table:table-cell office:value-type="float" office:value="47550">
                <text:p>47550</text:p>
              </table:table-cell>
              <table:table-cell office:value-type="float" office:value="45866">
                <text:p>45866</text:p>
              </table:table-cell>
              <table:table-cell office:value-type="float" office:value="7250.10978890408">
                <text:p>7250.10978890408</text:p>
              </table:table-cell>
              <table:table-cell office:value-type="float" office:value="115750.501999719">
                <text:p>115750.501999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08429847800107">
                <text:p>7.08429847800107</text:p>
              </table:table-cell>
              <table:table-cell office:value-type="float" office:value="47423">
                <text:p>47423</text:p>
              </table:table-cell>
              <table:table-cell office:value-type="float" office:value="58356">
                <text:p>58356</text:p>
              </table:table-cell>
              <table:table-cell office:value-type="float" office:value="5800.08783112326">
                <text:p>5800.08783112326</text:p>
              </table:table-cell>
              <table:table-cell office:value-type="float" office:value="85994.9147998123">
                <text:p>85994.9147998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2693070999958">
                <text:p>7.22693070999958</text:p>
              </table:table-cell>
              <table:table-cell office:value-type="float" office:value="47373">
                <text:p>47373</text:p>
              </table:table-cell>
              <table:table-cell office:value-type="float" office:value="59822">
                <text:p>59822</text:p>
              </table:table-cell>
              <table:table-cell office:value-type="float" office:value="4640.07026489861">
                <text:p>4640.07026489861</text:p>
              </table:table-cell>
              <table:table-cell office:value-type="float" office:value="113133.474400092">
                <text:p>113133.4744000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3850777280004">
                <text:p>7.3850777280004</text:p>
              </table:table-cell>
              <table:table-cell office:value-type="float" office:value="47411">
                <text:p>47411</text:p>
              </table:table-cell>
              <table:table-cell office:value-type="float" office:value="57886">
                <text:p>57886</text:p>
              </table:table-cell>
              <table:table-cell office:value-type="float" office:value="3712.05621191889">
                <text:p>3712.05621191889</text:p>
              </table:table-cell>
              <table:table-cell office:value-type="float" office:value="91820.3604000155">
                <text:p>91820.3604000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52849982100088">
                <text:p>7.52849982100088</text:p>
              </table:table-cell>
              <table:table-cell office:value-type="float" office:value="47530">
                <text:p>47530</text:p>
              </table:table-cell>
              <table:table-cell office:value-type="float" office:value="72138">
                <text:p>72138</text:p>
              </table:table-cell>
              <table:table-cell office:value-type="float" office:value="2969.64496953511">
                <text:p>2969.64496953511</text:p>
              </table:table-cell>
              <table:table-cell office:value-type="float" office:value="90386.8191999209">
                <text:p>90386.8191999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67854348199944">
                <text:p>7.67854348199944</text:p>
              </table:table-cell>
              <table:table-cell office:value-type="float" office:value="47741">
                <text:p>47741</text:p>
              </table:table-cell>
              <table:table-cell office:value-type="float" office:value="59644">
                <text:p>59644</text:p>
              </table:table-cell>
              <table:table-cell office:value-type="float" office:value="2375.71597562809">
                <text:p>2375.71597562809</text:p>
              </table:table-cell>
              <table:table-cell office:value-type="float" office:value="88517.6047995628">
                <text:p>88517.60479956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4553598599996">
                <text:p>7.84553598599996</text:p>
              </table:table-cell>
              <table:table-cell office:value-type="float" office:value="48080">
                <text:p>48080</text:p>
              </table:table-cell>
              <table:table-cell office:value-type="float" office:value="50824">
                <text:p>50824</text:p>
              </table:table-cell>
              <table:table-cell office:value-type="float" office:value="1900.57278050247">
                <text:p>1900.57278050247</text:p>
              </table:table-cell>
              <table:table-cell office:value-type="float" office:value="95619.8416002735">
                <text:p>95619.84160027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0173529099993">
                <text:p>8.00173529099993</text:p>
              </table:table-cell>
              <table:table-cell office:value-type="float" office:value="48494">
                <text:p>48494</text:p>
              </table:table-cell>
              <table:table-cell office:value-type="float" office:value="66926">
                <text:p>66926</text:p>
              </table:table-cell>
              <table:table-cell office:value-type="float" office:value="1520.45822440198">
                <text:p>1520.45822440198</text:p>
              </table:table-cell>
              <table:table-cell office:value-type="float" office:value="93425.5636006128">
                <text:p>93425.5636006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16046734600059">
                <text:p>8.16046734600059</text:p>
              </table:table-cell>
              <table:table-cell office:value-type="float" office:value="49009">
                <text:p>49009</text:p>
              </table:table-cell>
              <table:table-cell office:value-type="float" office:value="64450">
                <text:p>64450</text:p>
              </table:table-cell>
              <table:table-cell office:value-type="float" office:value="1216.36657952158">
                <text:p>1216.36657952158</text:p>
              </table:table-cell>
              <table:table-cell office:value-type="float" office:value="94808.6559998046">
                <text:p>94808.6559998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31929618200047">
                <text:p>8.31929618200047</text:p>
              </table:table-cell>
              <table:table-cell office:value-type="float" office:value="49615">
                <text:p>49615</text:p>
              </table:table-cell>
              <table:table-cell office:value-type="float" office:value="54474">
                <text:p>54474</text:p>
              </table:table-cell>
              <table:table-cell office:value-type="float" office:value="973.093263617265">
                <text:p>973.093263617265</text:p>
              </table:table-cell>
              <table:table-cell office:value-type="float" office:value="94437.6076004119">
                <text:p>94437.6076004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47469515699959">
                <text:p>8.47469515699959</text:p>
              </table:table-cell>
              <table:table-cell office:value-type="float" office:value="50292">
                <text:p>50292</text:p>
              </table:table-cell>
              <table:table-cell office:value-type="float" office:value="72854">
                <text:p>72854</text:p>
              </table:table-cell>
              <table:table-cell office:value-type="float" office:value="3159.42699184619">
                <text:p>3159.42699184619</text:p>
              </table:table-cell>
              <table:table-cell office:value-type="float" office:value="94455.1356005832">
                <text:p>94455.1356005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63572947000102">
                <text:p>8.63572947000102</text:p>
              </table:table-cell>
              <table:table-cell office:value-type="float" office:value="51075">
                <text:p>51075</text:p>
              </table:table-cell>
              <table:table-cell office:value-type="float" office:value="36644">
                <text:p>36644</text:p>
              </table:table-cell>
              <table:table-cell office:value-type="float" office:value="2527.54159347696">
                <text:p>2527.54159347696</text:p>
              </table:table-cell>
              <table:table-cell office:value-type="float" office:value="93835.5723999848">
                <text:p>93835.5723999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79437139400034">
                <text:p>8.79437139400034</text:p>
              </table:table-cell>
              <table:table-cell office:value-type="float" office:value="51923">
                <text:p>51923</text:p>
              </table:table-cell>
              <table:table-cell office:value-type="float" office:value="87284">
                <text:p>87284</text:p>
              </table:table-cell>
              <table:table-cell office:value-type="float" office:value="4320.88384949421">
                <text:p>4320.88384949421</text:p>
              </table:table-cell>
              <table:table-cell office:value-type="float" office:value="96644.6215999895">
                <text:p>96644.6215999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4682884400027">
                <text:p>8.94682884400027</text:p>
              </table:table-cell>
              <table:table-cell office:value-type="float" office:value="52802">
                <text:p>52802</text:p>
              </table:table-cell>
              <table:table-cell office:value-type="float" office:value="60602">
                <text:p>60602</text:p>
              </table:table-cell>
              <table:table-cell office:value-type="float" office:value="5703.89809083132">
                <text:p>5703.89809083132</text:p>
              </table:table-cell>
              <table:table-cell office:value-type="float" office:value="93448.6876001756">
                <text:p>93448.6876001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10453403700012">
                <text:p>9.10453403700012</text:p>
              </table:table-cell>
              <table:table-cell office:value-type="float" office:value="53770">
                <text:p>53770</text:p>
              </table:table-cell>
              <table:table-cell office:value-type="float" office:value="54724">
                <text:p>54724</text:p>
              </table:table-cell>
              <table:table-cell office:value-type="float" office:value="6785.34069488728">
                <text:p>6785.34069488728</text:p>
              </table:table-cell>
              <table:table-cell office:value-type="float" office:value="91741.0911999468">
                <text:p>91741.0911999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25582020299953">
                <text:p>9.25582020299953</text:p>
              </table:table-cell>
              <table:table-cell office:value-type="float" office:value="54748">
                <text:p>54748</text:p>
              </table:table-cell>
              <table:table-cell office:value-type="float" office:value="90028">
                <text:p>90028</text:p>
              </table:table-cell>
              <table:table-cell office:value-type="float" office:value="7602.18559938808">
                <text:p>7602.18559938808</text:p>
              </table:table-cell>
              <table:table-cell office:value-type="float" office:value="93420.3431999777">
                <text:p>93420.34319997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45163066100031">
                <text:p>9.45163066100031</text:p>
              </table:table-cell>
              <table:table-cell office:value-type="float" office:value="56073">
                <text:p>56073</text:p>
              </table:table-cell>
              <table:table-cell office:value-type="float" office:value="21478">
                <text:p>21478</text:p>
              </table:table-cell>
              <table:table-cell office:value-type="float" office:value="8209.40805397855">
                <text:p>8209.40805397855</text:p>
              </table:table-cell>
              <table:table-cell office:value-type="float" office:value="104235.900800268">
                <text:p>104235.900800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60151148000114">
                <text:p>9.60151148000114</text:p>
              </table:table-cell>
              <table:table-cell office:value-type="float" office:value="57123">
                <text:p>57123</text:p>
              </table:table-cell>
              <table:table-cell office:value-type="float" office:value="101194">
                <text:p>101194</text:p>
              </table:table-cell>
              <table:table-cell office:value-type="float" office:value="8672.78960107758">
                <text:p>8672.78960107758</text:p>
              </table:table-cell>
              <table:table-cell office:value-type="float" office:value="101757.562800049">
                <text:p>101757.5628000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75151064100101">
                <text:p>9.75151064100101</text:p>
              </table:table-cell>
              <table:table-cell office:value-type="float" office:value="58196">
                <text:p>58196</text:p>
              </table:table-cell>
              <table:table-cell office:value-type="float" office:value="51308">
                <text:p>51308</text:p>
              </table:table-cell>
              <table:table-cell office:value-type="float" office:value="9000.08735096516">
                <text:p>9000.08735096516</text:p>
              </table:table-cell>
              <table:table-cell office:value-type="float" office:value="118469.07040017">
                <text:p>118469.07040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289510699971">
                <text:p>9.91289510699971</text:p>
              </table:table-cell>
              <table:table-cell office:value-type="float" office:value="59365">
                <text:p>59365</text:p>
              </table:table-cell>
              <table:table-cell office:value-type="float" office:value="71240">
                <text:p>71240</text:p>
              </table:table-cell>
              <table:table-cell office:value-type="float" office:value="9240.88620730274">
                <text:p>9240.88620730274</text:p>
              </table:table-cell>
              <table:table-cell office:value-type="float" office:value="93163.2204003108">
                <text:p>93163.2204003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731567910007">
                <text:p>10.0731567910007</text:p>
              </table:table-cell>
              <table:table-cell office:value-type="float" office:value="60532">
                <text:p>60532</text:p>
              </table:table-cell>
              <table:table-cell office:value-type="float" office:value="95552">
                <text:p>95552</text:p>
              </table:table-cell>
              <table:table-cell office:value-type="float" office:value="9392.70896584219">
                <text:p>9392.70896584219</text:p>
              </table:table-cell>
              <table:table-cell office:value-type="float" office:value="126724.633200502">
                <text:p>126724.6332005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386781370005">
                <text:p>10.2386781370005</text:p>
              </table:table-cell>
              <table:table-cell office:value-type="float" office:value="61732">
                <text:p>61732</text:p>
              </table:table-cell>
              <table:table-cell office:value-type="float" office:value="63784">
                <text:p>63784</text:p>
              </table:table-cell>
              <table:table-cell office:value-type="float" office:value="9474.95148639924">
                <text:p>9474.95148639924</text:p>
              </table:table-cell>
              <table:table-cell office:value-type="float" office:value="99223.0764000851">
                <text:p>99223.0764000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4030560089996">
                <text:p>10.4030560089996</text:p>
              </table:table-cell>
              <table:table-cell office:value-type="float" office:value="62908">
                <text:p>62908</text:p>
              </table:table-cell>
              <table:table-cell office:value-type="float" office:value="75720">
                <text:p>75720</text:p>
              </table:table-cell>
              <table:table-cell office:value-type="float" office:value="9521.70876193493">
                <text:p>9521.70876193493</text:p>
              </table:table-cell>
              <table:table-cell office:value-type="float" office:value="96926.8852000823">
                <text:p>96926.8852000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563889250001">
                <text:p>10.563889250001</text:p>
              </table:table-cell>
              <table:table-cell office:value-type="float" office:value="64033">
                <text:p>64033</text:p>
              </table:table-cell>
              <table:table-cell office:value-type="float" office:value="97890">
                <text:p>97890</text:p>
              </table:table-cell>
              <table:table-cell office:value-type="float" office:value="9522.12891430985">
                <text:p>9522.12891430985</text:p>
              </table:table-cell>
              <table:table-cell office:value-type="float" office:value="97850.0604003784">
                <text:p>97850.0604003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7276832850002">
                <text:p>10.7276832850002</text:p>
              </table:table-cell>
              <table:table-cell office:value-type="float" office:value="65142">
                <text:p>65142</text:p>
              </table:table-cell>
              <table:table-cell office:value-type="float" office:value="37270">
                <text:p>37270</text:p>
              </table:table-cell>
              <table:table-cell office:value-type="float" office:value="9504.49558427807">
                <text:p>9504.49558427807</text:p>
              </table:table-cell>
              <table:table-cell office:value-type="float" office:value="95795.3920005821">
                <text:p>95795.39200058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8888358490003">
                <text:p>10.8888358490003</text:p>
              </table:table-cell>
              <table:table-cell office:value-type="float" office:value="66187">
                <text:p>66187</text:p>
              </table:table-cell>
              <table:table-cell office:value-type="float" office:value="111870">
                <text:p>111870</text:p>
              </table:table-cell>
              <table:table-cell office:value-type="float" office:value="9455.44831927431">
                <text:p>9455.44831927431</text:p>
              </table:table-cell>
              <table:table-cell office:value-type="float" office:value="97391.5988004592">
                <text:p>97391.5988004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0496663190006">
                <text:p>11.0496663190006</text:p>
              </table:table-cell>
              <table:table-cell office:value-type="float" office:value="67177">
                <text:p>67177</text:p>
              </table:table-cell>
              <table:table-cell office:value-type="float" office:value="71260">
                <text:p>71260</text:p>
              </table:table-cell>
              <table:table-cell office:value-type="float" office:value="9382.54047360126">
                <text:p>9382.54047360126</text:p>
              </table:table-cell>
              <table:table-cell office:value-type="float" office:value="97553.0127994716">
                <text:p>97553.0127994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2189428500005">
                <text:p>11.2189428500005</text:p>
              </table:table-cell>
              <table:table-cell office:value-type="float" office:value="68150">
                <text:p>68150</text:p>
              </table:table-cell>
              <table:table-cell office:value-type="float" office:value="70410">
                <text:p>70410</text:p>
              </table:table-cell>
              <table:table-cell office:value-type="float" office:value="9307.83418068281">
                <text:p>9307.83418068281</text:p>
              </table:table-cell>
              <table:table-cell office:value-type="float" office:value="98931.0452001519">
                <text:p>98931.0452001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37473976">
                <text:p>11.37473976</text:p>
              </table:table-cell>
              <table:table-cell office:value-type="float" office:value="68977">
                <text:p>68977</text:p>
              </table:table-cell>
              <table:table-cell office:value-type="float" office:value="120568">
                <text:p>120568</text:p>
              </table:table-cell>
              <table:table-cell office:value-type="float" office:value="9216.17884897103">
                <text:p>9216.17884897103</text:p>
              </table:table-cell>
              <table:table-cell office:value-type="float" office:value="96014.4423996098">
                <text:p>96014.4423996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5483639829999">
                <text:p>11.5483639829999</text:p>
              </table:table-cell>
              <table:table-cell office:value-type="float" office:value="69813">
                <text:p>69813</text:p>
              </table:table-cell>
              <table:table-cell office:value-type="float" office:value="20350">
                <text:p>20350</text:p>
              </table:table-cell>
              <table:table-cell office:value-type="float" office:value="9112.07351395943">
                <text:p>9112.07351395943</text:p>
              </table:table-cell>
              <table:table-cell office:value-type="float" office:value="102315.585600445">
                <text:p>102315.585600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6980515499999">
                <text:p>11.6980515499999</text:p>
              </table:table-cell>
              <table:table-cell office:value-type="float" office:value="70455">
                <text:p>70455</text:p>
              </table:table-cell>
              <table:table-cell office:value-type="float" office:value="131390">
                <text:p>131390</text:p>
              </table:table-cell>
              <table:table-cell office:value-type="float" office:value="9013.79674220203">
                <text:p>9013.79674220203</text:p>
              </table:table-cell>
              <table:table-cell office:value-type="float" office:value="94391.6628006264">
                <text:p>94391.66280062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8563326399999">
                <text:p>11.8563326399999</text:p>
              </table:table-cell>
              <table:table-cell office:value-type="float" office:value="71049">
                <text:p>71049</text:p>
              </table:table-cell>
              <table:table-cell office:value-type="float" office:value="55982">
                <text:p>55982</text:p>
              </table:table-cell>
              <table:table-cell office:value-type="float" office:value="8905.95264799891">
                <text:p>8905.95264799891</text:p>
              </table:table-cell>
              <table:table-cell office:value-type="float" office:value="121119.489999546">
                <text:p>121119.489999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9648776459999">
                <text:p>11.9648776459999</text:p>
              </table:table-cell>
              <table:table-cell office:value-type="float" office:value="71404">
                <text:p>71404</text:p>
              </table:table-cell>
              <table:table-cell office:value-type="float" office:value="78844">
                <text:p>78844</text:p>
              </table:table-cell>
              <table:table-cell office:value-type="float" office:value="8805.43438730669">
                <text:p>8805.43438730669</text:p>
              </table:table-cell>
              <table:table-cell office:value-type="float" office:value="106632.457199885">
                <text:p>106632.457199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1226547389997">
                <text:p>12.1226547389997</text:p>
              </table:table-cell>
              <table:table-cell office:value-type="float" office:value="71842">
                <text:p>71842</text:p>
              </table:table-cell>
              <table:table-cell office:value-type="float" office:value="57520">
                <text:p>57520</text:p>
              </table:table-cell>
              <table:table-cell office:value-type="float" office:value="8711.01417651202">
                <text:p>8711.01417651202</text:p>
              </table:table-cell>
              <table:table-cell office:value-type="float" office:value="106501.543599734">
                <text:p>106501.543599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267858823001">
                <text:p>12.267858823001</text:p>
              </table:table-cell>
              <table:table-cell office:value-type="float" office:value="72161">
                <text:p>72161</text:p>
              </table:table-cell>
              <table:table-cell office:value-type="float" office:value="93136">
                <text:p>93136</text:p>
              </table:table-cell>
              <table:table-cell office:value-type="float" office:value="8608.1556035047">
                <text:p>8608.1556035047</text:p>
              </table:table-cell>
              <table:table-cell office:value-type="float" office:value="86868.949199561">
                <text:p>86868.9491995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4164215269993">
                <text:p>12.4164215269993</text:p>
              </table:table-cell>
              <table:table-cell office:value-type="float" office:value="72402">
                <text:p>72402</text:p>
              </table:table-cell>
              <table:table-cell office:value-type="float" office:value="78190">
                <text:p>78190</text:p>
              </table:table-cell>
              <table:table-cell office:value-type="float" office:value="8512.54074296636">
                <text:p>8512.54074296636</text:p>
              </table:table-cell>
              <table:table-cell office:value-type="float" office:value="116232.839599979">
                <text:p>116232.839599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5760612129998">
                <text:p>12.5760612129998</text:p>
              </table:table-cell>
              <table:table-cell office:value-type="float" office:value="72564">
                <text:p>72564</text:p>
              </table:table-cell>
              <table:table-cell office:value-type="float" office:value="75732">
                <text:p>75732</text:p>
              </table:table-cell>
              <table:table-cell office:value-type="float" office:value="8410.03259437309">
                <text:p>8410.03259437309</text:p>
              </table:table-cell>
              <table:table-cell office:value-type="float" office:value="122319.784400315">
                <text:p>122319.7844003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7330276169996">
                <text:p>12.7330276169996</text:p>
              </table:table-cell>
              <table:table-cell office:value-type="float" office:value="72626">
                <text:p>72626</text:p>
              </table:table-cell>
              <table:table-cell office:value-type="float" office:value="121530">
                <text:p>121530</text:p>
              </table:table-cell>
              <table:table-cell office:value-type="float" office:value="8315.32766280006">
                <text:p>8315.32766280006</text:p>
              </table:table-cell>
              <table:table-cell office:value-type="float" office:value="124724.301200331">
                <text:p>124724.3012003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8847283380001">
                <text:p>12.8847283380001</text:p>
              </table:table-cell>
              <table:table-cell office:value-type="float" office:value="72593">
                <text:p>72593</text:p>
              </table:table-cell>
              <table:table-cell office:value-type="float" office:value="72988">
                <text:p>72988</text:p>
              </table:table-cell>
              <table:table-cell office:value-type="float" office:value="8214.76213024005">
                <text:p>8214.76213024005</text:p>
              </table:table-cell>
              <table:table-cell office:value-type="float" office:value="120906.635600113">
                <text:p>120906.635600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030299606">
                <text:p>13.030299606</text:p>
              </table:table-cell>
              <table:table-cell office:value-type="float" office:value="72480">
                <text:p>72480</text:p>
              </table:table-cell>
              <table:table-cell office:value-type="float" office:value="90738">
                <text:p>90738</text:p>
              </table:table-cell>
              <table:table-cell office:value-type="float" office:value="8122.19730109126">
                <text:p>8122.19730109126</text:p>
              </table:table-cell>
              <table:table-cell office:value-type="float" office:value="86515.9932000097">
                <text:p>86515.99320000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177496843">
                <text:p>13.177496843</text:p>
              </table:table-cell>
              <table:table-cell office:value-type="float" office:value="72285">
                <text:p>72285</text:p>
              </table:table-cell>
              <table:table-cell office:value-type="float" office:value="86130">
                <text:p>86130</text:p>
              </table:table-cell>
              <table:table-cell office:value-type="float" office:value="8024.47539812492">
                <text:p>8024.47539812492</text:p>
              </table:table-cell>
              <table:table-cell office:value-type="float" office:value="115599.436000048">
                <text:p>115599.436000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3212091189998">
                <text:p>13.3212091189998</text:p>
              </table:table-cell>
              <table:table-cell office:value-type="float" office:value="72019">
                <text:p>72019</text:p>
              </table:table-cell>
              <table:table-cell office:value-type="float" office:value="80754">
                <text:p>80754</text:p>
              </table:table-cell>
              <table:table-cell office:value-type="float" office:value="7934.73183365145">
                <text:p>7934.73183365145</text:p>
              </table:table-cell>
              <table:table-cell office:value-type="float" office:value="86560.8332002012">
                <text:p>86560.8332002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4681609029994">
                <text:p>13.4681609029994</text:p>
              </table:table-cell>
              <table:table-cell office:value-type="float" office:value="71674">
                <text:p>71674</text:p>
              </table:table-cell>
              <table:table-cell office:value-type="float" office:value="85416">
                <text:p>85416</text:p>
              </table:table-cell>
              <table:table-cell office:value-type="float" office:value="7840.322780354">
                <text:p>7840.322780354</text:p>
              </table:table-cell>
              <table:table-cell office:value-type="float" office:value="114620.992399432">
                <text:p>114620.992399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6239343130001">
                <text:p>13.6239343130001</text:p>
              </table:table-cell>
              <table:table-cell office:value-type="float" office:value="71232">
                <text:p>71232</text:p>
              </table:table-cell>
              <table:table-cell office:value-type="float" office:value="68222">
                <text:p>68222</text:p>
              </table:table-cell>
              <table:table-cell office:value-type="float" office:value="7753.73970576468">
                <text:p>7753.73970576468</text:p>
              </table:table-cell>
              <table:table-cell office:value-type="float" office:value="120332.45240018">
                <text:p>120332.45240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7684587080003">
                <text:p>13.7684587080003</text:p>
              </table:table-cell>
              <table:table-cell office:value-type="float" office:value="70757">
                <text:p>70757</text:p>
              </table:table-cell>
              <table:table-cell office:value-type="float" office:value="114982">
                <text:p>114982</text:p>
              </table:table-cell>
              <table:table-cell office:value-type="float" office:value="7662.84577921029">
                <text:p>7662.84577921029</text:p>
              </table:table-cell>
              <table:table-cell office:value-type="float" office:value="118492.430799961">
                <text:p>118492.430799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9220685820001">
                <text:p>13.9220685820001</text:p>
              </table:table-cell>
              <table:table-cell office:value-type="float" office:value="70188">
                <text:p>70188</text:p>
              </table:table-cell>
              <table:table-cell office:value-type="float" office:value="64806">
                <text:p>64806</text:p>
              </table:table-cell>
              <table:table-cell office:value-type="float" office:value="7579.55198568707">
                <text:p>7579.55198568707</text:p>
              </table:table-cell>
              <table:table-cell office:value-type="float" office:value="117367.873199692">
                <text:p>117367.873199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1054238209999">
                <text:p>14.1054238209999</text:p>
              </table:table-cell>
              <table:table-cell office:value-type="float" office:value="69434">
                <text:p>69434</text:p>
              </table:table-cell>
              <table:table-cell office:value-type="float" office:value="100274">
                <text:p>100274</text:p>
              </table:table-cell>
              <table:table-cell office:value-type="float" office:value="7492.21301712108">
                <text:p>7492.21301712108</text:p>
              </table:table-cell>
              <table:table-cell office:value-type="float" office:value="102655.397600029">
                <text:p>102655.397600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263135784">
                <text:p>14.263135784</text:p>
              </table:table-cell>
              <table:table-cell office:value-type="float" office:value="68729">
                <text:p>68729</text:p>
              </table:table-cell>
              <table:table-cell office:value-type="float" office:value="103360">
                <text:p>103360</text:p>
              </table:table-cell>
              <table:table-cell office:value-type="float" office:value="7402.22111792222">
                <text:p>7402.22111792222</text:p>
              </table:table-cell>
              <table:table-cell office:value-type="float" office:value="106530.06759967">
                <text:p>106530.06759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415066738">
                <text:p>14.415066738</text:p>
              </table:table-cell>
              <table:table-cell office:value-type="float" office:value="68008">
                <text:p>68008</text:p>
              </table:table-cell>
              <table:table-cell office:value-type="float" office:value="75610">
                <text:p>75610</text:p>
              </table:table-cell>
              <table:table-cell office:value-type="float" office:value="7320.37829293918">
                <text:p>7320.37829293918</text:p>
              </table:table-cell>
              <table:table-cell office:value-type="float" office:value="90234.8771996913">
                <text:p>90234.8771996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5743708000009">
                <text:p>14.5743708000009</text:p>
              </table:table-cell>
              <table:table-cell office:value-type="float" office:value="67216">
                <text:p>67216</text:p>
              </table:table-cell>
              <table:table-cell office:value-type="float" office:value="96464">
                <text:p>96464</text:p>
              </table:table-cell>
              <table:table-cell office:value-type="float" office:value="7235.61297917893">
                <text:p>7235.61297917893</text:p>
              </table:table-cell>
              <table:table-cell office:value-type="float" office:value="93098.9075997786">
                <text:p>93098.90759977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731323684">
                <text:p>14.731323684</text:p>
              </table:table-cell>
              <table:table-cell office:value-type="float" office:value="66411">
                <text:p>66411</text:p>
              </table:table-cell>
              <table:table-cell office:value-type="float" office:value="78044">
                <text:p>78044</text:p>
              </table:table-cell>
              <table:table-cell office:value-type="float" office:value="7158.35339704177">
                <text:p>7158.35339704177</text:p>
              </table:table-cell>
              <table:table-cell office:value-type="float" office:value="94653.7020005053">
                <text:p>94653.7020005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8969303310005">
                <text:p>14.8969303310005</text:p>
              </table:table-cell>
              <table:table-cell office:value-type="float" office:value="65544">
                <text:p>65544</text:p>
              </table:table-cell>
              <table:table-cell office:value-type="float" office:value="63006">
                <text:p>63006</text:p>
              </table:table-cell>
              <table:table-cell office:value-type="float" office:value="7078.03406898477">
                <text:p>7078.03406898477</text:p>
              </table:table-cell>
              <table:table-cell office:value-type="float" office:value="94906.6251996555">
                <text:p>94906.62519965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0452481020002">
                <text:p>15.0452481020002</text:p>
              </table:table-cell>
              <table:table-cell office:value-type="float" office:value="64760">
                <text:p>64760</text:p>
              </table:table-cell>
              <table:table-cell office:value-type="float" office:value="119572">
                <text:p>119572</text:p>
              </table:table-cell>
              <table:table-cell office:value-type="float" office:value="6995.76058852115">
                <text:p>6995.76058852115</text:p>
              </table:table-cell>
              <table:table-cell office:value-type="float" office:value="91250.8732006245">
                <text:p>91250.8732006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2046957050006">
                <text:p>15.2046957050006</text:p>
              </table:table-cell>
              <table:table-cell office:value-type="float" office:value="63922">
                <text:p>63922</text:p>
              </table:table-cell>
              <table:table-cell office:value-type="float" office:value="63650">
                <text:p>63650</text:p>
              </table:table-cell>
              <table:table-cell office:value-type="float" office:value="6921.1117820752">
                <text:p>6921.1117820752</text:p>
              </table:table-cell>
              <table:table-cell office:value-type="float" office:value="119003.516800149">
                <text:p>119003.516800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3603583340009">
                <text:p>15.3603583340009</text:p>
              </table:table-cell>
              <table:table-cell office:value-type="float" office:value="63115">
                <text:p>63115</text:p>
              </table:table-cell>
              <table:table-cell office:value-type="float" office:value="79786">
                <text:p>79786</text:p>
              </table:table-cell>
              <table:table-cell office:value-type="float" office:value="6844.07896814382">
                <text:p>6844.07896814382</text:p>
              </table:table-cell>
              <table:table-cell office:value-type="float" office:value="91581.8052002578">
                <text:p>91581.80520025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5190578790007">
                <text:p>15.5190578790007</text:p>
              </table:table-cell>
              <table:table-cell office:value-type="float" office:value="62315">
                <text:p>62315</text:p>
              </table:table-cell>
              <table:table-cell office:value-type="float" office:value="99340">
                <text:p>99340</text:p>
              </table:table-cell>
              <table:table-cell office:value-type="float" office:value="8072.66577191765">
                <text:p>8072.66577191765</text:p>
              </table:table-cell>
              <table:table-cell office:value-type="float" office:value="121598.107599857">
                <text:p>121598.107599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6764519379994">
                <text:p>15.6764519379994</text:p>
              </table:table-cell>
              <table:table-cell office:value-type="float" office:value="61552">
                <text:p>61552</text:p>
              </table:table-cell>
              <table:table-cell office:value-type="float" office:value="40804">
                <text:p>40804</text:p>
              </table:table-cell>
              <table:table-cell office:value-type="float" office:value="9022.23518163669">
                <text:p>9022.23518163669</text:p>
              </table:table-cell>
              <table:table-cell office:value-type="float" office:value="125565.2672">
                <text:p>125565.2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8192678830001">
                <text:p>15.8192678830001</text:p>
              </table:table-cell>
              <table:table-cell office:value-type="float" office:value="60895">
                <text:p>60895</text:p>
              </table:table-cell>
              <table:table-cell office:value-type="float" office:value="112696">
                <text:p>112696</text:p>
              </table:table-cell>
              <table:table-cell office:value-type="float" office:value="9765.55884594629">
                <text:p>9765.55884594629</text:p>
              </table:table-cell>
              <table:table-cell office:value-type="float" office:value="88680.8667994046">
                <text:p>88680.86679940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9742539729996">
                <text:p>15.9742539729996</text:p>
              </table:table-cell>
              <table:table-cell office:value-type="float" office:value="60228">
                <text:p>60228</text:p>
              </table:table-cell>
              <table:table-cell office:value-type="float" office:value="48628">
                <text:p>48628</text:p>
              </table:table-cell>
              <table:table-cell office:value-type="float" office:value="10328.1703471973">
                <text:p>10328.1703471973</text:p>
              </table:table-cell>
              <table:table-cell office:value-type="float" office:value="117486.702399765">
                <text:p>117486.702399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1249401320001">
                <text:p>16.1249401320001</text:p>
              </table:table-cell>
              <table:table-cell office:value-type="float" office:value="59630">
                <text:p>59630</text:p>
              </table:table-cell>
              <table:table-cell office:value-type="float" office:value="82696">
                <text:p>82696</text:p>
              </table:table-cell>
              <table:table-cell office:value-type="float" office:value="10762.5362777578">
                <text:p>10762.5362777578</text:p>
              </table:table-cell>
              <table:table-cell office:value-type="float" office:value="89094.1675999784">
                <text:p>89094.1675999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2711557279999">
                <text:p>16.2711557279999</text:p>
              </table:table-cell>
              <table:table-cell office:value-type="float" office:value="59106">
                <text:p>59106</text:p>
              </table:table-cell>
              <table:table-cell office:value-type="float" office:value="71360">
                <text:p>71360</text:p>
              </table:table-cell>
              <table:table-cell office:value-type="float" office:value="11079.1648246754">
                <text:p>11079.1648246754</text:p>
              </table:table-cell>
              <table:table-cell office:value-type="float" office:value="117193.915199459">
                <text:p>117193.9151994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4471116280001">
                <text:p>16.4471116280001</text:p>
              </table:table-cell>
              <table:table-cell office:value-type="float" office:value="58556">
                <text:p>58556</text:p>
              </table:table-cell>
              <table:table-cell office:value-type="float" office:value="77394">
                <text:p>77394</text:p>
              </table:table-cell>
              <table:table-cell office:value-type="float" office:value="11302.3562499842">
                <text:p>11302.3562499842</text:p>
              </table:table-cell>
              <table:table-cell office:value-type="float" office:value="125643.848400068">
                <text:p>125643.8484000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6092238239999">
                <text:p>16.6092238239999</text:p>
              </table:table-cell>
              <table:table-cell office:value-type="float" office:value="58135">
                <text:p>58135</text:p>
              </table:table-cell>
              <table:table-cell office:value-type="float" office:value="89914">
                <text:p>89914</text:p>
              </table:table-cell>
              <table:table-cell office:value-type="float" office:value="11466.1274242298">
                <text:p>11466.1274242298</text:p>
              </table:table-cell>
              <table:table-cell office:value-type="float" office:value="105627.272800484">
                <text:p>105627.272800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7565003119998">
                <text:p>16.7565003119998</text:p>
              </table:table-cell>
              <table:table-cell office:value-type="float" office:value="57827">
                <text:p>57827</text:p>
              </table:table-cell>
              <table:table-cell office:value-type="float" office:value="70416">
                <text:p>70416</text:p>
              </table:table-cell>
              <table:table-cell office:value-type="float" office:value="11568.1115202222">
                <text:p>11568.1115202222</text:p>
              </table:table-cell>
              <table:table-cell office:value-type="float" office:value="90101.4679999207">
                <text:p>90101.46799992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8959744370004">
                <text:p>16.8959744370004</text:p>
              </table:table-cell>
              <table:table-cell office:value-type="float" office:value="57607">
                <text:p>57607</text:p>
              </table:table-cell>
              <table:table-cell office:value-type="float" office:value="55132">
                <text:p>55132</text:p>
              </table:table-cell>
              <table:table-cell office:value-type="float" office:value="11635.4415971301">
                <text:p>11635.4415971301</text:p>
              </table:table-cell>
              <table:table-cell office:value-type="float" office:value="82654.8588003789">
                <text:p>82654.85880037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0287755730005">
                <text:p>17.0287755730005</text:p>
              </table:table-cell>
              <table:table-cell office:value-type="float" office:value="57463">
                <text:p>57463</text:p>
              </table:table-cell>
              <table:table-cell office:value-type="float" office:value="79722">
                <text:p>79722</text:p>
              </table:table-cell>
              <table:table-cell office:value-type="float" office:value="11675.2171830295">
                <text:p>11675.2171830295</text:p>
              </table:table-cell>
              <table:table-cell office:value-type="float" office:value="107678.441199823">
                <text:p>107678.441199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1694319119997">
                <text:p>17.1694319119997</text:p>
              </table:table-cell>
              <table:table-cell office:value-type="float" office:value="57384">
                <text:p>57384</text:p>
              </table:table-cell>
              <table:table-cell office:value-type="float" office:value="42512">
                <text:p>42512</text:p>
              </table:table-cell>
              <table:table-cell office:value-type="float" office:value="11679.3550329733">
                <text:p>11679.3550329733</text:p>
              </table:table-cell>
              <table:table-cell office:value-type="float" office:value="108103.830400069">
                <text:p>108103.8304000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299618256">
                <text:p>17.299618256</text:p>
              </table:table-cell>
              <table:table-cell office:value-type="float" office:value="57378">
                <text:p>57378</text:p>
              </table:table-cell>
              <table:table-cell office:value-type="float" office:value="84414">
                <text:p>84414</text:p>
              </table:table-cell>
              <table:table-cell office:value-type="float" office:value="11669.0654217275">
                <text:p>11669.0654217275</text:p>
              </table:table-cell>
              <table:table-cell office:value-type="float" office:value="107609.104800213">
                <text:p>107609.1048002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4431725200011">
                <text:p>17.4431725200011</text:p>
              </table:table-cell>
              <table:table-cell office:value-type="float" office:value="57449">
                <text:p>57449</text:p>
              </table:table-cell>
              <table:table-cell office:value-type="float" office:value="39954">
                <text:p>39954</text:p>
              </table:table-cell>
              <table:table-cell office:value-type="float" office:value="11634.1029120947">
                <text:p>11634.1029120947</text:p>
              </table:table-cell>
              <table:table-cell office:value-type="float" office:value="108588.436399441">
                <text:p>108588.4363994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5729905000007">
                <text:p>17.5729905000007</text:p>
              </table:table-cell>
              <table:table-cell office:value-type="float" office:value="57583">
                <text:p>57583</text:p>
              </table:table-cell>
              <table:table-cell office:value-type="float" office:value="91534">
                <text:p>91534</text:p>
              </table:table-cell>
              <table:table-cell office:value-type="float" office:value="11592.99661539">
                <text:p>11592.99661539</text:p>
              </table:table-cell>
              <table:table-cell office:value-type="float" office:value="108432.954799355">
                <text:p>108432.9547993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7377575070004">
                <text:p>17.7377575070004</text:p>
              </table:table-cell>
              <table:table-cell office:value-type="float" office:value="57849">
                <text:p>57849</text:p>
              </table:table-cell>
              <table:table-cell office:value-type="float" office:value="36664">
                <text:p>36664</text:p>
              </table:table-cell>
              <table:table-cell office:value-type="float" office:value="11534.2842979617">
                <text:p>11534.2842979617</text:p>
              </table:table-cell>
              <table:table-cell office:value-type="float" office:value="117104.026000015">
                <text:p>117104.026000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8762215799998">
                <text:p>17.8762215799998</text:p>
              </table:table-cell>
              <table:table-cell office:value-type="float" office:value="58154">
                <text:p>58154</text:p>
              </table:table-cell>
              <table:table-cell office:value-type="float" office:value="99324">
                <text:p>99324</text:p>
              </table:table-cell>
              <table:table-cell office:value-type="float" office:value="11474.6184496053">
                <text:p>11474.6184496053</text:p>
              </table:table-cell>
              <table:table-cell office:value-type="float" office:value="90178.4608002345">
                <text:p>90178.4608002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.0235268390006">
                <text:p>18.0235268390006</text:p>
              </table:table-cell>
              <table:table-cell office:value-type="float" office:value="58559">
                <text:p>58559</text:p>
              </table:table-cell>
              <table:table-cell office:value-type="float" office:value="40374">
                <text:p>40374</text:p>
              </table:table-cell>
              <table:table-cell office:value-type="float" office:value="11414.3316311926">
                <text:p>11414.3316311926</text:p>
              </table:table-cell>
              <table:table-cell office:value-type="float" office:value="112897.063600394">
                <text:p>112897.0636003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1588362540006">
                <text:p>18.1588362540006</text:p>
              </table:table-cell>
              <table:table-cell office:value-type="float" office:value="59003">
                <text:p>59003</text:p>
              </table:table-cell>
              <table:table-cell office:value-type="float" office:value="89376">
                <text:p>89376</text:p>
              </table:table-cell>
              <table:table-cell office:value-type="float" office:value="11341.4100563353">
                <text:p>11341.4100563353</text:p>
              </table:table-cell>
              <table:table-cell office:value-type="float" office:value="82076.7675999377">
                <text:p>82076.76759993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.3107543879996">
                <text:p>18.3107543879996</text:p>
              </table:table-cell>
              <table:table-cell office:value-type="float" office:value="59580">
                <text:p>59580</text:p>
              </table:table-cell>
              <table:table-cell office:value-type="float" office:value="51742">
                <text:p>51742</text:p>
              </table:table-cell>
              <table:table-cell office:value-type="float" office:value="11270.9302428705">
                <text:p>11270.9302428705</text:p>
              </table:table-cell>
              <table:table-cell office:value-type="float" office:value="113586.503999977">
                <text:p>113586.5039999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4613473660011">
                <text:p>18.4613473660011</text:p>
              </table:table-cell>
              <table:table-cell office:value-type="float" office:value="60230">
                <text:p>60230</text:p>
              </table:table-cell>
              <table:table-cell office:value-type="float" office:value="81196">
                <text:p>81196</text:p>
              </table:table-cell>
              <table:table-cell office:value-type="float" office:value="11190.6572377746">
                <text:p>11190.6572377746</text:p>
              </table:table-cell>
              <table:table-cell office:value-type="float" office:value="89653.8783999858">
                <text:p>89653.8783999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6077525140008">
                <text:p>18.6077525140008</text:p>
              </table:table-cell>
              <table:table-cell office:value-type="float" office:value="60933">
                <text:p>60933</text:p>
              </table:table-cell>
              <table:table-cell office:value-type="float" office:value="73964">
                <text:p>73964</text:p>
              </table:table-cell>
              <table:table-cell office:value-type="float" office:value="11114.6879523819">
                <text:p>11114.6879523819</text:p>
              </table:table-cell>
              <table:table-cell office:value-type="float" office:value="117192.867200356">
                <text:p>117192.867200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60546970008">
                <text:p>18.7160546970008</text:p>
              </table:table-cell>
              <table:table-cell office:value-type="float" office:value="61495">
                <text:p>61495</text:p>
              </table:table-cell>
              <table:table-cell office:value-type="float" office:value="45196">
                <text:p>45196</text:p>
              </table:table-cell>
              <table:table-cell office:value-type="float" office:value="11042.2879963141">
                <text:p>11042.2879963141</text:p>
              </table:table-cell>
              <table:table-cell office:value-type="float" office:value="100870.300400129">
                <text:p>100870.300400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878087852001">
                <text:p>18.878087852001</text:p>
              </table:table-cell>
              <table:table-cell office:value-type="float" office:value="62398">
                <text:p>62398</text:p>
              </table:table-cell>
              <table:table-cell office:value-type="float" office:value="81470">
                <text:p>81470</text:p>
              </table:table-cell>
              <table:table-cell office:value-type="float" office:value="10961.4899715194">
                <text:p>10961.4899715194</text:p>
              </table:table-cell>
              <table:table-cell office:value-type="float" office:value="83363.3872003702">
                <text:p>83363.38720037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0236586989995">
                <text:p>19.0236586989995</text:p>
              </table:table-cell>
              <table:table-cell office:value-type="float" office:value="63266">
                <text:p>63266</text:p>
              </table:table-cell>
              <table:table-cell office:value-type="float" office:value="52396">
                <text:p>52396</text:p>
              </table:table-cell>
              <table:table-cell office:value-type="float" office:value="10885.5940936176">
                <text:p>10885.5940936176</text:p>
              </table:table-cell>
              <table:table-cell office:value-type="float" office:value="86471.3764000044">
                <text:p>86471.37640000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1694630900001">
                <text:p>19.1694630900001</text:p>
              </table:table-cell>
              <table:table-cell office:value-type="float" office:value="64184">
                <text:p>64184</text:p>
              </table:table-cell>
              <table:table-cell office:value-type="float" office:value="88856">
                <text:p>88856</text:p>
              </table:table-cell>
              <table:table-cell office:value-type="float" office:value="10802.7161125904">
                <text:p>10802.7161125904</text:p>
              </table:table-cell>
              <table:table-cell office:value-type="float" office:value="115439.090400469">
                <text:p>115439.090400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317949663">
                <text:p>19.317949663</text:p>
              </table:table-cell>
              <table:table-cell office:value-type="float" office:value="65162">
                <text:p>65162</text:p>
              </table:table-cell>
              <table:table-cell office:value-type="float" office:value="66042">
                <text:p>66042</text:p>
              </table:table-cell>
              <table:table-cell office:value-type="float" office:value="10725.5062234057">
                <text:p>10725.5062234057</text:p>
              </table:table-cell>
              <table:table-cell office:value-type="float" office:value="89168.0243999872">
                <text:p>89168.02439998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4674607279994">
                <text:p>19.4674607279994</text:p>
              </table:table-cell>
              <table:table-cell office:value-type="float" office:value="66183">
                <text:p>66183</text:p>
              </table:table-cell>
              <table:table-cell office:value-type="float" office:value="96998">
                <text:p>96998</text:p>
              </table:table-cell>
              <table:table-cell office:value-type="float" office:value="10642.2606488276">
                <text:p>10642.2606488276</text:p>
              </table:table-cell>
              <table:table-cell office:value-type="float" office:value="88907.3375998123">
                <text:p>88907.33759981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6286623529995">
                <text:p>19.6286623529995</text:p>
              </table:table-cell>
              <table:table-cell office:value-type="float" office:value="67316">
                <text:p>67316</text:p>
              </table:table-cell>
              <table:table-cell office:value-type="float" office:value="69326">
                <text:p>69326</text:p>
              </table:table-cell>
              <table:table-cell office:value-type="float" office:value="10565.0905703442">
                <text:p>10565.0905703442</text:p>
              </table:table-cell>
              <table:table-cell office:value-type="float" office:value="93594.8255995754">
                <text:p>93594.82559957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7825091289997">
                <text:p>19.7825091289997</text:p>
              </table:table-cell>
              <table:table-cell office:value-type="float" office:value="68420">
                <text:p>68420</text:p>
              </table:table-cell>
              <table:table-cell office:value-type="float" office:value="92010">
                <text:p>92010</text:p>
              </table:table-cell>
              <table:table-cell office:value-type="float" office:value="10482.5293090672">
                <text:p>10482.5293090672</text:p>
              </table:table-cell>
              <table:table-cell office:value-type="float" office:value="91157.4883997673">
                <text:p>91157.4883997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9336693040004">
                <text:p>19.9336693040004</text:p>
              </table:table-cell>
              <table:table-cell office:value-type="float" office:value="69517">
                <text:p>69517</text:p>
              </table:table-cell>
              <table:table-cell office:value-type="float" office:value="88148">
                <text:p>88148</text:p>
              </table:table-cell>
              <table:table-cell office:value-type="float" office:value="10406.2254674558">
                <text:p>10406.2254674558</text:p>
              </table:table-cell>
              <table:table-cell office:value-type="float" office:value="117940.232399997">
                <text:p>117940.232399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.1158857589999">
                <text:p>20.1158857589999</text:p>
              </table:table-cell>
              <table:table-cell office:value-type="float" office:value="70843">
                <text:p>70843</text:p>
              </table:table-cell>
              <table:table-cell office:value-type="float" office:value="56112">
                <text:p>56112</text:p>
              </table:table-cell>
              <table:table-cell office:value-type="float" office:value="10324.9803739646">
                <text:p>10324.9803739646</text:p>
              </table:table-cell>
              <table:table-cell office:value-type="float" office:value="101362.141999562">
                <text:p>101362.141999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2646946460009">
                <text:p>20.2646946460009</text:p>
              </table:table-cell>
              <table:table-cell office:value-type="float" office:value="71920">
                <text:p>71920</text:p>
              </table:table-cell>
              <table:table-cell office:value-type="float" office:value="127670">
                <text:p>127670</text:p>
              </table:table-cell>
              <table:table-cell office:value-type="float" office:value="10240.1823189737">
                <text:p>10240.1823189737</text:p>
              </table:table-cell>
              <table:table-cell office:value-type="float" office:value="100137.667600211">
                <text:p>100137.667600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4176769130008">
                <text:p>20.4176769130008</text:p>
              </table:table-cell>
              <table:table-cell office:value-type="float" office:value="73011">
                <text:p>73011</text:p>
              </table:table-cell>
              <table:table-cell office:value-type="float" office:value="57082">
                <text:p>57082</text:p>
              </table:table-cell>
              <table:table-cell office:value-type="float" office:value="10162.5892049326">
                <text:p>10162.5892049326</text:p>
              </table:table-cell>
              <table:table-cell office:value-type="float" office:value="118066.877600359">
                <text:p>118066.8776003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5713673169994">
                <text:p>20.5713673169994</text:p>
              </table:table-cell>
              <table:table-cell office:value-type="float" office:value="74084">
                <text:p>74084</text:p>
              </table:table-cell>
              <table:table-cell office:value-type="float" office:value="95722">
                <text:p>95722</text:p>
              </table:table-cell>
              <table:table-cell office:value-type="float" office:value="10081.2908761412">
                <text:p>10081.2908761412</text:p>
              </table:table-cell>
              <table:table-cell office:value-type="float" office:value="90186.280800117">
                <text:p>90186.280800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7253014750004">
                <text:p>20.7253014750004</text:p>
              </table:table-cell>
              <table:table-cell office:value-type="float" office:value="75126">
                <text:p>75126</text:p>
              </table:table-cell>
              <table:table-cell office:value-type="float" office:value="93426">
                <text:p>93426</text:p>
              </table:table-cell>
              <table:table-cell office:value-type="float" office:value="10006.7802737285">
                <text:p>10006.7802737285</text:p>
              </table:table-cell>
              <table:table-cell office:value-type="float" office:value="121251.507999841">
                <text:p>121251.5079998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9210026519995">
                <text:p>20.9210026519995</text:p>
              </table:table-cell>
              <table:table-cell office:value-type="float" office:value="76390">
                <text:p>76390</text:p>
              </table:table-cell>
              <table:table-cell office:value-type="float" office:value="64594">
                <text:p>64594</text:p>
              </table:table-cell>
              <table:table-cell office:value-type="float" office:value="9928.50114205974">
                <text:p>9928.50114205974</text:p>
              </table:table-cell>
              <table:table-cell office:value-type="float" office:value="139061.280399619">
                <text:p>139061.280399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071398297001">
                <text:p>21.071398297001</text:p>
              </table:table-cell>
              <table:table-cell office:value-type="float" office:value="77306">
                <text:p>77306</text:p>
              </table:table-cell>
              <table:table-cell office:value-type="float" office:value="138254">
                <text:p>138254</text:p>
              </table:table-cell>
              <table:table-cell office:value-type="float" office:value="9847.5628184097">
                <text:p>9847.5628184097</text:p>
              </table:table-cell>
              <table:table-cell office:value-type="float" office:value="106467.68680017">
                <text:p>106467.68680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2342071610001">
                <text:p>21.2342071610001</text:p>
              </table:table-cell>
              <table:table-cell office:value-type="float" office:value="78234">
                <text:p>78234</text:p>
              </table:table-cell>
              <table:table-cell office:value-type="float" office:value="62174">
                <text:p>62174</text:p>
              </table:table-cell>
              <table:table-cell office:value-type="float" office:value="9773.78485188416">
                <text:p>9773.78485188416</text:p>
              </table:table-cell>
              <table:table-cell office:value-type="float" office:value="121628.840000631">
                <text:p>121628.8400006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3925696919996">
                <text:p>21.3925696919996</text:p>
              </table:table-cell>
              <table:table-cell office:value-type="float" office:value="79067">
                <text:p>79067</text:p>
              </table:table-cell>
              <table:table-cell office:value-type="float" office:value="99636">
                <text:p>99636</text:p>
              </table:table-cell>
              <table:table-cell office:value-type="float" office:value="9696.9621538078">
                <text:p>9696.9621538078</text:p>
              </table:table-cell>
              <table:table-cell office:value-type="float" office:value="94381.9187996269">
                <text:p>94381.9187996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5573470090003">
                <text:p>21.5573470090003</text:p>
              </table:table-cell>
              <table:table-cell office:value-type="float" office:value="79854">
                <text:p>79854</text:p>
              </table:table-cell>
              <table:table-cell office:value-type="float" office:value="102358">
                <text:p>102358</text:p>
              </table:table-cell>
              <table:table-cell office:value-type="float" office:value="9618.03483932531">
                <text:p>9618.03483932531</text:p>
              </table:table-cell>
              <table:table-cell office:value-type="float" office:value="126968.263999879">
                <text:p>126968.2639998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7202595039998">
                <text:p>21.7202595039998</text:p>
              </table:table-cell>
              <table:table-cell office:value-type="float" office:value="80543">
                <text:p>80543</text:p>
              </table:table-cell>
              <table:table-cell office:value-type="float" office:value="106268">
                <text:p>106268</text:p>
              </table:table-cell>
              <table:table-cell office:value-type="float" office:value="9546.2797233121">
                <text:p>9546.2797233121</text:p>
              </table:table-cell>
              <table:table-cell office:value-type="float" office:value="101145.027599705">
                <text:p>101145.0275997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8923526390008">
                <text:p>21.8923526390008</text:p>
              </table:table-cell>
              <table:table-cell office:value-type="float" office:value="81172">
                <text:p>81172</text:p>
              </table:table-cell>
              <table:table-cell office:value-type="float" office:value="103066">
                <text:p>103066</text:p>
              </table:table-cell>
              <table:table-cell office:value-type="float" office:value="9471.88616397078">
                <text:p>9471.88616397078</text:p>
              </table:table-cell>
              <table:table-cell office:value-type="float" office:value="101300.99320013">
                <text:p>101300.993200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.0504637160011">
                <text:p>22.0504637160011</text:p>
              </table:table-cell>
              <table:table-cell office:value-type="float" office:value="81654">
                <text:p>81654</text:p>
              </table:table-cell>
              <table:table-cell office:value-type="float" office:value="105402">
                <text:p>105402</text:p>
              </table:table-cell>
              <table:table-cell office:value-type="float" office:value="9395.69074935844">
                <text:p>9395.69074935844</text:p>
              </table:table-cell>
              <table:table-cell office:value-type="float" office:value="99465.9076000971">
                <text:p>99465.90760009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2144666040003">
                <text:p>22.2144666040003</text:p>
              </table:table-cell>
              <table:table-cell office:value-type="float" office:value="82053">
                <text:p>82053</text:p>
              </table:table-cell>
              <table:table-cell office:value-type="float" office:value="111184">
                <text:p>111184</text:p>
              </table:table-cell>
              <table:table-cell office:value-type="float" office:value="9326.50735061798">
                <text:p>9326.50735061798</text:p>
              </table:table-cell>
              <table:table-cell office:value-type="float" office:value="97012.2063998133">
                <text:p>97012.2063998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.3704829870003">
                <text:p>22.3704829870003</text:p>
              </table:table-cell>
              <table:table-cell office:value-type="float" office:value="82337">
                <text:p>82337</text:p>
              </table:table-cell>
              <table:table-cell office:value-type="float" office:value="107808">
                <text:p>107808</text:p>
              </table:table-cell>
              <table:table-cell office:value-type="float" office:value="9254.92785358855">
                <text:p>9254.92785358855</text:p>
              </table:table-cell>
              <table:table-cell office:value-type="float" office:value="95612.6092001796">
                <text:p>95612.60920017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.5325342320011">
                <text:p>22.5325342320011</text:p>
              </table:table-cell>
              <table:table-cell office:value-type="float" office:value="82530">
                <text:p>82530</text:p>
              </table:table-cell>
              <table:table-cell office:value-type="float" office:value="107458">
                <text:p>107458</text:p>
              </table:table-cell>
              <table:table-cell office:value-type="float" office:value="9189.65656858513">
                <text:p>9189.65656858513</text:p>
              </table:table-cell>
              <table:table-cell office:value-type="float" office:value="96065.062800335">
                <text:p>96065.0628003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698871818">
                <text:p>22.698871818</text:p>
              </table:table-cell>
              <table:table-cell office:value-type="float" office:value="82620">
                <text:p>82620</text:p>
              </table:table-cell>
              <table:table-cell office:value-type="float" office:value="110316">
                <text:p>110316</text:p>
              </table:table-cell>
              <table:table-cell office:value-type="float" office:value="9121.63675929288">
                <text:p>9121.63675929288</text:p>
              </table:table-cell>
              <table:table-cell office:value-type="float" office:value="99257.7087999962">
                <text:p>99257.7087999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8627014640006">
                <text:p>22.8627014640006</text:p>
              </table:table-cell>
              <table:table-cell office:value-type="float" office:value="82604">
                <text:p>82604</text:p>
              </table:table-cell>
              <table:table-cell office:value-type="float" office:value="108992">
                <text:p>108992</text:p>
              </table:table-cell>
              <table:table-cell office:value-type="float" office:value="9051.69537234659">
                <text:p>9051.69537234659</text:p>
              </table:table-cell>
              <table:table-cell office:value-type="float" office:value="97790.6236003037">
                <text:p>97790.6236003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.0639850469997">
                <text:p>23.0639850469997</text:p>
              </table:table-cell>
              <table:table-cell office:value-type="float" office:value="82442">
                <text:p>82442</text:p>
              </table:table-cell>
              <table:table-cell office:value-type="float" office:value="108206">
                <text:p>108206</text:p>
              </table:table-cell>
              <table:table-cell office:value-type="float" office:value="8980.48673265988">
                <text:p>8980.48673265988</text:p>
              </table:table-cell>
              <table:table-cell office:value-type="float" office:value="112358.721200144">
                <text:p>112358.721200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.2312303529998">
                <text:p>23.2312303529998</text:p>
              </table:table-cell>
              <table:table-cell office:value-type="float" office:value="82194">
                <text:p>82194</text:p>
              </table:table-cell>
              <table:table-cell office:value-type="float" office:value="72622">
                <text:p>72622</text:p>
              </table:table-cell>
              <table:table-cell office:value-type="float" office:value="8915.99111772963">
                <text:p>8915.99111772963</text:p>
              </table:table-cell>
              <table:table-cell office:value-type="float" office:value="111976.860799768">
                <text:p>111976.860799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3807333380009">
                <text:p>23.3807333380009</text:p>
              </table:table-cell>
              <table:table-cell office:value-type="float" office:value="81888">
                <text:p>81888</text:p>
              </table:table-cell>
              <table:table-cell office:value-type="float" office:value="145270">
                <text:p>145270</text:p>
              </table:table-cell>
              <table:table-cell office:value-type="float" office:value="8849.5310916086">
                <text:p>8849.5310916086</text:p>
              </table:table-cell>
              <table:table-cell office:value-type="float" office:value="123653.16400028">
                <text:p>123653.164000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.5388160359998">
                <text:p>23.5388160359998</text:p>
              </table:table-cell>
              <table:table-cell office:value-type="float" office:value="81483">
                <text:p>81483</text:p>
              </table:table-cell>
              <table:table-cell office:value-type="float" office:value="69166">
                <text:p>69166</text:p>
              </table:table-cell>
              <table:table-cell office:value-type="float" office:value="8781.75253286135">
                <text:p>8781.75253286135</text:p>
              </table:table-cell>
              <table:table-cell office:value-type="float" office:value="120482.582399563">
                <text:p>120482.5823995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.6940449489994">
                <text:p>23.6940449489994</text:p>
              </table:table-cell>
              <table:table-cell office:value-type="float" office:value="81009">
                <text:p>81009</text:p>
              </table:table-cell>
              <table:table-cell office:value-type="float" office:value="111824">
                <text:p>111824</text:p>
              </table:table-cell>
              <table:table-cell office:value-type="float" office:value="8720.31728052637">
                <text:p>8720.31728052637</text:p>
              </table:table-cell>
              <table:table-cell office:value-type="float" office:value="91973.94599978">
                <text:p>91973.945999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8484586819995">
                <text:p>23.8484586819995</text:p>
              </table:table-cell>
              <table:table-cell office:value-type="float" office:value="80468">
                <text:p>80468</text:p>
              </table:table-cell>
              <table:table-cell office:value-type="float" office:value="99142">
                <text:p>99142</text:p>
              </table:table-cell>
              <table:table-cell office:value-type="float" office:value="8656.92609332866">
                <text:p>8656.92609332866</text:p>
              </table:table-cell>
              <table:table-cell office:value-type="float" office:value="121631.815999717">
                <text:p>121631.8159997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0217206710004">
                <text:p>24.0217206710004</text:p>
              </table:table-cell>
              <table:table-cell office:value-type="float" office:value="79788">
                <text:p>79788</text:p>
              </table:table-cell>
              <table:table-cell office:value-type="float" office:value="76780">
                <text:p>76780</text:p>
              </table:table-cell>
              <table:table-cell office:value-type="float" office:value="8599.18104202694">
                <text:p>8599.18104202694</text:p>
              </table:table-cell>
              <table:table-cell office:value-type="float" office:value="129928.939199453">
                <text:p>129928.9391994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.1849792100002">
                <text:p>24.1849792100002</text:p>
              </table:table-cell>
              <table:table-cell office:value-type="float" office:value="79085">
                <text:p>79085</text:p>
              </table:table-cell>
              <table:table-cell office:value-type="float" office:value="144136">
                <text:p>144136</text:p>
              </table:table-cell>
              <table:table-cell office:value-type="float" office:value="8539.09587096595">
                <text:p>8539.09587096595</text:p>
              </table:table-cell>
              <table:table-cell office:value-type="float" office:value="102210.780000314">
                <text:p>102210.7800003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.2859067549998">
                <text:p>24.2859067549998</text:p>
              </table:table-cell>
              <table:table-cell office:value-type="float" office:value="78623">
                <text:p>78623</text:p>
              </table:table-cell>
              <table:table-cell office:value-type="float" office:value="82288">
                <text:p>82288</text:p>
              </table:table-cell>
              <table:table-cell office:value-type="float" office:value="8484.16925875623">
                <text:p>8484.16925875623</text:p>
              </table:table-cell>
              <table:table-cell office:value-type="float" office:value="102546.940400498">
                <text:p>102546.940400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.4470942999997">
                <text:p>24.4470942999997</text:p>
              </table:table-cell>
              <table:table-cell office:value-type="float" office:value="77851">
                <text:p>77851</text:p>
              </table:table-cell>
              <table:table-cell office:value-type="float" office:value="78282">
                <text:p>78282</text:p>
              </table:table-cell>
              <table:table-cell office:value-type="float" office:value="8426.67966930007">
                <text:p>8426.67966930007</text:p>
              </table:table-cell>
              <table:table-cell office:value-type="float" office:value="104252.652799914">
                <text:p>104252.652799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.5480056840006">
                <text:p>24.5480056840006</text:p>
              </table:table-cell>
              <table:table-cell office:value-type="float" office:value="77349">
                <text:p>77349</text:p>
              </table:table-cell>
              <table:table-cell office:value-type="float" office:value="81364">
                <text:p>81364</text:p>
              </table:table-cell>
              <table:table-cell office:value-type="float" office:value="8373.99679666455">
                <text:p>8373.99679666455</text:p>
              </table:table-cell>
              <table:table-cell office:value-type="float" office:value="104118.743200524">
                <text:p>104118.7432005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.7156495760009">
                <text:p>24.7156495760009</text:p>
              </table:table-cell>
              <table:table-cell office:value-type="float" office:value="76492">
                <text:p>76492</text:p>
              </table:table-cell>
              <table:table-cell office:value-type="float" office:value="71532">
                <text:p>71532</text:p>
              </table:table-cell>
              <table:table-cell office:value-type="float" office:value="8325.21369749424">
                <text:p>8325.21369749424</text:p>
              </table:table-cell>
              <table:table-cell office:value-type="float" office:value="107388.558000093">
                <text:p>107388.5580000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.8165920110005">
                <text:p>24.8165920110005</text:p>
              </table:table-cell>
              <table:table-cell office:value-type="float" office:value="75966">
                <text:p>75966</text:p>
              </table:table-cell>
              <table:table-cell office:value-type="float" office:value="70694">
                <text:p>70694</text:p>
              </table:table-cell>
              <table:table-cell office:value-type="float" office:value="8279.60415637596">
                <text:p>8279.60415637596</text:p>
              </table:table-cell>
              <table:table-cell office:value-type="float" office:value="107703.421599581">
                <text:p>107703.4215995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.9684612540004">
                <text:p>24.9684612540004</text:p>
              </table:table-cell>
              <table:table-cell office:value-type="float" office:value="75166">
                <text:p>75166</text:p>
              </table:table-cell>
              <table:table-cell office:value-type="float" office:value="85096">
                <text:p>85096</text:p>
              </table:table-cell>
              <table:table-cell office:value-type="float" office:value="8230.10902791201">
                <text:p>8230.10902791201</text:p>
              </table:table-cell>
              <table:table-cell office:value-type="float" office:value="100604.932800343">
                <text:p>100604.9328003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.1126032249995">
                <text:p>25.1126032249995</text:p>
              </table:table-cell>
              <table:table-cell office:value-type="float" office:value="74405">
                <text:p>74405</text:p>
              </table:table-cell>
              <table:table-cell office:value-type="float" office:value="4800">
                <text:p>4800</text:p>
              </table:table-cell>
              <table:table-cell office:value-type="float" office:value="8984.08722232961">
                <text:p>8984.08722232961</text:p>
              </table:table-cell>
              <table:table-cell office:value-type="float" office:value="121515.874800389">
                <text:p>121515.8748003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.2639996529997">
                <text:p>25.2639996529997</text:p>
              </table:table-cell>
              <table:table-cell office:value-type="float" office:value="73612">
                <text:p>73612</text:p>
              </table:table-cell>
              <table:table-cell office:value-type="float" office:value="147932">
                <text:p>147932</text:p>
              </table:table-cell>
              <table:table-cell office:value-type="float" office:value="9568.22215881607">
                <text:p>9568.22215881607</text:p>
              </table:table-cell>
              <table:table-cell office:value-type="float" office:value="85879.0491998661">
                <text:p>85879.04919986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.3653411030009">
                <text:p>25.3653411030009</text:p>
              </table:table-cell>
              <table:table-cell office:value-type="float" office:value="73089">
                <text:p>73089</text:p>
              </table:table-cell>
              <table:table-cell office:value-type="float" office:value="59166">
                <text:p>59166</text:p>
              </table:table-cell>
              <table:table-cell office:value-type="float" office:value="10026.1192290291">
                <text:p>10026.1192290291</text:p>
              </table:table-cell>
              <table:table-cell office:value-type="float" office:value="98019.1823997302">
                <text:p>98019.1823997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5243618109998">
                <text:p>25.5243618109998</text:p>
              </table:table-cell>
              <table:table-cell office:value-type="float" office:value="72288">
                <text:p>72288</text:p>
              </table:table-cell>
              <table:table-cell office:value-type="float" office:value="81528">
                <text:p>81528</text:p>
              </table:table-cell>
              <table:table-cell office:value-type="float" office:value="10383.1001076328">
                <text:p>10383.1001076328</text:p>
              </table:table-cell>
              <table:table-cell office:value-type="float" office:value="104404.802399949">
                <text:p>104404.8023999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6255757090003">
                <text:p>25.6255757090003</text:p>
              </table:table-cell>
              <table:table-cell office:value-type="float" office:value="71795">
                <text:p>71795</text:p>
              </table:table-cell>
              <table:table-cell office:value-type="float" office:value="69450">
                <text:p>69450</text:p>
              </table:table-cell>
              <table:table-cell office:value-type="float" office:value="10659.4212625768">
                <text:p>10659.4212625768</text:p>
              </table:table-cell>
              <table:table-cell office:value-type="float" office:value="102303.553199454">
                <text:p>102303.5531994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7840936619996">
                <text:p>25.7840936619996</text:p>
              </table:table-cell>
              <table:table-cell office:value-type="float" office:value="71054">
                <text:p>71054</text:p>
              </table:table-cell>
              <table:table-cell office:value-type="float" office:value="71928">
                <text:p>71928</text:p>
              </table:table-cell>
              <table:table-cell office:value-type="float" office:value="10862.167360256">
                <text:p>10862.167360256</text:p>
              </table:table-cell>
              <table:table-cell office:value-type="float" office:value="103891.900400049">
                <text:p>103891.9004000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8857349350001">
                <text:p>25.8857349350001</text:p>
              </table:table-cell>
              <table:table-cell office:value-type="float" office:value="70603">
                <text:p>70603</text:p>
              </table:table-cell>
              <table:table-cell office:value-type="float" office:value="66494">
                <text:p>66494</text:p>
              </table:table-cell>
              <table:table-cell office:value-type="float" office:value="11015.3152835536">
                <text:p>11015.3152835536</text:p>
              </table:table-cell>
              <table:table-cell office:value-type="float" office:value="104501.079599868">
                <text:p>104501.0795998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032233195001">
                <text:p>26.032233195001</text:p>
              </table:table-cell>
              <table:table-cell office:value-type="float" office:value="69991">
                <text:p>69991</text:p>
              </table:table-cell>
              <table:table-cell office:value-type="float" office:value="77096">
                <text:p>77096</text:p>
              </table:table-cell>
              <table:table-cell office:value-type="float" office:value="11128.8545434452">
                <text:p>11128.8545434452</text:p>
              </table:table-cell>
              <table:table-cell office:value-type="float" office:value="98441.6272003728">
                <text:p>98441.62720037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.1333538519993">
                <text:p>26.1333538519993</text:p>
              </table:table-cell>
              <table:table-cell office:value-type="float" office:value="69599">
                <text:p>69599</text:p>
              </table:table-cell>
              <table:table-cell office:value-type="float" office:value="60212">
                <text:p>60212</text:p>
              </table:table-cell>
              <table:table-cell office:value-type="float" office:value="11210.7759424485">
                <text:p>11210.7759424485</text:p>
              </table:table-cell>
              <table:table-cell office:value-type="float" office:value="99585.1332001621">
                <text:p>99585.13320016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.2827548160003">
                <text:p>26.2827548160003</text:p>
              </table:table-cell>
              <table:table-cell office:value-type="float" office:value="69067">
                <text:p>69067</text:p>
              </table:table-cell>
              <table:table-cell office:value-type="float" office:value="76194">
                <text:p>76194</text:p>
              </table:table-cell>
              <table:table-cell office:value-type="float" office:value="11258.6970898367">
                <text:p>11258.6970898367</text:p>
              </table:table-cell>
              <table:table-cell office:value-type="float" office:value="128472.821999458">
                <text:p>128472.821999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4494317749995">
                <text:p>26.4494317749995</text:p>
              </table:table-cell>
              <table:table-cell office:value-type="float" office:value="68550">
                <text:p>68550</text:p>
              </table:table-cell>
              <table:table-cell office:value-type="float" office:value="69302">
                <text:p>69302</text:p>
              </table:table-cell>
              <table:table-cell office:value-type="float" office:value="11279.6849445966">
                <text:p>11279.6849445966</text:p>
              </table:table-cell>
              <table:table-cell office:value-type="float" office:value="98182.2120003926">
                <text:p>98182.21200039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.6386951050008">
                <text:p>26.6386951050008</text:p>
              </table:table-cell>
              <table:table-cell office:value-type="float" office:value="68067">
                <text:p>68067</text:p>
              </table:table-cell>
              <table:table-cell office:value-type="float" office:value="82438">
                <text:p>82438</text:p>
              </table:table-cell>
              <table:table-cell office:value-type="float" office:value="11279.3870534216">
                <text:p>11279.3870534216</text:p>
              </table:table-cell>
              <table:table-cell office:value-type="float" office:value="106439.134800166">
                <text:p>106439.1348001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797025625001">
                <text:p>26.797025625001</text:p>
              </table:table-cell>
              <table:table-cell office:value-type="float" office:value="67756">
                <text:p>67756</text:p>
              </table:table-cell>
              <table:table-cell office:value-type="float" office:value="119758">
                <text:p>119758</text:p>
              </table:table-cell>
              <table:table-cell office:value-type="float" office:value="11270.7006539733">
                <text:p>11270.7006539733</text:p>
              </table:table-cell>
              <table:table-cell office:value-type="float" office:value="104166.327599523">
                <text:p>104166.3275995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9642485220011">
                <text:p>26.9642485220011</text:p>
              </table:table-cell>
              <table:table-cell office:value-type="float" office:value="67525">
                <text:p>67525</text:p>
              </table:table-cell>
              <table:table-cell office:value-type="float" office:value="66558">
                <text:p>66558</text:p>
              </table:table-cell>
              <table:table-cell office:value-type="float" office:value="11247.0437945541">
                <text:p>11247.0437945541</text:p>
              </table:table-cell>
              <table:table-cell office:value-type="float" office:value="98916.1527999386">
                <text:p>98916.15279993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1482102179998">
                <text:p>27.1482102179998</text:p>
              </table:table-cell>
              <table:table-cell office:value-type="float" office:value="67391">
                <text:p>67391</text:p>
              </table:table-cell>
              <table:table-cell office:value-type="float" office:value="83698">
                <text:p>83698</text:p>
              </table:table-cell>
              <table:table-cell office:value-type="float" office:value="11211.6571758647">
                <text:p>11211.6571758647</text:p>
              </table:table-cell>
              <table:table-cell office:value-type="float" office:value="139573.382399976">
                <text:p>139573.3823999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3090506280005">
                <text:p>27.3090506280005</text:p>
              </table:table-cell>
              <table:table-cell office:value-type="float" office:value="67380">
                <text:p>67380</text:p>
              </table:table-cell>
              <table:table-cell office:value-type="float" office:value="116128">
                <text:p>116128</text:p>
              </table:table-cell>
              <table:table-cell office:value-type="float" office:value="11175.2080936329">
                <text:p>11175.2080936329</text:p>
              </table:table-cell>
              <table:table-cell office:value-type="float" office:value="103827.555599855">
                <text:p>103827.5555998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5260343589998">
                <text:p>27.5260343589998</text:p>
              </table:table-cell>
              <table:table-cell office:value-type="float" office:value="67527">
                <text:p>67527</text:p>
              </table:table-cell>
              <table:table-cell office:value-type="float" office:value="70468">
                <text:p>70468</text:p>
              </table:table-cell>
              <table:table-cell office:value-type="float" office:value="11129.9474968041">
                <text:p>11129.9474968041</text:p>
              </table:table-cell>
              <table:table-cell office:value-type="float" office:value="120573.747599701">
                <text:p>120573.7475997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6944779200003">
                <text:p>27.6944779200003</text:p>
              </table:table-cell>
              <table:table-cell office:value-type="float" office:value="67769">
                <text:p>67769</text:p>
              </table:table-cell>
              <table:table-cell office:value-type="float" office:value="103560">
                <text:p>103560</text:p>
              </table:table-cell>
              <table:table-cell office:value-type="float" office:value="11077.8710409216">
                <text:p>11077.8710409216</text:p>
              </table:table-cell>
              <table:table-cell office:value-type="float" office:value="117497.426800401">
                <text:p>117497.4268004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.7953529639999">
                <text:p>27.7953529639999</text:p>
              </table:table-cell>
              <table:table-cell office:value-type="float" office:value="67967">
                <text:p>67967</text:p>
              </table:table-cell>
              <table:table-cell office:value-type="float" office:value="91008">
                <text:p>91008</text:p>
              </table:table-cell>
              <table:table-cell office:value-type="float" office:value="11028.3618146867">
                <text:p>11028.3618146867</text:p>
              </table:table-cell>
              <table:table-cell office:value-type="float" office:value="102912.944399577">
                <text:p>102912.944399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9568108120002">
                <text:p>27.9568108120002</text:p>
              </table:table-cell>
              <table:table-cell office:value-type="float" office:value="68365">
                <text:p>68365</text:p>
              </table:table-cell>
              <table:table-cell office:value-type="float" office:value="39464">
                <text:p>39464</text:p>
              </table:table-cell>
              <table:table-cell office:value-type="float" office:value="10973.227086158">
                <text:p>10973.227086158</text:p>
              </table:table-cell>
              <table:table-cell office:value-type="float" office:value="104855.823599792">
                <text:p>104855.8235997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1263288360005">
                <text:p>28.1263288360005</text:p>
              </table:table-cell>
              <table:table-cell office:value-type="float" office:value="68890">
                <text:p>68890</text:p>
              </table:table-cell>
              <table:table-cell office:value-type="float" office:value="96470">
                <text:p>96470</text:p>
              </table:table-cell>
              <table:table-cell office:value-type="float" office:value="10921.4388117835">
                <text:p>10921.4388117835</text:p>
              </table:table-cell>
              <table:table-cell office:value-type="float" office:value="101113.075199828">
                <text:p>101113.0751998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2280244699996">
                <text:p>28.2280244699996</text:p>
              </table:table-cell>
              <table:table-cell office:value-type="float" office:value="69256">
                <text:p>69256</text:p>
              </table:table-cell>
              <table:table-cell office:value-type="float" office:value="66926">
                <text:p>66926</text:p>
              </table:table-cell>
              <table:table-cell office:value-type="float" office:value="10872.3823661528">
                <text:p>10872.3823661528</text:p>
              </table:table-cell>
              <table:table-cell office:value-type="float" office:value="105117.334800161">
                <text:p>105117.334800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376534813">
                <text:p>28.376534813</text:p>
              </table:table-cell>
              <table:table-cell office:value-type="float" office:value="69855">
                <text:p>69855</text:p>
              </table:table-cell>
              <table:table-cell office:value-type="float" office:value="67008">
                <text:p>67008</text:p>
              </table:table-cell>
              <table:table-cell office:value-type="float" office:value="10818.0472356784">
                <text:p>10818.0472356784</text:p>
              </table:table-cell>
              <table:table-cell office:value-type="float" office:value="100632.405599754">
                <text:p>100632.405599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5453326389998">
                <text:p>28.5453326389998</text:p>
              </table:table-cell>
              <table:table-cell office:value-type="float" office:value="70625">
                <text:p>70625</text:p>
              </table:table-cell>
              <table:table-cell office:value-type="float" office:value="71504">
                <text:p>71504</text:p>
              </table:table-cell>
              <table:table-cell office:value-type="float" office:value="10759.7009464375">
                <text:p>10759.7009464375</text:p>
              </table:table-cell>
              <table:table-cell office:value-type="float" office:value="99738.9187999943">
                <text:p>99738.91879999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7158461840008">
                <text:p>28.7158461840008</text:p>
              </table:table-cell>
              <table:table-cell office:value-type="float" office:value="71494">
                <text:p>71494</text:p>
              </table:table-cell>
              <table:table-cell office:value-type="float" office:value="79944">
                <text:p>79944</text:p>
              </table:table-cell>
              <table:table-cell office:value-type="float" office:value="10705.6628550521">
                <text:p>10705.6628550521</text:p>
              </table:table-cell>
              <table:table-cell office:value-type="float" office:value="99714.3264001352">
                <text:p>99714.32640013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8839778719994">
                <text:p>28.8839778719994</text:p>
              </table:table-cell>
              <table:table-cell office:value-type="float" office:value="72432">
                <text:p>72432</text:p>
              </table:table-cell>
              <table:table-cell office:value-type="float" office:value="125914">
                <text:p>125914</text:p>
              </table:table-cell>
              <table:table-cell office:value-type="float" office:value="10647.863617375">
                <text:p>10647.863617375</text:p>
              </table:table-cell>
              <table:table-cell office:value-type="float" office:value="102770.994800085">
                <text:p>102770.9948000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.0543405150002">
                <text:p>29.0543405150002</text:p>
              </table:table-cell>
              <table:table-cell office:value-type="float" office:value="73456">
                <text:p>73456</text:p>
              </table:table-cell>
              <table:table-cell office:value-type="float" office:value="72646">
                <text:p>72646</text:p>
              </table:table-cell>
              <table:table-cell office:value-type="float" office:value="10587.2564111414">
                <text:p>10587.2564111414</text:p>
              </table:table-cell>
              <table:table-cell office:value-type="float" office:value="101944.665199699">
                <text:p>101944.6651996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.2341968029996">
                <text:p>29.2341968029996</text:p>
              </table:table-cell>
              <table:table-cell office:value-type="float" office:value="74606">
                <text:p>74606</text:p>
              </table:table-cell>
              <table:table-cell office:value-type="float" office:value="83818">
                <text:p>83818</text:p>
              </table:table-cell>
              <table:table-cell office:value-type="float" office:value="10531.6607990162">
                <text:p>10531.6607990162</text:p>
              </table:table-cell>
              <table:table-cell office:value-type="float" office:value="139089.484799479">
                <text:p>139089.4847994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399840170001">
                <text:p>29.399840170001</text:p>
              </table:table-cell>
              <table:table-cell office:value-type="float" office:value="75717">
                <text:p>75717</text:p>
              </table:table-cell>
              <table:table-cell office:value-type="float" office:value="125728">
                <text:p>125728</text:p>
              </table:table-cell>
              <table:table-cell office:value-type="float" office:value="10473.1102091788">
                <text:p>10473.1102091788</text:p>
              </table:table-cell>
              <table:table-cell office:value-type="float" office:value="103729.494399886">
                <text:p>103729.4943998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5008920769997">
                <text:p>29.5008920769997</text:p>
              </table:table-cell>
              <table:table-cell office:value-type="float" office:value="76416">
                <text:p>76416</text:p>
              </table:table-cell>
              <table:table-cell office:value-type="float" office:value="67730">
                <text:p>67730</text:p>
              </table:table-cell>
              <table:table-cell office:value-type="float" office:value="10419.3044938737">
                <text:p>10419.3044938737</text:p>
              </table:table-cell>
              <table:table-cell office:value-type="float" office:value="104119.015199831">
                <text:p>104119.0151998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.6668644390011">
                <text:p>29.6668644390011</text:p>
              </table:table-cell>
              <table:table-cell office:value-type="float" office:value="77588">
                <text:p>77588</text:p>
              </table:table-cell>
              <table:table-cell office:value-type="float" office:value="76682">
                <text:p>76682</text:p>
              </table:table-cell>
              <table:table-cell office:value-type="float" office:value="10362.470622126">
                <text:p>10362.470622126</text:p>
              </table:table-cell>
              <table:table-cell office:value-type="float" office:value="106712.39000003">
                <text:p>106712.390000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.891490510001">
                <text:p>29.891490510001</text:p>
              </table:table-cell>
              <table:table-cell office:value-type="float" office:value="79210">
                <text:p>79210</text:p>
              </table:table-cell>
              <table:table-cell office:value-type="float" office:value="83350">
                <text:p>83350</text:p>
              </table:table-cell>
              <table:table-cell office:value-type="float" office:value="10303.3993164927">
                <text:p>10303.3993164927</text:p>
              </table:table-cell>
              <table:table-cell office:value-type="float" office:value="104267.808800068">
                <text:p>104267.8088000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.0622982999994">
                <text:p>30.0622982999994</text:p>
              </table:table-cell>
              <table:table-cell office:value-type="float" office:value="80453">
                <text:p>80453</text:p>
              </table:table-cell>
              <table:table-cell office:value-type="float" office:value="120178">
                <text:p>120178</text:p>
              </table:table-cell>
              <table:table-cell office:value-type="float" office:value="10242.7194531942">
                <text:p>10242.7194531942</text:p>
              </table:table-cell>
              <table:table-cell office:value-type="float" office:value="120118.866400298">
                <text:p>120118.8664002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.1656324329997">
                <text:p>30.1656324329997</text:p>
              </table:table-cell>
              <table:table-cell office:value-type="float" office:value="81204">
                <text:p>81204</text:p>
              </table:table-cell>
              <table:table-cell office:value-type="float" office:value="34998">
                <text:p>34998</text:p>
              </table:table-cell>
              <table:table-cell office:value-type="float" office:value="10187.5310442829">
                <text:p>10187.5310442829</text:p>
              </table:table-cell>
              <table:table-cell office:value-type="float" office:value="108227.604399872">
                <text:p>108227.6043998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.3359569370004">
                <text:p>30.3359569370004</text:p>
              </table:table-cell>
              <table:table-cell office:value-type="float" office:value="82431">
                <text:p>82431</text:p>
              </table:table-cell>
              <table:table-cell office:value-type="float" office:value="113800">
                <text:p>113800</text:p>
              </table:table-cell>
              <table:table-cell office:value-type="float" office:value="10130.2228552283">
                <text:p>10130.2228552283</text:p>
              </table:table-cell>
              <table:table-cell office:value-type="float" office:value="109541.736000392">
                <text:p>109541.7360003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5142313550004">
                <text:p>30.5142313550004</text:p>
              </table:table-cell>
              <table:table-cell office:value-type="float" office:value="83689">
                <text:p>83689</text:p>
              </table:table-cell>
              <table:table-cell office:value-type="float" office:value="62034">
                <text:p>62034</text:p>
              </table:table-cell>
              <table:table-cell office:value-type="float" office:value="10077.862494709">
                <text:p>10077.862494709</text:p>
              </table:table-cell>
              <table:table-cell office:value-type="float" office:value="103404.182800296">
                <text:p>103404.1828002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0.6837934300002">
                <text:p>30.6837934300002</text:p>
              </table:table-cell>
              <table:table-cell office:value-type="float" office:value="84849">
                <text:p>84849</text:p>
              </table:table-cell>
              <table:table-cell office:value-type="float" office:value="142734">
                <text:p>142734</text:p>
              </table:table-cell>
              <table:table-cell office:value-type="float" office:value="10023.0743094927">
                <text:p>10023.0743094927</text:p>
              </table:table-cell>
              <table:table-cell office:value-type="float" office:value="103537.903999677">
                <text:p>103537.9039996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.7853395020011">
                <text:p>30.7853395020011</text:p>
              </table:table-cell>
              <table:table-cell office:value-type="float" office:value="85521">
                <text:p>85521</text:p>
              </table:table-cell>
              <table:table-cell office:value-type="float" office:value="14928">
                <text:p>14928</text:p>
              </table:table-cell>
              <table:table-cell office:value-type="float" office:value="9972.85684173094">
                <text:p>9972.85684173094</text:p>
              </table:table-cell>
              <table:table-cell office:value-type="float" office:value="108388.458000263">
                <text:p>108388.4580002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963152145001">
                <text:p>30.963152145001</text:p>
              </table:table-cell>
              <table:table-cell office:value-type="float" office:value="86652">
                <text:p>86652</text:p>
              </table:table-cell>
              <table:table-cell office:value-type="float" office:value="148652">
                <text:p>148652</text:p>
              </table:table-cell>
              <table:table-cell office:value-type="float" office:value="9920.03304620029">
                <text:p>9920.03304620029</text:p>
              </table:table-cell>
              <table:table-cell office:value-type="float" office:value="111673.901200265">
                <text:p>111673.9012002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0644770649997">
                <text:p>31.0644770649997</text:p>
              </table:table-cell>
              <table:table-cell office:value-type="float" office:value="87265">
                <text:p>87265</text:p>
              </table:table-cell>
              <table:table-cell office:value-type="float" office:value="63138">
                <text:p>63138</text:p>
              </table:table-cell>
              <table:table-cell office:value-type="float" office:value="9871.51030792797">
                <text:p>9871.51030792797</text:p>
              </table:table-cell>
              <table:table-cell office:value-type="float" office:value="109252.008399926">
                <text:p>109252.0083999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2305077170004">
                <text:p>31.2305077170004</text:p>
              </table:table-cell>
              <table:table-cell office:value-type="float" office:value="88214">
                <text:p>88214</text:p>
              </table:table-cell>
              <table:table-cell office:value-type="float" office:value="107904">
                <text:p>107904</text:p>
              </table:table-cell>
              <table:table-cell office:value-type="float" office:value="9826.46869650315">
                <text:p>9826.46869650315</text:p>
              </table:table-cell>
              <table:table-cell office:value-type="float" office:value="107057.450000138">
                <text:p>107057.450000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.3316147240002">
                <text:p>31.3316147240002</text:p>
              </table:table-cell>
              <table:table-cell office:value-type="float" office:value="88755">
                <text:p>88755</text:p>
              </table:table-cell>
              <table:table-cell office:value-type="float" office:value="29400">
                <text:p>29400</text:p>
              </table:table-cell>
              <table:table-cell office:value-type="float" office:value="9784.25188027944">
                <text:p>9784.25188027944</text:p>
              </table:table-cell>
              <table:table-cell office:value-type="float" office:value="108567.296000547">
                <text:p>108567.2960005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.500078385001">
                <text:p>31.500078385001</text:p>
              </table:table-cell>
              <table:table-cell office:value-type="float" office:value="89590">
                <text:p>89590</text:p>
              </table:table-cell>
              <table:table-cell office:value-type="float" office:value="142730">
                <text:p>142730</text:p>
              </table:table-cell>
              <table:table-cell office:value-type="float" office:value="9738.22952970126">
                <text:p>9738.22952970126</text:p>
              </table:table-cell>
              <table:table-cell office:value-type="float" office:value="107613.600799959">
                <text:p>107613.6007999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.6039232650001">
                <text:p>31.6039232650001</text:p>
              </table:table-cell>
              <table:table-cell office:value-type="float" office:value="90060">
                <text:p>90060</text:p>
              </table:table-cell>
              <table:table-cell office:value-type="float" office:value="12758">
                <text:p>12758</text:p>
              </table:table-cell>
              <table:table-cell office:value-type="float" office:value="9695.34552852292">
                <text:p>9695.34552852292</text:p>
              </table:table-cell>
              <table:table-cell office:value-type="float" office:value="109699.885599548">
                <text:p>109699.8855995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.7725735889999">
                <text:p>31.7725735889999</text:p>
              </table:table-cell>
              <table:table-cell office:value-type="float" office:value="90746">
                <text:p>90746</text:p>
              </table:table-cell>
              <table:table-cell office:value-type="float" office:value="155152">
                <text:p>155152</text:p>
              </table:table-cell>
              <table:table-cell office:value-type="float" office:value="9649.0209023136">
                <text:p>9649.0209023136</text:p>
              </table:table-cell>
              <table:table-cell office:value-type="float" office:value="109090.030399966">
                <text:p>109090.0303999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.9040878590004">
                <text:p>31.9040878590004</text:p>
              </table:table-cell>
              <table:table-cell office:value-type="float" office:value="91211">
                <text:p>91211</text:p>
              </table:table-cell>
              <table:table-cell office:value-type="float" office:value="12028">
                <text:p>12028</text:p>
              </table:table-cell>
              <table:table-cell office:value-type="float" office:value="9606.00917468107">
                <text:p>9606.00917468107</text:p>
              </table:table-cell>
              <table:table-cell office:value-type="float" office:value="119780.793999962">
                <text:p>119780.7939999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.0057083219999">
                <text:p>32.0057083219999</text:p>
              </table:table-cell>
              <table:table-cell office:value-type="float" office:value="91527">
                <text:p>91527</text:p>
              </table:table-cell>
              <table:table-cell office:value-type="float" office:value="131656">
                <text:p>131656</text:p>
              </table:table-cell>
              <table:table-cell office:value-type="float" office:value="9565.68508269157">
                <text:p>9565.68508269157</text:p>
              </table:table-cell>
              <table:table-cell office:value-type="float" office:value="128115.389600134">
                <text:p>128115.3896001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1598892229995">
                <text:p>32.1598892229995</text:p>
              </table:table-cell>
              <table:table-cell office:value-type="float" office:value="91932">
                <text:p>91932</text:p>
              </table:table-cell>
              <table:table-cell office:value-type="float" office:value="47436">
                <text:p>47436</text:p>
              </table:table-cell>
              <table:table-cell office:value-type="float" office:value="9521.70694465793">
                <text:p>9521.70694465793</text:p>
              </table:table-cell>
              <table:table-cell office:value-type="float" office:value="102307.477199793">
                <text:p>102307.4771997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.3321658500008">
                <text:p>32.3321658500008</text:p>
              </table:table-cell>
              <table:table-cell office:value-type="float" office:value="92276">
                <text:p>92276</text:p>
              </table:table-cell>
              <table:table-cell office:value-type="float" office:value="40692">
                <text:p>40692</text:p>
              </table:table-cell>
              <table:table-cell office:value-type="float" office:value="9480.71959299342">
                <text:p>9480.71959299342</text:p>
              </table:table-cell>
              <table:table-cell office:value-type="float" office:value="133524.845999636">
                <text:p>133524.8459996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.4818172560008">
                <text:p>32.4818172560008</text:p>
              </table:table-cell>
              <table:table-cell office:value-type="float" office:value="92481">
                <text:p>92481</text:p>
              </table:table-cell>
              <table:table-cell office:value-type="float" office:value="171864">
                <text:p>171864</text:p>
              </table:table-cell>
              <table:table-cell office:value-type="float" office:value="9436.42752624659">
                <text:p>9436.42752624659</text:p>
              </table:table-cell>
              <table:table-cell office:value-type="float" office:value="94101.5836004226">
                <text:p>94101.5836004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6527305969994">
                <text:p>32.6527305969994</text:p>
              </table:table-cell>
              <table:table-cell office:value-type="float" office:value="92606">
                <text:p>92606</text:p>
              </table:table-cell>
              <table:table-cell office:value-type="float" office:value="63088">
                <text:p>63088</text:p>
              </table:table-cell>
              <table:table-cell office:value-type="float" office:value="9389.63281854329">
                <text:p>9389.63281854329</text:p>
              </table:table-cell>
              <table:table-cell office:value-type="float" office:value="125675.260400021">
                <text:p>125675.260400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.8274272430008">
                <text:p>32.8274272430008</text:p>
              </table:table-cell>
              <table:table-cell office:value-type="float" office:value="92616">
                <text:p>92616</text:p>
              </table:table-cell>
              <table:table-cell office:value-type="float" office:value="131474">
                <text:p>131474</text:p>
              </table:table-cell>
              <table:table-cell office:value-type="float" office:value="9346.56864015573">
                <text:p>9346.56864015573</text:p>
              </table:table-cell>
              <table:table-cell office:value-type="float" office:value="103479.535200313">
                <text:p>103479.5352003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.981724745001">
                <text:p>32.981724745001</text:p>
              </table:table-cell>
              <table:table-cell office:value-type="float" office:value="92527">
                <text:p>92527</text:p>
              </table:table-cell>
              <table:table-cell office:value-type="float" office:value="123338">
                <text:p>123338</text:p>
              </table:table-cell>
              <table:table-cell office:value-type="float" office:value="9300.96311881152">
                <text:p>9300.96311881152</text:p>
              </table:table-cell>
              <table:table-cell office:value-type="float" office:value="128413.14920006">
                <text:p>128413.14920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147215721001">
                <text:p>33.147215721001</text:p>
              </table:table-cell>
              <table:table-cell office:value-type="float" office:value="92331">
                <text:p>92331</text:p>
              </table:table-cell>
              <table:table-cell office:value-type="float" office:value="112982">
                <text:p>112982</text:p>
              </table:table-cell>
              <table:table-cell office:value-type="float" office:value="9857.68892405223">
                <text:p>9857.68892405223</text:p>
              </table:table-cell>
              <table:table-cell office:value-type="float" office:value="96392.0148002217">
                <text:p>96392.01480022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3142881050007">
                <text:p>33.3142881050007</text:p>
              </table:table-cell>
              <table:table-cell office:value-type="float" office:value="92033">
                <text:p>92033</text:p>
              </table:table-cell>
              <table:table-cell office:value-type="float" office:value="133946">
                <text:p>133946</text:p>
              </table:table-cell>
              <table:table-cell office:value-type="float" office:value="10295.7896934587">
                <text:p>10295.7896934587</text:p>
              </table:table-cell>
              <table:table-cell office:value-type="float" office:value="100368.28240045">
                <text:p>100368.282400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4739301009995">
                <text:p>33.4739301009995</text:p>
              </table:table-cell>
              <table:table-cell office:value-type="float" office:value="91659">
                <text:p>91659</text:p>
              </table:table-cell>
              <table:table-cell office:value-type="float" office:value="106166">
                <text:p>106166</text:p>
              </table:table-cell>
              <table:table-cell office:value-type="float" office:value="10631.8413356052">
                <text:p>10631.8413356052</text:p>
              </table:table-cell>
              <table:table-cell office:value-type="float" office:value="97227.2607999912">
                <text:p>97227.26079999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6336202679995">
                <text:p>33.6336202679995</text:p>
              </table:table-cell>
              <table:table-cell office:value-type="float" office:value="91202">
                <text:p>91202</text:p>
              </table:table-cell>
              <table:table-cell office:value-type="float" office:value="81008">
                <text:p>81008</text:p>
              </table:table-cell>
              <table:table-cell office:value-type="float" office:value="10893.5327699767">
                <text:p>10893.5327699767</text:p>
              </table:table-cell>
              <table:table-cell office:value-type="float" office:value="92861.4128002664">
                <text:p>92861.41280026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8112036479997">
                <text:p>33.8112036479997</text:p>
              </table:table-cell>
              <table:table-cell office:value-type="float" office:value="90605">
                <text:p>90605</text:p>
              </table:table-cell>
              <table:table-cell office:value-type="float" office:value="138132">
                <text:p>138132</text:p>
              </table:table-cell>
              <table:table-cell office:value-type="float" office:value="11088.7134563375">
                <text:p>11088.7134563375</text:p>
              </table:table-cell>
              <table:table-cell office:value-type="float" office:value="132298.259600066">
                <text:p>132298.2596000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9128800119997">
                <text:p>33.9128800119997</text:p>
              </table:table-cell>
              <table:table-cell office:value-type="float" office:value="90224">
                <text:p>90224</text:p>
              </table:table-cell>
              <table:table-cell office:value-type="float" office:value="51472">
                <text:p>51472</text:p>
              </table:table-cell>
              <table:table-cell office:value-type="float" office:value="11237.8346703954">
                <text:p>11237.8346703954</text:p>
              </table:table-cell>
              <table:table-cell office:value-type="float" office:value="110312.945199985">
                <text:p>110312.9451999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.0660588709998">
                <text:p>34.0660588709998</text:p>
              </table:table-cell>
              <table:table-cell office:value-type="float" office:value="89603">
                <text:p>89603</text:p>
              </table:table-cell>
              <table:table-cell office:value-type="float" office:value="126132">
                <text:p>126132</text:p>
              </table:table-cell>
              <table:table-cell office:value-type="float" office:value="11343.2089127869">
                <text:p>11343.2089127869</text:p>
              </table:table-cell>
              <table:table-cell office:value-type="float" office:value="101989.449599932">
                <text:p>101989.4495999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.2273107860001">
                <text:p>34.2273107860001</text:p>
              </table:table-cell>
              <table:table-cell office:value-type="float" office:value="88893">
                <text:p>88893</text:p>
              </table:table-cell>
              <table:table-cell office:value-type="float" office:value="78316">
                <text:p>78316</text:p>
              </table:table-cell>
              <table:table-cell office:value-type="float" office:value="11420.608185948">
                <text:p>11420.608185948</text:p>
              </table:table-cell>
              <table:table-cell office:value-type="float" office:value="95700.10239986">
                <text:p>95700.102399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.3790985180003">
                <text:p>34.3790985180003</text:p>
              </table:table-cell>
              <table:table-cell office:value-type="float" office:value="88182">
                <text:p>88182</text:p>
              </table:table-cell>
              <table:table-cell office:value-type="float" office:value="128082">
                <text:p>128082</text:p>
              </table:table-cell>
              <table:table-cell office:value-type="float" office:value="11468.8480647934">
                <text:p>11468.8480647934</text:p>
              </table:table-cell>
              <table:table-cell office:value-type="float" office:value="92026.0508006322">
                <text:p>92026.05080063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.5478338129997">
                <text:p>34.5478338129997</text:p>
              </table:table-cell>
              <table:table-cell office:value-type="float" office:value="87350">
                <text:p>87350</text:p>
              </table:table-cell>
              <table:table-cell office:value-type="float" office:value="99712">
                <text:p>99712</text:p>
              </table:table-cell>
              <table:table-cell office:value-type="float" office:value="11493.9190315449">
                <text:p>11493.9190315449</text:p>
              </table:table-cell>
              <table:table-cell office:value-type="float" office:value="97152.5079999992">
                <text:p>97152.50799999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.7223049160002">
                <text:p>34.7223049160002</text:p>
              </table:table-cell>
              <table:table-cell office:value-type="float" office:value="86458">
                <text:p>86458</text:p>
              </table:table-cell>
              <table:table-cell office:value-type="float" office:value="85274">
                <text:p>85274</text:p>
              </table:table-cell>
              <table:table-cell office:value-type="float" office:value="11507.2739535596">
                <text:p>11507.2739535596</text:p>
              </table:table-cell>
              <table:table-cell office:value-type="float" office:value="100826.923600107">
                <text:p>100826.9236001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.8865720470003">
                <text:p>34.8865720470003</text:p>
              </table:table-cell>
              <table:table-cell office:value-type="float" office:value="85598">
                <text:p>85598</text:p>
              </table:table-cell>
              <table:table-cell office:value-type="float" office:value="155950">
                <text:p>155950</text:p>
              </table:table-cell>
              <table:table-cell office:value-type="float" office:value="11504.6697375603">
                <text:p>11504.6697375603</text:p>
              </table:table-cell>
              <table:table-cell office:value-type="float" office:value="100923.944800161">
                <text:p>100923.9448001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.9877968350011">
                <text:p>34.9877968350011</text:p>
              </table:table-cell>
              <table:table-cell office:value-type="float" office:value="85064">
                <text:p>85064</text:p>
              </table:table-cell>
              <table:table-cell office:value-type="float" office:value="85868">
                <text:p>85868</text:p>
              </table:table-cell>
              <table:table-cell office:value-type="float" office:value="11495.9994003634">
                <text:p>11495.9994003634</text:p>
              </table:table-cell>
              <table:table-cell office:value-type="float" office:value="101774.339199619">
                <text:p>101774.339199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.1392526840009">
                <text:p>35.1392526840009</text:p>
              </table:table-cell>
              <table:table-cell office:value-type="float" office:value="84265">
                <text:p>84265</text:p>
              </table:table-cell>
              <table:table-cell office:value-type="float" office:value="75724">
                <text:p>75724</text:p>
              </table:table-cell>
              <table:table-cell office:value-type="float" office:value="11476.001799493">
                <text:p>11476.001799493</text:p>
              </table:table-cell>
              <table:table-cell office:value-type="float" office:value="131723.876400065">
                <text:p>131723.876400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.3018655249998">
                <text:p>35.3018655249998</text:p>
              </table:table-cell>
              <table:table-cell office:value-type="float" office:value="83416">
                <text:p>83416</text:p>
              </table:table-cell>
              <table:table-cell office:value-type="float" office:value="90672">
                <text:p>90672</text:p>
              </table:table-cell>
              <table:table-cell office:value-type="float" office:value="11453.5287123217">
                <text:p>11453.5287123217</text:p>
              </table:table-cell>
              <table:table-cell office:value-type="float" office:value="126522.586800274">
                <text:p>126522.5868002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.4806884099999">
                <text:p>35.4806884099999</text:p>
              </table:table-cell>
              <table:table-cell office:value-type="float" office:value="82506">
                <text:p>82506</text:p>
              </table:table-cell>
              <table:table-cell office:value-type="float" office:value="80258">
                <text:p>80258</text:p>
              </table:table-cell>
              <table:table-cell office:value-type="float" office:value="11422.7099755071">
                <text:p>11422.7099755071</text:p>
              </table:table-cell>
              <table:table-cell office:value-type="float" office:value="104991.561199859">
                <text:p>104991.5611998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.6672742280007">
                <text:p>35.6672742280007</text:p>
              </table:table-cell>
              <table:table-cell office:value-type="float" office:value="81596">
                <text:p>81596</text:p>
              </table:table-cell>
              <table:table-cell office:value-type="float" office:value="154030">
                <text:p>154030</text:p>
              </table:table-cell>
              <table:table-cell office:value-type="float" office:value="11385.3589916416">
                <text:p>11385.3589916416</text:p>
              </table:table-cell>
              <table:table-cell office:value-type="float" office:value="110914.86439982">
                <text:p>110914.864399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.7687409089995">
                <text:p>35.7687409089995</text:p>
              </table:table-cell>
              <table:table-cell office:value-type="float" office:value="81124">
                <text:p>81124</text:p>
              </table:table-cell>
              <table:table-cell office:value-type="float" office:value="72854">
                <text:p>72854</text:p>
              </table:table-cell>
              <table:table-cell office:value-type="float" office:value="11349.1835518567">
                <text:p>11349.1835518567</text:p>
              </table:table-cell>
              <table:table-cell office:value-type="float" office:value="112310.004799656">
                <text:p>112310.0047996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9149395349996">
                <text:p>35.9149395349996</text:p>
              </table:table-cell>
              <table:table-cell office:value-type="float" office:value="80477">
                <text:p>80477</text:p>
              </table:table-cell>
              <table:table-cell office:value-type="float" office:value="92738">
                <text:p>92738</text:p>
              </table:table-cell>
              <table:table-cell office:value-type="float" office:value="11313.9837129938">
                <text:p>11313.9837129938</text:p>
              </table:table-cell>
              <table:table-cell office:value-type="float" office:value="98268.2212001237">
                <text:p>98268.22120012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.0753497799997">
                <text:p>36.0753497799997</text:p>
              </table:table-cell>
              <table:table-cell office:value-type="float" office:value="79821">
                <text:p>79821</text:p>
              </table:table-cell>
              <table:table-cell office:value-type="float" office:value="63254">
                <text:p>63254</text:p>
              </table:table-cell>
              <table:table-cell office:value-type="float" office:value="11273.4091926172">
                <text:p>11273.4091926172</text:p>
              </table:table-cell>
              <table:table-cell office:value-type="float" office:value="121749.941600137">
                <text:p>121749.9416001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.2376322370001">
                <text:p>36.2376322370001</text:p>
              </table:table-cell>
              <table:table-cell office:value-type="float" office:value="79221">
                <text:p>79221</text:p>
              </table:table-cell>
              <table:table-cell office:value-type="float" office:value="106282">
                <text:p>106282</text:p>
              </table:table-cell>
              <table:table-cell office:value-type="float" office:value="11228.672105475">
                <text:p>11228.672105475</text:p>
              </table:table-cell>
              <table:table-cell office:value-type="float" office:value="95541.5208001796">
                <text:p>95541.52080017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.3977962600002">
                <text:p>36.3977962600002</text:p>
              </table:table-cell>
              <table:table-cell office:value-type="float" office:value="78701">
                <text:p>78701</text:p>
              </table:table-cell>
              <table:table-cell office:value-type="float" office:value="110960">
                <text:p>110960</text:p>
              </table:table-cell>
              <table:table-cell office:value-type="float" office:value="11186.7944336913">
                <text:p>11186.7944336913</text:p>
              </table:table-cell>
              <table:table-cell office:value-type="float" office:value="126251.887599938">
                <text:p>126251.8875999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.5719545890006">
                <text:p>36.5719545890006</text:p>
              </table:table-cell>
              <table:table-cell office:value-type="float" office:value="78224">
                <text:p>78224</text:p>
              </table:table-cell>
              <table:table-cell office:value-type="float" office:value="78154">
                <text:p>78154</text:p>
              </table:table-cell>
              <table:table-cell office:value-type="float" office:value="11141.2163688708">
                <text:p>11141.2163688708</text:p>
              </table:table-cell>
              <table:table-cell office:value-type="float" office:value="131491.273600113">
                <text:p>131491.2736001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.7440428629998">
                <text:p>36.7440428629998</text:p>
              </table:table-cell>
              <table:table-cell office:value-type="float" office:value="77851">
                <text:p>77851</text:p>
              </table:table-cell>
              <table:table-cell office:value-type="float" office:value="85138">
                <text:p>85138</text:p>
              </table:table-cell>
              <table:table-cell office:value-type="float" office:value="11092.8096073583">
                <text:p>11092.8096073583</text:p>
              </table:table-cell>
              <table:table-cell office:value-type="float" office:value="102675.214000192">
                <text:p>102675.2140001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.9043236769994">
                <text:p>36.9043236769994</text:p>
              </table:table-cell>
              <table:table-cell office:value-type="float" office:value="77596">
                <text:p>77596</text:p>
              </table:table-cell>
              <table:table-cell office:value-type="float" office:value="132398">
                <text:p>132398</text:p>
              </table:table-cell>
              <table:table-cell office:value-type="float" office:value="11048.1607293649">
                <text:p>11048.1607293649</text:p>
              </table:table-cell>
              <table:table-cell office:value-type="float" office:value="129716.424800426">
                <text:p>129716.4248004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.06540589">
                <text:p>37.06540589</text:p>
              </table:table-cell>
              <table:table-cell office:value-type="float" office:value="77435">
                <text:p>77435</text:p>
              </table:table-cell>
              <table:table-cell office:value-type="float" office:value="83650">
                <text:p>83650</text:p>
              </table:table-cell>
              <table:table-cell office:value-type="float" office:value="11000.6907456541">
                <text:p>11000.6907456541</text:p>
              </table:table-cell>
              <table:table-cell office:value-type="float" office:value="97513.4879998223">
                <text:p>97513.48799982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.2268842280009">
                <text:p>37.2268842280009</text:p>
              </table:table-cell>
              <table:table-cell office:value-type="float" office:value="77373">
                <text:p>77373</text:p>
              </table:table-cell>
              <table:table-cell office:value-type="float" office:value="90792">
                <text:p>90792</text:p>
              </table:table-cell>
              <table:table-cell office:value-type="float" office:value="10956.8868283292">
                <text:p>10956.8868283292</text:p>
              </table:table-cell>
              <table:table-cell office:value-type="float" office:value="95191.4647994272">
                <text:p>95191.46479942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.3882569050002">
                <text:p>37.3882569050002</text:p>
              </table:table-cell>
              <table:table-cell office:value-type="float" office:value="77412">
                <text:p>77412</text:p>
              </table:table-cell>
              <table:table-cell office:value-type="float" office:value="119316">
                <text:p>119316</text:p>
              </table:table-cell>
              <table:table-cell office:value-type="float" office:value="10910.2815806258">
                <text:p>10910.2815806258</text:p>
              </table:table-cell>
              <table:table-cell office:value-type="float" office:value="126006.964800035">
                <text:p>126006.9648000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.5562378899995">
                <text:p>37.5562378899995</text:p>
              </table:table-cell>
              <table:table-cell office:value-type="float" office:value="77562">
                <text:p>77562</text:p>
              </table:table-cell>
              <table:table-cell office:value-type="float" office:value="46684">
                <text:p>46684</text:p>
              </table:table-cell>
              <table:table-cell office:value-type="float" office:value="10861.558597834">
                <text:p>10861.558597834</text:p>
              </table:table-cell>
              <table:table-cell office:value-type="float" office:value="130594.53120004">
                <text:p>130594.531200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.7366680650011">
                <text:p>37.7366680650011</text:p>
              </table:table-cell>
              <table:table-cell office:value-type="float" office:value="77847">
                <text:p>77847</text:p>
              </table:table-cell>
              <table:table-cell office:value-type="float" office:value="138894">
                <text:p>138894</text:p>
              </table:table-cell>
              <table:table-cell office:value-type="float" office:value="10811.2627933865">
                <text:p>10811.2627933865</text:p>
              </table:table-cell>
              <table:table-cell office:value-type="float" office:value="106079.914399743">
                <text:p>106079.9143997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.843528020001">
                <text:p>37.843528020001</text:p>
              </table:table-cell>
              <table:table-cell office:value-type="float" office:value="78075">
                <text:p>78075</text:p>
              </table:table-cell>
              <table:table-cell office:value-type="float" office:value="11130">
                <text:p>11130</text:p>
              </table:table-cell>
              <table:table-cell office:value-type="float" office:value="10765.4123511114">
                <text:p>10765.4123511114</text:p>
              </table:table-cell>
              <table:table-cell office:value-type="float" office:value="115016.713200021">
                <text:p>115016.7132000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.9916856590007">
                <text:p>37.9916856590007</text:p>
              </table:table-cell>
              <table:table-cell office:value-type="float" office:value="78465">
                <text:p>78465</text:p>
              </table:table-cell>
              <table:table-cell office:value-type="float" office:value="143994">
                <text:p>143994</text:p>
              </table:table-cell>
              <table:table-cell office:value-type="float" office:value="10723.1478228416">
                <text:p>10723.1478228416</text:p>
              </table:table-cell>
              <table:table-cell office:value-type="float" office:value="101889.420799853">
                <text:p>101889.4207998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.1512691250009">
                <text:p>38.1512691250009</text:p>
              </table:table-cell>
              <table:table-cell office:value-type="float" office:value="78976">
                <text:p>78976</text:p>
              </table:table-cell>
              <table:table-cell office:value-type="float" office:value="56612">
                <text:p>56612</text:p>
              </table:table-cell>
              <table:table-cell office:value-type="float" office:value="10678.2557910817">
                <text:p>10678.2557910817</text:p>
              </table:table-cell>
              <table:table-cell office:value-type="float" office:value="119849.214799615">
                <text:p>119849.2147996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.309789637">
                <text:p>38.309789637</text:p>
              </table:table-cell>
              <table:table-cell office:value-type="float" office:value="79576">
                <text:p>79576</text:p>
              </table:table-cell>
              <table:table-cell office:value-type="float" office:value="109162">
                <text:p>109162</text:p>
              </table:table-cell>
              <table:table-cell office:value-type="float" office:value="10636.8454705617">
                <text:p>10636.8454705617</text:p>
              </table:table-cell>
              <table:table-cell office:value-type="float" office:value="94685.6344002299">
                <text:p>94685.6344002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.474506124001">
                <text:p>38.474506124001</text:p>
              </table:table-cell>
              <table:table-cell office:value-type="float" office:value="80291">
                <text:p>80291</text:p>
              </table:table-cell>
              <table:table-cell office:value-type="float" office:value="101566">
                <text:p>101566</text:p>
              </table:table-cell>
              <table:table-cell office:value-type="float" office:value="10592.8097097827">
                <text:p>10592.8097097827</text:p>
              </table:table-cell>
              <table:table-cell office:value-type="float" office:value="126472.482000099">
                <text:p>126472.4820000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.6391807300006">
                <text:p>38.6391807300006</text:p>
              </table:table-cell>
              <table:table-cell office:value-type="float" office:value="81093">
                <text:p>81093</text:p>
              </table:table-cell>
              <table:table-cell office:value-type="float" office:value="102954">
                <text:p>102954</text:p>
              </table:table-cell>
              <table:table-cell office:value-type="float" office:value="10546.7866279298">
                <text:p>10546.7866279298</text:p>
              </table:table-cell>
              <table:table-cell office:value-type="float" office:value="98744.0508004511">
                <text:p>98744.05080045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.8184641700009">
                <text:p>38.8184641700009</text:p>
              </table:table-cell>
              <table:table-cell office:value-type="float" office:value="82058">
                <text:p>82058</text:p>
              </table:table-cell>
              <table:table-cell office:value-type="float" office:value="64828">
                <text:p>64828</text:p>
              </table:table-cell>
              <table:table-cell office:value-type="float" office:value="10504.6127648761">
                <text:p>10504.6127648761</text:p>
              </table:table-cell>
              <table:table-cell office:value-type="float" office:value="102464.871599659">
                <text:p>102464.8715996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.9692994409998">
                <text:p>38.9692994409998</text:p>
              </table:table-cell>
              <table:table-cell office:value-type="float" office:value="82936">
                <text:p>82936</text:p>
              </table:table-cell>
              <table:table-cell office:value-type="float" office:value="147308">
                <text:p>147308</text:p>
              </table:table-cell>
              <table:table-cell office:value-type="float" office:value="10460.2454818238">
                <text:p>10460.2454818238</text:p>
              </table:table-cell>
              <table:table-cell office:value-type="float" office:value="98694.4180003775">
                <text:p>98694.41800037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.131727">
                <text:p>39.131727</text:p>
              </table:table-cell>
              <table:table-cell office:value-type="float" office:value="83942">
                <text:p>83942</text:p>
              </table:table-cell>
              <table:table-cell office:value-type="float" office:value="68866">
                <text:p>68866</text:p>
              </table:table-cell>
              <table:table-cell office:value-type="float" office:value="10419.4784367411">
                <text:p>10419.4784367411</text:p>
              </table:table-cell>
              <table:table-cell office:value-type="float" office:value="121785.649999947">
                <text:p>121785.6499999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2861343740005">
                <text:p>39.2861343740005</text:p>
              </table:table-cell>
              <table:table-cell office:value-type="float" office:value="84949">
                <text:p>84949</text:p>
              </table:table-cell>
              <table:table-cell office:value-type="float" office:value="110436">
                <text:p>110436</text:p>
              </table:table-cell>
              <table:table-cell office:value-type="float" office:value="10376.3990759235">
                <text:p>10376.3990759235</text:p>
              </table:table-cell>
              <table:table-cell office:value-type="float" office:value="91809.2683998111">
                <text:p>91809.2683998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.4539290970006">
                <text:p>39.4539290970006</text:p>
              </table:table-cell>
              <table:table-cell office:value-type="float" office:value="86089">
                <text:p>86089</text:p>
              </table:table-cell>
              <table:table-cell office:value-type="float" office:value="107848">
                <text:p>107848</text:p>
              </table:table-cell>
              <table:table-cell office:value-type="float" office:value="10331.5761135307">
                <text:p>10331.5761135307</text:p>
              </table:table-cell>
              <table:table-cell office:value-type="float" office:value="126163.993999944">
                <text:p>126163.9939999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.6308393689997">
                <text:p>39.6308393689997</text:p>
              </table:table-cell>
              <table:table-cell office:value-type="float" office:value="87332">
                <text:p>87332</text:p>
              </table:table-cell>
              <table:table-cell office:value-type="float" office:value="63980">
                <text:p>63980</text:p>
              </table:table-cell>
              <table:table-cell office:value-type="float" office:value="10290.5773465207">
                <text:p>10290.5773465207</text:p>
              </table:table-cell>
              <table:table-cell office:value-type="float" office:value="136936.406799941">
                <text:p>136936.4067999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.8060675409997">
                <text:p>39.8060675409997</text:p>
              </table:table-cell>
              <table:table-cell office:value-type="float" office:value="88590">
                <text:p>88590</text:p>
              </table:table-cell>
              <table:table-cell office:value-type="float" office:value="161034">
                <text:p>161034</text:p>
              </table:table-cell>
              <table:table-cell office:value-type="float" office:value="10247.5752273425">
                <text:p>10247.5752273425</text:p>
              </table:table-cell>
              <table:table-cell office:value-type="float" office:value="105628.628800332">
                <text:p>105628.628800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.9143304240006">
                <text:p>39.9143304240006</text:p>
              </table:table-cell>
              <table:table-cell office:value-type="float" office:value="89376">
                <text:p>89376</text:p>
              </table:table-cell>
              <table:table-cell office:value-type="float" office:value="8744">
                <text:p>8744</text:p>
              </table:table-cell>
              <table:table-cell office:value-type="float" office:value="10208.1104331303">
                <text:p>10208.1104331303</text:p>
              </table:table-cell>
              <table:table-cell office:value-type="float" office:value="113452.782800596">
                <text:p>113452.7828005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.0756240800001">
                <text:p>40.0756240800001</text:p>
              </table:table-cell>
              <table:table-cell office:value-type="float" office:value="90550">
                <text:p>90550</text:p>
              </table:table-cell>
              <table:table-cell office:value-type="float" office:value="161120">
                <text:p>161120</text:p>
              </table:table-cell>
              <table:table-cell office:value-type="float" office:value="10166.4883465042">
                <text:p>10166.4883465042</text:p>
              </table:table-cell>
              <table:table-cell office:value-type="float" office:value="107774.150800105">
                <text:p>107774.1508001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.2449637210011">
                <text:p>40.2449637210011</text:p>
              </table:table-cell>
              <table:table-cell office:value-type="float" office:value="91778">
                <text:p>91778</text:p>
              </table:table-cell>
              <table:table-cell office:value-type="float" office:value="80824">
                <text:p>80824</text:p>
              </table:table-cell>
              <table:table-cell office:value-type="float" office:value="10123.2404284472">
                <text:p>10123.2404284472</text:p>
              </table:table-cell>
              <table:table-cell office:value-type="float" office:value="128298.051599995">
                <text:p>128298.0515999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.4140302600008">
                <text:p>40.4140302600008</text:p>
              </table:table-cell>
              <table:table-cell office:value-type="float" office:value="92986">
                <text:p>92986</text:p>
              </table:table-cell>
              <table:table-cell office:value-type="float" office:value="105192">
                <text:p>105192</text:p>
              </table:table-cell>
              <table:table-cell office:value-type="float" office:value="10083.7040052888">
                <text:p>10083.7040052888</text:p>
              </table:table-cell>
              <table:table-cell office:value-type="float" office:value="98871.8843997049">
                <text:p>98871.88439970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.5752632750009">
                <text:p>40.5752632750009</text:p>
              </table:table-cell>
              <table:table-cell office:value-type="float" office:value="94111">
                <text:p>94111</text:p>
              </table:table-cell>
              <table:table-cell office:value-type="float" office:value="142656">
                <text:p>142656</text:p>
              </table:table-cell>
              <table:table-cell office:value-type="float" office:value="10042.2718462063">
                <text:p>10042.2718462063</text:p>
              </table:table-cell>
              <table:table-cell office:value-type="float" office:value="128858.762400341">
                <text:p>128858.7624003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.7447983590009">
                <text:p>40.7447983590009</text:p>
              </table:table-cell>
              <table:table-cell office:value-type="float" office:value="95255">
                <text:p>95255</text:p>
              </table:table-cell>
              <table:table-cell office:value-type="float" office:value="107224">
                <text:p>107224</text:p>
              </table:table-cell>
              <table:table-cell office:value-type="float" office:value="9999.41944256702">
                <text:p>9999.41944256702</text:p>
              </table:table-cell>
              <table:table-cell office:value-type="float" office:value="100161.659600417">
                <text:p>100161.6596004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.9087863269997">
                <text:p>40.9087863269997</text:p>
              </table:table-cell>
              <table:table-cell office:value-type="float" office:value="96313">
                <text:p>96313</text:p>
              </table:table-cell>
              <table:table-cell office:value-type="float" office:value="88198">
                <text:p>88198</text:p>
              </table:table-cell>
              <table:table-cell office:value-type="float" office:value="9960.3198677791">
                <text:p>9960.3198677791</text:p>
              </table:table-cell>
              <table:table-cell office:value-type="float" office:value="97388.7548003404">
                <text:p>97388.75480034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.0698287699997">
                <text:p>41.0698287699997</text:p>
              </table:table-cell>
              <table:table-cell office:value-type="float" office:value="97296">
                <text:p>97296</text:p>
              </table:table-cell>
              <table:table-cell office:value-type="float" office:value="155112">
                <text:p>155112</text:p>
              </table:table-cell>
              <table:table-cell office:value-type="float" office:value="9919.47540641841">
                <text:p>9919.47540641841</text:p>
              </table:table-cell>
              <table:table-cell office:value-type="float" office:value="126922.203200229">
                <text:p>126922.2032002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.239311673">
                <text:p>41.239311673</text:p>
              </table:table-cell>
              <table:table-cell office:value-type="float" office:value="98262">
                <text:p>98262</text:p>
              </table:table-cell>
              <table:table-cell office:value-type="float" office:value="97614">
                <text:p>97614</text:p>
              </table:table-cell>
              <table:table-cell office:value-type="float" office:value="9877.32789795026">
                <text:p>9877.32789795026</text:p>
              </table:table-cell>
              <table:table-cell office:value-type="float" office:value="100164.999600383">
                <text:p>100164.9996003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.4062365760001">
                <text:p>41.4062365760001</text:p>
              </table:table-cell>
              <table:table-cell office:value-type="float" office:value="99136">
                <text:p>99136</text:p>
              </table:table-cell>
              <table:table-cell office:value-type="float" office:value="122776">
                <text:p>122776</text:p>
              </table:table-cell>
              <table:table-cell office:value-type="float" office:value="9838.90832320282">
                <text:p>9838.90832320282</text:p>
              </table:table-cell>
              <table:table-cell office:value-type="float" office:value="100821.895599802">
                <text:p>100821.8955998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.5853358340009">
                <text:p>41.5853358340009</text:p>
              </table:table-cell>
              <table:table-cell office:value-type="float" office:value="99978">
                <text:p>99978</text:p>
              </table:table-cell>
              <table:table-cell office:value-type="float" office:value="128948">
                <text:p>128948</text:p>
              </table:table-cell>
              <table:table-cell office:value-type="float" office:value="9798.83750193575">
                <text:p>9798.83750193575</text:p>
              </table:table-cell>
              <table:table-cell office:value-type="float" office:value="134669.263999967">
                <text:p>134669.2639999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.7052171760006">
                <text:p>41.7052171760006</text:p>
              </table:table-cell>
              <table:table-cell office:value-type="float" office:value="100484">
                <text:p>100484</text:p>
              </table:table-cell>
              <table:table-cell office:value-type="float" office:value="12000">
                <text:p>12000</text:p>
              </table:table-cell>
              <table:table-cell office:value-type="float" office:value="9762.14692462553">
                <text:p>9762.14692462553</text:p>
              </table:table-cell>
              <table:table-cell office:value-type="float" office:value="152583.369599597">
                <text:p>152583.3695995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.8651133349995">
                <text:p>41.8651133349995</text:p>
              </table:table-cell>
              <table:table-cell office:value-type="float" office:value="101079">
                <text:p>101079</text:p>
              </table:table-cell>
              <table:table-cell office:value-type="float" office:value="123872">
                <text:p>123872</text:p>
              </table:table-cell>
              <table:table-cell office:value-type="float" office:value="9723.59313778655">
                <text:p>9723.59313778655</text:p>
              </table:table-cell>
              <table:table-cell office:value-type="float" office:value="147612.921999826">
                <text:p>147612.9219998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.0380692700001">
                <text:p>42.0380692700001</text:p>
              </table:table-cell>
              <table:table-cell office:value-type="float" office:value="101619">
                <text:p>101619</text:p>
              </table:table-cell>
              <table:table-cell office:value-type="float" office:value="102074">
                <text:p>102074</text:p>
              </table:table-cell>
              <table:table-cell office:value-type="float" office:value="9683.63641499114">
                <text:p>9683.63641499114</text:p>
              </table:table-cell>
              <table:table-cell office:value-type="float" office:value="100107.419200504">
                <text:p>100107.4192005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.208019089001">
                <text:p>42.208019089001</text:p>
              </table:table-cell>
              <table:table-cell office:value-type="float" office:value="102040">
                <text:p>102040</text:p>
              </table:table-cell>
              <table:table-cell office:value-type="float" office:value="160084">
                <text:p>160084</text:p>
              </table:table-cell>
              <table:table-cell office:value-type="float" office:value="9647.14666168413">
                <text:p>9647.14666168413</text:p>
              </table:table-cell>
              <table:table-cell office:value-type="float" office:value="105080.086799717">
                <text:p>105080.0867997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.3775903429996">
                <text:p>42.3775903429996</text:p>
              </table:table-cell>
              <table:table-cell office:value-type="float" office:value="102348">
                <text:p>102348</text:p>
              </table:table-cell>
              <table:table-cell office:value-type="float" office:value="101616">
                <text:p>101616</text:p>
              </table:table-cell>
              <table:table-cell office:value-type="float" office:value="9608.97028443005">
                <text:p>9608.97028443005</text:p>
              </table:table-cell>
              <table:table-cell office:value-type="float" office:value="132189.298400044">
                <text:p>132189.2984000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.5491508119994">
                <text:p>42.5491508119994</text:p>
              </table:table-cell>
              <table:table-cell office:value-type="float" office:value="102544">
                <text:p>102544</text:p>
              </table:table-cell>
              <table:table-cell office:value-type="float" office:value="139738">
                <text:p>139738</text:p>
              </table:table-cell>
              <table:table-cell office:value-type="float" office:value="9569.52916872051">
                <text:p>9569.52916872051</text:p>
              </table:table-cell>
              <table:table-cell office:value-type="float" office:value="101305.097599834">
                <text:p>101305.0975998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.7238201069995">
                <text:p>42.7238201069995</text:p>
              </table:table-cell>
              <table:table-cell office:value-type="float" office:value="102625">
                <text:p>102625</text:p>
              </table:table-cell>
              <table:table-cell office:value-type="float" office:value="72158">
                <text:p>72158</text:p>
              </table:table-cell>
              <table:table-cell office:value-type="float" office:value="9533.55760727688">
                <text:p>9533.55760727688</text:p>
              </table:table-cell>
              <table:table-cell office:value-type="float" office:value="137543.610399734">
                <text:p>137543.6103997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.8801691240005">
                <text:p>42.8801691240005</text:p>
              </table:table-cell>
              <table:table-cell office:value-type="float" office:value="102596">
                <text:p>102596</text:p>
              </table:table-cell>
              <table:table-cell office:value-type="float" office:value="187672">
                <text:p>187672</text:p>
              </table:table-cell>
              <table:table-cell office:value-type="float" office:value="9496.00496432618">
                <text:p>9496.00496432618</text:p>
              </table:table-cell>
              <table:table-cell office:value-type="float" office:value="129332.824399899">
                <text:p>129332.8243998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.0458484320006">
                <text:p>43.0458484320006</text:p>
              </table:table-cell>
              <table:table-cell office:value-type="float" office:value="102463">
                <text:p>102463</text:p>
              </table:table-cell>
              <table:table-cell office:value-type="float" office:value="67610">
                <text:p>67610</text:p>
              </table:table-cell>
              <table:table-cell office:value-type="float" office:value="9457.26908774001">
                <text:p>9457.26908774001</text:p>
              </table:table-cell>
              <table:table-cell office:value-type="float" office:value="125402.581200615">
                <text:p>125402.5812006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.2026380139996">
                <text:p>43.2026380139996</text:p>
              </table:table-cell>
              <table:table-cell office:value-type="float" office:value="102243">
                <text:p>102243</text:p>
              </table:table-cell>
              <table:table-cell office:value-type="float" office:value="150198">
                <text:p>150198</text:p>
              </table:table-cell>
              <table:table-cell office:value-type="float" office:value="9421.96376207136">
                <text:p>9421.96376207136</text:p>
              </table:table-cell>
              <table:table-cell office:value-type="float" office:value="95823.0083997478">
                <text:p>95823.00839974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.3664669200007">
                <text:p>43.3664669200007</text:p>
              </table:table-cell>
              <table:table-cell office:value-type="float" office:value="101920">
                <text:p>101920</text:p>
              </table:table-cell>
              <table:table-cell office:value-type="float" office:value="106318">
                <text:p>106318</text:p>
              </table:table-cell>
              <table:table-cell office:value-type="float" office:value="9385.14606739381">
                <text:p>9385.14606739381</text:p>
              </table:table-cell>
              <table:table-cell office:value-type="float" office:value="125377.39679974">
                <text:p>125377.396799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.5278477659995">
                <text:p>43.5278477659995</text:p>
              </table:table-cell>
              <table:table-cell office:value-type="float" office:value="101513">
                <text:p>101513</text:p>
              </table:table-cell>
              <table:table-cell office:value-type="float" office:value="148362">
                <text:p>148362</text:p>
              </table:table-cell>
              <table:table-cell office:value-type="float" office:value="9351.43482626528">
                <text:p>9351.43482626528</text:p>
              </table:table-cell>
              <table:table-cell office:value-type="float" office:value="98587.0767995948">
                <text:p>98587.07679959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.6361054589997">
                <text:p>43.6361054589997</text:p>
              </table:table-cell>
              <table:table-cell office:value-type="float" office:value="101194">
                <text:p>101194</text:p>
              </table:table-cell>
              <table:table-cell office:value-type="float" office:value="53078">
                <text:p>53078</text:p>
              </table:table-cell>
              <table:table-cell office:value-type="float" office:value="9316.01024633332">
                <text:p>9316.01024633332</text:p>
              </table:table-cell>
              <table:table-cell office:value-type="float" office:value="107074.834399828">
                <text:p>107074.8343998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.7418031910001">
                <text:p>43.7418031910001</text:p>
              </table:table-cell>
              <table:table-cell office:value-type="float" office:value="100849">
                <text:p>100849</text:p>
              </table:table-cell>
              <table:table-cell office:value-type="float" office:value="14400">
                <text:p>14400</text:p>
              </table:table-cell>
              <table:table-cell office:value-type="float" office:value="9283.4718126273">
                <text:p>9283.4718126273</text:p>
              </table:table-cell>
              <table:table-cell office:value-type="float" office:value="148874.133599747">
                <text:p>148874.1335997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.8977752930005">
                <text:p>43.8977752930005</text:p>
              </table:table-cell>
              <table:table-cell office:value-type="float" office:value="100282">
                <text:p>100282</text:p>
              </table:table-cell>
              <table:table-cell office:value-type="float" office:value="186226">
                <text:p>186226</text:p>
              </table:table-cell>
              <table:table-cell office:value-type="float" office:value="9253.26146836668">
                <text:p>9253.26146836668</text:p>
              </table:table-cell>
              <table:table-cell office:value-type="float" office:value="104844.44360045">
                <text:p>104844.443600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.0618127420003">
                <text:p>44.0618127420003</text:p>
              </table:table-cell>
              <table:table-cell office:value-type="float" office:value="99621">
                <text:p>99621</text:p>
              </table:table-cell>
              <table:table-cell office:value-type="float" office:value="63598">
                <text:p>63598</text:p>
              </table:table-cell>
              <table:table-cell office:value-type="float" office:value="9220.79099287516">
                <text:p>9220.79099287516</text:p>
              </table:table-cell>
              <table:table-cell office:value-type="float" office:value="124838.150400319">
                <text:p>124838.1504003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.2244809240001">
                <text:p>44.2244809240001</text:p>
              </table:table-cell>
              <table:table-cell office:value-type="float" office:value="98906">
                <text:p>98906</text:p>
              </table:table-cell>
              <table:table-cell office:value-type="float" office:value="145928">
                <text:p>145928</text:p>
              </table:table-cell>
              <table:table-cell office:value-type="float" office:value="9190.69175121623">
                <text:p>9190.69175121623</text:p>
              </table:table-cell>
              <table:table-cell office:value-type="float" office:value="98849.6319994738">
                <text:p>98849.63199947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.3840055780001">
                <text:p>44.3840055780001</text:p>
              </table:table-cell>
              <table:table-cell office:value-type="float" office:value="98158">
                <text:p>98158</text:p>
              </table:table-cell>
              <table:table-cell office:value-type="float" office:value="108156">
                <text:p>108156</text:p>
              </table:table-cell>
              <table:table-cell office:value-type="float" office:value="9158.42247546508">
                <text:p>9158.42247546508</text:p>
              </table:table-cell>
              <table:table-cell office:value-type="float" office:value="125561.931200355">
                <text:p>125561.9312003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.5559329810003">
                <text:p>44.5559329810003</text:p>
              </table:table-cell>
              <table:table-cell office:value-type="float" office:value="97310">
                <text:p>97310</text:p>
              </table:table-cell>
              <table:table-cell office:value-type="float" office:value="142970">
                <text:p>142970</text:p>
              </table:table-cell>
              <table:table-cell office:value-type="float" office:value="9124.49078936083">
                <text:p>9124.49078936083</text:p>
              </table:table-cell>
              <table:table-cell office:value-type="float" office:value="101354.734000051">
                <text:p>101354.734000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.7326356310005">
                <text:p>44.7326356310005</text:p>
              </table:table-cell>
              <table:table-cell office:value-type="float" office:value="96404">
                <text:p>96404</text:p>
              </table:table-cell>
              <table:table-cell office:value-type="float" office:value="60546">
                <text:p>60546</text:p>
              </table:table-cell>
              <table:table-cell office:value-type="float" office:value="9093.31460458283">
                <text:p>9093.31460458283</text:p>
              </table:table-cell>
              <table:table-cell office:value-type="float" office:value="109221.796000202">
                <text:p>109221.7960002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.8950415399995">
                <text:p>44.8950415399995</text:p>
              </table:table-cell>
              <table:table-cell office:value-type="float" office:value="95554">
                <text:p>95554</text:p>
              </table:table-cell>
              <table:table-cell office:value-type="float" office:value="172116">
                <text:p>172116</text:p>
              </table:table-cell>
              <table:table-cell office:value-type="float" office:value="9060.36596938056">
                <text:p>9060.36596938056</text:p>
              </table:table-cell>
              <table:table-cell office:value-type="float" office:value="132901.522800239">
                <text:p>132901.5228002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.0640635079999">
                <text:p>45.0640635079999</text:p>
              </table:table-cell>
              <table:table-cell office:value-type="float" office:value="94661">
                <text:p>94661</text:p>
              </table:table-cell>
              <table:table-cell office:value-type="float" office:value="85654">
                <text:p>85654</text:p>
              </table:table-cell>
              <table:table-cell office:value-type="float" office:value="9026.07055328222">
                <text:p>9026.07055328222</text:p>
              </table:table-cell>
              <table:table-cell office:value-type="float" office:value="128654.907999589">
                <text:p>128654.9079995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.2474188270007">
                <text:p>45.2474188270007</text:p>
              </table:table-cell>
              <table:table-cell office:value-type="float" office:value="93699">
                <text:p>93699</text:p>
              </table:table-cell>
              <table:table-cell office:value-type="float" office:value="121346">
                <text:p>121346</text:p>
              </table:table-cell>
              <table:table-cell office:value-type="float" office:value="9433.24582315675">
                <text:p>9433.24582315675</text:p>
              </table:table-cell>
              <table:table-cell office:value-type="float" office:value="106226.504400547">
                <text:p>106226.5044005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.4173380150005">
                <text:p>45.4173380150005</text:p>
              </table:table-cell>
              <table:table-cell office:value-type="float" office:value="92825">
                <text:p>92825</text:p>
              </table:table-cell>
              <table:table-cell office:value-type="float" office:value="144906">
                <text:p>144906</text:p>
              </table:table-cell>
              <table:table-cell office:value-type="float" office:value="9754.1021772892">
                <text:p>9754.1021772892</text:p>
              </table:table-cell>
              <table:table-cell office:value-type="float" office:value="107165.879599779">
                <text:p>107165.8795997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.5296474259994">
                <text:p>45.5296474259994</text:p>
              </table:table-cell>
              <table:table-cell office:value-type="float" office:value="92262">
                <text:p>92262</text:p>
              </table:table-cell>
              <table:table-cell office:value-type="float" office:value="44892">
                <text:p>44892</text:p>
              </table:table-cell>
              <table:table-cell office:value-type="float" office:value="10005.9249136375">
                <text:p>10005.9249136375</text:p>
              </table:table-cell>
              <table:table-cell office:value-type="float" office:value="112208.767599805">
                <text:p>112208.7675998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.6316834049994">
                <text:p>45.6316834049994</text:p>
              </table:table-cell>
              <table:table-cell office:value-type="float" office:value="91766">
                <text:p>91766</text:p>
              </table:table-cell>
              <table:table-cell office:value-type="float" office:value="21762">
                <text:p>21762</text:p>
              </table:table-cell>
              <table:table-cell office:value-type="float" office:value="10202.5421287122">
                <text:p>10202.5421287122</text:p>
              </table:table-cell>
              <table:table-cell office:value-type="float" office:value="151991.274399916">
                <text:p>151991.2743999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.7920449490011">
                <text:p>45.7920449490011</text:p>
              </table:table-cell>
              <table:table-cell office:value-type="float" office:value="91018">
                <text:p>91018</text:p>
              </table:table-cell>
              <table:table-cell office:value-type="float" office:value="58214">
                <text:p>58214</text:p>
              </table:table-cell>
              <table:table-cell office:value-type="float" office:value="10350.2175104096">
                <text:p>10350.2175104096</text:p>
              </table:table-cell>
              <table:table-cell office:value-type="float" office:value="183177.690799494">
                <text:p>183177.6907994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.9448752540011">
                <text:p>45.9448752540011</text:p>
              </table:table-cell>
              <table:table-cell office:value-type="float" office:value="90350">
                <text:p>90350</text:p>
              </table:table-cell>
              <table:table-cell office:value-type="float" office:value="169132">
                <text:p>169132</text:p>
              </table:table-cell>
              <table:table-cell office:value-type="float" office:value="10458.8232458004">
                <text:p>10458.8232458004</text:p>
              </table:table-cell>
              <table:table-cell office:value-type="float" office:value="95896.1487995111">
                <text:p>95896.14879951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0455945459999">
                <text:p>46.0455945459999</text:p>
              </table:table-cell>
              <table:table-cell office:value-type="float" office:value="89938">
                <text:p>89938</text:p>
              </table:table-cell>
              <table:table-cell office:value-type="float" office:value="70634">
                <text:p>70634</text:p>
              </table:table-cell>
              <table:table-cell office:value-type="float" office:value="10540.9716401186">
                <text:p>10540.9716401186</text:p>
              </table:table-cell>
              <table:table-cell office:value-type="float" office:value="98159.1479998315">
                <text:p>98159.14799983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.1969095029999">
                <text:p>46.1969095029999</text:p>
              </table:table-cell>
              <table:table-cell office:value-type="float" office:value="89365">
                <text:p>89365</text:p>
              </table:table-cell>
              <table:table-cell office:value-type="float" office:value="79576">
                <text:p>79576</text:p>
              </table:table-cell>
              <table:table-cell office:value-type="float" office:value="10601.974709058">
                <text:p>10601.974709058</text:p>
              </table:table-cell>
              <table:table-cell office:value-type="float" office:value="130411.71320001">
                <text:p>130411.7132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.3590636389999">
                <text:p>46.3590636389999</text:p>
              </table:table-cell>
              <table:table-cell office:value-type="float" office:value="88820">
                <text:p>88820</text:p>
              </table:table-cell>
              <table:table-cell office:value-type="float" office:value="96324">
                <text:p>96324</text:p>
              </table:table-cell>
              <table:table-cell office:value-type="float" office:value="10641.4069810693">
                <text:p>10641.4069810693</text:p>
              </table:table-cell>
              <table:table-cell office:value-type="float" office:value="125391.140800639">
                <text:p>125391.1408006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.528189568">
                <text:p>46.528189568</text:p>
              </table:table-cell>
              <table:table-cell office:value-type="float" office:value="88335">
                <text:p>88335</text:p>
              </table:table-cell>
              <table:table-cell office:value-type="float" office:value="122496">
                <text:p>122496</text:p>
              </table:table-cell>
              <table:table-cell office:value-type="float" office:value="10668.2979986486">
                <text:p>10668.2979986486</text:p>
              </table:table-cell>
              <table:table-cell office:value-type="float" office:value="99384.9703998421">
                <text:p>99384.97039984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.697401368001">
                <text:p>46.697401368001</text:p>
              </table:table-cell>
              <table:table-cell office:value-type="float" office:value="87942">
                <text:p>87942</text:p>
              </table:table-cell>
              <table:table-cell office:value-type="float" office:value="121896">
                <text:p>121896</text:p>
              </table:table-cell>
              <table:table-cell office:value-type="float" office:value="10680.5611457">
                <text:p>10680.5611457</text:p>
              </table:table-cell>
              <table:table-cell office:value-type="float" office:value="102746.810400276">
                <text:p>102746.8104002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.8613355760008">
                <text:p>46.8613355760008</text:p>
              </table:table-cell>
              <table:table-cell office:value-type="float" office:value="87655">
                <text:p>87655</text:p>
              </table:table-cell>
              <table:table-cell office:value-type="float" office:value="58144">
                <text:p>58144</text:p>
              </table:table-cell>
              <table:table-cell office:value-type="float" office:value="10681.2010533121">
                <text:p>10681.2010533121</text:p>
              </table:table-cell>
              <table:table-cell office:value-type="float" office:value="132226.298800379">
                <text:p>132226.2988003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7.0004141560003">
                <text:p>47.0004141560003</text:p>
              </table:table-cell>
              <table:table-cell office:value-type="float" office:value="87489">
                <text:p>87489</text:p>
              </table:table-cell>
              <table:table-cell office:value-type="float" office:value="161484">
                <text:p>161484</text:p>
              </table:table-cell>
              <table:table-cell office:value-type="float" office:value="10677.1570046966">
                <text:p>10677.1570046966</text:p>
              </table:table-cell>
              <table:table-cell office:value-type="float" office:value="117686.060800042">
                <text:p>117686.0608000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7.155005392">
                <text:p>47.155005392</text:p>
              </table:table-cell>
              <table:table-cell office:value-type="float" office:value="87389">
                <text:p>87389</text:p>
              </table:table-cell>
              <table:table-cell office:value-type="float" office:value="37826">
                <text:p>37826</text:p>
              </table:table-cell>
              <table:table-cell office:value-type="float" office:value="10664.8678542881">
                <text:p>10664.8678542881</text:p>
              </table:table-cell>
              <table:table-cell office:value-type="float" office:value="115264.000000025">
                <text:p>115264.0000000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7.3019400659996">
                <text:p>47.3019400659996</text:p>
              </table:table-cell>
              <table:table-cell office:value-type="float" office:value="87379">
                <text:p>87379</text:p>
              </table:table-cell>
              <table:table-cell office:value-type="float" office:value="144352">
                <text:p>144352</text:p>
              </table:table-cell>
              <table:table-cell office:value-type="float" office:value="10650.5383512271">
                <text:p>10650.5383512271</text:p>
              </table:table-cell>
              <table:table-cell office:value-type="float" office:value="89233.6771998089">
                <text:p>89233.67719980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7.4664128900004">
                <text:p>47.4664128900004</text:p>
              </table:table-cell>
              <table:table-cell office:value-type="float" office:value="87468">
                <text:p>87468</text:p>
              </table:table-cell>
              <table:table-cell office:value-type="float" office:value="83226">
                <text:p>83226</text:p>
              </table:table-cell>
              <table:table-cell office:value-type="float" office:value="10630.1353223319">
                <text:p>10630.1353223319</text:p>
              </table:table-cell>
              <table:table-cell office:value-type="float" office:value="121402.357199986">
                <text:p>121402.3571999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.5772623530011">
                <text:p>47.5772623530011</text:p>
              </table:table-cell>
              <table:table-cell office:value-type="float" office:value="87589">
                <text:p>87589</text:p>
              </table:table-cell>
              <table:table-cell office:value-type="float" office:value="79426">
                <text:p>79426</text:p>
              </table:table-cell>
              <table:table-cell office:value-type="float" office:value="10609.3714157602">
                <text:p>10609.3714157602</text:p>
              </table:table-cell>
              <table:table-cell office:value-type="float" office:value="137060.412400024">
                <text:p>137060.4124000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.6783320400009">
                <text:p>47.6783320400009</text:p>
              </table:table-cell>
              <table:table-cell office:value-type="float" office:value="87741">
                <text:p>87741</text:p>
              </table:table-cell>
              <table:table-cell office:value-type="float" office:value="73732">
                <text:p>73732</text:p>
              </table:table-cell>
              <table:table-cell office:value-type="float" office:value="10588.3374687426">
                <text:p>10588.3374687426</text:p>
              </table:table-cell>
              <table:table-cell office:value-type="float" office:value="113615.108399972">
                <text:p>113615.1083999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.8388282460001">
                <text:p>47.8388282460001</text:p>
              </table:table-cell>
              <table:table-cell office:value-type="float" office:value="88064">
                <text:p>88064</text:p>
              </table:table-cell>
              <table:table-cell office:value-type="float" office:value="55604">
                <text:p>55604</text:p>
              </table:table-cell>
              <table:table-cell office:value-type="float" office:value="10562.7201841991">
                <text:p>10562.7201841991</text:p>
              </table:table-cell>
              <table:table-cell office:value-type="float" office:value="146564.206000039">
                <text:p>146564.2060000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.978893128">
                <text:p>47.978893128</text:p>
              </table:table-cell>
              <table:table-cell office:value-type="float" office:value="88428">
                <text:p>88428</text:p>
              </table:table-cell>
              <table:table-cell office:value-type="float" office:value="129174">
                <text:p>129174</text:p>
              </table:table-cell>
              <table:table-cell office:value-type="float" office:value="10537.8588195931">
                <text:p>10537.8588195931</text:p>
              </table:table-cell>
              <table:table-cell office:value-type="float" office:value="119159.774400032">
                <text:p>119159.7744000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.1361354660003">
                <text:p>48.1361354660003</text:p>
              </table:table-cell>
              <table:table-cell office:value-type="float" office:value="88924">
                <text:p>88924</text:p>
              </table:table-cell>
              <table:table-cell office:value-type="float" office:value="70308">
                <text:p>70308</text:p>
              </table:table-cell>
              <table:table-cell office:value-type="float" office:value="10509.2891346766">
                <text:p>10509.2891346766</text:p>
              </table:table-cell>
              <table:table-cell office:value-type="float" office:value="116904.744000203">
                <text:p>116904.7440002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.2910247849995">
                <text:p>48.2910247849995</text:p>
              </table:table-cell>
              <table:table-cell office:value-type="float" office:value="89500">
                <text:p>89500</text:p>
              </table:table-cell>
              <table:table-cell office:value-type="float" office:value="144784">
                <text:p>144784</text:p>
              </table:table-cell>
              <table:table-cell office:value-type="float" office:value="10482.1201044218">
                <text:p>10482.1201044218</text:p>
              </table:table-cell>
              <table:table-cell office:value-type="float" office:value="93114.7076000343">
                <text:p>93114.70760003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.4534533740007">
                <text:p>48.4534533740007</text:p>
              </table:table-cell>
              <table:table-cell office:value-type="float" office:value="90194">
                <text:p>90194</text:p>
              </table:table-cell>
              <table:table-cell office:value-type="float" office:value="88264">
                <text:p>88264</text:p>
              </table:table-cell>
              <table:table-cell office:value-type="float" office:value="10451.8117860167">
                <text:p>10451.8117860167</text:p>
              </table:table-cell>
              <table:table-cell office:value-type="float" office:value="123038.612800156">
                <text:p>123038.6128001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8.608799439">
                <text:p>48.608799439</text:p>
              </table:table-cell>
              <table:table-cell office:value-type="float" office:value="90939">
                <text:p>90939</text:p>
              </table:table-cell>
              <table:table-cell office:value-type="float" office:value="113434">
                <text:p>113434</text:p>
              </table:table-cell>
              <table:table-cell office:value-type="float" office:value="10423.3050989165">
                <text:p>10423.3050989165</text:p>
              </table:table-cell>
              <table:table-cell office:value-type="float" office:value="93272.2536002984">
                <text:p>93272.25360029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.7818888759994">
                <text:p>48.7818888759994</text:p>
              </table:table-cell>
              <table:table-cell office:value-type="float" office:value="91853">
                <text:p>91853</text:p>
              </table:table-cell>
              <table:table-cell office:value-type="float" office:value="112354">
                <text:p>112354</text:p>
              </table:table-cell>
              <table:table-cell office:value-type="float" office:value="10392.0321694823">
                <text:p>10392.0321694823</text:p>
              </table:table-cell>
              <table:table-cell office:value-type="float" office:value="128177.998399769">
                <text:p>128177.9983997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.8830099429997">
                <text:p>48.8830099429997</text:p>
              </table:table-cell>
              <table:table-cell office:value-type="float" office:value="92426">
                <text:p>92426</text:p>
              </table:table-cell>
              <table:table-cell office:value-type="float" office:value="87316">
                <text:p>87316</text:p>
              </table:table-cell>
              <table:table-cell office:value-type="float" office:value="10362.8060634547">
                <text:p>10362.8060634547</text:p>
              </table:table-cell>
              <table:table-cell office:value-type="float" office:value="108144.095199532">
                <text:p>108144.0951995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.0287829530007">
                <text:p>49.0287829530007</text:p>
              </table:table-cell>
              <table:table-cell office:value-type="float" office:value="93298">
                <text:p>93298</text:p>
              </table:table-cell>
              <table:table-cell office:value-type="float" office:value="89762">
                <text:p>89762</text:p>
              </table:table-cell>
              <table:table-cell office:value-type="float" office:value="10335.2346258149">
                <text:p>10335.2346258149</text:p>
              </table:table-cell>
              <table:table-cell office:value-type="float" office:value="98736.1268002132">
                <text:p>98736.12680021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.1815878779998">
                <text:p>49.1815878779998</text:p>
              </table:table-cell>
              <table:table-cell office:value-type="float" office:value="94262">
                <text:p>94262</text:p>
              </table:table-cell>
              <table:table-cell office:value-type="float" office:value="59616">
                <text:p>59616</text:p>
              </table:table-cell>
              <table:table-cell office:value-type="float" office:value="10304.8475784523">
                <text:p>10304.8475784523</text:p>
              </table:table-cell>
              <table:table-cell office:value-type="float" office:value="120274.272000097">
                <text:p>120274.2720000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.3328628340005">
                <text:p>49.3328628340005</text:p>
              </table:table-cell>
              <table:table-cell office:value-type="float" office:value="95262">
                <text:p>95262</text:p>
              </table:table-cell>
              <table:table-cell office:value-type="float" office:value="138408">
                <text:p>138408</text:p>
              </table:table-cell>
              <table:table-cell office:value-type="float" office:value="10276.3983879651">
                <text:p>10276.3983879651</text:p>
              </table:table-cell>
              <table:table-cell office:value-type="float" office:value="89878.9692000719">
                <text:p>89878.9692000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.5343889600008">
                <text:p>49.5343889600008</text:p>
              </table:table-cell>
              <table:table-cell office:value-type="float" office:value="96650">
                <text:p>96650</text:p>
              </table:table-cell>
              <table:table-cell office:value-type="float" office:value="97590">
                <text:p>97590</text:p>
              </table:table-cell>
              <table:table-cell office:value-type="float" office:value="10241.3207305741">
                <text:p>10241.3207305741</text:p>
              </table:table-cell>
              <table:table-cell office:value-type="float" office:value="137868.817999697">
                <text:p>137868.8179996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.692296915">
                <text:p>49.692296915</text:p>
              </table:table-cell>
              <table:table-cell office:value-type="float" office:value="97770">
                <text:p>97770</text:p>
              </table:table-cell>
              <table:table-cell office:value-type="float" office:value="133922">
                <text:p>133922</text:p>
              </table:table-cell>
              <table:table-cell office:value-type="float" office:value="10209.1856167173">
                <text:p>10209.1856167173</text:p>
              </table:table-cell>
              <table:table-cell office:value-type="float" office:value="108728.826399602">
                <text:p>108728.826399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.8542580690009">
                <text:p>49.8542580690009</text:p>
              </table:table-cell>
              <table:table-cell office:value-type="float" office:value="98939">
                <text:p>98939</text:p>
              </table:table-cell>
              <table:table-cell office:value-type="float" office:value="109552">
                <text:p>109552</text:p>
              </table:table-cell>
              <table:table-cell office:value-type="float" office:value="10175.3806218879">
                <text:p>10175.3806218879</text:p>
              </table:table-cell>
              <table:table-cell office:value-type="float" office:value="123489.938399871">
                <text:p>123489.9383998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.0118671910004">
                <text:p>50.0118671910004</text:p>
              </table:table-cell>
              <table:table-cell office:value-type="float" office:value="100086">
                <text:p>100086</text:p>
              </table:table-cell>
              <table:table-cell office:value-type="float" office:value="86148">
                <text:p>86148</text:p>
              </table:table-cell>
              <table:table-cell office:value-type="float" office:value="10144.3125135424">
                <text:p>10144.3125135424</text:p>
              </table:table-cell>
              <table:table-cell office:value-type="float" office:value="127274.503600347">
                <text:p>127274.5036003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.1781752759998">
                <text:p>50.1781752759998</text:p>
              </table:table-cell>
              <table:table-cell office:value-type="float" office:value="101295">
                <text:p>101295</text:p>
              </table:table-cell>
              <table:table-cell office:value-type="float" office:value="118930">
                <text:p>118930</text:p>
              </table:table-cell>
              <table:table-cell office:value-type="float" office:value="10111.4579948659">
                <text:p>10111.4579948659</text:p>
              </table:table-cell>
              <table:table-cell office:value-type="float" office:value="96481.6519997839">
                <text:p>96481.65199978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.3332526480008">
                <text:p>50.3332526480008</text:p>
              </table:table-cell>
              <table:table-cell office:value-type="float" office:value="102411">
                <text:p>102411</text:p>
              </table:table-cell>
              <table:table-cell office:value-type="float" office:value="138210">
                <text:p>138210</text:p>
              </table:table-cell>
              <table:table-cell office:value-type="float" office:value="10081.1982684026">
                <text:p>10081.1982684026</text:p>
              </table:table-cell>
              <table:table-cell office:value-type="float" office:value="125778.173600702">
                <text:p>125778.1736007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0.4994732920004">
                <text:p>50.4994732920004</text:p>
              </table:table-cell>
              <table:table-cell office:value-type="float" office:value="103586">
                <text:p>103586</text:p>
              </table:table-cell>
              <table:table-cell office:value-type="float" office:value="114340">
                <text:p>114340</text:p>
              </table:table-cell>
              <table:table-cell office:value-type="float" office:value="10049.0855988491">
                <text:p>10049.0855988491</text:p>
              </table:table-cell>
              <table:table-cell office:value-type="float" office:value="124787.805599772">
                <text:p>124787.8055997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.6544879430003">
                <text:p>50.6544879430003</text:p>
              </table:table-cell>
              <table:table-cell office:value-type="float" office:value="104651">
                <text:p>104651</text:p>
              </table:table-cell>
              <table:table-cell office:value-type="float" office:value="147644">
                <text:p>147644</text:p>
              </table:table-cell>
              <table:table-cell office:value-type="float" office:value="10015.5530640595">
                <text:p>10015.5530640595</text:p>
              </table:table-cell>
              <table:table-cell office:value-type="float" office:value="125213.542800338">
                <text:p>125213.542800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.8211882730011">
                <text:p>50.8211882730011</text:p>
              </table:table-cell>
              <table:table-cell office:value-type="float" office:value="105754">
                <text:p>105754</text:p>
              </table:table-cell>
              <table:table-cell office:value-type="float" office:value="111778">
                <text:p>111778</text:p>
              </table:table-cell>
              <table:table-cell office:value-type="float" office:value="9984.82903901882">
                <text:p>9984.82903901882</text:p>
              </table:table-cell>
              <table:table-cell office:value-type="float" office:value="125258.743199811">
                <text:p>125258.7431998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.9999626980007">
                <text:p>50.9999626980007</text:p>
              </table:table-cell>
              <table:table-cell office:value-type="float" office:value="106877">
                <text:p>106877</text:p>
              </table:table-cell>
              <table:table-cell office:value-type="float" office:value="81056">
                <text:p>81056</text:p>
              </table:table-cell>
              <table:table-cell office:value-type="float" office:value="9952.49977345474">
                <text:p>9952.49977345474</text:p>
              </table:table-cell>
              <table:table-cell office:value-type="float" office:value="165483.739999763">
                <text:p>165483.7399997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167371077001">
                <text:p>51.167371077001</text:p>
              </table:table-cell>
              <table:table-cell office:value-type="float" office:value="107861">
                <text:p>107861</text:p>
              </table:table-cell>
              <table:table-cell office:value-type="float" office:value="156852">
                <text:p>156852</text:p>
              </table:table-cell>
              <table:table-cell office:value-type="float" office:value="9918.94698119041">
                <text:p>9918.94698119041</text:p>
              </table:table-cell>
              <table:table-cell office:value-type="float" office:value="136376.184399705">
                <text:p>136376.1843997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2724731809994">
                <text:p>51.2724731809994</text:p>
              </table:table-cell>
              <table:table-cell office:value-type="float" office:value="108442">
                <text:p>108442</text:p>
              </table:table-cell>
              <table:table-cell office:value-type="float" office:value="49856">
                <text:p>49856</text:p>
              </table:table-cell>
              <table:table-cell office:value-type="float" office:value="9888.28258495233">
                <text:p>9888.28258495233</text:p>
              </table:table-cell>
              <table:table-cell office:value-type="float" office:value="109049.837600469">
                <text:p>109049.8376004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3768906280002">
                <text:p>51.3768906280002</text:p>
              </table:table-cell>
              <table:table-cell office:value-type="float" office:value="108988">
                <text:p>108988</text:p>
              </table:table-cell>
              <table:table-cell office:value-type="float" office:value="23784">
                <text:p>23784</text:p>
              </table:table-cell>
              <table:table-cell office:value-type="float" office:value="9859.94380675329">
                <text:p>9859.94380675329</text:p>
              </table:table-cell>
              <table:table-cell office:value-type="float" office:value="149309.386800451">
                <text:p>149309.3868004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5307486649999">
                <text:p>51.5307486649999</text:p>
              </table:table-cell>
              <table:table-cell office:value-type="float" office:value="109732">
                <text:p>109732</text:p>
              </table:table-cell>
              <table:table-cell office:value-type="float" office:value="165914">
                <text:p>165914</text:p>
              </table:table-cell>
              <table:table-cell office:value-type="float" office:value="9833.48033723142">
                <text:p>9833.48033723142</text:p>
              </table:table-cell>
              <table:table-cell office:value-type="float" office:value="142977.075200179">
                <text:p>142977.0752001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6971077809994">
                <text:p>51.6971077809994</text:p>
              </table:table-cell>
              <table:table-cell office:value-type="float" office:value="110451">
                <text:p>110451</text:p>
              </table:table-cell>
              <table:table-cell office:value-type="float" office:value="106992">
                <text:p>106992</text:p>
              </table:table-cell>
              <table:table-cell office:value-type="float" office:value="9804.76876590917">
                <text:p>9804.76876590917</text:p>
              </table:table-cell>
              <table:table-cell office:value-type="float" office:value="124111.145600182">
                <text:p>124111.1456001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8515881660005">
                <text:p>51.8515881660005</text:p>
              </table:table-cell>
              <table:table-cell office:value-type="float" office:value="111033">
                <text:p>111033</text:p>
              </table:table-cell>
              <table:table-cell office:value-type="float" office:value="138496">
                <text:p>138496</text:p>
              </table:table-cell>
              <table:table-cell office:value-type="float" office:value="9774.31694322927">
                <text:p>9774.31694322927</text:p>
              </table:table-cell>
              <table:table-cell office:value-type="float" office:value="126440.717600053">
                <text:p>126440.7176000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.0155602529994">
                <text:p>52.0155602529994</text:p>
              </table:table-cell>
              <table:table-cell office:value-type="float" office:value="111555">
                <text:p>111555</text:p>
              </table:table-cell>
              <table:table-cell office:value-type="float" office:value="78568">
                <text:p>78568</text:p>
              </table:table-cell>
              <table:table-cell office:value-type="float" office:value="9746.2358281865">
                <text:p>9746.2358281865</text:p>
              </table:table-cell>
              <table:table-cell office:value-type="float" office:value="127483.709999797">
                <text:p>127483.7099997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2.1633074870006">
                <text:p>52.1633074870006</text:p>
              </table:table-cell>
              <table:table-cell office:value-type="float" office:value="111940">
                <text:p>111940</text:p>
              </table:table-cell>
              <table:table-cell office:value-type="float" office:value="145898">
                <text:p>145898</text:p>
              </table:table-cell>
              <table:table-cell office:value-type="float" office:value="9716.3744590943">
                <text:p>9716.3744590943</text:p>
              </table:table-cell>
              <table:table-cell office:value-type="float" office:value="124080.421600229">
                <text:p>124080.4216002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2.3282224859995">
                <text:p>52.3282224859995</text:p>
              </table:table-cell>
              <table:table-cell office:value-type="float" office:value="112270">
                <text:p>112270</text:p>
              </table:table-cell>
              <table:table-cell office:value-type="float" office:value="87778">
                <text:p>87778</text:p>
              </table:table-cell>
              <table:table-cell office:value-type="float" office:value="9688.80837953598">
                <text:p>9688.80837953598</text:p>
              </table:table-cell>
              <table:table-cell office:value-type="float" office:value="123823.638400063">
                <text:p>123823.6384000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2.4933188569994">
                <text:p>52.4933188569994</text:p>
              </table:table-cell>
              <table:table-cell office:value-type="float" office:value="112493">
                <text:p>112493</text:p>
              </table:table-cell>
              <table:table-cell office:value-type="float" office:value="143302">
                <text:p>143302</text:p>
              </table:table-cell>
              <table:table-cell office:value-type="float" office:value="9659.44365019367">
                <text:p>9659.44365019367</text:p>
              </table:table-cell>
              <table:table-cell office:value-type="float" office:value="130534.558399813">
                <text:p>130534.5583998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2.6664273740007">
                <text:p>52.6664273740007</text:p>
              </table:table-cell>
              <table:table-cell office:value-type="float" office:value="112611">
                <text:p>112611</text:p>
              </table:table-cell>
              <table:table-cell office:value-type="float" office:value="134226">
                <text:p>134226</text:p>
              </table:table-cell>
              <table:table-cell office:value-type="float" office:value="9628.69560456558">
                <text:p>9628.69560456558</text:p>
              </table:table-cell>
              <table:table-cell office:value-type="float" office:value="131940.695200319">
                <text:p>131940.6952003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.8361351000003">
                <text:p>52.8361351000003</text:p>
              </table:table-cell>
              <table:table-cell office:value-type="float" office:value="112613">
                <text:p>112613</text:p>
              </table:table-cell>
              <table:table-cell office:value-type="float" office:value="123728">
                <text:p>123728</text:p>
              </table:table-cell>
              <table:table-cell office:value-type="float" office:value="9596.89587759186">
                <text:p>9596.89587759186</text:p>
              </table:table-cell>
              <table:table-cell office:value-type="float" office:value="134838.281600241">
                <text:p>134838.2816002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3.0100154560005">
                <text:p>53.0100154560005</text:p>
              </table:table-cell>
              <table:table-cell office:value-type="float" office:value="112500">
                <text:p>112500</text:p>
              </table:table-cell>
              <table:table-cell office:value-type="float" office:value="138112">
                <text:p>138112</text:p>
              </table:table-cell>
              <table:table-cell office:value-type="float" office:value="9567.87587031545">
                <text:p>9567.87587031545</text:p>
              </table:table-cell>
              <table:table-cell office:value-type="float" office:value="99746.9868001645">
                <text:p>99746.98680016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3.1322425660001">
                <text:p>53.1322425660001</text:p>
              </table:table-cell>
              <table:table-cell office:value-type="float" office:value="112353">
                <text:p>112353</text:p>
              </table:table-cell>
              <table:table-cell office:value-type="float" office:value="12000">
                <text:p>12000</text:p>
              </table:table-cell>
              <table:table-cell office:value-type="float" office:value="9541.09314908255">
                <text:p>9541.09314908255</text:p>
              </table:table-cell>
              <table:table-cell office:value-type="float" office:value="148946.154399891">
                <text:p>148946.1543998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.2755665469995">
                <text:p>53.2755665469995</text:p>
              </table:table-cell>
              <table:table-cell office:value-type="float" office:value="112111">
                <text:p>112111</text:p>
              </table:table-cell>
              <table:table-cell office:value-type="float" office:value="165728">
                <text:p>165728</text:p>
              </table:table-cell>
              <table:table-cell office:value-type="float" office:value="9512.57376738634">
                <text:p>9512.57376738634</text:p>
              </table:table-cell>
              <table:table-cell office:value-type="float" office:value="142660.219199752">
                <text:p>142660.2191997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.4462416450006">
                <text:p>53.4462416450006</text:p>
              </table:table-cell>
              <table:table-cell office:value-type="float" office:value="111730">
                <text:p>111730</text:p>
              </table:table-cell>
              <table:table-cell office:value-type="float" office:value="99394">
                <text:p>99394</text:p>
              </table:table-cell>
              <table:table-cell office:value-type="float" office:value="9482.71818993904">
                <text:p>9482.71818993904</text:p>
              </table:table-cell>
              <table:table-cell office:value-type="float" office:value="122728.23319945">
                <text:p>122728.233199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3.6128493739998">
                <text:p>53.6128493739998</text:p>
              </table:table-cell>
              <table:table-cell office:value-type="float" office:value="111266">
                <text:p>111266</text:p>
              </table:table-cell>
              <table:table-cell office:value-type="float" office:value="145690">
                <text:p>145690</text:p>
              </table:table-cell>
              <table:table-cell office:value-type="float" office:value="9455.3334304559">
                <text:p>9455.3334304559</text:p>
              </table:table-cell>
              <table:table-cell office:value-type="float" office:value="133276.351200038">
                <text:p>133276.3512000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.7813834259996">
                <text:p>53.7813834259996</text:p>
              </table:table-cell>
              <table:table-cell office:value-type="float" office:value="110711">
                <text:p>110711</text:p>
              </table:table-cell>
              <table:table-cell office:value-type="float" office:value="137584">
                <text:p>137584</text:p>
              </table:table-cell>
              <table:table-cell office:value-type="float" office:value="9426.46413728837">
                <text:p>9426.46413728837</text:p>
              </table:table-cell>
              <table:table-cell office:value-type="float" office:value="130116.513199755">
                <text:p>130116.5131997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3.9450151199999">
                <text:p>53.9450151199999</text:p>
              </table:table-cell>
              <table:table-cell office:value-type="float" office:value="110098">
                <text:p>110098</text:p>
              </table:table-cell>
              <table:table-cell office:value-type="float" office:value="144428">
                <text:p>144428</text:p>
              </table:table-cell>
              <table:table-cell office:value-type="float" office:value="9396.45887940398">
                <text:p>9396.45887940398</text:p>
              </table:table-cell>
              <table:table-cell office:value-type="float" office:value="100797.099600459">
                <text:p>100797.0996004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4.1164700570007">
                <text:p>54.1164700570007</text:p>
              </table:table-cell>
              <table:table-cell office:value-type="float" office:value="109387">
                <text:p>109387</text:p>
              </table:table-cell>
              <table:table-cell office:value-type="float" office:value="81794">
                <text:p>81794</text:p>
              </table:table-cell>
              <table:table-cell office:value-type="float" office:value="9369.01895537504">
                <text:p>9369.01895537504</text:p>
              </table:table-cell>
              <table:table-cell office:value-type="float" office:value="132948.139200016">
                <text:p>132948.1392000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.2779543750003">
                <text:p>54.2779543750003</text:p>
              </table:table-cell>
              <table:table-cell office:value-type="float" office:value="108660">
                <text:p>108660</text:p>
              </table:table-cell>
              <table:table-cell office:value-type="float" office:value="123348">
                <text:p>123348</text:p>
              </table:table-cell>
              <table:table-cell office:value-type="float" office:value="9340.23361448453">
                <text:p>9340.23361448453</text:p>
              </table:table-cell>
              <table:table-cell office:value-type="float" office:value="162154.043999908">
                <text:p>162154.0439999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.4469109319998">
                <text:p>54.4469109319998</text:p>
              </table:table-cell>
              <table:table-cell office:value-type="float" office:value="107852">
                <text:p>107852</text:p>
              </table:table-cell>
              <table:table-cell office:value-type="float" office:value="145826">
                <text:p>145826</text:p>
              </table:table-cell>
              <table:table-cell office:value-type="float" office:value="9310.42218570527">
                <text:p>9310.42218570527</text:p>
              </table:table-cell>
              <table:table-cell office:value-type="float" office:value="128465.173600125">
                <text:p>128465.173600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4.6164425259994">
                <text:p>54.6164425259994</text:p>
              </table:table-cell>
              <table:table-cell office:value-type="float" office:value="107003">
                <text:p>107003</text:p>
              </table:table-cell>
              <table:table-cell office:value-type="float" office:value="133638">
                <text:p>133638</text:p>
              </table:table-cell>
              <table:table-cell office:value-type="float" office:value="9283.20013388532">
                <text:p>9283.20013388532</text:p>
              </table:table-cell>
              <table:table-cell office:value-type="float" office:value="131970.939999883">
                <text:p>131970.9399998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.7872794659997">
                <text:p>54.7872794659997</text:p>
              </table:table-cell>
              <table:table-cell office:value-type="float" office:value="106119">
                <text:p>106119</text:p>
              </table:table-cell>
              <table:table-cell office:value-type="float" office:value="135814">
                <text:p>135814</text:p>
              </table:table-cell>
              <table:table-cell office:value-type="float" office:value="9254.71367200771">
                <text:p>9254.71367200771</text:p>
              </table:table-cell>
              <table:table-cell office:value-type="float" office:value="132563.266799843">
                <text:p>132563.2667998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.9044374349996">
                <text:p>54.9044374349996</text:p>
              </table:table-cell>
              <table:table-cell office:value-type="float" office:value="105504">
                <text:p>105504</text:p>
              </table:table-cell>
              <table:table-cell office:value-type="float" office:value="63090">
                <text:p>63090</text:p>
              </table:table-cell>
              <table:table-cell office:value-type="float" office:value="9228.58845585434">
                <text:p>9228.58845585434</text:p>
              </table:table-cell>
              <table:table-cell office:value-type="float" office:value="146134.72879937">
                <text:p>146134.728799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.063211050001">
                <text:p>55.063211050001</text:p>
              </table:table-cell>
              <table:table-cell office:value-type="float" office:value="104666">
                <text:p>104666</text:p>
              </table:table-cell>
              <table:table-cell office:value-type="float" office:value="125444">
                <text:p>125444</text:p>
              </table:table-cell>
              <table:table-cell office:value-type="float" office:value="9201.05258286529">
                <text:p>9201.05258286529</text:p>
              </table:table-cell>
              <table:table-cell office:value-type="float" office:value="141162.501600047">
                <text:p>141162.5016000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.1642623570006">
                <text:p>55.1642623570006</text:p>
              </table:table-cell>
              <table:table-cell office:value-type="float" office:value="104134">
                <text:p>104134</text:p>
              </table:table-cell>
              <table:table-cell office:value-type="float" office:value="99964">
                <text:p>99964</text:p>
              </table:table-cell>
              <table:table-cell office:value-type="float" office:value="9175.72409896011">
                <text:p>9175.72409896011</text:p>
              </table:table-cell>
              <table:table-cell office:value-type="float" office:value="101338.353999745">
                <text:p>101338.3539997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.3227905590011">
                <text:p>55.3227905590011</text:p>
              </table:table-cell>
              <table:table-cell office:value-type="float" office:value="103308">
                <text:p>103308</text:p>
              </table:table-cell>
              <table:table-cell office:value-type="float" office:value="77184">
                <text:p>77184</text:p>
              </table:table-cell>
              <table:table-cell office:value-type="float" office:value="9514.49232264635">
                <text:p>9514.49232264635</text:p>
              </table:table-cell>
              <table:table-cell office:value-type="float" office:value="130696.100400382">
                <text:p>130696.1004003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.4930773930009">
                <text:p>55.4930773930009</text:p>
              </table:table-cell>
              <table:table-cell office:value-type="float" office:value="102444">
                <text:p>102444</text:p>
              </table:table-cell>
              <table:table-cell office:value-type="float" office:value="114434">
                <text:p>114434</text:p>
              </table:table-cell>
              <table:table-cell office:value-type="float" office:value="9777.65884006654">
                <text:p>9777.65884006654</text:p>
              </table:table-cell>
              <table:table-cell office:value-type="float" office:value="131644.907600275">
                <text:p>131644.9076002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.6559824180004">
                <text:p>55.6559824180004</text:p>
              </table:table-cell>
              <table:table-cell office:value-type="float" office:value="101650">
                <text:p>101650</text:p>
              </table:table-cell>
              <table:table-cell office:value-type="float" office:value="131566">
                <text:p>131566</text:p>
              </table:table-cell>
              <table:table-cell office:value-type="float" office:value="9980.4004533482">
                <text:p>9980.4004533482</text:p>
              </table:table-cell>
              <table:table-cell office:value-type="float" office:value="99365.442400449">
                <text:p>99365.4424004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5.8298201230009">
                <text:p>55.8298201230009</text:p>
              </table:table-cell>
              <table:table-cell office:value-type="float" office:value="100848">
                <text:p>100848</text:p>
              </table:table-cell>
              <table:table-cell office:value-type="float" office:value="123956">
                <text:p>123956</text:p>
              </table:table-cell>
              <table:table-cell office:value-type="float" office:value="10138.7189264129">
                <text:p>10138.7189264129</text:p>
              </table:table-cell>
              <table:table-cell office:value-type="float" office:value="101911.952799856">
                <text:p>101911.9527998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5.994802743">
                <text:p>55.994802743</text:p>
              </table:table-cell>
              <table:table-cell office:value-type="float" office:value="100143">
                <text:p>100143</text:p>
              </table:table-cell>
              <table:table-cell office:value-type="float" office:value="139994">
                <text:p>139994</text:p>
              </table:table-cell>
              <table:table-cell office:value-type="float" office:value="10257.6656599138">
                <text:p>10257.6656599138</text:p>
              </table:table-cell>
              <table:table-cell office:value-type="float" office:value="132300.403599947">
                <text:p>132300.4035999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.168359665">
                <text:p>56.168359665</text:p>
              </table:table-cell>
              <table:table-cell office:value-type="float" office:value="99469">
                <text:p>99469</text:p>
              </table:table-cell>
              <table:table-cell office:value-type="float" office:value="73702">
                <text:p>73702</text:p>
              </table:table-cell>
              <table:table-cell office:value-type="float" office:value="10345.1699610861">
                <text:p>10345.1699610861</text:p>
              </table:table-cell>
              <table:table-cell office:value-type="float" office:value="134162.645600009">
                <text:p>134162.6456000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.3230201719998">
                <text:p>56.3230201719998</text:p>
              </table:table-cell>
              <table:table-cell office:value-type="float" office:value="98935">
                <text:p>98935</text:p>
              </table:table-cell>
              <table:table-cell office:value-type="float" office:value="159008">
                <text:p>159008</text:p>
              </table:table-cell>
              <table:table-cell office:value-type="float" office:value="10411.3672855949">
                <text:p>10411.3672855949</text:p>
              </table:table-cell>
              <table:table-cell office:value-type="float" office:value="128918.215200247">
                <text:p>128918.2152002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.4895080790011">
                <text:p>56.4895080790011</text:p>
              </table:table-cell>
              <table:table-cell office:value-type="float" office:value="98438">
                <text:p>98438</text:p>
              </table:table-cell>
              <table:table-cell office:value-type="float" office:value="95130">
                <text:p>95130</text:p>
              </table:table-cell>
              <table:table-cell office:value-type="float" office:value="10456.753402944">
                <text:p>10456.753402944</text:p>
              </table:table-cell>
              <table:table-cell office:value-type="float" office:value="124958.543999674">
                <text:p>124958.5439996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.660196367">
                <text:p>56.660196367</text:p>
              </table:table-cell>
              <table:table-cell office:value-type="float" office:value="98020">
                <text:p>98020</text:p>
              </table:table-cell>
              <table:table-cell office:value-type="float" office:value="117140">
                <text:p>117140</text:p>
              </table:table-cell>
              <table:table-cell office:value-type="float" office:value="10485.5440651114">
                <text:p>10485.5440651114</text:p>
              </table:table-cell>
              <table:table-cell office:value-type="float" office:value="133351.391999895">
                <text:p>133351.3919998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.8619988970004">
                <text:p>56.8619988970004</text:p>
              </table:table-cell>
              <table:table-cell office:value-type="float" office:value="97654">
                <text:p>97654</text:p>
              </table:table-cell>
              <table:table-cell office:value-type="float" office:value="98784">
                <text:p>98784</text:p>
              </table:table-cell>
              <table:table-cell office:value-type="float" office:value="10501.1113084271">
                <text:p>10501.1113084271</text:p>
              </table:table-cell>
              <table:table-cell office:value-type="float" office:value="146786.772400083">
                <text:p>146786.7724000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.0163779499999">
                <text:p>57.0163779499999</text:p>
              </table:table-cell>
              <table:table-cell office:value-type="float" office:value="97474">
                <text:p>97474</text:p>
              </table:table-cell>
              <table:table-cell office:value-type="float" office:value="129986">
                <text:p>129986</text:p>
              </table:table-cell>
              <table:table-cell office:value-type="float" office:value="10509.8521398876">
                <text:p>10509.8521398876</text:p>
              </table:table-cell>
              <table:table-cell office:value-type="float" office:value="139741.584399599">
                <text:p>139741.5843995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.1760220460001">
                <text:p>57.1760220460001</text:p>
              </table:table-cell>
              <table:table-cell office:value-type="float" office:value="97382">
                <text:p>97382</text:p>
              </table:table-cell>
              <table:table-cell office:value-type="float" office:value="70122">
                <text:p>70122</text:p>
              </table:table-cell>
              <table:table-cell office:value-type="float" office:value="10509.4578940467">
                <text:p>10509.4578940467</text:p>
              </table:table-cell>
              <table:table-cell office:value-type="float" office:value="123875.714799942">
                <text:p>123875.7147999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.3250766050005">
                <text:p>57.3250766050005</text:p>
              </table:table-cell>
              <table:table-cell office:value-type="float" office:value="97385">
                <text:p>97385</text:p>
              </table:table-cell>
              <table:table-cell office:value-type="float" office:value="132026">
                <text:p>132026</text:p>
              </table:table-cell>
              <table:table-cell office:value-type="float" office:value="10505.4684131394">
                <text:p>10505.4684131394</text:p>
              </table:table-cell>
              <table:table-cell office:value-type="float" office:value="122638.056400319">
                <text:p>122638.0564003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.4843499369999">
                <text:p>57.4843499369999</text:p>
              </table:table-cell>
              <table:table-cell office:value-type="float" office:value="97484">
                <text:p>97484</text:p>
              </table:table-cell>
              <table:table-cell office:value-type="float" office:value="98738">
                <text:p>98738</text:p>
              </table:table-cell>
              <table:table-cell office:value-type="float" office:value="10494.9670650063">
                <text:p>10494.9670650063</text:p>
              </table:table-cell>
              <table:table-cell office:value-type="float" office:value="119883.6992">
                <text:p>119883.69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.6504296500007">
                <text:p>57.6504296500007</text:p>
              </table:table-cell>
              <table:table-cell office:value-type="float" office:value="97695">
                <text:p>97695</text:p>
              </table:table-cell>
              <table:table-cell office:value-type="float" office:value="122400">
                <text:p>122400</text:p>
              </table:table-cell>
              <table:table-cell office:value-type="float" office:value="10479.3069853384">
                <text:p>10479.3069853384</text:p>
              </table:table-cell>
              <table:table-cell office:value-type="float" office:value="127689.872399787">
                <text:p>127689.8723997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.8178824389997">
                <text:p>57.8178824389997</text:p>
              </table:table-cell>
              <table:table-cell office:value-type="float" office:value="98016">
                <text:p>98016</text:p>
              </table:table-cell>
              <table:table-cell office:value-type="float" office:value="115768">
                <text:p>115768</text:p>
              </table:table-cell>
              <table:table-cell office:value-type="float" office:value="10463.1682919102">
                <text:p>10463.1682919102</text:p>
              </table:table-cell>
              <table:table-cell office:value-type="float" office:value="130311.644000176">
                <text:p>130311.6440001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.981303120001">
                <text:p>57.981303120001</text:p>
              </table:table-cell>
              <table:table-cell office:value-type="float" office:value="98435">
                <text:p>98435</text:p>
              </table:table-cell>
              <table:table-cell office:value-type="float" office:value="130576">
                <text:p>130576</text:p>
              </table:table-cell>
              <table:table-cell office:value-type="float" office:value="10443.0734936318">
                <text:p>10443.0734936318</text:p>
              </table:table-cell>
              <table:table-cell office:value-type="float" office:value="98050.3188002331">
                <text:p>98050.31880023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8.1395847000003">
                <text:p>58.1395847000003</text:p>
              </table:table-cell>
              <table:table-cell office:value-type="float" office:value="98936">
                <text:p>98936</text:p>
              </table:table-cell>
              <table:table-cell office:value-type="float" office:value="108656">
                <text:p>108656</text:p>
              </table:table-cell>
              <table:table-cell office:value-type="float" office:value="10419.8632699485">
                <text:p>10419.8632699485</text:p>
              </table:table-cell>
              <table:table-cell office:value-type="float" office:value="126077.337599418">
                <text:p>126077.3375994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8.3036727090002">
                <text:p>58.3036727090002</text:p>
              </table:table-cell>
              <table:table-cell office:value-type="float" office:value="99551">
                <text:p>99551</text:p>
              </table:table-cell>
              <table:table-cell office:value-type="float" office:value="82576">
                <text:p>82576</text:p>
              </table:table-cell>
              <table:table-cell office:value-type="float" office:value="10397.7462860619">
                <text:p>10397.7462860619</text:p>
              </table:table-cell>
              <table:table-cell office:value-type="float" office:value="129185.498399602">
                <text:p>129185.4983996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.4644170280008">
                <text:p>58.4644170280008</text:p>
              </table:table-cell>
              <table:table-cell office:value-type="float" office:value="100244">
                <text:p>100244</text:p>
              </table:table-cell>
              <table:table-cell office:value-type="float" office:value="120096">
                <text:p>120096</text:p>
              </table:table-cell>
              <table:table-cell office:value-type="float" office:value="10372.9915493974">
                <text:p>10372.9915493974</text:p>
              </table:table-cell>
              <table:table-cell office:value-type="float" office:value="95739.5231998817">
                <text:p>95739.52319988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.6223088240004">
                <text:p>58.6223088240004</text:p>
              </table:table-cell>
              <table:table-cell office:value-type="float" office:value="101007">
                <text:p>101007</text:p>
              </table:table-cell>
              <table:table-cell office:value-type="float" office:value="123058">
                <text:p>123058</text:p>
              </table:table-cell>
              <table:table-cell office:value-type="float" office:value="10349.6752908">
                <text:p>10349.6752908</text:p>
              </table:table-cell>
              <table:table-cell office:value-type="float" office:value="123919.703599677">
                <text:p>123919.7035996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.7243095610011">
                <text:p>58.7243095610011</text:p>
              </table:table-cell>
              <table:table-cell office:value-type="float" office:value="101540">
                <text:p>101540</text:p>
              </table:table-cell>
              <table:table-cell office:value-type="float" office:value="55842">
                <text:p>55842</text:p>
              </table:table-cell>
              <table:table-cell office:value-type="float" office:value="10327.5218026059">
                <text:p>10327.5218026059</text:p>
              </table:table-cell>
              <table:table-cell office:value-type="float" office:value="133174.857999984">
                <text:p>133174.8579999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.8261987980004">
                <text:p>58.8261987980004</text:p>
              </table:table-cell>
              <table:table-cell office:value-type="float" office:value="102101">
                <text:p>102101</text:p>
              </table:table-cell>
              <table:table-cell office:value-type="float" office:value="44586">
                <text:p>44586</text:p>
              </table:table-cell>
              <table:table-cell office:value-type="float" office:value="10306.3104574169">
                <text:p>10306.3104574169</text:p>
              </table:table-cell>
              <table:table-cell office:value-type="float" office:value="142422.428400459">
                <text:p>142422.4284004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.9728382489993">
                <text:p>58.9728382489993</text:p>
              </table:table-cell>
              <table:table-cell office:value-type="float" office:value="102957">
                <text:p>102957</text:p>
              </table:table-cell>
              <table:table-cell office:value-type="float" office:value="119784">
                <text:p>119784</text:p>
              </table:table-cell>
              <table:table-cell office:value-type="float" office:value="10282.3998090575">
                <text:p>10282.3998090575</text:p>
              </table:table-cell>
              <table:table-cell office:value-type="float" office:value="138709.879999806">
                <text:p>138709.8799998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9.1324651350005">
                <text:p>59.1324651350005</text:p>
              </table:table-cell>
              <table:table-cell office:value-type="float" office:value="103947">
                <text:p>103947</text:p>
              </table:table-cell>
              <table:table-cell office:value-type="float" office:value="99240">
                <text:p>99240</text:p>
              </table:table-cell>
              <table:table-cell office:value-type="float" office:value="10259.8181523307">
                <text:p>10259.8181523307</text:p>
              </table:table-cell>
              <table:table-cell office:value-type="float" office:value="120452.846000262">
                <text:p>120452.8460002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.3144967280005">
                <text:p>59.3144967280005</text:p>
              </table:table-cell>
              <table:table-cell office:value-type="float" office:value="105139">
                <text:p>105139</text:p>
              </table:table-cell>
              <table:table-cell office:value-type="float" office:value="68984">
                <text:p>68984</text:p>
              </table:table-cell>
              <table:table-cell office:value-type="float" office:value="10234.8815488916">
                <text:p>10234.8815488916</text:p>
              </table:table-cell>
              <table:table-cell office:value-type="float" office:value="163506.767999934">
                <text:p>163506.767999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9.482688686001">
                <text:p>59.482688686001</text:p>
              </table:table-cell>
              <table:table-cell office:value-type="float" office:value="106289">
                <text:p>106289</text:p>
              </table:table-cell>
              <table:table-cell office:value-type="float" office:value="108986">
                <text:p>108986</text:p>
              </table:table-cell>
              <table:table-cell office:value-type="float" office:value="10208.1072593153">
                <text:p>10208.1072593153</text:p>
              </table:table-cell>
              <table:table-cell office:value-type="float" office:value="170868.719999999">
                <text:p>170868.7199999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9.5843569400004">
                <text:p>59.5843569400004</text:p>
              </table:table-cell>
              <table:table-cell office:value-type="float" office:value="107002">
                <text:p>107002</text:p>
              </table:table-cell>
              <table:table-cell office:value-type="float" office:value="70108">
                <text:p>70108</text:p>
              </table:table-cell>
              <table:table-cell office:value-type="float" office:value="10183.2925301413">
                <text:p>10183.2925301413</text:p>
              </table:table-cell>
              <table:table-cell office:value-type="float" office:value="177287.884800171">
                <text:p>177287.8848001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.759626002">
                <text:p>59.759626002</text:p>
              </table:table-cell>
              <table:table-cell office:value-type="float" office:value="108255">
                <text:p>108255</text:p>
              </table:table-cell>
              <table:table-cell office:value-type="float" office:value="67116">
                <text:p>67116</text:p>
              </table:table-cell>
              <table:table-cell office:value-type="float" office:value="10156.6842753693">
                <text:p>10156.6842753693</text:p>
              </table:table-cell>
              <table:table-cell office:value-type="float" office:value="174644.832799822">
                <text:p>174644.8327998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.9485989090008">
                <text:p>59.9485989090008</text:p>
              </table:table-cell>
              <table:table-cell office:value-type="float" office:value="109625">
                <text:p>109625</text:p>
              </table:table-cell>
              <table:table-cell office:value-type="float" office:value="140662">
                <text:p>140662</text:p>
              </table:table-cell>
              <table:table-cell office:value-type="float" office:value="10128.6863184591">
                <text:p>10128.6863184591</text:p>
              </table:table-cell>
              <table:table-cell office:value-type="float" office:value="145597.494400135">
                <text:p>145597.4944001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.0500254199997">
                <text:p>60.0500254199997</text:p>
              </table:table-cell>
              <table:table-cell office:value-type="float" office:value="110364">
                <text:p>110364</text:p>
              </table:table-cell>
              <table:table-cell office:value-type="float" office:value="78248">
                <text:p>78248</text:p>
              </table:table-cell>
              <table:table-cell office:value-type="float" office:value="10102.9490547673">
                <text:p>10102.9490547673</text:p>
              </table:table-cell>
              <table:table-cell office:value-type="float" office:value="115411.237999797">
                <text:p>115411.2379997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.1517618439993">
                <text:p>60.1517618439993</text:p>
              </table:table-cell>
              <table:table-cell office:value-type="float" office:value="111103">
                <text:p>111103</text:p>
              </table:table-cell>
              <table:table-cell office:value-type="float" office:value="50400">
                <text:p>50400</text:p>
              </table:table-cell>
              <table:table-cell office:value-type="float" office:value="10079.0314567922">
                <text:p>10079.0314567922</text:p>
              </table:table-cell>
              <table:table-cell office:value-type="float" office:value="153272.309999738">
                <text:p>153272.3099997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.3353807269996">
                <text:p>60.3353807269996</text:p>
              </table:table-cell>
              <table:table-cell office:value-type="float" office:value="112427">
                <text:p>112427</text:p>
              </table:table-cell>
              <table:table-cell office:value-type="float" office:value="20254">
                <text:p>20254</text:p>
              </table:table-cell>
              <table:table-cell office:value-type="float" office:value="10053.2749166775">
                <text:p>10053.2749166775</text:p>
              </table:table-cell>
              <table:table-cell office:value-type="float" office:value="163282.281599822">
                <text:p>163282.2815998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.5129554369996">
                <text:p>60.5129554369996</text:p>
              </table:table-cell>
              <table:table-cell office:value-type="float" office:value="113680">
                <text:p>113680</text:p>
              </table:table-cell>
              <table:table-cell office:value-type="float" office:value="186074">
                <text:p>186074</text:p>
              </table:table-cell>
              <table:table-cell office:value-type="float" office:value="10029.3749002294">
                <text:p>10029.3749002294</text:p>
              </table:table-cell>
              <table:table-cell office:value-type="float" office:value="145763.188399724">
                <text:p>145763.1883997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.614842723">
                <text:p>60.614842723</text:p>
              </table:table-cell>
              <table:table-cell office:value-type="float" office:value="114382">
                <text:p>114382</text:p>
              </table:table-cell>
              <table:table-cell office:value-type="float" office:value="68604">
                <text:p>68604</text:p>
              </table:table-cell>
              <table:table-cell office:value-type="float" office:value="10006.9709945637">
                <text:p>10006.9709945637</text:p>
              </table:table-cell>
              <table:table-cell office:value-type="float" office:value="109459.5827999">
                <text:p>109459.58279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.8186491670003">
                <text:p>60.8186491670003</text:p>
              </table:table-cell>
              <table:table-cell office:value-type="float" office:value="115738">
                <text:p>115738</text:p>
              </table:table-cell>
              <table:table-cell office:value-type="float" office:value="92334">
                <text:p>92334</text:p>
              </table:table-cell>
              <table:table-cell office:value-type="float" office:value="9982.51254523911">
                <text:p>9982.51254523911</text:p>
              </table:table-cell>
              <table:table-cell office:value-type="float" office:value="158135.691999632">
                <text:p>158135.6919996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.9207000850001">
                <text:p>60.9207000850001</text:p>
              </table:table-cell>
              <table:table-cell office:value-type="float" office:value="116388">
                <text:p>116388</text:p>
              </table:table-cell>
              <table:table-cell office:value-type="float" office:value="48000">
                <text:p>48000</text:p>
              </table:table-cell>
              <table:table-cell office:value-type="float" office:value="9959.69424671761">
                <text:p>9959.69424671761</text:p>
              </table:table-cell>
              <table:table-cell office:value-type="float" office:value="164346.290400135">
                <text:p>164346.2904001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.0855701029996">
                <text:p>61.0855701029996</text:p>
              </table:table-cell>
              <table:table-cell office:value-type="float" office:value="117389">
                <text:p>117389</text:p>
              </table:table-cell>
              <table:table-cell office:value-type="float" office:value="136430">
                <text:p>136430</text:p>
              </table:table-cell>
              <table:table-cell office:value-type="float" office:value="9934.96851212818">
                <text:p>9934.96851212818</text:p>
              </table:table-cell>
              <table:table-cell office:value-type="float" office:value="153466.884399677">
                <text:p>153466.8843996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.1866063800007">
                <text:p>61.1866063800007</text:p>
              </table:table-cell>
              <table:table-cell office:value-type="float" office:value="117970">
                <text:p>117970</text:p>
              </table:table-cell>
              <table:table-cell office:value-type="float" office:value="99846">
                <text:p>99846</text:p>
              </table:table-cell>
              <table:table-cell office:value-type="float" office:value="9911.9682630577">
                <text:p>9911.9682630577</text:p>
              </table:table-cell>
              <table:table-cell office:value-type="float" office:value="105551.376000221">
                <text:p>105551.3760002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.3702237119996">
                <text:p>61.3702237119996</text:p>
              </table:table-cell>
              <table:table-cell office:value-type="float" office:value="118954">
                <text:p>118954</text:p>
              </table:table-cell>
              <table:table-cell office:value-type="float" office:value="26400">
                <text:p>26400</text:p>
              </table:table-cell>
              <table:table-cell office:value-type="float" office:value="9887.16025481811">
                <text:p>9887.16025481811</text:p>
              </table:table-cell>
              <table:table-cell office:value-type="float" office:value="150982.630399812">
                <text:p>150982.6303998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.5449875089998">
                <text:p>61.5449875089998</text:p>
              </table:table-cell>
              <table:table-cell office:value-type="float" office:value="119798">
                <text:p>119798</text:p>
              </table:table-cell>
              <table:table-cell office:value-type="float" office:value="137332">
                <text:p>137332</text:p>
              </table:table-cell>
              <table:table-cell office:value-type="float" office:value="9860.94771604961">
                <text:p>9860.94771604961</text:p>
              </table:table-cell>
              <table:table-cell office:value-type="float" office:value="181813.958800194">
                <text:p>181813.9588001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.6464829400011">
                <text:p>61.6464829400011</text:p>
              </table:table-cell>
              <table:table-cell office:value-type="float" office:value="120242">
                <text:p>120242</text:p>
              </table:table-cell>
              <table:table-cell office:value-type="float" office:value="66246">
                <text:p>66246</text:p>
              </table:table-cell>
              <table:table-cell office:value-type="float" office:value="9836.81012089163">
                <text:p>9836.81012089163</text:p>
              </table:table-cell>
              <table:table-cell office:value-type="float" office:value="183990.684400487">
                <text:p>183990.6844004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.8326086830002">
                <text:p>61.8326086830002</text:p>
              </table:table-cell>
              <table:table-cell office:value-type="float" office:value="120966">
                <text:p>120966</text:p>
              </table:table-cell>
              <table:table-cell office:value-type="float" office:value="87932">
                <text:p>87932</text:p>
              </table:table-cell>
              <table:table-cell office:value-type="float" office:value="9814.34274825302">
                <text:p>9814.34274825302</text:p>
              </table:table-cell>
              <table:table-cell office:value-type="float" office:value="180985.180800053">
                <text:p>180985.1808000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1.9344636690003">
                <text:p>61.9344636690003</text:p>
              </table:table-cell>
              <table:table-cell office:value-type="float" office:value="121309">
                <text:p>121309</text:p>
              </table:table-cell>
              <table:table-cell office:value-type="float" office:value="67200">
                <text:p>67200</text:p>
              </table:table-cell>
              <table:table-cell office:value-type="float" office:value="9790.08486096106">
                <text:p>9790.08486096106</text:p>
              </table:table-cell>
              <table:table-cell office:value-type="float" office:value="188678.116800293">
                <text:p>188678.1168002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.1083518350006">
                <text:p>62.1083518350006</text:p>
              </table:table-cell>
              <table:table-cell office:value-type="float" office:value="121807">
                <text:p>121807</text:p>
              </table:table-cell>
              <table:table-cell office:value-type="float" office:value="83222">
                <text:p>83222</text:p>
              </table:table-cell>
              <table:table-cell office:value-type="float" office:value="9767.55175973659">
                <text:p>9767.55175973659</text:p>
              </table:table-cell>
              <table:table-cell office:value-type="float" office:value="183946.044399636">
                <text:p>183946.0443996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2.2813754210001">
                <text:p>62.2813754210001</text:p>
              </table:table-cell>
              <table:table-cell office:value-type="float" office:value="122187">
                <text:p>122187</text:p>
              </table:table-cell>
              <table:table-cell office:value-type="float" office:value="118180">
                <text:p>118180</text:p>
              </table:table-cell>
              <table:table-cell office:value-type="float" office:value="9743.30185795004">
                <text:p>9743.30185795004</text:p>
              </table:table-cell>
              <table:table-cell office:value-type="float" office:value="176249.016400106">
                <text:p>176249.0164001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2.3827303409998">
                <text:p>62.3827303409998</text:p>
              </table:table-cell>
              <table:table-cell office:value-type="float" office:value="122355">
                <text:p>122355</text:p>
              </table:table-cell>
              <table:table-cell office:value-type="float" office:value="46286">
                <text:p>46286</text:p>
              </table:table-cell>
              <table:table-cell office:value-type="float" office:value="9720.80521027657">
                <text:p>9720.80521027657</text:p>
              </table:table-cell>
              <table:table-cell office:value-type="float" office:value="144928.770400293">
                <text:p>144928.7704002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.5336170120008">
                <text:p>62.5336170120008</text:p>
              </table:table-cell>
              <table:table-cell office:value-type="float" office:value="122531">
                <text:p>122531</text:p>
              </table:table-cell>
              <table:table-cell office:value-type="float" office:value="70064">
                <text:p>70064</text:p>
              </table:table-cell>
              <table:table-cell office:value-type="float" office:value="9699.72109129818">
                <text:p>9699.72109129818</text:p>
              </table:table-cell>
              <table:table-cell office:value-type="float" office:value="170654.161600396">
                <text:p>170654.1616003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.7130762950001">
                <text:p>62.7130762950001</text:p>
              </table:table-cell>
              <table:table-cell office:value-type="float" office:value="122623">
                <text:p>122623</text:p>
              </table:table-cell>
              <table:table-cell office:value-type="float" office:value="110464">
                <text:p>110464</text:p>
              </table:table-cell>
              <table:table-cell office:value-type="float" office:value="9676.70978038678">
                <text:p>9676.70978038678</text:p>
              </table:table-cell>
              <table:table-cell office:value-type="float" office:value="205309.651199786">
                <text:p>205309.6511997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2.8141467519999">
                <text:p>62.8141467519999</text:p>
              </table:table-cell>
              <table:table-cell office:value-type="float" office:value="122619">
                <text:p>122619</text:p>
              </table:table-cell>
              <table:table-cell office:value-type="float" office:value="110246">
                <text:p>110246</text:p>
              </table:table-cell>
              <table:table-cell office:value-type="float" office:value="9655.24342239555">
                <text:p>9655.24342239555</text:p>
              </table:table-cell>
              <table:table-cell office:value-type="float" office:value="140970.171200024">
                <text:p>140970.1712000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.0488635340007">
                <text:p>63.0488635340007</text:p>
              </table:table-cell>
              <table:table-cell office:value-type="float" office:value="122460">
                <text:p>122460</text:p>
              </table:table-cell>
              <table:table-cell office:value-type="float" office:value="72998">
                <text:p>72998</text:p>
              </table:table-cell>
              <table:table-cell office:value-type="float" office:value="9628.95664267835">
                <text:p>9628.95664267835</text:p>
              </table:table-cell>
              <table:table-cell office:value-type="float" office:value="168799.499599845">
                <text:p>168799.4995998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.2097604049995">
                <text:p>63.2097604049995</text:p>
              </table:table-cell>
              <table:table-cell office:value-type="float" office:value="122231">
                <text:p>122231</text:p>
              </table:table-cell>
              <table:table-cell office:value-type="float" office:value="113162">
                <text:p>113162</text:p>
              </table:table-cell>
              <table:table-cell office:value-type="float" office:value="9604.90857880195">
                <text:p>9604.90857880195</text:p>
              </table:table-cell>
              <table:table-cell office:value-type="float" office:value="161524.16440018">
                <text:p>161524.164400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3.3227241139994">
                <text:p>63.3227241139994</text:p>
              </table:table-cell>
              <table:table-cell office:value-type="float" office:value="122016">
                <text:p>122016</text:p>
              </table:table-cell>
              <table:table-cell office:value-type="float" office:value="114114">
                <text:p>114114</text:p>
              </table:table-cell>
              <table:table-cell office:value-type="float" office:value="9582.66104025675">
                <text:p>9582.66104025675</text:p>
              </table:table-cell>
              <table:table-cell office:value-type="float" office:value="167247.836799652">
                <text:p>167247.8367996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3.4245633999999">
                <text:p>63.4245633999999</text:p>
              </table:table-cell>
              <table:table-cell office:value-type="float" office:value="121784">
                <text:p>121784</text:p>
              </table:table-cell>
              <table:table-cell office:value-type="float" office:value="37214">
                <text:p>37214</text:p>
              </table:table-cell>
              <table:table-cell office:value-type="float" office:value="9561.8634293618">
                <text:p>9561.8634293618</text:p>
              </table:table-cell>
              <table:table-cell office:value-type="float" office:value="117995.544800215">
                <text:p>117995.5448002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3.5830243820001">
                <text:p>63.5830243820001</text:p>
              </table:table-cell>
              <table:table-cell office:value-type="float" office:value="121355">
                <text:p>121355</text:p>
              </table:table-cell>
              <table:table-cell office:value-type="float" office:value="78248">
                <text:p>78248</text:p>
              </table:table-cell>
              <table:table-cell office:value-type="float" office:value="9539.254523017">
                <text:p>9539.254523017</text:p>
              </table:table-cell>
              <table:table-cell office:value-type="float" office:value="149912.777999998">
                <text:p>149912.7779999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3.6842522200004">
                <text:p>63.6842522200004</text:p>
              </table:table-cell>
              <table:table-cell office:value-type="float" office:value="121041">
                <text:p>121041</text:p>
              </table:table-cell>
              <table:table-cell office:value-type="float" office:value="101326">
                <text:p>101326</text:p>
              </table:table-cell>
              <table:table-cell office:value-type="float" office:value="9518.19607124379">
                <text:p>9518.19607124379</text:p>
              </table:table-cell>
              <table:table-cell office:value-type="float" office:value="152719.755200087">
                <text:p>152719.7552000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3.8443226609998">
                <text:p>63.8443226609998</text:p>
              </table:table-cell>
              <table:table-cell office:value-type="float" office:value="120484">
                <text:p>120484</text:p>
              </table:table-cell>
              <table:table-cell office:value-type="float" office:value="71194">
                <text:p>71194</text:p>
              </table:table-cell>
              <table:table-cell office:value-type="float" office:value="9495.43459994174">
                <text:p>9495.43459994174</text:p>
              </table:table-cell>
              <table:table-cell office:value-type="float" office:value="136772.184799338">
                <text:p>136772.1847993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.0207333079998">
                <text:p>64.0207333079998</text:p>
              </table:table-cell>
              <table:table-cell office:value-type="float" office:value="119792">
                <text:p>119792</text:p>
              </table:table-cell>
              <table:table-cell office:value-type="float" office:value="130716">
                <text:p>130716</text:p>
              </table:table-cell>
              <table:table-cell office:value-type="float" office:value="9474.28195225386">
                <text:p>9474.28195225386</text:p>
              </table:table-cell>
              <table:table-cell office:value-type="float" office:value="136654.923600145">
                <text:p>136654.9236001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4.2004749839998">
                <text:p>64.2004749839998</text:p>
              </table:table-cell>
              <table:table-cell office:value-type="float" office:value="119015">
                <text:p>119015</text:p>
              </table:table-cell>
              <table:table-cell office:value-type="float" office:value="128500">
                <text:p>128500</text:p>
              </table:table-cell>
              <table:table-cell office:value-type="float" office:value="9451.50044479841">
                <text:p>9451.50044479841</text:p>
              </table:table-cell>
              <table:table-cell office:value-type="float" office:value="140502.977200231">
                <text:p>140502.9772002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.3811835010001">
                <text:p>64.3811835010001</text:p>
              </table:table-cell>
              <table:table-cell office:value-type="float" office:value="118172">
                <text:p>118172</text:p>
              </table:table-cell>
              <table:table-cell office:value-type="float" office:value="131740">
                <text:p>131740</text:p>
              </table:table-cell>
              <table:table-cell office:value-type="float" office:value="9427.45229985117">
                <text:p>9427.45229985117</text:p>
              </table:table-cell>
              <table:table-cell office:value-type="float" office:value="141938.410800503">
                <text:p>141938.4108005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.485594228001">
                <text:p>64.485594228001</text:p>
              </table:table-cell>
              <table:table-cell office:value-type="float" office:value="117661">
                <text:p>117661</text:p>
              </table:table-cell>
              <table:table-cell office:value-type="float" office:value="14400">
                <text:p>14400</text:p>
              </table:table-cell>
              <table:table-cell office:value-type="float" office:value="65305.9369951604">
                <text:p>65305.9369951604</text:p>
              </table:table-cell>
              <table:table-cell office:value-type="float" office:value="182778.314000461">
                <text:p>182778.3140004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.650115972001">
                <text:p>64.650115972001</text:p>
              </table:table-cell>
              <table:table-cell office:value-type="float" office:value="116830">
                <text:p>116830</text:p>
              </table:table-cell>
              <table:table-cell office:value-type="float" office:value="119746">
                <text:p>119746</text:p>
              </table:table-cell>
              <table:table-cell office:value-type="float" office:value="54102.3347354472">
                <text:p>54102.3347354472</text:p>
              </table:table-cell>
              <table:table-cell office:value-type="float" office:value="176979.364799627">
                <text:p>176979.3647996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.8290850089998">
                <text:p>64.8290850089998</text:p>
              </table:table-cell>
              <table:table-cell office:value-type="float" office:value="115900">
                <text:p>115900</text:p>
              </table:table-cell>
              <table:table-cell office:value-type="float" office:value="120376">
                <text:p>120376</text:p>
              </table:table-cell>
              <table:table-cell office:value-type="float" office:value="101087.122811542">
                <text:p>101087.122811542</text:p>
              </table:table-cell>
              <table:table-cell office:value-type="float" office:value="136525.709999842">
                <text:p>136525.7099998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4.9395699380002">
                <text:p>64.9395699380002</text:p>
              </table:table-cell>
              <table:table-cell office:value-type="float" office:value="115319">
                <text:p>115319</text:p>
              </table:table-cell>
              <table:table-cell office:value-type="float" office:value="65860">
                <text:p>65860</text:p>
              </table:table-cell>
              <table:table-cell office:value-type="float" office:value="82718.6967084013">
                <text:p>82718.6967084013</text:p>
              </table:table-cell>
              <table:table-cell office:value-type="float" office:value="147082.327999669">
                <text:p>147082.3279996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5.0456334139999">
                <text:p>65.0456334139999</text:p>
              </table:table-cell>
              <table:table-cell office:value-type="float" office:value="114758">
                <text:p>114758</text:p>
              </table:table-cell>
              <table:table-cell office:value-type="float" office:value="19200">
                <text:p>19200</text:p>
              </table:table-cell>
              <table:table-cell office:value-type="float" office:value="68021.1112128749">
                <text:p>68021.1112128749</text:p>
              </table:table-cell>
              <table:table-cell office:value-type="float" office:value="188741.953599674">
                <text:p>188741.9535996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5.2095194310004">
                <text:p>65.2095194310004</text:p>
              </table:table-cell>
              <table:table-cell office:value-type="float" office:value="113896">
                <text:p>113896</text:p>
              </table:table-cell>
              <table:table-cell office:value-type="float" office:value="129338">
                <text:p>129338</text:p>
              </table:table-cell>
              <table:table-cell office:value-type="float" office:value="112174.185437274">
                <text:p>112174.185437274</text:p>
              </table:table-cell>
              <table:table-cell office:value-type="float" office:value="184024.797199527">
                <text:p>184024.7971995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5.3796434220003">
                <text:p>65.3796434220003</text:p>
              </table:table-cell>
              <table:table-cell office:value-type="float" office:value="113016">
                <text:p>113016</text:p>
              </table:table-cell>
              <table:table-cell office:value-type="float" office:value="125264">
                <text:p>125264</text:p>
              </table:table-cell>
              <table:table-cell office:value-type="float" office:value="91577.0206315955">
                <text:p>91577.0206315955</text:p>
              </table:table-cell>
              <table:table-cell office:value-type="float" office:value="130732.424800226">
                <text:p>130732.4248002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.4814328880002">
                <text:p>65.4814328880002</text:p>
              </table:table-cell>
              <table:table-cell office:value-type="float" office:value="112502">
                <text:p>112502</text:p>
              </table:table-cell>
              <table:table-cell office:value-type="float" office:value="27138">
                <text:p>27138</text:p>
              </table:table-cell>
              <table:table-cell office:value-type="float" office:value="131059.781642891">
                <text:p>131059.781642891</text:p>
              </table:table-cell>
              <table:table-cell office:value-type="float" office:value="140513.669600477">
                <text:p>140513.6696004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.6493674530011">
                <text:p>65.6493674530011</text:p>
              </table:table-cell>
              <table:table-cell office:value-type="float" office:value="111681">
                <text:p>111681</text:p>
              </table:table-cell>
              <table:table-cell office:value-type="float" office:value="92190">
                <text:p>92190</text:p>
              </table:table-cell>
              <table:table-cell office:value-type="float" office:value="162469.776533825">
                <text:p>162469.776533825</text:p>
              </table:table-cell>
              <table:table-cell office:value-type="float" office:value="174526.768000214">
                <text:p>174526.7680002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5.8289156560004">
                <text:p>65.8289156560004</text:p>
              </table:table-cell>
              <table:table-cell office:value-type="float" office:value="110852">
                <text:p>110852</text:p>
              </table:table-cell>
              <table:table-cell office:value-type="float" office:value="114040">
                <text:p>114040</text:p>
              </table:table-cell>
              <table:table-cell office:value-type="float" office:value="187814.481805447">
                <text:p>187814.481805447</text:p>
              </table:table-cell>
              <table:table-cell office:value-type="float" office:value="178480.718799983">
                <text:p>178480.7187999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6.0079835239994">
                <text:p>66.0079835239994</text:p>
              </table:table-cell>
              <table:table-cell office:value-type="float" office:value="110089">
                <text:p>110089</text:p>
              </table:table-cell>
              <table:table-cell office:value-type="float" office:value="118922">
                <text:p>118922</text:p>
              </table:table-cell>
              <table:table-cell office:value-type="float" office:value="207914.711392764">
                <text:p>207914.711392764</text:p>
              </table:table-cell>
              <table:table-cell office:value-type="float" office:value="141828.12519939">
                <text:p>141828.125199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6.1094009049994">
                <text:p>66.1094009049994</text:p>
              </table:table-cell>
              <table:table-cell office:value-type="float" office:value="109689">
                <text:p>109689</text:p>
              </table:table-cell>
              <table:table-cell office:value-type="float" office:value="83898">
                <text:p>83898</text:p>
              </table:table-cell>
              <table:table-cell office:value-type="float" office:value="168452.981235423">
                <text:p>168452.981235423</text:p>
              </table:table-cell>
              <table:table-cell office:value-type="float" office:value="144947.410400346">
                <text:p>144947.4104003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6.2778823170011">
                <text:p>66.2778823170011</text:p>
              </table:table-cell>
              <table:table-cell office:value-type="float" office:value="109084">
                <text:p>109084</text:p>
              </table:table-cell>
              <table:table-cell office:value-type="float" office:value="75770">
                <text:p>75770</text:p>
              </table:table-cell>
              <table:table-cell office:value-type="float" office:value="192466.312480786">
                <text:p>192466.312480786</text:p>
              </table:table-cell>
              <table:table-cell office:value-type="float" office:value="144523.485600075">
                <text:p>144523.4856000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6.436394489001">
                <text:p>66.436394489001</text:p>
              </table:table-cell>
              <table:table-cell office:value-type="float" office:value="108587">
                <text:p>108587</text:p>
              </table:table-cell>
              <table:table-cell office:value-type="float" office:value="142008">
                <text:p>142008</text:p>
              </table:table-cell>
              <table:table-cell office:value-type="float" office:value="156081.483719568">
                <text:p>156081.483719568</text:p>
              </table:table-cell>
              <table:table-cell office:value-type="float" office:value="130676.608399517">
                <text:p>130676.6083995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6.5379600020006">
                <text:p>66.5379600020006</text:p>
              </table:table-cell>
              <table:table-cell office:value-type="float" office:value="108309">
                <text:p>108309</text:p>
              </table:table-cell>
              <table:table-cell office:value-type="float" office:value="34970">
                <text:p>34970</text:p>
              </table:table-cell>
              <table:table-cell office:value-type="float" office:value="182609.54787791">
                <text:p>182609.54787791</text:p>
              </table:table-cell>
              <table:table-cell office:value-type="float" office:value="137642.019199848">
                <text:p>137642.0191998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.6848472460006">
                <text:p>66.6848472460006</text:p>
              </table:table-cell>
              <table:table-cell office:value-type="float" office:value="107968">
                <text:p>107968</text:p>
              </table:table-cell>
              <table:table-cell office:value-type="float" office:value="102500">
                <text:p>102500</text:p>
              </table:table-cell>
              <table:table-cell office:value-type="float" office:value="203745.295959986">
                <text:p>203745.295959986</text:p>
              </table:table-cell>
              <table:table-cell office:value-type="float" office:value="131935.619199794">
                <text:p>131935.6191997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6.8443998210005">
                <text:p>66.8443998210005</text:p>
              </table:table-cell>
              <table:table-cell office:value-type="float" office:value="107680">
                <text:p>107680</text:p>
              </table:table-cell>
              <table:table-cell office:value-type="float" office:value="87704">
                <text:p>87704</text:p>
              </table:table-cell>
              <table:table-cell office:value-type="float" office:value="220780.667905713">
                <text:p>220780.667905713</text:p>
              </table:table-cell>
              <table:table-cell office:value-type="float" office:value="124695.896799676">
                <text:p>124695.8967996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7.0230962240003">
                <text:p>67.0230962240003</text:p>
              </table:table-cell>
              <table:table-cell office:value-type="float" office:value="107468">
                <text:p>107468</text:p>
              </table:table-cell>
              <table:table-cell office:value-type="float" office:value="116404">
                <text:p>116404</text:p>
              </table:table-cell>
              <table:table-cell office:value-type="float" office:value="234322.591125766">
                <text:p>234322.591125766</text:p>
              </table:table-cell>
              <table:table-cell office:value-type="float" office:value="135915.75879982">
                <text:p>135915.758799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7.1817290880008">
                <text:p>67.1817290880008</text:p>
              </table:table-cell>
              <table:table-cell office:value-type="float" office:value="107381">
                <text:p>107381</text:p>
              </table:table-cell>
              <table:table-cell office:value-type="float" office:value="83726">
                <text:p>83726</text:p>
              </table:table-cell>
              <table:table-cell office:value-type="float" office:value="189544.511052625">
                <text:p>189544.511052625</text:p>
              </table:table-cell>
              <table:table-cell office:value-type="float" office:value="164732.198799902">
                <text:p>164732.1987999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.3313622050009">
                <text:p>67.3313622050009</text:p>
              </table:table-cell>
              <table:table-cell office:value-type="float" office:value="107387">
                <text:p>107387</text:p>
              </table:table-cell>
              <table:table-cell office:value-type="float" office:value="147838">
                <text:p>147838</text:p>
              </table:table-cell>
              <table:table-cell office:value-type="float" office:value="209373.704080195">
                <text:p>209373.704080195</text:p>
              </table:table-cell>
              <table:table-cell office:value-type="float" office:value="89238.9251996065">
                <text:p>89238.92519960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7.4887155830002">
                <text:p>67.4887155830002</text:p>
              </table:table-cell>
              <table:table-cell office:value-type="float" office:value="107488">
                <text:p>107488</text:p>
              </table:table-cell>
              <table:table-cell office:value-type="float" office:value="93038">
                <text:p>93038</text:p>
              </table:table-cell>
              <table:table-cell office:value-type="float" office:value="169576.114599468">
                <text:p>169576.114599468</text:p>
              </table:table-cell>
              <table:table-cell office:value-type="float" office:value="120437.310000125">
                <text:p>120437.310000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.6474308779998">
                <text:p>67.6474308779998</text:p>
              </table:table-cell>
              <table:table-cell office:value-type="float" office:value="107690">
                <text:p>107690</text:p>
              </table:table-cell>
              <table:table-cell office:value-type="float" office:value="74320">
                <text:p>74320</text:p>
              </table:table-cell>
              <table:table-cell office:value-type="float" office:value="193353.199371882">
                <text:p>193353.199371882</text:p>
              </table:table-cell>
              <table:table-cell office:value-type="float" office:value="155398.911199882">
                <text:p>155398.9111998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7.8029298550009">
                <text:p>67.8029298550009</text:p>
              </table:table-cell>
              <table:table-cell office:value-type="float" office:value="107983">
                <text:p>107983</text:p>
              </table:table-cell>
              <table:table-cell office:value-type="float" office:value="88204">
                <text:p>88204</text:p>
              </table:table-cell>
              <table:table-cell office:value-type="float" office:value="156750.50632173">
                <text:p>156750.50632173</text:p>
              </table:table-cell>
              <table:table-cell office:value-type="float" office:value="157418.851600232">
                <text:p>157418.8516002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7.9536145040001">
                <text:p>67.9536145040001</text:p>
              </table:table-cell>
              <table:table-cell office:value-type="float" office:value="108357">
                <text:p>108357</text:p>
              </table:table-cell>
              <table:table-cell office:value-type="float" office:value="124372">
                <text:p>124372</text:p>
              </table:table-cell>
              <table:table-cell office:value-type="float" office:value="183132.363820271">
                <text:p>183132.363820271</text:p>
              </table:table-cell>
              <table:table-cell office:value-type="float" office:value="122389.057200053">
                <text:p>122389.0572000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.1120133650002">
                <text:p>68.1120133650002</text:p>
              </table:table-cell>
              <table:table-cell office:value-type="float" office:value="108842">
                <text:p>108842</text:p>
              </table:table-cell>
              <table:table-cell office:value-type="float" office:value="120304">
                <text:p>120304</text:p>
              </table:table-cell>
              <table:table-cell office:value-type="float" office:value="148564.714585628">
                <text:p>148564.714585628</text:p>
              </table:table-cell>
              <table:table-cell office:value-type="float" office:value="121054.837600241">
                <text:p>121054.8376002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8.2664739289994">
                <text:p>68.2664739289994</text:p>
              </table:table-cell>
              <table:table-cell office:value-type="float" office:value="109403">
                <text:p>109403</text:p>
              </table:table-cell>
              <table:table-cell office:value-type="float" office:value="94430">
                <text:p>94430</text:p>
              </table:table-cell>
              <table:table-cell office:value-type="float" office:value="176623.03266557">
                <text:p>176623.03266557</text:p>
              </table:table-cell>
              <table:table-cell office:value-type="float" office:value="125186.674799625">
                <text:p>125186.6747996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8.4249519820005">
                <text:p>68.4249519820005</text:p>
              </table:table-cell>
              <table:table-cell office:value-type="float" office:value="110066">
                <text:p>110066</text:p>
              </table:table-cell>
              <table:table-cell office:value-type="float" office:value="122284">
                <text:p>122284</text:p>
              </table:table-cell>
              <table:table-cell office:value-type="float" office:value="198985.102559982">
                <text:p>198985.102559982</text:p>
              </table:table-cell>
              <table:table-cell office:value-type="float" office:value="125179.266800114">
                <text:p>125179.26680011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8.5887208969998">
                <text:p>68.5887208969998</text:p>
              </table:table-cell>
              <table:table-cell office:value-type="float" office:value="110838">
                <text:p>110838</text:p>
              </table:table-cell>
              <table:table-cell office:value-type="float" office:value="57080">
                <text:p>57080</text:p>
              </table:table-cell>
              <table:table-cell office:value-type="float" office:value="161231.877668423">
                <text:p>161231.877668423</text:p>
              </table:table-cell>
              <table:table-cell office:value-type="float" office:value="158527.280799899">
                <text:p>158527.2807998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.7514408799998">
                <text:p>68.7514408799998</text:p>
              </table:table-cell>
              <table:table-cell office:value-type="float" office:value="111686">
                <text:p>111686</text:p>
              </table:table-cell>
              <table:table-cell office:value-type="float" office:value="140798">
                <text:p>140798</text:p>
              </table:table-cell>
              <table:table-cell office:value-type="float" office:value="131023.347840707">
                <text:p>131023.347840707</text:p>
              </table:table-cell>
              <table:table-cell office:value-type="float" office:value="158915.673199954">
                <text:p>158915.6731999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8.9553280340006">
                <text:p>68.9553280340006</text:p>
              </table:table-cell>
              <table:table-cell office:value-type="float" office:value="112852">
                <text:p>112852</text:p>
              </table:table-cell>
              <table:table-cell office:value-type="float" office:value="104798">
                <text:p>104798</text:p>
              </table:table-cell>
              <table:table-cell office:value-type="float" office:value="162583.554905366">
                <text:p>162583.554905366</text:p>
              </table:table-cell>
              <table:table-cell office:value-type="float" office:value="144341.115200223">
                <text:p>144341.1152002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9.1029495870007">
                <text:p>69.1029495870007</text:p>
              </table:table-cell>
              <table:table-cell office:value-type="float" office:value="113760">
                <text:p>113760</text:p>
              </table:table-cell>
              <table:table-cell office:value-type="float" office:value="102478">
                <text:p>102478</text:p>
              </table:table-cell>
              <table:table-cell office:value-type="float" office:value="132095.82943154">
                <text:p>132095.82943154</text:p>
              </table:table-cell>
              <table:table-cell office:value-type="float" office:value="171743.994399731">
                <text:p>171743.9943997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9.2627933849999">
                <text:p>69.2627933849999</text:p>
              </table:table-cell>
              <table:table-cell office:value-type="float" office:value="114794">
                <text:p>114794</text:p>
              </table:table-cell>
              <table:table-cell office:value-type="float" office:value="118494">
                <text:p>118494</text:p>
              </table:table-cell>
              <table:table-cell office:value-type="float" office:value="107699.784932515">
                <text:p>107699.784932515</text:p>
              </table:table-cell>
              <table:table-cell office:value-type="float" office:value="123370.589200204">
                <text:p>123370.5892002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.4318223230002">
                <text:p>69.4318223230002</text:p>
              </table:table-cell>
              <table:table-cell office:value-type="float" office:value="115937">
                <text:p>115937</text:p>
              </table:table-cell>
              <table:table-cell office:value-type="float" office:value="113826">
                <text:p>113826</text:p>
              </table:table-cell>
              <table:table-cell office:value-type="float" office:value="143879.88566607">
                <text:p>143879.88566607</text:p>
              </table:table-cell>
              <table:table-cell office:value-type="float" office:value="130575.499200495">
                <text:p>130575.4992004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9.5983012710003">
                <text:p>69.5983012710003</text:p>
              </table:table-cell>
              <table:table-cell office:value-type="float" office:value="117101">
                <text:p>117101</text:p>
              </table:table-cell>
              <table:table-cell office:value-type="float" office:value="60920">
                <text:p>60920</text:p>
              </table:table-cell>
              <table:table-cell office:value-type="float" office:value="117118.297022064">
                <text:p>117118.297022064</text:p>
              </table:table-cell>
              <table:table-cell office:value-type="float" office:value="165545.228400151">
                <text:p>165545.228400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9.7519112450009">
                <text:p>69.7519112450009</text:p>
              </table:table-cell>
              <table:table-cell office:value-type="float" office:value="118199">
                <text:p>118199</text:p>
              </table:table-cell>
              <table:table-cell office:value-type="float" office:value="140452">
                <text:p>140452</text:p>
              </table:table-cell>
              <table:table-cell office:value-type="float" office:value="95703.2459390288">
                <text:p>95703.2459390288</text:p>
              </table:table-cell>
              <table:table-cell office:value-type="float" office:value="157907.525599876">
                <text:p>157907.5255998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9.9115769910004">
                <text:p>69.9115769910004</text:p>
              </table:table-cell>
              <table:table-cell office:value-type="float" office:value="119356">
                <text:p>119356</text:p>
              </table:table-cell>
              <table:table-cell office:value-type="float" office:value="133060">
                <text:p>133060</text:p>
              </table:table-cell>
              <table:table-cell office:value-type="float" office:value="78568.3274102489">
                <text:p>78568.3274102489</text:p>
              </table:table-cell>
              <table:table-cell office:value-type="float" office:value="122127.218000242">
                <text:p>122127.2180002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0.0736668959999">
                <text:p>70.0736668959999</text:p>
              </table:table-cell>
              <table:table-cell office:value-type="float" office:value="120536">
                <text:p>120536</text:p>
              </table:table-cell>
              <table:table-cell office:value-type="float" office:value="91714">
                <text:p>91714</text:p>
              </table:table-cell>
              <table:table-cell office:value-type="float" office:value="120568.947642485">
                <text:p>120568.947642485</text:p>
              </table:table-cell>
              <table:table-cell office:value-type="float" office:value="129027.576400404">
                <text:p>129027.5764004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0.230880733001">
                <text:p>70.230880733001</text:p>
              </table:table-cell>
              <table:table-cell office:value-type="float" office:value="121676">
                <text:p>121676</text:p>
              </table:table-cell>
              <table:table-cell office:value-type="float" office:value="112574">
                <text:p>112574</text:p>
              </table:table-cell>
              <table:table-cell office:value-type="float" office:value="98452.3050469408">
                <text:p>98452.3050469408</text:p>
              </table:table-cell>
              <table:table-cell office:value-type="float" office:value="157111.959600297">
                <text:p>157111.9596002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0.3941755230007">
                <text:p>70.3941755230007</text:p>
              </table:table-cell>
              <table:table-cell office:value-type="float" office:value="122845">
                <text:p>122845</text:p>
              </table:table-cell>
              <table:table-cell office:value-type="float" office:value="99738">
                <text:p>99738</text:p>
              </table:table-cell>
              <table:table-cell office:value-type="float" office:value="136514.333368989">
                <text:p>136514.333368989</text:p>
              </table:table-cell>
              <table:table-cell office:value-type="float" office:value="158168.680399831">
                <text:p>158168.6803998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0.5543282550007">
                <text:p>70.5543282550007</text:p>
              </table:table-cell>
              <table:table-cell office:value-type="float" office:value="123967">
                <text:p>123967</text:p>
              </table:table-cell>
              <table:table-cell office:value-type="float" office:value="95806">
                <text:p>95806</text:p>
              </table:table-cell>
              <table:table-cell office:value-type="float" office:value="111197.282298028">
                <text:p>111197.282298028</text:p>
              </table:table-cell>
              <table:table-cell office:value-type="float" office:value="157559.849200334">
                <text:p>157559.8492003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0.7694910339997">
                <text:p>70.7694910339997</text:p>
              </table:table-cell>
              <table:table-cell office:value-type="float" office:value="125418">
                <text:p>125418</text:p>
              </table:table-cell>
              <table:table-cell office:value-type="float" office:value="91832">
                <text:p>91832</text:p>
              </table:table-cell>
              <table:table-cell office:value-type="float" office:value="146666.45384408">
                <text:p>146666.45384408</text:p>
              </table:table-cell>
              <table:table-cell office:value-type="float" office:value="212047.860000166">
                <text:p>212047.8600001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.9285568030009">
                <text:p>70.9285568030009</text:p>
              </table:table-cell>
              <table:table-cell office:value-type="float" office:value="126437">
                <text:p>126437</text:p>
              </table:table-cell>
              <table:table-cell office:value-type="float" office:value="98436">
                <text:p>98436</text:p>
              </table:table-cell>
              <table:table-cell office:value-type="float" office:value="119310.564205208">
                <text:p>119310.564205208</text:p>
              </table:table-cell>
              <table:table-cell office:value-type="float" office:value="181380.633600202">
                <text:p>181380.6336002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1.0951937129994">
                <text:p>71.0951937129994</text:p>
              </table:table-cell>
              <table:table-cell office:value-type="float" office:value="127446">
                <text:p>127446</text:p>
              </table:table-cell>
              <table:table-cell office:value-type="float" office:value="134346">
                <text:p>134346</text:p>
              </table:table-cell>
              <table:table-cell office:value-type="float" office:value="153194.930237406">
                <text:p>153194.930237406</text:p>
              </table:table-cell>
              <table:table-cell office:value-type="float" office:value="176378.105599724">
                <text:p>176378.1055997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.2655177460001">
                <text:p>71.2655177460001</text:p>
              </table:table-cell>
              <table:table-cell office:value-type="float" office:value="128405">
                <text:p>128405</text:p>
              </table:table-cell>
              <table:table-cell office:value-type="float" office:value="107378">
                <text:p>107378</text:p>
              </table:table-cell>
              <table:table-cell office:value-type="float" office:value="124522.236324756">
                <text:p>124522.236324756</text:p>
              </table:table-cell>
              <table:table-cell office:value-type="float" office:value="135140.12960004">
                <text:p>135140.129600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1.4314756879994">
                <text:p>71.4314756879994</text:p>
              </table:table-cell>
              <table:table-cell office:value-type="float" office:value="129261">
                <text:p>129261</text:p>
              </table:table-cell>
              <table:table-cell office:value-type="float" office:value="102488">
                <text:p>102488</text:p>
              </table:table-cell>
              <table:table-cell office:value-type="float" office:value="157401.800280001">
                <text:p>157401.800280001</text:p>
              </table:table-cell>
              <table:table-cell office:value-type="float" office:value="167875.192399515">
                <text:p>167875.1923995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1.5996427660011">
                <text:p>71.5996427660011</text:p>
              </table:table-cell>
              <table:table-cell office:value-type="float" office:value="130041">
                <text:p>130041</text:p>
              </table:table-cell>
              <table:table-cell office:value-type="float" office:value="114066">
                <text:p>114066</text:p>
              </table:table-cell>
              <table:table-cell office:value-type="float" office:value="127879.482182043">
                <text:p>127879.482182043</text:p>
              </table:table-cell>
              <table:table-cell office:value-type="float" office:value="165437.851200113">
                <text:p>165437.8512001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.7781174570009">
                <text:p>71.7781174570009</text:p>
              </table:table-cell>
              <table:table-cell office:value-type="float" office:value="130766">
                <text:p>130766</text:p>
              </table:table-cell>
              <table:table-cell office:value-type="float" office:value="91580">
                <text:p>91580</text:p>
              </table:table-cell>
              <table:table-cell office:value-type="float" office:value="160044.171519693">
                <text:p>160044.171519693</text:p>
              </table:table-cell>
              <table:table-cell office:value-type="float" office:value="170748.998799536">
                <text:p>170748.9987995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.9472006760007">
                <text:p>71.9472006760007</text:p>
              </table:table-cell>
              <table:table-cell office:value-type="float" office:value="131350">
                <text:p>131350</text:p>
              </table:table-cell>
              <table:table-cell office:value-type="float" office:value="118428">
                <text:p>118428</text:p>
              </table:table-cell>
              <table:table-cell office:value-type="float" office:value="129982.486033557">
                <text:p>129982.486033557</text:p>
              </table:table-cell>
              <table:table-cell office:value-type="float" office:value="175555.820000591">
                <text:p>175555.8200005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2.0995997650007">
                <text:p>72.0995997650007</text:p>
              </table:table-cell>
              <table:table-cell office:value-type="float" office:value="131784">
                <text:p>131784</text:p>
              </table:table-cell>
              <table:table-cell office:value-type="float" office:value="109114">
                <text:p>109114</text:p>
              </table:table-cell>
              <table:table-cell office:value-type="float" office:value="161763.766604623">
                <text:p>161763.766604623</text:p>
              </table:table-cell>
              <table:table-cell office:value-type="float" office:value="163021.138399927">
                <text:p>163021.1383999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.2452043829999">
                <text:p>72.2452043829999</text:p>
              </table:table-cell>
              <table:table-cell office:value-type="float" office:value="132117">
                <text:p>132117</text:p>
              </table:table-cell>
              <table:table-cell office:value-type="float" office:value="85154">
                <text:p>85154</text:p>
              </table:table-cell>
              <table:table-cell office:value-type="float" office:value="131350.071455444">
                <text:p>131350.071455444</text:p>
              </table:table-cell>
              <table:table-cell office:value-type="float" office:value="155230.485199718">
                <text:p>155230.4851997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.3955218080009">
                <text:p>72.3955218080009</text:p>
              </table:table-cell>
              <table:table-cell office:value-type="float" office:value="132373">
                <text:p>132373</text:p>
              </table:table-cell>
              <table:table-cell office:value-type="float" office:value="112146">
                <text:p>112146</text:p>
              </table:table-cell>
              <table:table-cell office:value-type="float" office:value="162894.718298518">
                <text:p>162894.718298518</text:p>
              </table:table-cell>
              <table:table-cell office:value-type="float" office:value="149292.382400017">
                <text:p>149292.3824000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.5578980669998">
                <text:p>72.5578980669998</text:p>
              </table:table-cell>
              <table:table-cell office:value-type="float" office:value="132551">
                <text:p>132551</text:p>
              </table:table-cell>
              <table:table-cell office:value-type="float" office:value="119458">
                <text:p>119458</text:p>
              </table:table-cell>
              <table:table-cell office:value-type="float" office:value="132246.809121573">
                <text:p>132246.809121573</text:p>
              </table:table-cell>
              <table:table-cell office:value-type="float" office:value="152249.961599591">
                <text:p>152249.9615995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.770744978001">
                <text:p>72.770744978001</text:p>
              </table:table-cell>
              <table:table-cell office:value-type="float" office:value="132626">
                <text:p>132626</text:p>
              </table:table-cell>
              <table:table-cell office:value-type="float" office:value="55750">
                <text:p>55750</text:p>
              </table:table-cell>
              <table:table-cell office:value-type="float" office:value="163569.111671399">
                <text:p>163569.111671399</text:p>
              </table:table-cell>
              <table:table-cell office:value-type="float" office:value="207685.223600129">
                <text:p>207685.2236001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2.9138767469995">
                <text:p>72.9138767469995</text:p>
              </table:table-cell>
              <table:table-cell office:value-type="float" office:value="132577">
                <text:p>132577</text:p>
              </table:table-cell>
              <table:table-cell office:value-type="float" office:value="129860">
                <text:p>129860</text:p>
              </table:table-cell>
              <table:table-cell office:value-type="float" office:value="188547.597029427">
                <text:p>188547.597029427</text:p>
              </table:table-cell>
              <table:table-cell office:value-type="float" office:value="203721.5604003">
                <text:p>203721.56040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.0766693509995">
                <text:p>73.0766693509995</text:p>
              </table:table-cell>
              <table:table-cell office:value-type="float" office:value="132427">
                <text:p>132427</text:p>
              </table:table-cell>
              <table:table-cell office:value-type="float" office:value="109458">
                <text:p>109458</text:p>
              </table:table-cell>
              <table:table-cell office:value-type="float" office:value="208646.296801624">
                <text:p>208646.296801624</text:p>
              </table:table-cell>
              <table:table-cell office:value-type="float" office:value="204528.190000565">
                <text:p>204528.1900005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.2389294679997">
                <text:p>73.2389294679997</text:p>
              </table:table-cell>
              <table:table-cell office:value-type="float" office:value="132180">
                <text:p>132180</text:p>
              </table:table-cell>
              <table:table-cell office:value-type="float" office:value="125080">
                <text:p>125080</text:p>
              </table:table-cell>
              <table:table-cell office:value-type="float" office:value="166917.037441299">
                <text:p>166917.037441299</text:p>
              </table:table-cell>
              <table:table-cell office:value-type="float" office:value="158580.793600413">
                <text:p>158580.793600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3.3993725239998">
                <text:p>73.3993725239998</text:p>
              </table:table-cell>
              <table:table-cell office:value-type="float" office:value="131844">
                <text:p>131844</text:p>
              </table:table-cell>
              <table:table-cell office:value-type="float" office:value="85786">
                <text:p>85786</text:p>
              </table:table-cell>
              <table:table-cell office:value-type="float" office:value="133533.629953039">
                <text:p>133533.629953039</text:p>
              </table:table-cell>
              <table:table-cell office:value-type="float" office:value="161014.938399603">
                <text:p>161014.9383996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.5559275030009">
                <text:p>73.5559275030009</text:p>
              </table:table-cell>
              <table:table-cell office:value-type="float" office:value="131434">
                <text:p>131434</text:p>
              </table:table-cell>
              <table:table-cell office:value-type="float" office:value="113946">
                <text:p>113946</text:p>
              </table:table-cell>
              <table:table-cell office:value-type="float" office:value="164513.978792363">
                <text:p>164513.978792363</text:p>
              </table:table-cell>
              <table:table-cell office:value-type="float" office:value="158434.988000226">
                <text:p>158434.9880002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.7116709719994">
                <text:p>73.7116709719994</text:p>
              </table:table-cell>
              <table:table-cell office:value-type="float" office:value="130950">
                <text:p>130950</text:p>
              </table:table-cell>
              <table:table-cell office:value-type="float" office:value="88142">
                <text:p>88142</text:p>
              </table:table-cell>
              <table:table-cell office:value-type="float" office:value="131611.183033891">
                <text:p>131611.183033891</text:p>
              </table:table-cell>
              <table:table-cell office:value-type="float" office:value="185830.55880008">
                <text:p>185830.558800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.8716029620009">
                <text:p>73.8716029620009</text:p>
              </table:table-cell>
              <table:table-cell office:value-type="float" office:value="130382">
                <text:p>130382</text:p>
              </table:table-cell>
              <table:table-cell office:value-type="float" office:value="78790">
                <text:p>78790</text:p>
              </table:table-cell>
              <table:table-cell office:value-type="float" office:value="163012.523662885">
                <text:p>163012.523662885</text:p>
              </table:table-cell>
              <table:table-cell office:value-type="float" office:value="186365.073199704">
                <text:p>186365.0731997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4.0324611920005">
                <text:p>74.0324611920005</text:p>
              </table:table-cell>
              <table:table-cell office:value-type="float" office:value="129744">
                <text:p>129744</text:p>
              </table:table-cell>
              <table:table-cell office:value-type="float" office:value="130186">
                <text:p>130186</text:p>
              </table:table-cell>
              <table:table-cell office:value-type="float" office:value="130410.018930308">
                <text:p>130410.018930308</text:p>
              </table:table-cell>
              <table:table-cell office:value-type="float" office:value="160519.676400145">
                <text:p>160519.6764001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4.1874814830007">
                <text:p>74.1874814830007</text:p>
              </table:table-cell>
              <table:table-cell office:value-type="float" office:value="129073">
                <text:p>129073</text:p>
              </table:table-cell>
              <table:table-cell office:value-type="float" office:value="74396">
                <text:p>74396</text:p>
              </table:table-cell>
              <table:table-cell office:value-type="float" office:value="162087.79921982">
                <text:p>162087.79921982</text:p>
              </table:table-cell>
              <table:table-cell office:value-type="float" office:value="153522.50520009">
                <text:p>153522.505200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4.3425083040002">
                <text:p>74.3425083040002</text:p>
              </table:table-cell>
              <table:table-cell office:value-type="float" office:value="128357">
                <text:p>128357</text:p>
              </table:table-cell>
              <table:table-cell office:value-type="float" office:value="95680">
                <text:p>95680</text:p>
              </table:table-cell>
              <table:table-cell office:value-type="float" office:value="129670.239375856">
                <text:p>129670.239375856</text:p>
              </table:table-cell>
              <table:table-cell office:value-type="float" office:value="185305.220400187">
                <text:p>185305.2204001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4.5061605179999">
                <text:p>74.5061605179999</text:p>
              </table:table-cell>
              <table:table-cell office:value-type="float" office:value="127559">
                <text:p>127559</text:p>
              </table:table-cell>
              <table:table-cell office:value-type="float" office:value="96612">
                <text:p>96612</text:p>
              </table:table-cell>
              <table:table-cell office:value-type="float" office:value="161531.890425416">
                <text:p>161531.890425416</text:p>
              </table:table-cell>
              <table:table-cell office:value-type="float" office:value="187434.518000373">
                <text:p>187434.5180003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4.6644923090007">
                <text:p>74.6644923090007</text:p>
              </table:table-cell>
              <table:table-cell office:value-type="float" office:value="126756">
                <text:p>126756</text:p>
              </table:table-cell>
              <table:table-cell office:value-type="float" office:value="147134">
                <text:p>147134</text:p>
              </table:table-cell>
              <table:table-cell office:value-type="float" office:value="129225.512340333">
                <text:p>129225.512340333</text:p>
              </table:table-cell>
              <table:table-cell office:value-type="float" office:value="156897.237199883">
                <text:p>156897.2371998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4.8572498600006">
                <text:p>74.8572498600006</text:p>
              </table:table-cell>
              <table:table-cell office:value-type="float" office:value="125752">
                <text:p>125752</text:p>
              </table:table-cell>
              <table:table-cell office:value-type="float" office:value="58226">
                <text:p>58226</text:p>
              </table:table-cell>
              <table:table-cell office:value-type="float" office:value="161134.420567453">
                <text:p>161134.420567453</text:p>
              </table:table-cell>
              <table:table-cell office:value-type="float" office:value="171969.277199969">
                <text:p>171969.2771999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5.0116225330003">
                <text:p>75.0116225330003</text:p>
              </table:table-cell>
              <table:table-cell office:value-type="float" office:value="124938">
                <text:p>124938</text:p>
              </table:table-cell>
              <table:table-cell office:value-type="float" office:value="96936">
                <text:p>96936</text:p>
              </table:table-cell>
              <table:table-cell office:value-type="float" office:value="128907.536453963">
                <text:p>128907.536453963</text:p>
              </table:table-cell>
              <table:table-cell office:value-type="float" office:value="198794.665600144">
                <text:p>198794.6656001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5.1713354799995">
                <text:p>75.1713354799995</text:p>
              </table:table-cell>
              <table:table-cell office:value-type="float" office:value="124096">
                <text:p>124096</text:p>
              </table:table-cell>
              <table:table-cell office:value-type="float" office:value="118518">
                <text:p>118518</text:p>
              </table:table-cell>
              <table:table-cell office:value-type="float" office:value="160915.643011373">
                <text:p>160915.643011373</text:p>
              </table:table-cell>
              <table:table-cell office:value-type="float" office:value="199874.702399393">
                <text:p>199874.7023993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5.338312924001">
                <text:p>75.338312924001</text:p>
              </table:table-cell>
              <table:table-cell office:value-type="float" office:value="123228">
                <text:p>123228</text:p>
              </table:table-cell>
              <table:table-cell office:value-type="float" office:value="125786">
                <text:p>125786</text:p>
              </table:table-cell>
              <table:table-cell office:value-type="float" office:value="128732.514409098">
                <text:p>128732.514409098</text:p>
              </table:table-cell>
              <table:table-cell office:value-type="float" office:value="131163.797999761">
                <text:p>131163.7979997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5.5057426530002">
                <text:p>75.5057426530002</text:p>
              </table:table-cell>
              <table:table-cell office:value-type="float" office:value="122381">
                <text:p>122381</text:p>
              </table:table-cell>
              <table:table-cell office:value-type="float" office:value="103128">
                <text:p>103128</text:p>
              </table:table-cell>
              <table:table-cell office:value-type="float" office:value="102986.011527278">
                <text:p>102986.011527278</text:p>
              </table:table-cell>
              <table:table-cell office:value-type="float" office:value="165646.089600341">
                <text:p>165646.0896003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6700752950001">
                <text:p>75.6700752950001</text:p>
              </table:table-cell>
              <table:table-cell office:value-type="float" office:value="121583">
                <text:p>121583</text:p>
              </table:table-cell>
              <table:table-cell office:value-type="float" office:value="109170">
                <text:p>109170</text:p>
              </table:table-cell>
              <table:table-cell office:value-type="float" office:value="82388.8092218228">
                <text:p>82388.8092218228</text:p>
              </table:table-cell>
              <table:table-cell office:value-type="float" office:value="163618.541599863">
                <text:p>163618.5415998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5.8305107300002">
                <text:p>75.8305107300002</text:p>
              </table:table-cell>
              <table:table-cell office:value-type="float" office:value="120845">
                <text:p>120845</text:p>
              </table:table-cell>
              <table:table-cell office:value-type="float" office:value="103290">
                <text:p>103290</text:p>
              </table:table-cell>
              <table:table-cell office:value-type="float" office:value="65911.0473774582">
                <text:p>65911.0473774582</text:p>
              </table:table-cell>
              <table:table-cell office:value-type="float" office:value="161482.771999727">
                <text:p>161482.7719997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5.985096716">
                <text:p>75.985096716</text:p>
              </table:table-cell>
              <table:table-cell office:value-type="float" office:value="120183">
                <text:p>120183</text:p>
              </table:table-cell>
              <table:table-cell office:value-type="float" office:value="105944">
                <text:p>105944</text:p>
              </table:table-cell>
              <table:table-cell office:value-type="float" office:value="110436.347783389">
                <text:p>110436.347783389</text:p>
              </table:table-cell>
              <table:table-cell office:value-type="float" office:value="156681.094800297">
                <text:p>156681.0948002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6.1453160790006">
                <text:p>76.1453160790006</text:p>
              </table:table-cell>
              <table:table-cell office:value-type="float" office:value="119554">
                <text:p>119554</text:p>
              </table:table-cell>
              <table:table-cell office:value-type="float" office:value="110822">
                <text:p>110822</text:p>
              </table:table-cell>
              <table:table-cell office:value-type="float" office:value="146167.737885056">
                <text:p>146167.737885056</text:p>
              </table:table-cell>
              <table:table-cell office:value-type="float" office:value="159992.845999659">
                <text:p>159992.8459996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6.3023485640006">
                <text:p>76.3023485640006</text:p>
              </table:table-cell>
              <table:table-cell office:value-type="float" office:value="119002">
                <text:p>119002</text:p>
              </table:table-cell>
              <table:table-cell office:value-type="float" office:value="92096">
                <text:p>92096</text:p>
              </table:table-cell>
              <table:table-cell office:value-type="float" office:value="174676.972460276">
                <text:p>174676.972460276</text:p>
              </table:table-cell>
              <table:table-cell office:value-type="float" office:value="154867.705200013">
                <text:p>154867.7052000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6.4561230800009">
                <text:p>76.4561230800009</text:p>
              </table:table-cell>
              <table:table-cell office:value-type="float" office:value="118531">
                <text:p>118531</text:p>
              </table:table-cell>
              <table:table-cell office:value-type="float" office:value="100022">
                <text:p>100022</text:p>
              </table:table-cell>
              <table:table-cell office:value-type="float" office:value="139741.577968221">
                <text:p>139741.577968221</text:p>
              </table:table-cell>
              <table:table-cell office:value-type="float" office:value="156678.022800043">
                <text:p>156678.0228000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6.6159769790011">
                <text:p>76.6159769790011</text:p>
              </table:table-cell>
              <table:table-cell office:value-type="float" office:value="118119">
                <text:p>118119</text:p>
              </table:table-cell>
              <table:table-cell office:value-type="float" office:value="88394">
                <text:p>88394</text:p>
              </table:table-cell>
              <table:table-cell office:value-type="float" office:value="169571.040152354">
                <text:p>169571.040152354</text:p>
              </table:table-cell>
              <table:table-cell office:value-type="float" office:value="156505.040799675">
                <text:p>156505.0407996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6.7616273879994">
                <text:p>76.7616273879994</text:p>
              </table:table-cell>
              <table:table-cell office:value-type="float" office:value="117818">
                <text:p>117818</text:p>
              </table:table-cell>
              <table:table-cell office:value-type="float" office:value="132164">
                <text:p>132164</text:p>
              </table:table-cell>
              <table:table-cell office:value-type="float" office:value="135656.832121883">
                <text:p>135656.832121883</text:p>
              </table:table-cell>
              <table:table-cell office:value-type="float" office:value="149855.08519967">
                <text:p>149855.085199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6.886337037">
                <text:p>76.886337037</text:p>
              </table:table-cell>
              <table:table-cell office:value-type="float" office:value="117620">
                <text:p>117620</text:p>
              </table:table-cell>
              <table:table-cell office:value-type="float" office:value="12000">
                <text:p>12000</text:p>
              </table:table-cell>
              <table:table-cell office:value-type="float" office:value="108525.465697507">
                <text:p>108525.465697507</text:p>
              </table:table-cell>
              <table:table-cell office:value-type="float" office:value="172557.872399921">
                <text:p>172557.8723999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7.0250051120001">
                <text:p>77.0250051120001</text:p>
              </table:table-cell>
              <table:table-cell office:value-type="float" office:value="117467">
                <text:p>117467</text:p>
              </table:table-cell>
              <table:table-cell office:value-type="float" office:value="104780">
                <text:p>104780</text:p>
              </table:table-cell>
              <table:table-cell office:value-type="float" office:value="86820.3725580054">
                <text:p>86820.3725580054</text:p>
              </table:table-cell>
              <table:table-cell office:value-type="float" office:value="162163.671999588">
                <text:p>162163.6719995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7.1777567259996">
                <text:p>77.1777567259996</text:p>
              </table:table-cell>
              <table:table-cell office:value-type="float" office:value="117382">
                <text:p>117382</text:p>
              </table:table-cell>
              <table:table-cell office:value-type="float" office:value="133506">
                <text:p>133506</text:p>
              </table:table-cell>
              <table:table-cell office:value-type="float" office:value="69456.2980464043">
                <text:p>69456.2980464043</text:p>
              </table:table-cell>
              <table:table-cell office:value-type="float" office:value="115912.207999645">
                <text:p>115912.2079996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7.3313209500011">
                <text:p>77.3313209500011</text:p>
              </table:table-cell>
              <table:table-cell office:value-type="float" office:value="117387">
                <text:p>117387</text:p>
              </table:table-cell>
              <table:table-cell office:value-type="float" office:value="85372">
                <text:p>85372</text:p>
              </table:table-cell>
              <table:table-cell office:value-type="float" office:value="55565.0384371235">
                <text:p>55565.0384371235</text:p>
              </table:table-cell>
              <table:table-cell office:value-type="float" office:value="146807.740800432">
                <text:p>146807.7408004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7.4835867769998">
                <text:p>77.4835867769998</text:p>
              </table:table-cell>
              <table:table-cell office:value-type="float" office:value="117484">
                <text:p>117484</text:p>
              </table:table-cell>
              <table:table-cell office:value-type="float" office:value="98910">
                <text:p>98910</text:p>
              </table:table-cell>
              <table:table-cell office:value-type="float" office:value="44452.0307496988">
                <text:p>44452.0307496988</text:p>
              </table:table-cell>
              <table:table-cell office:value-type="float" office:value="151276.278000296">
                <text:p>151276.2780002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7.6497071310005">
                <text:p>77.6497071310005</text:p>
              </table:table-cell>
              <table:table-cell office:value-type="float" office:value="117693">
                <text:p>117693</text:p>
              </table:table-cell>
              <table:table-cell office:value-type="float" office:value="80740">
                <text:p>80740</text:p>
              </table:table-cell>
              <table:table-cell office:value-type="float" office:value="35561.624599759">
                <text:p>35561.624599759</text:p>
              </table:table-cell>
              <table:table-cell office:value-type="float" office:value="185689.46919986">
                <text:p>185689.469199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7.8130978320005">
                <text:p>77.8130978320005</text:p>
              </table:table-cell>
              <table:table-cell office:value-type="float" office:value="118005">
                <text:p>118005</text:p>
              </table:table-cell>
              <table:table-cell office:value-type="float" office:value="89250">
                <text:p>89250</text:p>
              </table:table-cell>
              <table:table-cell office:value-type="float" office:value="28449.2996798072">
                <text:p>28449.2996798072</text:p>
              </table:table-cell>
              <table:table-cell office:value-type="float" office:value="189376.477199403">
                <text:p>189376.4771994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7.9725873059997">
                <text:p>77.9725873059997</text:p>
              </table:table-cell>
              <table:table-cell office:value-type="float" office:value="118410">
                <text:p>118410</text:p>
              </table:table-cell>
              <table:table-cell office:value-type="float" office:value="70854">
                <text:p>70854</text:p>
              </table:table-cell>
              <table:table-cell office:value-type="float" office:value="22759.4397438458">
                <text:p>22759.4397438458</text:p>
              </table:table-cell>
              <table:table-cell office:value-type="float" office:value="194376.200799888">
                <text:p>194376.2007998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8.128989453">
                <text:p>78.128989453</text:p>
              </table:table-cell>
              <table:table-cell office:value-type="float" office:value="118899">
                <text:p>118899</text:p>
              </table:table-cell>
              <table:table-cell office:value-type="float" office:value="115996">
                <text:p>115996</text:p>
              </table:table-cell>
              <table:table-cell office:value-type="float" office:value="18207.5517950766">
                <text:p>18207.5517950766</text:p>
              </table:table-cell>
              <table:table-cell office:value-type="float" office:value="158525.524799916">
                <text:p>158525.5247999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8.2832838459999">
                <text:p>78.2832838459999</text:p>
              </table:table-cell>
              <table:table-cell office:value-type="float" office:value="119470">
                <text:p>119470</text:p>
              </table:table-cell>
              <table:table-cell office:value-type="float" office:value="80360">
                <text:p>80360</text:p>
              </table:table-cell>
              <table:table-cell office:value-type="float" office:value="14566.0414360613">
                <text:p>14566.0414360613</text:p>
              </table:table-cell>
              <table:table-cell office:value-type="float" office:value="152828.480800235">
                <text:p>152828.4808002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8.4339809749999">
                <text:p>78.4339809749999</text:p>
              </table:table-cell>
              <table:table-cell office:value-type="float" office:value="120107">
                <text:p>120107</text:p>
              </table:table-cell>
              <table:table-cell office:value-type="float" office:value="118146">
                <text:p>118146</text:p>
              </table:table-cell>
              <table:table-cell office:value-type="float" office:value="11652.833148849">
                <text:p>11652.833148849</text:p>
              </table:table-cell>
              <table:table-cell office:value-type="float" office:value="152931.897999952">
                <text:p>152931.8979999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8.5908070269998">
                <text:p>78.5908070269998</text:p>
              </table:table-cell>
              <table:table-cell office:value-type="float" office:value="120848">
                <text:p>120848</text:p>
              </table:table-cell>
              <table:table-cell office:value-type="float" office:value="87828">
                <text:p>87828</text:p>
              </table:table-cell>
              <table:table-cell office:value-type="float" office:value="9322.26651907923">
                <text:p>9322.26651907923</text:p>
              </table:table-cell>
              <table:table-cell office:value-type="float" office:value="150657.850799325">
                <text:p>150657.8507993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8.749739715">
                <text:p>78.749739715</text:p>
              </table:table-cell>
              <table:table-cell office:value-type="float" office:value="121677">
                <text:p>121677</text:p>
              </table:table-cell>
              <table:table-cell office:value-type="float" office:value="92630">
                <text:p>92630</text:p>
              </table:table-cell>
              <table:table-cell office:value-type="float" office:value="7457.81321526338">
                <text:p>7457.81321526338</text:p>
              </table:table-cell>
              <table:table-cell office:value-type="float" office:value="157206.796800165">
                <text:p>157206.7968001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8.9160332299998">
                <text:p>78.9160332299998</text:p>
              </table:table-cell>
              <table:table-cell office:value-type="float" office:value="122619">
                <text:p>122619</text:p>
              </table:table-cell>
              <table:table-cell office:value-type="float" office:value="53682">
                <text:p>53682</text:p>
              </table:table-cell>
              <table:table-cell office:value-type="float" office:value="5966.25057221071">
                <text:p>5966.25057221071</text:p>
              </table:table-cell>
              <table:table-cell office:value-type="float" office:value="192867.898799886">
                <text:p>192867.8987998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9.0414513480009">
                <text:p>79.0414513480009</text:p>
              </table:table-cell>
              <table:table-cell office:value-type="float" office:value="123376">
                <text:p>123376</text:p>
              </table:table-cell>
              <table:table-cell office:value-type="float" office:value="53444">
                <text:p>53444</text:p>
              </table:table-cell>
              <table:table-cell office:value-type="float" office:value="4773.00045776857">
                <text:p>4773.00045776857</text:p>
              </table:table-cell>
              <table:table-cell office:value-type="float" office:value="211506.389200076">
                <text:p>211506.3892000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9.1902033940005">
                <text:p>79.1902033940005</text:p>
              </table:table-cell>
              <table:table-cell office:value-type="float" office:value="124318">
                <text:p>124318</text:p>
              </table:table-cell>
              <table:table-cell office:value-type="float" office:value="109368">
                <text:p>109368</text:p>
              </table:table-cell>
              <table:table-cell office:value-type="float" office:value="3818.40036621485">
                <text:p>3818.40036621485</text:p>
              </table:table-cell>
              <table:table-cell office:value-type="float" office:value="205074.764400342">
                <text:p>205074.7644003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9.3501677639997">
                <text:p>79.3501677639997</text:p>
              </table:table-cell>
              <table:table-cell office:value-type="float" office:value="125379">
                <text:p>125379</text:p>
              </table:table-cell>
              <table:table-cell office:value-type="float" office:value="71820">
                <text:p>71820</text:p>
              </table:table-cell>
              <table:table-cell office:value-type="float" office:value="3054.72029297188">
                <text:p>3054.72029297188</text:p>
              </table:table-cell>
              <table:table-cell office:value-type="float" office:value="173867.631999747">
                <text:p>173867.6319997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9.5255236470002">
                <text:p>79.5255236470002</text:p>
              </table:table-cell>
              <table:table-cell office:value-type="float" office:value="126588">
                <text:p>126588</text:p>
              </table:table-cell>
              <table:table-cell office:value-type="float" office:value="111406">
                <text:p>111406</text:p>
              </table:table-cell>
              <table:table-cell office:value-type="float" office:value="2443.77623437751">
                <text:p>2443.77623437751</text:p>
              </table:table-cell>
              <table:table-cell office:value-type="float" office:value="163457.339599699">
                <text:p>163457.3395996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9.6964619480004">
                <text:p>79.6964619480004</text:p>
              </table:table-cell>
              <table:table-cell office:value-type="float" office:value="127800">
                <text:p>127800</text:p>
              </table:table-cell>
              <table:table-cell office:value-type="float" office:value="97948">
                <text:p>97948</text:p>
              </table:table-cell>
              <table:table-cell office:value-type="float" office:value="1955.020987502">
                <text:p>1955.020987502</text:p>
              </table:table-cell>
              <table:table-cell office:value-type="float" office:value="169977.177200053">
                <text:p>169977.1772000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9.8707618789995">
                <text:p>79.8707618789995</text:p>
              </table:table-cell>
              <table:table-cell office:value-type="float" office:value="129059">
                <text:p>129059</text:p>
              </table:table-cell>
              <table:table-cell office:value-type="float" office:value="116140">
                <text:p>116140</text:p>
              </table:table-cell>
              <table:table-cell office:value-type="float" office:value="1564.0167900016">
                <text:p>1564.0167900016</text:p>
              </table:table-cell>
              <table:table-cell office:value-type="float" office:value="173219.060399424">
                <text:p>173219.0603994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0.040177072">
                <text:p>80.040177072</text:p>
              </table:table-cell>
              <table:table-cell office:value-type="float" office:value="130292">
                <text:p>130292</text:p>
              </table:table-cell>
              <table:table-cell office:value-type="float" office:value="77470">
                <text:p>77470</text:p>
              </table:table-cell>
              <table:table-cell office:value-type="float" office:value="1251.21343200128">
                <text:p>1251.21343200128</text:p>
              </table:table-cell>
              <table:table-cell office:value-type="float" office:value="145508.573199913">
                <text:p>145508.5731999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0.141480282">
                <text:p>80.141480282</text:p>
              </table:table-cell>
              <table:table-cell office:value-type="float" office:value="131029">
                <text:p>131029</text:p>
              </table:table-cell>
              <table:table-cell office:value-type="float" office:value="102766">
                <text:p>102766</text:p>
              </table:table-cell>
              <table:table-cell office:value-type="float" office:value="1000.97074560103">
                <text:p>1000.97074560103</text:p>
              </table:table-cell>
              <table:table-cell office:value-type="float" office:value="174522.263600375">
                <text:p>174522.263600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0.3105671800004">
                <text:p>80.3105671800004</text:p>
              </table:table-cell>
              <table:table-cell office:value-type="float" office:value="132249">
                <text:p>132249</text:p>
              </table:table-cell>
              <table:table-cell office:value-type="float" office:value="66434">
                <text:p>66434</text:p>
              </table:table-cell>
              <table:table-cell office:value-type="float" office:value="800.776596480822">
                <text:p>800.776596480822</text:p>
              </table:table-cell>
              <table:table-cell office:value-type="float" office:value="176328.145199659">
                <text:p>176328.1451996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0.470372279">
                <text:p>80.470372279</text:p>
              </table:table-cell>
              <table:table-cell office:value-type="float" office:value="133382">
                <text:p>133382</text:p>
              </table:table-cell>
              <table:table-cell office:value-type="float" office:value="103858">
                <text:p>103858</text:p>
              </table:table-cell>
              <table:table-cell office:value-type="float" office:value="640.621277184657">
                <text:p>640.621277184657</text:p>
              </table:table-cell>
              <table:table-cell office:value-type="float" office:value="170164.491600008">
                <text:p>170164.4916000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0.6381101110001">
                <text:p>80.6381101110001</text:p>
              </table:table-cell>
              <table:table-cell office:value-type="float" office:value="134540">
                <text:p>134540</text:p>
              </table:table-cell>
              <table:table-cell office:value-type="float" office:value="84822">
                <text:p>84822</text:p>
              </table:table-cell>
              <table:table-cell office:value-type="float" office:value="512.497021747726">
                <text:p>512.497021747726</text:p>
              </table:table-cell>
              <table:table-cell office:value-type="float" office:value="198607.483199885">
                <text:p>198607.4831998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0.7979536300009">
                <text:p>80.7979536300009</text:p>
              </table:table-cell>
              <table:table-cell office:value-type="float" office:value="135604">
                <text:p>135604</text:p>
              </table:table-cell>
              <table:table-cell office:value-type="float" office:value="91396">
                <text:p>91396</text:p>
              </table:table-cell>
              <table:table-cell office:value-type="float" office:value="409.997617398181">
                <text:p>409.997617398181</text:p>
              </table:table-cell>
              <table:table-cell office:value-type="float" office:value="192503.366399615">
                <text:p>192503.3663996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0.9630783709999">
                <text:p>80.9630783709999</text:p>
              </table:table-cell>
              <table:table-cell office:value-type="float" office:value="136651">
                <text:p>136651</text:p>
              </table:table-cell>
              <table:table-cell office:value-type="float" office:value="67870">
                <text:p>67870</text:p>
              </table:table-cell>
              <table:table-cell office:value-type="float" office:value="327.998093918545">
                <text:p>327.998093918545</text:p>
              </table:table-cell>
              <table:table-cell office:value-type="float" office:value="225354.638800491">
                <text:p>225354.6388004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1.1256736329997">
                <text:p>81.1256736329997</text:p>
              </table:table-cell>
              <table:table-cell office:value-type="float" office:value="137623">
                <text:p>137623</text:p>
              </table:table-cell>
              <table:table-cell office:value-type="float" office:value="112214">
                <text:p>112214</text:p>
              </table:table-cell>
              <table:table-cell office:value-type="float" office:value="262.398475134836">
                <text:p>262.398475134836</text:p>
              </table:table-cell>
              <table:table-cell office:value-type="float" office:value="193692.820799333">
                <text:p>193692.820799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228027905001">
                <text:p>81.228027905001</text:p>
              </table:table-cell>
              <table:table-cell office:value-type="float" office:value="138200">
                <text:p>138200</text:p>
              </table:table-cell>
              <table:table-cell office:value-type="float" office:value="55908">
                <text:p>55908</text:p>
              </table:table-cell>
              <table:table-cell office:value-type="float" office:value="209.918780107868">
                <text:p>209.918780107868</text:p>
              </table:table-cell>
              <table:table-cell office:value-type="float" office:value="200448.761200096">
                <text:p>200448.7612000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1.3321235469994">
                <text:p>81.3321235469994</text:p>
              </table:table-cell>
              <table:table-cell office:value-type="float" office:value="138758">
                <text:p>138758</text:p>
              </table:table-cell>
              <table:table-cell office:value-type="float" office:value="18570">
                <text:p>18570</text:p>
              </table:table-cell>
              <table:table-cell office:value-type="float" office:value="167.935024086295">
                <text:p>167.935024086295</text:p>
              </table:table-cell>
              <table:table-cell office:value-type="float" office:value="241272.444800416">
                <text:p>241272.4448004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1.4807837120006">
                <text:p>81.4807837120006</text:p>
              </table:table-cell>
              <table:table-cell office:value-type="float" office:value="139499">
                <text:p>139499</text:p>
              </table:table-cell>
              <table:table-cell office:value-type="float" office:value="106370">
                <text:p>106370</text:p>
              </table:table-cell>
              <table:table-cell office:value-type="float" office:value="134.348019269036">
                <text:p>134.348019269036</text:p>
              </table:table-cell>
              <table:table-cell office:value-type="float" office:value="204501.329600316">
                <text:p>204501.3296003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1.6451225849996">
                <text:p>81.6451225849996</text:p>
              </table:table-cell>
              <table:table-cell office:value-type="float" office:value="140236">
                <text:p>140236</text:p>
              </table:table-cell>
              <table:table-cell office:value-type="float" office:value="85254">
                <text:p>85254</text:p>
              </table:table-cell>
              <table:table-cell office:value-type="float" office:value="107.478415415229">
                <text:p>107.478415415229</text:p>
              </table:table-cell>
              <table:table-cell office:value-type="float" office:value="208464.949199697">
                <text:p>208464.9491996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1.800448299">
                <text:p>81.800448299</text:p>
              </table:table-cell>
              <table:table-cell office:value-type="float" office:value="140849">
                <text:p>140849</text:p>
              </table:table-cell>
              <table:table-cell office:value-type="float" office:value="124808">
                <text:p>124808</text:p>
              </table:table-cell>
              <table:table-cell office:value-type="float" office:value="85.982732332183">
                <text:p>85.982732332183</text:p>
              </table:table-cell>
              <table:table-cell office:value-type="float" office:value="157427.731600183">
                <text:p>157427.7316001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1.964292345001">
                <text:p>81.964292345001</text:p>
              </table:table-cell>
              <table:table-cell office:value-type="float" office:value="141403">
                <text:p>141403</text:p>
              </table:table-cell>
              <table:table-cell office:value-type="float" office:value="45600">
                <text:p>45600</text:p>
              </table:table-cell>
              <table:table-cell office:value-type="float" office:value="68.7861858657464">
                <text:p>68.7861858657464</text:p>
              </table:table-cell>
              <table:table-cell office:value-type="float" office:value="219780.60840047">
                <text:p>219780.608400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2.1214166410009">
                <text:p>82.1214166410009</text:p>
              </table:table-cell>
              <table:table-cell office:value-type="float" office:value="141839">
                <text:p>141839</text:p>
              </table:table-cell>
              <table:table-cell office:value-type="float" office:value="101474">
                <text:p>101474</text:p>
              </table:table-cell>
              <table:table-cell office:value-type="float" office:value="55.0289486925971">
                <text:p>55.0289486925971</text:p>
              </table:table-cell>
              <table:table-cell office:value-type="float" office:value="190982.744000212">
                <text:p>190982.7440002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2.2871855009998">
                <text:p>82.2871855009998</text:p>
              </table:table-cell>
              <table:table-cell office:value-type="float" office:value="142197">
                <text:p>142197</text:p>
              </table:table-cell>
              <table:table-cell office:value-type="float" office:value="97000">
                <text:p>97000</text:p>
              </table:table-cell>
              <table:table-cell office:value-type="float" office:value="44.0231589540777">
                <text:p>44.0231589540777</text:p>
              </table:table-cell>
              <table:table-cell office:value-type="float" office:value="224226.561199612">
                <text:p>224226.5611996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2.4484130559995">
                <text:p>82.4484130559995</text:p>
              </table:table-cell>
              <table:table-cell office:value-type="float" office:value="142443">
                <text:p>142443</text:p>
              </table:table-cell>
              <table:table-cell office:value-type="float" office:value="91532">
                <text:p>91532</text:p>
              </table:table-cell>
              <table:table-cell office:value-type="float" office:value="35.2185271632621">
                <text:p>35.2185271632621</text:p>
              </table:table-cell>
              <table:table-cell office:value-type="float" office:value="192338.536400348">
                <text:p>192338.5364003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2.6180995520008">
                <text:p>82.6180995520008</text:p>
              </table:table-cell>
              <table:table-cell office:value-type="float" office:value="142590">
                <text:p>142590</text:p>
              </table:table-cell>
              <table:table-cell office:value-type="float" office:value="91874">
                <text:p>91874</text:p>
              </table:table-cell>
              <table:table-cell office:value-type="float" office:value="28.1748217306097">
                <text:p>28.1748217306097</text:p>
              </table:table-cell>
              <table:table-cell office:value-type="float" office:value="197993.691999727">
                <text:p>197993.6919997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2.7850099440002">
                <text:p>82.7850099440002</text:p>
              </table:table-cell>
              <table:table-cell office:value-type="float" office:value="142625">
                <text:p>142625</text:p>
              </table:table-cell>
              <table:table-cell office:value-type="float" office:value="82868">
                <text:p>82868</text:p>
              </table:table-cell>
              <table:table-cell office:value-type="float" office:value="22.5398573844878">
                <text:p>22.5398573844878</text:p>
              </table:table-cell>
              <table:table-cell office:value-type="float" office:value="228926.129200408">
                <text:p>228926.1292004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2.9500690349996">
                <text:p>82.9500690349996</text:p>
              </table:table-cell>
              <table:table-cell office:value-type="float" office:value="142552">
                <text:p>142552</text:p>
              </table:table-cell>
              <table:table-cell office:value-type="float" office:value="104852">
                <text:p>104852</text:p>
              </table:table-cell>
              <table:table-cell office:value-type="float" office:value="18.0318859075902">
                <text:p>18.0318859075902</text:p>
              </table:table-cell>
              <table:table-cell office:value-type="float" office:value="199924.443199416">
                <text:p>199924.4431994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.1187578990011">
                <text:p>83.1187578990011</text:p>
              </table:table-cell>
              <table:table-cell office:value-type="float" office:value="142372">
                <text:p>142372</text:p>
              </table:table-cell>
              <table:table-cell office:value-type="float" office:value="85166">
                <text:p>85166</text:p>
              </table:table-cell>
              <table:table-cell office:value-type="float" office:value="14.4255087260722">
                <text:p>14.4255087260722</text:p>
              </table:table-cell>
              <table:table-cell office:value-type="float" office:value="233247.97680034">
                <text:p>233247.976800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3.2772829120004">
                <text:p>83.2772829120004</text:p>
              </table:table-cell>
              <table:table-cell office:value-type="float" office:value="142108">
                <text:p>142108</text:p>
              </table:table-cell>
              <table:table-cell office:value-type="float" office:value="90362">
                <text:p>90362</text:p>
              </table:table-cell>
              <table:table-cell office:value-type="float" office:value="11.5404069808577">
                <text:p>11.5404069808577</text:p>
              </table:table-cell>
              <table:table-cell office:value-type="float" office:value="196800.933600025">
                <text:p>196800.9336000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3.4348769640001">
                <text:p>83.4348769640001</text:p>
              </table:table-cell>
              <table:table-cell office:value-type="float" office:value="141758">
                <text:p>141758</text:p>
              </table:table-cell>
              <table:table-cell office:value-type="float" office:value="89414">
                <text:p>89414</text:p>
              </table:table-cell>
              <table:table-cell office:value-type="float" office:value="9.23232558468619">
                <text:p>9.23232558468619</text:p>
              </table:table-cell>
              <table:table-cell office:value-type="float" office:value="225301.605999994">
                <text:p>225301.6059999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.6277776070001">
                <text:p>83.6277776070001</text:p>
              </table:table-cell>
              <table:table-cell office:value-type="float" office:value="141220">
                <text:p>141220</text:p>
              </table:table-cell>
              <table:table-cell office:value-type="float" office:value="91990">
                <text:p>91990</text:p>
              </table:table-cell>
              <table:table-cell office:value-type="float" office:value="7.38586046774896">
                <text:p>7.38586046774896</text:p>
              </table:table-cell>
              <table:table-cell office:value-type="float" office:value="232119.803599926">
                <text:p>232119.8035999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3.7884320850008">
                <text:p>83.7884320850008</text:p>
              </table:table-cell>
              <table:table-cell office:value-type="float" office:value="140686">
                <text:p>140686</text:p>
              </table:table-cell>
              <table:table-cell office:value-type="float" office:value="98540">
                <text:p>98540</text:p>
              </table:table-cell>
              <table:table-cell office:value-type="float" office:value="5.90868837419917">
                <text:p>5.90868837419917</text:p>
              </table:table-cell>
              <table:table-cell office:value-type="float" office:value="233206.536399666">
                <text:p>233206.5363996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3.9448440320011">
                <text:p>83.9448440320011</text:p>
              </table:table-cell>
              <table:table-cell office:value-type="float" office:value="140099">
                <text:p>140099</text:p>
              </table:table-cell>
              <table:table-cell office:value-type="float" office:value="110894">
                <text:p>110894</text:p>
              </table:table-cell>
              <table:table-cell office:value-type="float" office:value="4.72695069935933">
                <text:p>4.72695069935933</text:p>
              </table:table-cell>
              <table:table-cell office:value-type="float" office:value="201862.882400019">
                <text:p>201862.8824000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4.0462383129998">
                <text:p>84.0462383129998</text:p>
              </table:table-cell>
              <table:table-cell office:value-type="float" office:value="139686">
                <text:p>139686</text:p>
              </table:table-cell>
              <table:table-cell office:value-type="float" office:value="75406">
                <text:p>75406</text:p>
              </table:table-cell>
              <table:table-cell office:value-type="float" office:value="3.78156055948747">
                <text:p>3.78156055948747</text:p>
              </table:table-cell>
              <table:table-cell office:value-type="float" office:value="166739.702799532">
                <text:p>166739.7027995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4.1955886060005">
                <text:p>84.1955886060005</text:p>
              </table:table-cell>
              <table:table-cell office:value-type="float" office:value="139037">
                <text:p>139037</text:p>
              </table:table-cell>
              <table:table-cell office:value-type="float" office:value="79878">
                <text:p>79878</text:p>
              </table:table-cell>
              <table:table-cell office:value-type="float" office:value="3.02524844758997">
                <text:p>3.02524844758997</text:p>
              </table:table-cell>
              <table:table-cell office:value-type="float" office:value="192382.065200218">
                <text:p>192382.0652002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4.3518880920001">
                <text:p>84.3518880920001</text:p>
              </table:table-cell>
              <table:table-cell office:value-type="float" office:value="138312">
                <text:p>138312</text:p>
              </table:table-cell>
              <table:table-cell office:value-type="float" office:value="96880">
                <text:p>96880</text:p>
              </table:table-cell>
              <table:table-cell office:value-type="float" office:value="2.42019875807198">
                <text:p>2.42019875807198</text:p>
              </table:table-cell>
              <table:table-cell office:value-type="float" office:value="192784.797599597">
                <text:p>192784.7975995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4.5089114570001">
                <text:p>84.5089114570001</text:p>
              </table:table-cell>
              <table:table-cell office:value-type="float" office:value="137545">
                <text:p>137545</text:p>
              </table:table-cell>
              <table:table-cell office:value-type="float" office:value="82916">
                <text:p>82916</text:p>
              </table:table-cell>
              <table:table-cell office:value-type="float" office:value="1.93615900645758">
                <text:p>1.93615900645758</text:p>
              </table:table-cell>
              <table:table-cell office:value-type="float" office:value="186328.392799624">
                <text:p>186328.3927996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4.6666351599997">
                <text:p>84.6666351599997</text:p>
              </table:table-cell>
              <table:table-cell office:value-type="float" office:value="136745">
                <text:p>136745</text:p>
              </table:table-cell>
              <table:table-cell office:value-type="float" office:value="114540">
                <text:p>114540</text:p>
              </table:table-cell>
              <table:table-cell office:value-type="float" office:value="1.54892720516607">
                <text:p>1.54892720516607</text:p>
              </table:table-cell>
              <table:table-cell office:value-type="float" office:value="186081.1216">
                <text:p>186081.12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4.8256333690006">
                <text:p>84.8256333690006</text:p>
              </table:table-cell>
              <table:table-cell office:value-type="float" office:value="135919">
                <text:p>135919</text:p>
              </table:table-cell>
              <table:table-cell office:value-type="float" office:value="91168">
                <text:p>91168</text:p>
              </table:table-cell>
              <table:table-cell office:value-type="float" office:value="1.23914176413285">
                <text:p>1.23914176413285</text:p>
              </table:table-cell>
              <table:table-cell office:value-type="float" office:value="187555.955599964">
                <text:p>187555.9555999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.9847105280005">
                <text:p>84.9847105280005</text:p>
              </table:table-cell>
              <table:table-cell office:value-type="float" office:value="135080">
                <text:p>135080</text:p>
              </table:table-cell>
              <table:table-cell office:value-type="float" office:value="118558">
                <text:p>118558</text:p>
              </table:table-cell>
              <table:table-cell office:value-type="float" office:value="0.991313411306283">
                <text:p>0.991313411306283</text:p>
              </table:table-cell>
              <table:table-cell office:value-type="float" office:value="157915.141600097">
                <text:p>157915.1416000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5.148535544">
                <text:p>85.148535544</text:p>
              </table:table-cell>
              <table:table-cell office:value-type="float" office:value="134216">
                <text:p>134216</text:p>
              </table:table-cell>
              <table:table-cell office:value-type="float" office:value="67496">
                <text:p>67496</text:p>
              </table:table-cell>
              <table:table-cell office:value-type="float" office:value="0.793050729045026">
                <text:p>0.793050729045026</text:p>
              </table:table-cell>
              <table:table-cell office:value-type="float" office:value="191750.849200616">
                <text:p>191750.8492006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5.3068607050009">
                <text:p>85.3068607050009</text:p>
              </table:table-cell>
              <table:table-cell office:value-type="float" office:value="133390">
                <text:p>133390</text:p>
              </table:table-cell>
              <table:table-cell office:value-type="float" office:value="116818">
                <text:p>116818</text:p>
              </table:table-cell>
              <table:table-cell office:value-type="float" office:value="0.634440583236021">
                <text:p>0.634440583236021</text:p>
              </table:table-cell>
              <table:table-cell office:value-type="float" office:value="189149.462399655">
                <text:p>189149.46239965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5.4668327039999">
                <text:p>85.4668327039999</text:p>
              </table:table-cell>
              <table:table-cell office:value-type="float" office:value="132575">
                <text:p>132575</text:p>
              </table:table-cell>
              <table:table-cell office:value-type="float" office:value="102646">
                <text:p>102646</text:p>
              </table:table-cell>
              <table:table-cell office:value-type="float" office:value="0.507552466588817">
                <text:p>0.507552466588817</text:p>
              </table:table-cell>
              <table:table-cell office:value-type="float" office:value="156855.700799497">
                <text:p>156855.7007994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5.6316701230007">
                <text:p>85.6316701230007</text:p>
              </table:table-cell>
              <table:table-cell office:value-type="float" office:value="131766">
                <text:p>131766</text:p>
              </table:table-cell>
              <table:table-cell office:value-type="float" office:value="90358">
                <text:p>90358</text:p>
              </table:table-cell>
              <table:table-cell office:value-type="float" office:value="0.406041973271053">
                <text:p>0.406041973271053</text:p>
              </table:table-cell>
              <table:table-cell office:value-type="float" office:value="189955.811999971">
                <text:p>189955.8119999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5.7971881489993">
                <text:p>85.7971881489993</text:p>
              </table:table-cell>
              <table:table-cell office:value-type="float" office:value="130995">
                <text:p>130995</text:p>
              </table:table-cell>
              <table:table-cell office:value-type="float" office:value="108858">
                <text:p>108858</text:p>
              </table:table-cell>
              <table:table-cell office:value-type="float" office:value="0.324833578616843">
                <text:p>0.324833578616843</text:p>
              </table:table-cell>
              <table:table-cell office:value-type="float" office:value="192842.414800543">
                <text:p>192842.4148005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6.0039507080001">
                <text:p>86.0039507080001</text:p>
              </table:table-cell>
              <table:table-cell office:value-type="float" office:value="130106">
                <text:p>130106</text:p>
              </table:table-cell>
              <table:table-cell office:value-type="float" office:value="75534">
                <text:p>75534</text:p>
              </table:table-cell>
              <table:table-cell office:value-type="float" office:value="0.259866862893474">
                <text:p>0.259866862893474</text:p>
              </table:table-cell>
              <table:table-cell office:value-type="float" office:value="212801.172799664">
                <text:p>212801.1727996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6.1676885529996">
                <text:p>86.1676885529996</text:p>
              </table:table-cell>
              <table:table-cell office:value-type="float" office:value="129471">
                <text:p>129471</text:p>
              </table:table-cell>
              <table:table-cell office:value-type="float" office:value="68758">
                <text:p>68758</text:p>
              </table:table-cell>
              <table:table-cell office:value-type="float" office:value="0.207893490314779">
                <text:p>0.207893490314779</text:p>
              </table:table-cell>
              <table:table-cell office:value-type="float" office:value="243871.379600023">
                <text:p>243871.37960002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6.3401009909994">
                <text:p>86.3401009909994</text:p>
              </table:table-cell>
              <table:table-cell office:value-type="float" office:value="128880">
                <text:p>128880</text:p>
              </table:table-cell>
              <table:table-cell office:value-type="float" office:value="123364">
                <text:p>123364</text:p>
              </table:table-cell>
              <table:table-cell office:value-type="float" office:value="0.166314792251824">
                <text:p>0.166314792251824</text:p>
              </table:table-cell>
              <table:table-cell office:value-type="float" office:value="215899.865999381">
                <text:p>215899.8659993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6.5141146389997">
                <text:p>86.5141146389997</text:p>
              </table:table-cell>
              <table:table-cell office:value-type="float" office:value="128372">
                <text:p>128372</text:p>
              </table:table-cell>
              <table:table-cell office:value-type="float" office:value="101986">
                <text:p>101986</text:p>
              </table:table-cell>
              <table:table-cell office:value-type="float" office:value="0.133051833801459">
                <text:p>0.133051833801459</text:p>
              </table:table-cell>
              <table:table-cell office:value-type="float" office:value="167383.838399837">
                <text:p>167383.8383998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6.675923711">
                <text:p>86.675923711</text:p>
              </table:table-cell>
              <table:table-cell office:value-type="float" office:value="127986">
                <text:p>127986</text:p>
              </table:table-cell>
              <table:table-cell office:value-type="float" office:value="115350">
                <text:p>115350</text:p>
              </table:table-cell>
              <table:table-cell office:value-type="float" office:value="0.106441467041167">
                <text:p>0.106441467041167</text:p>
              </table:table-cell>
              <table:table-cell office:value-type="float" office:value="167643.049600156">
                <text:p>167643.0496001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6.8249799099995">
                <text:p>86.8249799099995</text:p>
              </table:table-cell>
              <table:table-cell office:value-type="float" office:value="127710">
                <text:p>127710</text:p>
              </table:table-cell>
              <table:table-cell office:value-type="float" office:value="90824">
                <text:p>90824</text:p>
              </table:table-cell>
              <table:table-cell office:value-type="float" office:value="0.0851531736329336">
                <text:p>0.0851531736329336</text:p>
              </table:table-cell>
              <table:table-cell office:value-type="float" office:value="160372.074800398">
                <text:p>160372.0748003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6.9780098470001">
                <text:p>86.9780098470001</text:p>
              </table:table-cell>
              <table:table-cell office:value-type="float" office:value="127511">
                <text:p>127511</text:p>
              </table:table-cell>
              <table:table-cell office:value-type="float" office:value="77184">
                <text:p>77184</text:p>
              </table:table-cell>
              <table:table-cell office:value-type="float" office:value="0.0681225389063469">
                <text:p>0.0681225389063469</text:p>
              </table:table-cell>
              <table:table-cell office:value-type="float" office:value="182672.33719962">
                <text:p>182672.337199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7.1322570490011">
                <text:p>87.1322570490011</text:p>
              </table:table-cell>
              <table:table-cell office:value-type="float" office:value="127398">
                <text:p>127398</text:p>
              </table:table-cell>
              <table:table-cell office:value-type="float" office:value="64856">
                <text:p>64856</text:p>
              </table:table-cell>
              <table:table-cell office:value-type="float" office:value="0.0544980311250775">
                <text:p>0.0544980311250775</text:p>
              </table:table-cell>
              <table:table-cell office:value-type="float" office:value="210248.406400206">
                <text:p>210248.4064002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7.2822177899998">
                <text:p>87.2822177899998</text:p>
              </table:table-cell>
              <table:table-cell office:value-type="float" office:value="127375">
                <text:p>127375</text:p>
              </table:table-cell>
              <table:table-cell office:value-type="float" office:value="106732">
                <text:p>106732</text:p>
              </table:table-cell>
              <table:table-cell office:value-type="float" office:value="0.043598424900062">
                <text:p>0.043598424900062</text:p>
              </table:table-cell>
              <table:table-cell office:value-type="float" office:value="183123.146400612">
                <text:p>183123.1464006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7.4342327350005">
                <text:p>87.4342327350005</text:p>
              </table:table-cell>
              <table:table-cell office:value-type="float" office:value="127442">
                <text:p>127442</text:p>
              </table:table-cell>
              <table:table-cell office:value-type="float" office:value="85834">
                <text:p>85834</text:p>
              </table:table-cell>
              <table:table-cell office:value-type="float" office:value="0.0348787399200496">
                <text:p>0.0348787399200496</text:p>
              </table:table-cell>
              <table:table-cell office:value-type="float" office:value="181896.523600153">
                <text:p>181896.5236001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7.5865567229994">
                <text:p>87.5865567229994</text:p>
              </table:table-cell>
              <table:table-cell office:value-type="float" office:value="127601">
                <text:p>127601</text:p>
              </table:table-cell>
              <table:table-cell office:value-type="float" office:value="99738">
                <text:p>99738</text:p>
              </table:table-cell>
              <table:table-cell office:value-type="float" office:value="0.0279029919360397">
                <text:p>0.0279029919360397</text:p>
              </table:table-cell>
              <table:table-cell office:value-type="float" office:value="178520.719600056">
                <text:p>178520.7196000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7.7485238970003">
                <text:p>87.7485238970003</text:p>
              </table:table-cell>
              <table:table-cell office:value-type="float" office:value="127870">
                <text:p>127870</text:p>
              </table:table-cell>
              <table:table-cell office:value-type="float" office:value="81552">
                <text:p>81552</text:p>
              </table:table-cell>
              <table:table-cell office:value-type="float" office:value="0.0223223935488318">
                <text:p>0.0223223935488318</text:p>
              </table:table-cell>
              <table:table-cell office:value-type="float" office:value="184567.471600167">
                <text:p>184567.4716001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7.8982002140001">
                <text:p>87.8982002140001</text:p>
              </table:table-cell>
              <table:table-cell office:value-type="float" office:value="128209">
                <text:p>128209</text:p>
              </table:table-cell>
              <table:table-cell office:value-type="float" office:value="84412">
                <text:p>84412</text:p>
              </table:table-cell>
              <table:table-cell office:value-type="float" office:value="0.0178579148390654">
                <text:p>0.0178579148390654</text:p>
              </table:table-cell>
              <table:table-cell office:value-type="float" office:value="183874.503200059">
                <text:p>183874.5032000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8.0584054869996">
                <text:p>88.0584054869996</text:p>
              </table:table-cell>
              <table:table-cell office:value-type="float" office:value="128667">
                <text:p>128667</text:p>
              </table:table-cell>
              <table:table-cell office:value-type="float" office:value="93162">
                <text:p>93162</text:p>
              </table:table-cell>
              <table:table-cell office:value-type="float" office:value="0.0142863318712523">
                <text:p>0.0142863318712523</text:p>
              </table:table-cell>
              <table:table-cell office:value-type="float" office:value="185522.347199731">
                <text:p>185522.3471997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8.1686430129994">
                <text:p>88.1686430129994</text:p>
              </table:table-cell>
              <table:table-cell office:value-type="float" office:value="129038">
                <text:p>129038</text:p>
              </table:table-cell>
              <table:table-cell office:value-type="float" office:value="13158">
                <text:p>13158</text:p>
              </table:table-cell>
              <table:table-cell office:value-type="float" office:value="0.0114290654970019">
                <text:p>0.0114290654970019</text:p>
              </table:table-cell>
              <table:table-cell office:value-type="float" office:value="200329.559999955">
                <text:p>200329.5599999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8.2714590209998">
                <text:p>88.2714590209998</text:p>
              </table:table-cell>
              <table:table-cell office:value-type="float" office:value="129423">
                <text:p>129423</text:p>
              </table:table-cell>
              <table:table-cell office:value-type="float" office:value="21600">
                <text:p>21600</text:p>
              </table:table-cell>
              <table:table-cell office:value-type="float" office:value="0.00914325239760149">
                <text:p>0.00914325239760149</text:p>
              </table:table-cell>
              <table:table-cell office:value-type="float" office:value="241022.52560042">
                <text:p>241022.525600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8.4134304960007">
                <text:p>88.4134304960007</text:p>
              </table:table-cell>
              <table:table-cell office:value-type="float" office:value="130015">
                <text:p>130015</text:p>
              </table:table-cell>
              <table:table-cell office:value-type="float" office:value="115820">
                <text:p>115820</text:p>
              </table:table-cell>
              <table:table-cell office:value-type="float" office:value="0.00731460191808119">
                <text:p>0.00731460191808119</text:p>
              </table:table-cell>
              <table:table-cell office:value-type="float" office:value="205403.068400483">
                <text:p>205403.0684004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8.5801932369996">
                <text:p>88.5801932369996</text:p>
              </table:table-cell>
              <table:table-cell office:value-type="float" office:value="130796">
                <text:p>130796</text:p>
              </table:table-cell>
              <table:table-cell office:value-type="float" office:value="100174">
                <text:p>100174</text:p>
              </table:table-cell>
              <table:table-cell office:value-type="float" office:value="0.00585168153446495">
                <text:p>0.00585168153446495</text:p>
              </table:table-cell>
              <table:table-cell office:value-type="float" office:value="208642.959199642">
                <text:p>208642.9591996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8.7698853420006">
                <text:p>88.7698853420006</text:p>
              </table:table-cell>
              <table:table-cell office:value-type="float" office:value="131787">
                <text:p>131787</text:p>
              </table:table-cell>
              <table:table-cell office:value-type="float" office:value="86882">
                <text:p>86882</text:p>
              </table:table-cell>
              <table:table-cell office:value-type="float" office:value="0.00468134522757196">
                <text:p>0.00468134522757196</text:p>
              </table:table-cell>
              <table:table-cell office:value-type="float" office:value="171838.359599496">
                <text:p>171838.3595994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8.9344747670002">
                <text:p>88.9344747670002</text:p>
              </table:table-cell>
              <table:table-cell office:value-type="float" office:value="132728">
                <text:p>132728</text:p>
              </table:table-cell>
              <table:table-cell office:value-type="float" office:value="85148">
                <text:p>85148</text:p>
              </table:table-cell>
              <table:table-cell office:value-type="float" office:value="0.00374507618205757">
                <text:p>0.00374507618205757</text:p>
              </table:table-cell>
              <table:table-cell office:value-type="float" office:value="206371.560000116">
                <text:p>206371.5600001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9.102711906">
                <text:p>89.102711906</text:p>
              </table:table-cell>
              <table:table-cell office:value-type="float" office:value="133758">
                <text:p>133758</text:p>
              </table:table-cell>
              <table:table-cell office:value-type="float" office:value="99702">
                <text:p>99702</text:p>
              </table:table-cell>
              <table:table-cell office:value-type="float" office:value="0.00299606094564606">
                <text:p>0.00299606094564606</text:p>
              </table:table-cell>
              <table:table-cell office:value-type="float" office:value="207138.565200148">
                <text:p>207138.5652001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9.2043222089997">
                <text:p>89.2043222089997</text:p>
              </table:table-cell>
              <table:table-cell office:value-type="float" office:value="134410">
                <text:p>134410</text:p>
              </table:table-cell>
              <table:table-cell office:value-type="float" office:value="47112">
                <text:p>47112</text:p>
              </table:table-cell>
              <table:table-cell office:value-type="float" office:value="0.00239684875651685">
                <text:p>0.00239684875651685</text:p>
              </table:table-cell>
              <table:table-cell office:value-type="float" office:value="210873.709600128">
                <text:p>210873.7096001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9.3644286510007">
                <text:p>89.3644286510007</text:p>
              </table:table-cell>
              <table:table-cell office:value-type="float" office:value="135476">
                <text:p>135476</text:p>
              </table:table-cell>
              <table:table-cell office:value-type="float" office:value="72412">
                <text:p>72412</text:p>
              </table:table-cell>
              <table:table-cell office:value-type="float" office:value="0.00191747900521348">
                <text:p>0.00191747900521348</text:p>
              </table:table-cell>
              <table:table-cell office:value-type="float" office:value="202926.963200298">
                <text:p>202926.9632002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.5375283169997">
                <text:p>89.5375283169997</text:p>
              </table:table-cell>
              <table:table-cell office:value-type="float" office:value="136672">
                <text:p>136672</text:p>
              </table:table-cell>
              <table:table-cell office:value-type="float" office:value="85936">
                <text:p>85936</text:p>
              </table:table-cell>
              <table:table-cell office:value-type="float" office:value="0.00153398320417078">
                <text:p>0.00153398320417078</text:p>
              </table:table-cell>
              <table:table-cell office:value-type="float" office:value="207221.27400004">
                <text:p>207221.274000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9.711470794">
                <text:p>89.711470794</text:p>
              </table:table-cell>
              <table:table-cell office:value-type="float" office:value="137908">
                <text:p>137908</text:p>
              </table:table-cell>
              <table:table-cell office:value-type="float" office:value="76456">
                <text:p>76456</text:p>
              </table:table-cell>
              <table:table-cell office:value-type="float" office:value="0.00122718656333662">
                <text:p>0.00122718656333662</text:p>
              </table:table-cell>
              <table:table-cell office:value-type="float" office:value="205054.871999891">
                <text:p>205054.8719998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9.8847615430004">
                <text:p>89.8847615430004</text:p>
              </table:table-cell>
              <table:table-cell office:value-type="float" office:value="139161">
                <text:p>139161</text:p>
              </table:table-cell>
              <table:table-cell office:value-type="float" office:value="110960">
                <text:p>110960</text:p>
              </table:table-cell>
              <table:table-cell office:value-type="float" office:value="0.0009817492506693">
                <text:p>0.0009817492506693</text:p>
              </table:table-cell>
              <table:table-cell office:value-type="float" office:value="207228.066000243">
                <text:p>207228.0660002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0.0603486">
                <text:p>90.0603486</text:p>
              </table:table-cell>
              <table:table-cell office:value-type="float" office:value="140439">
                <text:p>140439</text:p>
              </table:table-cell>
              <table:table-cell office:value-type="float" office:value="67604">
                <text:p>67604</text:p>
              </table:table-cell>
              <table:table-cell office:value-type="float" office:value="0.00078539940053544">
                <text:p>0.00078539940053544</text:p>
              </table:table-cell>
              <table:table-cell office:value-type="float" office:value="240626.676799729">
                <text:p>240626.6767997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0.2412118690008">
                <text:p>90.2412118690008</text:p>
              </table:table-cell>
              <table:table-cell office:value-type="float" office:value="141750">
                <text:p>141750</text:p>
              </table:table-cell>
              <table:table-cell office:value-type="float" office:value="47100">
                <text:p>47100</text:p>
              </table:table-cell>
              <table:table-cell office:value-type="float" office:value="0.000628319520428352">
                <text:p>0.000628319520428352</text:p>
              </table:table-cell>
              <table:table-cell office:value-type="float" office:value="247031.36560056">
                <text:p>247031.365600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0.4104639600009">
                <text:p>90.4104639600009</text:p>
              </table:table-cell>
              <table:table-cell office:value-type="float" office:value="142960">
                <text:p>142960</text:p>
              </table:table-cell>
              <table:table-cell office:value-type="float" office:value="106180">
                <text:p>106180</text:p>
              </table:table-cell>
              <table:table-cell office:value-type="float" office:value="0.000502655616342682">
                <text:p>0.000502655616342682</text:p>
              </table:table-cell>
              <table:table-cell office:value-type="float" office:value="244836.259599833">
                <text:p>244836.2595998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5814238710009">
                <text:p>90.5814238710009</text:p>
              </table:table-cell>
              <table:table-cell office:value-type="float" office:value="144153">
                <text:p>144153</text:p>
              </table:table-cell>
              <table:table-cell office:value-type="float" office:value="103668">
                <text:p>103668</text:p>
              </table:table-cell>
              <table:table-cell office:value-type="float" office:value="0.000402124493074145">
                <text:p>0.000402124493074145</text:p>
              </table:table-cell>
              <table:table-cell office:value-type="float" office:value="240879.68399981">
                <text:p>240879.683999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0.7500580350006">
                <text:p>90.7500580350006</text:p>
              </table:table-cell>
              <table:table-cell office:value-type="float" office:value="145290">
                <text:p>145290</text:p>
              </table:table-cell>
              <table:table-cell office:value-type="float" office:value="80852">
                <text:p>80852</text:p>
              </table:table-cell>
              <table:table-cell office:value-type="float" office:value="0.000321699594459316">
                <text:p>0.000321699594459316</text:p>
              </table:table-cell>
              <table:table-cell office:value-type="float" office:value="201846.494000347">
                <text:p>201846.4940003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0.8699469559997">
                <text:p>90.8699469559997</text:p>
              </table:table-cell>
              <table:table-cell office:value-type="float" office:value="146067">
                <text:p>146067</text:p>
              </table:table-cell>
              <table:table-cell office:value-type="float" office:value="40480">
                <text:p>40480</text:p>
              </table:table-cell>
              <table:table-cell office:value-type="float" office:value="0.000257359675567453">
                <text:p>0.000257359675567453</text:p>
              </table:table-cell>
              <table:table-cell office:value-type="float" office:value="218433.116000233">
                <text:p>218433.1160002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1.0285982599999">
                <text:p>91.0285982599999</text:p>
              </table:table-cell>
              <table:table-cell office:value-type="float" office:value="147050">
                <text:p>147050</text:p>
              </table:table-cell>
              <table:table-cell office:value-type="float" office:value="77700">
                <text:p>77700</text:p>
              </table:table-cell>
              <table:table-cell office:value-type="float" office:value="0.000205887740453962">
                <text:p>0.000205887740453962</text:p>
              </table:table-cell>
              <table:table-cell office:value-type="float" office:value="245385.894000356">
                <text:p>245385.8940003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1.2011608810008">
                <text:p>91.2011608810008</text:p>
              </table:table-cell>
              <table:table-cell office:value-type="float" office:value="148051">
                <text:p>148051</text:p>
              </table:table-cell>
              <table:table-cell office:value-type="float" office:value="78848">
                <text:p>78848</text:p>
              </table:table-cell>
              <table:table-cell office:value-type="float" office:value="0.00016471019236317">
                <text:p>0.00016471019236317</text:p>
              </table:table-cell>
              <table:table-cell office:value-type="float" office:value="278485.29719995">
                <text:p>278485.297199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1.3030543370005">
                <text:p>91.3030543370005</text:p>
              </table:table-cell>
              <table:table-cell office:value-type="float" office:value="148605">
                <text:p>148605</text:p>
              </table:table-cell>
              <table:table-cell office:value-type="float" office:value="47880">
                <text:p>47880</text:p>
              </table:table-cell>
              <table:table-cell office:value-type="float" office:value="0.000131768153890536">
                <text:p>0.000131768153890536</text:p>
              </table:table-cell>
              <table:table-cell office:value-type="float" office:value="254677.820800134">
                <text:p>254677.8208001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.4606649190009">
                <text:p>91.4606649190009</text:p>
              </table:table-cell>
              <table:table-cell office:value-type="float" office:value="149403">
                <text:p>149403</text:p>
              </table:table-cell>
              <table:table-cell office:value-type="float" office:value="94090">
                <text:p>94090</text:p>
              </table:table-cell>
              <table:table-cell office:value-type="float" office:value="0.000105414523112429">
                <text:p>0.000105414523112429</text:p>
              </table:table-cell>
              <table:table-cell office:value-type="float" office:value="234463.435599901">
                <text:p>234463.4355999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1.5630101309998">
                <text:p>91.5630101309998</text:p>
              </table:table-cell>
              <table:table-cell office:value-type="float" office:value="149879">
                <text:p>149879</text:p>
              </table:table-cell>
              <table:table-cell office:value-type="float" office:value="54516">
                <text:p>54516</text:p>
              </table:table-cell>
              <table:table-cell office:value-type="float" office:value="0.000084331618489943">
                <text:p>0.000084331618489943</text:p>
              </table:table-cell>
              <table:table-cell office:value-type="float" office:value="242055.47399979">
                <text:p>242055.473999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.7316526850009">
                <text:p>91.7316526850009</text:p>
              </table:table-cell>
              <table:table-cell office:value-type="float" office:value="150588">
                <text:p>150588</text:p>
              </table:table-cell>
              <table:table-cell office:value-type="float" office:value="68814">
                <text:p>68814</text:p>
              </table:table-cell>
              <table:table-cell office:value-type="float" office:value="0.0000674652947919544">
                <text:p>0.0000674652947919544</text:p>
              </table:table-cell>
              <table:table-cell office:value-type="float" office:value="245416.413999919">
                <text:p>245416.4139999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1.9002075570006">
                <text:p>91.9002075570006</text:p>
              </table:table-cell>
              <table:table-cell office:value-type="float" office:value="151198">
                <text:p>151198</text:p>
              </table:table-cell>
              <table:table-cell office:value-type="float" office:value="76282">
                <text:p>76282</text:p>
              </table:table-cell>
              <table:table-cell office:value-type="float" office:value="0.0000539722358335635">
                <text:p>0.0000539722358335635</text:p>
              </table:table-cell>
              <table:table-cell office:value-type="float" office:value="238176.987999759">
                <text:p>238176.9879997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2.064864213">
                <text:p>92.064864213</text:p>
              </table:table-cell>
              <table:table-cell office:value-type="float" office:value="151693">
                <text:p>151693</text:p>
              </table:table-cell>
              <table:table-cell office:value-type="float" office:value="103994">
                <text:p>103994</text:p>
              </table:table-cell>
              <table:table-cell office:value-type="float" office:value="0.0000431777886668508">
                <text:p>0.0000431777886668508</text:p>
              </table:table-cell>
              <table:table-cell office:value-type="float" office:value="240680.389600311">
                <text:p>240680.3896003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2.2332218530009">
                <text:p>92.2332218530009</text:p>
              </table:table-cell>
              <table:table-cell office:value-type="float" office:value="152093">
                <text:p>152093</text:p>
              </table:table-cell>
              <table:table-cell office:value-type="float" office:value="88634">
                <text:p>88634</text:p>
              </table:table-cell>
              <table:table-cell office:value-type="float" office:value="0.0000345422309334807">
                <text:p>0.0000345422309334807</text:p>
              </table:table-cell>
              <table:table-cell office:value-type="float" office:value="231813.127600617">
                <text:p>231813.1276006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2.407458474001">
                <text:p>92.407458474001</text:p>
              </table:table-cell>
              <table:table-cell office:value-type="float" office:value="152390">
                <text:p>152390</text:p>
              </table:table-cell>
              <table:table-cell office:value-type="float" office:value="78294">
                <text:p>78294</text:p>
              </table:table-cell>
              <table:table-cell office:value-type="float" office:value="0.0000276337847467845">
                <text:p>0.0000276337847467845</text:p>
              </table:table-cell>
              <table:table-cell office:value-type="float" office:value="235639.873599575">
                <text:p>235639.8735995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2.5816279330011">
                <text:p>92.5816279330011</text:p>
              </table:table-cell>
              <table:table-cell office:value-type="float" office:value="152568">
                <text:p>152568</text:p>
              </table:table-cell>
              <table:table-cell office:value-type="float" office:value="109358">
                <text:p>109358</text:p>
              </table:table-cell>
              <table:table-cell office:value-type="float" office:value="0.0000221070277974276">
                <text:p>0.0000221070277974276</text:p>
              </table:table-cell>
              <table:table-cell office:value-type="float" office:value="236639.76559983">
                <text:p>236639.765599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2.7620296469995">
                <text:p>92.7620296469995</text:p>
              </table:table-cell>
              <table:table-cell office:value-type="float" office:value="152626">
                <text:p>152626</text:p>
              </table:table-cell>
              <table:table-cell office:value-type="float" office:value="69616">
                <text:p>69616</text:p>
              </table:table-cell>
              <table:table-cell office:value-type="float" office:value="0.0000176856222379421">
                <text:p>0.0000176856222379421</text:p>
              </table:table-cell>
              <table:table-cell office:value-type="float" office:value="243441.3064002">
                <text:p>243441.30640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2.9278855869998">
                <text:p>92.9278855869998</text:p>
              </table:table-cell>
              <table:table-cell office:value-type="float" office:value="152568">
                <text:p>152568</text:p>
              </table:table-cell>
              <table:table-cell office:value-type="float" office:value="105584">
                <text:p>105584</text:p>
              </table:table-cell>
              <table:table-cell office:value-type="float" office:value="0.0000141484977903537">
                <text:p>0.0000141484977903537</text:p>
              </table:table-cell>
              <table:table-cell office:value-type="float" office:value="237890.796399734">
                <text:p>237890.7963997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3.1108937419995">
                <text:p>93.1108937419995</text:p>
              </table:table-cell>
              <table:table-cell office:value-type="float" office:value="152383">
                <text:p>152383</text:p>
              </table:table-cell>
              <table:table-cell office:value-type="float" office:value="74380">
                <text:p>74380</text:p>
              </table:table-cell>
              <table:table-cell office:value-type="float" office:value="0.000011318798232283">
                <text:p>0.000011318798232283</text:p>
              </table:table-cell>
              <table:table-cell office:value-type="float" office:value="246292.080800049">
                <text:p>246292.0808000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3.2141370150002">
                <text:p>93.2141370150002</text:p>
              </table:table-cell>
              <table:table-cell office:value-type="float" office:value="152224">
                <text:p>152224</text:p>
              </table:table-cell>
              <table:table-cell office:value-type="float" office:value="9600">
                <text:p>9600</text:p>
              </table:table-cell>
              <table:table-cell office:value-type="float" office:value="0.00000905503858582636">
                <text:p>0.00000905503858582636</text:p>
              </table:table-cell>
              <table:table-cell office:value-type="float" office:value="288330.462400336">
                <text:p>288330.4624003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3.3742408070011">
                <text:p>93.3742408070011</text:p>
              </table:table-cell>
              <table:table-cell office:value-type="float" office:value="151903">
                <text:p>151903</text:p>
              </table:table-cell>
              <table:table-cell office:value-type="float" office:value="48000">
                <text:p>48000</text:p>
              </table:table-cell>
              <table:table-cell office:value-type="float" office:value="0.00000724403086866109">
                <text:p>0.00000724403086866109</text:p>
              </table:table-cell>
              <table:table-cell office:value-type="float" office:value="315497.834800044">
                <text:p>315497.8348000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3.5263550230011">
                <text:p>93.5263550230011</text:p>
              </table:table-cell>
              <table:table-cell office:value-type="float" office:value="151518">
                <text:p>151518</text:p>
              </table:table-cell>
              <table:table-cell office:value-type="float" office:value="103850">
                <text:p>103850</text:p>
              </table:table-cell>
              <table:table-cell office:value-type="float" office:value="0.00000579522469492887">
                <text:p>0.00000579522469492887</text:p>
              </table:table-cell>
              <table:table-cell office:value-type="float" office:value="272911.582400411">
                <text:p>272911.5824004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3.6829090820011">
                <text:p>93.6829090820011</text:p>
              </table:table-cell>
              <table:table-cell office:value-type="float" office:value="151045">
                <text:p>151045</text:p>
              </table:table-cell>
              <table:table-cell office:value-type="float" office:value="91502">
                <text:p>91502</text:p>
              </table:table-cell>
              <table:table-cell office:value-type="float" office:value="0.0000046361797559431">
                <text:p>0.0000046361797559431</text:p>
              </table:table-cell>
              <table:table-cell office:value-type="float" office:value="298572.552799305">
                <text:p>298572.5527993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3.8498307350001">
                <text:p>93.8498307350001</text:p>
              </table:table-cell>
              <table:table-cell office:value-type="float" office:value="150463">
                <text:p>150463</text:p>
              </table:table-cell>
              <table:table-cell office:value-type="float" office:value="123554">
                <text:p>123554</text:p>
              </table:table-cell>
              <table:table-cell office:value-type="float" office:value="0.00000370894380475448">
                <text:p>0.00000370894380475448</text:p>
              </table:table-cell>
              <table:table-cell office:value-type="float" office:value="188199.711200286">
                <text:p>188199.7112002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4.0130935239995">
                <text:p>94.0130935239995</text:p>
              </table:table-cell>
              <table:table-cell office:value-type="float" office:value="149824">
                <text:p>149824</text:p>
              </table:table-cell>
              <table:table-cell office:value-type="float" office:value="72384">
                <text:p>72384</text:p>
              </table:table-cell>
              <table:table-cell office:value-type="float" office:value="0.00000296715504380358">
                <text:p>0.00000296715504380358</text:p>
              </table:table-cell>
              <table:table-cell office:value-type="float" office:value="221861.476799677">
                <text:p>221861.4767996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4.1709379790009">
                <text:p>94.1709379790009</text:p>
              </table:table-cell>
              <table:table-cell office:value-type="float" office:value="149147">
                <text:p>149147</text:p>
              </table:table-cell>
              <table:table-cell office:value-type="float" office:value="77462">
                <text:p>77462</text:p>
              </table:table-cell>
              <table:table-cell office:value-type="float" office:value="0.00000237372403504287">
                <text:p>0.00000237372403504287</text:p>
              </table:table-cell>
              <table:table-cell office:value-type="float" office:value="224279.889999889">
                <text:p>224279.8899998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4.3205748660002">
                <text:p>94.3205748660002</text:p>
              </table:table-cell>
              <table:table-cell office:value-type="float" office:value="148461">
                <text:p>148461</text:p>
              </table:table-cell>
              <table:table-cell office:value-type="float" office:value="80614">
                <text:p>80614</text:p>
              </table:table-cell>
              <table:table-cell office:value-type="float" office:value="0.00000189897922803429">
                <text:p>0.00000189897922803429</text:p>
              </table:table-cell>
              <table:table-cell office:value-type="float" office:value="221154.552400549">
                <text:p>221154.5524005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4.4890722180007">
                <text:p>94.4890722180007</text:p>
              </table:table-cell>
              <table:table-cell office:value-type="float" office:value="147644">
                <text:p>147644</text:p>
              </table:table-cell>
              <table:table-cell office:value-type="float" office:value="54416">
                <text:p>54416</text:p>
              </table:table-cell>
              <table:table-cell office:value-type="float" office:value="0.00000151918338242744">
                <text:p>0.00000151918338242744</text:p>
              </table:table-cell>
              <table:table-cell office:value-type="float" office:value="257985.652400384">
                <text:p>257985.6524003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4.6543120799997">
                <text:p>94.6543120799997</text:p>
              </table:table-cell>
              <table:table-cell office:value-type="float" office:value="146809">
                <text:p>146809</text:p>
              </table:table-cell>
              <table:table-cell office:value-type="float" office:value="105704">
                <text:p>105704</text:p>
              </table:table-cell>
              <table:table-cell office:value-type="float" office:value="0.00000121534670594195">
                <text:p>0.00000121534670594195</text:p>
              </table:table-cell>
              <table:table-cell office:value-type="float" office:value="253393.949199381">
                <text:p>253393.9491993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4.8220080230003">
                <text:p>94.8220080230003</text:p>
              </table:table-cell>
              <table:table-cell office:value-type="float" office:value="145938">
                <text:p>145938</text:p>
              </table:table-cell>
              <table:table-cell office:value-type="float" office:value="81450">
                <text:p>81450</text:p>
              </table:table-cell>
              <table:table-cell office:value-type="float" office:value="0.000000972277364753559">
                <text:p>0.000000972277364753559</text:p>
              </table:table-cell>
              <table:table-cell office:value-type="float" office:value="257180.966799933">
                <text:p>257180.9667999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4.9902680220002">
                <text:p>94.9902680220002</text:p>
              </table:table-cell>
              <table:table-cell office:value-type="float" office:value="145051">
                <text:p>145051</text:p>
              </table:table-cell>
              <table:table-cell office:value-type="float" office:value="92968">
                <text:p>92968</text:p>
              </table:table-cell>
              <table:table-cell office:value-type="float" office:value="0.000000777821891802847">
                <text:p>0.000000777821891802847</text:p>
              </table:table-cell>
              <table:table-cell office:value-type="float" office:value="227875.396400486">
                <text:p>227875.3964004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5.1561141420007">
                <text:p>95.1561141420007</text:p>
              </table:table-cell>
              <table:table-cell office:value-type="float" office:value="144176">
                <text:p>144176</text:p>
              </table:table-cell>
              <table:table-cell office:value-type="float" office:value="96400">
                <text:p>96400</text:p>
              </table:table-cell>
              <table:table-cell office:value-type="float" office:value="0.000000622257513442278">
                <text:p>0.000000622257513442278</text:p>
              </table:table-cell>
              <table:table-cell office:value-type="float" office:value="231244.824800524">
                <text:p>231244.8248005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5.3218784710007">
                <text:p>95.3218784710007</text:p>
              </table:table-cell>
              <table:table-cell office:value-type="float" office:value="143313">
                <text:p>143313</text:p>
              </table:table-cell>
              <table:table-cell office:value-type="float" office:value="77960">
                <text:p>77960</text:p>
              </table:table-cell>
              <table:table-cell office:value-type="float" office:value="0.000000497806010753822">
                <text:p>0.000000497806010753822</text:p>
              </table:table-cell>
              <table:table-cell office:value-type="float" office:value="232107.719199848">
                <text:p>232107.7191998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5.4235915650006">
                <text:p>95.4235915650006</text:p>
              </table:table-cell>
              <table:table-cell office:value-type="float" office:value="142793">
                <text:p>142793</text:p>
              </table:table-cell>
              <table:table-cell office:value-type="float" office:value="52472">
                <text:p>52472</text:p>
              </table:table-cell>
              <table:table-cell office:value-type="float" office:value="0.000000398244808603058">
                <text:p>0.000000398244808603058</text:p>
              </table:table-cell>
              <table:table-cell office:value-type="float" office:value="237249.852799869">
                <text:p>237249.8527998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5.6306585679995">
                <text:p>95.6306585679995</text:p>
              </table:table-cell>
              <table:table-cell office:value-type="float" office:value="141771">
                <text:p>141771</text:p>
              </table:table-cell>
              <table:table-cell office:value-type="float" office:value="75270">
                <text:p>75270</text:p>
              </table:table-cell>
              <table:table-cell office:value-type="float" office:value="0.000000318595846882446">
                <text:p>0.000000318595846882446</text:p>
              </table:table-cell>
              <table:table-cell office:value-type="float" office:value="253626.736400474">
                <text:p>253626.73640047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5.7830195070001">
                <text:p>95.7830195070001</text:p>
              </table:table-cell>
              <table:table-cell office:value-type="float" office:value="141059">
                <text:p>141059</text:p>
              </table:table-cell>
              <table:table-cell office:value-type="float" office:value="65200">
                <text:p>65200</text:p>
              </table:table-cell>
              <table:table-cell office:value-type="float" office:value="0.000000254876677505957">
                <text:p>0.000000254876677505957</text:p>
              </table:table-cell>
              <table:table-cell office:value-type="float" office:value="281804.776399804">
                <text:p>281804.7763998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5.9558437100004">
                <text:p>95.9558437100004</text:p>
              </table:table-cell>
              <table:table-cell office:value-type="float" office:value="140304">
                <text:p>140304</text:p>
              </table:table-cell>
              <table:table-cell office:value-type="float" office:value="108084">
                <text:p>108084</text:p>
              </table:table-cell>
              <table:table-cell office:value-type="float" office:value="0.000000203901342004766">
                <text:p>0.000000203901342004766</text:p>
              </table:table-cell>
              <table:table-cell office:value-type="float" office:value="246881.371600466">
                <text:p>246881.3716004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6.0571794700009">
                <text:p>96.0571794700009</text:p>
              </table:table-cell>
              <table:table-cell office:value-type="float" office:value="139892">
                <text:p>139892</text:p>
              </table:table-cell>
              <table:table-cell office:value-type="float" office:value="75676">
                <text:p>75676</text:p>
              </table:table-cell>
              <table:table-cell office:value-type="float" office:value="0.000000163121073603812">
                <text:p>0.000000163121073603812</text:p>
              </table:table-cell>
              <table:table-cell office:value-type="float" office:value="219441.308000387">
                <text:p>219441.3080003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6.2098457730008">
                <text:p>96.2098457730008</text:p>
              </table:table-cell>
              <table:table-cell office:value-type="float" office:value="139319">
                <text:p>139319</text:p>
              </table:table-cell>
              <table:table-cell office:value-type="float" office:value="58598">
                <text:p>58598</text:p>
              </table:table-cell>
              <table:table-cell office:value-type="float" office:value="0.00000013049685888305">
                <text:p>0.00000013049685888305</text:p>
              </table:table-cell>
              <table:table-cell office:value-type="float" office:value="199814.042000071">
                <text:p>199814.0420000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6.3748921940005">
                <text:p>96.3748921940005</text:p>
              </table:table-cell>
              <table:table-cell office:value-type="float" office:value="138771">
                <text:p>138771</text:p>
              </table:table-cell>
              <table:table-cell office:value-type="float" office:value="86010">
                <text:p>86010</text:p>
              </table:table-cell>
              <table:table-cell office:value-type="float" office:value="0.00000010439748710644">
                <text:p>0.00000010439748710644</text:p>
              </table:table-cell>
              <table:table-cell office:value-type="float" office:value="203418.436799984">
                <text:p>203418.4367999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6.5416924149995">
                <text:p>96.5416924149995</text:p>
              </table:table-cell>
              <table:table-cell office:value-type="float" office:value="138300">
                <text:p>138300</text:p>
              </table:table-cell>
              <table:table-cell office:value-type="float" office:value="71996">
                <text:p>71996</text:p>
              </table:table-cell>
              <table:table-cell office:value-type="float" office:value="0.000000083517989685152">
                <text:p>0.000000083517989685152</text:p>
              </table:table-cell>
              <table:table-cell office:value-type="float" office:value="232095.035199745">
                <text:p>232095.0351997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6.7049623950006">
                <text:p>96.7049623950006</text:p>
              </table:table-cell>
              <table:table-cell office:value-type="float" office:value="137926">
                <text:p>137926</text:p>
              </table:table-cell>
              <table:table-cell office:value-type="float" office:value="79980">
                <text:p>79980</text:p>
              </table:table-cell>
              <table:table-cell office:value-type="float" office:value="0.0000000668143917481216">
                <text:p>0.0000000668143917481216</text:p>
              </table:table-cell>
              <table:table-cell office:value-type="float" office:value="228314.089999913">
                <text:p>228314.0899999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6.8565967249997">
                <text:p>96.8565967249997</text:p>
              </table:table-cell>
              <table:table-cell office:value-type="float" office:value="137662">
                <text:p>137662</text:p>
              </table:table-cell>
              <table:table-cell office:value-type="float" office:value="109862">
                <text:p>109862</text:p>
              </table:table-cell>
              <table:table-cell office:value-type="float" office:value="0.0000000534515133984973">
                <text:p>0.0000000534515133984973</text:p>
              </table:table-cell>
              <table:table-cell office:value-type="float" office:value="223269.349600014">
                <text:p>223269.3496000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7.0139360640005">
                <text:p>97.0139360640005</text:p>
              </table:table-cell>
              <table:table-cell office:value-type="float" office:value="137476">
                <text:p>137476</text:p>
              </table:table-cell>
              <table:table-cell office:value-type="float" office:value="85308">
                <text:p>85308</text:p>
              </table:table-cell>
              <table:table-cell office:value-type="float" office:value="0.0000000427612107187978">
                <text:p>0.0000000427612107187978</text:p>
              </table:table-cell>
              <table:table-cell office:value-type="float" office:value="189531.630800047">
                <text:p>189531.6308000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7.1158690410011">
                <text:p>97.1158690410011</text:p>
              </table:table-cell>
              <table:table-cell office:value-type="float" office:value="137405">
                <text:p>137405</text:p>
              </table:table-cell>
              <table:table-cell office:value-type="float" office:value="74230">
                <text:p>74230</text:p>
              </table:table-cell>
              <table:table-cell office:value-type="float" office:value="0.0000000342089685750383">
                <text:p>0.0000000342089685750383</text:p>
              </table:table-cell>
              <table:table-cell office:value-type="float" office:value="192104.305999965">
                <text:p>192104.3059999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7.2771557470005">
                <text:p>97.2771557470005</text:p>
              </table:table-cell>
              <table:table-cell office:value-type="float" office:value="137375">
                <text:p>137375</text:p>
              </table:table-cell>
              <table:table-cell office:value-type="float" office:value="63904">
                <text:p>63904</text:p>
              </table:table-cell>
              <table:table-cell office:value-type="float" office:value="0.0000000273671748600306">
                <text:p>0.0000000273671748600306</text:p>
              </table:table-cell>
              <table:table-cell office:value-type="float" office:value="197809.929600044">
                <text:p>197809.9296000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7.4416673510004">
                <text:p>97.4416673510004</text:p>
              </table:table-cell>
              <table:table-cell office:value-type="float" office:value="137448">
                <text:p>137448</text:p>
              </table:table-cell>
              <table:table-cell office:value-type="float" office:value="72500">
                <text:p>72500</text:p>
              </table:table-cell>
              <table:table-cell office:value-type="float" office:value="0.0000000218937398880245">
                <text:p>0.0000000218937398880245</text:p>
              </table:table-cell>
              <table:table-cell office:value-type="float" office:value="230024.214400328">
                <text:p>230024.2144003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7.6226863520005">
                <text:p>97.6226863520005</text:p>
              </table:table-cell>
              <table:table-cell office:value-type="float" office:value="137652">
                <text:p>137652</text:p>
              </table:table-cell>
              <table:table-cell office:value-type="float" office:value="65768">
                <text:p>65768</text:p>
              </table:table-cell>
              <table:table-cell office:value-type="float" office:value="0.0000000175149919104196">
                <text:p>0.0000000175149919104196</text:p>
              </table:table-cell>
              <table:table-cell office:value-type="float" office:value="242610.56480027">
                <text:p>242610.564800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7.7251326250007">
                <text:p>97.7251326250007</text:p>
              </table:table-cell>
              <table:table-cell office:value-type="float" office:value="137825">
                <text:p>137825</text:p>
              </table:table-cell>
              <table:table-cell office:value-type="float" office:value="58380">
                <text:p>58380</text:p>
              </table:table-cell>
              <table:table-cell office:value-type="float" office:value="0.0000000140119935283357">
                <text:p>0.0000000140119935283357</text:p>
              </table:table-cell>
              <table:table-cell office:value-type="float" office:value="244245.303999924">
                <text:p>244245.3039999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7.8841218540001">
                <text:p>97.8841218540001</text:p>
              </table:table-cell>
              <table:table-cell office:value-type="float" office:value="138173">
                <text:p>138173</text:p>
              </table:table-cell>
              <table:table-cell office:value-type="float" office:value="66162">
                <text:p>66162</text:p>
              </table:table-cell>
              <table:table-cell office:value-type="float" office:value="0.0000000112095948226685">
                <text:p>0.0000000112095948226685</text:p>
              </table:table-cell>
              <table:table-cell office:value-type="float" office:value="243699.233599909">
                <text:p>243699.2335999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8.083069579001">
                <text:p>98.083069579001</text:p>
              </table:table-cell>
              <table:table-cell office:value-type="float" office:value="138746">
                <text:p>138746</text:p>
              </table:table-cell>
              <table:table-cell office:value-type="float" office:value="127106">
                <text:p>127106</text:p>
              </table:table-cell>
              <table:table-cell office:value-type="float" office:value="0.00000000896767585813483">
                <text:p>0.00000000896767585813483</text:p>
              </table:table-cell>
              <table:table-cell office:value-type="float" office:value="216458.148799575">
                <text:p>216458.1487995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.2572902890006">
                <text:p>98.2572902890006</text:p>
              </table:table-cell>
              <table:table-cell office:value-type="float" office:value="139368">
                <text:p>139368</text:p>
              </table:table-cell>
              <table:table-cell office:value-type="float" office:value="63660">
                <text:p>63660</text:p>
              </table:table-cell>
              <table:table-cell office:value-type="float" office:value="0.00000000717414068650787">
                <text:p>0.00000000717414068650787</text:p>
              </table:table-cell>
              <table:table-cell office:value-type="float" office:value="214623.866400507">
                <text:p>214623.8664005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8.4232090599999">
                <text:p>98.4232090599999</text:p>
              </table:table-cell>
              <table:table-cell office:value-type="float" office:value="140058">
                <text:p>140058</text:p>
              </table:table-cell>
              <table:table-cell office:value-type="float" office:value="88668">
                <text:p>88668</text:p>
              </table:table-cell>
              <table:table-cell office:value-type="float" office:value="0.00000000573931254920629">
                <text:p>0.00000000573931254920629</text:p>
              </table:table-cell>
              <table:table-cell office:value-type="float" office:value="213798.496800155">
                <text:p>213798.4968001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8.5990371500011">
                <text:p>98.5990371500011</text:p>
              </table:table-cell>
              <table:table-cell office:value-type="float" office:value="140890">
                <text:p>140890</text:p>
              </table:table-cell>
              <table:table-cell office:value-type="float" office:value="61482">
                <text:p>61482</text:p>
              </table:table-cell>
              <table:table-cell office:value-type="float" office:value="0.00000000459145003936504">
                <text:p>0.00000000459145003936504</text:p>
              </table:table-cell>
              <table:table-cell office:value-type="float" office:value="252584.891999868">
                <text:p>252584.8919998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8.7746322260009">
                <text:p>98.7746322260009</text:p>
              </table:table-cell>
              <table:table-cell office:value-type="float" office:value="141813">
                <text:p>141813</text:p>
              </table:table-cell>
              <table:table-cell office:value-type="float" office:value="83286">
                <text:p>83286</text:p>
              </table:table-cell>
              <table:table-cell office:value-type="float" office:value="0.00000000367316003149203">
                <text:p>0.00000000367316003149203</text:p>
              </table:table-cell>
              <table:table-cell office:value-type="float" office:value="241487.14719995">
                <text:p>241487.147199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8.9474851499999">
                <text:p>98.9474851499999</text:p>
              </table:table-cell>
              <table:table-cell office:value-type="float" office:value="142805">
                <text:p>142805</text:p>
              </table:table-cell>
              <table:table-cell office:value-type="float" office:value="88506">
                <text:p>88506</text:p>
              </table:table-cell>
              <table:table-cell office:value-type="float" office:value="0.00000000293852802519362">
                <text:p>0.00000000293852802519362</text:p>
              </table:table-cell>
              <table:table-cell office:value-type="float" office:value="241726.750399539">
                <text:p>241726.7503995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9.1199697100001">
                <text:p>99.1199697100001</text:p>
              </table:table-cell>
              <table:table-cell office:value-type="float" office:value="143868">
                <text:p>143868</text:p>
              </table:table-cell>
              <table:table-cell office:value-type="float" office:value="101124">
                <text:p>101124</text:p>
              </table:table-cell>
              <table:table-cell office:value-type="float" office:value="0.0000000023508224201549">
                <text:p>0.0000000023508224201549</text:p>
              </table:table-cell>
              <table:table-cell office:value-type="float" office:value="239698.726000643">
                <text:p>239698.7260006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.2861492040011">
                <text:p>99.2861492040011</text:p>
              </table:table-cell>
              <table:table-cell office:value-type="float" office:value="144949">
                <text:p>144949</text:p>
              </table:table-cell>
              <table:table-cell office:value-type="float" office:value="70894">
                <text:p>70894</text:p>
              </table:table-cell>
              <table:table-cell office:value-type="float" office:value="0.00000000188065793612392">
                <text:p>0.00000000188065793612392</text:p>
              </table:table-cell>
              <table:table-cell office:value-type="float" office:value="238033.329999598">
                <text:p>238033.3299995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.4598726780005">
                <text:p>99.4598726780005</text:p>
              </table:table-cell>
              <table:table-cell office:value-type="float" office:value="146130">
                <text:p>146130</text:p>
              </table:table-cell>
              <table:table-cell office:value-type="float" office:value="80672">
                <text:p>80672</text:p>
              </table:table-cell>
              <table:table-cell office:value-type="float" office:value="0.00000000150452634889914">
                <text:p>0.00000000150452634889914</text:p>
              </table:table-cell>
              <table:table-cell office:value-type="float" office:value="237386.062400037">
                <text:p>237386.0624000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9.637255216001">
                <text:p>99.637255216001</text:p>
              </table:table-cell>
              <table:table-cell office:value-type="float" office:value="147377">
                <text:p>147377</text:p>
              </table:table-cell>
              <table:table-cell office:value-type="float" office:value="56920">
                <text:p>56920</text:p>
              </table:table-cell>
              <table:table-cell office:value-type="float" office:value="0.00000000120362107911931">
                <text:p>0.00000000120362107911931</text:p>
              </table:table-cell>
              <table:table-cell office:value-type="float" office:value="273516.397599451">
                <text:p>273516.3975994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.8004326640003">
                <text:p>99.8004326640003</text:p>
              </table:table-cell>
              <table:table-cell office:value-type="float" office:value="148549">
                <text:p>148549</text:p>
              </table:table-cell>
              <table:table-cell office:value-type="float" office:value="95314">
                <text:p>95314</text:p>
              </table:table-cell>
              <table:table-cell office:value-type="float" office:value="0.000000000962896863295447">
                <text:p>0.000000000962896863295447</text:p>
              </table:table-cell>
              <table:table-cell office:value-type="float" office:value="269277.719200181">
                <text:p>269277.7192001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9.9810487609993">
                <text:p>99.9810487609993</text:p>
              </table:table-cell>
              <table:table-cell office:value-type="float" office:value="149861">
                <text:p>149861</text:p>
              </table:table-cell>
              <table:table-cell office:value-type="float" office:value="88654">
                <text:p>88654</text:p>
              </table:table-cell>
              <table:table-cell office:value-type="float" office:value="0.000000000770317490636357">
                <text:p>0.000000000770317490636357</text:p>
              </table:table-cell>
              <table:table-cell office:value-type="float" office:value="243864.147600107">
                <text:p>243864.1476001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0.156558836001">
                <text:p>100.156558836001</text:p>
              </table:table-cell>
              <table:table-cell office:value-type="float" office:value="151138">
                <text:p>151138</text:p>
              </table:table-cell>
              <table:table-cell office:value-type="float" office:value="75230">
                <text:p>75230</text:p>
              </table:table-cell>
              <table:table-cell office:value-type="float" office:value="0.000000000616253992509086">
                <text:p>0.000000000616253992509086</text:p>
              </table:table-cell>
              <table:table-cell office:value-type="float" office:value="275647.987199773">
                <text:p>275647.9871997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0.330705695">
                <text:p>100.330705695</text:p>
              </table:table-cell>
              <table:table-cell office:value-type="float" office:value="152393">
                <text:p>152393</text:p>
              </table:table-cell>
              <table:table-cell office:value-type="float" office:value="106398">
                <text:p>106398</text:p>
              </table:table-cell>
              <table:table-cell office:value-type="float" office:value="0.000000000493003194007269">
                <text:p>0.000000000493003194007269</text:p>
              </table:table-cell>
              <table:table-cell office:value-type="float" office:value="243493.503599893">
                <text:p>243493.5035998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0.502983942">
                <text:p>100.502983942</text:p>
              </table:table-cell>
              <table:table-cell office:value-type="float" office:value="153610">
                <text:p>153610</text:p>
              </table:table-cell>
              <table:table-cell office:value-type="float" office:value="76846">
                <text:p>76846</text:p>
              </table:table-cell>
              <table:table-cell office:value-type="float" office:value="0.000000000394402555205815">
                <text:p>0.000000000394402555205815</text:p>
              </table:table-cell>
              <table:table-cell office:value-type="float" office:value="244143.670799531">
                <text:p>244143.6707995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0.640294522">
                <text:p>100.640294522</text:p>
              </table:table-cell>
              <table:table-cell office:value-type="float" office:value="154555">
                <text:p>154555</text:p>
              </table:table-cell>
              <table:table-cell office:value-type="float" office:value="50848">
                <text:p>50848</text:p>
              </table:table-cell>
              <table:table-cell office:value-type="float" office:value="0.000000000315522044164652">
                <text:p>0.000000000315522044164652</text:p>
              </table:table-cell>
              <table:table-cell office:value-type="float" office:value="261274.931599473">
                <text:p>261274.9315994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0.804845897001">
                <text:p>100.804845897001</text:p>
              </table:table-cell>
              <table:table-cell office:value-type="float" office:value="155649">
                <text:p>155649</text:p>
              </table:table-cell>
              <table:table-cell office:value-type="float" office:value="82046">
                <text:p>82046</text:p>
              </table:table-cell>
              <table:table-cell office:value-type="float" office:value="0.000000000252417635331722">
                <text:p>0.000000000252417635331722</text:p>
              </table:table-cell>
              <table:table-cell office:value-type="float" office:value="257653.108399973">
                <text:p>257653.1083999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0.978299698001">
                <text:p>100.978299698001</text:p>
              </table:table-cell>
              <table:table-cell office:value-type="float" office:value="156745">
                <text:p>156745</text:p>
              </table:table-cell>
              <table:table-cell office:value-type="float" office:value="97446">
                <text:p>97446</text:p>
              </table:table-cell>
              <table:table-cell office:value-type="float" office:value="0.000000000201934108265377">
                <text:p>0.000000000201934108265377</text:p>
              </table:table-cell>
              <table:table-cell office:value-type="float" office:value="257869.590799965">
                <text:p>257869.59079996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1.079468416001">
                <text:p>101.079468416001</text:p>
              </table:table-cell>
              <table:table-cell office:value-type="float" office:value="157353">
                <text:p>157353</text:p>
              </table:table-cell>
              <table:table-cell office:value-type="float" office:value="82958">
                <text:p>82958</text:p>
              </table:table-cell>
              <table:table-cell office:value-type="float" office:value="0.000000000161547286612302">
                <text:p>0.000000000161547286612302</text:p>
              </table:table-cell>
              <table:table-cell office:value-type="float" office:value="229357.754400553">
                <text:p>229357.7544005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1.24732377">
                <text:p>101.24732377</text:p>
              </table:table-cell>
              <table:table-cell office:value-type="float" office:value="158306">
                <text:p>158306</text:p>
              </table:table-cell>
              <table:table-cell office:value-type="float" office:value="45776">
                <text:p>45776</text:p>
              </table:table-cell>
              <table:table-cell office:value-type="float" office:value="0.000000000129237829289841">
                <text:p>0.000000000129237829289841</text:p>
              </table:table-cell>
              <table:table-cell office:value-type="float" office:value="241893.368399906">
                <text:p>241893.3683999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1.417888286">
                <text:p>101.417888286</text:p>
              </table:table-cell>
              <table:table-cell office:value-type="float" office:value="159194">
                <text:p>159194</text:p>
              </table:table-cell>
              <table:table-cell office:value-type="float" office:value="82046">
                <text:p>82046</text:p>
              </table:table-cell>
              <table:table-cell office:value-type="float" office:value="0.000000000103390263431873">
                <text:p>0.000000000103390263431873</text:p>
              </table:table-cell>
              <table:table-cell office:value-type="float" office:value="244518.311600405">
                <text:p>244518.3116004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1.598153829">
                <text:p>101.598153829</text:p>
              </table:table-cell>
              <table:table-cell office:value-type="float" office:value="160035">
                <text:p>160035</text:p>
              </table:table-cell>
              <table:table-cell office:value-type="float" office:value="85124">
                <text:p>85124</text:p>
              </table:table-cell>
              <table:table-cell office:value-type="float" office:value="0.0000000000827122107454985">
                <text:p>0.0000000000827122107454985</text:p>
              </table:table-cell>
              <table:table-cell office:value-type="float" office:value="280556.629600324">
                <text:p>280556.6296003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1.773871247">
                <text:p>101.773871247</text:p>
              </table:table-cell>
              <table:table-cell office:value-type="float" office:value="160751">
                <text:p>160751</text:p>
              </table:table-cell>
              <table:table-cell office:value-type="float" office:value="48318">
                <text:p>48318</text:p>
              </table:table-cell>
              <table:table-cell office:value-type="float" office:value="0.0000000000661697685963988">
                <text:p>0.0000000000661697685963988</text:p>
              </table:table-cell>
              <table:table-cell office:value-type="float" office:value="314667.697199911">
                <text:p>314667.6971999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1.936366427">
                <text:p>101.936366427</text:p>
              </table:table-cell>
              <table:table-cell office:value-type="float" office:value="161315">
                <text:p>161315</text:p>
              </table:table-cell>
              <table:table-cell office:value-type="float" office:value="90128">
                <text:p>90128</text:p>
              </table:table-cell>
              <table:table-cell office:value-type="float" office:value="0.0000000000529358148771191">
                <text:p>0.0000000000529358148771191</text:p>
              </table:table-cell>
              <table:table-cell office:value-type="float" office:value="306166.799600032">
                <text:p>306166.7996000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2.101183055">
                <text:p>102.101183055</text:p>
              </table:table-cell>
              <table:table-cell office:value-type="float" office:value="161788">
                <text:p>161788</text:p>
              </table:table-cell>
              <table:table-cell office:value-type="float" office:value="86226">
                <text:p>86226</text:p>
              </table:table-cell>
              <table:table-cell office:value-type="float" office:value="0.0000000000423486519016953">
                <text:p>0.0000000000423486519016953</text:p>
              </table:table-cell>
              <table:table-cell office:value-type="float" office:value="273564.046400134">
                <text:p>273564.0464001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2.274031458001">
                <text:p>102.274031458001</text:p>
              </table:table-cell>
              <table:table-cell office:value-type="float" office:value="162173">
                <text:p>162173</text:p>
              </table:table-cell>
              <table:table-cell office:value-type="float" office:value="88916">
                <text:p>88916</text:p>
              </table:table-cell>
              <table:table-cell office:value-type="float" office:value="0.0000000000338789215213562">
                <text:p>0.0000000000338789215213562</text:p>
              </table:table-cell>
              <table:table-cell office:value-type="float" office:value="270325.927600061">
                <text:p>270325.9276000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2.443918507">
                <text:p>102.443918507</text:p>
              </table:table-cell>
              <table:table-cell office:value-type="float" office:value="162437">
                <text:p>162437</text:p>
              </table:table-cell>
              <table:table-cell office:value-type="float" office:value="89462">
                <text:p>89462</text:p>
              </table:table-cell>
              <table:table-cell office:value-type="float" office:value="0.000000000027103137217085">
                <text:p>0.000000000027103137217085</text:p>
              </table:table-cell>
              <table:table-cell office:value-type="float" office:value="235613.713200291">
                <text:p>235613.7132002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2.61927625">
                <text:p>102.61927625</text:p>
              </table:table-cell>
              <table:table-cell office:value-type="float" office:value="162591">
                <text:p>162591</text:p>
              </table:table-cell>
              <table:table-cell office:value-type="float" office:value="69022">
                <text:p>69022</text:p>
              </table:table-cell>
              <table:table-cell office:value-type="float" office:value="0.000000000021682509773668">
                <text:p>0.000000000021682509773668</text:p>
              </table:table-cell>
              <table:table-cell office:value-type="float" office:value="270916.974399734">
                <text:p>270916.97439973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2.795321462001">
                <text:p>102.795321462001</text:p>
              </table:table-cell>
              <table:table-cell office:value-type="float" office:value="162623">
                <text:p>162623</text:p>
              </table:table-cell>
              <table:table-cell office:value-type="float" office:value="63230">
                <text:p>63230</text:p>
              </table:table-cell>
              <table:table-cell office:value-type="float" office:value="0.0000000000173460078189344">
                <text:p>0.0000000000173460078189344</text:p>
              </table:table-cell>
              <table:table-cell office:value-type="float" office:value="250017.216800188">
                <text:p>250017.2168001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2.961747229001">
                <text:p>102.961747229001</text:p>
              </table:table-cell>
              <table:table-cell office:value-type="float" office:value="162543">
                <text:p>162543</text:p>
              </table:table-cell>
              <table:table-cell office:value-type="float" office:value="87462">
                <text:p>87462</text:p>
              </table:table-cell>
              <table:table-cell office:value-type="float" office:value="0.0000000000138768062551475">
                <text:p>0.0000000000138768062551475</text:p>
              </table:table-cell>
              <table:table-cell office:value-type="float" office:value="306619.028800196">
                <text:p>306619.0288001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3.127652680001">
                <text:p>103.127652680001</text:p>
              </table:table-cell>
              <table:table-cell office:value-type="float" office:value="162360">
                <text:p>162360</text:p>
              </table:table-cell>
              <table:table-cell office:value-type="float" office:value="76202">
                <text:p>76202</text:p>
              </table:table-cell>
              <table:table-cell office:value-type="float" office:value="0.000000000011101445004118">
                <text:p>0.000000000011101445004118</text:p>
              </table:table-cell>
              <table:table-cell office:value-type="float" office:value="306274.412800121">
                <text:p>306274.4128001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3.318174025">
                <text:p>103.318174025</text:p>
              </table:table-cell>
              <table:table-cell office:value-type="float" office:value="162025">
                <text:p>162025</text:p>
              </table:table-cell>
              <table:table-cell office:value-type="float" office:value="91274">
                <text:p>91274</text:p>
              </table:table-cell>
              <table:table-cell office:value-type="float" office:value="0.00000000000888115600329441">
                <text:p>0.00000000000888115600329441</text:p>
              </table:table-cell>
              <table:table-cell office:value-type="float" office:value="312176.571199962">
                <text:p>312176.5711999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3.486036988999">
                <text:p>103.486036988999</text:p>
              </table:table-cell>
              <table:table-cell office:value-type="float" office:value="161627">
                <text:p>161627</text:p>
              </table:table-cell>
              <table:table-cell office:value-type="float" office:value="63044">
                <text:p>63044</text:p>
              </table:table-cell>
              <table:table-cell office:value-type="float" office:value="0.00000000000710492480263553">
                <text:p>0.00000000000710492480263553</text:p>
              </table:table-cell>
              <table:table-cell office:value-type="float" office:value="309937.432400329">
                <text:p>309937.4324003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3.649567861001">
                <text:p>103.649567861001</text:p>
              </table:table-cell>
              <table:table-cell office:value-type="float" office:value="161152">
                <text:p>161152</text:p>
              </table:table-cell>
              <table:table-cell office:value-type="float" office:value="89926">
                <text:p>89926</text:p>
              </table:table-cell>
              <table:table-cell office:value-type="float" office:value="0.00000000000568393984210842">
                <text:p>0.00000000000568393984210842</text:p>
              </table:table-cell>
              <table:table-cell office:value-type="float" office:value="304740.470400429">
                <text:p>304740.4704004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3.827177552001">
                <text:p>103.827177552001</text:p>
              </table:table-cell>
              <table:table-cell office:value-type="float" office:value="160547">
                <text:p>160547</text:p>
              </table:table-cell>
              <table:table-cell office:value-type="float" office:value="60266">
                <text:p>60266</text:p>
              </table:table-cell>
              <table:table-cell office:value-type="float" office:value="0.00000000000454715187368674">
                <text:p>0.00000000000454715187368674</text:p>
              </table:table-cell>
              <table:table-cell office:value-type="float" office:value="310076.558400033">
                <text:p>310076.5584000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3.990879237001">
                <text:p>103.990879237001</text:p>
              </table:table-cell>
              <table:table-cell office:value-type="float" office:value="159914">
                <text:p>159914</text:p>
              </table:table-cell>
              <table:table-cell office:value-type="float" office:value="104852">
                <text:p>104852</text:p>
              </table:table-cell>
              <table:table-cell office:value-type="float" office:value="0.00000000000363772149894939">
                <text:p>0.00000000000363772149894939</text:p>
              </table:table-cell>
              <table:table-cell office:value-type="float" office:value="271258.790799766">
                <text:p>271258.79079976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4.156459764001">
                <text:p>104.156459764001</text:p>
              </table:table-cell>
              <table:table-cell office:value-type="float" office:value="159211">
                <text:p>159211</text:p>
              </table:table-cell>
              <table:table-cell office:value-type="float" office:value="87508">
                <text:p>87508</text:p>
              </table:table-cell>
              <table:table-cell office:value-type="float" office:value="0.00000000000291017719915951">
                <text:p>0.00000000000291017719915951</text:p>
              </table:table-cell>
              <table:table-cell office:value-type="float" office:value="265563.302800001">
                <text:p>265563.3028000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4.323358247">
                <text:p>104.323358247</text:p>
              </table:table-cell>
              <table:table-cell office:value-type="float" office:value="158447">
                <text:p>158447</text:p>
              </table:table-cell>
              <table:table-cell office:value-type="float" office:value="76190">
                <text:p>76190</text:p>
              </table:table-cell>
              <table:table-cell office:value-type="float" office:value="0.00000000000232814175932761">
                <text:p>0.00000000000232814175932761</text:p>
              </table:table-cell>
              <table:table-cell office:value-type="float" office:value="268420.753199462">
                <text:p>268420.7531994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4.491062649">
                <text:p>104.491062649</text:p>
              </table:table-cell>
              <table:table-cell office:value-type="float" office:value="157634">
                <text:p>157634</text:p>
              </table:table-cell>
              <table:table-cell office:value-type="float" office:value="81826">
                <text:p>81826</text:p>
              </table:table-cell>
              <table:table-cell office:value-type="float" office:value="0.00000000000186251340746209">
                <text:p>0.00000000000186251340746209</text:p>
              </table:table-cell>
              <table:table-cell office:value-type="float" office:value="234189.788399817">
                <text:p>234189.7883998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4.662260663001">
                <text:p>104.662260663001</text:p>
              </table:table-cell>
              <table:table-cell office:value-type="float" office:value="156768">
                <text:p>156768</text:p>
              </table:table-cell>
              <table:table-cell office:value-type="float" office:value="86444">
                <text:p>86444</text:p>
              </table:table-cell>
              <table:table-cell office:value-type="float" office:value="0.00000000000149001072596967">
                <text:p>0.00000000000149001072596967</text:p>
              </table:table-cell>
              <table:table-cell office:value-type="float" office:value="266087.080800207">
                <text:p>266087.0808002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4.838681939">
                <text:p>104.838681939</text:p>
              </table:table-cell>
              <table:table-cell office:value-type="float" office:value="155850">
                <text:p>155850</text:p>
              </table:table-cell>
              <table:table-cell office:value-type="float" office:value="49318">
                <text:p>49318</text:p>
              </table:table-cell>
              <table:table-cell office:value-type="float" office:value="0.00000000000119200858077574">
                <text:p>0.00000000000119200858077574</text:p>
              </table:table-cell>
              <table:table-cell office:value-type="float" office:value="303899.676400033">
                <text:p>303899.6764000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4.998039862001">
                <text:p>104.998039862001</text:p>
              </table:table-cell>
              <table:table-cell office:value-type="float" office:value="155010">
                <text:p>155010</text:p>
              </table:table-cell>
              <table:table-cell office:value-type="float" office:value="99306">
                <text:p>99306</text:p>
              </table:table-cell>
              <table:table-cell office:value-type="float" office:value="0.000000000000953606864620589">
                <text:p>0.000000000000953606864620589</text:p>
              </table:table-cell>
              <table:table-cell office:value-type="float" office:value="269008.928000403">
                <text:p>269008.9280004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5.176342831001">
                <text:p>105.176342831001</text:p>
              </table:table-cell>
              <table:table-cell office:value-type="float" office:value="154070">
                <text:p>154070</text:p>
              </table:table-cell>
              <table:table-cell office:value-type="float" office:value="94230">
                <text:p>94230</text:p>
              </table:table-cell>
              <table:table-cell office:value-type="float" office:value="0.000000000000762885491696471">
                <text:p>0.000000000000762885491696471</text:p>
              </table:table-cell>
              <table:table-cell office:value-type="float" office:value="271871.929999907">
                <text:p>271871.9299999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5.350390629001">
                <text:p>105.350390629001</text:p>
              </table:table-cell>
              <table:table-cell office:value-type="float" office:value="153166">
                <text:p>153166</text:p>
              </table:table-cell>
              <table:table-cell office:value-type="float" office:value="85082">
                <text:p>85082</text:p>
              </table:table-cell>
              <table:table-cell office:value-type="float" office:value="0.000000000000610308393357177">
                <text:p>0.000000000000610308393357177</text:p>
              </table:table-cell>
              <table:table-cell office:value-type="float" office:value="272732.100400026">
                <text:p>272732.1004000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5.513460186001">
                <text:p>105.513460186001</text:p>
              </table:table-cell>
              <table:table-cell office:value-type="float" office:value="152342">
                <text:p>152342</text:p>
              </table:table-cell>
              <table:table-cell office:value-type="float" office:value="83290">
                <text:p>83290</text:p>
              </table:table-cell>
              <table:table-cell office:value-type="float" office:value="0.000000000000488246714685742">
                <text:p>0.000000000000488246714685742</text:p>
              </table:table-cell>
              <table:table-cell office:value-type="float" office:value="237185.455999861">
                <text:p>237185.4559998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5.67790748">
                <text:p>105.67790748</text:p>
              </table:table-cell>
              <table:table-cell office:value-type="float" office:value="151546">
                <text:p>151546</text:p>
              </table:table-cell>
              <table:table-cell office:value-type="float" office:value="76218">
                <text:p>76218</text:p>
              </table:table-cell>
              <table:table-cell office:value-type="float" office:value="0.000000000000390597371748593">
                <text:p>0.000000000000390597371748593</text:p>
              </table:table-cell>
              <table:table-cell office:value-type="float" office:value="269218.378399819">
                <text:p>269218.3783998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5.84963717">
                <text:p>105.84963717</text:p>
              </table:table-cell>
              <table:table-cell office:value-type="float" office:value="150761">
                <text:p>150761</text:p>
              </table:table-cell>
              <table:table-cell office:value-type="float" office:value="65430">
                <text:p>65430</text:p>
              </table:table-cell>
              <table:table-cell office:value-type="float" office:value="0.000000000000312477897398875">
                <text:p>0.000000000000312477897398875</text:p>
              </table:table-cell>
              <table:table-cell office:value-type="float" office:value="268425.168799877">
                <text:p>268425.1687998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040825233">
                <text:p>106.040825233</text:p>
              </table:table-cell>
              <table:table-cell office:value-type="float" office:value="149957">
                <text:p>149957</text:p>
              </table:table-cell>
              <table:table-cell office:value-type="float" office:value="106712">
                <text:p>106712</text:p>
              </table:table-cell>
              <table:table-cell office:value-type="float" office:value="0.0000000000002499823179191">
                <text:p>0.0000000000002499823179191</text:p>
              </table:table-cell>
              <table:table-cell office:value-type="float" office:value="242809.546799981">
                <text:p>242809.5467999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6.203225052001">
                <text:p>106.203225052001</text:p>
              </table:table-cell>
              <table:table-cell office:value-type="float" office:value="149342">
                <text:p>149342</text:p>
              </table:table-cell>
              <table:table-cell office:value-type="float" office:value="68324">
                <text:p>68324</text:p>
              </table:table-cell>
              <table:table-cell office:value-type="float" office:value="0.00000000000019998585433528">
                <text:p>0.00000000000019998585433528</text:p>
              </table:table-cell>
              <table:table-cell office:value-type="float" office:value="273643.54359961">
                <text:p>273643.543599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6.368197632">
                <text:p>106.368197632</text:p>
              </table:table-cell>
              <table:table-cell office:value-type="float" office:value="148791">
                <text:p>148791</text:p>
              </table:table-cell>
              <table:table-cell office:value-type="float" office:value="100186">
                <text:p>100186</text:p>
              </table:table-cell>
              <table:table-cell office:value-type="float" office:value="0.000000000000159988683468224">
                <text:p>0.000000000000159988683468224</text:p>
              </table:table-cell>
              <table:table-cell office:value-type="float" office:value="272668.431599595">
                <text:p>272668.4315995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6.537437182">
                <text:p>106.537437182</text:p>
              </table:table-cell>
              <table:table-cell office:value-type="float" office:value="148311">
                <text:p>148311</text:p>
              </table:table-cell>
              <table:table-cell office:value-type="float" office:value="77634">
                <text:p>77634</text:p>
              </table:table-cell>
              <table:table-cell office:value-type="float" office:value="0.000000000000127990946774579">
                <text:p>0.000000000000127990946774579</text:p>
              </table:table-cell>
              <table:table-cell office:value-type="float" office:value="241910.948399891">
                <text:p>241910.9483998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6.704340115">
                <text:p>106.704340115</text:p>
              </table:table-cell>
              <table:table-cell office:value-type="float" office:value="147928">
                <text:p>147928</text:p>
              </table:table-cell>
              <table:table-cell office:value-type="float" office:value="63576">
                <text:p>63576</text:p>
              </table:table-cell>
              <table:table-cell office:value-type="float" office:value="0.000000000000102392757419663">
                <text:p>0.000000000000102392757419663</text:p>
              </table:table-cell>
              <table:table-cell office:value-type="float" office:value="231994.006000605">
                <text:p>231994.0060006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6.871890476001">
                <text:p>106.871890476001</text:p>
              </table:table-cell>
              <table:table-cell office:value-type="float" office:value="147640">
                <text:p>147640</text:p>
              </table:table-cell>
              <table:table-cell office:value-type="float" office:value="54710">
                <text:p>54710</text:p>
              </table:table-cell>
              <table:table-cell office:value-type="float" office:value="0.0000000000000819142059357306">
                <text:p>0.0000000000000819142059357306</text:p>
              </table:table-cell>
              <table:table-cell office:value-type="float" office:value="266630.687600264">
                <text:p>266630.6876002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7.029260215">
                <text:p>107.029260215</text:p>
              </table:table-cell>
              <table:table-cell office:value-type="float" office:value="147463">
                <text:p>147463</text:p>
              </table:table-cell>
              <table:table-cell office:value-type="float" office:value="88980">
                <text:p>88980</text:p>
              </table:table-cell>
              <table:table-cell office:value-type="float" office:value="0.0000000000000655313647485845">
                <text:p>0.0000000000000655313647485845</text:p>
              </table:table-cell>
              <table:table-cell office:value-type="float" office:value="264939.099599724">
                <text:p>264939.0995997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7.183569516999">
                <text:p>107.183569516999</text:p>
              </table:table-cell>
              <table:table-cell office:value-type="float" office:value="147380">
                <text:p>147380</text:p>
              </table:table-cell>
              <table:table-cell office:value-type="float" office:value="85338">
                <text:p>85338</text:p>
              </table:table-cell>
              <table:table-cell office:value-type="float" office:value="0.0000000000000524250917988676">
                <text:p>0.0000000000000524250917988676</text:p>
              </table:table-cell>
              <table:table-cell office:value-type="float" office:value="258457.06159962">
                <text:p>258457.061599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7.337972351001">
                <text:p>107.337972351001</text:p>
              </table:table-cell>
              <table:table-cell office:value-type="float" office:value="147389">
                <text:p>147389</text:p>
              </table:table-cell>
              <table:table-cell office:value-type="float" office:value="84452">
                <text:p>84452</text:p>
              </table:table-cell>
              <table:table-cell office:value-type="float" office:value="0.0000000000000419400734390941">
                <text:p>0.0000000000000419400734390941</text:p>
              </table:table-cell>
              <table:table-cell office:value-type="float" office:value="250355.96519956">
                <text:p>250355.965199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7.494473459001">
                <text:p>107.494473459001</text:p>
              </table:table-cell>
              <table:table-cell office:value-type="float" office:value="147494">
                <text:p>147494</text:p>
              </table:table-cell>
              <table:table-cell office:value-type="float" office:value="71928">
                <text:p>71928</text:p>
              </table:table-cell>
              <table:table-cell office:value-type="float" office:value="0.0000000000000335520587512753">
                <text:p>0.0000000000000335520587512753</text:p>
              </table:table-cell>
              <table:table-cell office:value-type="float" office:value="219091.856000159">
                <text:p>219091.8560001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7.655420801">
                <text:p>107.655420801</text:p>
              </table:table-cell>
              <table:table-cell office:value-type="float" office:value="147703">
                <text:p>147703</text:p>
              </table:table-cell>
              <table:table-cell office:value-type="float" office:value="85978">
                <text:p>85978</text:p>
              </table:table-cell>
              <table:table-cell office:value-type="float" office:value="0.0000000000000268416470010202">
                <text:p>0.0000000000000268416470010202</text:p>
              </table:table-cell>
              <table:table-cell office:value-type="float" office:value="247184.247199766">
                <text:p>247184.2471997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7.819975946">
                <text:p>107.819975946</text:p>
              </table:table-cell>
              <table:table-cell office:value-type="float" office:value="148021">
                <text:p>148021</text:p>
              </table:table-cell>
              <table:table-cell office:value-type="float" office:value="68242">
                <text:p>68242</text:p>
              </table:table-cell>
              <table:table-cell office:value-type="float" office:value="0.0000000000000214733176008162">
                <text:p>0.0000000000000214733176008162</text:p>
              </table:table-cell>
              <table:table-cell office:value-type="float" office:value="252226.035600324">
                <text:p>252226.0356003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7.985077157">
                <text:p>107.985077157</text:p>
              </table:table-cell>
              <table:table-cell office:value-type="float" office:value="148445">
                <text:p>148445</text:p>
              </table:table-cell>
              <table:table-cell office:value-type="float" office:value="49354">
                <text:p>49354</text:p>
              </table:table-cell>
              <table:table-cell office:value-type="float" office:value="0.0000000000000171786540806529">
                <text:p>0.0000000000000171786540806529</text:p>
              </table:table-cell>
              <table:table-cell office:value-type="float" office:value="286372.511600348">
                <text:p>286372.5116003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8.147437516">
                <text:p>108.147437516</text:p>
              </table:table-cell>
              <table:table-cell office:value-type="float" office:value="148963">
                <text:p>148963</text:p>
              </table:table-cell>
              <table:table-cell office:value-type="float" office:value="93814">
                <text:p>93814</text:p>
              </table:table-cell>
              <table:table-cell office:value-type="float" office:value="0.0000000000000137429232645224">
                <text:p>0.0000000000000137429232645224</text:p>
              </table:table-cell>
              <table:table-cell office:value-type="float" office:value="260099.893600272">
                <text:p>260099.8936002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8.307369945">
                <text:p>108.307369945</text:p>
              </table:table-cell>
              <table:table-cell office:value-type="float" office:value="149566">
                <text:p>149566</text:p>
              </table:table-cell>
              <table:table-cell office:value-type="float" office:value="83578">
                <text:p>83578</text:p>
              </table:table-cell>
              <table:table-cell office:value-type="float" office:value="0.0000000000000109943386116179">
                <text:p>0.0000000000000109943386116179</text:p>
              </table:table-cell>
              <table:table-cell office:value-type="float" office:value="259650.864399737">
                <text:p>259650.8643997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8.48788176">
                <text:p>108.48788176</text:p>
              </table:table-cell>
              <table:table-cell office:value-type="float" office:value="150353">
                <text:p>150353</text:p>
              </table:table-cell>
              <table:table-cell office:value-type="float" office:value="81296">
                <text:p>81296</text:p>
              </table:table-cell>
              <table:table-cell office:value-type="float" office:value="8.79547088929431E-015">
                <text:p>8.79547088929431E-015</text:p>
              </table:table-cell>
              <table:table-cell office:value-type="float" office:value="229877.336799836">
                <text:p>229877.3367998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8.643583229999">
                <text:p>108.643583229999</text:p>
              </table:table-cell>
              <table:table-cell office:value-type="float" office:value="151115">
                <text:p>151115</text:p>
              </table:table-cell>
              <table:table-cell office:value-type="float" office:value="55078">
                <text:p>55078</text:p>
              </table:table-cell>
              <table:table-cell office:value-type="float" office:value="7.03637671143544E-015">
                <text:p>7.03637671143544E-015</text:p>
              </table:table-cell>
              <table:table-cell office:value-type="float" office:value="261214.178800583">
                <text:p>261214.1788005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8.802231543999">
                <text:p>108.802231543999</text:p>
              </table:table-cell>
              <table:table-cell office:value-type="float" office:value="151966">
                <text:p>151966</text:p>
              </table:table-cell>
              <table:table-cell office:value-type="float" office:value="85174">
                <text:p>85174</text:p>
              </table:table-cell>
              <table:table-cell office:value-type="float" office:value="5.62910136914836E-015">
                <text:p>5.62910136914836E-015</text:p>
              </table:table-cell>
              <table:table-cell office:value-type="float" office:value="260773.75360037">
                <text:p>260773.753600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8.96271197">
                <text:p>108.96271197</text:p>
              </table:table-cell>
              <table:table-cell office:value-type="float" office:value="152896">
                <text:p>152896</text:p>
              </table:table-cell>
              <table:table-cell office:value-type="float" office:value="52378">
                <text:p>52378</text:p>
              </table:table-cell>
              <table:table-cell office:value-type="float" office:value="4.50328109531869E-015">
                <text:p>4.50328109531869E-015</text:p>
              </table:table-cell>
              <table:table-cell office:value-type="float" office:value="291401.955599576">
                <text:p>291401.9555995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9.118926995001">
                <text:p>109.118926995001</text:p>
              </table:table-cell>
              <table:table-cell office:value-type="float" office:value="153861">
                <text:p>153861</text:p>
              </table:table-cell>
              <table:table-cell office:value-type="float" office:value="106502">
                <text:p>106502</text:p>
              </table:table-cell>
              <table:table-cell office:value-type="float" office:value="3.60262487625495E-015">
                <text:p>3.60262487625495E-015</text:p>
              </table:table-cell>
              <table:table-cell office:value-type="float" office:value="252740.861600614">
                <text:p>252740.8616006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9.280649595999">
                <text:p>109.280649595999</text:p>
              </table:table-cell>
              <table:table-cell office:value-type="float" office:value="154913">
                <text:p>154913</text:p>
              </table:table-cell>
              <table:table-cell office:value-type="float" office:value="74976">
                <text:p>74976</text:p>
              </table:table-cell>
              <table:table-cell office:value-type="float" office:value="2.88209990100396E-015">
                <text:p>2.88209990100396E-015</text:p>
              </table:table-cell>
              <table:table-cell office:value-type="float" office:value="252552.643200033">
                <text:p>252552.6432000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9.447142774001">
                <text:p>109.447142774001</text:p>
              </table:table-cell>
              <table:table-cell office:value-type="float" office:value="156042">
                <text:p>156042</text:p>
              </table:table-cell>
              <table:table-cell office:value-type="float" office:value="79676">
                <text:p>79676</text:p>
              </table:table-cell>
              <table:table-cell office:value-type="float" office:value="2.30567992080317E-015">
                <text:p>2.30567992080317E-015</text:p>
              </table:table-cell>
              <table:table-cell office:value-type="float" office:value="256061.293199309">
                <text:p>256061.293199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